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2" svg:font-family="Calibri2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1.966cm"/>
    </style:style>
    <style:style style:name="co3" style:family="table-column">
      <style:table-column-properties fo:break-before="auto" style:column-width="2.138cm"/>
    </style:style>
    <style:style style:name="co4" style:family="table-column">
      <style:table-column-properties fo:break-before="auto" style:column-width="4.50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3.649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3.565cm"/>
    </style:style>
    <style:style style:name="co10" style:family="table-column">
      <style:table-column-properties fo:break-before="auto" style:column-width="4.128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3.988cm"/>
    </style:style>
    <style:style style:name="co14" style:family="table-column">
      <style:table-column-properties fo:break-before="auto" style:column-width="3.919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4.161cm"/>
    </style:style>
    <style:style style:name="co17" style:family="table-column">
      <style:table-column-properties fo:break-before="auto" style:column-width="2.635cm"/>
    </style:style>
    <style:style style:name="co18" style:family="table-column">
      <style:table-column-properties fo:break-before="auto" style:column-width="2.775cm"/>
    </style:style>
    <style:style style:name="co19" style:family="table-column">
      <style:table-column-properties fo:break-before="auto" style:column-width="2.311cm"/>
    </style:style>
    <style:style style:name="co20" style:family="table-column">
      <style:table-column-properties fo:break-before="auto" style:column-width="1.94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2.499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757cm" fo:break-before="auto" style:use-optimal-row-height="false"/>
    </style:style>
    <style:style style:name="ro6" style:family="table-row">
      <style:table-row-properties style:row-height="0.72cm" fo:break-before="auto" style:use-optimal-row-height="false"/>
    </style:style>
    <style:style style:name="ta1" style:family="table" style:master-page-name="PageStyle_5f_2025">
      <style:table-properties table:display="true" style:writing-mode="lr-tb"/>
    </style:style>
    <number:number-style style:name="N8003" number:language="en" number:country="PH">
      <number:number number:decimal-places="0" number:min-integer-digits="1" number:grouping="true"/>
    </number:number-style>
    <number:text-style style:name="N8100" number:language="en" number:country="PH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pto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Excel_20_Built-in_20_Normal_20_3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1" fo:font-size="12pt" style:font-name-asian="Calibri1" style:font-size-asian="12pt" style:font-name-complex="Calibri1" style:font-size-complex="12pt"/>
    </style:style>
    <style:style style:name="ce12" style:family="table-cell" style:parent-style-name="Excel_20_Built-in_20_Normal_20_3" style:data-style-name="N800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Calibri1" fo:font-size="12pt" style:font-name-asian="Calibri1" style:font-size-asian="12pt" style:font-name-complex="Calibri1" style:font-size-complex="12pt"/>
    </style:style>
    <style:style style:name="ce13" style:family="table-cell" style:parent-style-name="Excel_20_Built-in_20_Normal_20_3" style:data-style-name="N81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_20_3" style:data-style-name="N8100">
      <style:table-cell-properties style:text-align-source="fix" style:repeat-content="false" fo:border="0.002cm solid #000000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_20_3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end" fo:margin-left="0cm"/>
      <style:text-properties style:font-name="Aptos" fo:font-size="12pt" style:font-name-asian="Calibri1" style:font-size-asian="12pt" style:font-name-complex="Calibri1" style:font-size-complex="12pt"/>
    </style:style>
    <style:style style:name="ce16" style:family="table-cell" style:parent-style-name="Excel_20_Built-in_20_Normal"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 style:data-style-name="N8003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_20_3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Excel_20_Built-in_20_Normal">
      <style:text-properties fo:color="#000000" style:text-outline="false" style:text-line-through-style="none" style:font-name="Apto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0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_20_3" style:data-style-name="N8000">
      <style:table-cell-properties fo:background-color="transparent" fo:border="0.002cm solid #000000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3" style:family="table-cell" style:parent-style-name="Excel_20_Built-in_20_Normal_20_3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_20_3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Normal_20_3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start" fo:margin-left="0cm"/>
      <style:text-properties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26" style:family="table-cell" style:parent-style-name="Excel_20_Built-in_20_Normal_20_3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start" fo:margin-left="0cm"/>
      <style:text-properties style:font-name="Calibri1" fo:font-size="12pt" style:font-name-asian="Calibri1" style:font-size-asian="12pt" style:font-name-complex="Calibri1" style:font-size-complex="12pt"/>
    </style:style>
    <style:style style:name="ce27" style:family="table-cell" style:parent-style-name="Excel_20_Built-in_20_Normal_20_3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start" fo:margin-left="0cm"/>
      <style:text-properties style:font-name="Aptos" fo:font-size="12pt" style:font-name-asian="Calibri1" style:font-size-asian="12pt" style:font-name-complex="Calibri1" style:font-size-complex="12pt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99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fo:background-color="#99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Excel_20_Built-in_20_Normal_20_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Comma">
      <style:table-cell-properties fo:background-color="#99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Comma">
      <style:table-cell-properties fo:background-color="#99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Excel_20_Built-in_20_Normal">
      <style:table-cell-properties fo:border-bottom="0.035cm solid #000000" fo:background-color="#99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44" style:family="table-cell" style:parent-style-name="Excel_20_Built-in_20_Comma">
      <style:table-cell-properties fo:background-color="#99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" style:family="table-cell" style:parent-style-name="Excel_20_Built-in_20_Comma">
      <style:table-cell-properties fo:border-bottom="0.035cm solid #000000" fo:background-color="#99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Comma">
      <style:table-cell-properties fo:border-bottom="0.035cm solid #000000" fo:background-color="#99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9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99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Excel_20_Built-in_20_Normal" style:data-style-name="N8003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_20_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pto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25" table:style-name="ta1" table:print-ranges="'2025'.A1:'2025'.G227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28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7" table:number-columns-repeated="2" table:default-cell-style-name="ce36"/>
        <table:table-column table:style-name="co10" table:default-cell-style-name="ce36"/>
        <table:table-column table:style-name="co7" table:number-columns-repeated="2" table:default-cell-style-name="ce36"/>
        <table:table-column table:style-name="co11" table:default-cell-style-name="ce36"/>
        <table:table-column table:style-name="co7" table:number-columns-repeated="2" table:default-cell-style-name="ce36"/>
        <table:table-column table:style-name="co12" table:default-cell-style-name="ce36"/>
        <table:table-column table:style-name="co7" table:number-columns-repeated="2" table:default-cell-style-name="ce36"/>
        <table:table-column table:style-name="co13" table:default-cell-style-name="ce36"/>
        <table:table-column table:style-name="co7" table:number-columns-repeated="2" table:default-cell-style-name="ce36"/>
        <table:table-column table:style-name="co14" table:default-cell-style-name="ce36"/>
        <table:table-column table:style-name="co7" table:number-columns-repeated="2" table:default-cell-style-name="ce36"/>
        <table:table-column table:style-name="co15" table:default-cell-style-name="ce36"/>
        <table:table-column table:style-name="co7" table:default-cell-style-name="ce36"/>
        <table:table-column table:style-name="co16" table:default-cell-style-name="ce36"/>
        <table:table-column table:style-name="co9" table:default-cell-style-name="ce36"/>
        <table:table-column table:style-name="co7" table:number-columns-repeated="2" table:default-cell-style-name="ce36"/>
        <table:table-column table:style-name="co17" table:default-cell-style-name="ce36"/>
        <table:table-column table:style-name="co7" table:number-columns-repeated="2" table:default-cell-style-name="ce36"/>
        <table:table-column table:style-name="co18" table:default-cell-style-name="ce36"/>
        <table:table-column table:style-name="co7" table:number-columns-repeated="2" table:default-cell-style-name="ce36"/>
        <table:table-column table:style-name="co18" table:default-cell-style-name="ce36"/>
        <table:table-column table:style-name="co7" table:default-cell-style-name="ce36"/>
        <table:table-column table:style-name="co19" table:number-columns-repeated="954" table:default-cell-style-name="ce16"/>
        <table:table-column table:style-name="co20" table:number-columns-repeated="30" table:default-cell-style-name="ce16"/>
        <table:table-row table:style-name="ro1">
          <table:table-cell table:style-name="ce1" office:value-type="string">
            <text:p>MONTHLY INVENTORY OF SUPPLIES AND MATERIALS FOR C.Y. 202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PARTMENT/BRANCH NAME: DAVAO BRANCH</text:p>
          </table:table-cell>
          <table:table-cell table:style-name="ce1"/>
          <table:table-cell table:style-name="ce29"/>
          <table:table-cell table:number-columns-repeated="1021"/>
        </table:table-row>
        <table:table-row table:style-name="ro1">
          <table:table-cell table:style-name="ce2" office:value-type="string">
            <text:p><text:s/>Indicate the following:</text:p>
          </table:table-cell>
          <table:table-cell table:style-name="ce1"/>
          <table:table-cell table:style-name="ce29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Stock on Hand (Beginning Stock) - previous year's ending stock balance 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1"/>
          <table:table-cell table:style-name="ce2" office:value-type="string">
            <text:p>Requisition - the quantity of supplies issued by OSD and purchased thru Certificate of Budget Availability <text:s/>(Local BAC and/or PPMD)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1"/>
          <table:table-cell table:style-name="ce2" office:value-type="string">
            <text:p>Consumption - the quantity of supplies issued to employees or used up by the department/branch/unit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29"/>
          <table:table-cell table:number-columns-repeated="1021"/>
        </table:table-row>
        <table:table-row table:style-name="ro2">
          <table:table-cell table:style-name="ce3" office:value-type="string" table:number-columns-spanned="1" table:number-rows-spanned="2">
            <text:p>Mat Code</text:p>
          </table:table-cell>
          <table:table-cell table:style-name="ce3" office:value-type="string" table:number-columns-spanned="1" table:number-rows-spanned="2">
            <text:p>Material description</text:p>
          </table:table-cell>
          <table:table-cell table:style-name="ce3" office:value-type="string" table:number-columns-spanned="1" table:number-rows-spanned="2">
            <text:p>B. UOM</text:p>
          </table:table-cell>
          <table:table-cell table:style-name="ce37" office:value-type="string" office:string-value="DECEMBER 2024">
            <text:p>DECEMBER 2024 </text:p>
          </table:table-cell>
          <table:table-cell table:style-name="ce44" office:value-type="string" office:string-value="JANUARY 2025" table:number-columns-spanned="3" table:number-rows-spanned="1">
            <text:p>JANUARY 2025 </text:p>
          </table:table-cell>
          <table:covered-table-cell table:style-name="ce46"/>
          <table:covered-table-cell table:style-name="ce47"/>
          <table:table-cell table:style-name="ce44" office:value-type="string" office:string-value="FEBRUARY 2025" table:number-columns-spanned="3" table:number-rows-spanned="1">
            <text:p>FEBRUARY 2025 </text:p>
          </table:table-cell>
          <table:covered-table-cell table:style-name="ce46"/>
          <table:covered-table-cell table:style-name="ce47"/>
          <table:table-cell table:style-name="ce44" office:value-type="string" office:string-value="MARCH 2025" table:number-columns-spanned="3" table:number-rows-spanned="1">
            <text:p>MARCH 2025 </text:p>
          </table:table-cell>
          <table:covered-table-cell table:style-name="ce46"/>
          <table:covered-table-cell table:style-name="ce47"/>
          <table:table-cell table:style-name="ce44" office:value-type="string" office:string-value="APRIL 2025" table:number-columns-spanned="3" table:number-rows-spanned="1">
            <text:p>APRIL 2025 </text:p>
          </table:table-cell>
          <table:covered-table-cell table:style-name="ce46"/>
          <table:covered-table-cell table:style-name="ce47"/>
          <table:table-cell table:style-name="ce44" office:value-type="string" office:string-value="MAY 2025" table:number-columns-spanned="3" table:number-rows-spanned="1">
            <text:p>MAY 2025 </text:p>
          </table:table-cell>
          <table:covered-table-cell table:style-name="ce46"/>
          <table:covered-table-cell table:style-name="ce47"/>
          <table:table-cell table:style-name="ce44" office:value-type="string" office:string-value="JUNE 2025" table:number-columns-spanned="3" table:number-rows-spanned="1">
            <text:p>JUNE 2025 </text:p>
          </table:table-cell>
          <table:covered-table-cell table:style-name="ce46"/>
          <table:covered-table-cell table:style-name="ce47"/>
          <table:table-cell table:style-name="ce44" office:value-type="string" office:string-value="JULY 2025" table:number-columns-spanned="3" table:number-rows-spanned="1">
            <text:p>JULY 2025 </text:p>
          </table:table-cell>
          <table:covered-table-cell table:style-name="ce46"/>
          <table:covered-table-cell table:style-name="ce47"/>
          <table:table-cell table:style-name="ce44" office:value-type="string" office:string-value="AUGUST 2025" table:number-columns-spanned="3" table:number-rows-spanned="1">
            <text:p>AUGUST 2025 </text:p>
          </table:table-cell>
          <table:covered-table-cell table:style-name="ce46"/>
          <table:covered-table-cell table:style-name="ce47"/>
          <table:table-cell table:style-name="ce44" office:value-type="string" office:string-value="SEPTEMBER 2025" table:number-columns-spanned="3" table:number-rows-spanned="1">
            <text:p>SEPTEMBER 2025 </text:p>
          </table:table-cell>
          <table:covered-table-cell table:style-name="ce46"/>
          <table:covered-table-cell table:style-name="ce47"/>
          <table:table-cell table:style-name="ce44" office:value-type="string" office:string-value="OCTOBER 2025" table:number-columns-spanned="3" table:number-rows-spanned="1">
            <text:p>OCTOBER 2025 </text:p>
          </table:table-cell>
          <table:covered-table-cell table:style-name="ce46"/>
          <table:covered-table-cell table:style-name="ce47"/>
          <table:table-cell table:style-name="ce44" office:value-type="string" office:string-value="NOVEMBER 2025" table:number-columns-spanned="3" table:number-rows-spanned="1">
            <text:p>NOVEMBER 2025 </text:p>
          </table:table-cell>
          <table:covered-table-cell table:style-name="ce46"/>
          <table:covered-table-cell table:style-name="ce47"/>
          <table:table-cell table:style-name="ce44" office:value-type="string" office:string-value="DECEMBER 2025" table:number-columns-spanned="3" table:number-rows-spanned="1">
            <text:p>DECEMBER 2025 </text:p>
          </table:table-cell>
          <table:covered-table-cell table:style-name="ce46"/>
          <table:covered-table-cell table:style-name="ce47"/>
          <table:table-cell table:style-name="ce29" table:number-columns-repeated="984"/>
        </table:table-row>
        <table:table-row table:style-name="ro3">
          <table:covered-table-cell table:number-columns-repeated="3" table:style-name="ce4"/>
          <table:table-cell table:style-name="ce37" office:value-type="string">
            <text:p>STOCK </text:p>
            <text:p>ON HAND (Beginning Stock)</text:p>
          </table:table-cell>
          <table:table-cell table:style-name="ce37" office:value-type="string">
            <text:p>REQUISITION</text:p>
            <text:p><text:span text:style-name="T1">(Issued by OSD &amp; </text:span><text:span text:style-name="T1">Purchased thru </text:span><text:span text:style-name="T1">CBA)</text:span>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number-columns-repeated="984"/>
        </table:table-row>
        <table:table-row table:style-name="ro4"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8" office:value-type="string" office:string-value="d">
            <text:p>d </text:p>
          </table:table-cell>
          <table:table-cell table:style-name="ce38" office:value-type="string" office:string-value="e">
            <text:p>e </text:p>
          </table:table-cell>
          <table:table-cell table:style-name="ce38" office:value-type="string" office:string-value="f">
            <text:p>f </text:p>
          </table:table-cell>
          <table:table-cell table:style-name="ce38" office:value-type="string" office:string-value="g=(d+e)-f">
            <text:p>g=(d+e)-f </text:p>
          </table:table-cell>
          <table:table-cell table:style-name="ce38" office:value-type="string" office:string-value="h">
            <text:p>h </text:p>
          </table:table-cell>
          <table:table-cell table:style-name="ce38" office:value-type="string" office:string-value="i">
            <text:p>i </text:p>
          </table:table-cell>
          <table:table-cell table:style-name="ce38" office:value-type="string" office:string-value="j=(g+h)-i">
            <text:p>j=(g+h)-i </text:p>
          </table:table-cell>
          <table:table-cell table:style-name="ce38" office:value-type="string" office:string-value="k">
            <text:p>k </text:p>
          </table:table-cell>
          <table:table-cell table:style-name="ce38" office:value-type="string" office:string-value="l">
            <text:p>l </text:p>
          </table:table-cell>
          <table:table-cell table:style-name="ce38" office:value-type="string" office:string-value="m=(j+k)-l">
            <text:p>m=(j+k)-l </text:p>
          </table:table-cell>
          <table:table-cell table:style-name="ce38" office:value-type="string" office:string-value="n">
            <text:p>n </text:p>
          </table:table-cell>
          <table:table-cell table:style-name="ce38" office:value-type="string" office:string-value="o">
            <text:p>o </text:p>
          </table:table-cell>
          <table:table-cell table:style-name="ce38" office:value-type="string" office:string-value="p=(m+n)-o">
            <text:p>p=(m+n)-o </text:p>
          </table:table-cell>
          <table:table-cell table:style-name="ce38" office:value-type="string" office:string-value="q">
            <text:p>q </text:p>
          </table:table-cell>
          <table:table-cell table:style-name="ce38" office:value-type="string" office:string-value="r">
            <text:p>r </text:p>
          </table:table-cell>
          <table:table-cell table:style-name="ce38" office:value-type="string" office:string-value="s=(p+q)-r">
            <text:p>s=(p+q)-r </text:p>
          </table:table-cell>
          <table:table-cell table:style-name="ce38" office:value-type="string" office:string-value="t">
            <text:p>t </text:p>
          </table:table-cell>
          <table:table-cell table:style-name="ce38" office:value-type="string" office:string-value="u">
            <text:p>u </text:p>
          </table:table-cell>
          <table:table-cell table:style-name="ce38" office:value-type="string" office:string-value="v=(s+t)-u">
            <text:p>v=(s+t)-u </text:p>
          </table:table-cell>
          <table:table-cell table:style-name="ce38" office:value-type="string" office:string-value="w">
            <text:p>w </text:p>
          </table:table-cell>
          <table:table-cell table:style-name="ce38" office:value-type="string" office:string-value="x">
            <text:p>x </text:p>
          </table:table-cell>
          <table:table-cell table:style-name="ce38" office:value-type="string" office:string-value="y=(v+w)-x">
            <text:p>y=(v+w)-x </text:p>
          </table:table-cell>
          <table:table-cell table:style-name="ce38" office:value-type="string" office:string-value="z">
            <text:p>z </text:p>
          </table:table-cell>
          <table:table-cell table:style-name="ce38" office:value-type="string" office:string-value="aa">
            <text:p>aa </text:p>
          </table:table-cell>
          <table:table-cell table:style-name="ce38" office:value-type="string" office:string-value="ab=(y+z)-aa">
            <text:p>ab=(y+z)-aa </text:p>
          </table:table-cell>
          <table:table-cell table:style-name="ce38" office:value-type="string" office:string-value="ac">
            <text:p>ac </text:p>
          </table:table-cell>
          <table:table-cell table:style-name="ce38" office:value-type="string" office:string-value="ad">
            <text:p>ad </text:p>
          </table:table-cell>
          <table:table-cell table:style-name="ce38" office:value-type="string" office:string-value="ae=(ab+ac)-ad">
            <text:p>ae=(ab+ac)-ad </text:p>
          </table:table-cell>
          <table:table-cell table:style-name="ce38" office:value-type="string" office:string-value="af">
            <text:p>af </text:p>
          </table:table-cell>
          <table:table-cell table:style-name="ce38" office:value-type="string" office:string-value="ag">
            <text:p>ag </text:p>
          </table:table-cell>
          <table:table-cell table:style-name="ce38" office:value-type="string" office:string-value="ah=(ae+af)-ag">
            <text:p>ah=(ae+af)-ag </text:p>
          </table:table-cell>
          <table:table-cell table:style-name="ce38" office:value-type="string" office:string-value="ai">
            <text:p>ai </text:p>
          </table:table-cell>
          <table:table-cell table:style-name="ce38" office:value-type="string" office:string-value="aj">
            <text:p>aj </text:p>
          </table:table-cell>
          <table:table-cell table:style-name="ce38" office:value-type="string" office:string-value="ak=(ah+ai)-aj">
            <text:p>ak=(ah+ai)-aj </text:p>
          </table:table-cell>
          <table:table-cell table:style-name="ce38" office:value-type="string" office:string-value="al">
            <text:p>al </text:p>
          </table:table-cell>
          <table:table-cell table:style-name="ce38" office:value-type="string" office:string-value="am">
            <text:p>am </text:p>
          </table:table-cell>
          <table:table-cell table:style-name="ce38" office:value-type="string" office:string-value="an=(ak+al)-am">
            <text:p>an=(ak+al)-am </text:p>
          </table:table-cell>
          <table:table-cell table:style-name="ce54" table:number-columns-repeated="984"/>
        </table:table-row>
        <table:table-row table:style-name="ro4">
          <table:table-cell table:style-name="ce6" office:value-type="string">
            <text:p>Paper &amp; Paper Products</text:p>
          </table:table-cell>
          <table:table-cell table:style-name="ce17"/>
          <table:table-cell table:style-name="ce31"/>
          <table:table-cell table:style-name="ce39" table:number-columns-repeated="37"/>
          <table:table-cell table:style-name="ce54" table:number-columns-repeated="984"/>
        </table:table-row>
        <table:table-row table:style-name="ro1">
          <table:table-cell table:style-name="ce7" office:value-type="float" office:value="2276">
            <text:p>2276</text:p>
          </table:table-cell>
          <table:table-cell table:style-name="ce18" office:value-type="string">
            <text:p>Bond copy paper, a4 size,70gsm 500shts/rm</text:p>
          </table:table-cell>
          <table:table-cell table:style-name="ce32" office:value-type="string">
            <text:p>Ream</text:p>
          </table:table-cell>
          <table:table-cell table:style-name="ce40" office:value-type="float" office:value="11">
            <text:p>11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1">
            <text:p>31</text:p>
          </table:table-cell>
          <table:table-cell table:style-name="ce48" table:formula="of:=[.D12]+[.E12]-[.F12]" office:value-type="float" office:value="0">
            <text:p>0</text:p>
          </table:table-cell>
          <table:table-cell table:style-name="ce40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table:formula="of:=[.G12]+[.H12]-[.I12]" office:value-type="float" office:value="0">
            <text:p>0</text:p>
          </table:table-cell>
          <table:table-cell table:style-name="ce52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3" table:formula="of:=[.J12]+[.K12]-[.L12]" office:value-type="float" office:value="0">
            <text:p>0</text:p>
          </table:table-cell>
          <table:table-cell table:style-name="ce52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48" table:formula="of:=[.M12]+[.N12]-[.O12]" office:value-type="float" office:value="0">
            <text:p>0</text:p>
          </table:table-cell>
          <table:table-cell table:style-name="ce52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8" table:formula="of:=[.P12]+[.Q12]-[.R12]" office:value-type="float" office:value="0">
            <text:p>0</text:p>
          </table:table-cell>
          <table:table-cell table:style-name="ce52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table:formula="of:=[.S12]+[.T12]-[.U12]" office:value-type="float" office:value="0">
            <text:p>0</text:p>
          </table:table-cell>
          <table:table-cell table:style-name="ce52" office:value-type="float" office:value="30">
            <text:p>30</text:p>
          </table:table-cell>
          <table:table-cell table:style-name="ce45" office:value-type="float" office:value="30">
            <text:p>30</text:p>
          </table:table-cell>
          <table:table-cell table:style-name="ce45" table:formula="of:=[.V12]+[.W12]-[.X12]" office:value-type="float" office:value="0">
            <text:p>0</text:p>
          </table:table-cell>
          <table:table-cell table:style-name="ce52" office:value-type="float" office:value="30">
            <text:p>30</text:p>
          </table:table-cell>
          <table:table-cell table:style-name="ce45" office:value-type="float" office:value="30">
            <text:p>30</text:p>
          </table:table-cell>
          <table:table-cell table:style-name="ce45" table:formula="of:=[.Y12]+[.Z12]-[.AA12]" office:value-type="float" office:value="0">
            <text:p>0</text:p>
          </table:table-cell>
          <table:table-cell table:number-columns-repeated="2" table:style-name="ce41" office:value-type="float" office:value="25">
            <text:p>25.00 </text:p>
          </table:table-cell>
          <table:table-cell table:style-name="ce49" table:formula="of:=([.AB12]+[.AC12])-[.AD12]" office:value-type="float" office:value="0">
            <text:p><text:s/>- </text:p>
          </table:table-cell>
          <table:table-cell table:style-name="ce41" office:value-type="float" office:value="69">
            <text:p>69.00 </text:p>
          </table:table-cell>
          <table:table-cell table:style-name="ce41" office:value-type="float" office:value="50">
            <text:p>50.00 </text:p>
          </table:table-cell>
          <table:table-cell table:style-name="ce49" table:formula="of:=([.AE12]+[.AF12])-[.AG12]" office:value-type="float" office:value="19">
            <text:p>19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35">
            <text:p>35.00 </text:p>
          </table:table-cell>
          <table:table-cell table:style-name="ce49" table:formula="of:=([.AH12]+[.AI12])-[.AJ12]" office:value-type="float" office:value="4">
            <text:p>4.00 </text:p>
          </table:table-cell>
          <table:table-cell table:style-name="ce41"/>
          <table:table-cell table:style-name="ce41" office:value-type="float" office:value="4">
            <text:p>4.00 </text:p>
          </table:table-cell>
          <table:table-cell table:style-name="ce49" table:formula="of:=([.AK12]+[.AL12])-[.AM12]" office:value-type="float" office:value="0">
            <text:p><text:s/>- </text:p>
          </table:table-cell>
          <table:table-cell table:number-columns-repeated="984"/>
        </table:table-row>
        <table:table-row table:style-name="ro5">
          <table:table-cell table:style-name="ce7" office:value-type="float" office:value="2067">
            <text:p>2067</text:p>
          </table:table-cell>
          <table:table-cell table:style-name="ce18" office:value-type="string">
            <text:p>Bond prem,ls, 216x330mm,70gsm 500shts/rm</text:p>
          </table:table-cell>
          <table:table-cell table:style-name="ce32" office:value-type="string">
            <text:p>Ream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48" table:formula="of:=[.D13]+[.E13]-[.F13]" office:value-type="float" office:value="0">
            <text:p>0</text:p>
          </table:table-cell>
          <table:table-cell table:style-name="ce5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33" table:formula="of:=[.G13]+[.H13]-[.I13]" office:value-type="float" office:value="0">
            <text:p>0</text:p>
          </table:table-cell>
          <table:table-cell table:style-name="ce4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8" table:formula="of:=[.J13]+[.K13]-[.L13]" office:value-type="float" office:value="0">
            <text:p>0</text:p>
          </table:table-cell>
          <table:table-cell table:style-name="ce4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8" table:formula="of:=[.M13]+[.N13]-[.O13]" office:value-type="float" office:value="0">
            <text:p>0</text:p>
          </table:table-cell>
          <table:table-cell table:style-name="ce5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8" table:formula="of:=[.P13]+[.Q13]-[.R13]" office:value-type="float" office:value="0">
            <text:p>0</text:p>
          </table:table-cell>
          <table:table-cell table:style-name="ce50" office:value-type="float" office:value="10">
            <text:p>10</text:p>
          </table:table-cell>
          <table:table-cell table:style-name="ce45" office:value-type="float" office:value="10">
            <text:p>10</text:p>
          </table:table-cell>
          <table:table-cell table:style-name="ce45" table:formula="of:=[.S13]+[.T13]-[.U13]" office:value-type="float" office:value="0">
            <text:p>0</text:p>
          </table:table-cell>
          <table:table-cell table:style-name="ce5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table:formula="of:=[.V13]+[.W13]-[.X13]" office:value-type="float" office:value="0">
            <text:p>0</text:p>
          </table:table-cell>
          <table:table-cell table:style-name="ce50" office:value-type="float" office:value="30">
            <text:p>30</text:p>
          </table:table-cell>
          <table:table-cell table:style-name="ce45" office:value-type="float" office:value="22">
            <text:p>22</text:p>
          </table:table-cell>
          <table:table-cell table:style-name="ce45" table:formula="of:=[.Y13]+[.Z13]-[.AA13]" office:value-type="float" office:value="8">
            <text:p>8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25">
            <text:p>25.00 </text:p>
          </table:table-cell>
          <table:table-cell table:style-name="ce49" table:formula="of:=([.AB13]+[.AC13])-[.AD13]" office:value-type="float" office:value="3">
            <text:p>3.00 </text:p>
          </table:table-cell>
          <table:table-cell table:style-name="ce41" office:value-type="float" office:value="68">
            <text:p>68.00 </text:p>
          </table:table-cell>
          <table:table-cell table:style-name="ce41" office:value-type="float" office:value="50">
            <text:p>50.00 </text:p>
          </table:table-cell>
          <table:table-cell table:style-name="ce49" table:formula="of:=([.AE13]+[.AF13])-[.AG13]" office:value-type="float" office:value="21">
            <text:p>21.00 </text:p>
          </table:table-cell>
          <table:table-cell table:style-name="ce41" office:value-type="float" office:value="15">
            <text:p>15.00 </text:p>
          </table:table-cell>
          <table:table-cell table:style-name="ce41" office:value-type="float" office:value="20">
            <text:p>20.00 </text:p>
          </table:table-cell>
          <table:table-cell table:style-name="ce49" table:formula="of:=([.AH13]+[.AI13])-[.AJ13]" office:value-type="float" office:value="16">
            <text:p>16.00 </text:p>
          </table:table-cell>
          <table:table-cell table:style-name="ce41"/>
          <table:table-cell table:style-name="ce41" office:value-type="float" office:value="16">
            <text:p>16.00 </text:p>
          </table:table-cell>
          <table:table-cell table:style-name="ce49" table:formula="of:=([.AK13]+[.AL13])-[.AM13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2634">
            <text:p>2634</text:p>
          </table:table-cell>
          <table:table-cell table:style-name="ce18" office:value-type="string">
            <text:p>Carbon film, legal</text:p>
          </table:table-cell>
          <table:table-cell table:style-name="ce32" office:value-type="string">
            <text:p>Box</text:p>
          </table:table-cell>
          <table:table-cell table:style-name="ce40" office:value-type="float" office:value="7">
            <text:p>7</text:p>
          </table:table-cell>
          <table:table-cell table:number-columns-repeated="2" table:style-name="ce45"/>
          <table:table-cell table:style-name="ce48" table:formula="of:=[.D14]+[.E14]-[.F14]" office:value-type="float" office:value="7">
            <text:p>7</text:p>
          </table:table-cell>
          <table:table-cell table:style-name="ce50"/>
          <table:table-cell table:style-name="ce45" office:value-type="float" office:value="1">
            <text:p>1</text:p>
          </table:table-cell>
          <table:table-cell table:style-name="ce33" table:formula="of:=[.G14]+[.H14]-[.I14]" office:value-type="float" office:value="6">
            <text:p>6</text:p>
          </table:table-cell>
          <table:table-cell table:style-name="ce40"/>
          <table:table-cell table:style-name="ce45" office:value-type="float" office:value="1">
            <text:p>1</text:p>
          </table:table-cell>
          <table:table-cell table:style-name="ce48" table:formula="of:=[.J14]+[.K14]-[.L14]" office:value-type="float" office:value="5">
            <text:p>5</text:p>
          </table:table-cell>
          <table:table-cell table:style-name="ce40"/>
          <table:table-cell table:style-name="ce45"/>
          <table:table-cell table:style-name="ce48" table:formula="of:=[.M14]+[.N14]-[.O14]" office:value-type="float" office:value="5">
            <text:p>5</text:p>
          </table:table-cell>
          <table:table-cell table:style-name="ce50"/>
          <table:table-cell table:style-name="ce45"/>
          <table:table-cell table:style-name="ce48" table:formula="of:=[.P14]+[.Q14]-[.R14]" office:value-type="float" office:value="5">
            <text:p>5</text:p>
          </table:table-cell>
          <table:table-cell table:style-name="ce50"/>
          <table:table-cell table:style-name="ce45"/>
          <table:table-cell table:style-name="ce45" table:formula="of:=[.S14]+[.T14]-[.U14]" office:value-type="float" office:value="5">
            <text:p>5</text:p>
          </table:table-cell>
          <table:table-cell table:style-name="ce50"/>
          <table:table-cell table:style-name="ce45" office:value-type="float" office:value="2">
            <text:p>2</text:p>
          </table:table-cell>
          <table:table-cell table:style-name="ce45" table:formula="of:=[.V14]+[.W14]-[.X14]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45"/>
          <table:table-cell table:style-name="ce45" table:formula="of:=[.Y14]+[.Z14]-[.AA14]" office:value-type="float" office:value="4">
            <text:p>4</text:p>
          </table:table-cell>
          <table:table-cell table:number-columns-repeated="2" table:style-name="ce41"/>
          <table:table-cell table:style-name="ce49" table:formula="of:=([.AB14]+[.AC14])-[.AD14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4]+[.AF14])-[.AG14]" office:value-type="float" office:value="3">
            <text:p>3.00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14]+[.AI14])-[.AJ14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K14]+[.AL14])-[.AM14]" office:value-type="float" office:value="1">
            <text:p>1.00 </text:p>
          </table:table-cell>
          <table:table-cell table:number-columns-repeated="984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8" office:value-type="string">
            <text:p>Cartolina - white, 22-1/2 x 28-1/2</text:p>
          </table:table-cell>
          <table:table-cell table:style-name="ce32" office:value-type="string">
            <text:p>Piece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15]+[.E15]-[.F15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15]+[.H15]-[.I15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15]+[.K15]-[.L15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15]+[.N15]-[.O15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15]+[.Q15]-[.R1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15]+[.T15]-[.U1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15]+[.W15]-[.X1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15]+[.Z15]-[.AA15]" office:value-type="float" office:value="0">
            <text:p>0</text:p>
          </table:table-cell>
          <table:table-cell table:number-columns-repeated="2" table:style-name="ce41"/>
          <table:table-cell table:style-name="ce49" table:formula="of:=([.AB15]+[.AC15])-[.AD1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5]+[.AF15])-[.AG1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5]+[.AI15])-[.AJ1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5]+[.AL15])-[.AM15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2636">
            <text:p>2636</text:p>
          </table:table-cell>
          <table:table-cell table:style-name="ce18" office:value-type="string">
            <text:p>Envelope - document, 10 x 15</text:p>
          </table:table-cell>
          <table:table-cell table:style-name="ce32" office:value-type="string">
            <text:p>C</text:p>
          </table:table-cell>
          <table:table-cell table:style-name="ce40" office:value-type="float" office:value="8.95">
            <text:p>8.95</text:p>
          </table:table-cell>
          <table:table-cell table:style-name="ce45"/>
          <table:table-cell table:style-name="ce45" office:value-type="float" office:value="4">
            <text:p>4</text:p>
          </table:table-cell>
          <table:table-cell table:style-name="ce48" table:formula="of:=[.D16]+[.E16]-[.F16]" office:value-type="float" office:value="4.95">
            <text:p>4.95</text:p>
          </table:table-cell>
          <table:table-cell table:style-name="ce50"/>
          <table:table-cell table:style-name="ce45" office:value-type="float" office:value="4.7">
            <text:p>4.7</text:p>
          </table:table-cell>
          <table:table-cell table:style-name="ce33" table:formula="of:=[.G16]+[.H16]-[.I16]" office:value-type="float" office:value="0.249999999999999">
            <text:p>0.25</text:p>
          </table:table-cell>
          <table:table-cell table:style-name="ce40" office:value-type="float" office:value="4.06">
            <text:p>4.06</text:p>
          </table:table-cell>
          <table:table-cell table:style-name="ce45" office:value-type="float" office:value="0.15">
            <text:p>0.15</text:p>
          </table:table-cell>
          <table:table-cell table:style-name="ce48" table:formula="of:=[.J16]+[.K16]-[.L16]" office:value-type="float" office:value="4.16">
            <text:p>4.16</text:p>
          </table:table-cell>
          <table:table-cell table:style-name="ce40"/>
          <table:table-cell table:style-name="ce45" office:value-type="float" office:value="4">
            <text:p>4</text:p>
          </table:table-cell>
          <table:table-cell table:style-name="ce48" table:formula="of:=[.M16]+[.N16]-[.O16]" office:value-type="float" office:value="0.159999999999998">
            <text:p>0.16</text:p>
          </table:table-cell>
          <table:table-cell table:style-name="ce50"/>
          <table:table-cell table:style-name="ce45" office:value-type="float" office:value="0.15">
            <text:p>0.15</text:p>
          </table:table-cell>
          <table:table-cell table:style-name="ce48" table:formula="of:=[.P16]+[.Q16]-[.R16]" office:value-type="float" office:value="0.00999999999999837">
            <text:p>0.01</text:p>
          </table:table-cell>
          <table:table-cell table:style-name="ce50"/>
          <table:table-cell table:style-name="ce45"/>
          <table:table-cell table:style-name="ce45" table:formula="of:=[.S16]+[.T16]-[.U16]" office:value-type="float" office:value="0.00999999999999837">
            <text:p>0.01</text:p>
          </table:table-cell>
          <table:table-cell table:style-name="ce50"/>
          <table:table-cell table:style-name="ce45"/>
          <table:table-cell table:style-name="ce45" table:formula="of:=[.V16]+[.W16]-[.X16]" office:value-type="float" office:value="0.00999999999999837">
            <text:p>0.01</text:p>
          </table:table-cell>
          <table:table-cell table:style-name="ce50" office:value-type="float" office:value="1">
            <text:p>1</text:p>
          </table:table-cell>
          <table:table-cell table:style-name="ce45" office:value-type="float" office:value="0.5">
            <text:p>0.5</text:p>
          </table:table-cell>
          <table:table-cell table:style-name="ce45" table:formula="of:=[.Y16]+[.Z16]-[.AA16]" office:value-type="float" office:value="0.509999999999998">
            <text:p>0.51</text:p>
          </table:table-cell>
          <table:table-cell table:number-columns-repeated="2" table:style-name="ce41" office:value-type="float" office:value="2">
            <text:p>2.00 </text:p>
          </table:table-cell>
          <table:table-cell table:style-name="ce49" table:formula="of:=([.AB16]+[.AC16])-[.AD16]" office:value-type="float" office:value="0.509999999999998">
            <text:p>0.51 </text:p>
          </table:table-cell>
          <table:table-cell table:style-name="ce41"/>
          <table:table-cell table:style-name="ce41" office:value-type="float" office:value="0.3">
            <text:p>0.30 </text:p>
          </table:table-cell>
          <table:table-cell table:style-name="ce49" table:formula="of:=([.AE16]+[.AF16])-[.AG16]" office:value-type="float" office:value="0.209999999999998">
            <text:p>0.21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16]+[.AI16])-[.AJ16]" office:value-type="float" office:value="0.209999999999998">
            <text:p>0.21 </text:p>
          </table:table-cell>
          <table:table-cell table:number-columns-repeated="2" table:style-name="ce41"/>
          <table:table-cell table:style-name="ce49" table:formula="of:=([.AK16]+[.AL16])-[.AM16]" office:value-type="float" office:value="0.209999999999998">
            <text:p>0.21 </text:p>
          </table:table-cell>
          <table:table-cell table:number-columns-repeated="984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19" office:value-type="string">
            <text:p>Envelope - expanding 11x15x 2 w/out flap</text:p>
          </table:table-cell>
          <table:table-cell table:style-name="ce33" office:value-type="string">
            <text:p>PC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17]+[.E17]-[.F17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17]+[.H17]-[.I17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17]+[.K17]-[.L17]" office:value-type="float" office:value="0">
            <text:p>0</text:p>
          </table:table-cell>
          <table:table-cell table:style-name="ce40"/>
          <table:table-cell table:style-name="ce45" office:value-type="float" office:value="0">
            <text:p>0</text:p>
          </table:table-cell>
          <table:table-cell table:style-name="ce48" table:formula="of:=[.M17]+[.N17]-[.O17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17]+[.Q17]-[.R17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17]+[.T17]-[.U17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17]+[.W17]-[.X17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17]+[.Z17]-[.AA17]" office:value-type="float" office:value="0">
            <text:p>0</text:p>
          </table:table-cell>
          <table:table-cell table:number-columns-repeated="2" table:style-name="ce41"/>
          <table:table-cell table:style-name="ce49" table:formula="of:=([.AB17]+[.AC17])-[.AD1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7]+[.AF17])-[.AG1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7]+[.AI17])-[.AJ1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7]+[.AL17])-[.AM17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37">
            <text:p>37</text:p>
          </table:table-cell>
          <table:table-cell table:style-name="ce18" office:value-type="string">
            <text:p>Envelope - window reg mailing only white (500 pcs/box)</text:p>
          </table:table-cell>
          <table:table-cell table:style-name="ce32" office:value-type="string">
            <text:p>Box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18]+[.E18]-[.F18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18]+[.H18]-[.I18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18]+[.K18]-[.L18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18]+[.N18]-[.O18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18]+[.Q18]-[.R18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18]+[.T18]-[.U18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18]+[.W18]-[.X18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18]+[.Z18]-[.AA18]" office:value-type="float" office:value="0">
            <text:p>0</text:p>
          </table:table-cell>
          <table:table-cell table:number-columns-repeated="2" table:style-name="ce41"/>
          <table:table-cell table:style-name="ce49" table:formula="of:=([.AB18]+[.AC18])-[.AD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]+[.AF18])-[.AG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]+[.AI18])-[.AJ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]+[.AL18])-[.AM18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36">
            <text:p>36</text:p>
          </table:table-cell>
          <table:table-cell table:style-name="ce18" office:value-type="string">
            <text:p>Envelope-wdw reg no add white for brnchs (500 pcs/box)</text:p>
          </table:table-cell>
          <table:table-cell table:style-name="ce32" office:value-type="string">
            <text:p>Box</text:p>
          </table:table-cell>
          <table:table-cell table:style-name="ce40" office:value-type="float" office:value="18">
            <text:p>18</text:p>
          </table:table-cell>
          <table:table-cell table:style-name="ce45"/>
          <table:table-cell table:style-name="ce45" office:value-type="float" office:value="1.16">
            <text:p>1.16</text:p>
          </table:table-cell>
          <table:table-cell table:style-name="ce48" table:formula="of:=[.D19]+[.E19]-[.F19]" office:value-type="float" office:value="16.84">
            <text:p>16.84</text:p>
          </table:table-cell>
          <table:table-cell table:style-name="ce50"/>
          <table:table-cell table:style-name="ce45"/>
          <table:table-cell table:style-name="ce33" table:formula="of:=[.G19]+[.H19]-[.I19]" office:value-type="float" office:value="16.84">
            <text:p>16.84</text:p>
          </table:table-cell>
          <table:table-cell table:style-name="ce40"/>
          <table:table-cell table:style-name="ce45" office:value-type="float" office:value="0.2">
            <text:p>0.2</text:p>
          </table:table-cell>
          <table:table-cell table:style-name="ce48" table:formula="of:=[.J19]+[.K19]-[.L19]" office:value-type="float" office:value="16.64">
            <text:p>16.64</text:p>
          </table:table-cell>
          <table:table-cell table:style-name="ce40"/>
          <table:table-cell table:style-name="ce45" office:value-type="float" office:value="1">
            <text:p>1</text:p>
          </table:table-cell>
          <table:table-cell table:style-name="ce48" table:formula="of:=[.M19]+[.N19]-[.O19]" office:value-type="float" office:value="15.64">
            <text:p>15.64</text:p>
          </table:table-cell>
          <table:table-cell table:style-name="ce50"/>
          <table:table-cell table:style-name="ce45" office:value-type="float" office:value="0.9">
            <text:p>0.9</text:p>
          </table:table-cell>
          <table:table-cell table:style-name="ce48" table:formula="of:=[.P19]+[.Q19]-[.R19]" office:value-type="float" office:value="14.74">
            <text:p>14.74</text:p>
          </table:table-cell>
          <table:table-cell table:style-name="ce50"/>
          <table:table-cell table:style-name="ce45" office:value-type="float" office:value="12">
            <text:p>12</text:p>
          </table:table-cell>
          <table:table-cell table:style-name="ce45" table:formula="of:=[.S19]+[.T19]-[.U19]" office:value-type="float" office:value="2.74">
            <text:p>2.74</text:p>
          </table:table-cell>
          <table:table-cell table:style-name="ce50"/>
          <table:table-cell table:style-name="ce45"/>
          <table:table-cell table:style-name="ce45" table:formula="of:=[.V19]+[.W19]-[.X19]" office:value-type="float" office:value="2.74">
            <text:p>2.74</text:p>
          </table:table-cell>
          <table:table-cell table:style-name="ce50"/>
          <table:table-cell table:style-name="ce45"/>
          <table:table-cell table:style-name="ce45" table:formula="of:=[.Y19]+[.Z19]-[.AA19]" office:value-type="float" office:value="2.74">
            <text:p>2.74</text:p>
          </table:table-cell>
          <table:table-cell table:style-name="ce41"/>
          <table:table-cell table:style-name="ce41" office:value-type="float" office:value="0.74">
            <text:p>0.74 </text:p>
          </table:table-cell>
          <table:table-cell table:style-name="ce49" table:formula="of:=([.AB19]+[.AC19])-[.AD19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9]+[.AF19])-[.AG19]" office:value-type="float" office:value="1">
            <text:p>1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0.75">
            <text:p>0.75 </text:p>
          </table:table-cell>
          <table:table-cell table:style-name="ce49" table:formula="of:=([.AH19]+[.AI19])-[.AJ19]" office:value-type="float" office:value="2.25">
            <text:p>2.25 </text:p>
          </table:table-cell>
          <table:table-cell table:number-columns-repeated="2" table:style-name="ce41"/>
          <table:table-cell table:style-name="ce49" table:formula="of:=([.AK19]+[.AL19])-[.AM19]" office:value-type="float" office:value="2.25">
            <text:p>2.25 </text:p>
          </table:table-cell>
          <table:table-cell table:number-columns-repeated="984"/>
        </table:table-row>
        <table:table-row table:style-name="ro1">
          <table:table-cell table:style-name="ce7" office:value-type="float" office:value="40">
            <text:p>40</text:p>
          </table:table-cell>
          <table:table-cell table:style-name="ce18" office:value-type="string">
            <text:p>Envelope, expanding kraftboard for legal docs.</text:p>
          </table:table-cell>
          <table:table-cell table:style-name="ce32" office:value-type="string">
            <text:p>Piece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0]+[.E20]-[.F20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0]+[.H20]-[.I20]" office:value-type="float" office:value="0">
            <text:p>0</text:p>
          </table:table-cell>
          <table:table-cell table:style-name="ce40" office:value-type="float" office:value="308">
            <text:p>308</text:p>
          </table:table-cell>
          <table:table-cell table:style-name="ce45"/>
          <table:table-cell table:style-name="ce48" table:formula="of:=[.J20]+[.K20]-[.L20]" office:value-type="float" office:value="308">
            <text:p>308</text:p>
          </table:table-cell>
          <table:table-cell table:style-name="ce40"/>
          <table:table-cell table:style-name="ce45" office:value-type="float" office:value="70">
            <text:p>70</text:p>
          </table:table-cell>
          <table:table-cell table:style-name="ce48" table:formula="of:=[.M20]+[.N20]-[.O20]" office:value-type="float" office:value="238">
            <text:p>238</text:p>
          </table:table-cell>
          <table:table-cell table:style-name="ce50"/>
          <table:table-cell table:style-name="ce45" office:value-type="float" office:value="20">
            <text:p>20</text:p>
          </table:table-cell>
          <table:table-cell table:style-name="ce48" table:formula="of:=[.P20]+[.Q20]-[.R20]" office:value-type="float" office:value="218">
            <text:p>218</text:p>
          </table:table-cell>
          <table:table-cell table:style-name="ce50" office:value-type="float" office:value="100">
            <text:p>100</text:p>
          </table:table-cell>
          <table:table-cell table:style-name="ce45" office:value-type="float" office:value="15">
            <text:p>15</text:p>
          </table:table-cell>
          <table:table-cell table:style-name="ce45" table:formula="of:=[.S20]+[.T20]-[.U20]" office:value-type="float" office:value="303">
            <text:p>303</text:p>
          </table:table-cell>
          <table:table-cell table:style-name="ce50"/>
          <table:table-cell table:style-name="ce45" office:value-type="float" office:value="158">
            <text:p>158</text:p>
          </table:table-cell>
          <table:table-cell table:style-name="ce45" table:formula="of:=[.V20]+[.W20]-[.X20]" office:value-type="float" office:value="145">
            <text:p>145</text:p>
          </table:table-cell>
          <table:table-cell table:style-name="ce50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 table:formula="of:=[.Y20]+[.Z20]-[.AA20]" office:value-type="float" office:value="136">
            <text:p>136</text:p>
          </table:table-cell>
          <table:table-cell table:number-columns-repeated="2" table:style-name="ce41"/>
          <table:table-cell table:style-name="ce49" table:formula="of:=([.AB20]+[.AC20])-[.AD20]" office:value-type="float" office:value="136">
            <text:p>136.00 </text:p>
          </table:table-cell>
          <table:table-cell table:style-name="ce41"/>
          <table:table-cell table:style-name="ce41" office:value-type="float" office:value="36">
            <text:p>36.00 </text:p>
          </table:table-cell>
          <table:table-cell table:style-name="ce49" table:formula="of:=([.AE20]+[.AF20])-[.AG20]" office:value-type="float" office:value="100">
            <text:p>100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AH20]+[.AI20])-[.AJ20]" office:value-type="float" office:value="90">
            <text:p>90.00 </text:p>
          </table:table-cell>
          <table:table-cell table:number-columns-repeated="2" table:style-name="ce41"/>
          <table:table-cell table:style-name="ce49" table:formula="of:=([.AK20]+[.AL20])-[.AM20]" office:value-type="float" office:value="90">
            <text:p>90.00 </text:p>
          </table:table-cell>
          <table:table-cell table:number-columns-repeated="984"/>
        </table:table-row>
        <table:table-row table:style-name="ro1">
          <table:table-cell table:style-name="ce7" office:value-type="float" office:value="1695">
            <text:p>1695</text:p>
          </table:table-cell>
          <table:table-cell table:style-name="ce18" office:value-type="string">
            <text:p>Folder - cardboard loose lift 8-1/2x14</text:p>
          </table:table-cell>
          <table:table-cell table:style-name="ce32" office:value-type="string">
            <text:p>Set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1]+[.E21]-[.F21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1]+[.H21]-[.I21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1]+[.K21]-[.L21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21]+[.N21]-[.O21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1]+[.Q21]-[.R21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1]+[.T21]-[.U21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1]+[.W21]-[.X21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21]+[.Z21]-[.AA21]" office:value-type="float" office:value="0">
            <text:p>0</text:p>
          </table:table-cell>
          <table:table-cell table:number-columns-repeated="2" table:style-name="ce41"/>
          <table:table-cell table:style-name="ce49" table:formula="of:=([.AB21]+[.AC21])-[.AD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]+[.AF21])-[.AG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]+[.AI21])-[.AJ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]+[.AL21])-[.AM21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2366">
            <text:p>2366</text:p>
          </table:table-cell>
          <table:table-cell table:style-name="ce18" office:value-type="string">
            <text:p>Folder - legal size, 36mm thick (14pts)</text:p>
          </table:table-cell>
          <table:table-cell table:style-name="ce32" office:value-type="string">
            <text:p>C</text:p>
          </table:table-cell>
          <table:table-cell table:style-name="ce40" office:value-type="float" office:value="0">
            <text:p>0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8" table:formula="of:=[.D22]+[.E22]-[.F22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2]+[.H22]-[.I22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2]+[.K22]-[.L22]" office:value-type="float" office:value="0">
            <text:p>0</text:p>
          </table:table-cell>
          <table:table-cell table:style-name="ce40"/>
          <table:table-cell table:style-name="ce45" office:value-type="float" office:value="0">
            <text:p>0</text:p>
          </table:table-cell>
          <table:table-cell table:style-name="ce48" table:formula="of:=[.M22]+[.N22]-[.O22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2]+[.Q22]-[.R22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2]+[.T22]-[.U22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2]+[.W22]-[.X22]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5"/>
          <table:table-cell table:style-name="ce45" table:formula="of:=[.Y22]+[.Z22]-[.AA22]" office:value-type="float" office:value="1">
            <text:p>1</text:p>
          </table:table-cell>
          <table:table-cell table:style-name="ce41" office:value-type="float" office:value="1">
            <text:p>1.00 </text:p>
          </table:table-cell>
          <table:table-cell table:style-name="ce41" office:value-type="float" office:value="1.6">
            <text:p>1.60 </text:p>
          </table:table-cell>
          <table:table-cell table:style-name="ce49" table:formula="of:=([.AB22]+[.AC22])-[.AD22]" office:value-type="float" office:value="0.4">
            <text:p>0.40 </text:p>
          </table:table-cell>
          <table:table-cell table:style-name="ce41"/>
          <table:table-cell table:style-name="ce41" office:value-type="float" office:value="0.4">
            <text:p>0.40 </text:p>
          </table:table-cell>
          <table:table-cell table:style-name="ce49" table:formula="of:=([.AE22]+[.AF22])-[.AG22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22]+[.AI22])-[.AJ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]+[.AL22])-[.AM22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331">
            <text:p>331</text:p>
          </table:table-cell>
          <table:table-cell table:style-name="ce18" office:value-type="string">
            <text:p>Folder - marble green, 11 x 14-7/8</text:p>
          </table:table-cell>
          <table:table-cell table:style-name="ce32" office:value-type="string">
            <text:p>Set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3]+[.E23]-[.F23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3]+[.H23]-[.I23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3]+[.K23]-[.L23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23]+[.N23]-[.O23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3]+[.Q23]-[.R23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3]+[.T23]-[.U23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3]+[.W23]-[.X23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23]+[.Z23]-[.AA23]" office:value-type="float" office:value="0">
            <text:p>0</text:p>
          </table:table-cell>
          <table:table-cell table:number-columns-repeated="2" table:style-name="ce41"/>
          <table:table-cell table:style-name="ce49" table:formula="of:=([.AB23]+[.AC23])-[.AD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3]+[.AF23])-[.AG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3]+[.AI23])-[.AJ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3]+[.AL23])-[.AM23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330">
            <text:p>330</text:p>
          </table:table-cell>
          <table:table-cell table:style-name="ce18" office:value-type="string">
            <text:p>Paper - adding machine tape, 2-1/4</text:p>
          </table:table-cell>
          <table:table-cell table:style-name="ce32" office:value-type="string">
            <text:p>Piece</text:p>
          </table:table-cell>
          <table:table-cell table:style-name="ce40" office:value-type="float" office:value="35">
            <text:p>3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5">
            <text:p>5</text:p>
          </table:table-cell>
          <table:table-cell table:style-name="ce48" table:formula="of:=[.D24]+[.E24]-[.F24]" office:value-type="float" office:value="50">
            <text:p>50</text:p>
          </table:table-cell>
          <table:table-cell table:style-name="ce50"/>
          <table:table-cell table:style-name="ce45" office:value-type="float" office:value="10">
            <text:p>10</text:p>
          </table:table-cell>
          <table:table-cell table:style-name="ce33" table:formula="of:=[.G24]+[.H24]-[.I24]" office:value-type="float" office:value="40">
            <text:p>40</text:p>
          </table:table-cell>
          <table:table-cell table:style-name="ce40"/>
          <table:table-cell table:style-name="ce45" office:value-type="float" office:value="10">
            <text:p>10</text:p>
          </table:table-cell>
          <table:table-cell table:style-name="ce48" table:formula="of:=[.J24]+[.K24]-[.L24]" office:value-type="float" office:value="30">
            <text:p>30</text:p>
          </table:table-cell>
          <table:table-cell table:style-name="ce40"/>
          <table:table-cell table:style-name="ce45" office:value-type="float" office:value="20">
            <text:p>20</text:p>
          </table:table-cell>
          <table:table-cell table:style-name="ce48" table:formula="of:=[.M24]+[.N24]-[.O24]" office:value-type="float" office:value="10">
            <text:p>10</text:p>
          </table:table-cell>
          <table:table-cell table:style-name="ce50" office:value-type="float" office:value="10">
            <text:p>10</text:p>
          </table:table-cell>
          <table:table-cell table:style-name="ce45" office:value-type="float" office:value="10">
            <text:p>10</text:p>
          </table:table-cell>
          <table:table-cell table:style-name="ce48" table:formula="of:=[.P24]+[.Q24]-[.R24]" office:value-type="float" office:value="10">
            <text:p>10</text:p>
          </table:table-cell>
          <table:table-cell table:style-name="ce50" office:value-type="float" office:value="25">
            <text:p>25</text:p>
          </table:table-cell>
          <table:table-cell table:style-name="ce45" office:value-type="float" office:value="10">
            <text:p>10</text:p>
          </table:table-cell>
          <table:table-cell table:style-name="ce45" table:formula="of:=[.S24]+[.T24]-[.U24]" office:value-type="float" office:value="25">
            <text:p>25</text:p>
          </table:table-cell>
          <table:table-cell table:style-name="ce50" office:value-type="float" office:value="20">
            <text:p>20</text:p>
          </table:table-cell>
          <table:table-cell table:style-name="ce45"/>
          <table:table-cell table:style-name="ce45" table:formula="of:=[.V24]+[.W24]-[.X24]" office:value-type="float" office:value="45">
            <text:p>45</text:p>
          </table:table-cell>
          <table:table-cell table:style-name="ce50"/>
          <table:table-cell table:style-name="ce45" office:value-type="float" office:value="10">
            <text:p>10</text:p>
          </table:table-cell>
          <table:table-cell table:style-name="ce45" table:formula="of:=[.Y24]+[.Z24]-[.AA24]" office:value-type="float" office:value="35">
            <text:p>35</text:p>
          </table:table-cell>
          <table:table-cell table:number-columns-repeated="2" table:style-name="ce41"/>
          <table:table-cell table:style-name="ce49" table:formula="of:=([.AB24]+[.AC24])-[.AD24]" office:value-type="float" office:value="35">
            <text:p>35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AE24]+[.AF24])-[.AG24]" office:value-type="float" office:value="25">
            <text:p>25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AH24]+[.AI24])-[.AJ24]" office:value-type="float" office:value="15">
            <text:p>15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AK24]+[.AL24])-[.AM24]" office:value-type="float" office:value="9">
            <text:p>9.00 </text:p>
          </table:table-cell>
          <table:table-cell table:number-columns-repeated="984"/>
        </table:table-row>
        <table:table-row table:style-name="ro1">
          <table:table-cell table:style-name="ce7" office:value-type="float" office:value="64">
            <text:p>64</text:p>
          </table:table-cell>
          <table:table-cell table:style-name="ce18" office:value-type="string">
            <text:p>Paper-bond w/letterhead, a4 size 70gsm</text:p>
          </table:table-cell>
          <table:table-cell table:style-name="ce32" office:value-type="string">
            <text:p>Ream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5]+[.E25]-[.F25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5]+[.H25]-[.I25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5]+[.K25]-[.L25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25]+[.N25]-[.O25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5]+[.Q25]-[.R2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5]+[.T25]-[.U2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5]+[.W25]-[.X2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25]+[.Z25]-[.AA25]" office:value-type="float" office:value="0">
            <text:p>0</text:p>
          </table:table-cell>
          <table:table-cell table:number-columns-repeated="2" table:style-name="ce41"/>
          <table:table-cell table:style-name="ce49" table:formula="of:=([.AB25]+[.AC25])-[.AD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5]+[.AF25])-[.AG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5]+[.AI25])-[.AJ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5]+[.AL25])-[.AM2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7" office:value-type="float" office:value="65">
            <text:p>65</text:p>
          </table:table-cell>
          <table:table-cell table:style-name="ce19" office:value-type="string">
            <text:p>Envelope – window reg mail brown</text:p>
          </table:table-cell>
          <table:table-cell table:style-name="ce33" office:value-type="string">
            <text:p>Piece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6]+[.E26]-[.F26]" office:value-type="float" office:value="0">
            <text:p>0</text:p>
          </table:table-cell>
          <table:table-cell table:style-name="ce50"/>
          <table:table-cell table:style-name="ce45" office:value-type="float" office:value="0">
            <text:p>0</text:p>
          </table:table-cell>
          <table:table-cell table:style-name="ce33" table:formula="of:=[.G26]+[.H26]-[.I26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6]+[.K26]-[.L26]" office:value-type="float" office:value="0">
            <text:p>0</text:p>
          </table:table-cell>
          <table:table-cell table:style-name="ce40"/>
          <table:table-cell table:style-name="ce45" office:value-type="float" office:value="0">
            <text:p>0</text:p>
          </table:table-cell>
          <table:table-cell table:style-name="ce48" table:formula="of:=[.M26]+[.N26]-[.O26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6]+[.Q26]-[.R26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6]+[.T26]-[.U26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6]+[.W26]-[.X26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26]+[.Z26]-[.AA26]" office:value-type="float" office:value="0">
            <text:p>0</text:p>
          </table:table-cell>
          <table:table-cell table:number-columns-repeated="2" table:style-name="ce41"/>
          <table:table-cell table:style-name="ce49" table:formula="of:=([.AB26]+[.AC26])-[.AD2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6]+[.AF26])-[.AG2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6]+[.AI26])-[.AJ2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6]+[.AL26])-[.AM2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70">
            <text:p>70</text:p>
          </table:table-cell>
          <table:table-cell table:style-name="ce20" office:value-type="string">
            <text:p>Paper - Adding Machine Tape, 2-1/4</text:p>
          </table:table-cell>
          <table:table-cell table:style-name="ce34" office:value-type="string">
            <text:p>Piece</text:p>
          </table:table-cell>
          <table:table-cell table:number-columns-repeated="3" table:style-name="ce41"/>
          <table:table-cell table:style-name="ce49" table:formula="of:=([.D27]+[.E27])-[.F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7]+[.H27])-[.I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7]+[.K27])-[.L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7]+[.N27])-[.O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7]+[.Q27])-[.R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7]+[.T27])-[.U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7]+[.W27])-[.X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7]+[.Z27])-[.AA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7]+[.AC27])-[.AD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7]+[.AF27])-[.AG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7]+[.AI27])-[.AJ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7]+[.AL27])-[.AM2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823">
            <text:p>1823</text:p>
          </table:table-cell>
          <table:table-cell table:style-name="ce20" office:value-type="string">
            <text:p>Paper-Bond w/Letterhead, A4 size 70gsm</text:p>
          </table:table-cell>
          <table:table-cell table:style-name="ce34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8]+[.E28])-[.F2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8]+[.H28])-[.I2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8]+[.K28])-[.L2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8]+[.N28])-[.O28]" office:value-type="float" office:value="0">
            <text:p><text:s/>- </text:p>
          </table:table-cell>
          <table:table-cell table:style-name="ce41" office:value-type="float" office:value="9">
            <text:p>9.00 </text:p>
          </table:table-cell>
          <table:table-cell table:style-name="ce41"/>
          <table:table-cell table:style-name="ce49" table:formula="of:=([.P28]+[.Q28])-[.R28]" office:value-type="float" office:value="9">
            <text:p>9.00 </text:p>
          </table:table-cell>
          <table:table-cell table:number-columns-repeated="2" table:style-name="ce41"/>
          <table:table-cell table:style-name="ce49" table:formula="of:=([.S28]+[.T28])-[.U28]" office:value-type="float" office:value="9">
            <text:p>9.00 </text:p>
          </table:table-cell>
          <table:table-cell table:number-columns-repeated="2" table:style-name="ce41"/>
          <table:table-cell table:style-name="ce49" table:formula="of:=([.V28]+[.W28])-[.X28]" office:value-type="float" office:value="9">
            <text:p>9.00 </text:p>
          </table:table-cell>
          <table:table-cell table:number-columns-repeated="2" table:style-name="ce41"/>
          <table:table-cell table:style-name="ce49" table:formula="of:=([.Y28]+[.Z28])-[.AA28]" office:value-type="float" office:value="9">
            <text:p>9.00 </text:p>
          </table:table-cell>
          <table:table-cell table:number-columns-repeated="2" table:style-name="ce41"/>
          <table:table-cell table:style-name="ce49" table:formula="of:=([.AB28]+[.AC28])-[.AD28]" office:value-type="float" office:value="9">
            <text:p>9.00 </text:p>
          </table:table-cell>
          <table:table-cell table:number-columns-repeated="2" table:style-name="ce41"/>
          <table:table-cell table:style-name="ce49" table:formula="of:=([.AE28]+[.AF28])-[.AG28]" office:value-type="float" office:value="9">
            <text:p>9.00 </text:p>
          </table:table-cell>
          <table:table-cell table:style-name="ce41"/>
          <table:table-cell table:style-name="ce41" office:value-type="float" office:value="9">
            <text:p>9.00 </text:p>
          </table:table-cell>
          <table:table-cell table:style-name="ce49" table:formula="of:=([.AH28]+[.AI28])-[.AJ2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8]+[.AL28])-[.AM2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0" office:value-type="string">
            <text:p>Other Supplies not inluded in the list</text:p>
          </table:table-cell>
          <table:table-cell table:style-name="ce21"/>
          <table:table-cell table:style-name="ce35"/>
          <table:table-cell table:number-columns-repeated="3" table:style-name="ce41"/>
          <table:table-cell table:style-name="ce49" table:formula="of:=([.D29]+[.E29])-[.F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9]+[.H29])-[.I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9]+[.K29])-[.L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9]+[.N29])-[.O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9]+[.Q29])-[.R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9]+[.T29])-[.U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9]+[.W29])-[.X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9]+[.Z29])-[.AA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9]+[.AC29])-[.AD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9]+[.AF29])-[.AG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9]+[.AI29])-[.AJ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9]+[.AL29])-[.AM2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0]+[.E30])-[.F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0]+[.H30])-[.I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0]+[.K30])-[.L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0]+[.N30])-[.O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0]+[.Q30])-[.R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0]+[.T30])-[.U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0]+[.W30])-[.X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0]+[.Z30])-[.AA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0]+[.AC30])-[.AD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0]+[.AF30])-[.AG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0]+[.AI30])-[.AJ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0]+[.AL30])-[.AM3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1]+[.E31])-[.F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1]+[.H31])-[.I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1]+[.K31])-[.L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1]+[.N31])-[.O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1]+[.Q31])-[.R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1]+[.T31])-[.U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1]+[.W31])-[.X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1]+[.Z31])-[.AA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1]+[.AC31])-[.AD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1]+[.AF31])-[.AG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1]+[.AI31])-[.AJ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1]+[.AL31])-[.AM3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">
            <text:p>3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2]+[.E32])-[.F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2]+[.H32])-[.I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2]+[.K32])-[.L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2]+[.N32])-[.O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2]+[.Q32])-[.R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2]+[.T32])-[.U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2]+[.W32])-[.X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2]+[.Z32])-[.AA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2]+[.AC32])-[.AD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2]+[.AF32])-[.AG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2]+[.AI32])-[.AJ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2]+[.AL32])-[.AM3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3]+[.E33])-[.F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3]+[.H33])-[.I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3]+[.K33])-[.L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3]+[.N33])-[.O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3]+[.Q33])-[.R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3]+[.T33])-[.U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3]+[.W33])-[.X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3]+[.Z33])-[.AA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3]+[.AC33])-[.AD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3]+[.AF33])-[.AG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3]+[.AI33])-[.AJ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3]+[.AL33])-[.AM3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5">
            <text:p>5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4]+[.E34])-[.F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4]+[.H34])-[.I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4]+[.K34])-[.L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4]+[.N34])-[.O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4]+[.Q34])-[.R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4]+[.T34])-[.U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4]+[.W34])-[.X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4]+[.Z34])-[.AA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4]+[.AC34])-[.AD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4]+[.AF34])-[.AG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4]+[.AI34])-[.AJ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4]+[.AL34])-[.AM34]" office:value-type="float" office:value="0">
            <text:p><text:s/>- </text:p>
          </table:table-cell>
          <table:table-cell table:number-columns-repeated="984"/>
        </table:table-row>
        <table:table-row table:style-name="ro4">
          <table:table-cell table:style-name="ce6" office:value-type="string">
            <text:p>IT Supplies</text:p>
          </table:table-cell>
          <table:table-cell table:style-name="ce17"/>
          <table:table-cell table:style-name="ce31"/>
          <table:table-cell table:style-name="ce39" table:number-columns-repeated="37"/>
          <table:table-cell table:style-name="ce54" table:number-columns-repeated="984"/>
        </table:table-row>
        <table:table-row table:style-name="ro6">
          <table:table-cell table:style-name="ce9" office:value-type="float" office:value="2252">
            <text:p>2252</text:p>
          </table:table-cell>
          <table:table-cell table:style-name="ce20" office:value-type="string">
            <text:p>Drum for Brother HL 5450 Printer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36]+[.E36])-[.F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6]+[.H36])-[.I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6]+[.K36])-[.L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6]+[.N36])-[.O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6]+[.Q36])-[.R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6]+[.T36])-[.U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6]+[.W36])-[.X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6]+[.Z36])-[.AA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6]+[.AC36])-[.AD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6]+[.AF36])-[.AG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6]+[.AI36])-[.AJ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6]+[.AL36])-[.AM3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3">
            <text:p>2823</text:p>
          </table:table-cell>
          <table:table-cell table:style-name="ce20" office:value-type="string">
            <text:p>Drum HL-L5100DN Brother DR3455 Black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37]+[.E37])-[.F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7]+[.H37])-[.I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7]+[.K37])-[.L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7]+[.N37])-[.O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7]+[.Q37])-[.R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7]+[.T37])-[.U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7]+[.W37])-[.X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7]+[.Z37])-[.AA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7]+[.AC37])-[.AD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7]+[.AF37])-[.AG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7]+[.AI37])-[.AJ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7]+[.AL37])-[.AM3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4">
            <text:p>2824</text:p>
          </table:table-cell>
          <table:table-cell table:style-name="ce20" office:value-type="string">
            <text:p>Drum HL-L8360CDW Brother DR451-CL Black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38]+[.E38])-[.F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8]+[.H38])-[.I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8]+[.K38])-[.L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8]+[.N38])-[.O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8]+[.Q38])-[.R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8]+[.T38])-[.U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8]+[.W38])-[.X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8]+[.Z38])-[.AA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8]+[.AC38])-[.AD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8]+[.AF38])-[.AG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8]+[.AI38])-[.AJ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8]+[.AL38])-[.AM3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56">
            <text:p>2256</text:p>
          </table:table-cell>
          <table:table-cell table:style-name="ce20" office:value-type="string">
            <text:p>Four-in-one Checks - LBP</text:p>
          </table:table-cell>
          <table:table-cell table:style-name="ce35" office:value-type="string">
            <text:p>SH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39]+[.E39])-[.F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9]+[.H39])-[.I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9]+[.K39])-[.L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9]+[.N39])-[.O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9]+[.Q39])-[.R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9]+[.T39])-[.U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9]+[.W39])-[.X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9]+[.Z39])-[.AA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9]+[.AC39])-[.AD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9]+[.AF39])-[.AG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9]+[.AI39])-[.AJ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9]+[.AL39])-[.AM3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46">
            <text:p>2646</text:p>
          </table:table-cell>
          <table:table-cell table:style-name="ce20" office:value-type="string">
            <text:p>Kyocera Eco P5026CDW TK-5244C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0]+[.E40])-[.F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0]+[.H40])-[.I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0]+[.K40])-[.L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0]+[.N40])-[.O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0]+[.Q40])-[.R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0]+[.T40])-[.U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0]+[.W40])-[.X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0]+[.Z40])-[.AA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0]+[.AC40])-[.AD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0]+[.AF40])-[.AG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0]+[.AI40])-[.AJ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0]+[.AL40])-[.AM4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49">
            <text:p>2649</text:p>
          </table:table-cell>
          <table:table-cell table:style-name="ce20" office:value-type="string">
            <text:p>Kyocera Eco P5026CDW TK-5244K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1]+[.E41])-[.F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1]+[.H41])-[.I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1]+[.K41])-[.L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1]+[.N41])-[.O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1]+[.Q41])-[.R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1]+[.T41])-[.U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1]+[.W41])-[.X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1]+[.Z41])-[.AA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1]+[.AC41])-[.AD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1]+[.AF41])-[.AG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1]+[.AI41])-[.AJ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1]+[.AL41])-[.AM4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47">
            <text:p>2647</text:p>
          </table:table-cell>
          <table:table-cell table:style-name="ce20" office:value-type="string">
            <text:p>Kyocera Eco P5026CDW TK-5244M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2]+[.E42])-[.F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2]+[.H42])-[.I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2]+[.K42])-[.L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2]+[.N42])-[.O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2]+[.Q42])-[.R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2]+[.T42])-[.U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2]+[.W42])-[.X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2]+[.Z42])-[.AA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2]+[.AC42])-[.AD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2]+[.AF42])-[.AG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2]+[.AI42])-[.AJ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2]+[.AL42])-[.AM4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48">
            <text:p>2648</text:p>
          </table:table-cell>
          <table:table-cell table:style-name="ce20" office:value-type="string">
            <text:p>Kyocera Eco P5026CDW TK-5244Y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3]+[.E43])-[.F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3]+[.H43])-[.I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3]+[.K43])-[.L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3]+[.N43])-[.O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3]+[.Q43])-[.R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3]+[.T43])-[.U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3]+[.W43])-[.X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3]+[.Z43])-[.AA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3]+[.AC43])-[.AD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3]+[.AF43])-[.AG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3]+[.AI43])-[.AJ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3]+[.AL43])-[.AM4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27">
            <text:p>2627</text:p>
          </table:table-cell>
          <table:table-cell table:style-name="ce20" office:value-type="string">
            <text:p>LTO Ultrium 6, 6.25TB c/o DCOD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4]+[.E44])-[.F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4]+[.H44])-[.I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4]+[.K44])-[.L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4]+[.N44])-[.O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4]+[.Q44])-[.R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4]+[.T44])-[.U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4]+[.W44])-[.X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4]+[.Z44])-[.AA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4]+[.AC44])-[.AD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4]+[.AF44])-[.AG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4]+[.AI44])-[.AJ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4]+[.AL44])-[.AM4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28">
            <text:p>2628</text:p>
          </table:table-cell>
          <table:table-cell table:style-name="ce20" office:value-type="string">
            <text:p>LTO Ultrium 7, 7.15TB c/o DCOD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5]+[.E45])-[.F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5]+[.H45])-[.I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5]+[.K45])-[.L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5]+[.N45])-[.O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5]+[.Q45])-[.R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5]+[.T45])-[.U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5]+[.W45])-[.X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5]+[.Z45])-[.AA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5]+[.AC45])-[.AD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5]+[.AF45])-[.AG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5]+[.AI45])-[.AJ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5]+[.AL45])-[.AM4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956">
            <text:p>1956</text:p>
          </table:table-cell>
          <table:table-cell table:style-name="ce20" office:value-type="string">
            <text:p>Pad for AV186 + scanner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6]+[.E46])-[.F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6]+[.H46])-[.I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6]+[.K46])-[.L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6]+[.N46])-[.O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6]+[.Q46])-[.R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6]+[.T46])-[.U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6]+[.W46])-[.X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6]+[.Z46])-[.AA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6]+[.AC46])-[.AD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6]+[.AF46])-[.AG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6]+[.AI46])-[.AJ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6]+[.AL46])-[.AM4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37">
            <text:p>137</text:p>
          </table:table-cell>
          <table:table-cell table:style-name="ce20" office:value-type="string">
            <text:p>Ribbon - ERC-31 for TMU-950 (Epson)</text:p>
          </table:table-cell>
          <table:table-cell table:style-name="ce35" office:value-type="string">
            <text:p>Piece</text:p>
          </table:table-cell>
          <table:table-cell table:style-name="ce41" office:value-type="float" office:value="13">
            <text:p>13.00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D47]+[.E47])-[.F47]" office:value-type="float" office:value="13">
            <text:p>13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G47]+[.H47])-[.I47]" office:value-type="float" office:value="18">
            <text:p>18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J47]+[.K47])-[.L47]" office:value-type="float" office:value="21">
            <text:p>21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M47]+[.N47])-[.O47]" office:value-type="float" office:value="16">
            <text:p>16.00 </text:p>
          </table:table-cell>
          <table:table-cell table:number-columns-repeated="2" table:style-name="ce41"/>
          <table:table-cell table:style-name="ce49" table:formula="of:=([.P47]+[.Q47])-[.R47]" office:value-type="float" office:value="16">
            <text:p>16.00 </text:p>
          </table:table-cell>
          <table:table-cell table:number-columns-repeated="2" table:style-name="ce41"/>
          <table:table-cell table:style-name="ce49" table:formula="of:=([.S47]+[.T47])-[.U47]" office:value-type="float" office:value="16">
            <text:p>16.00 </text:p>
          </table:table-cell>
          <table:table-cell table:number-columns-repeated="2" table:style-name="ce41"/>
          <table:table-cell table:style-name="ce49" table:formula="of:=([.V47]+[.W47])-[.X47]" office:value-type="float" office:value="16">
            <text:p>16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Y47]+[.Z47])-[.AA47]" office:value-type="float" office:value="11">
            <text:p>11.00 </text:p>
          </table:table-cell>
          <table:table-cell table:number-columns-repeated="2" table:style-name="ce41"/>
          <table:table-cell table:style-name="ce49" table:formula="of:=([.AB47]+[.AC47])-[.AD47]" office:value-type="float" office:value="11">
            <text:p>11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AE47]+[.AF47])-[.AG47]" office:value-type="float" office:value="6">
            <text:p>6.00 </text:p>
          </table:table-cell>
          <table:table-cell table:number-columns-repeated="2" table:style-name="ce41"/>
          <table:table-cell table:style-name="ce49" table:formula="of:=([.AH47]+[.AI47])-[.AJ47]" office:value-type="float" office:value="6">
            <text:p>6.00 </text:p>
          </table:table-cell>
          <table:table-cell table:number-columns-repeated="2" table:style-name="ce41"/>
          <table:table-cell table:style-name="ce49" table:formula="of:=([.AK47]+[.AL47])-[.AM47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416">
            <text:p>2416</text:p>
          </table:table-cell>
          <table:table-cell table:style-name="ce20" office:value-type="string">
            <text:p>Ribbon Tally Dascom 1330 99007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8]+[.E48])-[.F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8]+[.H48])-[.I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8]+[.K48])-[.L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8]+[.N48])-[.O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8]+[.Q48])-[.R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8]+[.T48])-[.U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8]+[.W48])-[.X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8]+[.Z48])-[.AA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8]+[.AC48])-[.AD48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E48]+[.AF48])-[.AG48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48]+[.AI48])-[.AJ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8]+[.AL48])-[.AM4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176">
            <text:p>2176</text:p>
          </table:table-cell>
          <table:table-cell table:style-name="ce20" office:value-type="string">
            <text:p>Ribbon-Epson LQ 310 - Dot Matrix Printer</text:p>
          </table:table-cell>
          <table:table-cell table:style-name="ce35" office:value-type="string">
            <text:p>Piece</text:p>
          </table:table-cell>
          <table:table-cell table:number-columns-repeated="3" table:style-name="ce41"/>
          <table:table-cell table:style-name="ce49" table:formula="of:=([.D49]+[.E49])-[.F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9]+[.H49])-[.I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9]+[.K49])-[.L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9]+[.N49])-[.O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9]+[.Q49])-[.R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9]+[.T49])-[.U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9]+[.W49])-[.X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9]+[.Z49])-[.AA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9]+[.AC49])-[.AD49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AE49]+[.AF49])-[.AG49]" office:value-type="float" office:value="5">
            <text:p>5.00 </text:p>
          </table:table-cell>
          <table:table-cell table:number-columns-repeated="2" table:style-name="ce41"/>
          <table:table-cell table:style-name="ce49" table:formula="of:=([.AH49]+[.AI49])-[.AJ49]" office:value-type="float" office:value="5">
            <text:p>5.00 </text:p>
          </table:table-cell>
          <table:table-cell table:number-columns-repeated="2" table:style-name="ce41"/>
          <table:table-cell table:style-name="ce49" table:formula="of:=([.AK49]+[.AL49])-[.AM49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2039">
            <text:p>2039</text:p>
          </table:table-cell>
          <table:table-cell table:style-name="ce20" office:value-type="string">
            <text:p>Samsung Toner MLT-D205L Cart, ML3310NDLP</text:p>
          </table:table-cell>
          <table:table-cell table:style-name="ce35" office:value-type="string">
            <text:p>Unit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50]+[.E50])-[.F50]" office:value-type="float" office:value="6">
            <text:p>6.00 </text:p>
          </table:table-cell>
          <table:table-cell table:number-columns-repeated="2" table:style-name="ce41"/>
          <table:table-cell table:style-name="ce49" table:formula="of:=([.G50]+[.H50])-[.I50]" office:value-type="float" office:value="6">
            <text:p>6.00 </text:p>
          </table:table-cell>
          <table:table-cell table:number-columns-repeated="2" table:style-name="ce41"/>
          <table:table-cell table:style-name="ce49" table:formula="of:=([.J50]+[.K50])-[.L50]" office:value-type="float" office:value="6">
            <text:p>6.00 </text:p>
          </table:table-cell>
          <table:table-cell table:number-columns-repeated="2" table:style-name="ce41"/>
          <table:table-cell table:style-name="ce49" table:formula="of:=([.M50]+[.N50])-[.O50]" office:value-type="float" office:value="6">
            <text:p>6.00 </text:p>
          </table:table-cell>
          <table:table-cell table:number-columns-repeated="2" table:style-name="ce41"/>
          <table:table-cell table:style-name="ce49" table:formula="of:=([.P50]+[.Q50])-[.R50]" office:value-type="float" office:value="6">
            <text:p>6.00 </text:p>
          </table:table-cell>
          <table:table-cell table:number-columns-repeated="2" table:style-name="ce41"/>
          <table:table-cell table:style-name="ce49" table:formula="of:=([.S50]+[.T50])-[.U50]" office:value-type="float" office:value="6">
            <text:p>6.00 </text:p>
          </table:table-cell>
          <table:table-cell table:number-columns-repeated="2" table:style-name="ce41"/>
          <table:table-cell table:style-name="ce49" table:formula="of:=([.V50]+[.W50])-[.X50]" office:value-type="float" office:value="6">
            <text:p>6.00 </text:p>
          </table:table-cell>
          <table:table-cell table:number-columns-repeated="2" table:style-name="ce41"/>
          <table:table-cell table:style-name="ce49" table:formula="of:=([.Y50]+[.Z50])-[.AA50]" office:value-type="float" office:value="6">
            <text:p>6.00 </text:p>
          </table:table-cell>
          <table:table-cell table:number-columns-repeated="2" table:style-name="ce41"/>
          <table:table-cell table:style-name="ce49" table:formula="of:=([.AB50]+[.AC50])-[.AD50]" office:value-type="float" office:value="6">
            <text:p>6.00 </text:p>
          </table:table-cell>
          <table:table-cell table:number-columns-repeated="2" table:style-name="ce41"/>
          <table:table-cell table:style-name="ce49" table:formula="of:=([.AE50]+[.AF50])-[.AG50]" office:value-type="float" office:value="6">
            <text:p>6.00 </text:p>
          </table:table-cell>
          <table:table-cell table:number-columns-repeated="2" table:style-name="ce41"/>
          <table:table-cell table:style-name="ce49" table:formula="of:=([.AH50]+[.AI50])-[.AJ50]" office:value-type="float" office:value="6">
            <text:p>6.00 </text:p>
          </table:table-cell>
          <table:table-cell table:number-columns-repeated="2" table:style-name="ce41"/>
          <table:table-cell table:style-name="ce49" table:formula="of:=([.AK50]+[.AL50])-[.AM50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807">
            <text:p>2807</text:p>
          </table:table-cell>
          <table:table-cell table:style-name="ce20" office:value-type="string">
            <text:p>Short Term Loan Check &amp; Voucher (STL)</text:p>
          </table:table-cell>
          <table:table-cell table:style-name="ce35" office:value-type="string">
            <text:p>M</text:p>
          </table:table-cell>
          <table:table-cell table:number-columns-repeated="3" table:style-name="ce41"/>
          <table:table-cell table:style-name="ce49" table:formula="of:=([.D51]+[.E51])-[.F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1]+[.H51])-[.I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1]+[.K51])-[.L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1]+[.N51])-[.O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1]+[.Q51])-[.R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1]+[.T51])-[.U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1]+[.W51])-[.X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1]+[.Z51])-[.AA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1]+[.AC51])-[.AD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1]+[.AF51])-[.AG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1]+[.AI51])-[.AJ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1]+[.AL51])-[.AM5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523">
            <text:p>1523</text:p>
          </table:table-cell>
          <table:table-cell table:style-name="ce20" office:value-type="string">
            <text:p>Thermal Paper 80mm x 76m (for KIOSKS)</text:p>
          </table:table-cell>
          <table:table-cell table:style-name="ce35" office:value-type="string">
            <text:p>Roll</text:p>
          </table:table-cell>
          <table:table-cell table:number-columns-repeated="3" table:style-name="ce41"/>
          <table:table-cell table:style-name="ce49" table:formula="of:=([.D52]+[.E52])-[.F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2]+[.H52])-[.I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2]+[.K52])-[.L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2]+[.N52])-[.O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2]+[.Q52])-[.R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2]+[.T52])-[.U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2]+[.W52])-[.X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2]+[.Z52])-[.AA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2]+[.AC52])-[.AD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2]+[.AF52])-[.AG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2]+[.AI52])-[.AJ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2]+[.AL52])-[.AM5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745">
            <text:p>1745</text:p>
          </table:table-cell>
          <table:table-cell table:style-name="ce20" office:value-type="string">
            <text:p>Thermal Paper for BQMS (57mmx30m)</text:p>
          </table:table-cell>
          <table:table-cell table:style-name="ce35" office:value-type="string">
            <text:p>PC</text:p>
          </table:table-cell>
          <table:table-cell table:number-columns-repeated="3" table:style-name="ce41"/>
          <table:table-cell table:style-name="ce49" table:formula="of:=([.D53]+[.E53])-[.F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3]+[.H53])-[.I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3]+[.K53])-[.L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3]+[.N53])-[.O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3]+[.Q53])-[.R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3]+[.T53])-[.U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3]+[.W53])-[.X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3]+[.Z53])-[.AA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3]+[.AC53])-[.AD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3]+[.AF53])-[.AG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3]+[.AI53])-[.AJ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3]+[.AL53])-[.AM5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186">
            <text:p>2186</text:p>
          </table:table-cell>
          <table:table-cell table:style-name="ce20" office:value-type="string">
            <text:p>Thermal Paper for Info Terminal110mmx30m</text:p>
          </table:table-cell>
          <table:table-cell table:style-name="ce35" office:value-type="string">
            <text:p>Roll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54]+[.E54])-[.F54]" office:value-type="float" office:value="6">
            <text:p>6.00 </text:p>
          </table:table-cell>
          <table:table-cell table:number-columns-repeated="2" table:style-name="ce41"/>
          <table:table-cell table:style-name="ce49" table:formula="of:=([.G54]+[.H54])-[.I54]" office:value-type="float" office:value="6">
            <text:p>6.00 </text:p>
          </table:table-cell>
          <table:table-cell table:number-columns-repeated="2" table:style-name="ce41"/>
          <table:table-cell table:style-name="ce49" table:formula="of:=([.J54]+[.K54])-[.L54]" office:value-type="float" office:value="6">
            <text:p>6.00 </text:p>
          </table:table-cell>
          <table:table-cell table:number-columns-repeated="2" table:style-name="ce41"/>
          <table:table-cell table:style-name="ce49" table:formula="of:=([.M54]+[.N54])-[.O54]" office:value-type="float" office:value="6">
            <text:p>6.00 </text:p>
          </table:table-cell>
          <table:table-cell table:number-columns-repeated="2" table:style-name="ce41"/>
          <table:table-cell table:style-name="ce49" table:formula="of:=([.P54]+[.Q54])-[.R54]" office:value-type="float" office:value="6">
            <text:p>6.00 </text:p>
          </table:table-cell>
          <table:table-cell table:number-columns-repeated="2" table:style-name="ce41"/>
          <table:table-cell table:style-name="ce49" table:formula="of:=([.S54]+[.T54])-[.U54]" office:value-type="float" office:value="6">
            <text:p>6.00 </text:p>
          </table:table-cell>
          <table:table-cell table:number-columns-repeated="2" table:style-name="ce41"/>
          <table:table-cell table:style-name="ce49" table:formula="of:=([.V54]+[.W54])-[.X54]" office:value-type="float" office:value="6">
            <text:p>6.00 </text:p>
          </table:table-cell>
          <table:table-cell table:number-columns-repeated="2" table:style-name="ce41"/>
          <table:table-cell table:style-name="ce49" table:formula="of:=([.Y54]+[.Z54])-[.AA54]" office:value-type="float" office:value="6">
            <text:p>6.00 </text:p>
          </table:table-cell>
          <table:table-cell table:number-columns-repeated="2" table:style-name="ce41"/>
          <table:table-cell table:style-name="ce49" table:formula="of:=([.AB54]+[.AC54])-[.AD54]" office:value-type="float" office:value="6">
            <text:p>6.00 </text:p>
          </table:table-cell>
          <table:table-cell table:number-columns-repeated="2" table:style-name="ce41"/>
          <table:table-cell table:style-name="ce49" table:formula="of:=([.AE54]+[.AF54])-[.AG54]" office:value-type="float" office:value="6">
            <text:p>6.00 </text:p>
          </table:table-cell>
          <table:table-cell table:number-columns-repeated="2" table:style-name="ce41"/>
          <table:table-cell table:style-name="ce49" table:formula="of:=([.AH54]+[.AI54])-[.AJ54]" office:value-type="float" office:value="6">
            <text:p>6.00 </text:p>
          </table:table-cell>
          <table:table-cell table:number-columns-repeated="2" table:style-name="ce41"/>
          <table:table-cell table:style-name="ce49" table:formula="of:=([.AK54]+[.AL54])-[.AM54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629">
            <text:p>2629</text:p>
          </table:table-cell>
          <table:table-cell table:style-name="ce20" office:value-type="string">
            <text:p>Thermal Paper for SET 80 x 30mm</text:p>
          </table:table-cell>
          <table:table-cell table:style-name="ce35" office:value-type="string">
            <text:p>Roll</text:p>
          </table:table-cell>
          <table:table-cell table:style-name="ce41" office:value-type="float" office:value="236">
            <text:p>236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D55]+[.E55])-[.F55]" office:value-type="float" office:value="212">
            <text:p>212.00 </text:p>
          </table:table-cell>
          <table:table-cell table:style-name="ce41"/>
          <table:table-cell table:style-name="ce41" office:value-type="float" office:value="16">
            <text:p>16.00 </text:p>
          </table:table-cell>
          <table:table-cell table:style-name="ce49" table:formula="of:=([.G55]+[.H55])-[.I55]" office:value-type="float" office:value="196">
            <text:p>196.00 </text:p>
          </table:table-cell>
          <table:table-cell table:style-name="ce41"/>
          <table:table-cell table:style-name="ce41" office:value-type="float" office:value="20">
            <text:p>20.00 </text:p>
          </table:table-cell>
          <table:table-cell table:style-name="ce49" table:formula="of:=([.J55]+[.K55])-[.L55]" office:value-type="float" office:value="176">
            <text:p>176.00 </text:p>
          </table:table-cell>
          <table:table-cell table:style-name="ce41"/>
          <table:table-cell table:style-name="ce41" office:value-type="float" office:value="20">
            <text:p>20.00 </text:p>
          </table:table-cell>
          <table:table-cell table:style-name="ce49" table:formula="of:=([.M55]+[.N55])-[.O55]" office:value-type="float" office:value="156">
            <text:p>156.00 </text:p>
          </table:table-cell>
          <table:table-cell table:style-name="ce41"/>
          <table:table-cell table:style-name="ce41" office:value-type="float" office:value="16">
            <text:p>16.00 </text:p>
          </table:table-cell>
          <table:table-cell table:style-name="ce49" table:formula="of:=([.P55]+[.Q55])-[.R55]" office:value-type="float" office:value="140">
            <text:p>140.00 </text:p>
          </table:table-cell>
          <table:table-cell table:style-name="ce41"/>
          <table:table-cell table:style-name="ce41" office:value-type="float" office:value="12">
            <text:p>12.00 </text:p>
          </table:table-cell>
          <table:table-cell table:style-name="ce49" table:formula="of:=([.S55]+[.T55])-[.U55]" office:value-type="float" office:value="128">
            <text:p>128.00 </text:p>
          </table:table-cell>
          <table:table-cell table:style-name="ce41"/>
          <table:table-cell table:style-name="ce41" office:value-type="float" office:value="32">
            <text:p>32.00 </text:p>
          </table:table-cell>
          <table:table-cell table:style-name="ce49" table:formula="of:=([.V55]+[.W55])-[.X55]" office:value-type="float" office:value="96">
            <text:p>96.00 </text:p>
          </table:table-cell>
          <table:table-cell table:style-name="ce41" office:value-type="float" office:value="40">
            <text:p>40.00 </text:p>
          </table:table-cell>
          <table:table-cell table:style-name="ce41" office:value-type="float" office:value="20">
            <text:p>20.00 </text:p>
          </table:table-cell>
          <table:table-cell table:style-name="ce49" table:formula="of:=([.Y55]+[.Z55])-[.AA55]" office:value-type="float" office:value="116">
            <text:p>116.00 </text:p>
          </table:table-cell>
          <table:table-cell table:style-name="ce41"/>
          <table:table-cell table:style-name="ce41" office:value-type="float" office:value="16">
            <text:p>16.00 </text:p>
          </table:table-cell>
          <table:table-cell table:style-name="ce49" table:formula="of:=([.AB55]+[.AC55])-[.AD55]" office:value-type="float" office:value="100">
            <text:p>100.00 </text:p>
          </table:table-cell>
          <table:table-cell table:style-name="ce41"/>
          <table:table-cell table:style-name="ce41" office:value-type="float" office:value="32">
            <text:p>32.00 </text:p>
          </table:table-cell>
          <table:table-cell table:style-name="ce49" table:formula="of:=([.AE55]+[.AF55])-[.AG55]" office:value-type="float" office:value="68">
            <text:p>68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AH55]+[.AI55])-[.AJ55]" office:value-type="float" office:value="44">
            <text:p>44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AK55]+[.AL55])-[.AM55]" office:value-type="float" office:value="20">
            <text:p>20.00 </text:p>
          </table:table-cell>
          <table:table-cell table:number-columns-repeated="984"/>
        </table:table-row>
        <table:table-row table:style-name="ro6">
          <table:table-cell table:style-name="ce9" office:value-type="float" office:value="2237">
            <text:p>2237</text:p>
          </table:table-cell>
          <table:table-cell table:style-name="ce20" office:value-type="string">
            <text:p>Toner <text:s/>- Brother HL 8350, Black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56]+[.E56])-[.F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6]+[.H56])-[.I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6]+[.K56])-[.L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6]+[.N56])-[.O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6]+[.Q56])-[.R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6]+[.T56])-[.U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6]+[.W56])-[.X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6]+[.Z56])-[.AA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6]+[.AC56])-[.AD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6]+[.AF56])-[.AG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6]+[.AI56])-[.AJ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6]+[.AL56])-[.AM5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40">
            <text:p>2240</text:p>
          </table:table-cell>
          <table:table-cell table:style-name="ce20" office:value-type="string">
            <text:p>Toner - Brother HL 8350 Magenta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57]+[.E57])-[.F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7]+[.H57])-[.I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7]+[.K57])-[.L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7]+[.N57])-[.O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7]+[.Q57])-[.R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7]+[.T57])-[.U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7]+[.W57])-[.X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7]+[.Z57])-[.AA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7]+[.AC57])-[.AD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7]+[.AF57])-[.AG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7]+[.AI57])-[.AJ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7]+[.AL57])-[.AM5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39">
            <text:p>2239</text:p>
          </table:table-cell>
          <table:table-cell table:style-name="ce20" office:value-type="string">
            <text:p>Toner - Brother HL 8350, Cyan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58]+[.E58])-[.F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8]+[.H58])-[.I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8]+[.K58])-[.L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8]+[.N58])-[.O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8]+[.Q58])-[.R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8]+[.T58])-[.U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8]+[.W58])-[.X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8]+[.Z58])-[.AA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8]+[.AC58])-[.AD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8]+[.AF58])-[.AG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8]+[.AI58])-[.AJ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8]+[.AL58])-[.AM5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38">
            <text:p>2238</text:p>
          </table:table-cell>
          <table:table-cell table:style-name="ce20" office:value-type="string">
            <text:p>Toner - Brother HL 8350, Yellow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59]+[.E59])-[.F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9]+[.H59])-[.I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9]+[.K59])-[.L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9]+[.N59])-[.O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9]+[.Q59])-[.R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9]+[.T59])-[.U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9]+[.W59])-[.X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9]+[.Z59])-[.AA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9]+[.AC59])-[.AD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9]+[.AF59])-[.AG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9]+[.AI59])-[.AJ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9]+[.AL59])-[.AM5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01">
            <text:p>2201</text:p>
          </table:table-cell>
          <table:table-cell table:style-name="ce20" office:value-type="string">
            <text:p>Toner- Brother, LP HL-5450 TN3350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0]+[.E60])-[.F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0]+[.H60])-[.I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0]+[.K60])-[.L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0]+[.N60])-[.O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0]+[.Q60])-[.R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0]+[.T60])-[.U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0]+[.W60])-[.X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0]+[.Z60])-[.AA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0]+[.AC60])-[.AD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0]+[.AF60])-[.AG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0]+[.AI60])-[.AJ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0]+[.AL60])-[.AM6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40">
            <text:p>2540</text:p>
          </table:table-cell>
          <table:table-cell table:style-name="ce20" office:value-type="string">
            <text:p>Toner- for Canon LBP 6780x (Compatible)</text:p>
          </table:table-cell>
          <table:table-cell table:style-name="ce35" office:value-type="string">
            <text:p>Unit</text:p>
          </table:table-cell>
          <table:table-cell table:style-name="ce41" office:value-type="float" office:value="15">
            <text:p>15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61]+[.E61])-[.F61]" office:value-type="float" office:value="13">
            <text:p>13.00 </text:p>
          </table:table-cell>
          <table:table-cell table:number-columns-repeated="2" table:style-name="ce41"/>
          <table:table-cell table:style-name="ce49" table:formula="of:=([.G61]+[.H61])-[.I61]" office:value-type="float" office:value="13">
            <text:p>1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61]+[.K61])-[.L61]" office:value-type="float" office:value="11">
            <text:p>11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M61]+[.N61])-[.O61]" office:value-type="float" office:value="9">
            <text:p>9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P61]+[.Q61])-[.R61]" office:value-type="float" office:value="7">
            <text:p>7.00 </text:p>
          </table:table-cell>
          <table:table-cell table:number-columns-repeated="2" table:style-name="ce41"/>
          <table:table-cell table:style-name="ce49" table:formula="of:=([.S61]+[.T61])-[.U61]" office:value-type="float" office:value="7">
            <text:p>7.00 </text:p>
          </table:table-cell>
          <table:table-cell table:number-columns-repeated="2" table:style-name="ce41"/>
          <table:table-cell table:style-name="ce49" table:formula="of:=([.V61]+[.W61])-[.X61]" office:value-type="float" office:value="7">
            <text:p>7.00 </text:p>
          </table:table-cell>
          <table:table-cell table:number-columns-repeated="2" table:style-name="ce41"/>
          <table:table-cell table:style-name="ce49" table:formula="of:=([.Y61]+[.Z61])-[.AA61]" office:value-type="float" office:value="7">
            <text:p>7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B61]+[.AC61])-[.AD61]" office:value-type="float" office:value="4">
            <text:p>4.00 </text:p>
          </table:table-cell>
          <table:table-cell table:number-columns-repeated="2" table:style-name="ce41"/>
          <table:table-cell table:style-name="ce49" table:formula="of:=([.AE61]+[.AF61])-[.AG61]" office:value-type="float" office:value="4">
            <text:p>4.00 </text:p>
          </table:table-cell>
          <table:table-cell table:number-columns-repeated="2" table:style-name="ce41"/>
          <table:table-cell table:style-name="ce49" table:formula="of:=([.AH61]+[.AI61])-[.AJ61]" office:value-type="float" office:value="4">
            <text:p>4.00 </text:p>
          </table:table-cell>
          <table:table-cell table:number-columns-repeated="2" table:style-name="ce41"/>
          <table:table-cell table:style-name="ce49" table:formula="of:=([.AK61]+[.AL61])-[.AM61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9" office:value-type="float" office:value="2177">
            <text:p>2177</text:p>
          </table:table-cell>
          <table:table-cell table:style-name="ce20" office:value-type="string">
            <text:p>Toner for LP, Epson AL-M300DN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2]+[.E62])-[.F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2]+[.H62])-[.I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2]+[.K62])-[.L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2]+[.N62])-[.O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2]+[.Q62])-[.R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2]+[.T62])-[.U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2]+[.W62])-[.X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2]+[.Z62])-[.AA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2]+[.AC62])-[.AD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2]+[.AF62])-[.AG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2]+[.AI62])-[.AJ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2]+[.AL62])-[.AM6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157">
            <text:p>2157</text:p>
          </table:table-cell>
          <table:table-cell table:style-name="ce20" office:value-type="string">
            <text:p>Toner for Samsung M3820ND MLT-D203E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3]+[.E63])-[.F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3]+[.H63])-[.I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3]+[.K63])-[.L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3]+[.N63])-[.O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3]+[.Q63])-[.R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3]+[.T63])-[.U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3]+[.W63])-[.X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3]+[.Z63])-[.AA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3]+[.AC63])-[.AD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3]+[.AF63])-[.AG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3]+[.AI63])-[.AJ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3]+[.AL63])-[.AM6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388">
            <text:p>2388</text:p>
          </table:table-cell>
          <table:table-cell table:style-name="ce20" office:value-type="string">
            <text:p>Toner for Samsung M3820ND MLT-D203L</text:p>
          </table:table-cell>
          <table:table-cell table:style-name="ce35" office:value-type="string">
            <text:p>Unit</text:p>
          </table:table-cell>
          <table:table-cell table:style-name="ce41" office:value-type="float" office:value="3">
            <text:p>3.00 </text:p>
          </table:table-cell>
          <table:table-cell table:number-columns-repeated="2" table:style-name="ce41"/>
          <table:table-cell table:style-name="ce49" table:formula="of:=([.D64]+[.E64])-[.F64]" office:value-type="float" office:value="3">
            <text:p>3.00 </text:p>
          </table:table-cell>
          <table:table-cell table:number-columns-repeated="2" table:style-name="ce41"/>
          <table:table-cell table:style-name="ce49" table:formula="of:=([.G64]+[.H64])-[.I64]" office:value-type="float" office:value="3">
            <text:p>3.00 </text:p>
          </table:table-cell>
          <table:table-cell table:number-columns-repeated="2" table:style-name="ce41"/>
          <table:table-cell table:style-name="ce49" table:formula="of:=([.J64]+[.K64])-[.L64]" office:value-type="float" office:value="3">
            <text:p>3.00 </text:p>
          </table:table-cell>
          <table:table-cell table:number-columns-repeated="2" table:style-name="ce41"/>
          <table:table-cell table:style-name="ce49" table:formula="of:=([.M64]+[.N64])-[.O64]" office:value-type="float" office:value="3">
            <text:p>3.00 </text:p>
          </table:table-cell>
          <table:table-cell table:number-columns-repeated="2" table:style-name="ce41"/>
          <table:table-cell table:style-name="ce49" table:formula="of:=([.P64]+[.Q64])-[.R64]" office:value-type="float" office:value="3">
            <text:p>3.00 </text:p>
          </table:table-cell>
          <table:table-cell table:number-columns-repeated="2" table:style-name="ce41"/>
          <table:table-cell table:style-name="ce49" table:formula="of:=([.S64]+[.T64])-[.U64]" office:value-type="float" office:value="3">
            <text:p>3.00 </text:p>
          </table:table-cell>
          <table:table-cell table:number-columns-repeated="2" table:style-name="ce41"/>
          <table:table-cell table:style-name="ce49" table:formula="of:=([.V64]+[.W64])-[.X64]" office:value-type="float" office:value="3">
            <text:p>3.00 </text:p>
          </table:table-cell>
          <table:table-cell table:number-columns-repeated="2" table:style-name="ce41"/>
          <table:table-cell table:style-name="ce49" table:formula="of:=([.Y64]+[.Z64])-[.AA64]" office:value-type="float" office:value="3">
            <text:p>3.00 </text:p>
          </table:table-cell>
          <table:table-cell table:number-columns-repeated="2" table:style-name="ce41"/>
          <table:table-cell table:style-name="ce49" table:formula="of:=([.AB64]+[.AC64])-[.AD64]" office:value-type="float" office:value="3">
            <text:p>3.00 </text:p>
          </table:table-cell>
          <table:table-cell table:number-columns-repeated="2" table:style-name="ce41"/>
          <table:table-cell table:style-name="ce49" table:formula="of:=([.AE64]+[.AF64])-[.AG64]" office:value-type="float" office:value="3">
            <text:p>3.00 </text:p>
          </table:table-cell>
          <table:table-cell table:number-columns-repeated="2" table:style-name="ce41"/>
          <table:table-cell table:style-name="ce49" table:formula="of:=([.AH64]+[.AI64])-[.AJ64]" office:value-type="float" office:value="3">
            <text:p>3.00 </text:p>
          </table:table-cell>
          <table:table-cell table:number-columns-repeated="2" table:style-name="ce41"/>
          <table:table-cell table:style-name="ce49" table:formula="of:=([.AK64]+[.AL64])-[.AM64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9" office:value-type="float" office:value="2822">
            <text:p>2822</text:p>
          </table:table-cell>
          <table:table-cell table:style-name="ce20" office:value-type="string">
            <text:p>Toner HL-L5100DN Brother TN 3428 Black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5]+[.E65])-[.F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5]+[.H65])-[.I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5]+[.K65])-[.L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5]+[.N65])-[.O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5]+[.Q65])-[.R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5]+[.T65])-[.U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5]+[.W65])-[.X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5]+[.Z65])-[.AA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5]+[.AC65])-[.AD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5]+[.AF65])-[.AG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5]+[.AI65])-[.AJ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5]+[.AL65])-[.AM6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5">
            <text:p>2825</text:p>
          </table:table-cell>
          <table:table-cell table:style-name="ce20" office:value-type="string">
            <text:p>Toner HL-L8360CDW Brother TN456 black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6]+[.E66])-[.F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6]+[.H66])-[.I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6]+[.K66])-[.L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6]+[.N66])-[.O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6]+[.Q66])-[.R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6]+[.T66])-[.U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6]+[.W66])-[.X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6]+[.Z66])-[.AA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6]+[.AC66])-[.AD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6]+[.AF66])-[.AG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6]+[.AI66])-[.AJ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6]+[.AL66])-[.AM6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6">
            <text:p>2826</text:p>
          </table:table-cell>
          <table:table-cell table:style-name="ce20" office:value-type="string">
            <text:p>Toner HL-L8360CDW Brother TN456 Cyan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7]+[.E67])-[.F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7]+[.H67])-[.I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7]+[.K67])-[.L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7]+[.N67])-[.O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7]+[.Q67])-[.R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7]+[.T67])-[.U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7]+[.W67])-[.X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7]+[.Z67])-[.AA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7]+[.AC67])-[.AD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7]+[.AF67])-[.AG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7]+[.AI67])-[.AJ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7]+[.AL67])-[.AM6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8">
            <text:p>2828</text:p>
          </table:table-cell>
          <table:table-cell table:style-name="ce20" office:value-type="string">
            <text:p>Toner HL-L8360CDW Brother TN456 Magenta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8]+[.E68])-[.F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8]+[.H68])-[.I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8]+[.K68])-[.L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8]+[.N68])-[.O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8]+[.Q68])-[.R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8]+[.T68])-[.U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8]+[.W68])-[.X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8]+[.Z68])-[.AA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8]+[.AC68])-[.AD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8]+[.AF68])-[.AG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8]+[.AI68])-[.AJ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8]+[.AL68])-[.AM6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7">
            <text:p>2827</text:p>
          </table:table-cell>
          <table:table-cell table:style-name="ce20" office:value-type="string">
            <text:p>Toner HL-L8360CDW Brother TN456 Yellow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9]+[.E69])-[.F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9]+[.H69])-[.I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9]+[.K69])-[.L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9]+[.N69])-[.O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9]+[.Q69])-[.R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9]+[.T69])-[.U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9]+[.W69])-[.X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9]+[.Z69])-[.AA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9]+[.AC69])-[.AD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9]+[.AF69])-[.AG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9]+[.AI69])-[.AJ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9]+[.AL69])-[.AM6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07">
            <text:p>2207</text:p>
          </table:table-cell>
          <table:table-cell table:style-name="ce20" office:value-type="string">
            <text:p>Toner, HP M401D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0]+[.E70])-[.F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0]+[.H70])-[.I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0]+[.K70])-[.L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0]+[.N70])-[.O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0]+[.Q70])-[.R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0]+[.T70])-[.U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0]+[.W70])-[.X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0]+[.Z70])-[.AA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0]+[.AC70])-[.AD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0]+[.AF70])-[.AG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0]+[.AI70])-[.AJ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0]+[.AL70])-[.AM7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84">
            <text:p>84</text:p>
          </table:table-cell>
          <table:table-cell table:style-name="ce20" office:value-type="string">
            <text:p>TSF - 11x10-5/8 1 ply 2000 shts/box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1]+[.E71])-[.F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1]+[.H71])-[.I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1]+[.K71])-[.L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1]+[.N71])-[.O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1]+[.Q71])-[.R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1]+[.T71])-[.U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1]+[.W71])-[.X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1]+[.Z71])-[.AA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1]+[.AC71])-[.AD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1]+[.AF71])-[.AG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1]+[.AI71])-[.AJ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1]+[.AL71])-[.AM7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87">
            <text:p>87</text:p>
          </table:table-cell>
          <table:table-cell table:style-name="ce20" office:value-type="string">
            <text:p>TSF - 11x14-7/8 1 ply 2000 shts/box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2]+[.E72])-[.F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2]+[.H72])-[.I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2]+[.K72])-[.L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2]+[.N72])-[.O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2]+[.Q72])-[.R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2]+[.T72])-[.U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2]+[.W72])-[.X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2]+[.Z72])-[.AA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2]+[.AC72])-[.AD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2]+[.AF72])-[.AG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2]+[.AI72])-[.AJ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2]+[.AL72])-[.AM7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81">
            <text:p>81</text:p>
          </table:table-cell>
          <table:table-cell table:style-name="ce20" office:value-type="string">
            <text:p>TSF - 11x8-1/2 1 ply 2000 shts/box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3]+[.E73])-[.F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3]+[.H73])-[.I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3]+[.K73])-[.L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3]+[.N73])-[.O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3]+[.Q73])-[.R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3]+[.T73])-[.U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3]+[.W73])-[.X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3]+[.Z73])-[.AA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3]+[.AC73])-[.AD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3]+[.AF73])-[.AG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3]+[.AI73])-[.AJ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3]+[.AL73])-[.AM7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98">
            <text:p>98</text:p>
          </table:table-cell>
          <table:table-cell table:style-name="ce20" office:value-type="string">
            <text:p>TSF - Pension Check/Voucher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4]+[.E74])-[.F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4]+[.H74])-[.I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4]+[.K74])-[.L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4]+[.N74])-[.O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4]+[.Q74])-[.R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4]+[.T74])-[.U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4]+[.W74])-[.X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4]+[.Z74])-[.AA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4]+[.AC74])-[.AD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4]+[.AF74])-[.AG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4]+[.AI74])-[.AJ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4]+[.AL74])-[.AM7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00">
            <text:p>100</text:p>
          </table:table-cell>
          <table:table-cell table:style-name="ce20" office:value-type="string">
            <text:p>TSF - EC Medical Pymnt Notice Check/Voucher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5]+[.E75])-[.F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5]+[.H75])-[.I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5]+[.K75])-[.L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5]+[.N75])-[.O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5]+[.Q75])-[.R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5]+[.T75])-[.U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5]+[.W75])-[.X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5]+[.Z75])-[.AA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5]+[.AC75])-[.AD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5]+[.AF75])-[.AG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5]+[.AI75])-[.AJ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5]+[.AL75])-[.AM7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0" office:value-type="string">
            <text:p>Other Supplies not inluded in the list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76]+[.E76])-[.F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6]+[.H76])-[.I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6]+[.K76])-[.L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6]+[.N76])-[.O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6]+[.Q76])-[.R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6]+[.T76])-[.U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6]+[.W76])-[.X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6]+[.Z76])-[.AA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6]+[.AC76])-[.AD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6]+[.AF76])-[.AG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6]+[.AI76])-[.AJ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6]+[.AL76])-[.AM7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/>
          <table:table-cell table:style-name="ce22" office:value-type="string">
            <text:p>HP Laserjet – W9014 MC Toner</text:p>
          </table:table-cell>
          <table:table-cell table:style-name="ce12" office:value-type="string">
            <text:p>Unit</text:p>
          </table:table-cell>
          <table:table-cell table:style-name="ce42"/>
          <table:table-cell table:number-columns-repeated="2" table:style-name="ce41"/>
          <table:table-cell table:style-name="ce49" table:formula="of:=([.D77]+[.E77])-[.F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7]+[.H77])-[.I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7]+[.K77])-[.L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7]+[.N77])-[.O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7]+[.Q77])-[.R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7]+[.T77])-[.U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7]+[.W77])-[.X77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Y77]+[.Z77])-[.AA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7]+[.AC77])-[.AD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7]+[.AF77])-[.AG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7]+[.AI77])-[.AJ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7]+[.AL77])-[.AM7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818">
            <text:p>1818</text:p>
          </table:table-cell>
          <table:table-cell table:style-name="ce23" office:value-type="string">
            <text:p>Ribbon Epson 7753 F750 for LQ300+II P</text:p>
          </table:table-cell>
          <table:table-cell table:style-name="ce35" office:value-type="string">
            <text:p>Piece</text:p>
          </table:table-cell>
          <table:table-cell table:number-columns-repeated="3" table:style-name="ce41"/>
          <table:table-cell table:style-name="ce49" table:formula="of:=([.D78]+[.E78])-[.F7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8]+[.H78])-[.I7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8]+[.K78])-[.L7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8]+[.N78])-[.O78]" office:value-type="float" office:value="0">
            <text:p><text:s/>- </text:p>
          </table:table-cell>
          <table:table-cell table:style-name="ce41" office:value-type="float" office:value="18">
            <text:p>18.00 </text:p>
          </table:table-cell>
          <table:table-cell table:style-name="ce41" office:value-type="float" office:value="5">
            <text:p>5.00 </text:p>
          </table:table-cell>
          <table:table-cell table:style-name="ce49" table:formula="of:=([.P78]+[.Q78])-[.R78]" office:value-type="float" office:value="13">
            <text:p>13.00 </text:p>
          </table:table-cell>
          <table:table-cell table:style-name="ce41"/>
          <table:table-cell table:style-name="ce41" office:value-type="float" office:value="7">
            <text:p>7.00 </text:p>
          </table:table-cell>
          <table:table-cell table:style-name="ce49" table:formula="of:=([.S78]+[.T78])-[.U78]" office:value-type="float" office:value="6">
            <text:p>6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V78]+[.W78])-[.X78]" office:value-type="float" office:value="11">
            <text:p>11.00 </text:p>
          </table:table-cell>
          <table:table-cell table:number-columns-repeated="2" table:style-name="ce41"/>
          <table:table-cell table:style-name="ce49" table:formula="of:=([.Y78]+[.Z78])-[.AA78]" office:value-type="float" office:value="11">
            <text:p>11.00 </text:p>
          </table:table-cell>
          <table:table-cell table:number-columns-repeated="2" table:style-name="ce41"/>
          <table:table-cell table:style-name="ce49" table:formula="of:=([.AB78]+[.AC78])-[.AD78]" office:value-type="float" office:value="11">
            <text:p>11.00 </text:p>
          </table:table-cell>
          <table:table-cell table:number-columns-repeated="2" table:style-name="ce41"/>
          <table:table-cell table:style-name="ce49" table:formula="of:=([.AE78]+[.AF78])-[.AG78]" office:value-type="float" office:value="11">
            <text:p>11.00 </text:p>
          </table:table-cell>
          <table:table-cell table:number-columns-repeated="2" table:style-name="ce41"/>
          <table:table-cell table:style-name="ce49" table:formula="of:=([.AH78]+[.AI78])-[.AJ78]" office:value-type="float" office:value="11">
            <text:p>11.00 </text:p>
          </table:table-cell>
          <table:table-cell table:number-columns-repeated="2" table:style-name="ce41"/>
          <table:table-cell table:style-name="ce49" table:formula="of:=([.AK78]+[.AL78])-[.AM78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9" office:value-type="float" office:value="1726">
            <text:p>1726</text:p>
          </table:table-cell>
          <table:table-cell table:style-name="ce24" office:value-type="string">
            <text:p>TSF - ML-1 Sal/Educ/Cal/SILP 3 ply</text:p>
          </table:table-cell>
          <table:table-cell table:style-name="ce35" office:value-type="string">
            <text:p>M</text:p>
          </table:table-cell>
          <table:table-cell table:style-name="ce41" table:formula="of:=-[.D80]" office:value-type="float" office:value="-0">
            <text:p><text:s/>- </text:p>
          </table:table-cell>
          <table:table-cell table:number-columns-repeated="2" table:style-name="ce41"/>
          <table:table-cell table:style-name="ce49" table:formula="of:=([.D79]+[.E79])-[.F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9]+[.H79])-[.I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9]+[.K79])-[.L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9]+[.N79])-[.O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9]+[.Q79])-[.R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9]+[.T79])-[.U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9]+[.W79])-[.X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9]+[.Z79])-[.AA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9]+[.AC79])-[.AD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9]+[.AF79])-[.AG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9]+[.AI79])-[.AJ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9]+[.AL79])-[.AM7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80]+[.E80])-[.F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80]+[.H80])-[.I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80]+[.K80])-[.L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80]+[.N80])-[.O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80]+[.Q80])-[.R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80]+[.T80])-[.U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80]+[.W80])-[.X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80]+[.Z80])-[.AA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80]+[.AC80])-[.AD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80]+[.AF80])-[.AG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80]+[.AI80])-[.AJ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80]+[.AL80])-[.AM8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5">
            <text:p>5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81]+[.E81])-[.F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81]+[.H81])-[.I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81]+[.K81])-[.L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81]+[.N81])-[.O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81]+[.Q81])-[.R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81]+[.T81])-[.U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81]+[.W81])-[.X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81]+[.Z81])-[.AA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81]+[.AC81])-[.AD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81]+[.AF81])-[.AG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81]+[.AI81])-[.AJ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81]+[.AL81])-[.AM81]" office:value-type="float" office:value="0">
            <text:p><text:s/>- </text:p>
          </table:table-cell>
          <table:table-cell table:number-columns-repeated="984"/>
        </table:table-row>
        <table:table-row table:style-name="ro4">
          <table:table-cell table:style-name="ce6" office:value-type="string">
            <text:p>Printed Forms</text:p>
          </table:table-cell>
          <table:table-cell table:style-name="ce17"/>
          <table:table-cell table:style-name="ce31"/>
          <table:table-cell table:style-name="ce39" table:number-columns-repeated="37"/>
          <table:table-cell table:style-name="ce54" table:number-columns-repeated="984"/>
        </table:table-row>
        <table:table-row table:style-name="ro6">
          <table:table-cell table:style-name="ce9" office:value-type="float" office:value="2796">
            <text:p>2796</text:p>
          </table:table-cell>
          <table:table-cell table:style-name="ce20" office:value-type="string">
            <text:p>ACOP for Ret. or Permanent Total Disability</text:p>
          </table:table-cell>
          <table:table-cell table:style-name="ce35" office:value-type="string">
            <text:p>Ream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83]+[.E83])-[.F83]" office:value-type="float" office:value="3">
            <text:p>3.00 </text:p>
          </table:table-cell>
          <table:table-cell table:number-columns-repeated="2" table:style-name="ce41"/>
          <table:table-cell table:style-name="ce49" table:formula="of:=([.G83]+[.H83])-[.I83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83]+[.K83])-[.L83]" office:value-type="float" office:value="2">
            <text:p>2.00 </text:p>
          </table:table-cell>
          <table:table-cell table:number-columns-repeated="2" table:style-name="ce41" office:value-type="float" office:value="2">
            <text:p>2.00 </text:p>
          </table:table-cell>
          <table:table-cell table:style-name="ce49" table:formula="of:=([.M83]+[.N83])-[.O83]" office:value-type="float" office:value="2">
            <text:p>2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P83]+[.Q83])-[.R83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83]+[.T83])-[.U83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V83]+[.W83])-[.X83]" office:value-type="float" office:value="1">
            <text:p>1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9" table:formula="of:=([.Y83]+[.Z83])-[.AA83]" office:value-type="float" office:value="2">
            <text:p>2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">
            <text:p>1.00 </text:p>
          </table:table-cell>
          <table:table-cell table:style-name="ce49" table:formula="of:=([.AB83]+[.AC83])-[.AD83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83]+[.AF83])-[.AG83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AH83]+[.AI83])-[.AJ83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K83]+[.AL83])-[.AM83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2797">
            <text:p>2797</text:p>
          </table:table-cell>
          <table:table-cell table:style-name="ce20" office:value-type="string">
            <text:p>ACOP for Surviving Legal Spouse Pensioner</text:p>
          </table:table-cell>
          <table:table-cell table:style-name="ce35" office:value-type="string">
            <text:p>Ream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6">
            <text:p>6.00 </text:p>
          </table:table-cell>
          <table:table-cell table:style-name="ce49" table:formula="of:=([.D84]+[.E84])-[.F84]" office:value-type="float" office:value="3">
            <text:p>3.00 </text:p>
          </table:table-cell>
          <table:table-cell table:style-name="ce41" office:value-type="float" office:value="6">
            <text:p>6.00 </text:p>
          </table:table-cell>
          <table:table-cell table:style-name="ce41" office:value-type="float" office:value="2">
            <text:p>2.00 </text:p>
          </table:table-cell>
          <table:table-cell table:style-name="ce49" table:formula="of:=([.G84]+[.H84])-[.I84]" office:value-type="float" office:value="7">
            <text:p>7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84]+[.K84])-[.L84]" office:value-type="float" office:value="4">
            <text:p>4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4">
            <text:p>4.00 </text:p>
          </table:table-cell>
          <table:table-cell table:style-name="ce49" table:formula="of:=([.M84]+[.N84])-[.O84]" office:value-type="float" office:value="5">
            <text:p>5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4">
            <text:p>4.00 </text:p>
          </table:table-cell>
          <table:table-cell table:style-name="ce49" table:formula="of:=([.P84]+[.Q84])-[.R84]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1" office:value-type="float" office:value="4">
            <text:p>4.00 </text:p>
          </table:table-cell>
          <table:table-cell table:style-name="ce49" table:formula="of:=([.S84]+[.T84])-[.U84]" office:value-type="float" office:value="0">
            <text:p><text:s/>- </text:p>
          </table:table-cell>
          <table:table-cell table:number-columns-repeated="2" table:style-name="ce41" office:value-type="float" office:value="2">
            <text:p>2.00 </text:p>
          </table:table-cell>
          <table:table-cell table:style-name="ce49" table:formula="of:=([.V84]+[.W84])-[.X84]" office:value-type="float" office:value="0">
            <text:p><text:s/>-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2">
            <text:p>2.00 </text:p>
          </table:table-cell>
          <table:table-cell table:style-name="ce49" table:formula="of:=([.Y84]+[.Z84])-[.AA84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84]+[.AC84])-[.AD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84]+[.AF84])-[.AG84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2">
            <text:p>2.00 </text:p>
          </table:table-cell>
          <table:table-cell table:style-name="ce49" table:formula="of:=([.AH84]+[.AI84])-[.AJ84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K84]+[.AL84])-[.AM84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204">
            <text:p>204</text:p>
          </table:table-cell>
          <table:table-cell table:style-name="ce20" office:value-type="string">
            <text:p>AD-528 - Permission to Leave the Office</text:p>
          </table:table-cell>
          <table:table-cell table:style-name="ce35" office:value-type="string">
            <text:p>Ream</text:p>
          </table:table-cell>
          <table:table-cell table:style-name="ce41" office:value-type="float" office:value="3">
            <text:p>3.00 </text:p>
          </table:table-cell>
          <table:table-cell table:number-columns-repeated="2" table:style-name="ce41"/>
          <table:table-cell table:style-name="ce49" table:formula="of:=([.D85]+[.E85])-[.F85]" office:value-type="float" office:value="3">
            <text:p>3.00 </text:p>
          </table:table-cell>
          <table:table-cell table:number-columns-repeated="2" table:style-name="ce41"/>
          <table:table-cell table:style-name="ce49" table:formula="of:=([.G85]+[.H85])-[.I85]" office:value-type="float" office:value="3">
            <text:p>3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85]+[.K85])-[.L85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M85]+[.N85])-[.O85]" office:value-type="float" office:value="5">
            <text:p>5.00 </text:p>
          </table:table-cell>
          <table:table-cell table:number-columns-repeated="2" table:style-name="ce41"/>
          <table:table-cell table:style-name="ce49" table:formula="of:=([.P85]+[.Q85])-[.R85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85]+[.T85])-[.U85]" office:value-type="float" office:value="4">
            <text:p>4.00 </text:p>
          </table:table-cell>
          <table:table-cell table:number-columns-repeated="2" table:style-name="ce41"/>
          <table:table-cell table:style-name="ce49" table:formula="of:=([.V85]+[.W85])-[.X85]" office:value-type="float" office:value="4">
            <text:p>4.00 </text:p>
          </table:table-cell>
          <table:table-cell table:number-columns-repeated="2" table:style-name="ce41"/>
          <table:table-cell table:style-name="ce49" table:formula="of:=([.Y85]+[.Z85])-[.AA85]" office:value-type="float" office:value="4">
            <text:p>4.00 </text:p>
          </table:table-cell>
          <table:table-cell table:number-columns-repeated="2" table:style-name="ce41"/>
          <table:table-cell table:style-name="ce49" table:formula="of:=([.AB85]+[.AC85])-[.AD85]" office:value-type="float" office:value="4">
            <text:p>4.00 </text:p>
          </table:table-cell>
          <table:table-cell table:number-columns-repeated="2" table:style-name="ce41"/>
          <table:table-cell table:style-name="ce49" table:formula="of:=([.AE85]+[.AF85])-[.AG85]" office:value-type="float" office:value="4">
            <text:p>4.00 </text:p>
          </table:table-cell>
          <table:table-cell table:number-columns-repeated="2" table:style-name="ce41"/>
          <table:table-cell table:style-name="ce49" table:formula="of:=([.AH85]+[.AI85])-[.AJ85]" office:value-type="float" office:value="4">
            <text:p>4.00 </text:p>
          </table:table-cell>
          <table:table-cell table:number-columns-repeated="2" table:style-name="ce41"/>
          <table:table-cell table:style-name="ce49" table:formula="of:=([.AK85]+[.AL85])-[.AM85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9" office:value-type="float" office:value="224">
            <text:p>224</text:p>
          </table:table-cell>
          <table:table-cell table:style-name="ce20" office:value-type="string">
            <text:p>Affidavit for Death Benefit</text:p>
          </table:table-cell>
          <table:table-cell table:style-name="ce35" office:value-type="string">
            <text:p>Ream</text:p>
          </table:table-cell>
          <table:table-cell table:style-name="ce41" office:value-type="float" office:value="7">
            <text:p>7.00 </text:p>
          </table:table-cell>
          <table:table-cell table:number-columns-repeated="2" table:style-name="ce41"/>
          <table:table-cell table:style-name="ce49" table:formula="of:=([.D86]+[.E86])-[.F86]" office:value-type="float" office:value="7">
            <text:p>7.00 </text:p>
          </table:table-cell>
          <table:table-cell table:number-columns-repeated="2" table:style-name="ce41"/>
          <table:table-cell table:style-name="ce49" table:formula="of:=([.G86]+[.H86])-[.I86]" office:value-type="float" office:value="7">
            <text:p>7.00 </text:p>
          </table:table-cell>
          <table:table-cell table:number-columns-repeated="2" table:style-name="ce41"/>
          <table:table-cell table:style-name="ce49" table:formula="of:=([.J86]+[.K86])-[.L86]" office:value-type="float" office:value="7">
            <text:p>7.00 </text:p>
          </table:table-cell>
          <table:table-cell table:number-columns-repeated="2" table:style-name="ce41"/>
          <table:table-cell table:style-name="ce49" table:formula="of:=([.M86]+[.N86])-[.O86]" office:value-type="float" office:value="7">
            <text:p>7.00 </text:p>
          </table:table-cell>
          <table:table-cell table:number-columns-repeated="2" table:style-name="ce41"/>
          <table:table-cell table:style-name="ce49" table:formula="of:=([.P86]+[.Q86])-[.R86]" office:value-type="float" office:value="7">
            <text:p>7.00 </text:p>
          </table:table-cell>
          <table:table-cell table:number-columns-repeated="2" table:style-name="ce41"/>
          <table:table-cell table:style-name="ce49" table:formula="of:=([.S86]+[.T86])-[.U86]" office:value-type="float" office:value="7">
            <text:p>7.00 </text:p>
          </table:table-cell>
          <table:table-cell table:number-columns-repeated="2" table:style-name="ce41"/>
          <table:table-cell table:style-name="ce49" table:formula="of:=([.V86]+[.W86])-[.X86]" office:value-type="float" office:value="7">
            <text:p>7.00 </text:p>
          </table:table-cell>
          <table:table-cell table:number-columns-repeated="2" table:style-name="ce41"/>
          <table:table-cell table:style-name="ce49" table:formula="of:=([.Y86]+[.Z86])-[.AA86]" office:value-type="float" office:value="7">
            <text:p>7.00 </text:p>
          </table:table-cell>
          <table:table-cell table:number-columns-repeated="2" table:style-name="ce41"/>
          <table:table-cell table:style-name="ce49" table:formula="of:=([.AB86]+[.AC86])-[.AD86]" office:value-type="float" office:value="7">
            <text:p>7.00 </text:p>
          </table:table-cell>
          <table:table-cell table:number-columns-repeated="2" table:style-name="ce41"/>
          <table:table-cell table:style-name="ce49" table:formula="of:=([.AE86]+[.AF86])-[.AG86]" office:value-type="float" office:value="7">
            <text:p>7.00 </text:p>
          </table:table-cell>
          <table:table-cell table:number-columns-repeated="2" table:style-name="ce41"/>
          <table:table-cell table:style-name="ce49" table:formula="of:=([.AH86]+[.AI86])-[.AJ86]" office:value-type="float" office:value="7">
            <text:p>7.00 </text:p>
          </table:table-cell>
          <table:table-cell table:number-columns-repeated="2" table:style-name="ce41"/>
          <table:table-cell table:style-name="ce49" table:formula="of:=([.AK86]+[.AL86])-[.AM86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42">
            <text:p>242</text:p>
          </table:table-cell>
          <table:table-cell table:style-name="ce20" office:value-type="string">
            <text:p>Application of Appoint for Rep Payee p1</text:p>
          </table:table-cell>
          <table:table-cell table:style-name="ce35" office:value-type="string">
            <text:p>Ream</text:p>
          </table:table-cell>
          <table:table-cell table:style-name="ce41" office:value-type="float" office:value="7">
            <text:p>7.00 </text:p>
          </table:table-cell>
          <table:table-cell table:number-columns-repeated="2" table:style-name="ce41"/>
          <table:table-cell table:style-name="ce49" table:formula="of:=([.D87]+[.E87])-[.F87]" office:value-type="float" office:value="7">
            <text:p>7.00 </text:p>
          </table:table-cell>
          <table:table-cell table:number-columns-repeated="2" table:style-name="ce41"/>
          <table:table-cell table:style-name="ce49" table:formula="of:=([.G87]+[.H87])-[.I87]" office:value-type="float" office:value="7">
            <text:p>7.00 </text:p>
          </table:table-cell>
          <table:table-cell table:number-columns-repeated="2" table:style-name="ce41"/>
          <table:table-cell table:style-name="ce49" table:formula="of:=([.J87]+[.K87])-[.L87]" office:value-type="float" office:value="7">
            <text:p>7.00 </text:p>
          </table:table-cell>
          <table:table-cell table:number-columns-repeated="2" table:style-name="ce41"/>
          <table:table-cell table:style-name="ce49" table:formula="of:=([.M87]+[.N87])-[.O87]" office:value-type="float" office:value="7">
            <text:p>7.00 </text:p>
          </table:table-cell>
          <table:table-cell table:number-columns-repeated="2" table:style-name="ce41"/>
          <table:table-cell table:style-name="ce49" table:formula="of:=([.P87]+[.Q87])-[.R87]" office:value-type="float" office:value="7">
            <text:p>7.00 </text:p>
          </table:table-cell>
          <table:table-cell table:number-columns-repeated="2" table:style-name="ce41"/>
          <table:table-cell table:style-name="ce49" table:formula="of:=([.S87]+[.T87])-[.U87]" office:value-type="float" office:value="7">
            <text:p>7.00 </text:p>
          </table:table-cell>
          <table:table-cell table:number-columns-repeated="2" table:style-name="ce41"/>
          <table:table-cell table:style-name="ce49" table:formula="of:=([.V87]+[.W87])-[.X87]" office:value-type="float" office:value="7">
            <text:p>7.00 </text:p>
          </table:table-cell>
          <table:table-cell table:number-columns-repeated="2" table:style-name="ce41"/>
          <table:table-cell table:style-name="ce49" table:formula="of:=([.Y87]+[.Z87])-[.AA87]" office:value-type="float" office:value="7">
            <text:p>7.00 </text:p>
          </table:table-cell>
          <table:table-cell table:number-columns-repeated="2" table:style-name="ce41"/>
          <table:table-cell table:style-name="ce49" table:formula="of:=([.AB87]+[.AC87])-[.AD87]" office:value-type="float" office:value="7">
            <text:p>7.00 </text:p>
          </table:table-cell>
          <table:table-cell table:number-columns-repeated="2" table:style-name="ce41"/>
          <table:table-cell table:style-name="ce49" table:formula="of:=([.AE87]+[.AF87])-[.AG87]" office:value-type="float" office:value="7">
            <text:p>7.00 </text:p>
          </table:table-cell>
          <table:table-cell table:number-columns-repeated="2" table:style-name="ce41"/>
          <table:table-cell table:style-name="ce49" table:formula="of:=([.AH87]+[.AI87])-[.AJ87]" office:value-type="float" office:value="7">
            <text:p>7.00 </text:p>
          </table:table-cell>
          <table:table-cell table:number-columns-repeated="2" table:style-name="ce41"/>
          <table:table-cell table:style-name="ce49" table:formula="of:=([.AK87]+[.AL87])-[.AM87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43">
            <text:p>243</text:p>
          </table:table-cell>
          <table:table-cell table:style-name="ce20" office:value-type="string">
            <text:p>Application of Appoint for Rep Payee p2</text:p>
          </table:table-cell>
          <table:table-cell table:style-name="ce35" office:value-type="string">
            <text:p>Ream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88]+[.E88])-[.F88]" office:value-type="float" office:value="6">
            <text:p>6.00 </text:p>
          </table:table-cell>
          <table:table-cell table:number-columns-repeated="2" table:style-name="ce41"/>
          <table:table-cell table:style-name="ce49" table:formula="of:=([.G88]+[.H88])-[.I88]" office:value-type="float" office:value="6">
            <text:p>6.00 </text:p>
          </table:table-cell>
          <table:table-cell table:number-columns-repeated="2" table:style-name="ce41"/>
          <table:table-cell table:style-name="ce49" table:formula="of:=([.J88]+[.K88])-[.L88]" office:value-type="float" office:value="6">
            <text:p>6.00 </text:p>
          </table:table-cell>
          <table:table-cell table:number-columns-repeated="2" table:style-name="ce41"/>
          <table:table-cell table:style-name="ce49" table:formula="of:=([.M88]+[.N88])-[.O88]" office:value-type="float" office:value="6">
            <text:p>6.00 </text:p>
          </table:table-cell>
          <table:table-cell table:number-columns-repeated="2" table:style-name="ce41"/>
          <table:table-cell table:style-name="ce49" table:formula="of:=([.P88]+[.Q88])-[.R88]" office:value-type="float" office:value="6">
            <text:p>6.00 </text:p>
          </table:table-cell>
          <table:table-cell table:number-columns-repeated="2" table:style-name="ce41"/>
          <table:table-cell table:style-name="ce49" table:formula="of:=([.S88]+[.T88])-[.U88]" office:value-type="float" office:value="6">
            <text:p>6.00 </text:p>
          </table:table-cell>
          <table:table-cell table:number-columns-repeated="2" table:style-name="ce41"/>
          <table:table-cell table:style-name="ce49" table:formula="of:=([.V88]+[.W88])-[.X88]" office:value-type="float" office:value="6">
            <text:p>6.00 </text:p>
          </table:table-cell>
          <table:table-cell table:number-columns-repeated="2" table:style-name="ce41"/>
          <table:table-cell table:style-name="ce49" table:formula="of:=([.Y88]+[.Z88])-[.AA88]" office:value-type="float" office:value="6">
            <text:p>6.00 </text:p>
          </table:table-cell>
          <table:table-cell table:number-columns-repeated="2" table:style-name="ce41"/>
          <table:table-cell table:style-name="ce49" table:formula="of:=([.AB88]+[.AC88])-[.AD88]" office:value-type="float" office:value="6">
            <text:p>6.00 </text:p>
          </table:table-cell>
          <table:table-cell table:number-columns-repeated="2" table:style-name="ce41"/>
          <table:table-cell table:style-name="ce49" table:formula="of:=([.AE88]+[.AF88])-[.AG88]" office:value-type="float" office:value="6">
            <text:p>6.00 </text:p>
          </table:table-cell>
          <table:table-cell table:number-columns-repeated="2" table:style-name="ce41"/>
          <table:table-cell table:style-name="ce49" table:formula="of:=([.AH88]+[.AI88])-[.AJ88]" office:value-type="float" office:value="6">
            <text:p>6.00 </text:p>
          </table:table-cell>
          <table:table-cell table:number-columns-repeated="2" table:style-name="ce41"/>
          <table:table-cell table:style-name="ce49" table:formula="of:=([.AK88]+[.AL88])-[.AM88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918">
            <text:p>2918</text:p>
          </table:table-cell>
          <table:table-cell table:style-name="ce20" office:value-type="string">
            <text:p>Cert &amp; Agreement on Data Privacy Notice</text:p>
          </table:table-cell>
          <table:table-cell table:style-name="ce35" office:value-type="string">
            <text:p>Ream</text:p>
          </table:table-cell>
          <table:table-cell table:style-name="ce41" office:value-type="float" office:value="11">
            <text:p>11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14">
            <text:p>14.00 </text:p>
          </table:table-cell>
          <table:table-cell table:style-name="ce49" table:formula="of:=([.D89]+[.E89])-[.F89]" office:value-type="float" office:value="17">
            <text:p>17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6">
            <text:p>16.00 </text:p>
          </table:table-cell>
          <table:table-cell table:style-name="ce49" table:formula="of:=([.G89]+[.H89])-[.I89]" office:value-type="float" office:value="11">
            <text:p>11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4">
            <text:p>14.00 </text:p>
          </table:table-cell>
          <table:table-cell table:style-name="ce49" table:formula="of:=([.J89]+[.K89])-[.L89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7">
            <text:p>7.00 </text:p>
          </table:table-cell>
          <table:table-cell table:style-name="ce49" table:formula="of:=([.M89]+[.N89])-[.O89]" office:value-type="float" office:value="0">
            <text:p><text:s/>-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P89]+[.Q89])-[.R89]" office:value-type="float" office:value="0">
            <text:p><text:s/>- </text:p>
          </table:table-cell>
          <table:table-cell table:style-name="ce41" office:value-type="float" office:value="22">
            <text:p>22.00 </text:p>
          </table:table-cell>
          <table:table-cell table:style-name="ce41" office:value-type="float" office:value="20">
            <text:p>20.00 </text:p>
          </table:table-cell>
          <table:table-cell table:style-name="ce49" table:formula="of:=([.S89]+[.T89])-[.U89]" office:value-type="float" office:value="2">
            <text:p>2.00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V89]+[.W89])-[.X89]" office:value-type="float" office:value="2">
            <text:p>2.00 </text:p>
          </table:table-cell>
          <table:table-cell table:number-columns-repeated="2" table:style-name="ce41" office:value-type="float" office:value="6">
            <text:p>6.00 </text:p>
          </table:table-cell>
          <table:table-cell table:style-name="ce49" table:formula="of:=([.Y89]+[.Z89])-[.AA89]" office:value-type="float" office:value="2">
            <text:p>2.00 </text:p>
          </table:table-cell>
          <table:table-cell table:number-columns-repeated="2" table:style-name="ce41" office:value-type="float" office:value="8">
            <text:p>8.00 </text:p>
          </table:table-cell>
          <table:table-cell table:style-name="ce49" table:formula="of:=([.AB89]+[.AC89])-[.AD89]" office:value-type="float" office:value="2">
            <text:p>2.00 </text:p>
          </table:table-cell>
          <table:table-cell table:number-columns-repeated="2" table:style-name="ce41"/>
          <table:table-cell table:style-name="ce49" table:formula="of:=([.AE89]+[.AF89])-[.AG89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89]+[.AI89])-[.AJ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89]+[.AL89])-[.AM8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377">
            <text:p>2377</text:p>
          </table:table-cell>
          <table:table-cell table:style-name="ce20" office:value-type="string">
            <text:p>Certificate of Registration pre-printed</text:p>
          </table:table-cell>
          <table:table-cell table:style-name="ce35" office:value-type="string">
            <text:p>PC</text:p>
          </table:table-cell>
          <table:table-cell table:style-name="ce41" office:value-type="float" office:value="300">
            <text:p>300.00 </text:p>
          </table:table-cell>
          <table:table-cell table:number-columns-repeated="2" table:style-name="ce41"/>
          <table:table-cell table:style-name="ce49" table:formula="of:=([.D90]+[.E90])-[.F90]" office:value-type="float" office:value="300">
            <text:p>300.00 </text:p>
          </table:table-cell>
          <table:table-cell table:number-columns-repeated="2" table:style-name="ce41"/>
          <table:table-cell table:style-name="ce49" table:formula="of:=([.G90]+[.H90])-[.I90]" office:value-type="float" office:value="300">
            <text:p>300.00 </text:p>
          </table:table-cell>
          <table:table-cell table:style-name="ce41"/>
          <table:table-cell table:style-name="ce41" office:value-type="float" office:value="200">
            <text:p>200.00 </text:p>
          </table:table-cell>
          <table:table-cell table:style-name="ce49" table:formula="of:=([.J90]+[.K90])-[.L90]" office:value-type="float" office:value="100">
            <text:p>100.00 </text:p>
          </table:table-cell>
          <table:table-cell table:number-columns-repeated="2" table:style-name="ce41" office:value-type="float" office:value="200">
            <text:p>200.00 </text:p>
          </table:table-cell>
          <table:table-cell table:style-name="ce49" table:formula="of:=([.M90]+[.N90])-[.O90]" office:value-type="float" office:value="100">
            <text:p>100.00 </text:p>
          </table:table-cell>
          <table:table-cell table:style-name="ce41" office:value-type="float" office:value="300">
            <text:p>300.00 </text:p>
          </table:table-cell>
          <table:table-cell table:style-name="ce41"/>
          <table:table-cell table:style-name="ce49" table:formula="of:=([.P90]+[.Q90])-[.R90]" office:value-type="float" office:value="400">
            <text:p>400.00 </text:p>
          </table:table-cell>
          <table:table-cell table:number-columns-repeated="2" table:style-name="ce41"/>
          <table:table-cell table:style-name="ce49" table:formula="of:=([.S90]+[.T90])-[.U90]" office:value-type="float" office:value="400">
            <text:p>400.00 </text:p>
          </table:table-cell>
          <table:table-cell table:style-name="ce41"/>
          <table:table-cell table:style-name="ce41" office:value-type="float" office:value="200">
            <text:p>200.00 </text:p>
          </table:table-cell>
          <table:table-cell table:style-name="ce49" table:formula="of:=([.V90]+[.W90])-[.X90]" office:value-type="float" office:value="200">
            <text:p>200.00 </text:p>
          </table:table-cell>
          <table:table-cell table:number-columns-repeated="2" table:style-name="ce41" office:value-type="float" office:value="200">
            <text:p>200.00 </text:p>
          </table:table-cell>
          <table:table-cell table:style-name="ce49" table:formula="of:=([.Y90]+[.Z90])-[.AA90]" office:value-type="float" office:value="200">
            <text:p>200.00 </text:p>
          </table:table-cell>
          <table:table-cell table:style-name="ce41" office:value-type="float" office:value="300">
            <text:p>300.00 </text:p>
          </table:table-cell>
          <table:table-cell table:style-name="ce41"/>
          <table:table-cell table:style-name="ce49" table:formula="of:=([.AB90]+[.AC90])-[.AD90]" office:value-type="float" office:value="500">
            <text:p>500.00 </text:p>
          </table:table-cell>
          <table:table-cell table:style-name="ce41"/>
          <table:table-cell table:style-name="ce41" office:value-type="float" office:value="200">
            <text:p>200.00 </text:p>
          </table:table-cell>
          <table:table-cell table:style-name="ce49" table:formula="of:=([.AE90]+[.AF90])-[.AG90]" office:value-type="float" office:value="300">
            <text:p>300.00 </text:p>
          </table:table-cell>
          <table:table-cell table:number-columns-repeated="2" table:style-name="ce41"/>
          <table:table-cell table:style-name="ce49" table:formula="of:=([.AH90]+[.AI90])-[.AJ90]" office:value-type="float" office:value="300">
            <text:p>300.00 </text:p>
          </table:table-cell>
          <table:table-cell table:number-columns-repeated="2" table:style-name="ce41"/>
          <table:table-cell table:style-name="ce49" table:formula="of:=([.AK90]+[.AL90])-[.AM90]" office:value-type="float" office:value="300">
            <text:p>300.00 </text:p>
          </table:table-cell>
          <table:table-cell table:number-columns-repeated="984"/>
        </table:table-row>
        <table:table-row table:style-name="ro6">
          <table:table-cell table:style-name="ce9" office:value-type="float" office:value="198">
            <text:p>198</text:p>
          </table:table-cell>
          <table:table-cell table:style-name="ce20" office:value-type="string">
            <text:p>Daily time Records 14 pts.Tagboard</text:p>
          </table:table-cell>
          <table:table-cell table:style-name="ce35" office:value-type="string">
            <text:p>C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91]+[.E91])-[.F91]" office:value-type="float" office:value="6">
            <text:p>6.00 </text:p>
          </table:table-cell>
          <table:table-cell table:number-columns-repeated="2" table:style-name="ce41"/>
          <table:table-cell table:style-name="ce49" table:formula="of:=([.G91]+[.H91])-[.I91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91]+[.K91])-[.L91]" office:value-type="float" office:value="5">
            <text:p>5.00 </text:p>
          </table:table-cell>
          <table:table-cell table:number-columns-repeated="2" table:style-name="ce41"/>
          <table:table-cell table:style-name="ce49" table:formula="of:=([.M91]+[.N91])-[.O91]" office:value-type="float" office:value="5">
            <text:p>5.00 </text:p>
          </table:table-cell>
          <table:table-cell table:number-columns-repeated="2" table:style-name="ce41"/>
          <table:table-cell table:style-name="ce49" table:formula="of:=([.P91]+[.Q91])-[.R91]" office:value-type="float" office:value="5">
            <text:p>5.00 </text:p>
          </table:table-cell>
          <table:table-cell table:number-columns-repeated="2" table:style-name="ce41"/>
          <table:table-cell table:style-name="ce49" table:formula="of:=([.S91]+[.T91])-[.U91]" office:value-type="float" office:value="5">
            <text:p>5.00 </text:p>
          </table:table-cell>
          <table:table-cell table:number-columns-repeated="2" table:style-name="ce41"/>
          <table:table-cell table:style-name="ce49" table:formula="of:=([.V91]+[.W91])-[.X91]" office:value-type="float" office:value="5">
            <text:p>5.00 </text:p>
          </table:table-cell>
          <table:table-cell table:number-columns-repeated="2" table:style-name="ce41"/>
          <table:table-cell table:style-name="ce49" table:formula="of:=([.Y91]+[.Z91])-[.AA91]" office:value-type="float" office:value="5">
            <text:p>5.00 </text:p>
          </table:table-cell>
          <table:table-cell table:number-columns-repeated="2" table:style-name="ce41"/>
          <table:table-cell table:style-name="ce49" table:formula="of:=([.AB91]+[.AC91])-[.AD91]" office:value-type="float" office:value="5">
            <text:p>5.00 </text:p>
          </table:table-cell>
          <table:table-cell table:number-columns-repeated="2" table:style-name="ce41"/>
          <table:table-cell table:style-name="ce49" table:formula="of:=([.AE91]+[.AF91])-[.AG91]" office:value-type="float" office:value="5">
            <text:p>5.00 </text:p>
          </table:table-cell>
          <table:table-cell table:number-columns-repeated="2" table:style-name="ce41"/>
          <table:table-cell table:style-name="ce49" table:formula="of:=([.AH91]+[.AI91])-[.AJ91]" office:value-type="float" office:value="5">
            <text:p>5.00 </text:p>
          </table:table-cell>
          <table:table-cell table:number-columns-repeated="2" table:style-name="ce41"/>
          <table:table-cell table:style-name="ce49" table:formula="of:=([.AK91]+[.AL91])-[.AM91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270">
            <text:p>270</text:p>
          </table:table-cell>
          <table:table-cell table:style-name="ce20" office:value-type="string">
            <text:p>DDR-2 Pensioner's Data Change</text:p>
          </table:table-cell>
          <table:table-cell table:style-name="ce35" office:value-type="string">
            <text:p>Ream</text:p>
          </table:table-cell>
          <table:table-cell table:number-columns-repeated="3" table:style-name="ce41"/>
          <table:table-cell table:style-name="ce49" table:formula="of:=([.D92]+[.E92])-[.F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92]+[.H92])-[.I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92]+[.K92])-[.L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92]+[.N92])-[.O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92]+[.Q92])-[.R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92]+[.T92])-[.U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92]+[.W92])-[.X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92]+[.Z92])-[.AA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92]+[.AC92])-[.AD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92]+[.AF92])-[.AG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92]+[.AI92])-[.AJ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92]+[.AL92])-[.AM9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667">
            <text:p>1667</text:p>
          </table:table-cell>
          <table:table-cell table:style-name="ce20" office:value-type="string">
            <text:p>Disability Claim Application</text:p>
          </table:table-cell>
          <table:table-cell table:style-name="ce35" office:value-type="string">
            <text:p>Ream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93]+[.E93])-[.F93]" office:value-type="float" office:value="6">
            <text:p>6.00 </text:p>
          </table:table-cell>
          <table:table-cell table:number-columns-repeated="2" table:style-name="ce41"/>
          <table:table-cell table:style-name="ce49" table:formula="of:=([.G93]+[.H93])-[.I93]" office:value-type="float" office:value="6">
            <text:p>6.00 </text:p>
          </table:table-cell>
          <table:table-cell table:number-columns-repeated="2" table:style-name="ce41"/>
          <table:table-cell table:style-name="ce49" table:formula="of:=([.J93]+[.K93])-[.L93]" office:value-type="float" office:value="6">
            <text:p>6.00 </text:p>
          </table:table-cell>
          <table:table-cell table:number-columns-repeated="2" table:style-name="ce41"/>
          <table:table-cell table:style-name="ce49" table:formula="of:=([.M93]+[.N93])-[.O93]" office:value-type="float" office:value="6">
            <text:p>6.00 </text:p>
          </table:table-cell>
          <table:table-cell table:number-columns-repeated="2" table:style-name="ce41"/>
          <table:table-cell table:style-name="ce49" table:formula="of:=([.P93]+[.Q93])-[.R93]" office:value-type="float" office:value="6">
            <text:p>6.00 </text:p>
          </table:table-cell>
          <table:table-cell table:number-columns-repeated="2" table:style-name="ce41"/>
          <table:table-cell table:style-name="ce49" table:formula="of:=([.S93]+[.T93])-[.U93]" office:value-type="float" office:value="6">
            <text:p>6.00 </text:p>
          </table:table-cell>
          <table:table-cell table:number-columns-repeated="2" table:style-name="ce41"/>
          <table:table-cell table:style-name="ce49" table:formula="of:=([.V93]+[.W93])-[.X93]" office:value-type="float" office:value="6">
            <text:p>6.00 </text:p>
          </table:table-cell>
          <table:table-cell table:number-columns-repeated="2" table:style-name="ce41"/>
          <table:table-cell table:style-name="ce49" table:formula="of:=([.Y93]+[.Z93])-[.AA93]" office:value-type="float" office:value="6">
            <text:p>6.00 </text:p>
          </table:table-cell>
          <table:table-cell table:number-columns-repeated="2" table:style-name="ce41"/>
          <table:table-cell table:style-name="ce49" table:formula="of:=([.AB93]+[.AC93])-[.AD93]" office:value-type="float" office:value="6">
            <text:p>6.00 </text:p>
          </table:table-cell>
          <table:table-cell table:number-columns-repeated="2" table:style-name="ce41"/>
          <table:table-cell table:style-name="ce49" table:formula="of:=([.AE93]+[.AF93])-[.AG93]" office:value-type="float" office:value="6">
            <text:p>6.00 </text:p>
          </table:table-cell>
          <table:table-cell table:number-columns-repeated="2" table:style-name="ce41"/>
          <table:table-cell table:style-name="ce49" table:formula="of:=([.AH93]+[.AI93])-[.AJ93]" office:value-type="float" office:value="6">
            <text:p>6.00 </text:p>
          </table:table-cell>
          <table:table-cell table:number-columns-repeated="2" table:style-name="ce41"/>
          <table:table-cell table:style-name="ce49" table:formula="of:=([.AK93]+[.AL93])-[.AM93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519">
            <text:p>2519</text:p>
          </table:table-cell>
          <table:table-cell table:style-name="ce20" office:value-type="string">
            <text:p>E-4 MDCR Mem.Data Change Req p1</text:p>
          </table:table-cell>
          <table:table-cell table:style-name="ce35" office:value-type="string">
            <text:p>Ream</text:p>
          </table:table-cell>
          <table:table-cell table:style-name="ce41" office:value-type="float" office:value="5">
            <text:p>5.00 </text:p>
          </table:table-cell>
          <table:table-cell table:number-columns-repeated="2" table:style-name="ce41" office:value-type="float" office:value="15">
            <text:p>15.00 </text:p>
          </table:table-cell>
          <table:table-cell table:style-name="ce49" table:formula="of:=([.D94]+[.E94])-[.F94]" office:value-type="float" office:value="5">
            <text:p>5.00 </text:p>
          </table:table-cell>
          <table:table-cell table:style-name="ce41" office:value-type="float" office:value="15">
            <text:p>15.00 </text:p>
          </table:table-cell>
          <table:table-cell table:style-name="ce41" office:value-type="float" office:value="12">
            <text:p>12.00 </text:p>
          </table:table-cell>
          <table:table-cell table:style-name="ce49" table:formula="of:=([.G94]+[.H94])-[.I94]" office:value-type="float" office:value="8">
            <text:p>8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7">
            <text:p>17.00 </text:p>
          </table:table-cell>
          <table:table-cell table:style-name="ce49" table:formula="of:=([.J94]+[.K94])-[.L94]" office:value-type="float" office:value="1">
            <text:p>1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10">
            <text:p>10.00 </text:p>
          </table:table-cell>
          <table:table-cell table:style-name="ce49" table:formula="of:=([.M94]+[.N94])-[.O94]" office:value-type="float" office:value="11">
            <text:p>11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2">
            <text:p>12.00 </text:p>
          </table:table-cell>
          <table:table-cell table:style-name="ce49" table:formula="of:=([.P94]+[.Q94])-[.R94]" office:value-type="float" office:value="1">
            <text:p>1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9">
            <text:p>9.00 </text:p>
          </table:table-cell>
          <table:table-cell table:style-name="ce49" table:formula="of:=([.S94]+[.T94])-[.U94]" office:value-type="float" office:value="2">
            <text:p>2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9" table:formula="of:=([.V94]+[.W94])-[.X94]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7">
            <text:p>7.00 </text:p>
          </table:table-cell>
          <table:table-cell table:style-name="ce49" table:formula="of:=([.Y94]+[.Z94])-[.AA94]" office:value-type="float" office:value="0">
            <text:p><text:s/>- </text:p>
          </table:table-cell>
          <table:table-cell table:number-columns-repeated="2" table:style-name="ce41" office:value-type="float" office:value="4">
            <text:p>4.00 </text:p>
          </table:table-cell>
          <table:table-cell table:style-name="ce49" table:formula="of:=([.AB94]+[.AC94])-[.AD9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94]+[.AF94])-[.AG9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94]+[.AI94])-[.AJ9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94]+[.AL94])-[.AM9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20">
            <text:p>2520</text:p>
          </table:table-cell>
          <table:table-cell table:style-name="ce20" office:value-type="string">
            <text:p>E-4 MDCR Mem.Data Change Req p2</text:p>
          </table:table-cell>
          <table:table-cell table:style-name="ce35" office:value-type="string">
            <text:p>Ream</text:p>
          </table:table-cell>
          <table:table-cell table:style-name="ce41" office:value-type="float" office:value="5">
            <text:p>5.00 </text:p>
          </table:table-cell>
          <table:table-cell table:number-columns-repeated="2" table:style-name="ce41" office:value-type="float" office:value="15">
            <text:p>15.00 </text:p>
          </table:table-cell>
          <table:table-cell table:style-name="ce49" table:formula="of:=([.D95]+[.E95])-[.F95]" office:value-type="float" office:value="5">
            <text:p>5.00 </text:p>
          </table:table-cell>
          <table:table-cell table:style-name="ce41" office:value-type="float" office:value="15">
            <text:p>15.00 </text:p>
          </table:table-cell>
          <table:table-cell table:style-name="ce41" office:value-type="float" office:value="12">
            <text:p>12.00 </text:p>
          </table:table-cell>
          <table:table-cell table:style-name="ce49" table:formula="of:=([.G95]+[.H95])-[.I95]" office:value-type="float" office:value="8">
            <text:p>8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7">
            <text:p>17.00 </text:p>
          </table:table-cell>
          <table:table-cell table:style-name="ce49" table:formula="of:=([.J95]+[.K95])-[.L95]" office:value-type="float" office:value="1">
            <text:p>1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10">
            <text:p>10.00 </text:p>
          </table:table-cell>
          <table:table-cell table:style-name="ce49" table:formula="of:=([.M95]+[.N95])-[.O95]" office:value-type="float" office:value="11">
            <text:p>11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2">
            <text:p>12.00 </text:p>
          </table:table-cell>
          <table:table-cell table:style-name="ce49" table:formula="of:=([.P95]+[.Q95])-[.R95]" office:value-type="float" office:value="1">
            <text:p>1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9">
            <text:p>9.00 </text:p>
          </table:table-cell>
          <table:table-cell table:style-name="ce49" table:formula="of:=([.S95]+[.T95])-[.U95]" office:value-type="float" office:value="2">
            <text:p>2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9" table:formula="of:=([.V95]+[.W95])-[.X95]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7">
            <text:p>7.00 </text:p>
          </table:table-cell>
          <table:table-cell table:style-name="ce49" table:formula="of:=([.Y95]+[.Z95])-[.AA95]" office:value-type="float" office:value="0">
            <text:p><text:s/>- </text:p>
          </table:table-cell>
          <table:table-cell table:number-columns-repeated="2" table:style-name="ce41" office:value-type="float" office:value="4">
            <text:p>4.00 </text:p>
          </table:table-cell>
          <table:table-cell table:style-name="ce49" table:formula="of:=([.AB95]+[.AC95])-[.AD9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95]+[.AF95])-[.AG9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95]+[.AI95])-[.AJ9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95]+[.AL95])-[.AM9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86">
            <text:p>2286</text:p>
          </table:table-cell>
          <table:table-cell table:style-name="ce20" office:value-type="string">
            <text:p>Employer Registration (SS Form R-1)</text:p>
          </table:table-cell>
          <table:table-cell table:style-name="ce35" office:value-type="string">
            <text:p>Ream</text:p>
          </table:table-cell>
          <table:table-cell table:style-name="ce41" office:value-type="float" office:value="14">
            <text:p>1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96]+[.E96])-[.F96]" office:value-type="float" office:value="13">
            <text:p>13.00 </text:p>
          </table:table-cell>
          <table:table-cell table:number-columns-repeated="2" table:style-name="ce41"/>
          <table:table-cell table:style-name="ce49" table:formula="of:=([.G96]+[.H96])-[.I96]" office:value-type="float" office:value="13">
            <text:p>13.00 </text:p>
          </table:table-cell>
          <table:table-cell table:number-columns-repeated="2" table:style-name="ce41"/>
          <table:table-cell table:style-name="ce49" table:formula="of:=([.J96]+[.K96])-[.L96]" office:value-type="float" office:value="13">
            <text:p>1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96]+[.N96])-[.O96]" office:value-type="float" office:value="12">
            <text:p>12.00 </text:p>
          </table:table-cell>
          <table:table-cell table:style-name="ce41" office:value-type="float" office:value="36">
            <text:p>36.00 </text:p>
          </table:table-cell>
          <table:table-cell table:style-name="ce41"/>
          <table:table-cell table:style-name="ce49" table:formula="of:=([.P96]+[.Q96])-[.R96]" office:value-type="float" office:value="48">
            <text:p>4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96]+[.T96])-[.U96]" office:value-type="float" office:value="47">
            <text:p>47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V96]+[.W96])-[.X96]" office:value-type="float" office:value="45">
            <text:p>45.00 </text:p>
          </table:table-cell>
          <table:table-cell table:number-columns-repeated="2" table:style-name="ce41"/>
          <table:table-cell table:style-name="ce49" table:formula="of:=([.Y96]+[.Z96])-[.AA96]" office:value-type="float" office:value="45">
            <text:p>45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96]+[.AC96])-[.AD96]" office:value-type="float" office:value="43">
            <text:p>43.00 </text:p>
          </table:table-cell>
          <table:table-cell table:number-columns-repeated="2" table:style-name="ce41"/>
          <table:table-cell table:style-name="ce49" table:formula="of:=([.AE96]+[.AF96])-[.AG96]" office:value-type="float" office:value="43">
            <text:p>43.00 </text:p>
          </table:table-cell>
          <table:table-cell table:number-columns-repeated="2" table:style-name="ce41"/>
          <table:table-cell table:style-name="ce49" table:formula="of:=([.AH96]+[.AI96])-[.AJ96]" office:value-type="float" office:value="43">
            <text:p>43.00 </text:p>
          </table:table-cell>
          <table:table-cell table:number-columns-repeated="2" table:style-name="ce41"/>
          <table:table-cell table:style-name="ce49" table:formula="of:=([.AK96]+[.AL96])-[.AM96]" office:value-type="float" office:value="43">
            <text:p>43.00 </text:p>
          </table:table-cell>
          <table:table-cell table:number-columns-repeated="984"/>
        </table:table-row>
        <table:table-row table:style-name="ro6">
          <table:table-cell table:style-name="ce9" office:value-type="float" office:value="2287">
            <text:p>2287</text:p>
          </table:table-cell>
          <table:table-cell table:style-name="ce20" office:value-type="string">
            <text:p>Employment Report (SS Form R1-A)</text:p>
          </table:table-cell>
          <table:table-cell table:style-name="ce35" office:value-type="string">
            <text:p>Ream</text:p>
          </table:table-cell>
          <table:table-cell table:style-name="ce41" office:value-type="float" office:value="1">
            <text:p>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D97]+[.E97])-[.F97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G97]+[.H97])-[.I97]" office:value-type="float" office:value="1">
            <text:p>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J97]+[.K97])-[.L97]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9" table:formula="of:=([.M97]+[.N97])-[.O97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4">
            <text:p>4.00 </text:p>
          </table:table-cell>
          <table:table-cell table:style-name="ce49" table:formula="of:=([.P97]+[.Q97])-[.R97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97]+[.T97])-[.U97]" office:value-type="float" office:value="1">
            <text:p>1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V97]+[.W97])-[.X97]" office:value-type="float" office:value="3">
            <text:p>3.00 </text:p>
          </table:table-cell>
          <table:table-cell table:number-columns-repeated="2" table:style-name="ce41" office:value-type="float" office:value="2">
            <text:p>2.00 </text:p>
          </table:table-cell>
          <table:table-cell table:style-name="ce49" table:formula="of:=([.Y97]+[.Z97])-[.AA97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97]+[.AC97])-[.AD97]" office:value-type="float" office:value="2">
            <text:p>2.00 </text:p>
          </table:table-cell>
          <table:table-cell table:number-columns-repeated="2" table:style-name="ce41"/>
          <table:table-cell table:style-name="ce49" table:formula="of:=([.AE97]+[.AF97])-[.AG97]" office:value-type="float" office:value="2">
            <text:p>2.00 </text:p>
          </table:table-cell>
          <table:table-cell table:number-columns-repeated="2" table:style-name="ce41"/>
          <table:table-cell table:style-name="ce49" table:formula="of:=([.AH97]+[.AI97])-[.AJ97]" office:value-type="float" office:value="2">
            <text:p>2.00 </text:p>
          </table:table-cell>
          <table:table-cell table:number-columns-repeated="2" table:style-name="ce41"/>
          <table:table-cell table:style-name="ce49" table:formula="of:=([.AK97]+[.AL97])-[.AM97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9" office:value-type="float" office:value="232">
            <text:p>232</text:p>
          </table:table-cell>
          <table:table-cell table:style-name="ce20" office:value-type="string">
            <text:p>Guarantor's Form p1</text:p>
          </table:table-cell>
          <table:table-cell table:style-name="ce35" office:value-type="string">
            <text:p>Ream</text:p>
          </table:table-cell>
          <table:table-cell table:style-name="ce41" office:value-type="float" office:value="7">
            <text:p>7.00 </text:p>
          </table:table-cell>
          <table:table-cell table:number-columns-repeated="2" table:style-name="ce41"/>
          <table:table-cell table:style-name="ce49" table:formula="of:=([.D98]+[.E98])-[.F98]" office:value-type="float" office:value="7">
            <text:p>7.00 </text:p>
          </table:table-cell>
          <table:table-cell table:number-columns-repeated="2" table:style-name="ce41"/>
          <table:table-cell table:style-name="ce49" table:formula="of:=([.G98]+[.H98])-[.I98]" office:value-type="float" office:value="7">
            <text:p>7.00 </text:p>
          </table:table-cell>
          <table:table-cell table:number-columns-repeated="2" table:style-name="ce41"/>
          <table:table-cell table:style-name="ce49" table:formula="of:=([.J98]+[.K98])-[.L98]" office:value-type="float" office:value="7">
            <text:p>7.00 </text:p>
          </table:table-cell>
          <table:table-cell table:number-columns-repeated="2" table:style-name="ce41"/>
          <table:table-cell table:style-name="ce49" table:formula="of:=([.M98]+[.N98])-[.O98]" office:value-type="float" office:value="7">
            <text:p>7.00 </text:p>
          </table:table-cell>
          <table:table-cell table:number-columns-repeated="2" table:style-name="ce41"/>
          <table:table-cell table:style-name="ce49" table:formula="of:=([.P98]+[.Q98])-[.R98]" office:value-type="float" office:value="7">
            <text:p>7.00 </text:p>
          </table:table-cell>
          <table:table-cell table:number-columns-repeated="2" table:style-name="ce41"/>
          <table:table-cell table:style-name="ce49" table:formula="of:=([.S98]+[.T98])-[.U98]" office:value-type="float" office:value="7">
            <text:p>7.00 </text:p>
          </table:table-cell>
          <table:table-cell table:number-columns-repeated="2" table:style-name="ce41"/>
          <table:table-cell table:style-name="ce49" table:formula="of:=([.V98]+[.W98])-[.X98]" office:value-type="float" office:value="7">
            <text:p>7.00 </text:p>
          </table:table-cell>
          <table:table-cell table:number-columns-repeated="2" table:style-name="ce41"/>
          <table:table-cell table:style-name="ce49" table:formula="of:=([.Y98]+[.Z98])-[.AA98]" office:value-type="float" office:value="7">
            <text:p>7.00 </text:p>
          </table:table-cell>
          <table:table-cell table:number-columns-repeated="2" table:style-name="ce41"/>
          <table:table-cell table:style-name="ce49" table:formula="of:=([.AB98]+[.AC98])-[.AD98]" office:value-type="float" office:value="7">
            <text:p>7.00 </text:p>
          </table:table-cell>
          <table:table-cell table:number-columns-repeated="2" table:style-name="ce41"/>
          <table:table-cell table:style-name="ce49" table:formula="of:=([.AE98]+[.AF98])-[.AG98]" office:value-type="float" office:value="7">
            <text:p>7.00 </text:p>
          </table:table-cell>
          <table:table-cell table:number-columns-repeated="2" table:style-name="ce41"/>
          <table:table-cell table:style-name="ce49" table:formula="of:=([.AH98]+[.AI98])-[.AJ98]" office:value-type="float" office:value="7">
            <text:p>7.00 </text:p>
          </table:table-cell>
          <table:table-cell table:number-columns-repeated="2" table:style-name="ce41"/>
          <table:table-cell table:style-name="ce49" table:formula="of:=([.AK98]+[.AL98])-[.AM98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33">
            <text:p>233</text:p>
          </table:table-cell>
          <table:table-cell table:style-name="ce20" office:value-type="string">
            <text:p>Guarantor's Form p2</text:p>
          </table:table-cell>
          <table:table-cell table:style-name="ce35" office:value-type="string">
            <text:p>Ream</text:p>
          </table:table-cell>
          <table:table-cell table:style-name="ce41" office:value-type="float" office:value="7">
            <text:p>7.00 </text:p>
          </table:table-cell>
          <table:table-cell table:number-columns-repeated="2" table:style-name="ce41"/>
          <table:table-cell table:style-name="ce49" table:formula="of:=([.D99]+[.E99])-[.F99]" office:value-type="float" office:value="7">
            <text:p>7.00 </text:p>
          </table:table-cell>
          <table:table-cell table:number-columns-repeated="2" table:style-name="ce41"/>
          <table:table-cell table:style-name="ce49" table:formula="of:=([.G99]+[.H99])-[.I99]" office:value-type="float" office:value="7">
            <text:p>7.00 </text:p>
          </table:table-cell>
          <table:table-cell table:number-columns-repeated="2" table:style-name="ce41"/>
          <table:table-cell table:style-name="ce49" table:formula="of:=([.J99]+[.K99])-[.L99]" office:value-type="float" office:value="7">
            <text:p>7.00 </text:p>
          </table:table-cell>
          <table:table-cell table:number-columns-repeated="2" table:style-name="ce41"/>
          <table:table-cell table:style-name="ce49" table:formula="of:=([.M99]+[.N99])-[.O99]" office:value-type="float" office:value="7">
            <text:p>7.00 </text:p>
          </table:table-cell>
          <table:table-cell table:number-columns-repeated="2" table:style-name="ce41"/>
          <table:table-cell table:style-name="ce49" table:formula="of:=([.P99]+[.Q99])-[.R99]" office:value-type="float" office:value="7">
            <text:p>7.00 </text:p>
          </table:table-cell>
          <table:table-cell table:number-columns-repeated="2" table:style-name="ce41"/>
          <table:table-cell table:style-name="ce49" table:formula="of:=([.S99]+[.T99])-[.U99]" office:value-type="float" office:value="7">
            <text:p>7.00 </text:p>
          </table:table-cell>
          <table:table-cell table:number-columns-repeated="2" table:style-name="ce41"/>
          <table:table-cell table:style-name="ce49" table:formula="of:=([.V99]+[.W99])-[.X99]" office:value-type="float" office:value="7">
            <text:p>7.00 </text:p>
          </table:table-cell>
          <table:table-cell table:number-columns-repeated="2" table:style-name="ce41"/>
          <table:table-cell table:style-name="ce49" table:formula="of:=([.Y99]+[.Z99])-[.AA99]" office:value-type="float" office:value="7">
            <text:p>7.00 </text:p>
          </table:table-cell>
          <table:table-cell table:number-columns-repeated="2" table:style-name="ce41"/>
          <table:table-cell table:style-name="ce49" table:formula="of:=([.AB99]+[.AC99])-[.AD99]" office:value-type="float" office:value="7">
            <text:p>7.00 </text:p>
          </table:table-cell>
          <table:table-cell table:number-columns-repeated="2" table:style-name="ce41"/>
          <table:table-cell table:style-name="ce49" table:formula="of:=([.AE99]+[.AF99])-[.AG99]" office:value-type="float" office:value="7">
            <text:p>7.00 </text:p>
          </table:table-cell>
          <table:table-cell table:number-columns-repeated="2" table:style-name="ce41"/>
          <table:table-cell table:style-name="ce49" table:formula="of:=([.AH99]+[.AI99])-[.AJ99]" office:value-type="float" office:value="7">
            <text:p>7.00 </text:p>
          </table:table-cell>
          <table:table-cell table:number-columns-repeated="2" table:style-name="ce41"/>
          <table:table-cell table:style-name="ce49" table:formula="of:=([.AK99]+[.AL99])-[.AM99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25">
            <text:p>225</text:p>
          </table:table-cell>
          <table:table-cell table:style-name="ce20" office:value-type="string">
            <text:p>Joint Affidavit Death Claim p1</text:p>
          </table:table-cell>
          <table:table-cell table:style-name="ce35" office:value-type="string">
            <text:p>Ream</text:p>
          </table:table-cell>
          <table:table-cell table:style-name="ce41" office:value-type="float" office:value="3">
            <text:p>3.00 </text:p>
          </table:table-cell>
          <table:table-cell table:number-columns-repeated="2" table:style-name="ce41"/>
          <table:table-cell table:style-name="ce49" table:formula="of:=([.D100]+[.E100])-[.F100]" office:value-type="float" office:value="3">
            <text:p>3.00 </text:p>
          </table:table-cell>
          <table:table-cell table:number-columns-repeated="2" table:style-name="ce41"/>
          <table:table-cell table:style-name="ce49" table:formula="of:=([.G100]+[.H100])-[.I100]" office:value-type="float" office:value="3">
            <text:p>3.00 </text:p>
          </table:table-cell>
          <table:table-cell table:number-columns-repeated="2" table:style-name="ce41"/>
          <table:table-cell table:style-name="ce49" table:formula="of:=([.J100]+[.K100])-[.L100]" office:value-type="float" office:value="3">
            <text:p>3.00 </text:p>
          </table:table-cell>
          <table:table-cell table:number-columns-repeated="2" table:style-name="ce41"/>
          <table:table-cell table:style-name="ce49" table:formula="of:=([.M100]+[.N100])-[.O100]" office:value-type="float" office:value="3">
            <text:p>3.00 </text:p>
          </table:table-cell>
          <table:table-cell table:number-columns-repeated="2" table:style-name="ce41"/>
          <table:table-cell table:style-name="ce49" table:formula="of:=([.P100]+[.Q100])-[.R100]" office:value-type="float" office:value="3">
            <text:p>3.00 </text:p>
          </table:table-cell>
          <table:table-cell table:number-columns-repeated="2" table:style-name="ce41"/>
          <table:table-cell table:style-name="ce49" table:formula="of:=([.S100]+[.T100])-[.U100]" office:value-type="float" office:value="3">
            <text:p>3.00 </text:p>
          </table:table-cell>
          <table:table-cell table:number-columns-repeated="2" table:style-name="ce41"/>
          <table:table-cell table:style-name="ce49" table:formula="of:=([.V100]+[.W100])-[.X100]" office:value-type="float" office:value="3">
            <text:p>3.00 </text:p>
          </table:table-cell>
          <table:table-cell table:number-columns-repeated="2" table:style-name="ce41"/>
          <table:table-cell table:style-name="ce49" table:formula="of:=([.Y100]+[.Z100])-[.AA100]" office:value-type="float" office:value="3">
            <text:p>3.00 </text:p>
          </table:table-cell>
          <table:table-cell table:number-columns-repeated="2" table:style-name="ce41"/>
          <table:table-cell table:style-name="ce49" table:formula="of:=([.AB100]+[.AC100])-[.AD100]" office:value-type="float" office:value="3">
            <text:p>3.00 </text:p>
          </table:table-cell>
          <table:table-cell table:number-columns-repeated="2" table:style-name="ce41"/>
          <table:table-cell table:style-name="ce49" table:formula="of:=([.AE100]+[.AF100])-[.AG100]" office:value-type="float" office:value="3">
            <text:p>3.00 </text:p>
          </table:table-cell>
          <table:table-cell table:number-columns-repeated="2" table:style-name="ce41"/>
          <table:table-cell table:style-name="ce49" table:formula="of:=([.AH100]+[.AI100])-[.AJ100]" office:value-type="float" office:value="3">
            <text:p>3.00 </text:p>
          </table:table-cell>
          <table:table-cell table:number-columns-repeated="2" table:style-name="ce41"/>
          <table:table-cell table:style-name="ce49" table:formula="of:=([.AK100]+[.AL100])-[.AM100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9" office:value-type="float" office:value="226">
            <text:p>226</text:p>
          </table:table-cell>
          <table:table-cell table:style-name="ce20" office:value-type="string">
            <text:p>Joint Affidavit Death Claim p2</text:p>
          </table:table-cell>
          <table:table-cell table:style-name="ce35" office:value-type="string">
            <text:p>Ream</text:p>
          </table:table-cell>
          <table:table-cell table:style-name="ce41" office:value-type="float" office:value="1">
            <text:p>1.00 </text:p>
          </table:table-cell>
          <table:table-cell table:number-columns-repeated="2" table:style-name="ce41"/>
          <table:table-cell table:style-name="ce49" table:formula="of:=([.D101]+[.E101])-[.F101]" office:value-type="float" office:value="1">
            <text:p>1.00 </text:p>
          </table:table-cell>
          <table:table-cell table:number-columns-repeated="2" table:style-name="ce41"/>
          <table:table-cell table:style-name="ce49" table:formula="of:=([.G101]+[.H101])-[.I101]" office:value-type="float" office:value="1">
            <text:p>1.00 </text:p>
          </table:table-cell>
          <table:table-cell table:number-columns-repeated="2" table:style-name="ce41"/>
          <table:table-cell table:style-name="ce49" table:formula="of:=([.J101]+[.K101])-[.L101]" office:value-type="float" office:value="1">
            <text:p>1.00 </text:p>
          </table:table-cell>
          <table:table-cell table:style-name="ce41" office:value-type="float" office:value="6">
            <text:p>6.00 </text:p>
          </table:table-cell>
          <table:table-cell table:style-name="ce41"/>
          <table:table-cell table:style-name="ce49" table:formula="of:=([.M101]+[.N101])-[.O101]" office:value-type="float" office:value="7">
            <text:p>7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P101]+[.Q101])-[.R101]" office:value-type="float" office:value="2">
            <text:p>2.00 </text:p>
          </table:table-cell>
          <table:table-cell table:number-columns-repeated="2" table:style-name="ce41"/>
          <table:table-cell table:style-name="ce49" table:formula="of:=([.S101]+[.T101])-[.U101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V101]+[.W101])-[.X101]" office:value-type="float" office:value="5">
            <text:p>5.00 </text:p>
          </table:table-cell>
          <table:table-cell table:number-columns-repeated="2" table:style-name="ce41"/>
          <table:table-cell table:style-name="ce49" table:formula="of:=([.Y101]+[.Z101])-[.AA101]" office:value-type="float" office:value="5">
            <text:p>5.00 </text:p>
          </table:table-cell>
          <table:table-cell table:number-columns-repeated="2" table:style-name="ce41"/>
          <table:table-cell table:style-name="ce49" table:formula="of:=([.AB101]+[.AC101])-[.AD101]" office:value-type="float" office:value="5">
            <text:p>5.00 </text:p>
          </table:table-cell>
          <table:table-cell table:number-columns-repeated="2" table:style-name="ce41"/>
          <table:table-cell table:style-name="ce49" table:formula="of:=([.AE101]+[.AF101])-[.AG101]" office:value-type="float" office:value="5">
            <text:p>5.00 </text:p>
          </table:table-cell>
          <table:table-cell table:number-columns-repeated="2" table:style-name="ce41"/>
          <table:table-cell table:style-name="ce49" table:formula="of:=([.AH101]+[.AI101])-[.AJ101]" office:value-type="float" office:value="5">
            <text:p>5.00 </text:p>
          </table:table-cell>
          <table:table-cell table:number-columns-repeated="2" table:style-name="ce41"/>
          <table:table-cell table:style-name="ce49" table:formula="of:=([.AK101]+[.AL101])-[.AM101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227">
            <text:p>227</text:p>
          </table:table-cell>
          <table:table-cell table:style-name="ce20" office:value-type="string">
            <text:p>Joint affidavit Death Claim p3</text:p>
          </table:table-cell>
          <table:table-cell table:style-name="ce35" office:value-type="string">
            <text:p>Ream</text:p>
          </table:table-cell>
          <table:table-cell table:style-name="ce41" office:value-type="float" office:value="5">
            <text:p>5.00 </text:p>
          </table:table-cell>
          <table:table-cell table:number-columns-repeated="2" table:style-name="ce41"/>
          <table:table-cell table:style-name="ce49" table:formula="of:=([.D102]+[.E102])-[.F102]" office:value-type="float" office:value="5">
            <text:p>5.00 </text:p>
          </table:table-cell>
          <table:table-cell table:number-columns-repeated="2" table:style-name="ce41"/>
          <table:table-cell table:style-name="ce49" table:formula="of:=([.G102]+[.H102])-[.I102]" office:value-type="float" office:value="5">
            <text:p>5.00 </text:p>
          </table:table-cell>
          <table:table-cell table:number-columns-repeated="2" table:style-name="ce41"/>
          <table:table-cell table:style-name="ce49" table:formula="of:=([.J102]+[.K102])-[.L102]" office:value-type="float" office:value="5">
            <text:p>5.00 </text:p>
          </table:table-cell>
          <table:table-cell table:number-columns-repeated="2" table:style-name="ce41"/>
          <table:table-cell table:style-name="ce49" table:formula="of:=([.M102]+[.N102])-[.O102]" office:value-type="float" office:value="5">
            <text:p>5.00 </text:p>
          </table:table-cell>
          <table:table-cell table:number-columns-repeated="2" table:style-name="ce41"/>
          <table:table-cell table:style-name="ce49" table:formula="of:=([.P102]+[.Q102])-[.R102]" office:value-type="float" office:value="5">
            <text:p>5.00 </text:p>
          </table:table-cell>
          <table:table-cell table:number-columns-repeated="2" table:style-name="ce41"/>
          <table:table-cell table:style-name="ce49" table:formula="of:=([.S102]+[.T102])-[.U102]" office:value-type="float" office:value="5">
            <text:p>5.00 </text:p>
          </table:table-cell>
          <table:table-cell table:number-columns-repeated="2" table:style-name="ce41"/>
          <table:table-cell table:style-name="ce49" table:formula="of:=([.V102]+[.W102])-[.X102]" office:value-type="float" office:value="5">
            <text:p>5.00 </text:p>
          </table:table-cell>
          <table:table-cell table:number-columns-repeated="2" table:style-name="ce41"/>
          <table:table-cell table:style-name="ce49" table:formula="of:=([.Y102]+[.Z102])-[.AA102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02]+[.AC102])-[.AD102]" office:value-type="float" office:value="4">
            <text:p>4.00 </text:p>
          </table:table-cell>
          <table:table-cell table:number-columns-repeated="2" table:style-name="ce41"/>
          <table:table-cell table:style-name="ce49" table:formula="of:=([.AE102]+[.AF102])-[.AG102]" office:value-type="float" office:value="4">
            <text:p>4.00 </text:p>
          </table:table-cell>
          <table:table-cell table:number-columns-repeated="2" table:style-name="ce41"/>
          <table:table-cell table:style-name="ce49" table:formula="of:=([.AH102]+[.AI102])-[.AJ102]" office:value-type="float" office:value="4">
            <text:p>4.00 </text:p>
          </table:table-cell>
          <table:table-cell table:number-columns-repeated="2" table:style-name="ce41"/>
          <table:table-cell table:style-name="ce49" table:formula="of:=([.AK102]+[.AL102])-[.AM102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9" office:value-type="float" office:value="222">
            <text:p>222</text:p>
          </table:table-cell>
          <table:table-cell table:style-name="ce20" office:value-type="string">
            <text:p>L-501 - Specimen Signature Card</text:p>
          </table:table-cell>
          <table:table-cell table:style-name="ce35" office:value-type="string">
            <text:p>SET</text:p>
          </table:table-cell>
          <table:table-cell table:style-name="ce41" office:value-type="float" office:value="2600">
            <text:p>2,600.00 </text:p>
          </table:table-cell>
          <table:table-cell table:style-name="ce41"/>
          <table:table-cell table:style-name="ce41" office:value-type="float" office:value="400">
            <text:p>400.00 </text:p>
          </table:table-cell>
          <table:table-cell table:style-name="ce49" table:formula="of:=([.D103]+[.E103])-[.F103]" office:value-type="float" office:value="2200">
            <text:p>2,200.00 </text:p>
          </table:table-cell>
          <table:table-cell table:style-name="ce41"/>
          <table:table-cell table:style-name="ce41" office:value-type="float" office:value="500">
            <text:p>500.00 </text:p>
          </table:table-cell>
          <table:table-cell table:style-name="ce49" table:formula="of:=([.G103]+[.H103])-[.I103]" office:value-type="float" office:value="1700">
            <text:p>1,700.00 </text:p>
          </table:table-cell>
          <table:table-cell table:style-name="ce41"/>
          <table:table-cell table:style-name="ce41" office:value-type="float" office:value="400">
            <text:p>400.00 </text:p>
          </table:table-cell>
          <table:table-cell table:style-name="ce49" table:formula="of:=([.J103]+[.K103])-[.L103]" office:value-type="float" office:value="1300">
            <text:p>1,300.00 </text:p>
          </table:table-cell>
          <table:table-cell table:style-name="ce41" office:value-type="float" office:value="200">
            <text:p>200.00 </text:p>
          </table:table-cell>
          <table:table-cell table:style-name="ce41" office:value-type="float" office:value="500">
            <text:p>500.00 </text:p>
          </table:table-cell>
          <table:table-cell table:style-name="ce49" table:formula="of:=([.M103]+[.N103])-[.O103]" office:value-type="float" office:value="1000">
            <text:p>1,000.00 </text:p>
          </table:table-cell>
          <table:table-cell table:style-name="ce41" office:value-type="float" office:value="200">
            <text:p>200.00 </text:p>
          </table:table-cell>
          <table:table-cell table:style-name="ce41" office:value-type="float" office:value="700">
            <text:p>700.00 </text:p>
          </table:table-cell>
          <table:table-cell table:style-name="ce49" table:formula="of:=([.P103]+[.Q103])-[.R103]" office:value-type="float" office:value="500">
            <text:p>500.00 </text:p>
          </table:table-cell>
          <table:table-cell table:style-name="ce41" office:value-type="float" office:value="2200">
            <text:p>2,200.00 </text:p>
          </table:table-cell>
          <table:table-cell table:style-name="ce41" office:value-type="float" office:value="800">
            <text:p>800.00 </text:p>
          </table:table-cell>
          <table:table-cell table:style-name="ce49" table:formula="of:=([.S103]+[.T103])-[.U103]" office:value-type="float" office:value="1900">
            <text:p>1,900.00 </text:p>
          </table:table-cell>
          <table:table-cell table:style-name="ce41" office:value-type="float" office:value="200">
            <text:p>200.00 </text:p>
          </table:table-cell>
          <table:table-cell table:style-name="ce41" office:value-type="float" office:value="1600">
            <text:p>1,600.00 </text:p>
          </table:table-cell>
          <table:table-cell table:style-name="ce49" table:formula="of:=([.V103]+[.W103])-[.X103]" office:value-type="float" office:value="500">
            <text:p>500.00 </text:p>
          </table:table-cell>
          <table:table-cell table:style-name="ce41" office:value-type="float" office:value="400">
            <text:p>400.00 </text:p>
          </table:table-cell>
          <table:table-cell table:style-name="ce41" office:value-type="float" office:value="900">
            <text:p>900.00 </text:p>
          </table:table-cell>
          <table:table-cell table:style-name="ce49" table:formula="of:=([.Y103]+[.Z103])-[.AA103]" office:value-type="float" office:value="0">
            <text:p><text:s/>- </text:p>
          </table:table-cell>
          <table:table-cell table:style-name="ce41" office:value-type="float" office:value="400">
            <text:p>400.00 </text:p>
          </table:table-cell>
          <table:table-cell table:style-name="ce41" office:value-type="float" office:value="200">
            <text:p>200.00 </text:p>
          </table:table-cell>
          <table:table-cell table:style-name="ce49" table:formula="of:=([.AB103]+[.AC103])-[.AD103]" office:value-type="float" office:value="200">
            <text:p>200.00 </text:p>
          </table:table-cell>
          <table:table-cell table:style-name="ce41"/>
          <table:table-cell table:style-name="ce41" office:value-type="float" office:value="100">
            <text:p>100.00 </text:p>
          </table:table-cell>
          <table:table-cell table:style-name="ce49" table:formula="of:=([.AE103]+[.AF103])-[.AG103]" office:value-type="float" office:value="100">
            <text:p>100.00 </text:p>
          </table:table-cell>
          <table:table-cell table:number-columns-repeated="2" table:style-name="ce41"/>
          <table:table-cell table:style-name="ce49" table:formula="of:=([.AH103]+[.AI103])-[.AJ103]" office:value-type="float" office:value="100">
            <text:p>100.00 </text:p>
          </table:table-cell>
          <table:table-cell table:style-name="ce41"/>
          <table:table-cell table:style-name="ce41" office:value-type="float" office:value="100">
            <text:p>100.00 </text:p>
          </table:table-cell>
          <table:table-cell table:style-name="ce49" table:formula="of:=([.AK103]+[.AL103])-[.AM10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41">
            <text:p>241</text:p>
          </table:table-cell>
          <table:table-cell table:style-name="ce20" office:value-type="string">
            <text:p>MD-15, Medical Report</text:p>
          </table:table-cell>
          <table:table-cell table:style-name="ce35" office:value-type="string">
            <text:p>Ream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104]+[.E104])-[.F104]" office:value-type="float" office:value="6">
            <text:p>6.00 </text:p>
          </table:table-cell>
          <table:table-cell table:number-columns-repeated="2" table:style-name="ce41"/>
          <table:table-cell table:style-name="ce49" table:formula="of:=([.G104]+[.H104])-[.I104]" office:value-type="float" office:value="6">
            <text:p>6.00 </text:p>
          </table:table-cell>
          <table:table-cell table:number-columns-repeated="2" table:style-name="ce41"/>
          <table:table-cell table:style-name="ce49" table:formula="of:=([.J104]+[.K104])-[.L104]" office:value-type="float" office:value="6">
            <text:p>6.00 </text:p>
          </table:table-cell>
          <table:table-cell table:number-columns-repeated="2" table:style-name="ce41"/>
          <table:table-cell table:style-name="ce49" table:formula="of:=([.M104]+[.N104])-[.O104]" office:value-type="float" office:value="6">
            <text:p>6.00 </text:p>
          </table:table-cell>
          <table:table-cell table:number-columns-repeated="2" table:style-name="ce41"/>
          <table:table-cell table:style-name="ce49" table:formula="of:=([.P104]+[.Q104])-[.R104]" office:value-type="float" office:value="6">
            <text:p>6.00 </text:p>
          </table:table-cell>
          <table:table-cell table:number-columns-repeated="2" table:style-name="ce41"/>
          <table:table-cell table:style-name="ce49" table:formula="of:=([.S104]+[.T104])-[.U104]" office:value-type="float" office:value="6">
            <text:p>6.00 </text:p>
          </table:table-cell>
          <table:table-cell table:number-columns-repeated="2" table:style-name="ce41"/>
          <table:table-cell table:style-name="ce49" table:formula="of:=([.V104]+[.W104])-[.X104]" office:value-type="float" office:value="6">
            <text:p>6.00 </text:p>
          </table:table-cell>
          <table:table-cell table:number-columns-repeated="2" table:style-name="ce41"/>
          <table:table-cell table:style-name="ce49" table:formula="of:=([.Y104]+[.Z104])-[.AA104]" office:value-type="float" office:value="6">
            <text:p>6.00 </text:p>
          </table:table-cell>
          <table:table-cell table:number-columns-repeated="2" table:style-name="ce41"/>
          <table:table-cell table:style-name="ce49" table:formula="of:=([.AB104]+[.AC104])-[.AD104]" office:value-type="float" office:value="6">
            <text:p>6.00 </text:p>
          </table:table-cell>
          <table:table-cell table:number-columns-repeated="2" table:style-name="ce41"/>
          <table:table-cell table:style-name="ce49" table:formula="of:=([.AE104]+[.AF104])-[.AG104]" office:value-type="float" office:value="6">
            <text:p>6.00 </text:p>
          </table:table-cell>
          <table:table-cell table:number-columns-repeated="2" table:style-name="ce41"/>
          <table:table-cell table:style-name="ce49" table:formula="of:=([.AH104]+[.AI104])-[.AJ104]" office:value-type="float" office:value="6">
            <text:p>6.00 </text:p>
          </table:table-cell>
          <table:table-cell table:number-columns-repeated="2" table:style-name="ce41"/>
          <table:table-cell table:style-name="ce49" table:formula="of:=([.AK104]+[.AL104])-[.AM104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1668">
            <text:p>1668</text:p>
          </table:table-cell>
          <table:table-cell table:style-name="ce20" office:value-type="string">
            <text:p>Medical Certificate (Disability Claim)</text:p>
          </table:table-cell>
          <table:table-cell table:style-name="ce35" office:value-type="string">
            <text:p>Ream</text:p>
          </table:table-cell>
          <table:table-cell table:style-name="ce41" office:value-type="float" office:value="11">
            <text:p>11.00 </text:p>
          </table:table-cell>
          <table:table-cell table:number-columns-repeated="2" table:style-name="ce41"/>
          <table:table-cell table:style-name="ce49" table:formula="of:=([.D105]+[.E105])-[.F105]" office:value-type="float" office:value="11">
            <text:p>11.00 </text:p>
          </table:table-cell>
          <table:table-cell table:number-columns-repeated="2" table:style-name="ce41"/>
          <table:table-cell table:style-name="ce49" table:formula="of:=([.G105]+[.H105])-[.I105]" office:value-type="float" office:value="11">
            <text:p>11.00 </text:p>
          </table:table-cell>
          <table:table-cell table:number-columns-repeated="2" table:style-name="ce41"/>
          <table:table-cell table:style-name="ce49" table:formula="of:=([.J105]+[.K105])-[.L105]" office:value-type="float" office:value="11">
            <text:p>11.00 </text:p>
          </table:table-cell>
          <table:table-cell table:number-columns-repeated="2" table:style-name="ce41"/>
          <table:table-cell table:style-name="ce49" table:formula="of:=([.M105]+[.N105])-[.O105]" office:value-type="float" office:value="11">
            <text:p>1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05]+[.Q105])-[.R105]" office:value-type="float" office:value="10">
            <text:p>10.00 </text:p>
          </table:table-cell>
          <table:table-cell table:number-columns-repeated="2" table:style-name="ce41"/>
          <table:table-cell table:style-name="ce49" table:formula="of:=([.S105]+[.T105])-[.U105]" office:value-type="float" office:value="10">
            <text:p>10.00 </text:p>
          </table:table-cell>
          <table:table-cell table:number-columns-repeated="2" table:style-name="ce41"/>
          <table:table-cell table:style-name="ce49" table:formula="of:=([.V105]+[.W105])-[.X105]" office:value-type="float" office:value="10">
            <text:p>10.00 </text:p>
          </table:table-cell>
          <table:table-cell table:number-columns-repeated="2" table:style-name="ce41"/>
          <table:table-cell table:style-name="ce49" table:formula="of:=([.Y105]+[.Z105])-[.AA105]" office:value-type="float" office:value="10">
            <text:p>10.00 </text:p>
          </table:table-cell>
          <table:table-cell table:number-columns-repeated="2" table:style-name="ce41"/>
          <table:table-cell table:style-name="ce49" table:formula="of:=([.AB105]+[.AC105])-[.AD105]" office:value-type="float" office:value="10">
            <text:p>10.00 </text:p>
          </table:table-cell>
          <table:table-cell table:number-columns-repeated="2" table:style-name="ce41"/>
          <table:table-cell table:style-name="ce49" table:formula="of:=([.AE105]+[.AF105])-[.AG105]" office:value-type="float" office:value="10">
            <text:p>10.00 </text:p>
          </table:table-cell>
          <table:table-cell table:number-columns-repeated="2" table:style-name="ce41"/>
          <table:table-cell table:style-name="ce49" table:formula="of:=([.AH105]+[.AI105])-[.AJ105]" office:value-type="float" office:value="10">
            <text:p>10.00 </text:p>
          </table:table-cell>
          <table:table-cell table:number-columns-repeated="2" table:style-name="ce41"/>
          <table:table-cell table:style-name="ce49" table:formula="of:=([.AK105]+[.AL105])-[.AM105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9" office:value-type="float" office:value="1976">
            <text:p>1976</text:p>
          </table:table-cell>
          <table:table-cell table:style-name="ce20" office:value-type="string">
            <text:p>Member's/Claimant's Photo &amp; Signature.Card</text:p>
          </table:table-cell>
          <table:table-cell table:style-name="ce35" office:value-type="string">
            <text:p>Ream</text:p>
          </table:table-cell>
          <table:table-cell table:style-name="ce41" office:value-type="float" office:value="9">
            <text:p>9.00 </text:p>
          </table:table-cell>
          <table:table-cell table:number-columns-repeated="2" table:style-name="ce41"/>
          <table:table-cell table:style-name="ce49" table:formula="of:=([.D106]+[.E106])-[.F106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G106]+[.H106])-[.I106]" office:value-type="float" office:value="8">
            <text:p>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06]+[.K106])-[.L106]" office:value-type="float" office:value="7">
            <text:p>7.00 </text:p>
          </table:table-cell>
          <table:table-cell table:number-columns-repeated="2" table:style-name="ce41"/>
          <table:table-cell table:style-name="ce49" table:formula="of:=([.M106]+[.N106])-[.O106]" office:value-type="float" office:value="7">
            <text:p>7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06]+[.Q106])-[.R106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106]+[.T106])-[.U106]" office:value-type="float" office:value="5">
            <text:p>5.00 </text:p>
          </table:table-cell>
          <table:table-cell table:number-columns-repeated="2" table:style-name="ce41"/>
          <table:table-cell table:style-name="ce49" table:formula="of:=([.V106]+[.W106])-[.X106]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Y106]+[.Z106])-[.AA106]" office:value-type="float" office:value="6">
            <text:p>6.00 </text:p>
          </table:table-cell>
          <table:table-cell table:number-columns-repeated="2" table:style-name="ce41"/>
          <table:table-cell table:style-name="ce49" table:formula="of:=([.AB106]+[.AC106])-[.AD106]" office:value-type="float" office:value="6">
            <text:p>6.00 </text:p>
          </table:table-cell>
          <table:table-cell table:number-columns-repeated="2" table:style-name="ce41"/>
          <table:table-cell table:style-name="ce49" table:formula="of:=([.AE106]+[.AF106])-[.AG106]" office:value-type="float" office:value="6">
            <text:p>6.00 </text:p>
          </table:table-cell>
          <table:table-cell table:number-columns-repeated="2" table:style-name="ce41"/>
          <table:table-cell table:style-name="ce49" table:formula="of:=([.AH106]+[.AI106])-[.AJ106]" office:value-type="float" office:value="6">
            <text:p>6.00 </text:p>
          </table:table-cell>
          <table:table-cell table:number-columns-repeated="2" table:style-name="ce41"/>
          <table:table-cell table:style-name="ce49" table:formula="of:=([.AK106]+[.AL106])-[.AM106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521">
            <text:p>2521</text:p>
          </table:table-cell>
          <table:table-cell table:style-name="ce20" office:value-type="string">
            <text:p>Payment Slip</text:p>
          </table:table-cell>
          <table:table-cell table:style-name="ce35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1" office:value-type="float" office:value="45">
            <text:p>45.00 </text:p>
          </table:table-cell>
          <table:table-cell table:style-name="ce41" office:value-type="float" office:value="27">
            <text:p>27.00 </text:p>
          </table:table-cell>
          <table:table-cell table:style-name="ce49" table:formula="of:=([.D107]+[.E107])-[.F107]" office:value-type="float" office:value="18">
            <text:p>18.00 </text:p>
          </table:table-cell>
          <table:table-cell table:style-name="ce41" office:value-type="float" office:value="15">
            <text:p>15.00 </text:p>
          </table:table-cell>
          <table:table-cell table:style-name="ce41" office:value-type="float" office:value="22">
            <text:p>22.00 </text:p>
          </table:table-cell>
          <table:table-cell table:style-name="ce49" table:formula="of:=([.G107]+[.H107])-[.I107]" office:value-type="float" office:value="11">
            <text:p>11.00 </text:p>
          </table:table-cell>
          <table:table-cell table:style-name="ce41" office:value-type="float" office:value="35">
            <text:p>35.00 </text:p>
          </table:table-cell>
          <table:table-cell table:style-name="ce41" office:value-type="float" office:value="27">
            <text:p>27.00 </text:p>
          </table:table-cell>
          <table:table-cell table:style-name="ce49" table:formula="of:=([.J107]+[.K107])-[.L107]" office:value-type="float" office:value="19">
            <text:p>19.00 </text:p>
          </table:table-cell>
          <table:table-cell table:style-name="ce41" office:value-type="float" office:value="25">
            <text:p>25.00 </text:p>
          </table:table-cell>
          <table:table-cell table:style-name="ce41" office:value-type="float" office:value="24">
            <text:p>24.00 </text:p>
          </table:table-cell>
          <table:table-cell table:style-name="ce49" table:formula="of:=([.M107]+[.N107])-[.O107]" office:value-type="float" office:value="20">
            <text:p>20.00 </text:p>
          </table:table-cell>
          <table:table-cell table:style-name="ce41" office:value-type="float" office:value="25">
            <text:p>25.00 </text:p>
          </table:table-cell>
          <table:table-cell table:style-name="ce41" office:value-type="float" office:value="27">
            <text:p>27.00 </text:p>
          </table:table-cell>
          <table:table-cell table:style-name="ce49" table:formula="of:=([.P107]+[.Q107])-[.R107]" office:value-type="float" office:value="18">
            <text:p>18.00 </text:p>
          </table:table-cell>
          <table:table-cell table:style-name="ce41" office:value-type="float" office:value="25">
            <text:p>25.00 </text:p>
          </table:table-cell>
          <table:table-cell table:style-name="ce41" office:value-type="float" office:value="32">
            <text:p>32.00 </text:p>
          </table:table-cell>
          <table:table-cell table:style-name="ce49" table:formula="of:=([.S107]+[.T107])-[.U107]" office:value-type="float" office:value="11">
            <text:p>11.00 </text:p>
          </table:table-cell>
          <table:table-cell table:style-name="ce41" office:value-type="float" office:value="21">
            <text:p>21.00 </text:p>
          </table:table-cell>
          <table:table-cell table:style-name="ce41" office:value-type="float" office:value="17">
            <text:p>17.00 </text:p>
          </table:table-cell>
          <table:table-cell table:style-name="ce49" table:formula="of:=([.V107]+[.W107])-[.X107]" office:value-type="float" office:value="15">
            <text:p>15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20">
            <text:p>20.00 </text:p>
          </table:table-cell>
          <table:table-cell table:style-name="ce49" table:formula="of:=([.Y107]+[.Z107])-[.AA107]" office:value-type="float" office:value="5">
            <text:p>5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8">
            <text:p>8.00 </text:p>
          </table:table-cell>
          <table:table-cell table:style-name="ce49" table:formula="of:=([.AB107]+[.AC107])-[.AD107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107]+[.AF107])-[.AG1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07]+[.AI107])-[.AJ1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07]+[.AL107])-[.AM10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76">
            <text:p>2576</text:p>
          </table:table-cell>
          <table:table-cell table:style-name="ce20" office:value-type="string">
            <text:p>Payment Slip(Member Loan)</text:p>
          </table:table-cell>
          <table:table-cell table:style-name="ce35" office:value-type="string">
            <text:p>Ream</text:p>
          </table:table-cell>
          <table:table-cell table:style-name="ce41" table:formula="of:=-[.D1132]" office:value-type="float" office:value="-0">
            <text:p><text:s/>- </text:p>
          </table:table-cell>
          <table:table-cell table:style-name="ce41" office:value-type="float" office:value="17">
            <text:p>17.00 </text:p>
          </table:table-cell>
          <table:table-cell table:style-name="ce41" office:value-type="float" office:value="7">
            <text:p>7.00 </text:p>
          </table:table-cell>
          <table:table-cell table:style-name="ce49" table:formula="of:=([.D108]+[.E108])-[.F108]" office:value-type="float" office:value="10">
            <text:p>10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9" table:formula="of:=([.G108]+[.H108])-[.I108]" office:value-type="float" office:value="12">
            <text:p>12.00 </text:p>
          </table:table-cell>
          <table:table-cell table:number-columns-repeated="2" table:style-name="ce41"/>
          <table:table-cell table:style-name="ce49" table:formula="of:=([.J108]+[.K108])-[.L108]" office:value-type="float" office:value="12">
            <text:p>12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M108]+[.N108])-[.O108]" office:value-type="float" office:value="17">
            <text:p>17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6">
            <text:p>16.00 </text:p>
          </table:table-cell>
          <table:table-cell table:style-name="ce49" table:formula="of:=([.P108]+[.Q108])-[.R108]" office:value-type="float" office:value="6">
            <text:p>6.00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S108]+[.T108])-[.U108]" office:value-type="float" office:value="6">
            <text:p>6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8">
            <text:p>8.00 </text:p>
          </table:table-cell>
          <table:table-cell table:style-name="ce49" table:formula="of:=([.V108]+[.W108])-[.X108]" office:value-type="float" office:value="3">
            <text:p>3.00 </text:p>
          </table:table-cell>
          <table:table-cell table:number-columns-repeated="2" table:style-name="ce41" office:value-type="float" office:value="10">
            <text:p>10.00 </text:p>
          </table:table-cell>
          <table:table-cell table:style-name="ce49" table:formula="of:=([.Y108]+[.Z108])-[.AA108]" office:value-type="float" office:value="3">
            <text:p>3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6">
            <text:p>6.00 </text:p>
          </table:table-cell>
          <table:table-cell table:style-name="ce49" table:formula="of:=([.AB108]+[.AC108])-[.AD108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108]+[.AF108])-[.AG10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08]+[.AI108])-[.AJ10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08]+[.AL108])-[.AM10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26">
            <text:p>2526</text:p>
          </table:table-cell>
          <table:table-cell table:style-name="ce20" office:value-type="string">
            <text:p>PDCR-Pen.Data Change Req. Instruction p2</text:p>
          </table:table-cell>
          <table:table-cell table:style-name="ce35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09]+[.E109])-[.F10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09]+[.H109])-[.I10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09]+[.K109])-[.L10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09]+[.N109])-[.O10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09]+[.Q109])-[.R109]" office:value-type="float" office:value="0">
            <text:p><text:s/>- </text:p>
          </table:table-cell>
          <table:table-cell table:style-name="ce41" office:value-type="float" office:value="12">
            <text:p>12.00 </text:p>
          </table:table-cell>
          <table:table-cell table:style-name="ce41" office:value-type="float" office:value="1">
            <text:p>1.00 </text:p>
          </table:table-cell>
          <table:table-cell table:style-name="ce49" table:formula="of:=([.S109]+[.T109])-[.U109]" office:value-type="float" office:value="11">
            <text:p>11.00 </text:p>
          </table:table-cell>
          <table:table-cell table:number-columns-repeated="2" table:style-name="ce41"/>
          <table:table-cell table:style-name="ce49" table:formula="of:=([.V109]+[.W109])-[.X109]" office:value-type="float" office:value="11">
            <text:p>1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5">
            <text:p>5.00 </text:p>
          </table:table-cell>
          <table:table-cell table:style-name="ce49" table:formula="of:=([.Y109]+[.Z109])-[.AA109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09]+[.AC109])-[.AD109]" office:value-type="float" office:value="8">
            <text:p>8.00 </text:p>
          </table:table-cell>
          <table:table-cell table:number-columns-repeated="2" table:style-name="ce41"/>
          <table:table-cell table:style-name="ce49" table:formula="of:=([.AE109]+[.AF109])-[.AG109]" office:value-type="float" office:value="8">
            <text:p>8.00 </text:p>
          </table:table-cell>
          <table:table-cell table:number-columns-repeated="2" table:style-name="ce41"/>
          <table:table-cell table:style-name="ce49" table:formula="of:=([.AH109]+[.AI109])-[.AJ109]" office:value-type="float" office:value="8">
            <text:p>8.00 </text:p>
          </table:table-cell>
          <table:table-cell table:number-columns-repeated="2" table:style-name="ce41"/>
          <table:table-cell table:style-name="ce49" table:formula="of:=([.AK109]+[.AL109])-[.AM109]" office:value-type="float" office:value="8">
            <text:p>8.00 </text:p>
          </table:table-cell>
          <table:table-cell table:number-columns-repeated="984"/>
        </table:table-row>
        <table:table-row table:style-name="ro6">
          <table:table-cell table:style-name="ce9" office:value-type="float" office:value="2399">
            <text:p>2399</text:p>
          </table:table-cell>
          <table:table-cell table:style-name="ce20" office:value-type="string">
            <text:p>R-6 Misc P.R ,25 shts 07/'13(carbonless)</text:p>
          </table:table-cell>
          <table:table-cell table:style-name="ce35" office:value-type="string">
            <text:p>PAD</text:p>
          </table:table-cell>
          <table:table-cell table:style-name="ce41" office:value-type="float" office:value="12">
            <text:p>1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110]+[.E110])-[.F110]" office:value-type="float" office:value="10">
            <text:p>10.00 </text:p>
          </table:table-cell>
          <table:table-cell table:number-columns-repeated="2" table:style-name="ce41"/>
          <table:table-cell table:style-name="ce49" table:formula="of:=([.G110]+[.H110])-[.I110]" office:value-type="float" office:value="10">
            <text:p>10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110]+[.K110])-[.L110]" office:value-type="float" office:value="8">
            <text:p>8.00 </text:p>
          </table:table-cell>
          <table:table-cell table:style-name="ce41" office:value-type="float" office:value="10">
            <text:p>10.00 </text:p>
          </table:table-cell>
          <table:table-cell table:style-name="ce41"/>
          <table:table-cell table:style-name="ce49" table:formula="of:=([.M110]+[.N110])-[.O110]" office:value-type="float" office:value="18">
            <text:p>18.00 </text:p>
          </table:table-cell>
          <table:table-cell table:number-columns-repeated="2" table:style-name="ce41"/>
          <table:table-cell table:style-name="ce49" table:formula="of:=([.P110]+[.Q110])-[.R110]" office:value-type="float" office:value="18">
            <text:p>18.00 </text:p>
          </table:table-cell>
          <table:table-cell table:number-columns-repeated="2" table:style-name="ce41"/>
          <table:table-cell table:style-name="ce49" table:formula="of:=([.S110]+[.T110])-[.U110]" office:value-type="float" office:value="18">
            <text:p>18.00 </text:p>
          </table:table-cell>
          <table:table-cell table:number-columns-repeated="2" table:style-name="ce41"/>
          <table:table-cell table:style-name="ce49" table:formula="of:=([.V110]+[.W110])-[.X110]" office:value-type="float" office:value="18">
            <text:p>18.00 </text:p>
          </table:table-cell>
          <table:table-cell table:number-columns-repeated="2" table:style-name="ce41"/>
          <table:table-cell table:style-name="ce49" table:formula="of:=([.Y110]+[.Z110])-[.AA110]" office:value-type="float" office:value="18">
            <text:p>18.00 </text:p>
          </table:table-cell>
          <table:table-cell table:number-columns-repeated="2" table:style-name="ce41"/>
          <table:table-cell table:style-name="ce49" table:formula="of:=([.AB110]+[.AC110])-[.AD110]" office:value-type="float" office:value="18">
            <text:p>1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10]+[.AF110])-[.AG110]" office:value-type="float" office:value="17">
            <text:p>17.00 </text:p>
          </table:table-cell>
          <table:table-cell table:number-columns-repeated="2" table:style-name="ce41"/>
          <table:table-cell table:style-name="ce49" table:formula="of:=([.AH110]+[.AI110])-[.AJ110]" office:value-type="float" office:value="17">
            <text:p>17.00 </text:p>
          </table:table-cell>
          <table:table-cell table:number-columns-repeated="2" table:style-name="ce41"/>
          <table:table-cell table:style-name="ce49" table:formula="of:=([.AK110]+[.AL110])-[.AM110]" office:value-type="float" office:value="17">
            <text:p>17.00 </text:p>
          </table:table-cell>
          <table:table-cell table:number-columns-repeated="984"/>
        </table:table-row>
        <table:table-row table:style-name="ro6">
          <table:table-cell table:style-name="ce9" office:value-type="float" office:value="199">
            <text:p>199</text:p>
          </table:table-cell>
          <table:table-cell table:style-name="ce20" office:value-type="string">
            <text:p>Registry Return Receipt Card</text:p>
          </table:table-cell>
          <table:table-cell table:style-name="ce35" office:value-type="string">
            <text:p>PC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11]+[.E111])-[.F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11]+[.H111])-[.I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11]+[.K111])-[.L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11]+[.N111])-[.O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11]+[.Q111])-[.R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11]+[.T111])-[.U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11]+[.W111])-[.X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11]+[.Z111])-[.AA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11]+[.AC111])-[.AD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11]+[.AF111])-[.AG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11]+[.AI111])-[.AJ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11]+[.AL111])-[.AM11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386">
            <text:p>2386</text:p>
          </table:table-cell>
          <table:table-cell table:style-name="ce20" office:value-type="string">
            <text:p>REL-9 REP 25 sets/pad 4 Ply (CARBONLESS)</text:p>
          </table:table-cell>
          <table:table-cell table:style-name="ce35" office:value-type="string">
            <text:p>PAD</text:p>
          </table:table-cell>
          <table:table-cell table:style-name="ce41" office:value-type="float" office:value="91">
            <text:p>91.00 </text:p>
          </table:table-cell>
          <table:table-cell table:number-columns-repeated="2" table:style-name="ce41"/>
          <table:table-cell table:style-name="ce49" table:formula="of:=([.D112]+[.E112])-[.F112]" office:value-type="float" office:value="91">
            <text:p>91.00 </text:p>
          </table:table-cell>
          <table:table-cell table:number-columns-repeated="2" table:style-name="ce41"/>
          <table:table-cell table:style-name="ce49" table:formula="of:=([.G112]+[.H112])-[.I112]" office:value-type="float" office:value="91">
            <text:p>91.00 </text:p>
          </table:table-cell>
          <table:table-cell table:number-columns-repeated="2" table:style-name="ce41"/>
          <table:table-cell table:style-name="ce49" table:formula="of:=([.J112]+[.K112])-[.L112]" office:value-type="float" office:value="91">
            <text:p>91.00 </text:p>
          </table:table-cell>
          <table:table-cell table:number-columns-repeated="2" table:style-name="ce41"/>
          <table:table-cell table:style-name="ce49" table:formula="of:=([.M112]+[.N112])-[.O112]" office:value-type="float" office:value="91">
            <text:p>91.00 </text:p>
          </table:table-cell>
          <table:table-cell table:number-columns-repeated="2" table:style-name="ce41"/>
          <table:table-cell table:style-name="ce49" table:formula="of:=([.P112]+[.Q112])-[.R112]" office:value-type="float" office:value="91">
            <text:p>91.00 </text:p>
          </table:table-cell>
          <table:table-cell table:number-columns-repeated="2" table:style-name="ce41"/>
          <table:table-cell table:style-name="ce49" table:formula="of:=([.S112]+[.T112])-[.U112]" office:value-type="float" office:value="91">
            <text:p>91.00 </text:p>
          </table:table-cell>
          <table:table-cell table:number-columns-repeated="2" table:style-name="ce41"/>
          <table:table-cell table:style-name="ce49" table:formula="of:=([.V112]+[.W112])-[.X112]" office:value-type="float" office:value="91">
            <text:p>91.00 </text:p>
          </table:table-cell>
          <table:table-cell table:number-columns-repeated="2" table:style-name="ce41"/>
          <table:table-cell table:style-name="ce49" table:formula="of:=([.Y112]+[.Z112])-[.AA112]" office:value-type="float" office:value="91">
            <text:p>91.00 </text:p>
          </table:table-cell>
          <table:table-cell table:number-columns-repeated="2" table:style-name="ce41"/>
          <table:table-cell table:style-name="ce49" table:formula="of:=([.AB112]+[.AC112])-[.AD112]" office:value-type="float" office:value="91">
            <text:p>91.00 </text:p>
          </table:table-cell>
          <table:table-cell table:number-columns-repeated="2" table:style-name="ce41"/>
          <table:table-cell table:style-name="ce49" table:formula="of:=([.AE112]+[.AF112])-[.AG112]" office:value-type="float" office:value="91">
            <text:p>91.00 </text:p>
          </table:table-cell>
          <table:table-cell table:number-columns-repeated="2" table:style-name="ce41"/>
          <table:table-cell table:style-name="ce49" table:formula="of:=([.AH112]+[.AI112])-[.AJ112]" office:value-type="float" office:value="91">
            <text:p>91.00 </text:p>
          </table:table-cell>
          <table:table-cell table:number-columns-repeated="2" table:style-name="ce41"/>
          <table:table-cell table:style-name="ce49" table:formula="of:=([.AK112]+[.AL112])-[.AM112]" office:value-type="float" office:value="91">
            <text:p>91.00 </text:p>
          </table:table-cell>
          <table:table-cell table:number-columns-repeated="984"/>
        </table:table-row>
        <table:table-row table:style-name="ro6">
          <table:table-cell table:style-name="ce9" office:value-type="float" office:value="251">
            <text:p>251</text:p>
          </table:table-cell>
          <table:table-cell table:style-name="ce20" office:value-type="string">
            <text:p>Report of Death</text:p>
          </table:table-cell>
          <table:table-cell table:style-name="ce35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13]+[.E113])-[.F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13]+[.H113])-[.I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13]+[.K113])-[.L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13]+[.N113])-[.O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13]+[.Q113])-[.R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13]+[.T113])-[.U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13]+[.W113])-[.X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13]+[.Z113])-[.AA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13]+[.AC113])-[.AD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13]+[.AF113])-[.AG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13]+[.AI113])-[.AJ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13]+[.AL113])-[.AM11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746">
            <text:p>2746</text:p>
          </table:table-cell>
          <table:table-cell table:style-name="ce20" office:value-type="string">
            <text:p>Request/Verification Form</text:p>
          </table:table-cell>
          <table:table-cell table:style-name="ce35" office:value-type="string">
            <text:p>Ream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14]+[.E114])-[.F114]" office:value-type="float" office:value="3">
            <text:p>3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114]+[.H114])-[.I114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14]+[.K114])-[.L114]" office:value-type="float" office:value="4">
            <text:p>4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M114]+[.N114])-[.O114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14]+[.Q114])-[.R114]" office:value-type="float" office:value="5">
            <text:p>5.00 </text:p>
          </table:table-cell>
          <table:table-cell table:number-columns-repeated="2" table:style-name="ce41"/>
          <table:table-cell table:style-name="ce49" table:formula="of:=([.S114]+[.T114])-[.U114]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V114]+[.W114])-[.X114]" office:value-type="float" office:value="8">
            <text:p>8.00 </text:p>
          </table:table-cell>
          <table:table-cell table:number-columns-repeated="2" table:style-name="ce41"/>
          <table:table-cell table:style-name="ce49" table:formula="of:=([.Y114]+[.Z114])-[.AA114]" office:value-type="float" office:value="8">
            <text:p>8.00 </text:p>
          </table:table-cell>
          <table:table-cell table:number-columns-repeated="2" table:style-name="ce41"/>
          <table:table-cell table:style-name="ce49" table:formula="of:=([.AB114]+[.AC114])-[.AD114]" office:value-type="float" office:value="8">
            <text:p>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E114]+[.AF114])-[.AG114]" office:value-type="float" office:value="5">
            <text:p>5.00 </text:p>
          </table:table-cell>
          <table:table-cell table:number-columns-repeated="2" table:style-name="ce41"/>
          <table:table-cell table:style-name="ce49" table:formula="of:=([.AH114]+[.AI114])-[.AJ114]" office:value-type="float" office:value="5">
            <text:p>5.00 </text:p>
          </table:table-cell>
          <table:table-cell table:number-columns-repeated="2" table:style-name="ce41"/>
          <table:table-cell table:style-name="ce49" table:formula="of:=([.AK114]+[.AL114])-[.AM114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1949">
            <text:p>1949</text:p>
          </table:table-cell>
          <table:table-cell table:style-name="ce20" office:value-type="string">
            <text:p>Rev Death Claim Appl Form (04/12)page 2</text:p>
          </table:table-cell>
          <table:table-cell table:style-name="ce35" office:value-type="string">
            <text:p>Ream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15]+[.E115])-[.F115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G115]+[.H115])-[.I115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15]+[.K115])-[.L115]" office:value-type="float" office:value="4">
            <text:p>4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">
            <text:p>1.00 </text:p>
          </table:table-cell>
          <table:table-cell table:style-name="ce49" table:formula="of:=([.M115]+[.N115])-[.O115]" office:value-type="float" office:value="5">
            <text:p>5.00 </text:p>
          </table:table-cell>
          <table:table-cell table:style-name="ce41" office:value-type="float" office:value="6">
            <text:p>6.00 </text:p>
          </table:table-cell>
          <table:table-cell table:style-name="ce41"/>
          <table:table-cell table:style-name="ce49" table:formula="of:=([.P115]+[.Q115])-[.R115]" office:value-type="float" office:value="11">
            <text:p>11.00 </text:p>
          </table:table-cell>
          <table:table-cell table:number-columns-repeated="2" table:style-name="ce41"/>
          <table:table-cell table:style-name="ce49" table:formula="of:=([.S115]+[.T115])-[.U115]" office:value-type="float" office:value="11">
            <text:p>11.00 </text:p>
          </table:table-cell>
          <table:table-cell table:number-columns-repeated="2" table:style-name="ce41"/>
          <table:table-cell table:style-name="ce49" table:formula="of:=([.V115]+[.W115])-[.X115]" office:value-type="float" office:value="11">
            <text:p>11.00 </text:p>
          </table:table-cell>
          <table:table-cell table:number-columns-repeated="2" table:style-name="ce41"/>
          <table:table-cell table:style-name="ce49" table:formula="of:=([.Y115]+[.Z115])-[.AA115]" office:value-type="float" office:value="11">
            <text:p>11.00 </text:p>
          </table:table-cell>
          <table:table-cell table:number-columns-repeated="2" table:style-name="ce41"/>
          <table:table-cell table:style-name="ce49" table:formula="of:=([.AB115]+[.AC115])-[.AD115]" office:value-type="float" office:value="11">
            <text:p>11.00 </text:p>
          </table:table-cell>
          <table:table-cell table:number-columns-repeated="2" table:style-name="ce41"/>
          <table:table-cell table:style-name="ce49" table:formula="of:=([.AE115]+[.AF115])-[.AG115]" office:value-type="float" office:value="11">
            <text:p>11.00 </text:p>
          </table:table-cell>
          <table:table-cell table:number-columns-repeated="2" table:style-name="ce41"/>
          <table:table-cell table:style-name="ce49" table:formula="of:=([.AH115]+[.AI115])-[.AJ115]" office:value-type="float" office:value="11">
            <text:p>11.00 </text:p>
          </table:table-cell>
          <table:table-cell table:number-columns-repeated="2" table:style-name="ce41"/>
          <table:table-cell table:style-name="ce49" table:formula="of:=([.AK115]+[.AL115])-[.AM115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9" office:value-type="float" office:value="1938">
            <text:p>1938</text:p>
          </table:table-cell>
          <table:table-cell table:style-name="ce20" office:value-type="string">
            <text:p>Rev Death Claim Appl Form (04-2012)</text:p>
          </table:table-cell>
          <table:table-cell table:style-name="ce35" office:value-type="string">
            <text:p>Ream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16]+[.E116])-[.F116]" office:value-type="float" office:value="3">
            <text:p>3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G116]+[.H116])-[.I116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16]+[.K116])-[.L116]" office:value-type="float" office:value="5">
            <text:p>5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">
            <text:p>1.00 </text:p>
          </table:table-cell>
          <table:table-cell table:style-name="ce49" table:formula="of:=([.M116]+[.N116])-[.O116]" office:value-type="float" office:value="6">
            <text:p>6.00 </text:p>
          </table:table-cell>
          <table:table-cell table:style-name="ce41" office:value-type="float" office:value="7">
            <text:p>7.00 </text:p>
          </table:table-cell>
          <table:table-cell table:style-name="ce41"/>
          <table:table-cell table:style-name="ce49" table:formula="of:=([.P116]+[.Q116])-[.R116]" office:value-type="float" office:value="13">
            <text:p>13.00 </text:p>
          </table:table-cell>
          <table:table-cell table:number-columns-repeated="2" table:style-name="ce41"/>
          <table:table-cell table:style-name="ce49" table:formula="of:=([.S116]+[.T116])-[.U116]" office:value-type="float" office:value="13">
            <text:p>13.00 </text:p>
          </table:table-cell>
          <table:table-cell table:number-columns-repeated="2" table:style-name="ce41"/>
          <table:table-cell table:style-name="ce49" table:formula="of:=([.V116]+[.W116])-[.X116]" office:value-type="float" office:value="13">
            <text:p>13.00 </text:p>
          </table:table-cell>
          <table:table-cell table:number-columns-repeated="2" table:style-name="ce41"/>
          <table:table-cell table:style-name="ce49" table:formula="of:=([.Y116]+[.Z116])-[.AA116]" office:value-type="float" office:value="13">
            <text:p>13.00 </text:p>
          </table:table-cell>
          <table:table-cell table:number-columns-repeated="2" table:style-name="ce41"/>
          <table:table-cell table:style-name="ce49" table:formula="of:=([.AB116]+[.AC116])-[.AD116]" office:value-type="float" office:value="13">
            <text:p>13.00 </text:p>
          </table:table-cell>
          <table:table-cell table:number-columns-repeated="2" table:style-name="ce41"/>
          <table:table-cell table:style-name="ce49" table:formula="of:=([.AE116]+[.AF116])-[.AG116]" office:value-type="float" office:value="13">
            <text:p>13.00 </text:p>
          </table:table-cell>
          <table:table-cell table:number-columns-repeated="2" table:style-name="ce41"/>
          <table:table-cell table:style-name="ce49" table:formula="of:=([.AH116]+[.AI116])-[.AJ116]" office:value-type="float" office:value="13">
            <text:p>13.00 </text:p>
          </table:table-cell>
          <table:table-cell table:number-columns-repeated="2" table:style-name="ce41"/>
          <table:table-cell table:style-name="ce49" table:formula="of:=([.AK116]+[.AL116])-[.AM116]" office:value-type="float" office:value="13">
            <text:p>13.00 </text:p>
          </table:table-cell>
          <table:table-cell table:number-columns-repeated="984"/>
        </table:table-row>
        <table:table-row table:style-name="ro6">
          <table:table-cell table:style-name="ce9" office:value-type="float" office:value="1950">
            <text:p>1950</text:p>
          </table:table-cell>
          <table:table-cell table:style-name="ce20" office:value-type="string">
            <text:p>Rev Ret Claim Appl Form (04/12)page 2</text:p>
          </table:table-cell>
          <table:table-cell table:style-name="ce35" office:value-type="string">
            <text:p>Ream</text:p>
          </table:table-cell>
          <table:table-cell table:style-name="ce41" office:value-type="float" office:value="2">
            <text:p>2.00 </text:p>
          </table:table-cell>
          <table:table-cell table:number-columns-repeated="2" table:style-name="ce41"/>
          <table:table-cell table:style-name="ce49" table:formula="of:=([.D117]+[.E117])-[.F117]" office:value-type="float" office:value="2">
            <text:p>2.00 </text:p>
          </table:table-cell>
          <table:table-cell table:number-columns-repeated="2" table:style-name="ce41"/>
          <table:table-cell table:style-name="ce49" table:formula="of:=([.G117]+[.H117])-[.I117]" office:value-type="float" office:value="2">
            <text:p>2.00 </text:p>
          </table:table-cell>
          <table:table-cell table:number-columns-repeated="2" table:style-name="ce41"/>
          <table:table-cell table:style-name="ce49" table:formula="of:=([.J117]+[.K117])-[.L117]" office:value-type="float" office:value="2">
            <text:p>2.00 </text:p>
          </table:table-cell>
          <table:table-cell table:number-columns-repeated="2" table:style-name="ce41"/>
          <table:table-cell table:style-name="ce49" table:formula="of:=([.M117]+[.N117])-[.O117]" office:value-type="float" office:value="2">
            <text:p>2.00 </text:p>
          </table:table-cell>
          <table:table-cell table:number-columns-repeated="2" table:style-name="ce41"/>
          <table:table-cell table:style-name="ce49" table:formula="of:=([.P117]+[.Q117])-[.R117]" office:value-type="float" office:value="2">
            <text:p>2.00 </text:p>
          </table:table-cell>
          <table:table-cell table:number-columns-repeated="2" table:style-name="ce41"/>
          <table:table-cell table:style-name="ce49" table:formula="of:=([.S117]+[.T117])-[.U117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V117]+[.W117])-[.X117]" office:value-type="float" office:value="5">
            <text:p>5.00 </text:p>
          </table:table-cell>
          <table:table-cell table:number-columns-repeated="2" table:style-name="ce41"/>
          <table:table-cell table:style-name="ce49" table:formula="of:=([.Y117]+[.Z117])-[.AA117]" office:value-type="float" office:value="5">
            <text:p>5.00 </text:p>
          </table:table-cell>
          <table:table-cell table:number-columns-repeated="2" table:style-name="ce41"/>
          <table:table-cell table:style-name="ce49" table:formula="of:=([.AB117]+[.AC117])-[.AD117]" office:value-type="float" office:value="5">
            <text:p>5.00 </text:p>
          </table:table-cell>
          <table:table-cell table:number-columns-repeated="2" table:style-name="ce41"/>
          <table:table-cell table:style-name="ce49" table:formula="of:=([.AE117]+[.AF117])-[.AG117]" office:value-type="float" office:value="5">
            <text:p>5.00 </text:p>
          </table:table-cell>
          <table:table-cell table:number-columns-repeated="2" table:style-name="ce41"/>
          <table:table-cell table:style-name="ce49" table:formula="of:=([.AH117]+[.AI117])-[.AJ117]" office:value-type="float" office:value="5">
            <text:p>5.00 </text:p>
          </table:table-cell>
          <table:table-cell table:number-columns-repeated="2" table:style-name="ce41"/>
          <table:table-cell table:style-name="ce49" table:formula="of:=([.AK117]+[.AL117])-[.AM117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1939">
            <text:p>1939</text:p>
          </table:table-cell>
          <table:table-cell table:style-name="ce20" office:value-type="string">
            <text:p>Rev Retirement Claim Appl Form (04-2012)</text:p>
          </table:table-cell>
          <table:table-cell table:style-name="ce35" office:value-type="string">
            <text:p>Ream</text:p>
          </table:table-cell>
          <table:table-cell table:style-name="ce41" office:value-type="float" office:value="6">
            <text:p>6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118]+[.E118])-[.F118]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9" table:formula="of:=([.G118]+[.H118])-[.I118]" office:value-type="float" office:value="3">
            <text:p>3.00 </text:p>
          </table:table-cell>
          <table:table-cell table:number-columns-repeated="2" table:style-name="ce41"/>
          <table:table-cell table:style-name="ce49" table:formula="of:=([.J118]+[.K118])-[.L118]" office:value-type="float" office:value="3">
            <text:p>3.00 </text:p>
          </table:table-cell>
          <table:table-cell table:number-columns-repeated="2" table:style-name="ce41"/>
          <table:table-cell table:style-name="ce49" table:formula="of:=([.M118]+[.N118])-[.O118]" office:value-type="float" office:value="3">
            <text:p>3.00 </text:p>
          </table:table-cell>
          <table:table-cell table:number-columns-repeated="2" table:style-name="ce41"/>
          <table:table-cell table:style-name="ce49" table:formula="of:=([.P118]+[.Q118])-[.R118]" office:value-type="float" office:value="3">
            <text:p>3.00 </text:p>
          </table:table-cell>
          <table:table-cell table:number-columns-repeated="2" table:style-name="ce41"/>
          <table:table-cell table:style-name="ce49" table:formula="of:=([.S118]+[.T118])-[.U118]" office:value-type="float" office:value="3">
            <text:p>3.00 </text:p>
          </table:table-cell>
          <table:table-cell table:number-columns-repeated="2" table:style-name="ce41"/>
          <table:table-cell table:style-name="ce49" table:formula="of:=([.V118]+[.W118])-[.X118]" office:value-type="float" office:value="3">
            <text:p>3.00 </text:p>
          </table:table-cell>
          <table:table-cell table:number-columns-repeated="2" table:style-name="ce41"/>
          <table:table-cell table:style-name="ce49" table:formula="of:=([.Y118]+[.Z118])-[.AA118]" office:value-type="float" office:value="3">
            <text:p>3.00 </text:p>
          </table:table-cell>
          <table:table-cell table:number-columns-repeated="2" table:style-name="ce41"/>
          <table:table-cell table:style-name="ce49" table:formula="of:=([.AB118]+[.AC118])-[.AD118]" office:value-type="float" office:value="3">
            <text:p>3.00 </text:p>
          </table:table-cell>
          <table:table-cell table:number-columns-repeated="2" table:style-name="ce41"/>
          <table:table-cell table:style-name="ce49" table:formula="of:=([.AE118]+[.AF118])-[.AG118]" office:value-type="float" office:value="3">
            <text:p>3.00 </text:p>
          </table:table-cell>
          <table:table-cell table:number-columns-repeated="2" table:style-name="ce41"/>
          <table:table-cell table:style-name="ce49" table:formula="of:=([.AH118]+[.AI118])-[.AJ118]" office:value-type="float" office:value="3">
            <text:p>3.00 </text:p>
          </table:table-cell>
          <table:table-cell table:number-columns-repeated="2" table:style-name="ce41"/>
          <table:table-cell table:style-name="ce49" table:formula="of:=([.AK118]+[.AL118])-[.AM118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9" office:value-type="float" office:value="2400">
            <text:p>2400</text:p>
          </table:table-cell>
          <table:table-cell table:style-name="ce20" office:value-type="string">
            <text:p>TD-12 PVC - 25sets/pad 4ply carbonless</text:p>
          </table:table-cell>
          <table:table-cell table:style-name="ce35" office:value-type="string">
            <text:p>PAD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19]+[.E119])-[.F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19]+[.H119])-[.I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19]+[.K119])-[.L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19]+[.N119])-[.O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19]+[.Q119])-[.R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19]+[.T119])-[.U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19]+[.W119])-[.X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19]+[.Z119])-[.AA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19]+[.AC119])-[.AD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19]+[.AF119])-[.AG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19]+[.AI119])-[.AJ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19]+[.AL119])-[.AM11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0" office:value-type="string">
            <text:p>Other Supplies not inluded in the list</text:p>
          </table:table-cell>
          <table:table-cell table:style-name="ce20"/>
          <table:table-cell table:style-name="ce35"/>
          <table:table-cell table:style-name="ce41" table:number-columns-repeated="3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number-columns-repeated="2" table:style-name="ce41"/>
          <table:table-cell table:style-name="ce49" table:formula="of:=([.AE120]+[.AF120])-[.AG1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20]+[.AI120])-[.AJ1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20]+[.AL120])-[.AM12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5" office:value-type="string">
            <text:p>ACOP – Certification of SSS Official/Regular Employee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21]+[.E121])-[.F1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21]+[.H121])-[.I1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21]+[.K121])-[.L1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21]+[.N121])-[.O121]" office:value-type="float" office:value="0">
            <text:p><text:s/>-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P121]+[.Q121])-[.R121]" office:value-type="float" office:value="1">
            <text:p>1.00 </text:p>
          </table:table-cell>
          <table:table-cell table:number-columns-repeated="2" table:style-name="ce41"/>
          <table:table-cell table:style-name="ce49" table:formula="of:=([.S121]+[.T121])-[.U121]" office:value-type="float" office:value="1">
            <text:p>1.00 </text:p>
          </table:table-cell>
          <table:table-cell table:number-columns-repeated="2" table:style-name="ce41"/>
          <table:table-cell table:style-name="ce49" table:formula="of:=([.V121]+[.W121])-[.X121]" office:value-type="float" office:value="1">
            <text:p>1.00 </text:p>
          </table:table-cell>
          <table:table-cell table:number-columns-repeated="2" table:style-name="ce41"/>
          <table:table-cell table:style-name="ce49" table:formula="of:=([.Y121]+[.Z121])-[.AA121]" office:value-type="float" office:value="1">
            <text:p>1.00 </text:p>
          </table:table-cell>
          <table:table-cell table:number-columns-repeated="2" table:style-name="ce41"/>
          <table:table-cell table:style-name="ce49" table:formula="of:=([.AB121]+[.AC121])-[.AD121]" office:value-type="float" office:value="1">
            <text:p>1.00 </text:p>
          </table:table-cell>
          <table:table-cell table:number-columns-repeated="2" table:style-name="ce41"/>
          <table:table-cell table:style-name="ce49" table:formula="of:=([.AE121]+[.AF121])-[.AG121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21]+[.AI121])-[.AJ1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21]+[.AL121])-[.AM12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5" office:value-type="string">
            <text:p>ACOP ( Via Viber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22]+[.E122])-[.F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22]+[.H122])-[.I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22]+[.K122])-[.L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22]+[.N122])-[.O122]" office:value-type="float" office:value="0">
            <text:p><text:s/>-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P122]+[.Q122])-[.R122]" office:value-type="float" office:value="1">
            <text:p>1.00 </text:p>
          </table:table-cell>
          <table:table-cell table:number-columns-repeated="2" table:style-name="ce41"/>
          <table:table-cell table:style-name="ce49" table:formula="of:=([.S122]+[.T122])-[.U122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122]+[.W122])-[.X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22]+[.Z122])-[.AA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22]+[.AC122])-[.AD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22]+[.AF122])-[.AG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22]+[.AI122])-[.AJ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22]+[.AL122])-[.AM12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COP (For Representative Payee of Dependent (Minor/Incapacitated) Child)</text:p>
          </table:table-cell>
          <table:table-cell table:style-name="ce11" office:value-type="string">
            <text:p>Ream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1"/>
          <table:table-cell table:style-name="ce49" table:formula="of:=([.D123]+[.E123])-[.F123]" office:value-type="float" office:value="3">
            <text:p>3.00 </text:p>
          </table:table-cell>
          <table:table-cell table:number-columns-repeated="2" table:style-name="ce41"/>
          <table:table-cell table:style-name="ce49" table:formula="of:=([.G123]+[.H123])-[.I123]" office:value-type="float" office:value="3">
            <text:p>3.00 </text:p>
          </table:table-cell>
          <table:table-cell table:number-columns-repeated="2" table:style-name="ce41"/>
          <table:table-cell table:style-name="ce49" table:formula="of:=([.J123]+[.K123])-[.L123]" office:value-type="float" office:value="3">
            <text:p>3.00 </text:p>
          </table:table-cell>
          <table:table-cell table:number-columns-repeated="2" table:style-name="ce41"/>
          <table:table-cell table:style-name="ce49" table:formula="of:=([.M123]+[.N123])-[.O123]" office:value-type="float" office:value="3">
            <text:p>3.00 </text:p>
          </table:table-cell>
          <table:table-cell table:style-name="ce41" office:value-type="float" office:value="8">
            <text:p>8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23]+[.Q123])-[.R123]" office:value-type="float" office:value="9">
            <text:p>9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S123]+[.T123])-[.U123]" office:value-type="float" office:value="12">
            <text:p>1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123]+[.W123])-[.X123]" office:value-type="float" office:value="11">
            <text:p>11.00 </text:p>
          </table:table-cell>
          <table:table-cell table:number-columns-repeated="2" table:style-name="ce41"/>
          <table:table-cell table:style-name="ce49" table:formula="of:=([.Y123]+[.Z123])-[.AA123]" office:value-type="float" office:value="11">
            <text:p>11.00 </text:p>
          </table:table-cell>
          <table:table-cell table:number-columns-repeated="2" table:style-name="ce41"/>
          <table:table-cell table:style-name="ce49" table:formula="of:=([.AB123]+[.AC123])-[.AD123]" office:value-type="float" office:value="11">
            <text:p>11.00 </text:p>
          </table:table-cell>
          <table:table-cell table:number-columns-repeated="2" table:style-name="ce41"/>
          <table:table-cell table:style-name="ce49" table:formula="of:=([.AE123]+[.AF123])-[.AG123]" office:value-type="float" office:value="11">
            <text:p>11.00 </text:p>
          </table:table-cell>
          <table:table-cell table:number-columns-repeated="2" table:style-name="ce41"/>
          <table:table-cell table:style-name="ce49" table:formula="of:=([.AH123]+[.AI123])-[.AJ123]" office:value-type="float" office:value="11">
            <text:p>11.00 </text:p>
          </table:table-cell>
          <table:table-cell table:number-columns-repeated="2" table:style-name="ce41"/>
          <table:table-cell table:style-name="ce49" table:formula="of:=([.AK123]+[.AL123])-[.AM123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COP (Video Conference)</text:p>
          </table:table-cell>
          <table:table-cell table:style-name="ce11" office:value-type="string">
            <text:p>Ream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1"/>
          <table:table-cell table:style-name="ce49" table:formula="of:=([.D124]+[.E124])-[.F124]" office:value-type="float" office:value="2">
            <text:p>2.00 </text:p>
          </table:table-cell>
          <table:table-cell table:number-columns-repeated="2" table:style-name="ce41"/>
          <table:table-cell table:style-name="ce49" table:formula="of:=([.G124]+[.H124])-[.I124]" office:value-type="float" office:value="2">
            <text:p>2.00 </text:p>
          </table:table-cell>
          <table:table-cell table:number-columns-repeated="2" table:style-name="ce41"/>
          <table:table-cell table:style-name="ce49" table:formula="of:=([.J124]+[.K124])-[.L124]" office:value-type="float" office:value="2">
            <text:p>2.00 </text:p>
          </table:table-cell>
          <table:table-cell table:number-columns-repeated="2" table:style-name="ce41"/>
          <table:table-cell table:style-name="ce49" table:formula="of:=([.M124]+[.N124])-[.O124]" office:value-type="float" office:value="2">
            <text:p>2.00 </text:p>
          </table:table-cell>
          <table:table-cell table:number-columns-repeated="2" table:style-name="ce41"/>
          <table:table-cell table:style-name="ce49" table:formula="of:=([.P124]+[.Q124])-[.R124]" office:value-type="float" office:value="2">
            <text:p>2.00 </text:p>
          </table:table-cell>
          <table:table-cell table:number-columns-repeated="2" table:style-name="ce41"/>
          <table:table-cell table:style-name="ce49" table:formula="of:=([.S124]+[.T124])-[.U124]" office:value-type="float" office:value="2">
            <text:p>2.00 </text:p>
          </table:table-cell>
          <table:table-cell table:number-columns-repeated="2" table:style-name="ce41"/>
          <table:table-cell table:style-name="ce49" table:formula="of:=([.V124]+[.W124])-[.X124]" office:value-type="float" office:value="2">
            <text:p>2.00 </text:p>
          </table:table-cell>
          <table:table-cell table:number-columns-repeated="2" table:style-name="ce41"/>
          <table:table-cell table:style-name="ce49" table:formula="of:=([.Y124]+[.Z124])-[.AA124]" office:value-type="float" office:value="2">
            <text:p>2.00 </text:p>
          </table:table-cell>
          <table:table-cell table:number-columns-repeated="2" table:style-name="ce41"/>
          <table:table-cell table:style-name="ce49" table:formula="of:=([.AB124]+[.AC124])-[.AD124]" office:value-type="float" office:value="2">
            <text:p>2.00 </text:p>
          </table:table-cell>
          <table:table-cell table:number-columns-repeated="2" table:style-name="ce41"/>
          <table:table-cell table:style-name="ce49" table:formula="of:=([.AE124]+[.AF124])-[.AG124]" office:value-type="float" office:value="2">
            <text:p>2.00 </text:p>
          </table:table-cell>
          <table:table-cell table:number-columns-repeated="2" table:style-name="ce41"/>
          <table:table-cell table:style-name="ce49" table:formula="of:=([.AH124]+[.AI124])-[.AJ124]" office:value-type="float" office:value="2">
            <text:p>2.00 </text:p>
          </table:table-cell>
          <table:table-cell table:number-columns-repeated="2" table:style-name="ce41"/>
          <table:table-cell table:style-name="ce49" table:formula="of:=([.AK124]+[.AL124])-[.AM124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ffidavit of Dependent Parents</text:p>
          </table:table-cell>
          <table:table-cell table:style-name="ce11" office:value-type="string">
            <text:p>Ream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1"/>
          <table:table-cell table:style-name="ce49" table:formula="of:=([.D125]+[.E125])-[.F125]" office:value-type="float" office:value="3">
            <text:p>3.00 </text:p>
          </table:table-cell>
          <table:table-cell table:number-columns-repeated="2" table:style-name="ce41"/>
          <table:table-cell table:style-name="ce49" table:formula="of:=([.G125]+[.H125])-[.I125]" office:value-type="float" office:value="3">
            <text:p>3.00 </text:p>
          </table:table-cell>
          <table:table-cell table:number-columns-repeated="2" table:style-name="ce41"/>
          <table:table-cell table:style-name="ce49" table:formula="of:=([.J125]+[.K125])-[.L125]" office:value-type="float" office:value="3">
            <text:p>3.00 </text:p>
          </table:table-cell>
          <table:table-cell table:number-columns-repeated="2" table:style-name="ce41"/>
          <table:table-cell table:style-name="ce49" table:formula="of:=([.M125]+[.N125])-[.O125]" office:value-type="float" office:value="3">
            <text:p>3.00 </text:p>
          </table:table-cell>
          <table:table-cell table:number-columns-repeated="2" table:style-name="ce41"/>
          <table:table-cell table:style-name="ce49" table:formula="of:=([.P125]+[.Q125])-[.R125]" office:value-type="float" office:value="3">
            <text:p>3.00 </text:p>
          </table:table-cell>
          <table:table-cell table:number-columns-repeated="2" table:style-name="ce41"/>
          <table:table-cell table:style-name="ce49" table:formula="of:=([.S125]+[.T125])-[.U125]" office:value-type="float" office:value="3">
            <text:p>3.00 </text:p>
          </table:table-cell>
          <table:table-cell table:number-columns-repeated="2" table:style-name="ce41"/>
          <table:table-cell table:style-name="ce49" table:formula="of:=([.V125]+[.W125])-[.X125]" office:value-type="float" office:value="3">
            <text:p>3.00 </text:p>
          </table:table-cell>
          <table:table-cell table:number-columns-repeated="2" table:style-name="ce41"/>
          <table:table-cell table:style-name="ce49" table:formula="of:=([.Y125]+[.Z125])-[.AA125]" office:value-type="float" office:value="3">
            <text:p>3.00 </text:p>
          </table:table-cell>
          <table:table-cell table:number-columns-repeated="2" table:style-name="ce41"/>
          <table:table-cell table:style-name="ce49" table:formula="of:=([.AB125]+[.AC125])-[.AD125]" office:value-type="float" office:value="3">
            <text:p>3.00 </text:p>
          </table:table-cell>
          <table:table-cell table:number-columns-repeated="2" table:style-name="ce41"/>
          <table:table-cell table:style-name="ce49" table:formula="of:=([.AE125]+[.AF125])-[.AG125]" office:value-type="float" office:value="3">
            <text:p>3.00 </text:p>
          </table:table-cell>
          <table:table-cell table:number-columns-repeated="2" table:style-name="ce41"/>
          <table:table-cell table:style-name="ce49" table:formula="of:=([.AH125]+[.AI125])-[.AJ125]" office:value-type="float" office:value="3">
            <text:p>3.00 </text:p>
          </table:table-cell>
          <table:table-cell table:number-columns-repeated="2" table:style-name="ce41"/>
          <table:table-cell table:style-name="ce49" table:formula="of:=([.AK125]+[.AL125])-[.AM125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ffidavit of Funeral Expenses</text:p>
          </table:table-cell>
          <table:table-cell table:style-name="ce11" office:value-type="string">
            <text:p>Ream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1"/>
          <table:table-cell table:style-name="ce49" table:formula="of:=([.D126]+[.E126])-[.F126]" office:value-type="float" office:value="4">
            <text:p>4.00 </text:p>
          </table:table-cell>
          <table:table-cell table:number-columns-repeated="2" table:style-name="ce41"/>
          <table:table-cell table:style-name="ce49" table:formula="of:=([.G126]+[.H126])-[.I126]" office:value-type="float" office:value="4">
            <text:p>4.00 </text:p>
          </table:table-cell>
          <table:table-cell table:number-columns-repeated="2" table:style-name="ce41"/>
          <table:table-cell table:style-name="ce49" table:formula="of:=([.J126]+[.K126])-[.L126]" office:value-type="float" office:value="4">
            <text:p>4.00 </text:p>
          </table:table-cell>
          <table:table-cell table:number-columns-repeated="2" table:style-name="ce41"/>
          <table:table-cell table:style-name="ce49" table:formula="of:=([.M126]+[.N126])-[.O126]" office:value-type="float" office:value="4">
            <text:p>4.00 </text:p>
          </table:table-cell>
          <table:table-cell table:number-columns-repeated="2" table:style-name="ce41"/>
          <table:table-cell table:style-name="ce49" table:formula="of:=([.P126]+[.Q126])-[.R126]" office:value-type="float" office:value="4">
            <text:p>4.00 </text:p>
          </table:table-cell>
          <table:table-cell table:number-columns-repeated="2" table:style-name="ce41"/>
          <table:table-cell table:style-name="ce49" table:formula="of:=([.S126]+[.T126])-[.U126]" office:value-type="float" office:value="4">
            <text:p>4.00 </text:p>
          </table:table-cell>
          <table:table-cell table:number-columns-repeated="2" table:style-name="ce41"/>
          <table:table-cell table:style-name="ce49" table:formula="of:=([.V126]+[.W126])-[.X126]" office:value-type="float" office:value="4">
            <text:p>4.00 </text:p>
          </table:table-cell>
          <table:table-cell table:number-columns-repeated="2" table:style-name="ce41"/>
          <table:table-cell table:style-name="ce49" table:formula="of:=([.Y126]+[.Z126])-[.AA126]" office:value-type="float" office:value="4">
            <text:p>4.00 </text:p>
          </table:table-cell>
          <table:table-cell table:number-columns-repeated="2" table:style-name="ce41"/>
          <table:table-cell table:style-name="ce49" table:formula="of:=([.AB126]+[.AC126])-[.AD126]" office:value-type="float" office:value="4">
            <text:p>4.00 </text:p>
          </table:table-cell>
          <table:table-cell table:number-columns-repeated="2" table:style-name="ce41"/>
          <table:table-cell table:style-name="ce49" table:formula="of:=([.AE126]+[.AF126])-[.AG126]" office:value-type="float" office:value="4">
            <text:p>4.00 </text:p>
          </table:table-cell>
          <table:table-cell table:number-columns-repeated="2" table:style-name="ce41"/>
          <table:table-cell table:style-name="ce49" table:formula="of:=([.AH126]+[.AI126])-[.AJ126]" office:value-type="float" office:value="4">
            <text:p>4.00 </text:p>
          </table:table-cell>
          <table:table-cell table:number-columns-repeated="2" table:style-name="ce41"/>
          <table:table-cell table:style-name="ce49" table:formula="of:=([.AK126]+[.AL126])-[.AM126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ffidavit of Loss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number-columns-repeated="2" table:style-name="ce41"/>
          <table:table-cell table:style-name="ce49" table:formula="of:=([.D127]+[.E127])-[.F127]" office:value-type="float" office:value="7">
            <text:p>7.00 </text:p>
          </table:table-cell>
          <table:table-cell table:number-columns-repeated="2" table:style-name="ce41"/>
          <table:table-cell table:style-name="ce49" table:formula="of:=([.G127]+[.H127])-[.I127]" office:value-type="float" office:value="7">
            <text:p>7.00 </text:p>
          </table:table-cell>
          <table:table-cell table:number-columns-repeated="2" table:style-name="ce41"/>
          <table:table-cell table:style-name="ce49" table:formula="of:=([.J127]+[.K127])-[.L127]" office:value-type="float" office:value="7">
            <text:p>7.00 </text:p>
          </table:table-cell>
          <table:table-cell table:number-columns-repeated="2" table:style-name="ce41"/>
          <table:table-cell table:style-name="ce49" table:formula="of:=([.M127]+[.N127])-[.O127]" office:value-type="float" office:value="7">
            <text:p>7.00 </text:p>
          </table:table-cell>
          <table:table-cell table:number-columns-repeated="2" table:style-name="ce41"/>
          <table:table-cell table:style-name="ce49" table:formula="of:=([.P127]+[.Q127])-[.R127]" office:value-type="float" office:value="7">
            <text:p>7.00 </text:p>
          </table:table-cell>
          <table:table-cell table:number-columns-repeated="2" table:style-name="ce41"/>
          <table:table-cell table:style-name="ce49" table:formula="of:=([.S127]+[.T127])-[.U127]" office:value-type="float" office:value="7">
            <text:p>7.00 </text:p>
          </table:table-cell>
          <table:table-cell table:number-columns-repeated="2" table:style-name="ce41"/>
          <table:table-cell table:style-name="ce49" table:formula="of:=([.V127]+[.W127])-[.X127]" office:value-type="float" office:value="7">
            <text:p>7.00 </text:p>
          </table:table-cell>
          <table:table-cell table:number-columns-repeated="2" table:style-name="ce41"/>
          <table:table-cell table:style-name="ce49" table:formula="of:=([.Y127]+[.Z127])-[.AA127]" office:value-type="float" office:value="7">
            <text:p>7.00 </text:p>
          </table:table-cell>
          <table:table-cell table:number-columns-repeated="2" table:style-name="ce41"/>
          <table:table-cell table:style-name="ce49" table:formula="of:=([.AB127]+[.AC127])-[.AD127]" office:value-type="float" office:value="7">
            <text:p>7.00 </text:p>
          </table:table-cell>
          <table:table-cell table:number-columns-repeated="2" table:style-name="ce41"/>
          <table:table-cell table:style-name="ce49" table:formula="of:=([.AE127]+[.AF127])-[.AG127]" office:value-type="float" office:value="7">
            <text:p>7.00 </text:p>
          </table:table-cell>
          <table:table-cell table:number-columns-repeated="2" table:style-name="ce41"/>
          <table:table-cell table:style-name="ce49" table:formula="of:=([.AH127]+[.AI127])-[.AJ127]" office:value-type="float" office:value="7">
            <text:p>7.00 </text:p>
          </table:table-cell>
          <table:table-cell table:number-columns-repeated="2" table:style-name="ce41"/>
          <table:table-cell table:style-name="ce49" table:formula="of:=([.AK127]+[.AL127])-[.AM127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ffidavit of No Earnings/Income</text:p>
          </table:table-cell>
          <table:table-cell table:style-name="ce11" office:value-type="string">
            <text:p>Ream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1"/>
          <table:table-cell table:style-name="ce49" table:formula="of:=([.D128]+[.E128])-[.F128]" office:value-type="float" office:value="4">
            <text:p>4.00 </text:p>
          </table:table-cell>
          <table:table-cell table:number-columns-repeated="2" table:style-name="ce41"/>
          <table:table-cell table:style-name="ce49" table:formula="of:=([.G128]+[.H128])-[.I128]" office:value-type="float" office:value="4">
            <text:p>4.00 </text:p>
          </table:table-cell>
          <table:table-cell table:number-columns-repeated="2" table:style-name="ce41"/>
          <table:table-cell table:style-name="ce49" table:formula="of:=([.J128]+[.K128])-[.L128]" office:value-type="float" office:value="4">
            <text:p>4.00 </text:p>
          </table:table-cell>
          <table:table-cell table:number-columns-repeated="2" table:style-name="ce41"/>
          <table:table-cell table:style-name="ce49" table:formula="of:=([.M128]+[.N128])-[.O128]" office:value-type="float" office:value="4">
            <text:p>4.00 </text:p>
          </table:table-cell>
          <table:table-cell table:number-columns-repeated="2" table:style-name="ce41"/>
          <table:table-cell table:style-name="ce49" table:formula="of:=([.P128]+[.Q128])-[.R128]" office:value-type="float" office:value="4">
            <text:p>4.00 </text:p>
          </table:table-cell>
          <table:table-cell table:number-columns-repeated="2" table:style-name="ce41"/>
          <table:table-cell table:style-name="ce49" table:formula="of:=([.S128]+[.T128])-[.U128]" office:value-type="float" office:value="4">
            <text:p>4.00 </text:p>
          </table:table-cell>
          <table:table-cell table:number-columns-repeated="2" table:style-name="ce41"/>
          <table:table-cell table:style-name="ce49" table:formula="of:=([.V128]+[.W128])-[.X128]" office:value-type="float" office:value="4">
            <text:p>4.00 </text:p>
          </table:table-cell>
          <table:table-cell table:number-columns-repeated="2" table:style-name="ce41"/>
          <table:table-cell table:style-name="ce49" table:formula="of:=([.Y128]+[.Z128])-[.AA128]" office:value-type="float" office:value="4">
            <text:p>4.00 </text:p>
          </table:table-cell>
          <table:table-cell table:number-columns-repeated="2" table:style-name="ce41"/>
          <table:table-cell table:style-name="ce49" table:formula="of:=([.AB128]+[.AC128])-[.AD128]" office:value-type="float" office:value="4">
            <text:p>4.00 </text:p>
          </table:table-cell>
          <table:table-cell table:number-columns-repeated="2" table:style-name="ce41"/>
          <table:table-cell table:style-name="ce49" table:formula="of:=([.AE128]+[.AF128])-[.AG128]" office:value-type="float" office:value="4">
            <text:p>4.00 </text:p>
          </table:table-cell>
          <table:table-cell table:number-columns-repeated="2" table:style-name="ce41"/>
          <table:table-cell table:style-name="ce49" table:formula="of:=([.AH128]+[.AI128])-[.AJ128]" office:value-type="float" office:value="4">
            <text:p>4.00 </text:p>
          </table:table-cell>
          <table:table-cell table:number-columns-repeated="2" table:style-name="ce41"/>
          <table:table-cell table:style-name="ce49" table:formula="of:=([.AK128]+[.AL128])-[.AM128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uthorized Company Representative (ACR) Card</text:p>
          </table:table-cell>
          <table:table-cell table:style-name="ce11" office:value-type="string">
            <text:p>Piece</text:p>
          </table:table-cell>
          <table:table-cell table:style-name="ce42" office:value-type="float" office:value="500">
            <text:p>500</text:p>
          </table:table-cell>
          <table:table-cell table:number-columns-repeated="2" table:style-name="ce41"/>
          <table:table-cell table:style-name="ce49" table:formula="of:=([.D129]+[.E129])-[.F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G129]+[.H129])-[.I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J129]+[.K129])-[.L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M129]+[.N129])-[.O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P129]+[.Q129])-[.R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S129]+[.T129])-[.U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V129]+[.W129])-[.X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Y129]+[.Z129])-[.AA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AB129]+[.AC129])-[.AD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AE129]+[.AF129])-[.AG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AH129]+[.AI129])-[.AJ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AK129]+[.AL129])-[.AM129]" office:value-type="float" office:value="500">
            <text:p>500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ertification of SSS Official/Regular Employee – ACOP</text:p>
          </table:table-cell>
          <table:table-cell table:style-name="ce11" office:value-type="string">
            <text:p>Ream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1"/>
          <table:table-cell table:style-name="ce49" table:formula="of:=([.D130]+[.E130])-[.F130]" office:value-type="float" office:value="2">
            <text:p>2.00 </text:p>
          </table:table-cell>
          <table:table-cell table:number-columns-repeated="2" table:style-name="ce41"/>
          <table:table-cell table:style-name="ce49" table:formula="of:=([.G130]+[.H130])-[.I130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30]+[.K130])-[.L130]" office:value-type="float" office:value="1">
            <text:p>1.00 </text:p>
          </table:table-cell>
          <table:table-cell table:number-columns-repeated="2" table:style-name="ce41"/>
          <table:table-cell table:style-name="ce49" table:formula="of:=([.M130]+[.N130])-[.O130]" office:value-type="float" office:value="1">
            <text:p>1.00 </text:p>
          </table:table-cell>
          <table:table-cell table:number-columns-repeated="2" table:style-name="ce41"/>
          <table:table-cell table:style-name="ce49" table:formula="of:=([.P130]+[.Q130])-[.R130]" office:value-type="float" office:value="1">
            <text:p>1.00 </text:p>
          </table:table-cell>
          <table:table-cell table:number-columns-repeated="2" table:style-name="ce41"/>
          <table:table-cell table:style-name="ce49" table:formula="of:=([.S130]+[.T130])-[.U130]" office:value-type="float" office:value="1">
            <text:p>1.00 </text:p>
          </table:table-cell>
          <table:table-cell table:number-columns-repeated="2" table:style-name="ce41"/>
          <table:table-cell table:style-name="ce49" table:formula="of:=([.V130]+[.W130])-[.X130]" office:value-type="float" office:value="1">
            <text:p>1.00 </text:p>
          </table:table-cell>
          <table:table-cell table:number-columns-repeated="2" table:style-name="ce41"/>
          <table:table-cell table:style-name="ce49" table:formula="of:=([.Y130]+[.Z130])-[.AA130]" office:value-type="float" office:value="1">
            <text:p>1.00 </text:p>
          </table:table-cell>
          <table:table-cell table:number-columns-repeated="2" table:style-name="ce41"/>
          <table:table-cell table:style-name="ce49" table:formula="of:=([.AB130]+[.AC130])-[.AD130]" office:value-type="float" office:value="1">
            <text:p>1.00 </text:p>
          </table:table-cell>
          <table:table-cell table:number-columns-repeated="2" table:style-name="ce41"/>
          <table:table-cell table:style-name="ce49" table:formula="of:=([.AE130]+[.AF130])-[.AG130]" office:value-type="float" office:value="1">
            <text:p>1.00 </text:p>
          </table:table-cell>
          <table:table-cell table:number-columns-repeated="2" table:style-name="ce41"/>
          <table:table-cell table:style-name="ce49" table:formula="of:=([.AH130]+[.AI130])-[.AJ130]" office:value-type="float" office:value="1">
            <text:p>1.00 </text:p>
          </table:table-cell>
          <table:table-cell table:number-columns-repeated="2" table:style-name="ce41"/>
          <table:table-cell table:style-name="ce49" table:formula="of:=([.AK130]+[.AL130])-[.AM130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LD 1.18 (Guardianship of Incompetent)</text:p>
          </table:table-cell>
          <table:table-cell table:style-name="ce11" office:value-type="string">
            <text:p>Ream</text:p>
          </table:table-cell>
          <table:table-cell table:style-name="ce42" office:value-type="float" office:value="11">
            <text:p>11</text:p>
          </table:table-cell>
          <table:table-cell table:number-columns-repeated="2" table:style-name="ce41"/>
          <table:table-cell table:style-name="ce49" table:formula="of:=([.D131]+[.E131])-[.F131]" office:value-type="float" office:value="11">
            <text:p>11.00 </text:p>
          </table:table-cell>
          <table:table-cell table:number-columns-repeated="2" table:style-name="ce41"/>
          <table:table-cell table:style-name="ce49" table:formula="of:=([.G131]+[.H131])-[.I131]" office:value-type="float" office:value="11">
            <text:p>11.00 </text:p>
          </table:table-cell>
          <table:table-cell table:number-columns-repeated="2" table:style-name="ce41"/>
          <table:table-cell table:style-name="ce49" table:formula="of:=([.J131]+[.K131])-[.L131]" office:value-type="float" office:value="11">
            <text:p>11.00 </text:p>
          </table:table-cell>
          <table:table-cell table:number-columns-repeated="2" table:style-name="ce41"/>
          <table:table-cell table:style-name="ce49" table:formula="of:=([.M131]+[.N131])-[.O131]" office:value-type="float" office:value="11">
            <text:p>11.00 </text:p>
          </table:table-cell>
          <table:table-cell table:number-columns-repeated="2" table:style-name="ce41"/>
          <table:table-cell table:style-name="ce49" table:formula="of:=([.P131]+[.Q131])-[.R131]" office:value-type="float" office:value="11">
            <text:p>11.00 </text:p>
          </table:table-cell>
          <table:table-cell table:number-columns-repeated="2" table:style-name="ce41"/>
          <table:table-cell table:style-name="ce49" table:formula="of:=([.S131]+[.T131])-[.U131]" office:value-type="float" office:value="11">
            <text:p>11.00 </text:p>
          </table:table-cell>
          <table:table-cell table:number-columns-repeated="2" table:style-name="ce41"/>
          <table:table-cell table:style-name="ce49" table:formula="of:=([.V131]+[.W131])-[.X131]" office:value-type="float" office:value="11">
            <text:p>11.00 </text:p>
          </table:table-cell>
          <table:table-cell table:number-columns-repeated="2" table:style-name="ce41"/>
          <table:table-cell table:style-name="ce49" table:formula="of:=([.Y131]+[.Z131])-[.AA131]" office:value-type="float" office:value="11">
            <text:p>11.00 </text:p>
          </table:table-cell>
          <table:table-cell table:number-columns-repeated="2" table:style-name="ce41"/>
          <table:table-cell table:style-name="ce49" table:formula="of:=([.AB131]+[.AC131])-[.AD131]" office:value-type="float" office:value="11">
            <text:p>11.00 </text:p>
          </table:table-cell>
          <table:table-cell table:number-columns-repeated="2" table:style-name="ce41"/>
          <table:table-cell table:style-name="ce49" table:formula="of:=([.AE131]+[.AF131])-[.AG131]" office:value-type="float" office:value="11">
            <text:p>11.00 </text:p>
          </table:table-cell>
          <table:table-cell table:number-columns-repeated="2" table:style-name="ce41"/>
          <table:table-cell table:style-name="ce49" table:formula="of:=([.AH131]+[.AI131])-[.AJ131]" office:value-type="float" office:value="11">
            <text:p>11.00 </text:p>
          </table:table-cell>
          <table:table-cell table:number-columns-repeated="2" table:style-name="ce41"/>
          <table:table-cell table:style-name="ce49" table:formula="of:=([.AK131]+[.AL131])-[.AM131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ontribution Bracket – Employers and Employees</text:p>
          </table:table-cell>
          <table:table-cell table:style-name="ce11" office:value-type="string">
            <text:p>Ream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D132]+[.E132])-[.F132]" office:value-type="float" office:value="1">
            <text:p>1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132]+[.H132])-[.I132]" office:value-type="float" office:value="5">
            <text:p>5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132]+[.K132])-[.L132]" office:value-type="float" office:value="2">
            <text:p>2.00 </text:p>
          </table:table-cell>
          <table:table-cell table:number-columns-repeated="2" table:style-name="ce41"/>
          <table:table-cell table:style-name="ce49" table:formula="of:=([.M132]+[.N132])-[.O132]" office:value-type="float" office:value="2">
            <text:p>2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P132]+[.Q132])-[.R132]" office:value-type="float" office:value="4">
            <text:p>4.00 </text:p>
          </table:table-cell>
          <table:table-cell table:number-columns-repeated="2" table:style-name="ce41"/>
          <table:table-cell table:style-name="ce49" table:formula="of:=([.S132]+[.T132])-[.U132]" office:value-type="float" office:value="4">
            <text:p>4.00 </text:p>
          </table:table-cell>
          <table:table-cell table:number-columns-repeated="2" table:style-name="ce41"/>
          <table:table-cell table:style-name="ce49" table:formula="of:=([.V132]+[.W132])-[.X132]" office:value-type="float" office:value="4">
            <text:p>4.00 </text:p>
          </table:table-cell>
          <table:table-cell table:number-columns-repeated="2" table:style-name="ce41"/>
          <table:table-cell table:style-name="ce49" table:formula="of:=([.Y132]+[.Z132])-[.AA132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32]+[.AC132])-[.AD132]" office:value-type="float" office:value="3">
            <text:p>3.00 </text:p>
          </table:table-cell>
          <table:table-cell table:number-columns-repeated="2" table:style-name="ce41"/>
          <table:table-cell table:style-name="ce49" table:formula="of:=([.AE132]+[.AF132])-[.AG132]" office:value-type="float" office:value="3">
            <text:p>3.00 </text:p>
          </table:table-cell>
          <table:table-cell table:number-columns-repeated="2" table:style-name="ce41"/>
          <table:table-cell table:style-name="ce49" table:formula="of:=([.AH132]+[.AI132])-[.AJ132]" office:value-type="float" office:value="3">
            <text:p>3.00 </text:p>
          </table:table-cell>
          <table:table-cell table:number-columns-repeated="2" table:style-name="ce41"/>
          <table:table-cell table:style-name="ce49" table:formula="of:=([.AK132]+[.AL132])-[.AM132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5" office:value-type="string">
            <text:p>Contribution Bracket – Household Employers &amp; Kasambahay</text:p>
          </table:table-cell>
          <table:table-cell table:style-name="ce11" office:value-type="string">
            <text:p>Ream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1"/>
          <table:table-cell table:style-name="ce49" table:formula="of:=([.D133]+[.E133])-[.F133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133]+[.H133])-[.I133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133]+[.K133])-[.L133]" office:value-type="float" office:value="2">
            <text:p>2.00 </text:p>
          </table:table-cell>
          <table:table-cell table:number-columns-repeated="2" table:style-name="ce41"/>
          <table:table-cell table:style-name="ce49" table:formula="of:=([.M133]+[.N133])-[.O133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P133]+[.Q133])-[.R133]" office:value-type="float" office:value="5">
            <text:p>5.00 </text:p>
          </table:table-cell>
          <table:table-cell table:number-columns-repeated="2" table:style-name="ce41"/>
          <table:table-cell table:style-name="ce49" table:formula="of:=([.S133]+[.T133])-[.U133]" office:value-type="float" office:value="5">
            <text:p>5.00 </text:p>
          </table:table-cell>
          <table:table-cell table:number-columns-repeated="2" table:style-name="ce41"/>
          <table:table-cell table:style-name="ce49" table:formula="of:=([.V133]+[.W133])-[.X133]" office:value-type="float" office:value="5">
            <text:p>5.00 </text:p>
          </table:table-cell>
          <table:table-cell table:number-columns-repeated="2" table:style-name="ce41"/>
          <table:table-cell table:style-name="ce49" table:formula="of:=([.Y133]+[.Z133])-[.AA133]" office:value-type="float" office:value="5">
            <text:p>5.00 </text:p>
          </table:table-cell>
          <table:table-cell table:number-columns-repeated="2" table:style-name="ce41"/>
          <table:table-cell table:style-name="ce49" table:formula="of:=([.AB133]+[.AC133])-[.AD133]" office:value-type="float" office:value="5">
            <text:p>5.00 </text:p>
          </table:table-cell>
          <table:table-cell table:number-columns-repeated="2" table:style-name="ce41"/>
          <table:table-cell table:style-name="ce49" table:formula="of:=([.AE133]+[.AF133])-[.AG133]" office:value-type="float" office:value="5">
            <text:p>5.00 </text:p>
          </table:table-cell>
          <table:table-cell table:number-columns-repeated="2" table:style-name="ce41"/>
          <table:table-cell table:style-name="ce49" table:formula="of:=([.AH133]+[.AI133])-[.AJ133]" office:value-type="float" office:value="5">
            <text:p>5.00 </text:p>
          </table:table-cell>
          <table:table-cell table:number-columns-repeated="2" table:style-name="ce41"/>
          <table:table-cell table:style-name="ce49" table:formula="of:=([.AK133]+[.AL133])-[.AM133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ontribution Bracket – Overseas Filipino Workers</text:p>
          </table:table-cell>
          <table:table-cell table:style-name="ce11" office:value-type="string">
            <text:p>Ream</text:p>
          </table:table-cell>
          <table:table-cell table:style-name="ce42" office:value-type="float" office:value="4">
            <text:p>4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9" table:formula="of:=([.D134]+[.E134])-[.F134]" office:value-type="float" office:value="1">
            <text:p>1.00 </text:p>
          </table:table-cell>
          <table:table-cell table:style-name="ce41" office:value-type="float" office:value="6">
            <text:p>6.00 </text:p>
          </table:table-cell>
          <table:table-cell table:style-name="ce41" office:value-type="float" office:value="3">
            <text:p>3.00 </text:p>
          </table:table-cell>
          <table:table-cell table:style-name="ce49" table:formula="of:=([.G134]+[.H134])-[.I134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34]+[.K134])-[.L134]" office:value-type="float" office:value="3">
            <text:p>3.00 </text:p>
          </table:table-cell>
          <table:table-cell table:number-columns-repeated="2" table:style-name="ce41"/>
          <table:table-cell table:style-name="ce49" table:formula="of:=([.M134]+[.N134])-[.O134]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P134]+[.Q134])-[.R134]" office:value-type="float" office:value="4">
            <text:p>4.00 </text:p>
          </table:table-cell>
          <table:table-cell table:number-columns-repeated="2" table:style-name="ce41"/>
          <table:table-cell table:style-name="ce49" table:formula="of:=([.S134]+[.T134])-[.U134]" office:value-type="float" office:value="4">
            <text:p>4.00 </text:p>
          </table:table-cell>
          <table:table-cell table:number-columns-repeated="2" table:style-name="ce41"/>
          <table:table-cell table:style-name="ce49" table:formula="of:=([.V134]+[.W134])-[.X134]" office:value-type="float" office:value="4">
            <text:p>4.00 </text:p>
          </table:table-cell>
          <table:table-cell table:number-columns-repeated="2" table:style-name="ce41"/>
          <table:table-cell table:style-name="ce49" table:formula="of:=([.Y134]+[.Z134])-[.AA134]" office:value-type="float" office:value="4">
            <text:p>4.00 </text:p>
          </table:table-cell>
          <table:table-cell table:number-columns-repeated="2" table:style-name="ce41"/>
          <table:table-cell table:style-name="ce49" table:formula="of:=([.AB134]+[.AC134])-[.AD134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34]+[.AF134])-[.AG134]" office:value-type="float" office:value="3">
            <text:p>3.00 </text:p>
          </table:table-cell>
          <table:table-cell table:number-columns-repeated="2" table:style-name="ce41"/>
          <table:table-cell table:style-name="ce49" table:formula="of:=([.AH134]+[.AI134])-[.AJ134]" office:value-type="float" office:value="3">
            <text:p>3.00 </text:p>
          </table:table-cell>
          <table:table-cell table:number-columns-repeated="2" table:style-name="ce41"/>
          <table:table-cell table:style-name="ce49" table:formula="of:=([.AK134]+[.AL134])-[.AM134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ontribution Bracket – Self-Employed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D135]+[.E135])-[.F135]" office:value-type="float" office:value="2">
            <text:p>2.00 </text:p>
          </table:table-cell>
          <table:table-cell table:style-name="ce41" office:value-type="float" office:value="7">
            <text:p>7.00 </text:p>
          </table:table-cell>
          <table:table-cell table:style-name="ce41" office:value-type="float" office:value="3">
            <text:p>3.00 </text:p>
          </table:table-cell>
          <table:table-cell table:style-name="ce49" table:formula="of:=([.G135]+[.H135])-[.I135]" office:value-type="float" office:value="6">
            <text:p>6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135]+[.K135])-[.L135]" office:value-type="float" office:value="3">
            <text:p>3.00 </text:p>
          </table:table-cell>
          <table:table-cell table:number-columns-repeated="2" table:style-name="ce41"/>
          <table:table-cell table:style-name="ce49" table:formula="of:=([.M135]+[.N135])-[.O135]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9" table:formula="of:=([.P135]+[.Q135])-[.R135]" office:value-type="float" office:value="7">
            <text:p>7.00 </text:p>
          </table:table-cell>
          <table:table-cell table:number-columns-repeated="2" table:style-name="ce41"/>
          <table:table-cell table:style-name="ce49" table:formula="of:=([.S135]+[.T135])-[.U135]" office:value-type="float" office:value="7">
            <text:p>7.00 </text:p>
          </table:table-cell>
          <table:table-cell table:number-columns-repeated="2" table:style-name="ce41"/>
          <table:table-cell table:style-name="ce49" table:formula="of:=([.V135]+[.W135])-[.X135]" office:value-type="float" office:value="7">
            <text:p>7.00 </text:p>
          </table:table-cell>
          <table:table-cell table:number-columns-repeated="2" table:style-name="ce41"/>
          <table:table-cell table:style-name="ce49" table:formula="of:=([.Y135]+[.Z135])-[.AA135]" office:value-type="float" office:value="7">
            <text:p>7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35]+[.AC135])-[.AD135]" office:value-type="float" office:value="6">
            <text:p>6.00 </text:p>
          </table:table-cell>
          <table:table-cell table:number-columns-repeated="2" table:style-name="ce41"/>
          <table:table-cell table:style-name="ce49" table:formula="of:=([.AE135]+[.AF135])-[.AG135]" office:value-type="float" office:value="6">
            <text:p>6.00 </text:p>
          </table:table-cell>
          <table:table-cell table:number-columns-repeated="2" table:style-name="ce41"/>
          <table:table-cell table:style-name="ce49" table:formula="of:=([.AH135]+[.AI135])-[.AJ135]" office:value-type="float" office:value="6">
            <text:p>6.00 </text:p>
          </table:table-cell>
          <table:table-cell table:number-columns-repeated="2" table:style-name="ce41"/>
          <table:table-cell table:style-name="ce49" table:formula="of:=([.AK135]+[.AL135])-[.AM135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ontribution Bracket – Voluntary and Non-Working Spouse</text:p>
          </table:table-cell>
          <table:table-cell table:style-name="ce11" office:value-type="string">
            <text:p>Ream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1" office:value-type="float" office:value="3">
            <text:p>3.00 </text:p>
          </table:table-cell>
          <table:table-cell table:style-name="ce49" table:formula="of:=([.D136]+[.E136])-[.F136]" office:value-type="float" office:value="0">
            <text:p><text:s/>- </text:p>
          </table:table-cell>
          <table:table-cell table:style-name="ce41" office:value-type="float" office:value="9">
            <text:p>9.00 </text:p>
          </table:table-cell>
          <table:table-cell table:style-name="ce41" office:value-type="float" office:value="4">
            <text:p>4.00 </text:p>
          </table:table-cell>
          <table:table-cell table:style-name="ce49" table:formula="of:=([.G136]+[.H136])-[.I136]" office:value-type="float" office:value="5">
            <text:p>5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136]+[.K136])-[.L136]" office:value-type="float" office:value="2">
            <text:p>2.00 </text:p>
          </table:table-cell>
          <table:table-cell table:number-columns-repeated="2" table:style-name="ce41"/>
          <table:table-cell table:style-name="ce49" table:formula="of:=([.M136]+[.N136])-[.O136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36]+[.Q136])-[.R136]" office:value-type="float" office:value="5">
            <text:p>5.00 </text:p>
          </table:table-cell>
          <table:table-cell table:number-columns-repeated="2" table:style-name="ce41"/>
          <table:table-cell table:style-name="ce49" table:formula="of:=([.S136]+[.T136])-[.U136]" office:value-type="float" office:value="5">
            <text:p>5.00 </text:p>
          </table:table-cell>
          <table:table-cell table:number-columns-repeated="2" table:style-name="ce41"/>
          <table:table-cell table:style-name="ce49" table:formula="of:=([.V136]+[.W136])-[.X136]" office:value-type="float" office:value="5">
            <text:p>5.00 </text:p>
          </table:table-cell>
          <table:table-cell table:number-columns-repeated="2" table:style-name="ce41"/>
          <table:table-cell table:style-name="ce49" table:formula="of:=([.Y136]+[.Z136])-[.AA136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36]+[.AC136])-[.AD136]" office:value-type="float" office:value="4">
            <text:p>4.00 </text:p>
          </table:table-cell>
          <table:table-cell table:number-columns-repeated="2" table:style-name="ce41"/>
          <table:table-cell table:style-name="ce49" table:formula="of:=([.AE136]+[.AF136])-[.AG136]" office:value-type="float" office:value="4">
            <text:p>4.00 </text:p>
          </table:table-cell>
          <table:table-cell table:number-columns-repeated="2" table:style-name="ce41"/>
          <table:table-cell table:style-name="ce49" table:formula="of:=([.AH136]+[.AI136])-[.AJ136]" office:value-type="float" office:value="4">
            <text:p>4.00 </text:p>
          </table:table-cell>
          <table:table-cell table:number-columns-repeated="2" table:style-name="ce41"/>
          <table:table-cell table:style-name="ce49" table:formula="of:=([.AK136]+[.AL136])-[.AM136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 office:value-type="float" office:value="2518">
            <text:p>2518</text:p>
          </table:table-cell>
          <table:table-cell table:style-name="ce26" office:value-type="string">
            <text:p>E-1 Personal Data Record</text:p>
          </table:table-cell>
          <table:table-cell table:style-name="ce11" office:value-type="string">
            <text:p>Ream</text:p>
          </table:table-cell>
          <table:table-cell table:style-name="ce42" office:value-type="float" office:value="5">
            <text:p>5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37]+[.E137])-[.F137]" office:value-type="float" office:value="4">
            <text:p>4.00 </text:p>
          </table:table-cell>
          <table:table-cell table:number-columns-repeated="2" table:style-name="ce41"/>
          <table:table-cell table:style-name="ce49" table:formula="of:=([.G137]+[.H137])-[.I137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137]+[.K137])-[.L137]" office:value-type="float" office:value="2">
            <text:p>2.00 </text:p>
          </table:table-cell>
          <table:table-cell table:number-columns-repeated="2" table:style-name="ce41"/>
          <table:table-cell table:style-name="ce49" table:formula="of:=([.M137]+[.N137])-[.O137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P137]+[.Q137])-[.R137]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S137]+[.T137])-[.U137]" office:value-type="float" office:value="5">
            <text:p>5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V137]+[.W137])-[.X137]" office:value-type="float" office:value="10">
            <text:p>10.00 </text:p>
          </table:table-cell>
          <table:table-cell table:number-columns-repeated="2" table:style-name="ce41"/>
          <table:table-cell table:style-name="ce49" table:formula="of:=([.Y137]+[.Z137])-[.AA137]" office:value-type="float" office:value="10">
            <text:p>10.00 </text:p>
          </table:table-cell>
          <table:table-cell table:number-columns-repeated="2" table:style-name="ce41"/>
          <table:table-cell table:style-name="ce49" table:formula="of:=([.AB137]+[.AC137])-[.AD137]" office:value-type="float" office:value="10">
            <text:p>10.00 </text:p>
          </table:table-cell>
          <table:table-cell table:number-columns-repeated="2" table:style-name="ce41"/>
          <table:table-cell table:style-name="ce49" table:formula="of:=([.AE137]+[.AF137])-[.AG137]" office:value-type="float" office:value="10">
            <text:p>10.00 </text:p>
          </table:table-cell>
          <table:table-cell table:number-columns-repeated="2" table:style-name="ce41"/>
          <table:table-cell table:style-name="ce49" table:formula="of:=([.AH137]+[.AI137])-[.AJ137]" office:value-type="float" office:value="10">
            <text:p>10.00 </text:p>
          </table:table-cell>
          <table:table-cell table:number-columns-repeated="2" table:style-name="ce41"/>
          <table:table-cell table:style-name="ce49" table:formula="of:=([.AK137]+[.AL137])-[.AM137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Educational Assistance Loan Program (EALP) Applica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9" table:formula="of:=([.D138]+[.E138])-[.F138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G138]+[.H138])-[.I138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38]+[.K138])-[.L138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M138]+[.N138])-[.O138]" office:value-type="float" office:value="6">
            <text:p>6.00 </text:p>
          </table:table-cell>
          <table:table-cell table:style-name="ce41" office:value-type="float" office:value="1">
            <text:p>1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38]+[.Q138])-[.R138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138]+[.T138])-[.U138]" office:value-type="float" office:value="4">
            <text:p>4.00 </text:p>
          </table:table-cell>
          <table:table-cell table:number-columns-repeated="2" table:style-name="ce41"/>
          <table:table-cell table:style-name="ce49" table:formula="of:=([.V138]+[.W138])-[.X138]" office:value-type="float" office:value="4">
            <text:p>4.00 </text:p>
          </table:table-cell>
          <table:table-cell table:number-columns-repeated="2" table:style-name="ce41"/>
          <table:table-cell table:style-name="ce49" table:formula="of:=([.Y138]+[.Z138])-[.AA138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138]+[.AC138])-[.AD138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38]+[.AF138])-[.AG138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38]+[.AI138])-[.AJ1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38]+[.AL138])-[.AM13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Employer Web Registra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8">
            <text:p>8</text:p>
          </table:table-cell>
          <table:table-cell table:number-columns-repeated="2" table:style-name="ce41"/>
          <table:table-cell table:style-name="ce49" table:formula="of:=([.D139]+[.E139])-[.F139]" office:value-type="float" office:value="8">
            <text:p>8.00 </text:p>
          </table:table-cell>
          <table:table-cell table:number-columns-repeated="2" table:style-name="ce41"/>
          <table:table-cell table:style-name="ce49" table:formula="of:=([.G139]+[.H139])-[.I139]" office:value-type="float" office:value="8">
            <text:p>8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139]+[.K139])-[.L139]" office:value-type="float" office:value="6">
            <text:p>6.00 </text:p>
          </table:table-cell>
          <table:table-cell table:number-columns-repeated="2" table:style-name="ce41"/>
          <table:table-cell table:style-name="ce49" table:formula="of:=([.M139]+[.N139])-[.O139]" office:value-type="float" office:value="6">
            <text:p>6.00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P139]+[.Q139])-[.R139]" office:value-type="float" office:value="6">
            <text:p>6.00 </text:p>
          </table:table-cell>
          <table:table-cell table:number-columns-repeated="2" table:style-name="ce41"/>
          <table:table-cell table:style-name="ce49" table:formula="of:=([.S139]+[.T139])-[.U139]" office:value-type="float" office:value="6">
            <text:p>6.00 </text:p>
          </table:table-cell>
          <table:table-cell table:number-columns-repeated="2" table:style-name="ce41"/>
          <table:table-cell table:style-name="ce49" table:formula="of:=([.V139]+[.W139])-[.X139]" office:value-type="float" office:value="6">
            <text:p>6.00 </text:p>
          </table:table-cell>
          <table:table-cell table:number-columns-repeated="2" table:style-name="ce41"/>
          <table:table-cell table:style-name="ce49" table:formula="of:=([.Y139]+[.Z139])-[.AA139]" office:value-type="float" office:value="6">
            <text:p>6.00 </text:p>
          </table:table-cell>
          <table:table-cell table:number-columns-repeated="2" table:style-name="ce41"/>
          <table:table-cell table:style-name="ce49" table:formula="of:=([.AB139]+[.AC139])-[.AD139]" office:value-type="float" office:value="6">
            <text:p>6.00 </text:p>
          </table:table-cell>
          <table:table-cell table:number-columns-repeated="2" table:style-name="ce41"/>
          <table:table-cell table:style-name="ce49" table:formula="of:=([.AE139]+[.AF139])-[.AG139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39]+[.AI139])-[.AJ139]" office:value-type="float" office:value="5">
            <text:p>5.00 </text:p>
          </table:table-cell>
          <table:table-cell table:number-columns-repeated="2" table:style-name="ce41"/>
          <table:table-cell table:style-name="ce49" table:formula="of:=([.AK139]+[.AL139])-[.AM139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act of Pensioner's Existence Form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0]+[.E140])-[.F1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0]+[.H140])-[.I1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0]+[.K140])-[.L1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0]+[.N140])-[.O1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0]+[.Q140])-[.R140]" office:value-type="float" office:value="0">
            <text:p><text:s/>- </text:p>
          </table:table-cell>
          <table:table-cell table:style-name="ce42" office:value-type="float" office:value="7">
            <text:p>7</text:p>
          </table:table-cell>
          <table:table-cell table:style-name="ce41"/>
          <table:table-cell table:style-name="ce49" table:formula="of:=([.S140]+[.T140])-[.U140]" office:value-type="float" office:value="7">
            <text:p>7.00 </text:p>
          </table:table-cell>
          <table:table-cell table:number-columns-repeated="2" table:style-name="ce41"/>
          <table:table-cell table:style-name="ce49" table:formula="of:=([.V140]+[.W140])-[.X140]" office:value-type="float" office:value="7">
            <text:p>7.00 </text:p>
          </table:table-cell>
          <table:table-cell table:number-columns-repeated="2" table:style-name="ce41"/>
          <table:table-cell table:style-name="ce49" table:formula="of:=([.Y140]+[.Z140])-[.AA140]" office:value-type="float" office:value="7">
            <text:p>7.00 </text:p>
          </table:table-cell>
          <table:table-cell table:number-columns-repeated="2" table:style-name="ce41"/>
          <table:table-cell table:style-name="ce49" table:formula="of:=([.AB140]+[.AC140])-[.AD140]" office:value-type="float" office:value="7">
            <text:p>7.00 </text:p>
          </table:table-cell>
          <table:table-cell table:number-columns-repeated="2" table:style-name="ce41"/>
          <table:table-cell table:style-name="ce49" table:formula="of:=([.AE140]+[.AF140])-[.AG140]" office:value-type="float" office:value="7">
            <text:p>7.00 </text:p>
          </table:table-cell>
          <table:table-cell table:number-columns-repeated="2" table:style-name="ce41"/>
          <table:table-cell table:style-name="ce49" table:formula="of:=([.AH140]+[.AI140])-[.AJ140]" office:value-type="float" office:value="7">
            <text:p>7.00 </text:p>
          </table:table-cell>
          <table:table-cell table:number-columns-repeated="2" table:style-name="ce41"/>
          <table:table-cell table:style-name="ce49" table:formula="of:=([.AK140]+[.AL140])-[.AM140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act of Remarriage/Cohabitation Form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1]+[.E141])-[.F1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1]+[.H141])-[.I1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1]+[.K141])-[.L1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1]+[.N141])-[.O1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1]+[.Q141])-[.R141]" office:value-type="float" office:value="0">
            <text:p><text:s/>- </text:p>
          </table:table-cell>
          <table:table-cell table:style-name="ce42" office:value-type="float" office:value="30">
            <text:p>30</text:p>
          </table:table-cell>
          <table:table-cell table:style-name="ce41"/>
          <table:table-cell table:style-name="ce49" table:formula="of:=([.S141]+[.T141])-[.U141]" office:value-type="float" office:value="30">
            <text:p>30.00 </text:p>
          </table:table-cell>
          <table:table-cell table:number-columns-repeated="2" table:style-name="ce41"/>
          <table:table-cell table:style-name="ce49" table:formula="of:=([.V141]+[.W141])-[.X141]" office:value-type="float" office:value="30">
            <text:p>30.00 </text:p>
          </table:table-cell>
          <table:table-cell table:number-columns-repeated="2" table:style-name="ce41"/>
          <table:table-cell table:style-name="ce49" table:formula="of:=([.Y141]+[.Z141])-[.AA141]" office:value-type="float" office:value="30">
            <text:p>30.00 </text:p>
          </table:table-cell>
          <table:table-cell table:number-columns-repeated="2" table:style-name="ce41"/>
          <table:table-cell table:style-name="ce49" table:formula="of:=([.AB141]+[.AC141])-[.AD141]" office:value-type="float" office:value="30">
            <text:p>30.00 </text:p>
          </table:table-cell>
          <table:table-cell table:number-columns-repeated="2" table:style-name="ce41"/>
          <table:table-cell table:style-name="ce49" table:formula="of:=([.AE141]+[.AF141])-[.AG141]" office:value-type="float" office:value="30">
            <text:p>30.00 </text:p>
          </table:table-cell>
          <table:table-cell table:number-columns-repeated="2" table:style-name="ce41"/>
          <table:table-cell table:style-name="ce49" table:formula="of:=([.AH141]+[.AI141])-[.AJ141]" office:value-type="float" office:value="30">
            <text:p>30.00 </text:p>
          </table:table-cell>
          <table:table-cell table:number-columns-repeated="2" table:style-name="ce41"/>
          <table:table-cell table:style-name="ce49" table:formula="of:=([.AK141]+[.AL141])-[.AM141]" office:value-type="float" office:value="30">
            <text:p>30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act of Verification Request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2]+[.E142])-[.F1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2]+[.H142])-[.I1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2]+[.K142])-[.L1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2]+[.N142])-[.O1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2]+[.Q142])-[.R142]" office:value-type="float" office:value="0">
            <text:p><text:s/>- </text:p>
          </table:table-cell>
          <table:table-cell table:style-name="ce42" office:value-type="float" office:value="14">
            <text:p>14</text:p>
          </table:table-cell>
          <table:table-cell table:style-name="ce41"/>
          <table:table-cell table:style-name="ce49" table:formula="of:=([.S142]+[.T142])-[.U142]" office:value-type="float" office:value="14">
            <text:p>14.00 </text:p>
          </table:table-cell>
          <table:table-cell table:number-columns-repeated="2" table:style-name="ce41"/>
          <table:table-cell table:style-name="ce49" table:formula="of:=([.V142]+[.W142])-[.X142]" office:value-type="float" office:value="14">
            <text:p>14.00 </text:p>
          </table:table-cell>
          <table:table-cell table:number-columns-repeated="2" table:style-name="ce41"/>
          <table:table-cell table:style-name="ce49" table:formula="of:=([.Y142]+[.Z142])-[.AA142]" office:value-type="float" office:value="14">
            <text:p>14.00 </text:p>
          </table:table-cell>
          <table:table-cell table:number-columns-repeated="2" table:style-name="ce41"/>
          <table:table-cell table:style-name="ce49" table:formula="of:=([.AB142]+[.AC142])-[.AD142]" office:value-type="float" office:value="14">
            <text:p>14.00 </text:p>
          </table:table-cell>
          <table:table-cell table:number-columns-repeated="2" table:style-name="ce41"/>
          <table:table-cell table:style-name="ce49" table:formula="of:=([.AE142]+[.AF142])-[.AG142]" office:value-type="float" office:value="14">
            <text:p>14.00 </text:p>
          </table:table-cell>
          <table:table-cell table:number-columns-repeated="2" table:style-name="ce41"/>
          <table:table-cell table:style-name="ce49" table:formula="of:=([.AH142]+[.AI142])-[.AJ142]" office:value-type="float" office:value="14">
            <text:p>14.00 </text:p>
          </table:table-cell>
          <table:table-cell table:number-columns-repeated="2" table:style-name="ce41"/>
          <table:table-cell table:style-name="ce49" table:formula="of:=([.AK142]+[.AL142])-[.AM142]" office:value-type="float" office:value="14">
            <text:p>14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soLoan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3]+[.E143])-[.F1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3]+[.H143])-[.I1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3]+[.K143])-[.L1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3]+[.N143])-[.O1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3]+[.Q143])-[.R143]" office:value-type="float" office:value="0">
            <text:p><text:s/>- </text:p>
          </table:table-cell>
          <table:table-cell table:style-name="ce42" office:value-type="float" office:value="3">
            <text:p>3</text:p>
          </table:table-cell>
          <table:table-cell table:style-name="ce41" office:value-type="float" office:value="2">
            <text:p>2.00 </text:p>
          </table:table-cell>
          <table:table-cell table:style-name="ce49" table:formula="of:=([.S143]+[.T143])-[.U143]" office:value-type="float" office:value="1">
            <text:p>1.00 </text:p>
          </table:table-cell>
          <table:table-cell table:number-columns-repeated="2" table:style-name="ce41"/>
          <table:table-cell table:style-name="ce49" table:formula="of:=([.V143]+[.W143])-[.X143]" office:value-type="float" office:value="1">
            <text:p>1.00 </text:p>
          </table:table-cell>
          <table:table-cell table:number-columns-repeated="2" table:style-name="ce41"/>
          <table:table-cell table:style-name="ce49" table:formula="of:=([.Y143]+[.Z143])-[.AA143]" office:value-type="float" office:value="1">
            <text:p>1.00 </text:p>
          </table:table-cell>
          <table:table-cell table:number-columns-repeated="2" table:style-name="ce41"/>
          <table:table-cell table:style-name="ce49" table:formula="of:=([.AB143]+[.AC143])-[.AD143]" office:value-type="float" office:value="1">
            <text:p>1.00 </text:p>
          </table:table-cell>
          <table:table-cell table:number-columns-repeated="2" table:style-name="ce41"/>
          <table:table-cell table:style-name="ce49" table:formula="of:=([.AE143]+[.AF143])-[.AG143]" office:value-type="float" office:value="1">
            <text:p>1.00 </text:p>
          </table:table-cell>
          <table:table-cell table:number-columns-repeated="2" table:style-name="ce41"/>
          <table:table-cell table:style-name="ce49" table:formula="of:=([.AH143]+[.AI143])-[.AJ143]" office:value-type="float" office:value="1">
            <text:p>1.00 </text:p>
          </table:table-cell>
          <table:table-cell table:number-columns-repeated="2" table:style-name="ce41"/>
          <table:table-cell table:style-name="ce49" table:formula="of:=([.AK143]+[.AL143])-[.AM143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Penalty Condonation Program and Restucturing Program) Household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4]+[.E144])-[.F1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4]+[.H144])-[.I1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4]+[.K144])-[.L1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4]+[.N144])-[.O1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4]+[.Q144])-[.R144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4]+[.T144])-[.U144]" office:value-type="float" office:value="2">
            <text:p>2.00 </text:p>
          </table:table-cell>
          <table:table-cell table:number-columns-repeated="2" table:style-name="ce41"/>
          <table:table-cell table:style-name="ce49" table:formula="of:=([.V144]+[.W144])-[.X144]" office:value-type="float" office:value="2">
            <text:p>2.00 </text:p>
          </table:table-cell>
          <table:table-cell table:number-columns-repeated="2" table:style-name="ce41"/>
          <table:table-cell table:style-name="ce49" table:formula="of:=([.Y144]+[.Z144])-[.AA144]" office:value-type="float" office:value="2">
            <text:p>2.00 </text:p>
          </table:table-cell>
          <table:table-cell table:number-columns-repeated="2" table:style-name="ce41"/>
          <table:table-cell table:style-name="ce49" table:formula="of:=([.AB144]+[.AC144])-[.AD144]" office:value-type="float" office:value="2">
            <text:p>2.00 </text:p>
          </table:table-cell>
          <table:table-cell table:number-columns-repeated="2" table:style-name="ce41"/>
          <table:table-cell table:style-name="ce49" table:formula="of:=([.AE144]+[.AF144])-[.AG144]" office:value-type="float" office:value="2">
            <text:p>2.00 </text:p>
          </table:table-cell>
          <table:table-cell table:number-columns-repeated="2" table:style-name="ce41"/>
          <table:table-cell table:style-name="ce49" table:formula="of:=([.AH144]+[.AI144])-[.AJ144]" office:value-type="float" office:value="2">
            <text:p>2.00 </text:p>
          </table:table-cell>
          <table:table-cell table:number-columns-repeated="2" table:style-name="ce41"/>
          <table:table-cell table:style-name="ce49" table:formula="of:=([.AK144]+[.AL144])-[.AM144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Schedule for Employers and Employees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5]+[.E145])-[.F1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5]+[.H145])-[.I1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5]+[.K145])-[.L1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5]+[.N145])-[.O1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5]+[.Q145])-[.R145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5]+[.T145])-[.U145]" office:value-type="float" office:value="2">
            <text:p>2.00 </text:p>
          </table:table-cell>
          <table:table-cell table:number-columns-repeated="2" table:style-name="ce41"/>
          <table:table-cell table:style-name="ce49" table:formula="of:=([.V145]+[.W145])-[.X145]" office:value-type="float" office:value="2">
            <text:p>2.00 </text:p>
          </table:table-cell>
          <table:table-cell table:number-columns-repeated="2" table:style-name="ce41"/>
          <table:table-cell table:style-name="ce49" table:formula="of:=([.Y145]+[.Z145])-[.AA145]" office:value-type="float" office:value="2">
            <text:p>2.00 </text:p>
          </table:table-cell>
          <table:table-cell table:number-columns-repeated="2" table:style-name="ce41"/>
          <table:table-cell table:style-name="ce49" table:formula="of:=([.AB145]+[.AC145])-[.AD145]" office:value-type="float" office:value="2">
            <text:p>2.00 </text:p>
          </table:table-cell>
          <table:table-cell table:number-columns-repeated="2" table:style-name="ce41"/>
          <table:table-cell table:style-name="ce49" table:formula="of:=([.AE145]+[.AF145])-[.AG145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45]+[.AI145])-[.AJ145]" office:value-type="float" office:value="1">
            <text:p>1.00 </text:p>
          </table:table-cell>
          <table:table-cell table:number-columns-repeated="2" table:style-name="ce41"/>
          <table:table-cell table:style-name="ce49" table:formula="of:=([.AK145]+[.AL145])-[.AM145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Schedule for Household Employers and Kasambahay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6]+[.E146])-[.F1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6]+[.H146])-[.I1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6]+[.K146])-[.L1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6]+[.N146])-[.O1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6]+[.Q146])-[.R146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6]+[.T146])-[.U146]" office:value-type="float" office:value="2">
            <text:p>2.00 </text:p>
          </table:table-cell>
          <table:table-cell table:number-columns-repeated="2" table:style-name="ce41"/>
          <table:table-cell table:style-name="ce49" table:formula="of:=([.V146]+[.W146])-[.X146]" office:value-type="float" office:value="2">
            <text:p>2.00 </text:p>
          </table:table-cell>
          <table:table-cell table:number-columns-repeated="2" table:style-name="ce41"/>
          <table:table-cell table:style-name="ce49" table:formula="of:=([.Y146]+[.Z146])-[.AA146]" office:value-type="float" office:value="2">
            <text:p>2.00 </text:p>
          </table:table-cell>
          <table:table-cell table:number-columns-repeated="2" table:style-name="ce41"/>
          <table:table-cell table:style-name="ce49" table:formula="of:=([.AB146]+[.AC146])-[.AD146]" office:value-type="float" office:value="2">
            <text:p>2.00 </text:p>
          </table:table-cell>
          <table:table-cell table:number-columns-repeated="2" table:style-name="ce41"/>
          <table:table-cell table:style-name="ce49" table:formula="of:=([.AE146]+[.AF146])-[.AG146]" office:value-type="float" office:value="2">
            <text:p>2.00 </text:p>
          </table:table-cell>
          <table:table-cell table:number-columns-repeated="2" table:style-name="ce41"/>
          <table:table-cell table:style-name="ce49" table:formula="of:=([.AH146]+[.AI146])-[.AJ146]" office:value-type="float" office:value="2">
            <text:p>2.00 </text:p>
          </table:table-cell>
          <table:table-cell table:number-columns-repeated="2" table:style-name="ce41"/>
          <table:table-cell table:style-name="ce49" table:formula="of:=([.AK146]+[.AL146])-[.AM146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Schedule for Land-Based OFW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7]+[.E147])-[.F14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7]+[.H147])-[.I14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7]+[.K147])-[.L14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7]+[.N147])-[.O14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7]+[.Q147])-[.R147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7]+[.T147])-[.U147]" office:value-type="float" office:value="2">
            <text:p>2.00 </text:p>
          </table:table-cell>
          <table:table-cell table:number-columns-repeated="2" table:style-name="ce41"/>
          <table:table-cell table:style-name="ce49" table:formula="of:=([.V147]+[.W147])-[.X147]" office:value-type="float" office:value="2">
            <text:p>2.00 </text:p>
          </table:table-cell>
          <table:table-cell table:number-columns-repeated="2" table:style-name="ce41"/>
          <table:table-cell table:style-name="ce49" table:formula="of:=([.Y147]+[.Z147])-[.AA147]" office:value-type="float" office:value="2">
            <text:p>2.00 </text:p>
          </table:table-cell>
          <table:table-cell table:number-columns-repeated="2" table:style-name="ce41"/>
          <table:table-cell table:style-name="ce49" table:formula="of:=([.AB147]+[.AC147])-[.AD147]" office:value-type="float" office:value="2">
            <text:p>2.00 </text:p>
          </table:table-cell>
          <table:table-cell table:number-columns-repeated="2" table:style-name="ce41"/>
          <table:table-cell table:style-name="ce49" table:formula="of:=([.AE147]+[.AF147])-[.AG147]" office:value-type="float" office:value="2">
            <text:p>2.00 </text:p>
          </table:table-cell>
          <table:table-cell table:number-columns-repeated="2" table:style-name="ce41"/>
          <table:table-cell table:style-name="ce49" table:formula="of:=([.AH147]+[.AI147])-[.AJ147]" office:value-type="float" office:value="2">
            <text:p>2.00 </text:p>
          </table:table-cell>
          <table:table-cell table:number-columns-repeated="2" table:style-name="ce41"/>
          <table:table-cell table:style-name="ce49" table:formula="of:=([.AK147]+[.AL147])-[.AM147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Schedule for Self Employed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8]+[.E148])-[.F1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8]+[.H148])-[.I1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8]+[.K148])-[.L1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8]+[.N148])-[.O1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8]+[.Q148])-[.R148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8]+[.T148])-[.U148]" office:value-type="float" office:value="2">
            <text:p>2.00 </text:p>
          </table:table-cell>
          <table:table-cell table:number-columns-repeated="2" table:style-name="ce41"/>
          <table:table-cell table:style-name="ce49" table:formula="of:=([.V148]+[.W148])-[.X148]" office:value-type="float" office:value="2">
            <text:p>2.00 </text:p>
          </table:table-cell>
          <table:table-cell table:number-columns-repeated="2" table:style-name="ce41"/>
          <table:table-cell table:style-name="ce49" table:formula="of:=([.Y148]+[.Z148])-[.AA148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48]+[.AC148])-[.AD148]" office:value-type="float" office:value="1">
            <text:p>1.00 </text:p>
          </table:table-cell>
          <table:table-cell table:number-columns-repeated="2" table:style-name="ce41"/>
          <table:table-cell table:style-name="ce49" table:formula="of:=([.AE148]+[.AF148])-[.AG148]" office:value-type="float" office:value="1">
            <text:p>1.00 </text:p>
          </table:table-cell>
          <table:table-cell table:number-columns-repeated="2" table:style-name="ce41"/>
          <table:table-cell table:style-name="ce49" table:formula="of:=([.AH148]+[.AI148])-[.AJ148]" office:value-type="float" office:value="1">
            <text:p>1.00 </text:p>
          </table:table-cell>
          <table:table-cell table:number-columns-repeated="2" table:style-name="ce41"/>
          <table:table-cell table:style-name="ce49" table:formula="of:=([.AK148]+[.AL148])-[.AM148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Enhanced DAEM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9]+[.E149])-[.F1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9]+[.H149])-[.I1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9]+[.K149])-[.L1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9]+[.N149])-[.O1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9]+[.Q149])-[.R149]" office:value-type="float" office:value="0">
            <text:p><text:s/>- </text:p>
          </table:table-cell>
          <table:table-cell table:style-name="ce42" office:value-type="float" office:value="4">
            <text:p>4</text:p>
          </table:table-cell>
          <table:table-cell table:style-name="ce41"/>
          <table:table-cell table:style-name="ce49" table:formula="of:=([.S149]+[.T149])-[.U149]" office:value-type="float" office:value="4">
            <text:p>4.00 </text:p>
          </table:table-cell>
          <table:table-cell table:number-columns-repeated="2" table:style-name="ce41"/>
          <table:table-cell table:style-name="ce49" table:formula="of:=([.V149]+[.W149])-[.X149]" office:value-type="float" office:value="4">
            <text:p>4.00 </text:p>
          </table:table-cell>
          <table:table-cell table:number-columns-repeated="2" table:style-name="ce41"/>
          <table:table-cell table:style-name="ce49" table:formula="of:=([.Y149]+[.Z149])-[.AA149]" office:value-type="float" office:value="4">
            <text:p>4.00 </text:p>
          </table:table-cell>
          <table:table-cell table:number-columns-repeated="2" table:style-name="ce41"/>
          <table:table-cell table:style-name="ce49" table:formula="of:=([.AB149]+[.AC149])-[.AD149]" office:value-type="float" office:value="4">
            <text:p>4.00 </text:p>
          </table:table-cell>
          <table:table-cell table:number-columns-repeated="2" table:style-name="ce41"/>
          <table:table-cell table:style-name="ce49" table:formula="of:=([.AE149]+[.AF149])-[.AG149]" office:value-type="float" office:value="4">
            <text:p>4.00 </text:p>
          </table:table-cell>
          <table:table-cell table:number-columns-repeated="2" table:style-name="ce41"/>
          <table:table-cell table:style-name="ce49" table:formula="of:=([.AH149]+[.AI149])-[.AJ149]" office:value-type="float" office:value="4">
            <text:p>4.00 </text:p>
          </table:table-cell>
          <table:table-cell table:number-columns-repeated="2" table:style-name="ce41"/>
          <table:table-cell table:style-name="ce49" table:formula="of:=([.AK149]+[.AL149])-[.AM149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Kasssangga Collect Program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0]+[.E150])-[.F15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0]+[.H150])-[.I15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0]+[.K150])-[.L15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0]+[.N150])-[.O15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0]+[.Q150])-[.R150]" office:value-type="float" office:value="0">
            <text:p><text:s/>- 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9" table:formula="of:=([.S150]+[.T150])-[.U150]" office:value-type="float" office:value="3">
            <text:p>3.00 </text:p>
          </table:table-cell>
          <table:table-cell table:number-columns-repeated="2" table:style-name="ce41"/>
          <table:table-cell table:style-name="ce49" table:formula="of:=([.V150]+[.W150])-[.X150]" office:value-type="float" office:value="3">
            <text:p>3.00 </text:p>
          </table:table-cell>
          <table:table-cell table:number-columns-repeated="2" table:style-name="ce41"/>
          <table:table-cell table:style-name="ce49" table:formula="of:=([.Y150]+[.Z150])-[.AA150]" office:value-type="float" office:value="3">
            <text:p>3.00 </text:p>
          </table:table-cell>
          <table:table-cell table:number-columns-repeated="2" table:style-name="ce41"/>
          <table:table-cell table:style-name="ce49" table:formula="of:=([.AB150]+[.AC150])-[.AD150]" office:value-type="float" office:value="3">
            <text:p>3.00 </text:p>
          </table:table-cell>
          <table:table-cell table:number-columns-repeated="2" table:style-name="ce41"/>
          <table:table-cell table:style-name="ce49" table:formula="of:=([.AE150]+[.AF150])-[.AG150]" office:value-type="float" office:value="3">
            <text:p>3.00 </text:p>
          </table:table-cell>
          <table:table-cell table:number-columns-repeated="2" table:style-name="ce41"/>
          <table:table-cell table:style-name="ce49" table:formula="of:=([.AH150]+[.AI150])-[.AJ150]" office:value-type="float" office:value="3">
            <text:p>3.00 </text:p>
          </table:table-cell>
          <table:table-cell table:number-columns-repeated="2" table:style-name="ce41"/>
          <table:table-cell table:style-name="ce49" table:formula="of:=([.AK150]+[.AL150])-[.AM150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Legal Obligations for Employers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1]+[.E151])-[.F1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1]+[.H151])-[.I1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1]+[.K151])-[.L1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1]+[.N151])-[.O1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1]+[.Q151])-[.R151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9" table:formula="of:=([.S151]+[.T151])-[.U151]" office:value-type="float" office:value="1">
            <text:p>1.00 </text:p>
          </table:table-cell>
          <table:table-cell table:number-columns-repeated="2" table:style-name="ce41"/>
          <table:table-cell table:style-name="ce49" table:formula="of:=([.V151]+[.W151])-[.X151]" office:value-type="float" office:value="1">
            <text:p>1.00 </text:p>
          </table:table-cell>
          <table:table-cell table:number-columns-repeated="2" table:style-name="ce41"/>
          <table:table-cell table:style-name="ce49" table:formula="of:=([.Y151]+[.Z151])-[.AA151]" office:value-type="float" office:value="1">
            <text:p>1.00 </text:p>
          </table:table-cell>
          <table:table-cell table:number-columns-repeated="2" table:style-name="ce41"/>
          <table:table-cell table:style-name="ce49" table:formula="of:=([.AB151]+[.AC151])-[.AD151]" office:value-type="float" office:value="1">
            <text:p>1.00 </text:p>
          </table:table-cell>
          <table:table-cell table:number-columns-repeated="2" table:style-name="ce41"/>
          <table:table-cell table:style-name="ce49" table:formula="of:=([.AE151]+[.AF151])-[.AG151]" office:value-type="float" office:value="1">
            <text:p>1.00 </text:p>
          </table:table-cell>
          <table:table-cell table:number-columns-repeated="2" table:style-name="ce41"/>
          <table:table-cell table:style-name="ce49" table:formula="of:=([.AH151]+[.AI151])-[.AJ151]" office:value-type="float" office:value="1">
            <text:p>1.00 </text:p>
          </table:table-cell>
          <table:table-cell table:number-columns-repeated="2" table:style-name="ce41"/>
          <table:table-cell table:style-name="ce49" table:formula="of:=([.AK151]+[.AL151])-[.AM151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MySSS Pension Booster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2]+[.E152])-[.F1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2]+[.H152])-[.I1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2]+[.K152])-[.L1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2]+[.N152])-[.O1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2]+[.Q152])-[.R152]" office:value-type="float" office:value="0">
            <text:p><text:s/>- 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9" table:formula="of:=([.S152]+[.T152])-[.U152]" office:value-type="float" office:value="4">
            <text:p>4.00 </text:p>
          </table:table-cell>
          <table:table-cell table:number-columns-repeated="2" table:style-name="ce41"/>
          <table:table-cell table:style-name="ce49" table:formula="of:=([.V152]+[.W152])-[.X152]" office:value-type="float" office:value="4">
            <text:p>4.00 </text:p>
          </table:table-cell>
          <table:table-cell table:number-columns-repeated="2" table:style-name="ce41"/>
          <table:table-cell table:style-name="ce49" table:formula="of:=([.Y152]+[.Z152])-[.AA152]" office:value-type="float" office:value="4">
            <text:p>4.00 </text:p>
          </table:table-cell>
          <table:table-cell table:number-columns-repeated="2" table:style-name="ce41"/>
          <table:table-cell table:style-name="ce49" table:formula="of:=([.AB152]+[.AC152])-[.AD152]" office:value-type="float" office:value="4">
            <text:p>4.00 </text:p>
          </table:table-cell>
          <table:table-cell table:number-columns-repeated="2" table:style-name="ce41"/>
          <table:table-cell table:style-name="ce49" table:formula="of:=([.AE152]+[.AF152])-[.AG152]" office:value-type="float" office:value="4">
            <text:p>4.00 </text:p>
          </table:table-cell>
          <table:table-cell table:number-columns-repeated="2" table:style-name="ce41"/>
          <table:table-cell table:style-name="ce49" table:formula="of:=([.AH152]+[.AI152])-[.AJ152]" office:value-type="float" office:value="4">
            <text:p>4.00 </text:p>
          </table:table-cell>
          <table:table-cell table:number-columns-repeated="2" table:style-name="ce41"/>
          <table:table-cell table:style-name="ce49" table:formula="of:=([.AK152]+[.AL152])-[.AM152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Online SS Number Application and My.SSS Registration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3]+[.E153])-[.F1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3]+[.H153])-[.I1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3]+[.K153])-[.L1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3]+[.N153])-[.O1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3]+[.Q153])-[.R153]" office:value-type="float" office:value="0">
            <text:p><text:s/>- 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9" table:formula="of:=([.S153]+[.T153])-[.U153]" office:value-type="float" office:value="4">
            <text:p>4.00 </text:p>
          </table:table-cell>
          <table:table-cell table:number-columns-repeated="2" table:style-name="ce41"/>
          <table:table-cell table:style-name="ce49" table:formula="of:=([.V153]+[.W153])-[.X153]" office:value-type="float" office:value="4">
            <text:p>4.00 </text:p>
          </table:table-cell>
          <table:table-cell table:number-columns-repeated="2" table:style-name="ce41"/>
          <table:table-cell table:style-name="ce49" table:formula="of:=([.Y153]+[.Z153])-[.AA153]" office:value-type="float" office:value="4">
            <text:p>4.00 </text:p>
          </table:table-cell>
          <table:table-cell table:number-columns-repeated="2" table:style-name="ce41"/>
          <table:table-cell table:style-name="ce49" table:formula="of:=([.AB153]+[.AC153])-[.AD153]" office:value-type="float" office:value="4">
            <text:p>4.00 </text:p>
          </table:table-cell>
          <table:table-cell table:number-columns-repeated="2" table:style-name="ce41"/>
          <table:table-cell table:style-name="ce49" table:formula="of:=([.AE153]+[.AF153])-[.AG153]" office:value-type="float" office:value="4">
            <text:p>4.00 </text:p>
          </table:table-cell>
          <table:table-cell table:number-columns-repeated="2" table:style-name="ce41"/>
          <table:table-cell table:style-name="ce49" table:formula="of:=([.AH153]+[.AI153])-[.AJ153]" office:value-type="float" office:value="4">
            <text:p>4.00 </text:p>
          </table:table-cell>
          <table:table-cell table:number-columns-repeated="2" table:style-name="ce41"/>
          <table:table-cell table:style-name="ce49" table:formula="of:=([.AK153]+[.AL153])-[.AM153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Proteksyong SSS para sa mga Self-Employed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4]+[.E154])-[.F15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4]+[.H154])-[.I15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4]+[.K154])-[.L15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4]+[.N154])-[.O15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4]+[.Q154])-[.R154]" office:value-type="float" office:value="0">
            <text:p><text:s/>- 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2">
            <text:p>2</text:p>
          </table:table-cell>
          <table:table-cell table:style-name="ce49" table:formula="of:=([.S154]+[.T154])-[.U154]" office:value-type="float" office:value="10">
            <text:p>10.00 </text:p>
          </table:table-cell>
          <table:table-cell table:number-columns-repeated="2" table:style-name="ce41"/>
          <table:table-cell table:style-name="ce49" table:formula="of:=([.V154]+[.W154])-[.X154]" office:value-type="float" office:value="10">
            <text:p>10.00 </text:p>
          </table:table-cell>
          <table:table-cell table:number-columns-repeated="2" table:style-name="ce41"/>
          <table:table-cell table:style-name="ce49" table:formula="of:=([.Y154]+[.Z154])-[.AA154]" office:value-type="float" office:value="10">
            <text:p>10.00 </text:p>
          </table:table-cell>
          <table:table-cell table:number-columns-repeated="2" table:style-name="ce41"/>
          <table:table-cell table:style-name="ce49" table:formula="of:=([.AB154]+[.AC154])-[.AD154]" office:value-type="float" office:value="10">
            <text:p>10.00 </text:p>
          </table:table-cell>
          <table:table-cell table:number-columns-repeated="2" table:style-name="ce41"/>
          <table:table-cell table:style-name="ce49" table:formula="of:=([.AE154]+[.AF154])-[.AG154]" office:value-type="float" office:value="10">
            <text:p>10.00 </text:p>
          </table:table-cell>
          <table:table-cell table:number-columns-repeated="2" table:style-name="ce41"/>
          <table:table-cell table:style-name="ce49" table:formula="of:=([.AH154]+[.AI154])-[.AJ154]" office:value-type="float" office:value="10">
            <text:p>10.00 </text:p>
          </table:table-cell>
          <table:table-cell table:number-columns-repeated="2" table:style-name="ce41"/>
          <table:table-cell table:style-name="ce49" table:formula="of:=([.AK154]+[.AL154])-[.AM154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SSS Para sa OFW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5]+[.E155])-[.F15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5]+[.H155])-[.I15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5]+[.K155])-[.L15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5]+[.N155])-[.O15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5]+[.Q155])-[.R155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9" table:formula="of:=([.S155]+[.T155])-[.U155]" office:value-type="float" office:value="1">
            <text:p>1.00 </text:p>
          </table:table-cell>
          <table:table-cell table:number-columns-repeated="2" table:style-name="ce41"/>
          <table:table-cell table:style-name="ce49" table:formula="of:=([.V155]+[.W155])-[.X155]" office:value-type="float" office:value="1">
            <text:p>1.00 </text:p>
          </table:table-cell>
          <table:table-cell table:number-columns-repeated="2" table:style-name="ce41"/>
          <table:table-cell table:style-name="ce49" table:formula="of:=([.Y155]+[.Z155])-[.AA155]" office:value-type="float" office:value="1">
            <text:p>1.00 </text:p>
          </table:table-cell>
          <table:table-cell table:number-columns-repeated="2" table:style-name="ce41"/>
          <table:table-cell table:style-name="ce49" table:formula="of:=([.AB155]+[.AC155])-[.AD155]" office:value-type="float" office:value="1">
            <text:p>1.00 </text:p>
          </table:table-cell>
          <table:table-cell table:number-columns-repeated="2" table:style-name="ce41"/>
          <table:table-cell table:style-name="ce49" table:formula="of:=([.AE155]+[.AF155])-[.AG155]" office:value-type="float" office:value="1">
            <text:p>1.00 </text:p>
          </table:table-cell>
          <table:table-cell table:number-columns-repeated="2" table:style-name="ce41"/>
          <table:table-cell table:style-name="ce49" table:formula="of:=([.AH155]+[.AI155])-[.AJ155]" office:value-type="float" office:value="1">
            <text:p>1.00 </text:p>
          </table:table-cell>
          <table:table-cell table:number-columns-repeated="2" table:style-name="ce41"/>
          <table:table-cell table:style-name="ce49" table:formula="of:=([.AK155]+[.AL155])-[.AM155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Value of SSS Membership Flyers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6]+[.E156])-[.F1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6]+[.H156])-[.I1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6]+[.K156])-[.L1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6]+[.N156])-[.O1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6]+[.Q156])-[.R156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56]+[.T156])-[.U156]" office:value-type="float" office:value="2">
            <text:p>2.00 </text:p>
          </table:table-cell>
          <table:table-cell table:number-columns-repeated="2" table:style-name="ce41"/>
          <table:table-cell table:style-name="ce49" table:formula="of:=([.V156]+[.W156])-[.X156]" office:value-type="float" office:value="2">
            <text:p>2.00 </text:p>
          </table:table-cell>
          <table:table-cell table:number-columns-repeated="2" table:style-name="ce41"/>
          <table:table-cell table:style-name="ce49" table:formula="of:=([.Y156]+[.Z156])-[.AA156]" office:value-type="float" office:value="2">
            <text:p>2.00 </text:p>
          </table:table-cell>
          <table:table-cell table:number-columns-repeated="2" table:style-name="ce41"/>
          <table:table-cell table:style-name="ce49" table:formula="of:=([.AB156]+[.AC156])-[.AD156]" office:value-type="float" office:value="2">
            <text:p>2.00 </text:p>
          </table:table-cell>
          <table:table-cell table:style-name="ce41"/>
          <table:table-cell table:style-name="ce41" office:value-type="float" office:value="1.5">
            <text:p>1.50 </text:p>
          </table:table-cell>
          <table:table-cell table:style-name="ce49" table:formula="of:=([.AE156]+[.AF156])-[.AG156]" office:value-type="float" office:value="0.5">
            <text:p>0.50 </text:p>
          </table:table-cell>
          <table:table-cell table:number-columns-repeated="2" table:style-name="ce41"/>
          <table:table-cell table:style-name="ce49" table:formula="of:=([.AH156]+[.AI156])-[.AJ156]" office:value-type="float" office:value="0.5">
            <text:p>0.50 </text:p>
          </table:table-cell>
          <table:table-cell table:number-columns-repeated="2" table:style-name="ce41"/>
          <table:table-cell table:style-name="ce49" table:formula="of:=([.AK156]+[.AL156])-[.AM156]" office:value-type="float" office:value="0.5">
            <text:p>0.5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raud Investigation Department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7]+[.E157])-[.F1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7]+[.H157])-[.I1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7]+[.K157])-[.L1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7]+[.N157])-[.O1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7]+[.Q157])-[.R157]" office:value-type="float" office:value="0">
            <text:p><text:s/>- </text:p>
          </table:table-cell>
          <table:table-cell table:style-name="ce42" office:value-type="float" office:value="3">
            <text:p>3</text:p>
          </table:table-cell>
          <table:table-cell table:style-name="ce41" office:value-type="float" office:value="1">
            <text:p>1.00 </text:p>
          </table:table-cell>
          <table:table-cell table:style-name="ce49" table:formula="of:=([.S157]+[.T157])-[.U157]" office:value-type="float" office:value="2">
            <text:p>2.00 </text:p>
          </table:table-cell>
          <table:table-cell table:number-columns-repeated="2" table:style-name="ce41"/>
          <table:table-cell table:style-name="ce49" table:formula="of:=([.V157]+[.W157])-[.X157]" office:value-type="float" office:value="2">
            <text:p>2.00 </text:p>
          </table:table-cell>
          <table:table-cell table:number-columns-repeated="2" table:style-name="ce41"/>
          <table:table-cell table:style-name="ce49" table:formula="of:=([.Y157]+[.Z157])-[.AA157]" office:value-type="float" office:value="2">
            <text:p>2.00 </text:p>
          </table:table-cell>
          <table:table-cell table:number-columns-repeated="2" table:style-name="ce41"/>
          <table:table-cell table:style-name="ce49" table:formula="of:=([.AB157]+[.AC157])-[.AD157]" office:value-type="float" office:value="2">
            <text:p>2.00 </text:p>
          </table:table-cell>
          <table:table-cell table:number-columns-repeated="2" table:style-name="ce41"/>
          <table:table-cell table:style-name="ce49" table:formula="of:=([.AE157]+[.AF157])-[.AG157]" office:value-type="float" office:value="2">
            <text:p>2.00 </text:p>
          </table:table-cell>
          <table:table-cell table:number-columns-repeated="2" table:style-name="ce41"/>
          <table:table-cell table:style-name="ce49" table:formula="of:=([.AH157]+[.AI157])-[.AJ157]" office:value-type="float" office:value="2">
            <text:p>2.00 </text:p>
          </table:table-cell>
          <table:table-cell table:number-columns-repeated="2" table:style-name="ce41"/>
          <table:table-cell table:style-name="ce49" table:formula="of:=([.AK157]+[.AL157])-[.AM157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1" office:value-type="float" office:value="1544">
            <text:p>1544</text:p>
          </table:table-cell>
          <table:table-cell table:style-name="ce26" office:value-type="string">
            <text:p>Funeral Claim Applica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1"/>
          <table:table-cell table:style-name="ce49" table:formula="of:=([.D158]+[.E158])-[.F158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G158]+[.H158])-[.I158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58]+[.K158])-[.L158]" office:value-type="float" office:value="3">
            <text:p>3.00 </text:p>
          </table:table-cell>
          <table:table-cell table:number-columns-repeated="2" table:style-name="ce41"/>
          <table:table-cell table:style-name="ce49" table:formula="of:=([.M158]+[.N158])-[.O158]" office:value-type="float" office:value="3">
            <text:p>3.00 </text:p>
          </table:table-cell>
          <table:table-cell table:style-name="ce41" office:value-type="float" office:value="6">
            <text:p>6.00 </text:p>
          </table:table-cell>
          <table:table-cell table:style-name="ce41"/>
          <table:table-cell table:style-name="ce49" table:formula="of:=([.P158]+[.Q158])-[.R158]" office:value-type="float" office:value="9">
            <text:p>9.00 </text:p>
          </table:table-cell>
          <table:table-cell table:number-columns-repeated="2" table:style-name="ce41"/>
          <table:table-cell table:style-name="ce49" table:formula="of:=([.S158]+[.T158])-[.U158]" office:value-type="float" office:value="9">
            <text:p>9.00 </text:p>
          </table:table-cell>
          <table:table-cell table:number-columns-repeated="2" table:style-name="ce41"/>
          <table:table-cell table:style-name="ce49" table:formula="of:=([.V158]+[.W158])-[.X158]" office:value-type="float" office:value="9">
            <text:p>9.00 </text:p>
          </table:table-cell>
          <table:table-cell table:number-columns-repeated="2" table:style-name="ce41"/>
          <table:table-cell table:style-name="ce49" table:formula="of:=([.Y158]+[.Z158])-[.AA158]" office:value-type="float" office:value="9">
            <text:p>9.00 </text:p>
          </table:table-cell>
          <table:table-cell table:number-columns-repeated="2" table:style-name="ce41"/>
          <table:table-cell table:style-name="ce49" table:formula="of:=([.AB158]+[.AC158])-[.AD158]" office:value-type="float" office:value="9">
            <text:p>9.00 </text:p>
          </table:table-cell>
          <table:table-cell table:number-columns-repeated="2" table:style-name="ce41"/>
          <table:table-cell table:style-name="ce49" table:formula="of:=([.AE158]+[.AF158])-[.AG158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58]+[.AI158])-[.AJ158]" office:value-type="float" office:value="8">
            <text:p>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K158]+[.AL158])-[.AM158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Letter of Introduc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59]+[.E159])-[.F159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G159]+[.H159])-[.I159]" office:value-type="float" office:value="5">
            <text:p>5.00 </text:p>
          </table:table-cell>
          <table:table-cell table:number-columns-repeated="2" table:style-name="ce41"/>
          <table:table-cell table:style-name="ce49" table:formula="of:=([.J159]+[.K159])-[.L159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159]+[.N159])-[.O159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59]+[.Q159])-[.R159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159]+[.T159])-[.U159]" office:value-type="float" office:value="2">
            <text:p>2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V159]+[.W159])-[.X159]" office:value-type="float" office:value="4">
            <text:p>4.00 </text:p>
          </table:table-cell>
          <table:table-cell table:number-columns-repeated="2" table:style-name="ce41"/>
          <table:table-cell table:style-name="ce49" table:formula="of:=([.Y159]+[.Z159])-[.AA159]" office:value-type="float" office:value="4">
            <text:p>4.00 </text:p>
          </table:table-cell>
          <table:table-cell table:number-columns-repeated="2" table:style-name="ce41"/>
          <table:table-cell table:style-name="ce49" table:formula="of:=([.AB159]+[.AC159])-[.AD159]" office:value-type="float" office:value="4">
            <text:p>4.00 </text:p>
          </table:table-cell>
          <table:table-cell table:number-columns-repeated="2" table:style-name="ce41"/>
          <table:table-cell table:style-name="ce49" table:formula="of:=([.AE159]+[.AF159])-[.AG159]" office:value-type="float" office:value="4">
            <text:p>4.00 </text:p>
          </table:table-cell>
          <table:table-cell table:number-columns-repeated="2" table:style-name="ce41"/>
          <table:table-cell table:style-name="ce49" table:formula="of:=([.AH159]+[.AI159])-[.AJ159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K159]+[.AL159])-[.AM159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Member's Web Registra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1"/>
          <table:table-cell table:style-name="ce49" table:formula="of:=([.D160]+[.E160])-[.F160]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G160]+[.H160])-[.I160]" office:value-type="float" office:value="7">
            <text:p>7.00 </text:p>
          </table:table-cell>
          <table:table-cell table:number-columns-repeated="2" table:style-name="ce41"/>
          <table:table-cell table:style-name="ce49" table:formula="of:=([.J160]+[.K160])-[.L160]" office:value-type="float" office:value="7">
            <text:p>7.00 </text:p>
          </table:table-cell>
          <table:table-cell table:number-columns-repeated="2" table:style-name="ce41"/>
          <table:table-cell table:style-name="ce49" table:formula="of:=([.M160]+[.N160])-[.O160]" office:value-type="float" office:value="7">
            <text:p>7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P160]+[.Q160])-[.R160]" office:value-type="float" office:value="4">
            <text:p>4.00 </text:p>
          </table:table-cell>
          <table:table-cell table:number-columns-repeated="2" table:style-name="ce41"/>
          <table:table-cell table:style-name="ce49" table:formula="of:=([.S160]+[.T160])-[.U160]" office:value-type="float" office:value="4">
            <text:p>4.00 </text:p>
          </table:table-cell>
          <table:table-cell table:number-columns-repeated="2" table:style-name="ce41"/>
          <table:table-cell table:style-name="ce49" table:formula="of:=([.V160]+[.W160])-[.X160]" office:value-type="float" office:value="4">
            <text:p>4.00 </text:p>
          </table:table-cell>
          <table:table-cell table:number-columns-repeated="2" table:style-name="ce41"/>
          <table:table-cell table:style-name="ce49" table:formula="of:=([.Y160]+[.Z160])-[.AA160]" office:value-type="float" office:value="4">
            <text:p>4.00 </text:p>
          </table:table-cell>
          <table:table-cell table:number-columns-repeated="2" table:style-name="ce41"/>
          <table:table-cell table:style-name="ce49" table:formula="of:=([.AB160]+[.AC160])-[.AD160]" office:value-type="float" office:value="4">
            <text:p>4.00 </text:p>
          </table:table-cell>
          <table:table-cell table:number-columns-repeated="2" table:style-name="ce41"/>
          <table:table-cell table:style-name="ce49" table:formula="of:=([.AE160]+[.AF160])-[.AG160]" office:value-type="float" office:value="4">
            <text:p>4.00 </text:p>
          </table:table-cell>
          <table:table-cell table:number-columns-repeated="2" table:style-name="ce41"/>
          <table:table-cell table:style-name="ce49" table:formula="of:=([.AH160]+[.AI160])-[.AJ160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K160]+[.AL160])-[.AM160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Pagpapaubaya (Funeral Benefit)</text:p>
          </table:table-cell>
          <table:table-cell table:style-name="ce11" office:value-type="string">
            <text:p>Ream</text:p>
          </table:table-cell>
          <table:table-cell table:style-name="ce42" office:value-type="float" office:value="12">
            <text:p>12</text:p>
          </table:table-cell>
          <table:table-cell table:number-columns-repeated="2" table:style-name="ce41"/>
          <table:table-cell table:style-name="ce49" table:formula="of:=([.D161]+[.E161])-[.F161]" office:value-type="float" office:value="12">
            <text:p>12.00 </text:p>
          </table:table-cell>
          <table:table-cell table:number-columns-repeated="2" table:style-name="ce41"/>
          <table:table-cell table:style-name="ce49" table:formula="of:=([.G161]+[.H161])-[.I161]" office:value-type="float" office:value="12">
            <text:p>12.00 </text:p>
          </table:table-cell>
          <table:table-cell table:number-columns-repeated="2" table:style-name="ce41"/>
          <table:table-cell table:style-name="ce49" table:formula="of:=([.J161]+[.K161])-[.L161]" office:value-type="float" office:value="12">
            <text:p>12.00 </text:p>
          </table:table-cell>
          <table:table-cell table:number-columns-repeated="2" table:style-name="ce41"/>
          <table:table-cell table:style-name="ce49" table:formula="of:=([.M161]+[.N161])-[.O161]" office:value-type="float" office:value="12">
            <text:p>12.00 </text:p>
          </table:table-cell>
          <table:table-cell table:number-columns-repeated="2" table:style-name="ce41"/>
          <table:table-cell table:style-name="ce49" table:formula="of:=([.P161]+[.Q161])-[.R161]" office:value-type="float" office:value="12">
            <text:p>12.00 </text:p>
          </table:table-cell>
          <table:table-cell table:number-columns-repeated="2" table:style-name="ce41"/>
          <table:table-cell table:style-name="ce49" table:formula="of:=([.S161]+[.T161])-[.U161]" office:value-type="float" office:value="12">
            <text:p>12.00 </text:p>
          </table:table-cell>
          <table:table-cell table:number-columns-repeated="2" table:style-name="ce41"/>
          <table:table-cell table:style-name="ce49" table:formula="of:=([.V161]+[.W161])-[.X161]" office:value-type="float" office:value="12">
            <text:p>12.00 </text:p>
          </table:table-cell>
          <table:table-cell table:number-columns-repeated="2" table:style-name="ce41"/>
          <table:table-cell table:style-name="ce49" table:formula="of:=([.Y161]+[.Z161])-[.AA161]" office:value-type="float" office:value="12">
            <text:p>12.00 </text:p>
          </table:table-cell>
          <table:table-cell table:number-columns-repeated="2" table:style-name="ce41"/>
          <table:table-cell table:style-name="ce49" table:formula="of:=([.AB161]+[.AC161])-[.AD161]" office:value-type="float" office:value="12">
            <text:p>12.00 </text:p>
          </table:table-cell>
          <table:table-cell table:number-columns-repeated="2" table:style-name="ce41"/>
          <table:table-cell table:style-name="ce49" table:formula="of:=([.AE161]+[.AF161])-[.AG161]" office:value-type="float" office:value="12">
            <text:p>12.00 </text:p>
          </table:table-cell>
          <table:table-cell table:number-columns-repeated="2" table:style-name="ce41"/>
          <table:table-cell table:style-name="ce49" table:formula="of:=([.AH161]+[.AI161])-[.AJ161]" office:value-type="float" office:value="12">
            <text:p>12.00 </text:p>
          </table:table-cell>
          <table:table-cell table:number-columns-repeated="2" table:style-name="ce41"/>
          <table:table-cell table:style-name="ce49" table:formula="of:=([.AK161]+[.AL161])-[.AM161]" office:value-type="float" office:value="12">
            <text:p>12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Pension Adjustment Form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number-columns-repeated="2" table:style-name="ce41"/>
          <table:table-cell table:style-name="ce49" table:formula="of:=([.D162]+[.E162])-[.F162]" office:value-type="float" office:value="7">
            <text:p>7.00 </text:p>
          </table:table-cell>
          <table:table-cell table:number-columns-repeated="2" table:style-name="ce41"/>
          <table:table-cell table:style-name="ce49" table:formula="of:=([.G162]+[.H162])-[.I162]" office:value-type="float" office:value="7">
            <text:p>7.00 </text:p>
          </table:table-cell>
          <table:table-cell table:number-columns-repeated="2" table:style-name="ce41"/>
          <table:table-cell table:style-name="ce49" table:formula="of:=([.J162]+[.K162])-[.L162]" office:value-type="float" office:value="7">
            <text:p>7.00 </text:p>
          </table:table-cell>
          <table:table-cell table:number-columns-repeated="2" table:style-name="ce41"/>
          <table:table-cell table:style-name="ce49" table:formula="of:=([.M162]+[.N162])-[.O162]" office:value-type="float" office:value="7">
            <text:p>7.00 </text:p>
          </table:table-cell>
          <table:table-cell table:number-columns-repeated="2" table:style-name="ce41"/>
          <table:table-cell table:style-name="ce49" table:formula="of:=([.P162]+[.Q162])-[.R162]" office:value-type="float" office:value="7">
            <text:p>7.00 </text:p>
          </table:table-cell>
          <table:table-cell table:number-columns-repeated="2" table:style-name="ce41"/>
          <table:table-cell table:style-name="ce49" table:formula="of:=([.S162]+[.T162])-[.U162]" office:value-type="float" office:value="7">
            <text:p>7.00 </text:p>
          </table:table-cell>
          <table:table-cell table:number-columns-repeated="2" table:style-name="ce41"/>
          <table:table-cell table:style-name="ce49" table:formula="of:=([.V162]+[.W162])-[.X162]" office:value-type="float" office:value="7">
            <text:p>7.00 </text:p>
          </table:table-cell>
          <table:table-cell table:number-columns-repeated="2" table:style-name="ce41"/>
          <table:table-cell table:style-name="ce49" table:formula="of:=([.Y162]+[.Z162])-[.AA162]" office:value-type="float" office:value="7">
            <text:p>7.00 </text:p>
          </table:table-cell>
          <table:table-cell table:number-columns-repeated="2" table:style-name="ce41"/>
          <table:table-cell table:style-name="ce49" table:formula="of:=([.AB162]+[.AC162])-[.AD162]" office:value-type="float" office:value="7">
            <text:p>7.00 </text:p>
          </table:table-cell>
          <table:table-cell table:number-columns-repeated="2" table:style-name="ce41"/>
          <table:table-cell table:style-name="ce49" table:formula="of:=([.AE162]+[.AF162])-[.AG162]" office:value-type="float" office:value="7">
            <text:p>7.00 </text:p>
          </table:table-cell>
          <table:table-cell table:number-columns-repeated="2" table:style-name="ce41"/>
          <table:table-cell table:style-name="ce49" table:formula="of:=([.AH162]+[.AI162])-[.AJ162]" office:value-type="float" office:value="7">
            <text:p>7.00 </text:p>
          </table:table-cell>
          <table:table-cell table:number-columns-repeated="2" table:style-name="ce41"/>
          <table:table-cell table:style-name="ce49" table:formula="of:=([.AK162]+[.AL162])-[.AM162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Pensioner Data Change Request (PDCR Page 1-2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3]+[.E163])-[.F1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3]+[.H163])-[.I1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3]+[.K163])-[.L1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3]+[.N163])-[.O1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63]+[.Q163])-[.R163]" office:value-type="float" office:value="0">
            <text:p><text:s/>- </text:p>
          </table:table-cell>
          <table:table-cell table:style-name="ce42" office:value-type="float" office:value="12">
            <text:p>12</text:p>
          </table:table-cell>
          <table:table-cell table:style-name="ce41" office:value-type="float" office:value="1">
            <text:p>1.00 </text:p>
          </table:table-cell>
          <table:table-cell table:style-name="ce49" table:formula="of:=([.S163]+[.T163])-[.U163]" office:value-type="float" office:value="11">
            <text:p>11.00 </text:p>
          </table:table-cell>
          <table:table-cell table:number-columns-repeated="2" table:style-name="ce41"/>
          <table:table-cell table:style-name="ce49" table:formula="of:=([.V163]+[.W163])-[.X163]" office:value-type="float" office:value="11">
            <text:p>11.00 </text:p>
          </table:table-cell>
          <table:table-cell table:number-columns-repeated="2" table:style-name="ce41"/>
          <table:table-cell table:style-name="ce49" table:formula="of:=([.Y163]+[.Z163])-[.AA163]" office:value-type="float" office:value="11">
            <text:p>1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63]+[.AC163])-[.AD163]" office:value-type="float" office:value="10">
            <text:p>10.00 </text:p>
          </table:table-cell>
          <table:table-cell table:number-columns-repeated="2" table:style-name="ce41"/>
          <table:table-cell table:style-name="ce49" table:formula="of:=([.AE163]+[.AF163])-[.AG163]" office:value-type="float" office:value="10">
            <text:p>10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63]+[.AI163])-[.AJ163]" office:value-type="float" office:value="9">
            <text:p>9.00 </text:p>
          </table:table-cell>
          <table:table-cell table:number-columns-repeated="2" table:style-name="ce41"/>
          <table:table-cell table:style-name="ce49" table:formula="of:=([.AK163]+[.AL163])-[.AM163]" office:value-type="float" office:value="9">
            <text:p>9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Personal Data Sheet (FID Form – 01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4]+[.E164])-[.F16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4]+[.H164])-[.I16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4]+[.K164])-[.L16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4]+[.N164])-[.O16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64]+[.Q164])-[.R164]" office:value-type="float" office:value="0">
            <text:p><text:s/>- </text:p>
          </table:table-cell>
          <table:table-cell table:style-name="ce42" office:value-type="float" office:value="1">
            <text:p>1</text:p>
          </table:table-cell>
          <table:table-cell table:style-name="ce41"/>
          <table:table-cell table:style-name="ce49" table:formula="of:=([.S164]+[.T164])-[.U164]" office:value-type="float" office:value="1">
            <text:p>1.00 </text:p>
          </table:table-cell>
          <table:table-cell table:number-columns-repeated="2" table:style-name="ce41"/>
          <table:table-cell table:style-name="ce49" table:formula="of:=([.V164]+[.W164])-[.X164]" office:value-type="float" office:value="1">
            <text:p>1.00 </text:p>
          </table:table-cell>
          <table:table-cell table:number-columns-repeated="2" table:style-name="ce41"/>
          <table:table-cell table:style-name="ce49" table:formula="of:=([.Y164]+[.Z164])-[.AA164]" office:value-type="float" office:value="1">
            <text:p>1.00 </text:p>
          </table:table-cell>
          <table:table-cell table:number-columns-repeated="2" table:style-name="ce41"/>
          <table:table-cell table:style-name="ce49" table:formula="of:=([.AB164]+[.AC164])-[.AD164]" office:value-type="float" office:value="1">
            <text:p>1.00 </text:p>
          </table:table-cell>
          <table:table-cell table:number-columns-repeated="2" table:style-name="ce41"/>
          <table:table-cell table:style-name="ce49" table:formula="of:=([.AE164]+[.AF164])-[.AG164]" office:value-type="float" office:value="1">
            <text:p>1.00 </text:p>
          </table:table-cell>
          <table:table-cell table:number-columns-repeated="2" table:style-name="ce41"/>
          <table:table-cell table:style-name="ce49" table:formula="of:=([.AH164]+[.AI164])-[.AJ164]" office:value-type="float" office:value="1">
            <text:p>1.00 </text:p>
          </table:table-cell>
          <table:table-cell table:number-columns-repeated="2" table:style-name="ce41"/>
          <table:table-cell table:style-name="ce49" table:formula="of:=([.AK164]+[.AL164])-[.AM164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Petty Cash Voucher</text:p>
          </table:table-cell>
          <table:table-cell table:style-name="ce11" office:value-type="string">
            <text:p>Set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5]+[.E165])-[.F1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5]+[.H165])-[.I1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5]+[.K165])-[.L1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5]+[.N165])-[.O1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65]+[.Q165])-[.R165]" office:value-type="float" office:value="0">
            <text:p><text:s/>- </text:p>
          </table:table-cell>
          <table:table-cell table:style-name="ce42" office:value-type="float" office:value="25">
            <text:p>25</text:p>
          </table:table-cell>
          <table:table-cell table:style-name="ce41"/>
          <table:table-cell table:style-name="ce49" table:formula="of:=([.S165]+[.T165])-[.U165]" office:value-type="float" office:value="25">
            <text:p>25.00 </text:p>
          </table:table-cell>
          <table:table-cell table:number-columns-repeated="2" table:style-name="ce41"/>
          <table:table-cell table:style-name="ce49" table:formula="of:=([.V165]+[.W165])-[.X165]" office:value-type="float" office:value="25">
            <text:p>25.00 </text:p>
          </table:table-cell>
          <table:table-cell table:number-columns-repeated="2" table:style-name="ce41"/>
          <table:table-cell table:style-name="ce49" table:formula="of:=([.Y165]+[.Z165])-[.AA165]" office:value-type="float" office:value="25">
            <text:p>25.00 </text:p>
          </table:table-cell>
          <table:table-cell table:number-columns-repeated="2" table:style-name="ce41"/>
          <table:table-cell table:style-name="ce49" table:formula="of:=([.AB165]+[.AC165])-[.AD165]" office:value-type="float" office:value="25">
            <text:p>25.00 </text:p>
          </table:table-cell>
          <table:table-cell table:number-columns-repeated="2" table:style-name="ce41"/>
          <table:table-cell table:style-name="ce49" table:formula="of:=([.AE165]+[.AF165])-[.AG165]" office:value-type="float" office:value="25">
            <text:p>25.00 </text:p>
          </table:table-cell>
          <table:table-cell table:number-columns-repeated="2" table:style-name="ce41"/>
          <table:table-cell table:style-name="ce49" table:formula="of:=([.AH165]+[.AI165])-[.AJ165]" office:value-type="float" office:value="25">
            <text:p>25.00 </text:p>
          </table:table-cell>
          <table:table-cell table:number-columns-repeated="2" table:style-name="ce41"/>
          <table:table-cell table:style-name="ce49" table:formula="of:=([.AK165]+[.AL165])-[.AM165]" office:value-type="float" office:value="25">
            <text:p>25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Promissory Note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6]+[.E166])-[.F1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6]+[.H166])-[.I1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6]+[.K166])-[.L1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6]+[.N166])-[.O1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66]+[.Q166])-[.R166]" office:value-type="float" office:value="0">
            <text:p><text:s/>- </text:p>
          </table:table-cell>
          <table:table-cell table:style-name="ce42" office:value-type="float" office:value="1">
            <text:p>1</text:p>
          </table:table-cell>
          <table:table-cell table:style-name="ce41"/>
          <table:table-cell table:style-name="ce49" table:formula="of:=([.S166]+[.T166])-[.U166]" office:value-type="float" office:value="1">
            <text:p>1.00 </text:p>
          </table:table-cell>
          <table:table-cell table:number-columns-repeated="2" table:style-name="ce41"/>
          <table:table-cell table:style-name="ce49" table:formula="of:=([.V166]+[.W166])-[.X166]" office:value-type="float" office:value="1">
            <text:p>1.00 </text:p>
          </table:table-cell>
          <table:table-cell table:number-columns-repeated="2" table:style-name="ce41"/>
          <table:table-cell table:style-name="ce49" table:formula="of:=([.Y166]+[.Z166])-[.AA166]" office:value-type="float" office:value="1">
            <text:p>1.00 </text:p>
          </table:table-cell>
          <table:table-cell table:number-columns-repeated="2" table:style-name="ce41"/>
          <table:table-cell table:style-name="ce49" table:formula="of:=([.AB166]+[.AC166])-[.AD166]" office:value-type="float" office:value="1">
            <text:p>1.00 </text:p>
          </table:table-cell>
          <table:table-cell table:number-columns-repeated="2" table:style-name="ce41"/>
          <table:table-cell table:style-name="ce49" table:formula="of:=([.AE166]+[.AF166])-[.AG166]" office:value-type="float" office:value="1">
            <text:p>1.00 </text:p>
          </table:table-cell>
          <table:table-cell table:number-columns-repeated="2" table:style-name="ce41"/>
          <table:table-cell table:style-name="ce49" table:formula="of:=([.AH166]+[.AI166])-[.AJ166]" office:value-type="float" office:value="1">
            <text:p>1.00 </text:p>
          </table:table-cell>
          <table:table-cell table:number-columns-repeated="2" table:style-name="ce41"/>
          <table:table-cell table:style-name="ce49" table:formula="of:=([.AK166]+[.AL166])-[.AM166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1" office:value-type="float" office:value="1747">
            <text:p>1747</text:p>
          </table:table-cell>
          <table:table-cell table:style-name="ce26" office:value-type="string">
            <text:p>R-8, ER Data Change Request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D167]+[.E167])-[.F167]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9" table:formula="of:=([.G167]+[.H167])-[.I167]" office:value-type="float" office:value="3">
            <text:p>3.00 </text:p>
          </table:table-cell>
          <table:table-cell table:number-columns-repeated="2" table:style-name="ce41"/>
          <table:table-cell table:style-name="ce49" table:formula="of:=([.J167]+[.K167])-[.L167]" office:value-type="float" office:value="3">
            <text:p>3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M167]+[.N167])-[.O167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P167]+[.Q167])-[.R167]" office:value-type="float" office:value="4">
            <text:p>4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9" table:formula="of:=([.S167]+[.T167])-[.U167]" office:value-type="float" office:value="6">
            <text:p>6.00 </text:p>
          </table:table-cell>
          <table:table-cell table:number-columns-repeated="2" table:style-name="ce41"/>
          <table:table-cell table:style-name="ce49" table:formula="of:=([.V167]+[.W167])-[.X167]" office:value-type="float" office:value="6">
            <text:p>6.00 </text:p>
          </table:table-cell>
          <table:table-cell table:number-columns-repeated="2" table:style-name="ce41"/>
          <table:table-cell table:style-name="ce49" table:formula="of:=([.Y167]+[.Z167])-[.AA167]" office:value-type="float" office:value="6">
            <text:p>6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167]+[.AC167])-[.AD167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67]+[.AF167])-[.AG167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167]+[.AI167])-[.AJ167]" office:value-type="float" office:value="1">
            <text:p>1.00 </text:p>
          </table:table-cell>
          <table:table-cell table:number-columns-repeated="2" table:style-name="ce41"/>
          <table:table-cell table:style-name="ce49" table:formula="of:=([.AK167]+[.AL167])-[.AM167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Request for Adjustment of Claim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8]+[.E168])-[.F1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8]+[.H168])-[.I1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8]+[.K168])-[.L1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8]+[.N168])-[.O168]" office:value-type="float" office:value="0">
            <text:p><text:s/>- </text:p>
          </table:table-cell>
          <table:table-cell table:style-name="ce41" office:value-type="float" office:value="17">
            <text:p>17.00 </text:p>
          </table:table-cell>
          <table:table-cell table:style-name="ce41"/>
          <table:table-cell table:style-name="ce49" table:formula="of:=([.P168]+[.Q168])-[.R168]" office:value-type="float" office:value="17">
            <text:p>17.00 </text:p>
          </table:table-cell>
          <table:table-cell table:number-columns-repeated="2" table:style-name="ce41"/>
          <table:table-cell table:style-name="ce49" table:formula="of:=([.S168]+[.T168])-[.U168]" office:value-type="float" office:value="17">
            <text:p>17.00 </text:p>
          </table:table-cell>
          <table:table-cell table:number-columns-repeated="2" table:style-name="ce41"/>
          <table:table-cell table:style-name="ce49" table:formula="of:=([.V168]+[.W168])-[.X168]" office:value-type="float" office:value="17">
            <text:p>17.00 </text:p>
          </table:table-cell>
          <table:table-cell table:number-columns-repeated="2" table:style-name="ce41"/>
          <table:table-cell table:style-name="ce49" table:formula="of:=([.Y168]+[.Z168])-[.AA168]" office:value-type="float" office:value="17">
            <text:p>17.00 </text:p>
          </table:table-cell>
          <table:table-cell table:number-columns-repeated="2" table:style-name="ce41"/>
          <table:table-cell table:style-name="ce49" table:formula="of:=([.AB168]+[.AC168])-[.AD168]" office:value-type="float" office:value="17">
            <text:p>17.00 </text:p>
          </table:table-cell>
          <table:table-cell table:number-columns-repeated="2" table:style-name="ce41"/>
          <table:table-cell table:style-name="ce49" table:formula="of:=([.AE168]+[.AF168])-[.AG168]" office:value-type="float" office:value="17">
            <text:p>17.00 </text:p>
          </table:table-cell>
          <table:table-cell table:number-columns-repeated="2" table:style-name="ce41"/>
          <table:table-cell table:style-name="ce49" table:formula="of:=([.AH168]+[.AI168])-[.AJ168]" office:value-type="float" office:value="17">
            <text:p>17.00 </text:p>
          </table:table-cell>
          <table:table-cell table:number-columns-repeated="2" table:style-name="ce41"/>
          <table:table-cell table:style-name="ce49" table:formula="of:=([.AK168]+[.AL168])-[.AM168]" office:value-type="float" office:value="17">
            <text:p>17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Request for Use of SSS Vehicle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9]+[.E169])-[.F1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9]+[.H169])-[.I1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9]+[.K169])-[.L1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9]+[.N169])-[.O169]" office:value-type="float" office:value="0">
            <text:p><text:s/>- </text:p>
          </table:table-cell>
          <table:table-cell table:style-name="ce41" office:value-type="float" office:value="7">
            <text:p>7.00 </text:p>
          </table:table-cell>
          <table:table-cell table:style-name="ce41" office:value-type="float" office:value="1">
            <text:p>1.00 </text:p>
          </table:table-cell>
          <table:table-cell table:style-name="ce49" table:formula="of:=([.P169]+[.Q169])-[.R169]" office:value-type="float" office:value="6">
            <text:p>6.00 </text:p>
          </table:table-cell>
          <table:table-cell table:number-columns-repeated="2" table:style-name="ce41"/>
          <table:table-cell table:style-name="ce49" table:formula="of:=([.S169]+[.T169])-[.U169]" office:value-type="float" office:value="6">
            <text:p>6.00 </text:p>
          </table:table-cell>
          <table:table-cell table:number-columns-repeated="2" table:style-name="ce41"/>
          <table:table-cell table:style-name="ce49" table:formula="of:=([.V169]+[.W169])-[.X169]" office:value-type="float" office:value="6">
            <text:p>6.00 </text:p>
          </table:table-cell>
          <table:table-cell table:number-columns-repeated="2" table:style-name="ce41"/>
          <table:table-cell table:style-name="ce49" table:formula="of:=([.Y169]+[.Z169])-[.AA169]" office:value-type="float" office:value="6">
            <text:p>6.00 </text:p>
          </table:table-cell>
          <table:table-cell table:number-columns-repeated="2" table:style-name="ce41"/>
          <table:table-cell table:style-name="ce49" table:formula="of:=([.AB169]+[.AC169])-[.AD169]" office:value-type="float" office:value="6">
            <text:p>6.00 </text:p>
          </table:table-cell>
          <table:table-cell table:number-columns-repeated="2" table:style-name="ce41"/>
          <table:table-cell table:style-name="ce49" table:formula="of:=([.AE169]+[.AF169])-[.AG169]" office:value-type="float" office:value="6">
            <text:p>6.00 </text:p>
          </table:table-cell>
          <table:table-cell table:number-columns-repeated="2" table:style-name="ce41"/>
          <table:table-cell table:style-name="ce49" table:formula="of:=([.AH169]+[.AI169])-[.AJ169]" office:value-type="float" office:value="6">
            <text:p>6.00 </text:p>
          </table:table-cell>
          <table:table-cell table:number-columns-repeated="2" table:style-name="ce41"/>
          <table:table-cell table:style-name="ce49" table:formula="of:=([.AK169]+[.AL169])-[.AM169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11" office:value-type="float" office:value="245">
            <text:p>245</text:p>
          </table:table-cell>
          <table:table-cell table:style-name="ce26" office:value-type="string">
            <text:p>S-101, Requisition &amp; Isue Slip</text:p>
          </table:table-cell>
          <table:table-cell table:style-name="ce11" office:value-type="string">
            <text:p>Ream</text:p>
          </table:table-cell>
          <table:table-cell table:style-name="ce42" office:value-type="float" office:value="8">
            <text:p>8</text:p>
          </table:table-cell>
          <table:table-cell table:number-columns-repeated="2" table:style-name="ce41"/>
          <table:table-cell table:style-name="ce49" table:formula="of:=([.D170]+[.E170])-[.F170]" office:value-type="float" office:value="8">
            <text:p>8.00 </text:p>
          </table:table-cell>
          <table:table-cell table:number-columns-repeated="2" table:style-name="ce41"/>
          <table:table-cell table:style-name="ce49" table:formula="of:=([.G170]+[.H170])-[.I170]" office:value-type="float" office:value="8">
            <text:p>8.00 </text:p>
          </table:table-cell>
          <table:table-cell table:number-columns-repeated="2" table:style-name="ce41"/>
          <table:table-cell table:style-name="ce49" table:formula="of:=([.J170]+[.K170])-[.L170]" office:value-type="float" office:value="8">
            <text:p>8.00 </text:p>
          </table:table-cell>
          <table:table-cell table:number-columns-repeated="2" table:style-name="ce41"/>
          <table:table-cell table:style-name="ce49" table:formula="of:=([.M170]+[.N170])-[.O170]" office:value-type="float" office:value="8">
            <text:p>8.00 </text:p>
          </table:table-cell>
          <table:table-cell table:number-columns-repeated="2" table:style-name="ce41"/>
          <table:table-cell table:style-name="ce49" table:formula="of:=([.P170]+[.Q170])-[.R170]" office:value-type="float" office:value="8">
            <text:p>8.00 </text:p>
          </table:table-cell>
          <table:table-cell table:number-columns-repeated="2" table:style-name="ce41"/>
          <table:table-cell table:style-name="ce49" table:formula="of:=([.S170]+[.T170])-[.U170]" office:value-type="float" office:value="8">
            <text:p>8.00 </text:p>
          </table:table-cell>
          <table:table-cell table:number-columns-repeated="2" table:style-name="ce41"/>
          <table:table-cell table:style-name="ce49" table:formula="of:=([.V170]+[.W170])-[.X170]" office:value-type="float" office:value="8">
            <text:p>8.00 </text:p>
          </table:table-cell>
          <table:table-cell table:number-columns-repeated="2" table:style-name="ce41"/>
          <table:table-cell table:style-name="ce49" table:formula="of:=([.Y170]+[.Z170])-[.AA170]" office:value-type="float" office:value="8">
            <text:p>8.00 </text:p>
          </table:table-cell>
          <table:table-cell table:number-columns-repeated="2" table:style-name="ce41"/>
          <table:table-cell table:style-name="ce49" table:formula="of:=([.AB170]+[.AC170])-[.AD170]" office:value-type="float" office:value="8">
            <text:p>8.00 </text:p>
          </table:table-cell>
          <table:table-cell table:number-columns-repeated="2" table:style-name="ce41"/>
          <table:table-cell table:style-name="ce49" table:formula="of:=([.AE170]+[.AF170])-[.AG170]" office:value-type="float" office:value="8">
            <text:p>8.00 </text:p>
          </table:table-cell>
          <table:table-cell table:number-columns-repeated="2" table:style-name="ce41"/>
          <table:table-cell table:style-name="ce49" table:formula="of:=([.AH170]+[.AI170])-[.AJ170]" office:value-type="float" office:value="8">
            <text:p>8.00 </text:p>
          </table:table-cell>
          <table:table-cell table:number-columns-repeated="2" table:style-name="ce41"/>
          <table:table-cell table:style-name="ce49" table:formula="of:=([.AK170]+[.AL170])-[.AM170]" office:value-type="float" office:value="8">
            <text:p>8.00 </text:p>
          </table:table-cell>
          <table:table-cell table:number-columns-repeated="984"/>
        </table:table-row>
        <table:table-row table:style-name="ro6">
          <table:table-cell table:style-name="ce13" office:value-type="string">
            <text:p>2279</text:p>
          </table:table-cell>
          <table:table-cell table:style-name="ce26" office:value-type="string">
            <text:p>Sickness Notification (Affidavit of Undertaking)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1"/>
          <table:table-cell table:style-name="ce49" table:formula="of:=([.D171]+[.E171])-[.F171]" office:value-type="float" office:value="1">
            <text:p>1.00 </text:p>
          </table:table-cell>
          <table:table-cell table:number-columns-repeated="2" table:style-name="ce41"/>
          <table:table-cell table:style-name="ce49" table:formula="of:=([.G171]+[.H171])-[.I171]" office:value-type="float" office:value="1">
            <text:p>1.00 </text:p>
          </table:table-cell>
          <table:table-cell table:number-columns-repeated="2" table:style-name="ce41"/>
          <table:table-cell table:style-name="ce49" table:formula="of:=([.J171]+[.K171])-[.L171]" office:value-type="float" office:value="1">
            <text:p>1.00 </text:p>
          </table:table-cell>
          <table:table-cell table:number-columns-repeated="2" table:style-name="ce41"/>
          <table:table-cell table:style-name="ce49" table:formula="of:=([.M171]+[.N171])-[.O171]" office:value-type="float" office:value="1">
            <text:p>1.00 </text:p>
          </table:table-cell>
          <table:table-cell table:number-columns-repeated="2" table:style-name="ce41"/>
          <table:table-cell table:style-name="ce49" table:formula="of:=([.P171]+[.Q171])-[.R171]" office:value-type="float" office:value="1">
            <text:p>1.00 </text:p>
          </table:table-cell>
          <table:table-cell table:number-columns-repeated="2" table:style-name="ce41"/>
          <table:table-cell table:style-name="ce49" table:formula="of:=([.S171]+[.T171])-[.U171]" office:value-type="float" office:value="1">
            <text:p>1.00 </text:p>
          </table:table-cell>
          <table:table-cell table:number-columns-repeated="2" table:style-name="ce41"/>
          <table:table-cell table:style-name="ce49" table:formula="of:=([.V171]+[.W171])-[.X171]" office:value-type="float" office:value="1">
            <text:p>1.00 </text:p>
          </table:table-cell>
          <table:table-cell table:number-columns-repeated="2" table:style-name="ce41"/>
          <table:table-cell table:style-name="ce49" table:formula="of:=([.Y171]+[.Z171])-[.AA171]" office:value-type="float" office:value="1">
            <text:p>1.00 </text:p>
          </table:table-cell>
          <table:table-cell table:number-columns-repeated="2" table:style-name="ce41"/>
          <table:table-cell table:style-name="ce49" table:formula="of:=([.AB171]+[.AC171])-[.AD171]" office:value-type="float" office:value="1">
            <text:p>1.00 </text:p>
          </table:table-cell>
          <table:table-cell table:number-columns-repeated="2" table:style-name="ce41"/>
          <table:table-cell table:style-name="ce49" table:formula="of:=([.AE171]+[.AF171])-[.AG171]" office:value-type="float" office:value="1">
            <text:p>1.00 </text:p>
          </table:table-cell>
          <table:table-cell table:number-columns-repeated="2" table:style-name="ce41"/>
          <table:table-cell table:style-name="ce49" table:formula="of:=([.AH171]+[.AI171])-[.AJ171]" office:value-type="float" office:value="1">
            <text:p>1.00 </text:p>
          </table:table-cell>
          <table:table-cell table:style-name="ce41" table:number-columns-repeated="2"/>
          <table:table-cell table:style-name="ce49" table:formula="of:=[.Y71]+[.Z71]-[.AA7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 office:value-type="float" office:value="217">
            <text:p>217</text:p>
          </table:table-cell>
          <table:table-cell table:style-name="ce26" office:value-type="string">
            <text:p>Sinumpaang Salaysay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number-columns-repeated="2" table:style-name="ce41"/>
          <table:table-cell table:style-name="ce49" table:formula="of:=([.D172]+[.E172])-[.F172]" office:value-type="float" office:value="7">
            <text:p>7.00 </text:p>
          </table:table-cell>
          <table:table-cell table:number-columns-repeated="2" table:style-name="ce41"/>
          <table:table-cell table:style-name="ce49" table:formula="of:=([.G172]+[.H172])-[.I172]" office:value-type="float" office:value="7">
            <text:p>7.00 </text:p>
          </table:table-cell>
          <table:table-cell table:number-columns-repeated="2" table:style-name="ce41"/>
          <table:table-cell table:style-name="ce49" table:formula="of:=([.J172]+[.K172])-[.L172]" office:value-type="float" office:value="7">
            <text:p>7.00 </text:p>
          </table:table-cell>
          <table:table-cell table:number-columns-repeated="2" table:style-name="ce41"/>
          <table:table-cell table:style-name="ce49" table:formula="of:=([.M172]+[.N172])-[.O172]" office:value-type="float" office:value="7">
            <text:p>7.00 </text:p>
          </table:table-cell>
          <table:table-cell table:number-columns-repeated="2" table:style-name="ce41"/>
          <table:table-cell table:style-name="ce49" table:formula="of:=([.P172]+[.Q172])-[.R172]" office:value-type="float" office:value="7">
            <text:p>7.00 </text:p>
          </table:table-cell>
          <table:table-cell table:number-columns-repeated="2" table:style-name="ce41"/>
          <table:table-cell table:style-name="ce49" table:formula="of:=([.S172]+[.T172])-[.U172]" office:value-type="float" office:value="7">
            <text:p>7.00 </text:p>
          </table:table-cell>
          <table:table-cell table:number-columns-repeated="2" table:style-name="ce41"/>
          <table:table-cell table:style-name="ce49" table:formula="of:=([.V172]+[.W172])-[.X172]" office:value-type="float" office:value="7">
            <text:p>7.00 </text:p>
          </table:table-cell>
          <table:table-cell table:number-columns-repeated="2" table:style-name="ce41"/>
          <table:table-cell table:style-name="ce49" table:formula="of:=([.Y172]+[.Z172])-[.AA172]" office:value-type="float" office:value="7">
            <text:p>7.00 </text:p>
          </table:table-cell>
          <table:table-cell table:number-columns-repeated="2" table:style-name="ce41"/>
          <table:table-cell table:style-name="ce49" table:formula="of:=([.AB172]+[.AC172])-[.AD172]" office:value-type="float" office:value="7">
            <text:p>7.00 </text:p>
          </table:table-cell>
          <table:table-cell table:number-columns-repeated="2" table:style-name="ce41"/>
          <table:table-cell table:style-name="ce49" table:formula="of:=([.AE172]+[.AF172])-[.AG172]" office:value-type="float" office:value="7">
            <text:p>7.00 </text:p>
          </table:table-cell>
          <table:table-cell table:number-columns-repeated="2" table:style-name="ce41"/>
          <table:table-cell table:style-name="ce49" table:formula="of:=([.AH172]+[.AI172])-[.AJ172]" office:value-type="float" office:value="7">
            <text:p>7.00 </text:p>
          </table:table-cell>
          <table:table-cell table:number-columns-repeated="2" table:style-name="ce41"/>
          <table:table-cell table:style-name="ce49" table:formula="of:=([.AK172]+[.AL172])-[.AM172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Sketch Form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73]+[.E173])-[.F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73]+[.H173])-[.I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73]+[.K173])-[.L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73]+[.N173])-[.O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73]+[.Q173])-[.R173]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S173]+[.T173])-[.U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73]+[.W173])-[.X173]" office:value-type="float" office:value="0">
            <text:p><text:s/>-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Y173]+[.Z173])-[.AA173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73]+[.AC173])-[.AD173]" office:value-type="float" office:value="1">
            <text:p>1.00 </text:p>
          </table:table-cell>
          <table:table-cell table:number-columns-repeated="2" table:style-name="ce41"/>
          <table:table-cell table:style-name="ce49" table:formula="of:=([.AE173]+[.AF173])-[.AG173]" office:value-type="float" office:value="1">
            <text:p>1.00 </text:p>
          </table:table-cell>
          <table:table-cell table:number-columns-repeated="2" table:style-name="ce41"/>
          <table:table-cell table:style-name="ce49" table:formula="of:=([.AH173]+[.AI173])-[.AJ173]" office:value-type="float" office:value="1">
            <text:p>1.00 </text:p>
          </table:table-cell>
          <table:table-cell table:number-columns-repeated="2" table:style-name="ce41"/>
          <table:table-cell table:style-name="ce49" table:formula="of:=([.AK173]+[.AL173])-[.AM173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SSS Clearance Application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74]+[.E174])-[.F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74]+[.H174])-[.I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74]+[.K174])-[.L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74]+[.N174])-[.O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74]+[.Q174])-[.R174]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S174]+[.T174])-[.U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74]+[.W174])-[.X174]" office:value-type="float" office:value="0">
            <text:p><text:s/>- 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9" table:formula="of:=([.Y174]+[.Z174])-[.AA174]" office:value-type="float" office:value="4">
            <text:p>4.00 </text:p>
          </table:table-cell>
          <table:table-cell table:number-columns-repeated="2" table:style-name="ce41"/>
          <table:table-cell table:style-name="ce49" table:formula="of:=([.AB174]+[.AC174])-[.AD174]" office:value-type="float" office:value="4">
            <text:p>4.00 </text:p>
          </table:table-cell>
          <table:table-cell table:number-columns-repeated="2" table:style-name="ce41"/>
          <table:table-cell table:style-name="ce49" table:formula="of:=([.AE174]+[.AF174])-[.AG174]" office:value-type="float" office:value="4">
            <text:p>4.00 </text:p>
          </table:table-cell>
          <table:table-cell table:number-columns-repeated="2" table:style-name="ce41"/>
          <table:table-cell table:style-name="ce49" table:formula="of:=([.AH174]+[.AI174])-[.AJ174]" office:value-type="float" office:value="4">
            <text:p>4.00 </text:p>
          </table:table-cell>
          <table:table-cell table:number-columns-repeated="2" table:style-name="ce41"/>
          <table:table-cell table:style-name="ce49" table:formula="of:=([.AK174]+[.AL174])-[.AM174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Sworn Statement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1"/>
          <table:table-cell table:style-name="ce49" table:formula="of:=([.D175]+[.E175])-[.F175]" office:value-type="float" office:value="1">
            <text:p>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175]+[.H175])-[.I175]" office:value-type="float" office:value="3">
            <text:p>3.00 </text:p>
          </table:table-cell>
          <table:table-cell table:number-columns-repeated="2" table:style-name="ce41"/>
          <table:table-cell table:style-name="ce49" table:formula="of:=([.J175]+[.K175])-[.L175]" office:value-type="float" office:value="3">
            <text:p>3.00 </text:p>
          </table:table-cell>
          <table:table-cell table:number-columns-repeated="2" table:style-name="ce41"/>
          <table:table-cell table:style-name="ce49" table:formula="of:=([.M175]+[.N175])-[.O175]" office:value-type="float" office:value="3">
            <text:p>3.00 </text:p>
          </table:table-cell>
          <table:table-cell table:number-columns-repeated="2" table:style-name="ce41"/>
          <table:table-cell table:style-name="ce49" table:formula="of:=([.P175]+[.Q175])-[.R175]" office:value-type="float" office:value="3">
            <text:p>3.00 </text:p>
          </table:table-cell>
          <table:table-cell table:number-columns-repeated="2" table:style-name="ce41"/>
          <table:table-cell table:style-name="ce49" table:formula="of:=([.S175]+[.T175])-[.U175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175]+[.W175])-[.X175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Y175]+[.Z175])-[.AA175]" office:value-type="float" office:value="5">
            <text:p>5.00 </text:p>
          </table:table-cell>
          <table:table-cell table:number-columns-repeated="2" table:style-name="ce41"/>
          <table:table-cell table:style-name="ce49" table:formula="of:=([.AB175]+[.AC175])-[.AD175]" office:value-type="float" office:value="5">
            <text:p>5.00 </text:p>
          </table:table-cell>
          <table:table-cell table:number-columns-repeated="2" table:style-name="ce41"/>
          <table:table-cell table:style-name="ce49" table:formula="of:=([.AE175]+[.AF175])-[.AG175]" office:value-type="float" office:value="5">
            <text:p>5.00 </text:p>
          </table:table-cell>
          <table:table-cell table:number-columns-repeated="2" table:style-name="ce41"/>
          <table:table-cell table:style-name="ce49" table:formula="of:=([.AH175]+[.AI175])-[.AJ175]" office:value-type="float" office:value="5">
            <text:p>5.00 </text:p>
          </table:table-cell>
          <table:table-cell table:number-columns-repeated="2" table:style-name="ce41"/>
          <table:table-cell table:style-name="ce49" table:formula="of:=([.AK175]+[.AL175])-[.AM175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Terms and Conditions for EALP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76]+[.E176])-[.F1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76]+[.H176])-[.I1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76]+[.K176])-[.L1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76]+[.N176])-[.O176]" office:value-type="float" office:value="0">
            <text:p><text:s/>- </text:p>
          </table:table-cell>
          <table:table-cell table:style-name="ce41" office:value-type="float" office:value="11">
            <text:p>11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76]+[.Q176])-[.R176]" office:value-type="float" office:value="9">
            <text:p>9.00 </text:p>
          </table:table-cell>
          <table:table-cell table:number-columns-repeated="2" table:style-name="ce41"/>
          <table:table-cell table:style-name="ce49" table:formula="of:=([.S176]+[.T176])-[.U176]" office:value-type="float" office:value="9">
            <text:p>9.00 </text:p>
          </table:table-cell>
          <table:table-cell table:number-columns-repeated="2" table:style-name="ce41"/>
          <table:table-cell table:style-name="ce49" table:formula="of:=([.V176]+[.W176])-[.X176]" office:value-type="float" office:value="9">
            <text:p>9.00 </text:p>
          </table:table-cell>
          <table:table-cell table:number-columns-repeated="2" table:style-name="ce41"/>
          <table:table-cell table:style-name="ce49" table:formula="of:=([.Y176]+[.Z176])-[.AA176]" office:value-type="float" office:value="9">
            <text:p>9.00 </text:p>
          </table:table-cell>
          <table:table-cell table:number-columns-repeated="2" table:style-name="ce41"/>
          <table:table-cell table:style-name="ce49" table:formula="of:=([.AB176]+[.AC176])-[.AD176]" office:value-type="float" office:value="9">
            <text:p>9.00 </text:p>
          </table:table-cell>
          <table:table-cell table:number-columns-repeated="2" table:style-name="ce41"/>
          <table:table-cell table:style-name="ce49" table:formula="of:=([.AE176]+[.AF176])-[.AG176]" office:value-type="float" office:value="9">
            <text:p>9.00 </text:p>
          </table:table-cell>
          <table:table-cell table:number-columns-repeated="2" table:style-name="ce41"/>
          <table:table-cell table:style-name="ce49" table:formula="of:=([.AH176]+[.AI176])-[.AJ176]" office:value-type="float" office:value="9">
            <text:p>9.00 </text:p>
          </table:table-cell>
          <table:table-cell table:number-columns-repeated="2" table:style-name="ce41"/>
          <table:table-cell table:style-name="ce49" table:formula="of:=([.AK176]+[.AL176])-[.AM176]" office:value-type="float" office:value="9">
            <text:p>9.00 </text:p>
          </table:table-cell>
          <table:table-cell table:number-columns-repeated="984"/>
        </table:table-row>
        <table:table-row table:style-name="ro6">
          <table:table-cell table:style-name="ce14" office:value-type="string">
            <text:p>1856</text:p>
          </table:table-cell>
          <table:table-cell table:style-name="ce25" office:value-type="string">
            <text:p>UMID Card Application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77]+[.E177])-[.F1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77]+[.H177])-[.I1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77]+[.K177])-[.L1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77]+[.N177])-[.O177]" office:value-type="float" office:value="0">
            <text:p><text:s/>- </text:p>
          </table:table-cell>
          <table:table-cell table:style-name="ce41" office:value-type="float" office:value="6">
            <text:p>6.00 </text:p>
          </table:table-cell>
          <table:table-cell table:style-name="ce41" office:value-type="float" office:value="5">
            <text:p>5.00 </text:p>
          </table:table-cell>
          <table:table-cell table:style-name="ce49" table:formula="of:=([.P177]+[.Q177])-[.R177]" office:value-type="float" office:value="1">
            <text:p>1.00 </text:p>
          </table:table-cell>
          <table:table-cell table:number-columns-repeated="2" table:style-name="ce41"/>
          <table:table-cell table:style-name="ce49" table:formula="of:=([.S177]+[.T177])-[.U177]" office:value-type="float" office:value="1">
            <text:p>1.00 </text:p>
          </table:table-cell>
          <table:table-cell table:number-columns-repeated="2" table:style-name="ce41"/>
          <table:table-cell table:style-name="ce49" table:formula="of:=([.V177]+[.W177])-[.X177]" office:value-type="float" office:value="1">
            <text:p>1.00 </text:p>
          </table:table-cell>
          <table:table-cell table:number-columns-repeated="2" table:style-name="ce41"/>
          <table:table-cell table:style-name="ce49" table:formula="of:=([.Y177]+[.Z177])-[.AA177]" office:value-type="float" office:value="1">
            <text:p>1.00 </text:p>
          </table:table-cell>
          <table:table-cell table:number-columns-repeated="2" table:style-name="ce41"/>
          <table:table-cell table:style-name="ce49" table:formula="of:=([.AB177]+[.AC177])-[.AD177]" office:value-type="float" office:value="1">
            <text:p>1.00 </text:p>
          </table:table-cell>
          <table:table-cell table:number-columns-repeated="2" table:style-name="ce41"/>
          <table:table-cell table:style-name="ce49" table:formula="of:=([.AE177]+[.AF177])-[.AG177]" office:value-type="float" office:value="1">
            <text:p>1.00 </text:p>
          </table:table-cell>
          <table:table-cell table:number-columns-repeated="2" table:style-name="ce41"/>
          <table:table-cell table:style-name="ce49" table:formula="of:=([.AH177]+[.AI177])-[.AJ177]" office:value-type="float" office:value="1">
            <text:p>1.00 </text:p>
          </table:table-cell>
          <table:table-cell table:number-columns-repeated="2" table:style-name="ce41"/>
          <table:table-cell table:style-name="ce49" table:formula="of:=([.AK177]+[.AL177])-[.AM177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Waiver (Funeral Benefit)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1"/>
          <table:table-cell table:style-name="ce49" table:formula="of:=([.D178]+[.E178])-[.F178]" office:value-type="float" office:value="1">
            <text:p>1.00 </text:p>
          </table:table-cell>
          <table:table-cell table:number-columns-repeated="2" table:style-name="ce41"/>
          <table:table-cell table:style-name="ce49" table:formula="of:=([.G178]+[.H178])-[.I178]" office:value-type="float" office:value="1">
            <text:p>1.00 </text:p>
          </table:table-cell>
          <table:table-cell table:number-columns-repeated="2" table:style-name="ce41"/>
          <table:table-cell table:style-name="ce49" table:formula="of:=([.J178]+[.K178])-[.L178]" office:value-type="float" office:value="1">
            <text:p>1.00 </text:p>
          </table:table-cell>
          <table:table-cell table:number-columns-repeated="2" table:style-name="ce41"/>
          <table:table-cell table:style-name="ce49" table:formula="of:=([.M178]+[.N178])-[.O178]" office:value-type="float" office:value="1">
            <text:p>1.00 </text:p>
          </table:table-cell>
          <table:table-cell table:number-columns-repeated="2" table:style-name="ce41"/>
          <table:table-cell table:style-name="ce49" table:formula="of:=([.P178]+[.Q178])-[.R178]" office:value-type="float" office:value="1">
            <text:p>1.00 </text:p>
          </table:table-cell>
          <table:table-cell table:number-columns-repeated="2" table:style-name="ce41"/>
          <table:table-cell table:style-name="ce49" table:formula="of:=([.S178]+[.T178])-[.U178]" office:value-type="float" office:value="1">
            <text:p>1.00 </text:p>
          </table:table-cell>
          <table:table-cell table:number-columns-repeated="2" table:style-name="ce41"/>
          <table:table-cell table:style-name="ce49" table:formula="of:=([.V178]+[.W178])-[.X178]" office:value-type="float" office:value="1">
            <text:p>1.00 </text:p>
          </table:table-cell>
          <table:table-cell table:number-columns-repeated="2" table:style-name="ce41"/>
          <table:table-cell table:style-name="ce49" table:formula="of:=([.Y178]+[.Z178])-[.AA178]" office:value-type="float" office:value="1">
            <text:p>1.00 </text:p>
          </table:table-cell>
          <table:table-cell table:number-columns-repeated="2" table:style-name="ce41"/>
          <table:table-cell table:style-name="ce49" table:formula="of:=([.AB178]+[.AC178])-[.AD178]" office:value-type="float" office:value="1">
            <text:p>1.00 </text:p>
          </table:table-cell>
          <table:table-cell table:number-columns-repeated="2" table:style-name="ce41"/>
          <table:table-cell table:style-name="ce49" table:formula="of:=([.AE178]+[.AF178])-[.AG178]" office:value-type="float" office:value="1">
            <text:p>1.00 </text:p>
          </table:table-cell>
          <table:table-cell table:number-columns-repeated="2" table:style-name="ce41"/>
          <table:table-cell table:style-name="ce49" table:formula="of:=([.AH178]+[.AI178])-[.AJ178]" office:value-type="float" office:value="1">
            <text:p>1.00 </text:p>
          </table:table-cell>
          <table:table-cell table:number-columns-repeated="2" table:style-name="ce41"/>
          <table:table-cell table:style-name="ce49" table:formula="of:=([.AK178]+[.AL178])-[.AM178]" office:value-type="float" office:value="1">
            <text:p>1.00 </text:p>
          </table:table-cell>
          <table:table-cell table:number-columns-repeated="984"/>
        </table:table-row>
        <table:table-row table:style-name="ro4">
          <table:table-cell table:style-name="ce6" office:value-type="string">
            <text:p>Supplies Others</text:p>
          </table:table-cell>
          <table:table-cell table:style-name="ce17"/>
          <table:table-cell table:style-name="ce31"/>
          <table:table-cell table:style-name="ce39" table:number-columns-repeated="37"/>
          <table:table-cell table:style-name="ce54" table:number-columns-repeated="984"/>
        </table:table-row>
        <table:table-row table:style-name="ro6">
          <table:table-cell table:style-name="ce9" office:value-type="float" office:value="2617">
            <text:p>2617</text:p>
          </table:table-cell>
          <table:table-cell table:style-name="ce20" office:value-type="string">
            <text:p>Alcohol, Ethyl, 68%-72%</text:p>
          </table:table-cell>
          <table:table-cell table:style-name="ce35" office:value-type="string">
            <text:p>Gallon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0]+[.E180])-[.F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0]+[.H180])-[.I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0]+[.K180])-[.L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0]+[.N180])-[.O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0]+[.Q180])-[.R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0]+[.T180])-[.U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0]+[.W180])-[.X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0]+[.Z180])-[.AA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0]+[.AC180])-[.AD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0]+[.AF180])-[.AG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0]+[.AI180])-[.AJ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0]+[.AL180])-[.AM18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18">
            <text:p>2618</text:p>
          </table:table-cell>
          <table:table-cell table:style-name="ce20" office:value-type="string">
            <text:p>Alcohol, Ethyl, 68%-72% (500ml)</text:p>
          </table:table-cell>
          <table:table-cell table:style-name="ce35" office:value-type="string">
            <text:p>Bottle</text:p>
          </table:table-cell>
          <table:table-cell table:style-name="ce41" office:value-type="float" office:value="29">
            <text:p>29.00 </text:p>
          </table:table-cell>
          <table:table-cell table:style-name="ce41"/>
          <table:table-cell table:style-name="ce41" office:value-type="float" office:value="11">
            <text:p>11.00 </text:p>
          </table:table-cell>
          <table:table-cell table:style-name="ce49" table:formula="of:=([.D181]+[.E181])-[.F181]" office:value-type="float" office:value="18">
            <text:p>18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G181]+[.H181])-[.I181]" office:value-type="float" office:value="8">
            <text:p>8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J181]+[.K181])-[.L181]" office:value-type="float" office:value="3">
            <text:p>3.00 </text:p>
          </table:table-cell>
          <table:table-cell table:number-columns-repeated="2" table:style-name="ce41"/>
          <table:table-cell table:style-name="ce49" table:formula="of:=([.M181]+[.N181])-[.O181]" office:value-type="float" office:value="3">
            <text:p>3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81]+[.Q181])-[.R181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181]+[.T181])-[.U181]" office:value-type="float" office:value="2">
            <text:p>2.00 </text:p>
          </table:table-cell>
          <table:table-cell table:style-name="ce41" office:value-type="float" office:value="36">
            <text:p>36.00 </text:p>
          </table:table-cell>
          <table:table-cell table:style-name="ce41"/>
          <table:table-cell table:style-name="ce49" table:formula="of:=([.V181]+[.W181])-[.X181]" office:value-type="float" office:value="38">
            <text:p>38.00 </text:p>
          </table:table-cell>
          <table:table-cell table:style-name="ce41"/>
          <table:table-cell table:style-name="ce41" office:value-type="float" office:value="30">
            <text:p>30.00 </text:p>
          </table:table-cell>
          <table:table-cell table:style-name="ce49" table:formula="of:=([.Y181]+[.Z181])-[.AA181]" office:value-type="float" office:value="8">
            <text:p>8.00 </text:p>
          </table:table-cell>
          <table:table-cell table:number-columns-repeated="2" table:style-name="ce41"/>
          <table:table-cell table:style-name="ce49" table:formula="of:=([.AB181]+[.AC181])-[.AD181]" office:value-type="float" office:value="8">
            <text:p>8.00 </text:p>
          </table:table-cell>
          <table:table-cell table:number-columns-repeated="2" table:style-name="ce41"/>
          <table:table-cell table:style-name="ce49" table:formula="of:=([.AE181]+[.AF181])-[.AG181]" office:value-type="float" office:value="8">
            <text:p>8.00 </text:p>
          </table:table-cell>
          <table:table-cell table:number-columns-repeated="2" table:style-name="ce41"/>
          <table:table-cell table:style-name="ce49" table:formula="of:=([.AH181]+[.AI181])-[.AJ181]" office:value-type="float" office:value="8">
            <text:p>8.00 </text:p>
          </table:table-cell>
          <table:table-cell table:number-columns-repeated="2" table:style-name="ce41"/>
          <table:table-cell table:style-name="ce49" table:formula="of:=([.AK181]+[.AL181])-[.AM181]" office:value-type="float" office:value="8">
            <text:p>8.00 </text:p>
          </table:table-cell>
          <table:table-cell table:number-columns-repeated="984"/>
        </table:table-row>
        <table:table-row table:style-name="ro6">
          <table:table-cell table:style-name="ce9" office:value-type="float" office:value="337">
            <text:p>337</text:p>
          </table:table-cell>
          <table:table-cell table:style-name="ce20" office:value-type="string">
            <text:p>Ballpoint Pen</text:p>
          </table:table-cell>
          <table:table-cell table:style-name="ce35" office:value-type="string">
            <text:p>Piece</text:p>
          </table:table-cell>
          <table:table-cell table:style-name="ce41" office:value-type="float" office:value="53">
            <text:p>53.00 </text:p>
          </table:table-cell>
          <table:table-cell table:style-name="ce41" office:value-type="float" office:value="50">
            <text:p>50.00 </text:p>
          </table:table-cell>
          <table:table-cell table:style-name="ce41" office:value-type="float" office:value="32">
            <text:p>32.00 </text:p>
          </table:table-cell>
          <table:table-cell table:style-name="ce49" table:formula="of:=([.D182]+[.E182])-[.F182]" office:value-type="float" office:value="71">
            <text:p>71.00 </text:p>
          </table:table-cell>
          <table:table-cell table:style-name="ce41"/>
          <table:table-cell table:style-name="ce41" office:value-type="float" office:value="32">
            <text:p>32.00 </text:p>
          </table:table-cell>
          <table:table-cell table:style-name="ce49" table:formula="of:=([.G182]+[.H182])-[.I182]" office:value-type="float" office:value="39">
            <text:p>39.00 </text:p>
          </table:table-cell>
          <table:table-cell table:style-name="ce41"/>
          <table:table-cell table:style-name="ce41" office:value-type="float" office:value="32">
            <text:p>32.00 </text:p>
          </table:table-cell>
          <table:table-cell table:style-name="ce49" table:formula="of:=([.J182]+[.K182])-[.L182]" office:value-type="float" office:value="7">
            <text:p>7.00 </text:p>
          </table:table-cell>
          <table:table-cell table:number-columns-repeated="2" table:style-name="ce41"/>
          <table:table-cell table:style-name="ce49" table:formula="of:=([.M182]+[.N182])-[.O182]" office:value-type="float" office:value="7">
            <text:p>7.00 </text:p>
          </table:table-cell>
          <table:table-cell table:number-columns-repeated="2" table:style-name="ce41"/>
          <table:table-cell table:style-name="ce49" table:formula="of:=([.P182]+[.Q182])-[.R182]" office:value-type="float" office:value="7">
            <text:p>7.00 </text:p>
          </table:table-cell>
          <table:table-cell table:number-columns-repeated="2" table:style-name="ce41"/>
          <table:table-cell table:style-name="ce49" table:formula="of:=([.S182]+[.T182])-[.U182]" office:value-type="float" office:value="7">
            <text:p>7.00 </text:p>
          </table:table-cell>
          <table:table-cell table:style-name="ce41"/>
          <table:table-cell table:style-name="ce41" office:value-type="float" office:value="7">
            <text:p>7.00 </text:p>
          </table:table-cell>
          <table:table-cell table:style-name="ce49" table:formula="of:=([.V182]+[.W182])-[.X182]" office:value-type="float" office:value="0">
            <text:p><text:s/>- </text:p>
          </table:table-cell>
          <table:table-cell table:style-name="ce41" office:value-type="float" office:value="50">
            <text:p>50.00 </text:p>
          </table:table-cell>
          <table:table-cell table:style-name="ce41" office:value-type="float" office:value="10">
            <text:p>10.00 </text:p>
          </table:table-cell>
          <table:table-cell table:style-name="ce49" table:formula="of:=([.Y182]+[.Z182])-[.AA182]" office:value-type="float" office:value="40">
            <text:p>40.00 </text:p>
          </table:table-cell>
          <table:table-cell table:style-name="ce41"/>
          <table:table-cell table:style-name="ce41" office:value-type="float" office:value="13">
            <text:p>13.00 </text:p>
          </table:table-cell>
          <table:table-cell table:style-name="ce49" table:formula="of:=([.AB182]+[.AC182])-[.AD182]" office:value-type="float" office:value="27">
            <text:p>27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182]+[.AF182])-[.AG182]" office:value-type="float" office:value="25">
            <text:p>25.00 </text:p>
          </table:table-cell>
          <table:table-cell table:number-columns-repeated="2" table:style-name="ce41"/>
          <table:table-cell table:style-name="ce49" table:formula="of:=([.AH182]+[.AI182])-[.AJ182]" office:value-type="float" office:value="25">
            <text:p>25.00 </text:p>
          </table:table-cell>
          <table:table-cell table:number-columns-repeated="2" table:style-name="ce41"/>
          <table:table-cell table:style-name="ce49" table:formula="of:=([.AK182]+[.AL182])-[.AM182]" office:value-type="float" office:value="25">
            <text:p>25.00 </text:p>
          </table:table-cell>
          <table:table-cell table:number-columns-repeated="984"/>
        </table:table-row>
        <table:table-row table:style-name="ro6">
          <table:table-cell table:style-name="ce9" office:value-type="float" office:value="2551">
            <text:p>2551</text:p>
          </table:table-cell>
          <table:table-cell table:style-name="ce20" office:value-type="string">
            <text:p>BINDER CLIP 1 1/4”</text:p>
          </table:table-cell>
          <table:table-cell table:style-name="ce35" office:value-type="string">
            <text:p>Box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3]+[.E183])-[.F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3]+[.H183])-[.I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3]+[.K183])-[.L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3]+[.N183])-[.O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3]+[.Q183])-[.R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3]+[.T183])-[.U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3]+[.W183])-[.X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3]+[.Z183])-[.AA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3]+[.AC183])-[.AD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3]+[.AF183])-[.AG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3]+[.AI183])-[.AJ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3]+[.AL183])-[.AM18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50">
            <text:p>2550</text:p>
          </table:table-cell>
          <table:table-cell table:style-name="ce20" office:value-type="string">
            <text:p>BINDER CLIP 1”</text:p>
          </table:table-cell>
          <table:table-cell table:style-name="ce35" office:value-type="string">
            <text:p>Box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4]+[.E184])-[.F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4]+[.H184])-[.I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4]+[.K184])-[.L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4]+[.N184])-[.O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4]+[.Q184])-[.R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4]+[.T184])-[.U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4]+[.W184])-[.X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4]+[.Z184])-[.AA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4]+[.AC184])-[.AD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4]+[.AF184])-[.AG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4]+[.AI184])-[.AJ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4]+[.AL184])-[.AM18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52">
            <text:p>2552</text:p>
          </table:table-cell>
          <table:table-cell table:style-name="ce20" office:value-type="string">
            <text:p>BINDER CLIP 2”</text:p>
          </table:table-cell>
          <table:table-cell table:style-name="ce35" office:value-type="string">
            <text:p>Box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5]+[.E185])-[.F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5]+[.H185])-[.I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5]+[.K185])-[.L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5]+[.N185])-[.O185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P185]+[.Q185])-[.R185]" office:value-type="float" office:value="0">
            <text:p><text:s/>-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S185]+[.T185])-[.U185]" office:value-type="float" office:value="1">
            <text:p>1.00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V185]+[.W185])-[.X185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Y185]+[.Z185])-[.AA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5]+[.AC185])-[.AD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5]+[.AF185])-[.AG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5]+[.AI185])-[.AJ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5]+[.AL185])-[.AM18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46">
            <text:p>2546</text:p>
          </table:table-cell>
          <table:table-cell table:style-name="ce20" office:value-type="string">
            <text:p>BINDER CLIP 3/4”</text:p>
          </table:table-cell>
          <table:table-cell table:style-name="ce35" office:value-type="string">
            <text:p>Box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6]+[.E186])-[.F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6]+[.H186])-[.I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6]+[.K186])-[.L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6]+[.N186])-[.O186]" office:value-type="float" office:value="0">
            <text:p><text:s/>-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P186]+[.Q186])-[.R186]" office:value-type="float" office:value="0">
            <text:p><text:s/>-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S186]+[.T186])-[.U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6]+[.W186])-[.X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6]+[.Z186])-[.AA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6]+[.AC186])-[.AD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6]+[.AF186])-[.AG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6]+[.AI186])-[.AJ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6]+[.AL186])-[.AM18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960">
            <text:p>1960</text:p>
          </table:table-cell>
          <table:table-cell table:style-name="ce20" office:value-type="string">
            <text:p>Correction Tape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7]+[.E187])-[.F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7]+[.H187])-[.I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7]+[.K187])-[.L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7]+[.N187])-[.O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7]+[.Q187])-[.R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7]+[.T187])-[.U187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V187]+[.W187])-[.X187]" office:value-type="float" office:value="5">
            <text:p>5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Y187]+[.Z187])-[.AA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7]+[.AC187])-[.AD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7]+[.AF187])-[.AG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7]+[.AI187])-[.AJ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7]+[.AL187])-[.AM18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13">
            <text:p>313</text:p>
          </table:table-cell>
          <table:table-cell table:style-name="ce20" office:value-type="string">
            <text:p>Corrugated Box</text:p>
          </table:table-cell>
          <table:table-cell table:style-name="ce35" office:value-type="string">
            <text:p>Se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8]+[.E188])-[.F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8]+[.H188])-[.I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8]+[.K188])-[.L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8]+[.N188])-[.O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8]+[.Q188])-[.R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8]+[.T188])-[.U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8]+[.W188])-[.X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8]+[.Z188])-[.AA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8]+[.AC188])-[.AD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8]+[.AF188])-[.AG188]" office:value-type="float" office:value="0">
            <text:p><text:s/>- </text:p>
          </table:table-cell>
          <table:table-cell table:style-name="ce41" office:value-type="float" office:value="30">
            <text:p>30.00 </text:p>
          </table:table-cell>
          <table:table-cell table:style-name="ce41"/>
          <table:table-cell table:style-name="ce49" table:formula="of:=([.AH188]+[.AI188])-[.AJ188]" office:value-type="float" office:value="30">
            <text:p>30.00 </text:p>
          </table:table-cell>
          <table:table-cell table:number-columns-repeated="2" table:style-name="ce41"/>
          <table:table-cell table:style-name="ce49" table:formula="of:=([.AK188]+[.AL188])-[.AM188]" office:value-type="float" office:value="30">
            <text:p>30.00 </text:p>
          </table:table-cell>
          <table:table-cell table:number-columns-repeated="984"/>
        </table:table-row>
        <table:table-row table:style-name="ro6">
          <table:table-cell table:style-name="ce9" office:value-type="float" office:value="2630">
            <text:p>2630</text:p>
          </table:table-cell>
          <table:table-cell table:style-name="ce20" office:value-type="string">
            <text:p>Disinfectant Spray</text:p>
          </table:table-cell>
          <table:table-cell table:style-name="ce35" office:value-type="string">
            <text:p>Can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9]+[.E189])-[.F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9]+[.H189])-[.I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9]+[.K189])-[.L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9]+[.N189])-[.O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9]+[.Q189])-[.R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9]+[.T189])-[.U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9]+[.W189])-[.X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9]+[.Z189])-[.AA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9]+[.AC189])-[.AD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9]+[.AF189])-[.AG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9]+[.AI189])-[.AJ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9]+[.AL189])-[.AM18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12">
            <text:p>312</text:p>
          </table:table-cell>
          <table:table-cell table:style-name="ce20" office:value-type="string">
            <text:p>Empty Cartons</text:p>
          </table:table-cell>
          <table:table-cell table:style-name="ce35" office:value-type="string">
            <text:p>Piece</text:p>
          </table:table-cell>
          <table:table-cell table:style-name="ce41" office:value-type="float" office:value="18">
            <text:p>1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D190]+[.E190])-[.F190]" office:value-type="float" office:value="15">
            <text:p>15.00 </text:p>
          </table:table-cell>
          <table:table-cell table:style-name="ce41"/>
          <table:table-cell table:style-name="ce41" office:value-type="float" office:value="7">
            <text:p>7.00 </text:p>
          </table:table-cell>
          <table:table-cell table:style-name="ce49" table:formula="of:=([.G190]+[.H190])-[.I190]" office:value-type="float" office:value="8">
            <text:p>8.00 </text:p>
          </table:table-cell>
          <table:table-cell table:style-name="ce41"/>
          <table:table-cell table:style-name="ce41" office:value-type="float" office:value="7">
            <text:p>7.00 </text:p>
          </table:table-cell>
          <table:table-cell table:style-name="ce49" table:formula="of:=([.J190]+[.K190])-[.L190]" office:value-type="float" office:value="1">
            <text:p>1.00 </text:p>
          </table:table-cell>
          <table:table-cell table:style-name="ce41" office:value-type="float" office:value="77">
            <text:p>77.00 </text:p>
          </table:table-cell>
          <table:table-cell table:style-name="ce41" office:value-type="float" office:value="24">
            <text:p>24.00 </text:p>
          </table:table-cell>
          <table:table-cell table:style-name="ce49" table:formula="of:=([.M190]+[.N190])-[.O190]" office:value-type="float" office:value="54">
            <text:p>54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P190]+[.Q190])-[.R190]" office:value-type="float" office:value="30">
            <text:p>30.00 </text:p>
          </table:table-cell>
          <table:table-cell table:style-name="ce41"/>
          <table:table-cell table:style-name="ce41" office:value-type="float" office:value="12">
            <text:p>12.00 </text:p>
          </table:table-cell>
          <table:table-cell table:style-name="ce49" table:formula="of:=([.S190]+[.T190])-[.U190]" office:value-type="float" office:value="18">
            <text:p>18.00 </text:p>
          </table:table-cell>
          <table:table-cell table:number-columns-repeated="2" table:style-name="ce41"/>
          <table:table-cell table:style-name="ce49" table:formula="of:=([.V190]+[.W190])-[.X190]" office:value-type="float" office:value="18">
            <text:p>18.00 </text:p>
          </table:table-cell>
          <table:table-cell table:style-name="ce41" office:value-type="float" office:value="75">
            <text:p>75.00 </text:p>
          </table:table-cell>
          <table:table-cell table:style-name="ce41" office:value-type="float" office:value="30">
            <text:p>30.00 </text:p>
          </table:table-cell>
          <table:table-cell table:style-name="ce49" table:formula="of:=([.Y190]+[.Z190])-[.AA190]" office:value-type="float" office:value="63">
            <text:p>63.00 </text:p>
          </table:table-cell>
          <table:table-cell table:style-name="ce41"/>
          <table:table-cell table:style-name="ce41" office:value-type="float" office:value="30">
            <text:p>30.00 </text:p>
          </table:table-cell>
          <table:table-cell table:style-name="ce49" table:formula="of:=([.AB190]+[.AC190])-[.AD190]" office:value-type="float" office:value="33">
            <text:p>33.00 </text:p>
          </table:table-cell>
          <table:table-cell table:number-columns-repeated="2" table:style-name="ce41"/>
          <table:table-cell table:style-name="ce49" table:formula="of:=([.AE190]+[.AF190])-[.AG190]" office:value-type="float" office:value="33">
            <text:p>33.00 </text:p>
          </table:table-cell>
          <table:table-cell table:number-columns-repeated="2" table:style-name="ce41"/>
          <table:table-cell table:style-name="ce49" table:formula="of:=([.AH190]+[.AI190])-[.AJ190]" office:value-type="float" office:value="33">
            <text:p>33.00 </text:p>
          </table:table-cell>
          <table:table-cell table:number-columns-repeated="2" table:style-name="ce41"/>
          <table:table-cell table:style-name="ce49" table:formula="of:=([.AK190]+[.AL190])-[.AM190]" office:value-type="float" office:value="33">
            <text:p>33.00 </text:p>
          </table:table-cell>
          <table:table-cell table:number-columns-repeated="984"/>
        </table:table-row>
        <table:table-row table:style-name="ro6">
          <table:table-cell table:style-name="ce9" office:value-type="float" office:value="2631">
            <text:p>2631</text:p>
          </table:table-cell>
          <table:table-cell table:style-name="ce20" office:value-type="string">
            <text:p>File Organizer,Legal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91]+[.E191])-[.F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91]+[.H191])-[.I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91]+[.K191])-[.L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91]+[.N191])-[.O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91]+[.Q191])-[.R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91]+[.T191])-[.U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91]+[.W191])-[.X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91]+[.Z191])-[.AA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91]+[.AC191])-[.AD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91]+[.AF191])-[.AG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91]+[.AI191])-[.AJ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91]+[.AL191])-[.AM19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93">
            <text:p>293</text:p>
          </table:table-cell>
          <table:table-cell table:style-name="ce20" office:value-type="string">
            <text:p>Ink - Stamp Pad, Violet</text:p>
          </table:table-cell>
          <table:table-cell table:style-name="ce35" office:value-type="string">
            <text:p>Bottle</text:p>
          </table:table-cell>
          <table:table-cell table:style-name="ce41" office:value-type="float" office:value="21">
            <text:p>21.00 </text:p>
          </table:table-cell>
          <table:table-cell table:number-columns-repeated="2" table:style-name="ce41"/>
          <table:table-cell table:style-name="ce49" table:formula="of:=([.D192]+[.E192])-[.F192]" office:value-type="float" office:value="21">
            <text:p>21.00 </text:p>
          </table:table-cell>
          <table:table-cell table:number-columns-repeated="2" table:style-name="ce41"/>
          <table:table-cell table:style-name="ce49" table:formula="of:=([.G192]+[.H192])-[.I192]" office:value-type="float" office:value="21">
            <text:p>2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92]+[.K192])-[.L192]" office:value-type="float" office:value="20">
            <text:p>20.00 </text:p>
          </table:table-cell>
          <table:table-cell table:number-columns-repeated="2" table:style-name="ce41"/>
          <table:table-cell table:style-name="ce49" table:formula="of:=([.M192]+[.N192])-[.O192]" office:value-type="float" office:value="20">
            <text:p>20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P192]+[.Q192])-[.R192]" office:value-type="float" office:value="14">
            <text:p>14.00 </text:p>
          </table:table-cell>
          <table:table-cell table:number-columns-repeated="2" table:style-name="ce41"/>
          <table:table-cell table:style-name="ce49" table:formula="of:=([.S192]+[.T192])-[.U192]" office:value-type="float" office:value="14">
            <text:p>14.00 </text:p>
          </table:table-cell>
          <table:table-cell table:number-columns-repeated="2" table:style-name="ce41"/>
          <table:table-cell table:style-name="ce49" table:formula="of:=([.V192]+[.W192])-[.X192]" office:value-type="float" office:value="14">
            <text:p>14.00 </text:p>
          </table:table-cell>
          <table:table-cell table:number-columns-repeated="2" table:style-name="ce41"/>
          <table:table-cell table:style-name="ce49" table:formula="of:=([.Y192]+[.Z192])-[.AA192]" office:value-type="float" office:value="14">
            <text:p>1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192]+[.AC192])-[.AD192]" office:value-type="float" office:value="12">
            <text:p>12.00 </text:p>
          </table:table-cell>
          <table:table-cell table:number-columns-repeated="2" table:style-name="ce41"/>
          <table:table-cell table:style-name="ce49" table:formula="of:=([.AE192]+[.AF192])-[.AG192]" office:value-type="float" office:value="12">
            <text:p>12.00 </text:p>
          </table:table-cell>
          <table:table-cell table:number-columns-repeated="2" table:style-name="ce41"/>
          <table:table-cell table:style-name="ce49" table:formula="of:=([.AH192]+[.AI192])-[.AJ192]" office:value-type="float" office:value="12">
            <text:p>12.00 </text:p>
          </table:table-cell>
          <table:table-cell table:number-columns-repeated="2" table:style-name="ce41"/>
          <table:table-cell table:style-name="ce49" table:formula="of:=([.AK192]+[.AL192])-[.AM192]" office:value-type="float" office:value="12">
            <text:p>12.00 </text:p>
          </table:table-cell>
          <table:table-cell table:number-columns-repeated="984"/>
        </table:table-row>
        <table:table-row table:style-name="ro6">
          <table:table-cell table:style-name="ce9" office:value-type="float" office:value="2340">
            <text:p>2340</text:p>
          </table:table-cell>
          <table:table-cell table:style-name="ce20" office:value-type="string">
            <text:p>INK FOR TRODAT DATER, BLACK 28ML/BOTTLE</text:p>
          </table:table-cell>
          <table:table-cell table:style-name="ce35" office:value-type="string">
            <text:p>Bottle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93]+[.E193])-[.F193]" office:value-type="float" office:value="4">
            <text:p>4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G193]+[.H193])-[.I193]" office:value-type="float" office:value="9">
            <text:p>9.00 </text:p>
          </table:table-cell>
          <table:table-cell table:number-columns-repeated="2" table:style-name="ce41"/>
          <table:table-cell table:style-name="ce49" table:formula="of:=([.J193]+[.K193])-[.L193]" office:value-type="float" office:value="9">
            <text:p>9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M193]+[.N193])-[.O193]" office:value-type="float" office:value="14">
            <text:p>14.00 </text:p>
          </table:table-cell>
          <table:table-cell table:number-columns-repeated="2" table:style-name="ce41"/>
          <table:table-cell table:style-name="ce49" table:formula="of:=([.P193]+[.Q193])-[.R193]" office:value-type="float" office:value="14">
            <text:p>14.00 </text:p>
          </table:table-cell>
          <table:table-cell table:number-columns-repeated="2" table:style-name="ce41"/>
          <table:table-cell table:style-name="ce49" table:formula="of:=([.S193]+[.T193])-[.U193]" office:value-type="float" office:value="14">
            <text:p>1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193]+[.W193])-[.X193]" office:value-type="float" office:value="13">
            <text:p>13.00 </text:p>
          </table:table-cell>
          <table:table-cell table:number-columns-repeated="2" table:style-name="ce41"/>
          <table:table-cell table:style-name="ce49" table:formula="of:=([.Y193]+[.Z193])-[.AA193]" office:value-type="float" office:value="13">
            <text:p>13.00 </text:p>
          </table:table-cell>
          <table:table-cell table:number-columns-repeated="2" table:style-name="ce41"/>
          <table:table-cell table:style-name="ce49" table:formula="of:=([.AB193]+[.AC193])-[.AD193]" office:value-type="float" office:value="13">
            <text:p>13.00 </text:p>
          </table:table-cell>
          <table:table-cell table:number-columns-repeated="2" table:style-name="ce41"/>
          <table:table-cell table:style-name="ce49" table:formula="of:=([.AE193]+[.AF193])-[.AG193]" office:value-type="float" office:value="13">
            <text:p>13.00 </text:p>
          </table:table-cell>
          <table:table-cell table:number-columns-repeated="2" table:style-name="ce41"/>
          <table:table-cell table:style-name="ce49" table:formula="of:=([.AH193]+[.AI193])-[.AJ193]" office:value-type="float" office:value="13">
            <text:p>13.00 </text:p>
          </table:table-cell>
          <table:table-cell table:number-columns-repeated="2" table:style-name="ce41"/>
          <table:table-cell table:style-name="ce49" table:formula="of:=([.AK193]+[.AL193])-[.AM193]" office:value-type="float" office:value="13">
            <text:p>13.00 </text:p>
          </table:table-cell>
          <table:table-cell table:number-columns-repeated="984"/>
        </table:table-row>
        <table:table-row table:style-name="ro6">
          <table:table-cell table:style-name="ce9" office:value-type="float" office:value="2136">
            <text:p>2136</text:p>
          </table:table-cell>
          <table:table-cell table:style-name="ce20" office:value-type="string">
            <text:p>Ink Stamp Pad, black</text:p>
          </table:table-cell>
          <table:table-cell table:style-name="ce35" office:value-type="string">
            <text:p>Piece</text:p>
          </table:table-cell>
          <table:table-cell table:style-name="ce41" office:value-type="float" office:value="49">
            <text:p>49.00 </text:p>
          </table:table-cell>
          <table:table-cell table:number-columns-repeated="2" table:style-name="ce41"/>
          <table:table-cell table:style-name="ce49" table:formula="of:=([.D194]+[.E194])-[.F194]" office:value-type="float" office:value="49">
            <text:p>49.00 </text:p>
          </table:table-cell>
          <table:table-cell table:number-columns-repeated="2" table:style-name="ce41"/>
          <table:table-cell table:style-name="ce49" table:formula="of:=([.G194]+[.H194])-[.I194]" office:value-type="float" office:value="49">
            <text:p>49.00 </text:p>
          </table:table-cell>
          <table:table-cell table:number-columns-repeated="2" table:style-name="ce41"/>
          <table:table-cell table:style-name="ce49" table:formula="of:=([.J194]+[.K194])-[.L194]" office:value-type="float" office:value="49">
            <text:p>49.00 </text:p>
          </table:table-cell>
          <table:table-cell table:number-columns-repeated="2" table:style-name="ce41"/>
          <table:table-cell table:style-name="ce49" table:formula="of:=([.M194]+[.N194])-[.O194]" office:value-type="float" office:value="49">
            <text:p>4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94]+[.Q194])-[.R194]" office:value-type="float" office:value="48">
            <text:p>48.00 </text:p>
          </table:table-cell>
          <table:table-cell table:number-columns-repeated="2" table:style-name="ce41"/>
          <table:table-cell table:style-name="ce49" table:formula="of:=([.S194]+[.T194])-[.U194]" office:value-type="float" office:value="48">
            <text:p>48.00 </text:p>
          </table:table-cell>
          <table:table-cell table:number-columns-repeated="2" table:style-name="ce41"/>
          <table:table-cell table:style-name="ce49" table:formula="of:=([.V194]+[.W194])-[.X194]" office:value-type="float" office:value="48">
            <text:p>48.00 </text:p>
          </table:table-cell>
          <table:table-cell table:number-columns-repeated="2" table:style-name="ce41"/>
          <table:table-cell table:style-name="ce49" table:formula="of:=([.Y194]+[.Z194])-[.AA194]" office:value-type="float" office:value="48">
            <text:p>48.00 </text:p>
          </table:table-cell>
          <table:table-cell table:number-columns-repeated="2" table:style-name="ce41"/>
          <table:table-cell table:style-name="ce49" table:formula="of:=([.AB194]+[.AC194])-[.AD194]" office:value-type="float" office:value="48">
            <text:p>48.00 </text:p>
          </table:table-cell>
          <table:table-cell table:number-columns-repeated="2" table:style-name="ce41"/>
          <table:table-cell table:style-name="ce49" table:formula="of:=([.AE194]+[.AF194])-[.AG194]" office:value-type="float" office:value="48">
            <text:p>48.00 </text:p>
          </table:table-cell>
          <table:table-cell table:number-columns-repeated="2" table:style-name="ce41"/>
          <table:table-cell table:style-name="ce49" table:formula="of:=([.AH194]+[.AI194])-[.AJ194]" office:value-type="float" office:value="48">
            <text:p>48.00 </text:p>
          </table:table-cell>
          <table:table-cell table:number-columns-repeated="2" table:style-name="ce41"/>
          <table:table-cell table:style-name="ce49" table:formula="of:=([.AK194]+[.AL194])-[.AM194]" office:value-type="float" office:value="48">
            <text:p>48.00 </text:p>
          </table:table-cell>
          <table:table-cell table:number-columns-repeated="984"/>
        </table:table-row>
        <table:table-row table:style-name="ro6">
          <table:table-cell table:style-name="ce9" office:value-type="float" office:value="346">
            <text:p>346</text:p>
          </table:table-cell>
          <table:table-cell table:style-name="ce20" office:value-type="string">
            <text:p>Marker - Fluorescent (Hi-lighter)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style-name="ce41" office:value-type="float" office:value="15">
            <text:p>15.00 </text:p>
          </table:table-cell>
          <table:table-cell table:style-name="ce41"/>
          <table:table-cell table:style-name="ce49" table:formula="of:=([.D195]+[.E195])-[.F195]" office:value-type="float" office:value="15">
            <text:p>15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G195]+[.H195])-[.I195]" office:value-type="float" office:value="9">
            <text:p>9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195]+[.K195])-[.L195]" office:value-type="float" office:value="6">
            <text:p>6.00 </text:p>
          </table:table-cell>
          <table:table-cell table:style-name="ce41" office:value-type="float" office:value="10">
            <text:p>10.00 </text:p>
          </table:table-cell>
          <table:table-cell table:style-name="ce41"/>
          <table:table-cell table:style-name="ce49" table:formula="of:=([.M195]+[.N195])-[.O195]" office:value-type="float" office:value="16">
            <text:p>16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P195]+[.Q195])-[.R195]" office:value-type="float" office:value="14">
            <text:p>1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195]+[.T195])-[.U195]" office:value-type="float" office:value="12">
            <text:p>12.00 </text:p>
          </table:table-cell>
          <table:table-cell table:number-columns-repeated="2" table:style-name="ce41"/>
          <table:table-cell table:style-name="ce49" table:formula="of:=([.V195]+[.W195])-[.X195]" office:value-type="float" office:value="12">
            <text:p>12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Y195]+[.Z195])-[.AA195]" office:value-type="float" office:value="2">
            <text:p>2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">
            <text:p>1.00 </text:p>
          </table:table-cell>
          <table:table-cell table:style-name="ce49" table:formula="of:=([.AB195]+[.AC195])-[.AD195]" office:value-type="float" office:value="11">
            <text:p>11.00 </text:p>
          </table:table-cell>
          <table:table-cell table:number-columns-repeated="2" table:style-name="ce41"/>
          <table:table-cell table:style-name="ce49" table:formula="of:=([.AE195]+[.AF195])-[.AG195]" office:value-type="float" office:value="11">
            <text:p>11.00 </text:p>
          </table:table-cell>
          <table:table-cell table:number-columns-repeated="2" table:style-name="ce41"/>
          <table:table-cell table:style-name="ce49" table:formula="of:=([.AH195]+[.AI195])-[.AJ195]" office:value-type="float" office:value="11">
            <text:p>11.00 </text:p>
          </table:table-cell>
          <table:table-cell table:number-columns-repeated="2" table:style-name="ce41"/>
          <table:table-cell table:style-name="ce49" table:formula="of:=([.AK195]+[.AL195])-[.AM195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9" office:value-type="float" office:value="338">
            <text:p>338</text:p>
          </table:table-cell>
          <table:table-cell table:style-name="ce20" office:value-type="string">
            <text:p>Marking Pen</text:p>
          </table:table-cell>
          <table:table-cell table:style-name="ce35" office:value-type="string">
            <text:p>Piece</text:p>
          </table:table-cell>
          <table:table-cell table:style-name="ce41" office:value-type="float" office:value="146">
            <text:p>146.00 </text:p>
          </table:table-cell>
          <table:table-cell table:number-columns-repeated="2" table:style-name="ce41"/>
          <table:table-cell table:style-name="ce49" table:formula="of:=([.D196]+[.E196])-[.F196]" office:value-type="float" office:value="146">
            <text:p>146.00 </text:p>
          </table:table-cell>
          <table:table-cell table:number-columns-repeated="2" table:style-name="ce41"/>
          <table:table-cell table:style-name="ce49" table:formula="of:=([.G196]+[.H196])-[.I196]" office:value-type="float" office:value="146">
            <text:p>146.00 </text:p>
          </table:table-cell>
          <table:table-cell table:number-columns-repeated="2" table:style-name="ce41"/>
          <table:table-cell table:style-name="ce49" table:formula="of:=([.J196]+[.K196])-[.L196]" office:value-type="float" office:value="146">
            <text:p>146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M196]+[.N196])-[.O196]" office:value-type="float" office:value="143">
            <text:p>143.00 </text:p>
          </table:table-cell>
          <table:table-cell table:style-name="ce41"/>
          <table:table-cell table:style-name="ce41" office:value-type="float" office:value="19">
            <text:p>19.00 </text:p>
          </table:table-cell>
          <table:table-cell table:style-name="ce49" table:formula="of:=([.P196]+[.Q196])-[.R196]" office:value-type="float" office:value="124">
            <text:p>12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196]+[.T196])-[.U196]" office:value-type="float" office:value="122">
            <text:p>122.00 </text:p>
          </table:table-cell>
          <table:table-cell table:number-columns-repeated="2" table:style-name="ce41"/>
          <table:table-cell table:style-name="ce49" table:formula="of:=([.V196]+[.W196])-[.X196]" office:value-type="float" office:value="122">
            <text:p>122.00 </text:p>
          </table:table-cell>
          <table:table-cell table:number-columns-repeated="2" table:style-name="ce41"/>
          <table:table-cell table:style-name="ce49" table:formula="of:=([.Y196]+[.Z196])-[.AA196]" office:value-type="float" office:value="122">
            <text:p>12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96]+[.AC196])-[.AD196]" office:value-type="float" office:value="121">
            <text:p>121.00 </text:p>
          </table:table-cell>
          <table:table-cell table:number-columns-repeated="2" table:style-name="ce41"/>
          <table:table-cell table:style-name="ce49" table:formula="of:=([.AE196]+[.AF196])-[.AG196]" office:value-type="float" office:value="121">
            <text:p>121.00 </text:p>
          </table:table-cell>
          <table:table-cell table:number-columns-repeated="2" table:style-name="ce41"/>
          <table:table-cell table:style-name="ce49" table:formula="of:=([.AH196]+[.AI196])-[.AJ196]" office:value-type="float" office:value="121">
            <text:p>121.00 </text:p>
          </table:table-cell>
          <table:table-cell table:number-columns-repeated="2" table:style-name="ce41"/>
          <table:table-cell table:style-name="ce49" table:formula="of:=([.AK196]+[.AL196])-[.AM196]" office:value-type="float" office:value="121">
            <text:p>121.00 </text:p>
          </table:table-cell>
          <table:table-cell table:number-columns-repeated="984"/>
        </table:table-row>
        <table:table-row table:style-name="ro6">
          <table:table-cell table:style-name="ce9" office:value-type="float" office:value="345">
            <text:p>345</text:p>
          </table:table-cell>
          <table:table-cell table:style-name="ce20" office:value-type="string">
            <text:p>Marking Pen - Whiteboard</text:p>
          </table:table-cell>
          <table:table-cell table:style-name="ce35" office:value-type="string">
            <text:p>Piece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D197]+[.E197])-[.F197]" office:value-type="float" office:value="12">
            <text:p>12.00 </text:p>
          </table:table-cell>
          <table:table-cell table:number-columns-repeated="2" table:style-name="ce41"/>
          <table:table-cell table:style-name="ce49" table:formula="of:=([.G197]+[.H197])-[.I197]" office:value-type="float" office:value="12">
            <text:p>12.00 </text:p>
          </table:table-cell>
          <table:table-cell table:number-columns-repeated="2" table:style-name="ce41"/>
          <table:table-cell table:style-name="ce49" table:formula="of:=([.J197]+[.K197])-[.L197]" office:value-type="float" office:value="12">
            <text:p>12.00 </text:p>
          </table:table-cell>
          <table:table-cell table:number-columns-repeated="2" table:style-name="ce41"/>
          <table:table-cell table:style-name="ce49" table:formula="of:=([.M197]+[.N197])-[.O197]" office:value-type="float" office:value="12">
            <text:p>12.00 </text:p>
          </table:table-cell>
          <table:table-cell table:number-columns-repeated="2" table:style-name="ce41"/>
          <table:table-cell table:style-name="ce49" table:formula="of:=([.P197]+[.Q197])-[.R197]" office:value-type="float" office:value="12">
            <text:p>12.00 </text:p>
          </table:table-cell>
          <table:table-cell table:number-columns-repeated="2" table:style-name="ce41"/>
          <table:table-cell table:style-name="ce49" table:formula="of:=([.S197]+[.T197])-[.U197]" office:value-type="float" office:value="12">
            <text:p>12.00 </text:p>
          </table:table-cell>
          <table:table-cell table:number-columns-repeated="2" table:style-name="ce41"/>
          <table:table-cell table:style-name="ce49" table:formula="of:=([.V197]+[.W197])-[.X197]" office:value-type="float" office:value="12">
            <text:p>12.00 </text:p>
          </table:table-cell>
          <table:table-cell table:number-columns-repeated="2" table:style-name="ce41"/>
          <table:table-cell table:style-name="ce49" table:formula="of:=([.Y197]+[.Z197])-[.AA197]" office:value-type="float" office:value="12">
            <text:p>1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97]+[.AC197])-[.AD197]" office:value-type="float" office:value="11">
            <text:p>1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97]+[.AF197])-[.AG197]" office:value-type="float" office:value="10">
            <text:p>10.00 </text:p>
          </table:table-cell>
          <table:table-cell table:number-columns-repeated="2" table:style-name="ce41"/>
          <table:table-cell table:style-name="ce49" table:formula="of:=([.AH197]+[.AI197])-[.AJ197]" office:value-type="float" office:value="10">
            <text:p>10.00 </text:p>
          </table:table-cell>
          <table:table-cell table:number-columns-repeated="2" table:style-name="ce41"/>
          <table:table-cell table:style-name="ce49" table:formula="of:=([.AK197]+[.AL197])-[.AM197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9" office:value-type="float" office:value="2538">
            <text:p>2538</text:p>
          </table:table-cell>
          <table:table-cell table:style-name="ce20" office:value-type="string">
            <text:p>PAPER CLIP BIG</text:p>
          </table:table-cell>
          <table:table-cell table:style-name="ce35" office:value-type="string">
            <text:p>Box</text:p>
          </table:table-cell>
          <table:table-cell table:style-name="ce41" office:value-type="float" office:value="29">
            <text:p>29.00 </text:p>
          </table:table-cell>
          <table:table-cell table:number-columns-repeated="2" table:style-name="ce41"/>
          <table:table-cell table:style-name="ce49" table:formula="of:=([.D198]+[.E198])-[.F198]" office:value-type="float" office:value="29">
            <text:p>29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G198]+[.H198])-[.I198]" office:value-type="float" office:value="27">
            <text:p>27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98]+[.K198])-[.L198]" office:value-type="float" office:value="26">
            <text:p>2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198]+[.N198])-[.O198]" office:value-type="float" office:value="25">
            <text:p>2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98]+[.Q198])-[.R198]" office:value-type="float" office:value="24">
            <text:p>2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198]+[.T198])-[.U198]" office:value-type="float" office:value="22">
            <text:p>22.00 </text:p>
          </table:table-cell>
          <table:table-cell table:number-columns-repeated="2" table:style-name="ce41"/>
          <table:table-cell table:style-name="ce49" table:formula="of:=([.V198]+[.W198])-[.X198]" office:value-type="float" office:value="22">
            <text:p>2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Y198]+[.Z198])-[.AA198]" office:value-type="float" office:value="20">
            <text:p>20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98]+[.AC198])-[.AD198]" office:value-type="float" office:value="19">
            <text:p>19.00 </text:p>
          </table:table-cell>
          <table:table-cell table:number-columns-repeated="2" table:style-name="ce41"/>
          <table:table-cell table:style-name="ce49" table:formula="of:=([.AE198]+[.AF198])-[.AG198]" office:value-type="float" office:value="19">
            <text:p>19.00 </text:p>
          </table:table-cell>
          <table:table-cell table:number-columns-repeated="2" table:style-name="ce41"/>
          <table:table-cell table:style-name="ce49" table:formula="of:=([.AH198]+[.AI198])-[.AJ198]" office:value-type="float" office:value="19">
            <text:p>19.00 </text:p>
          </table:table-cell>
          <table:table-cell table:number-columns-repeated="2" table:style-name="ce41"/>
          <table:table-cell table:style-name="ce49" table:formula="of:=([.AK198]+[.AL198])-[.AM198]" office:value-type="float" office:value="19">
            <text:p>19.00 </text:p>
          </table:table-cell>
          <table:table-cell table:number-columns-repeated="984"/>
        </table:table-row>
        <table:table-row table:style-name="ro6">
          <table:table-cell table:style-name="ce9" office:value-type="float" office:value="306">
            <text:p>306</text:p>
          </table:table-cell>
          <table:table-cell table:style-name="ce20" office:value-type="string">
            <text:p>Paper Clip, 100 pcs</text:p>
          </table:table-cell>
          <table:table-cell table:style-name="ce35" office:value-type="string">
            <text:p>Box</text:p>
          </table:table-cell>
          <table:table-cell table:style-name="ce41" office:value-type="float" office:value="44">
            <text:p>44.00 </text:p>
          </table:table-cell>
          <table:table-cell table:number-columns-repeated="2" table:style-name="ce41"/>
          <table:table-cell table:style-name="ce49" table:formula="of:=([.D199]+[.E199])-[.F199]" office:value-type="float" office:value="44">
            <text:p>44.00 </text:p>
          </table:table-cell>
          <table:table-cell table:number-columns-repeated="2" table:style-name="ce41"/>
          <table:table-cell table:style-name="ce49" table:formula="of:=([.G199]+[.H199])-[.I199]" office:value-type="float" office:value="44">
            <text:p>44.00 </text:p>
          </table:table-cell>
          <table:table-cell table:number-columns-repeated="2" table:style-name="ce41"/>
          <table:table-cell table:style-name="ce49" table:formula="of:=([.J199]+[.K199])-[.L199]" office:value-type="float" office:value="44">
            <text:p>4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199]+[.N199])-[.O199]" office:value-type="float" office:value="43">
            <text:p>4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99]+[.Q199])-[.R199]" office:value-type="float" office:value="42">
            <text:p>42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S199]+[.T199])-[.U199]" office:value-type="float" office:value="39">
            <text:p>39.00 </text:p>
          </table:table-cell>
          <table:table-cell table:number-columns-repeated="2" table:style-name="ce41"/>
          <table:table-cell table:style-name="ce49" table:formula="of:=([.V199]+[.W199])-[.X199]" office:value-type="float" office:value="39">
            <text:p>3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Y199]+[.Z199])-[.AA199]" office:value-type="float" office:value="38">
            <text:p>3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B199]+[.AC199])-[.AD199]" office:value-type="float" office:value="35">
            <text:p>35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AE199]+[.AF199])-[.AG199]" office:value-type="float" office:value="30">
            <text:p>30.00 </text:p>
          </table:table-cell>
          <table:table-cell table:number-columns-repeated="2" table:style-name="ce41"/>
          <table:table-cell table:style-name="ce49" table:formula="of:=([.AH199]+[.AI199])-[.AJ199]" office:value-type="float" office:value="30">
            <text:p>30.00 </text:p>
          </table:table-cell>
          <table:table-cell table:number-columns-repeated="2" table:style-name="ce41"/>
          <table:table-cell table:style-name="ce49" table:formula="of:=([.AK199]+[.AL199])-[.AM199]" office:value-type="float" office:value="30">
            <text:p>30.00 </text:p>
          </table:table-cell>
          <table:table-cell table:number-columns-repeated="984"/>
        </table:table-row>
        <table:table-row table:style-name="ro6">
          <table:table-cell table:style-name="ce9" office:value-type="float" office:value="305">
            <text:p>305</text:p>
          </table:table-cell>
          <table:table-cell table:style-name="ce20" office:value-type="string">
            <text:p>Paper Fastener, 50 pcs</text:p>
          </table:table-cell>
          <table:table-cell table:style-name="ce35" office:value-type="string">
            <text:p>Box</text:p>
          </table:table-cell>
          <table:table-cell table:style-name="ce41" office:value-type="float" office:value="103">
            <text:p>10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200]+[.E200])-[.F200]" office:value-type="float" office:value="102">
            <text:p>102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G200]+[.H200])-[.I200]" office:value-type="float" office:value="99">
            <text:p>9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200]+[.K200])-[.L200]" office:value-type="float" office:value="98">
            <text:p>98.00 </text:p>
          </table:table-cell>
          <table:table-cell table:number-columns-repeated="2" table:style-name="ce41"/>
          <table:table-cell table:style-name="ce49" table:formula="of:=([.M200]+[.N200])-[.O200]" office:value-type="float" office:value="98">
            <text:p>9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200]+[.Q200])-[.R200]" office:value-type="float" office:value="97">
            <text:p>97.00 </text:p>
          </table:table-cell>
          <table:table-cell table:number-columns-repeated="2" table:style-name="ce41"/>
          <table:table-cell table:style-name="ce49" table:formula="of:=([.S200]+[.T200])-[.U200]" office:value-type="float" office:value="97">
            <text:p>97.00 </text:p>
          </table:table-cell>
          <table:table-cell table:number-columns-repeated="2" table:style-name="ce41"/>
          <table:table-cell table:style-name="ce49" table:formula="of:=([.V200]+[.W200])-[.X200]" office:value-type="float" office:value="97">
            <text:p>97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Y200]+[.Z200])-[.AA200]" office:value-type="float" office:value="95">
            <text:p>95.00 </text:p>
          </table:table-cell>
          <table:table-cell table:number-columns-repeated="2" table:style-name="ce41"/>
          <table:table-cell table:style-name="ce49" table:formula="of:=([.AB200]+[.AC200])-[.AD200]" office:value-type="float" office:value="95">
            <text:p>95.00 </text:p>
          </table:table-cell>
          <table:table-cell table:number-columns-repeated="2" table:style-name="ce41"/>
          <table:table-cell table:style-name="ce49" table:formula="of:=([.AE200]+[.AF200])-[.AG200]" office:value-type="float" office:value="95">
            <text:p>95.00 </text:p>
          </table:table-cell>
          <table:table-cell table:number-columns-repeated="2" table:style-name="ce41"/>
          <table:table-cell table:style-name="ce49" table:formula="of:=([.AH200]+[.AI200])-[.AJ200]" office:value-type="float" office:value="95">
            <text:p>95.00 </text:p>
          </table:table-cell>
          <table:table-cell table:number-columns-repeated="2" table:style-name="ce41"/>
          <table:table-cell table:style-name="ce49" table:formula="of:=([.AK200]+[.AL200])-[.AM200]" office:value-type="float" office:value="95">
            <text:p>95.00 </text:p>
          </table:table-cell>
          <table:table-cell table:number-columns-repeated="984"/>
        </table:table-row>
        <table:table-row table:style-name="ro6">
          <table:table-cell table:style-name="ce9" office:value-type="float" office:value="336">
            <text:p>336</text:p>
          </table:table-cell>
          <table:table-cell table:style-name="ce20" office:value-type="string">
            <text:p>Paste - Solid w/ waterwell and applicator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01]+[.E201])-[.F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01]+[.H201])-[.I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01]+[.K201])-[.L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01]+[.N201])-[.O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01]+[.Q201])-[.R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01]+[.T201])-[.U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01]+[.W201])-[.X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01]+[.Z201])-[.AA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01]+[.AC201])-[.AD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01]+[.AF201])-[.AG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01]+[.AI201])-[.AJ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01]+[.AL201])-[.AM20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40">
            <text:p>340</text:p>
          </table:table-cell>
          <table:table-cell table:style-name="ce20" office:value-type="string">
            <text:p>Pencil</text:p>
          </table:table-cell>
          <table:table-cell table:style-name="ce35" office:value-type="string">
            <text:p>Piece</text:p>
          </table:table-cell>
          <table:table-cell table:style-name="ce41" office:value-type="float" office:value="150">
            <text:p>150.00 </text:p>
          </table:table-cell>
          <table:table-cell table:number-columns-repeated="2" table:style-name="ce41"/>
          <table:table-cell table:style-name="ce49" table:formula="of:=([.D202]+[.E202])-[.F202]" office:value-type="float" office:value="150">
            <text:p>150.00 </text:p>
          </table:table-cell>
          <table:table-cell table:number-columns-repeated="2" table:style-name="ce41"/>
          <table:table-cell table:style-name="ce49" table:formula="of:=([.G202]+[.H202])-[.I202]" office:value-type="float" office:value="150">
            <text:p>150.00 </text:p>
          </table:table-cell>
          <table:table-cell table:number-columns-repeated="2" table:style-name="ce41"/>
          <table:table-cell table:style-name="ce49" table:formula="of:=([.J202]+[.K202])-[.L202]" office:value-type="float" office:value="150">
            <text:p>150.00 </text:p>
          </table:table-cell>
          <table:table-cell table:style-name="ce41"/>
          <table:table-cell table:style-name="ce41" office:value-type="float" office:value="17">
            <text:p>17.00 </text:p>
          </table:table-cell>
          <table:table-cell table:style-name="ce49" table:formula="of:=([.M202]+[.N202])-[.O202]" office:value-type="float" office:value="133">
            <text:p>133.00 </text:p>
          </table:table-cell>
          <table:table-cell table:number-columns-repeated="2" table:style-name="ce41"/>
          <table:table-cell table:style-name="ce49" table:formula="of:=([.P202]+[.Q202])-[.R202]" office:value-type="float" office:value="133">
            <text:p>133.00 </text:p>
          </table:table-cell>
          <table:table-cell table:number-columns-repeated="2" table:style-name="ce41"/>
          <table:table-cell table:style-name="ce49" table:formula="of:=([.S202]+[.T202])-[.U202]" office:value-type="float" office:value="133">
            <text:p>133.00 </text:p>
          </table:table-cell>
          <table:table-cell table:number-columns-repeated="2" table:style-name="ce41"/>
          <table:table-cell table:style-name="ce49" table:formula="of:=([.V202]+[.W202])-[.X202]" office:value-type="float" office:value="133">
            <text:p>13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Y202]+[.Z202])-[.AA202]" office:value-type="float" office:value="132">
            <text:p>132.00 </text:p>
          </table:table-cell>
          <table:table-cell table:style-name="ce41"/>
          <table:table-cell table:style-name="ce41" office:value-type="float" office:value="12">
            <text:p>12.00 </text:p>
          </table:table-cell>
          <table:table-cell table:style-name="ce49" table:formula="of:=([.AB202]+[.AC202])-[.AD202]" office:value-type="float" office:value="120">
            <text:p>120.00 </text:p>
          </table:table-cell>
          <table:table-cell table:number-columns-repeated="2" table:style-name="ce41"/>
          <table:table-cell table:style-name="ce49" table:formula="of:=([.AE202]+[.AF202])-[.AG202]" office:value-type="float" office:value="120">
            <text:p>120.00 </text:p>
          </table:table-cell>
          <table:table-cell table:number-columns-repeated="2" table:style-name="ce41"/>
          <table:table-cell table:style-name="ce49" table:formula="of:=([.AH202]+[.AI202])-[.AJ202]" office:value-type="float" office:value="120">
            <text:p>120.00 </text:p>
          </table:table-cell>
          <table:table-cell table:number-columns-repeated="2" table:style-name="ce41"/>
          <table:table-cell table:style-name="ce49" table:formula="of:=([.AK202]+[.AL202])-[.AM202]" office:value-type="float" office:value="120">
            <text:p>120.00 </text:p>
          </table:table-cell>
          <table:table-cell table:number-columns-repeated="984"/>
        </table:table-row>
        <table:table-row table:style-name="ro6">
          <table:table-cell table:style-name="ce9" office:value-type="float" office:value="2536">
            <text:p>2536</text:p>
          </table:table-cell>
          <table:table-cell table:style-name="ce20" office:value-type="string">
            <text:p>Philippine Flag 3 x 6</text:p>
          </table:table-cell>
          <table:table-cell table:style-name="ce35" office:value-type="string">
            <text:p>Piece</text:p>
          </table:table-cell>
          <table:table-cell table:style-name="ce41" office:value-type="float" office:value="1">
            <text:p>1.00 </text:p>
          </table:table-cell>
          <table:table-cell table:number-columns-repeated="2" table:style-name="ce41"/>
          <table:table-cell table:style-name="ce49" table:formula="of:=([.D203]+[.E203])-[.F203]" office:value-type="float" office:value="1">
            <text:p>1.00 </text:p>
          </table:table-cell>
          <table:table-cell table:number-columns-repeated="2" table:style-name="ce41"/>
          <table:table-cell table:style-name="ce49" table:formula="of:=([.G203]+[.H203])-[.I203]" office:value-type="float" office:value="1">
            <text:p>1.00 </text:p>
          </table:table-cell>
          <table:table-cell table:number-columns-repeated="2" table:style-name="ce41"/>
          <table:table-cell table:style-name="ce49" table:formula="of:=([.J203]+[.K203])-[.L203]" office:value-type="float" office:value="1">
            <text:p>1.00 </text:p>
          </table:table-cell>
          <table:table-cell table:number-columns-repeated="2" table:style-name="ce41"/>
          <table:table-cell table:style-name="ce49" table:formula="of:=([.M203]+[.N203])-[.O203]" office:value-type="float" office:value="1">
            <text:p>1.00 </text:p>
          </table:table-cell>
          <table:table-cell table:number-columns-repeated="2" table:style-name="ce41"/>
          <table:table-cell table:style-name="ce49" table:formula="of:=([.P203]+[.Q203])-[.R203]" office:value-type="float" office:value="1">
            <text:p>1.00 </text:p>
          </table:table-cell>
          <table:table-cell table:number-columns-repeated="2" table:style-name="ce41"/>
          <table:table-cell table:style-name="ce49" table:formula="of:=([.S203]+[.T203])-[.U203]" office:value-type="float" office:value="1">
            <text:p>1.00 </text:p>
          </table:table-cell>
          <table:table-cell table:number-columns-repeated="2" table:style-name="ce41"/>
          <table:table-cell table:style-name="ce49" table:formula="of:=([.V203]+[.W203])-[.X203]" office:value-type="float" office:value="1">
            <text:p>1.00 </text:p>
          </table:table-cell>
          <table:table-cell table:number-columns-repeated="2" table:style-name="ce41"/>
          <table:table-cell table:style-name="ce49" table:formula="of:=([.Y203]+[.Z203])-[.AA203]" office:value-type="float" office:value="1">
            <text:p>1.00 </text:p>
          </table:table-cell>
          <table:table-cell table:number-columns-repeated="2" table:style-name="ce41"/>
          <table:table-cell table:style-name="ce49" table:formula="of:=([.AB203]+[.AC203])-[.AD203]" office:value-type="float" office:value="1">
            <text:p>1.00 </text:p>
          </table:table-cell>
          <table:table-cell table:number-columns-repeated="2" table:style-name="ce41"/>
          <table:table-cell table:style-name="ce49" table:formula="of:=([.AE203]+[.AF203])-[.AG203]" office:value-type="float" office:value="1">
            <text:p>1.00 </text:p>
          </table:table-cell>
          <table:table-cell table:number-columns-repeated="2" table:style-name="ce41"/>
          <table:table-cell table:style-name="ce49" table:formula="of:=([.AH203]+[.AI203])-[.AJ203]" office:value-type="float" office:value="1">
            <text:p>1.00 </text:p>
          </table:table-cell>
          <table:table-cell table:number-columns-repeated="2" table:style-name="ce41"/>
          <table:table-cell table:style-name="ce49" table:formula="of:=([.AK203]+[.AL203])-[.AM203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1972">
            <text:p>1972</text:p>
          </table:table-cell>
          <table:table-cell table:style-name="ce20" office:value-type="string">
            <text:p>Plastic Envelope, 10 x 15 Gauge No. 5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04]+[.E204])-[.F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04]+[.H204])-[.I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04]+[.K204])-[.L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04]+[.N204])-[.O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04]+[.Q204])-[.R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04]+[.T204])-[.U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04]+[.W204])-[.X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04]+[.Z204])-[.AA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04]+[.AC204])-[.AD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04]+[.AF204])-[.AG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04]+[.AI204])-[.AJ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04]+[.AL204])-[.AM20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09">
            <text:p>309</text:p>
          </table:table-cell>
          <table:table-cell table:style-name="ce20" office:value-type="string">
            <text:p>Rag - Camiseta</text:p>
          </table:table-cell>
          <table:table-cell table:style-name="ce35" office:value-type="string">
            <text:p>Kilo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05]+[.E205])-[.F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05]+[.H205])-[.I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05]+[.K205])-[.L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05]+[.N205])-[.O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05]+[.Q205])-[.R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05]+[.T205])-[.U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05]+[.W205])-[.X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05]+[.Z205])-[.AA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05]+[.AC205])-[.AD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05]+[.AF205])-[.AG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05]+[.AI205])-[.AJ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05]+[.AL205])-[.AM20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33">
            <text:p>333</text:p>
          </table:table-cell>
          <table:table-cell table:style-name="ce20" office:value-type="string">
            <text:p>Record Book, 300 pages</text:p>
          </table:table-cell>
          <table:table-cell table:style-name="ce35" office:value-type="string">
            <text:p>Piece</text:p>
          </table:table-cell>
          <table:table-cell table:style-name="ce41" office:value-type="float" office:value="19">
            <text:p>19.00 </text:p>
          </table:table-cell>
          <table:table-cell table:style-name="ce41"/>
          <table:table-cell table:style-name="ce41" office:value-type="float" office:value="12">
            <text:p>12.00 </text:p>
          </table:table-cell>
          <table:table-cell table:style-name="ce49" table:formula="of:=([.D206]+[.E206])-[.F206]" office:value-type="float" office:value="7">
            <text:p>7.00 </text:p>
          </table:table-cell>
          <table:table-cell table:number-columns-repeated="2" table:style-name="ce41"/>
          <table:table-cell table:style-name="ce49" table:formula="of:=([.G206]+[.H206])-[.I206]" office:value-type="float" office:value="7">
            <text:p>7.00 </text:p>
          </table:table-cell>
          <table:table-cell table:number-columns-repeated="2" table:style-name="ce41"/>
          <table:table-cell table:style-name="ce49" table:formula="of:=([.J206]+[.K206])-[.L206]" office:value-type="float" office:value="7">
            <text:p>7.00 </text:p>
          </table:table-cell>
          <table:table-cell table:number-columns-repeated="2" table:style-name="ce41"/>
          <table:table-cell table:style-name="ce49" table:formula="of:=([.M206]+[.N206])-[.O206]" office:value-type="float" office:value="7">
            <text:p>7.00 </text:p>
          </table:table-cell>
          <table:table-cell table:number-columns-repeated="2" table:style-name="ce41"/>
          <table:table-cell table:style-name="ce49" table:formula="of:=([.P206]+[.Q206])-[.R206]" office:value-type="float" office:value="7">
            <text:p>7.00 </text:p>
          </table:table-cell>
          <table:table-cell table:number-columns-repeated="2" table:style-name="ce41"/>
          <table:table-cell table:style-name="ce49" table:formula="of:=([.S206]+[.T206])-[.U206]" office:value-type="float" office:value="7">
            <text:p>7.00 </text:p>
          </table:table-cell>
          <table:table-cell table:number-columns-repeated="2" table:style-name="ce41"/>
          <table:table-cell table:style-name="ce49" table:formula="of:=([.V206]+[.W206])-[.X206]" office:value-type="float" office:value="7">
            <text:p>7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Y206]+[.Z206])-[.AA206]" office:value-type="float" office:value="1">
            <text:p>1.00 </text:p>
          </table:table-cell>
          <table:table-cell table:number-columns-repeated="2" table:style-name="ce41"/>
          <table:table-cell table:style-name="ce49" table:formula="of:=([.AB206]+[.AC206])-[.AD206]" office:value-type="float" office:value="1">
            <text:p>1.00 </text:p>
          </table:table-cell>
          <table:table-cell table:number-columns-repeated="2" table:style-name="ce41"/>
          <table:table-cell table:style-name="ce49" table:formula="of:=([.AE206]+[.AF206])-[.AG206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206]+[.AI206])-[.AJ20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06]+[.AL206])-[.AM20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76">
            <text:p>2676</text:p>
          </table:table-cell>
          <table:table-cell table:style-name="ce20" office:value-type="string">
            <text:p>Record book, 500 pages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07]+[.E207])-[.F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07]+[.H207])-[.I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07]+[.K207])-[.L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07]+[.N207])-[.O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07]+[.Q207])-[.R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07]+[.T207])-[.U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07]+[.W207])-[.X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07]+[.Z207])-[.AA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07]+[.AC207])-[.AD207]" office:value-type="float" office:value="0">
            <text:p><text:s/>-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AE207]+[.AF207])-[.AG207]" office:value-type="float" office:value="1">
            <text:p>1.00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207]+[.AI207])-[.AJ207]" office:value-type="float" office:value="1">
            <text:p>1.00 </text:p>
          </table:table-cell>
          <table:table-cell table:number-columns-repeated="2" table:style-name="ce41"/>
          <table:table-cell table:style-name="ce49" table:formula="of:=([.AK207]+[.AL207])-[.AM207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307">
            <text:p>307</text:p>
          </table:table-cell>
          <table:table-cell table:style-name="ce20" office:value-type="string">
            <text:p>Rubber Band - Multicolor, 450 grams</text:p>
          </table:table-cell>
          <table:table-cell table:style-name="ce35" office:value-type="string">
            <text:p>Box</text:p>
          </table:table-cell>
          <table:table-cell table:style-name="ce41" office:value-type="float" office:value="4">
            <text:p>4.00 </text:p>
          </table:table-cell>
          <table:table-cell table:number-columns-repeated="2" table:style-name="ce41"/>
          <table:table-cell table:style-name="ce49" table:formula="of:=([.D208]+[.E208])-[.F208]" office:value-type="float" office:value="4">
            <text:p>4.00 </text:p>
          </table:table-cell>
          <table:table-cell table:number-columns-repeated="2" table:style-name="ce41"/>
          <table:table-cell table:style-name="ce49" table:formula="of:=([.G208]+[.H208])-[.I208]" office:value-type="float" office:value="4">
            <text:p>4.00 </text:p>
          </table:table-cell>
          <table:table-cell table:number-columns-repeated="2" table:style-name="ce41"/>
          <table:table-cell table:style-name="ce49" table:formula="of:=([.J208]+[.K208])-[.L208]" office:value-type="float" office:value="4">
            <text:p>4.00 </text:p>
          </table:table-cell>
          <table:table-cell table:number-columns-repeated="2" table:style-name="ce41"/>
          <table:table-cell table:style-name="ce49" table:formula="of:=([.M208]+[.N208])-[.O208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208]+[.Q208])-[.R208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208]+[.T208])-[.U208]" office:value-type="float" office:value="2">
            <text:p>2.00 </text:p>
          </table:table-cell>
          <table:table-cell table:number-columns-repeated="2" table:style-name="ce41"/>
          <table:table-cell table:style-name="ce49" table:formula="of:=([.V208]+[.W208])-[.X208]" office:value-type="float" office:value="2">
            <text:p>2.00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Y208]+[.Z208])-[.AA208]" office:value-type="float" office:value="3">
            <text:p>3.00 </text:p>
          </table:table-cell>
          <table:table-cell table:number-columns-repeated="2" table:style-name="ce41"/>
          <table:table-cell table:style-name="ce49" table:formula="of:=([.AB208]+[.AC208])-[.AD208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208]+[.AF208])-[.AG208]" office:value-type="float" office:value="1">
            <text:p>1.00 </text:p>
          </table:table-cell>
          <table:table-cell table:number-columns-repeated="2" table:style-name="ce41"/>
          <table:table-cell table:style-name="ce49" table:formula="of:=([.AH208]+[.AI208])-[.AJ208]" office:value-type="float" office:value="1">
            <text:p>1.00 </text:p>
          </table:table-cell>
          <table:table-cell table:number-columns-repeated="2" table:style-name="ce41"/>
          <table:table-cell table:style-name="ce49" table:formula="of:=([.AK208]+[.AL208])-[.AM208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308">
            <text:p>308</text:p>
          </table:table-cell>
          <table:table-cell table:style-name="ce20" office:value-type="string">
            <text:p>Rubber Band - Transparent 445 grams</text:p>
          </table:table-cell>
          <table:table-cell table:style-name="ce35" office:value-type="string">
            <text:p>Bag</text:p>
          </table:table-cell>
          <table:table-cell table:style-name="ce41" office:value-type="float" office:value="2">
            <text:p>2.00 </text:p>
          </table:table-cell>
          <table:table-cell table:number-columns-repeated="2" table:style-name="ce41"/>
          <table:table-cell table:style-name="ce49" table:formula="of:=([.D209]+[.E209])-[.F209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209]+[.H209])-[.I209]" office:value-type="float" office:value="6">
            <text:p>6.00 </text:p>
          </table:table-cell>
          <table:table-cell table:number-columns-repeated="2" table:style-name="ce41"/>
          <table:table-cell table:style-name="ce49" table:formula="of:=([.J209]+[.K209])-[.L209]" office:value-type="float" office:value="6">
            <text:p>6.00 </text:p>
          </table:table-cell>
          <table:table-cell table:number-columns-repeated="2" table:style-name="ce41"/>
          <table:table-cell table:style-name="ce49" table:formula="of:=([.M209]+[.N209])-[.O209]" office:value-type="float" office:value="6">
            <text:p>6.00 </text:p>
          </table:table-cell>
          <table:table-cell table:number-columns-repeated="2" table:style-name="ce41"/>
          <table:table-cell table:style-name="ce49" table:formula="of:=([.P209]+[.Q209])-[.R209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209]+[.T209])-[.U209]" office:value-type="float" office:value="5">
            <text:p>5.00 </text:p>
          </table:table-cell>
          <table:table-cell table:number-columns-repeated="2" table:style-name="ce41"/>
          <table:table-cell table:style-name="ce49" table:formula="of:=([.V209]+[.W209])-[.X209]" office:value-type="float" office:value="5">
            <text:p>5.00 </text:p>
          </table:table-cell>
          <table:table-cell table:number-columns-repeated="2" table:style-name="ce41"/>
          <table:table-cell table:style-name="ce49" table:formula="of:=([.Y209]+[.Z209])-[.AA209]" office:value-type="float" office:value="5">
            <text:p>5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209]+[.AC209])-[.AD209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209]+[.AF209])-[.AG209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209]+[.AI209])-[.AJ209]" office:value-type="float" office:value="1">
            <text:p>1.00 </text:p>
          </table:table-cell>
          <table:table-cell table:number-columns-repeated="2" table:style-name="ce41"/>
          <table:table-cell table:style-name="ce49" table:formula="of:=([.AK209]+[.AL209])-[.AM209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341">
            <text:p>341</text:p>
          </table:table-cell>
          <table:table-cell table:style-name="ce20" office:value-type="string">
            <text:p>Ruler - Plastic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0]+[.E210])-[.F21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0]+[.H210])-[.I210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J210]+[.K210])-[.L210]" office:value-type="float" office:value="4">
            <text:p>4.00 </text:p>
          </table:table-cell>
          <table:table-cell table:number-columns-repeated="2" table:style-name="ce41"/>
          <table:table-cell table:style-name="ce49" table:formula="of:=([.M210]+[.N210])-[.O210]" office:value-type="float" office:value="4">
            <text:p>4.00 </text:p>
          </table:table-cell>
          <table:table-cell table:number-columns-repeated="2" table:style-name="ce41"/>
          <table:table-cell table:style-name="ce49" table:formula="of:=([.P210]+[.Q210])-[.R210]" office:value-type="float" office:value="4">
            <text:p>4.00 </text:p>
          </table:table-cell>
          <table:table-cell table:number-columns-repeated="2" table:style-name="ce41"/>
          <table:table-cell table:style-name="ce49" table:formula="of:=([.S210]+[.T210])-[.U210]" office:value-type="float" office:value="4">
            <text:p>4.00 </text:p>
          </table:table-cell>
          <table:table-cell table:number-columns-repeated="2" table:style-name="ce41"/>
          <table:table-cell table:style-name="ce49" table:formula="of:=([.V210]+[.W210])-[.X210]" office:value-type="float" office:value="4">
            <text:p>4.00 </text:p>
          </table:table-cell>
          <table:table-cell table:number-columns-repeated="2" table:style-name="ce41"/>
          <table:table-cell table:style-name="ce49" table:formula="of:=([.Y210]+[.Z210])-[.AA210]" office:value-type="float" office:value="4">
            <text:p>4.00 </text:p>
          </table:table-cell>
          <table:table-cell table:number-columns-repeated="2" table:style-name="ce41"/>
          <table:table-cell table:style-name="ce49" table:formula="of:=([.AB210]+[.AC210])-[.AD210]" office:value-type="float" office:value="4">
            <text:p>4.00 </text:p>
          </table:table-cell>
          <table:table-cell table:number-columns-repeated="2" table:style-name="ce41"/>
          <table:table-cell table:style-name="ce49" table:formula="of:=([.AE210]+[.AF210])-[.AG210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210]+[.AI210])-[.AJ210]" office:value-type="float" office:value="2">
            <text:p>2.00 </text:p>
          </table:table-cell>
          <table:table-cell table:number-columns-repeated="2" table:style-name="ce41"/>
          <table:table-cell table:style-name="ce49" table:formula="of:=([.AK210]+[.AL210])-[.AM210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9" office:value-type="float" office:value="2632">
            <text:p>2632</text:p>
          </table:table-cell>
          <table:table-cell table:style-name="ce20" office:value-type="string">
            <text:p>Scissors - Symmetrical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1]+[.E211])-[.F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1]+[.H211])-[.I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1]+[.K211])-[.L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1]+[.N211])-[.O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1]+[.Q211])-[.R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11]+[.T211])-[.U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11]+[.W211])-[.X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11]+[.Z211])-[.AA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11]+[.AC211])-[.AD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1]+[.AF211])-[.AG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1]+[.AI211])-[.AJ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1]+[.AL211])-[.AM21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39">
            <text:p>339</text:p>
          </table:table-cell>
          <table:table-cell table:style-name="ce20" office:value-type="string">
            <text:p>Sign Pen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2]+[.E212])-[.F21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2]+[.H212])-[.I21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2]+[.K212])-[.L21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2]+[.N212])-[.O212]" office:value-type="float" office:value="0">
            <text:p><text:s/>-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P212]+[.Q212])-[.R212]" office:value-type="float" office:value="2">
            <text:p>2.00 </text:p>
          </table:table-cell>
          <table:table-cell table:number-columns-repeated="2" table:style-name="ce41"/>
          <table:table-cell table:style-name="ce49" table:formula="of:=([.S212]+[.T212])-[.U212]" office:value-type="float" office:value="2">
            <text:p>2.00 </text:p>
          </table:table-cell>
          <table:table-cell table:number-columns-repeated="2" table:style-name="ce41"/>
          <table:table-cell table:style-name="ce49" table:formula="of:=([.V212]+[.W212])-[.X212]" office:value-type="float" office:value="2">
            <text:p>2.00 </text:p>
          </table:table-cell>
          <table:table-cell table:number-columns-repeated="2" table:style-name="ce41"/>
          <table:table-cell table:style-name="ce49" table:formula="of:=([.Y212]+[.Z212])-[.AA212]" office:value-type="float" office:value="2">
            <text:p>2.00 </text:p>
          </table:table-cell>
          <table:table-cell table:number-columns-repeated="2" table:style-name="ce41"/>
          <table:table-cell table:style-name="ce49" table:formula="of:=([.AB212]+[.AC212])-[.AD212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212]+[.AF212])-[.AG212]" office:value-type="float" office:value="0">
            <text:p><text:s/>-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AH212]+[.AI212])-[.AJ212]" office:value-type="float" office:value="2">
            <text:p>2.00 </text:p>
          </table:table-cell>
          <table:table-cell table:number-columns-repeated="2" table:style-name="ce41"/>
          <table:table-cell table:style-name="ce49" table:formula="of:=([.AK212]+[.AL212])-[.AM212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9" office:value-type="float" office:value="342">
            <text:p>342</text:p>
          </table:table-cell>
          <table:table-cell table:style-name="ce20" office:value-type="string">
            <text:p>Stamp Pad - big 3-7/16 x 5-5/8</text:p>
          </table:table-cell>
          <table:table-cell table:style-name="ce35" office:value-type="string">
            <text:p>Piece</text:p>
          </table:table-cell>
          <table:table-cell table:style-name="ce41" office:value-type="float" office:value="3">
            <text:p>3.00 </text:p>
          </table:table-cell>
          <table:table-cell table:number-columns-repeated="2" table:style-name="ce41"/>
          <table:table-cell table:style-name="ce49" table:formula="of:=([.D213]+[.E213])-[.F213]" office:value-type="float" office:value="3">
            <text:p>3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G213]+[.H213])-[.I213]" office:value-type="float" office:value="8">
            <text:p>8.00 </text:p>
          </table:table-cell>
          <table:table-cell table:number-columns-repeated="2" table:style-name="ce41"/>
          <table:table-cell table:style-name="ce49" table:formula="of:=([.J213]+[.K213])-[.L213]" office:value-type="float" office:value="8">
            <text:p>8.00 </text:p>
          </table:table-cell>
          <table:table-cell table:number-columns-repeated="2" table:style-name="ce41"/>
          <table:table-cell table:style-name="ce49" table:formula="of:=([.M213]+[.N213])-[.O213]" office:value-type="float" office:value="8">
            <text:p>8.00 </text:p>
          </table:table-cell>
          <table:table-cell table:number-columns-repeated="2" table:style-name="ce41"/>
          <table:table-cell table:style-name="ce49" table:formula="of:=([.P213]+[.Q213])-[.R213]" office:value-type="float" office:value="8">
            <text:p>8.00 </text:p>
          </table:table-cell>
          <table:table-cell table:number-columns-repeated="2" table:style-name="ce41"/>
          <table:table-cell table:style-name="ce49" table:formula="of:=([.S213]+[.T213])-[.U213]" office:value-type="float" office:value="8">
            <text:p>8.00 </text:p>
          </table:table-cell>
          <table:table-cell table:number-columns-repeated="2" table:style-name="ce41"/>
          <table:table-cell table:style-name="ce49" table:formula="of:=([.V213]+[.W213])-[.X213]" office:value-type="float" office:value="8">
            <text:p>8.00 </text:p>
          </table:table-cell>
          <table:table-cell table:number-columns-repeated="2" table:style-name="ce41"/>
          <table:table-cell table:style-name="ce49" table:formula="of:=([.Y213]+[.Z213])-[.AA213]" office:value-type="float" office:value="8">
            <text:p>8.00 </text:p>
          </table:table-cell>
          <table:table-cell table:number-columns-repeated="2" table:style-name="ce41"/>
          <table:table-cell table:style-name="ce49" table:formula="of:=([.AB213]+[.AC213])-[.AD213]" office:value-type="float" office:value="8">
            <text:p>8.00 </text:p>
          </table:table-cell>
          <table:table-cell table:number-columns-repeated="2" table:style-name="ce41"/>
          <table:table-cell table:style-name="ce49" table:formula="of:=([.AE213]+[.AF213])-[.AG213]" office:value-type="float" office:value="8">
            <text:p>8.00 </text:p>
          </table:table-cell>
          <table:table-cell table:number-columns-repeated="2" table:style-name="ce41"/>
          <table:table-cell table:style-name="ce49" table:formula="of:=([.AH213]+[.AI213])-[.AJ213]" office:value-type="float" office:value="8">
            <text:p>8.00 </text:p>
          </table:table-cell>
          <table:table-cell table:number-columns-repeated="2" table:style-name="ce41"/>
          <table:table-cell table:style-name="ce49" table:formula="of:=([.AK213]+[.AL213])-[.AM213]" office:value-type="float" office:value="8">
            <text:p>8.00 </text:p>
          </table:table-cell>
          <table:table-cell table:number-columns-repeated="984"/>
        </table:table-row>
        <table:table-row table:style-name="ro6">
          <table:table-cell table:style-name="ce9" office:value-type="float" office:value="343">
            <text:p>343</text:p>
          </table:table-cell>
          <table:table-cell table:style-name="ce20" office:value-type="string">
            <text:p>Staple Wire Remover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4]+[.E214])-[.F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4]+[.H214])-[.I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4]+[.K214])-[.L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4]+[.N214])-[.O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4]+[.Q214])-[.R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14]+[.T214])-[.U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14]+[.W214])-[.X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14]+[.Z214])-[.AA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14]+[.AC214])-[.AD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4]+[.AF214])-[.AG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4]+[.AI214])-[.AJ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4]+[.AL214])-[.AM21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10">
            <text:p>310</text:p>
          </table:table-cell>
          <table:table-cell table:style-name="ce20" office:value-type="string">
            <text:p>Staple wire, 5000 pcs</text:p>
          </table:table-cell>
          <table:table-cell table:style-name="ce35" office:value-type="string">
            <text:p>Box</text:p>
          </table:table-cell>
          <table:table-cell table:style-name="ce41" office:value-type="float" office:value="22">
            <text:p>22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D215]+[.E215])-[.F215]" office:value-type="float" office:value="19">
            <text:p>19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G215]+[.H215])-[.I215]" office:value-type="float" office:value="13">
            <text:p>13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8">
            <text:p>8.00 </text:p>
          </table:table-cell>
          <table:table-cell table:style-name="ce49" table:formula="of:=([.J215]+[.K215])-[.L215]" office:value-type="float" office:value="25">
            <text:p>25.00 </text:p>
          </table:table-cell>
          <table:table-cell table:style-name="ce41"/>
          <table:table-cell table:style-name="ce41" office:value-type="float" office:value="8">
            <text:p>8.00 </text:p>
          </table:table-cell>
          <table:table-cell table:style-name="ce49" table:formula="of:=([.M215]+[.N215])-[.O215]" office:value-type="float" office:value="17">
            <text:p>17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7">
            <text:p>7.00 </text:p>
          </table:table-cell>
          <table:table-cell table:style-name="ce49" table:formula="of:=([.P215]+[.Q215])-[.R215]" office:value-type="float" office:value="13">
            <text:p>13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S215]+[.T215])-[.U215]" office:value-type="float" office:value="8">
            <text:p>8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8">
            <text:p>8.00 </text:p>
          </table:table-cell>
          <table:table-cell table:style-name="ce49" table:formula="of:=([.V215]+[.W215])-[.X215]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6">
            <text:p>6.00 </text:p>
          </table:table-cell>
          <table:table-cell table:style-name="ce49" table:formula="of:=([.Y215]+[.Z215])-[.AA215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AB215]+[.AC215])-[.AD215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215]+[.AF215])-[.AG215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215]+[.AI215])-[.AJ21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5]+[.AL215])-[.AM21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34">
            <text:p>334</text:p>
          </table:table-cell>
          <table:table-cell table:style-name="ce20" office:value-type="string">
            <text:p>Steno Notebook, 50 sheets per pad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6]+[.E216])-[.F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6]+[.H216])-[.I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6]+[.K216])-[.L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6]+[.N216])-[.O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6]+[.Q216])-[.R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16]+[.T216])-[.U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16]+[.W216])-[.X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16]+[.Z216])-[.AA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16]+[.AC216])-[.AD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6]+[.AF216])-[.AG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6]+[.AI216])-[.AJ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6]+[.AL216])-[.AM21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00">
            <text:p>300</text:p>
          </table:table-cell>
          <table:table-cell table:style-name="ce20" office:value-type="string">
            <text:p>Tape - Masking 1</text:p>
          </table:table-cell>
          <table:table-cell table:style-name="ce35" office:value-type="string">
            <text:p>Roll</text:p>
          </table:table-cell>
          <table:table-cell table:style-name="ce41" office:value-type="float" office:value="9">
            <text:p>9.00 </text:p>
          </table:table-cell>
          <table:table-cell table:style-name="ce41"/>
          <table:table-cell table:style-name="ce41" office:value-type="float" office:value="4">
            <text:p>4.00 </text:p>
          </table:table-cell>
          <table:table-cell table:style-name="ce49" table:formula="of:=([.D217]+[.E217])-[.F217]" office:value-type="float" office:value="5">
            <text:p>5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217]+[.H217])-[.I217]" office:value-type="float" office:value="14">
            <text:p>14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217]+[.K217])-[.L217]" office:value-type="float" office:value="11">
            <text:p>1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217]+[.N217])-[.O217]" office:value-type="float" office:value="10">
            <text:p>10.00 </text:p>
          </table:table-cell>
          <table:table-cell table:style-name="ce41"/>
          <table:table-cell table:style-name="ce41" office:value-type="float" office:value="4">
            <text:p>4.00 </text:p>
          </table:table-cell>
          <table:table-cell table:style-name="ce49" table:formula="of:=([.P217]+[.Q217])-[.R217]" office:value-type="float" office:value="6">
            <text:p>6.00 </text:p>
          </table:table-cell>
          <table:table-cell table:style-name="ce41"/>
          <table:table-cell table:style-name="ce41" office:value-type="float" office:value="4">
            <text:p>4.00 </text:p>
          </table:table-cell>
          <table:table-cell table:style-name="ce49" table:formula="of:=([.S217]+[.T217])-[.U217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4">
            <text:p>4.00 </text:p>
          </table:table-cell>
          <table:table-cell table:style-name="ce49" table:formula="of:=([.V217]+[.W217])-[.X217]" office:value-type="float" office:value="3">
            <text:p>3.00 </text:p>
          </table:table-cell>
          <table:table-cell table:style-name="ce41" office:value-type="float" office:value="10">
            <text:p>10.00 </text:p>
          </table:table-cell>
          <table:table-cell table:style-name="ce41"/>
          <table:table-cell table:style-name="ce49" table:formula="of:=([.Y217]+[.Z217])-[.AA217]" office:value-type="float" office:value="13">
            <text:p>13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B217]+[.AC217])-[.AD217]" office:value-type="float" office:value="10">
            <text:p>10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AE217]+[.AF217])-[.AG217]" office:value-type="float" office:value="4">
            <text:p>4.00 </text:p>
          </table:table-cell>
          <table:table-cell table:number-columns-repeated="2" table:style-name="ce41"/>
          <table:table-cell table:style-name="ce49" table:formula="of:=([.AH217]+[.AI217])-[.AJ217]" office:value-type="float" office:value="4">
            <text:p>4.00 </text:p>
          </table:table-cell>
          <table:table-cell table:number-columns-repeated="2" table:style-name="ce41"/>
          <table:table-cell table:style-name="ce49" table:formula="of:=([.AK217]+[.AL217])-[.AM217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9" office:value-type="float" office:value="301">
            <text:p>301</text:p>
          </table:table-cell>
          <table:table-cell table:style-name="ce20" office:value-type="string">
            <text:p>Tape - Transparent 1</text:p>
          </table:table-cell>
          <table:table-cell table:style-name="ce35" office:value-type="string">
            <text:p>Roll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218]+[.E218])-[.F2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8]+[.H218])-[.I2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8]+[.K218])-[.L2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8]+[.N218])-[.O2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8]+[.Q218])-[.R218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9" table:formula="of:=([.S218]+[.T218])-[.U218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V218]+[.W218])-[.X218]" office:value-type="float" office:value="0">
            <text:p><text:s/>- </text:p>
          </table:table-cell>
          <table:table-cell table:style-name="ce41" office:value-type="float" office:value="10">
            <text:p>10.00 </text:p>
          </table:table-cell>
          <table:table-cell table:style-name="ce41"/>
          <table:table-cell table:style-name="ce49" table:formula="of:=([.Y218]+[.Z218])-[.AA218]" office:value-type="float" office:value="10">
            <text:p>10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218]+[.AC218])-[.AD218]" office:value-type="float" office:value="8">
            <text:p>8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AE218]+[.AF218])-[.AG218]" office:value-type="float" office:value="2">
            <text:p>2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5">
            <text:p>5.00 </text:p>
          </table:table-cell>
          <table:table-cell table:style-name="ce49" table:formula="of:=([.AH218]+[.AI218])-[.AJ218]" office:value-type="float" office:value="7">
            <text:p>7.00 </text:p>
          </table:table-cell>
          <table:table-cell table:number-columns-repeated="2" table:style-name="ce41"/>
          <table:table-cell table:style-name="ce49" table:formula="of:=([.AK218]+[.AL218])-[.AM218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666">
            <text:p>2666</text:p>
          </table:table-cell>
          <table:table-cell table:style-name="ce20" office:value-type="string">
            <text:p>Tape - Transparent,48mm</text:p>
          </table:table-cell>
          <table:table-cell table:style-name="ce35" office:value-type="string">
            <text:p>Roll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9]+[.E219])-[.F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9]+[.H219])-[.I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9]+[.K219])-[.L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9]+[.N219])-[.O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9]+[.Q219])-[.R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19]+[.T219])-[.U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19]+[.W219])-[.X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19]+[.Z219])-[.AA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19]+[.AC219])-[.AD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9]+[.AF219])-[.AG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9]+[.AI219])-[.AJ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9]+[.AL219])-[.AM21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758">
            <text:p>2758</text:p>
          </table:table-cell>
          <table:table-cell table:style-name="ce20" office:value-type="string">
            <text:p>Tissue Paper, Jumbo Roll</text:p>
          </table:table-cell>
          <table:table-cell table:style-name="ce35" office:value-type="string">
            <text:p>Roll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20]+[.E220])-[.F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0]+[.H220])-[.I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0]+[.K220])-[.L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0]+[.N220])-[.O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20]+[.Q220])-[.R220]" office:value-type="float" office:value="0">
            <text:p><text:s/>- </text:p>
          </table:table-cell>
          <table:table-cell table:style-name="ce41" office:value-type="float" office:value="480">
            <text:p>480.00 </text:p>
          </table:table-cell>
          <table:table-cell table:style-name="ce41" office:value-type="float" office:value="95">
            <text:p>95.00 </text:p>
          </table:table-cell>
          <table:table-cell table:style-name="ce49" table:formula="of:=([.S220]+[.T220])-[.U220]" office:value-type="float" office:value="385">
            <text:p>385.00 </text:p>
          </table:table-cell>
          <table:table-cell table:style-name="ce41"/>
          <table:table-cell table:style-name="ce41" office:value-type="float" office:value="200">
            <text:p>200.00 </text:p>
          </table:table-cell>
          <table:table-cell table:style-name="ce49" table:formula="of:=([.V220]+[.W220])-[.X220]" office:value-type="float" office:value="185">
            <text:p>185.00 </text:p>
          </table:table-cell>
          <table:table-cell table:style-name="ce41"/>
          <table:table-cell table:style-name="ce41" office:value-type="float" office:value="161">
            <text:p>161.00 </text:p>
          </table:table-cell>
          <table:table-cell table:style-name="ce49" table:formula="of:=([.Y220]+[.Z220])-[.AA220]" office:value-type="float" office:value="24">
            <text:p>24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AB220]+[.AC220])-[.AD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20]+[.AF220])-[.AG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20]+[.AI220])-[.AJ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0]+[.AL220])-[.AM22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11">
            <text:p>311</text:p>
          </table:table-cell>
          <table:table-cell table:style-name="ce20" office:value-type="string">
            <text:p>Twine - Plastic</text:p>
          </table:table-cell>
          <table:table-cell table:style-name="ce35" office:value-type="string">
            <text:p>Roll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21]+[.E221])-[.F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1]+[.H221])-[.I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1]+[.K221])-[.L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1]+[.N221])-[.O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21]+[.Q221])-[.R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21]+[.T221])-[.U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21]+[.W221])-[.X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21]+[.Z221])-[.AA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21]+[.AC221])-[.AD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21]+[.AF221])-[.AG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21]+[.AI221])-[.AJ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1]+[.AL221])-[.AM22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44">
            <text:p>344</text:p>
          </table:table-cell>
          <table:table-cell table:style-name="ce20" office:value-type="string">
            <text:p>Waste Basket</text:p>
          </table:table-cell>
          <table:table-cell table:style-name="ce35" office:value-type="string">
            <text:p>Piece</text:p>
          </table:table-cell>
          <table:table-cell table:style-name="ce41" office:value-type="float" office:value="9">
            <text:p>9.00 </text:p>
          </table:table-cell>
          <table:table-cell table:number-columns-repeated="2" table:style-name="ce41"/>
          <table:table-cell table:style-name="ce49" table:formula="of:=([.D222]+[.E222])-[.F222]" office:value-type="float" office:value="9">
            <text:p>9.00 </text:p>
          </table:table-cell>
          <table:table-cell table:number-columns-repeated="2" table:style-name="ce41"/>
          <table:table-cell table:style-name="ce49" table:formula="of:=([.G222]+[.H222])-[.I222]" office:value-type="float" office:value="9">
            <text:p>9.00 </text:p>
          </table:table-cell>
          <table:table-cell table:number-columns-repeated="2" table:style-name="ce41"/>
          <table:table-cell table:style-name="ce49" table:formula="of:=([.J222]+[.K222])-[.L222]" office:value-type="float" office:value="9">
            <text:p>9.00 </text:p>
          </table:table-cell>
          <table:table-cell table:number-columns-repeated="2" table:style-name="ce41"/>
          <table:table-cell table:style-name="ce49" table:formula="of:=([.M222]+[.N222])-[.O222]" office:value-type="float" office:value="9">
            <text:p>9.00 </text:p>
          </table:table-cell>
          <table:table-cell table:number-columns-repeated="2" table:style-name="ce41"/>
          <table:table-cell table:style-name="ce49" table:formula="of:=([.P222]+[.Q222])-[.R222]" office:value-type="float" office:value="9">
            <text:p>9.00 </text:p>
          </table:table-cell>
          <table:table-cell table:number-columns-repeated="2" table:style-name="ce41"/>
          <table:table-cell table:style-name="ce49" table:formula="of:=([.S222]+[.T222])-[.U222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222]+[.W222])-[.X222]" office:value-type="float" office:value="8">
            <text:p>8.00 </text:p>
          </table:table-cell>
          <table:table-cell table:number-columns-repeated="2" table:style-name="ce41"/>
          <table:table-cell table:style-name="ce49" table:formula="of:=([.Y222]+[.Z222])-[.AA222]" office:value-type="float" office:value="8">
            <text:p>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B222]+[.AC222])-[.AD222]" office:value-type="float" office:value="5">
            <text:p>5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AE222]+[.AF222])-[.AG222]" office:value-type="float" office:value="10">
            <text:p>10.00 </text:p>
          </table:table-cell>
          <table:table-cell table:number-columns-repeated="2" table:style-name="ce41"/>
          <table:table-cell table:style-name="ce49" table:formula="of:=([.AH222]+[.AI222])-[.AJ222]" office:value-type="float" office:value="10">
            <text:p>10.00 </text:p>
          </table:table-cell>
          <table:table-cell table:number-columns-repeated="2" table:style-name="ce41"/>
          <table:table-cell table:style-name="ce49" table:formula="of:=([.AK222]+[.AL222])-[.AM222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10" office:value-type="string">
            <text:p>Other Supplies not inluded in the list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223]+[.E223])-[.F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3]+[.H223])-[.I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3]+[.K223])-[.L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3]+[.N223])-[.O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23]+[.Q223])-[.R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23]+[.T223])-[.U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23]+[.W223])-[.X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23]+[.Z223])-[.AA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23]+[.AC223])-[.AD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23]+[.AF223])-[.AG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23]+[.AI223])-[.AJ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3]+[.AL223])-[.AM22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/>
          <table:table-cell table:style-name="ce27" office:value-type="string">
            <text:p>Marking pen – Black</text:p>
          </table:table-cell>
          <table:table-cell table:style-name="ce12" office:value-type="string">
            <text:p>Piece</text:p>
          </table:table-cell>
          <table:table-cell table:style-name="ce42"/>
          <table:table-cell table:number-columns-repeated="2" table:style-name="ce41"/>
          <table:table-cell table:style-name="ce49" table:formula="of:=([.D224]+[.E224])-[.F22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4]+[.H224])-[.I22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4]+[.K224])-[.L22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4]+[.N224])-[.O224]" office:value-type="float" office:value="0">
            <text:p><text:s/>- </text:p>
          </table:table-cell>
          <table:table-cell table:style-name="ce41" office:value-type="float" office:value="11">
            <text:p>11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224]+[.Q224])-[.R224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224]+[.T224])-[.U224]" office:value-type="float" office:value="8">
            <text:p>8.00 </text:p>
          </table:table-cell>
          <table:table-cell table:number-columns-repeated="2" table:style-name="ce41"/>
          <table:table-cell table:style-name="ce49" table:formula="of:=([.V224]+[.W224])-[.X224]" office:value-type="float" office:value="8">
            <text:p>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Y224]+[.Z224])-[.AA224]" office:value-type="float" office:value="5">
            <text:p>5.00 </text:p>
          </table:table-cell>
          <table:table-cell table:number-columns-repeated="2" table:style-name="ce41"/>
          <table:table-cell table:style-name="ce49" table:formula="of:=([.AB224]+[.AC224])-[.AD224]" office:value-type="float" office:value="5">
            <text:p>5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E224]+[.AF224])-[.AG224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224]+[.AI224])-[.AJ22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4]+[.AL224])-[.AM22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/>
          <table:table-cell table:style-name="ce26" office:value-type="string">
            <text:p>Marking pen – Red</text:p>
          </table:table-cell>
          <table:table-cell table:style-name="ce12" office:value-type="string">
            <text:p>Piece</text:p>
          </table:table-cell>
          <table:table-cell table:style-name="ce42"/>
          <table:table-cell table:number-columns-repeated="2" table:style-name="ce41"/>
          <table:table-cell table:style-name="ce49" table:formula="of:=([.D225]+[.E225])-[.F2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5]+[.H225])-[.I2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5]+[.K225])-[.L2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5]+[.N225])-[.O225]" office:value-type="float" office:value="0">
            <text:p><text:s/>- 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9" table:formula="of:=([.P225]+[.Q225])-[.R225]" office:value-type="float" office:value="4">
            <text:p>4.00 </text:p>
          </table:table-cell>
          <table:table-cell table:number-columns-repeated="2" table:style-name="ce41"/>
          <table:table-cell table:style-name="ce49" table:formula="of:=([.S225]+[.T225])-[.U225]" office:value-type="float" office:value="4">
            <text:p>4.00 </text:p>
          </table:table-cell>
          <table:table-cell table:number-columns-repeated="2" table:style-name="ce41"/>
          <table:table-cell table:style-name="ce49" table:formula="of:=([.V225]+[.W225])-[.X225]" office:value-type="float" office:value="4">
            <text:p>4.00 </text:p>
          </table:table-cell>
          <table:table-cell table:number-columns-repeated="2" table:style-name="ce41"/>
          <table:table-cell table:style-name="ce49" table:formula="of:=([.Y225]+[.Z225])-[.AA225]" office:value-type="float" office:value="4">
            <text:p>4.00 </text:p>
          </table:table-cell>
          <table:table-cell table:number-columns-repeated="2" table:style-name="ce41"/>
          <table:table-cell table:style-name="ce49" table:formula="of:=([.AB225]+[.AC225])-[.AD225]" office:value-type="float" office:value="4">
            <text:p>4.00 </text:p>
          </table:table-cell>
          <table:table-cell table:number-columns-repeated="2" table:style-name="ce41"/>
          <table:table-cell table:style-name="ce49" table:formula="of:=([.AE225]+[.AF225])-[.AG225]" office:value-type="float" office:value="4">
            <text:p>4.00 </text:p>
          </table:table-cell>
          <table:table-cell table:number-columns-repeated="2" table:style-name="ce41"/>
          <table:table-cell table:style-name="ce49" table:formula="of:=([.AH225]+[.AI225])-[.AJ225]" office:value-type="float" office:value="4">
            <text:p>4.00 </text:p>
          </table:table-cell>
          <table:table-cell table:number-columns-repeated="2" table:style-name="ce41"/>
          <table:table-cell table:style-name="ce49" table:formula="of:=([.AK225]+[.AL225])-[.AM225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5" office:value-type="float" office:value="2537">
            <text:p>2537</text:p>
          </table:table-cell>
          <table:table-cell table:style-name="ce27" office:value-type="string">
            <text:p>Packaging tape 2”</text:p>
          </table:table-cell>
          <table:table-cell table:style-name="ce12" office:value-type="string">
            <text:p>Roll</text:p>
          </table:table-cell>
          <table:table-cell table:style-name="ce43" office:value-type="float" office:value="5">
            <text:p>5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226]+[.E226])-[.F226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G226]+[.H226])-[.I226]" office:value-type="float" office:value="1">
            <text:p>1.00 </text:p>
          </table:table-cell>
          <table:table-cell table:number-columns-repeated="2" table:style-name="ce41"/>
          <table:table-cell table:style-name="ce49" table:formula="of:=([.J226]+[.K226])-[.L226]" office:value-type="float" office:value="1">
            <text:p>1.00 </text:p>
          </table:table-cell>
          <table:table-cell table:number-columns-repeated="2" table:style-name="ce41"/>
          <table:table-cell table:style-name="ce49" table:formula="of:=([.M226]+[.N226])-[.O226]" office:value-type="float" office:value="1">
            <text:p>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P226]+[.Q226])-[.R226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226]+[.T226])-[.U226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6">
            <text:p>6.00 </text:p>
          </table:table-cell>
          <table:table-cell table:style-name="ce49" table:formula="of:=([.V226]+[.W226])-[.X226]" office:value-type="float" office:value="1">
            <text:p>1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4">
            <text:p>4.00 </text:p>
          </table:table-cell>
          <table:table-cell table:style-name="ce49" table:formula="of:=([.Y226]+[.Z226])-[.AA226]" office:value-type="float" office:value="7">
            <text:p>7.00 </text:p>
          </table:table-cell>
          <table:table-cell table:number-columns-repeated="2" table:style-name="ce41"/>
          <table:table-cell table:style-name="ce49" table:formula="of:=([.AB226]+[.AC226])-[.AD226]" office:value-type="float" office:value="7">
            <text:p>7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AE226]+[.AF226])-[.AG226]" office:value-type="float" office:value="2">
            <text:p>2.00 </text:p>
          </table:table-cell>
          <table:table-cell table:number-columns-repeated="2" table:style-name="ce41"/>
          <table:table-cell table:style-name="ce49" table:formula="of:=([.AH226]+[.AI226])-[.AJ226]" office:value-type="float" office:value="2">
            <text:p>2.00 </text:p>
          </table:table-cell>
          <table:table-cell table:number-columns-repeated="2" table:style-name="ce41"/>
          <table:table-cell table:style-name="ce49" table:formula="of:=([.AK226]+[.AL226])-[.AM226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9" office:value-type="float" office:value="282">
            <text:p>282</text:p>
          </table:table-cell>
          <table:table-cell table:style-name="ce20" office:value-type="string">
            <text:p>Disposable Mask</text:p>
          </table:table-cell>
          <table:table-cell table:style-name="ce35" office:value-type="string">
            <text:p>Piece</text:p>
          </table:table-cell>
          <table:table-cell table:number-columns-repeated="3" table:style-name="ce41"/>
          <table:table-cell table:style-name="ce49" table:formula="of:=([.D227]+[.E227])-[.F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7]+[.H227])-[.I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7]+[.K227])-[.L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7]+[.N227])-[.O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27]+[.Q227])-[.R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27]+[.T227])-[.U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27]+[.W227])-[.X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27]+[.Z227])-[.AA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27]+[.AC227])-[.AD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27]+[.AF227])-[.AG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27]+[.AI227])-[.AJ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7]+[.AL227])-[.AM227]" office:value-type="float" office:value="0">
            <text:p><text:s/>- </text:p>
          </table:table-cell>
          <table:table-cell table:number-columns-repeated="984"/>
        </table:table-row>
        <table:table-row table:style-name="ro1" table:number-rows-repeated="904">
          <table:table-cell table:number-columns-repeated="1024"/>
        </table:table-row>
        <table:table-row table:style-name="ro1">
          <table:table-cell table:number-columns-repeated="3"/>
          <table:table-cell/>
          <table:table-cell table:number-columns-repeated="1020"/>
        </table:table-row>
        <table:table-row table:style-name="ro1" table:number-rows-repeated="10474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2025'.$A$1" table:cell-range-address="$'2025'.$A$1:.$G$227"/>
          <table:named-range table:name="_xlnm.Print_Area" table:base-cell-address="$'2025'.$A$1" table:cell-range-address="$'2025'.$A$1:.$G$227" table:range-usable-as="print-range"/>
        </table:named-expressions>
      </table:table>
      <table:table table:name="2025_2" table:style-name="ta1" table:print-ranges="2025_2.A1:2025_2.AN227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28"/>
        <table:table-column table:style-name="co4" table:default-cell-style-name="ce36"/>
        <table:table-column table:style-name="co5" table:visibility="collapse" table:default-cell-style-name="ce36"/>
        <table:table-column table:style-name="co6" table:visibility="collapse" table:default-cell-style-name="ce36"/>
        <table:table-column table:style-name="co7" table:visibility="collapse" table:default-cell-style-name="ce36"/>
        <table:table-column table:style-name="co8" table:visibility="collapse" table:default-cell-style-name="ce36"/>
        <table:table-column table:style-name="co9" table:visibility="collapse" table:default-cell-style-name="ce36"/>
        <table:table-column table:style-name="co7" table:visibility="collapse" table:number-columns-repeated="2" table:default-cell-style-name="ce36"/>
        <table:table-column table:style-name="co10" table:visibility="collapse" table:default-cell-style-name="ce36"/>
        <table:table-column table:style-name="co7" table:visibility="collapse" table:number-columns-repeated="2" table:default-cell-style-name="ce36"/>
        <table:table-column table:style-name="co11" table:visibility="collapse" table:default-cell-style-name="ce36"/>
        <table:table-column table:style-name="co7" table:visibility="collapse" table:number-columns-repeated="2" table:default-cell-style-name="ce36"/>
        <table:table-column table:style-name="co12" table:visibility="collapse" table:default-cell-style-name="ce36"/>
        <table:table-column table:style-name="co7" table:visibility="collapse" table:number-columns-repeated="2" table:default-cell-style-name="ce36"/>
        <table:table-column table:style-name="co13" table:visibility="collapse" table:default-cell-style-name="ce36"/>
        <table:table-column table:style-name="co7" table:visibility="collapse" table:number-columns-repeated="2" table:default-cell-style-name="ce36"/>
        <table:table-column table:style-name="co14" table:visibility="collapse" table:default-cell-style-name="ce36"/>
        <table:table-column table:style-name="co7" table:visibility="collapse" table:number-columns-repeated="2" table:default-cell-style-name="ce36"/>
        <table:table-column table:style-name="co15" table:visibility="collapse" table:default-cell-style-name="ce36"/>
        <table:table-column table:style-name="co7" table:visibility="collapse" table:default-cell-style-name="ce36"/>
        <table:table-column table:style-name="co16" table:visibility="collapse" table:default-cell-style-name="ce36"/>
        <table:table-column table:style-name="co9" table:visibility="collapse" table:default-cell-style-name="ce36"/>
        <table:table-column table:style-name="co7" table:visibility="collapse" table:number-columns-repeated="2" table:default-cell-style-name="ce36"/>
        <table:table-column table:style-name="co17" table:visibility="collapse" table:default-cell-style-name="ce36"/>
        <table:table-column table:style-name="co7" table:visibility="collapse" table:default-cell-style-name="ce36"/>
        <table:table-column table:style-name="co7" table:default-cell-style-name="ce36"/>
        <table:table-column table:style-name="co18" table:default-cell-style-name="ce36"/>
        <table:table-column table:style-name="co7" table:number-columns-repeated="2" table:default-cell-style-name="ce36"/>
        <table:table-column table:style-name="co18" table:default-cell-style-name="ce36"/>
        <table:table-column table:style-name="co7" table:default-cell-style-name="ce36"/>
        <table:table-column table:style-name="co19" table:number-columns-repeated="954" table:default-cell-style-name="ce16"/>
        <table:table-column table:style-name="co20" table:number-columns-repeated="30" table:default-cell-style-name="ce16"/>
        <table:table-row table:style-name="ro1">
          <table:table-cell table:style-name="ce1" office:value-type="string">
            <text:p>MONTHLY INVENTORY OF SUPPLIES AND MATERIALS FOR C.Y. 202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PARTMENT/BRANCH NAME: DAVAO BRANCH</text:p>
          </table:table-cell>
          <table:table-cell table:style-name="ce1"/>
          <table:table-cell table:style-name="ce29"/>
          <table:table-cell table:number-columns-repeated="1021"/>
        </table:table-row>
        <table:table-row table:style-name="ro1">
          <table:table-cell table:style-name="ce2" office:value-type="string">
            <text:p><text:s/>Indicate the following:</text:p>
          </table:table-cell>
          <table:table-cell table:style-name="ce1"/>
          <table:table-cell table:style-name="ce29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Stock on Hand (Beginning Stock) - previous year's ending stock balance 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1"/>
          <table:table-cell table:style-name="ce2" office:value-type="string">
            <text:p>Requisition - the quantity of supplies issued by OSD and purchased thru Certificate of Budget Availability <text:s/>(Local BAC and/or PPMD)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1"/>
          <table:table-cell table:style-name="ce2" office:value-type="string">
            <text:p>Consumption - the quantity of supplies issued to employees or used up by the department/branch/unit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29"/>
          <table:table-cell table:number-columns-repeated="1021"/>
        </table:table-row>
        <table:table-row table:style-name="ro2">
          <table:table-cell table:style-name="ce3" office:value-type="string" table:number-columns-spanned="1" table:number-rows-spanned="2">
            <text:p>Mat Code</text:p>
          </table:table-cell>
          <table:table-cell table:style-name="ce3" office:value-type="string" table:number-columns-spanned="1" table:number-rows-spanned="2">
            <text:p>Material description</text:p>
          </table:table-cell>
          <table:table-cell table:style-name="ce3" office:value-type="string" table:number-columns-spanned="1" table:number-rows-spanned="2">
            <text:p>B. UOM</text:p>
          </table:table-cell>
          <table:table-cell table:style-name="ce37" office:value-type="string" office:string-value="DECEMBER 2024">
            <text:p>DECEMBER 2024 </text:p>
          </table:table-cell>
          <table:table-cell table:style-name="ce44" office:value-type="string" office:string-value="JANUARY 2025" table:number-columns-spanned="3" table:number-rows-spanned="1">
            <text:p>JANUARY 2025 </text:p>
          </table:table-cell>
          <table:covered-table-cell table:style-name="ce46"/>
          <table:covered-table-cell table:style-name="ce47"/>
          <table:table-cell table:style-name="ce44" office:value-type="string" office:string-value="FEBRUARY 2025" table:number-columns-spanned="3" table:number-rows-spanned="1">
            <text:p>FEBRUARY 2025 </text:p>
          </table:table-cell>
          <table:covered-table-cell table:style-name="ce46"/>
          <table:covered-table-cell table:style-name="ce47"/>
          <table:table-cell table:style-name="ce44" office:value-type="string" office:string-value="MARCH 2025" table:number-columns-spanned="3" table:number-rows-spanned="1">
            <text:p>MARCH 2025 </text:p>
          </table:table-cell>
          <table:covered-table-cell table:style-name="ce46"/>
          <table:covered-table-cell table:style-name="ce47"/>
          <table:table-cell table:style-name="ce44" office:value-type="string" office:string-value="APRIL 2025" table:number-columns-spanned="3" table:number-rows-spanned="1">
            <text:p>APRIL 2025 </text:p>
          </table:table-cell>
          <table:covered-table-cell table:style-name="ce46"/>
          <table:covered-table-cell table:style-name="ce47"/>
          <table:table-cell table:style-name="ce44" office:value-type="string" office:string-value="MAY 2025" table:number-columns-spanned="3" table:number-rows-spanned="1">
            <text:p>MAY 2025 </text:p>
          </table:table-cell>
          <table:covered-table-cell table:style-name="ce46"/>
          <table:covered-table-cell table:style-name="ce47"/>
          <table:table-cell table:style-name="ce44" office:value-type="string" office:string-value="JUNE 2025" table:number-columns-spanned="3" table:number-rows-spanned="1">
            <text:p>JUNE 2025 </text:p>
          </table:table-cell>
          <table:covered-table-cell table:style-name="ce46"/>
          <table:covered-table-cell table:style-name="ce47"/>
          <table:table-cell table:style-name="ce44" office:value-type="string" office:string-value="JULY 2025" table:number-columns-spanned="3" table:number-rows-spanned="1">
            <text:p>JULY 2025 </text:p>
          </table:table-cell>
          <table:covered-table-cell table:style-name="ce46"/>
          <table:covered-table-cell table:style-name="ce47"/>
          <table:table-cell table:style-name="ce44" office:value-type="string" office:string-value="AUGUST 2025" table:number-columns-spanned="3" table:number-rows-spanned="1">
            <text:p>AUGUST 2025 </text:p>
          </table:table-cell>
          <table:covered-table-cell table:style-name="ce46"/>
          <table:covered-table-cell table:style-name="ce47"/>
          <table:table-cell table:style-name="ce44" office:value-type="string" office:string-value="SEPTEMBER 2025" table:number-columns-spanned="3" table:number-rows-spanned="1">
            <text:p>SEPTEMBER 2025 </text:p>
          </table:table-cell>
          <table:covered-table-cell table:style-name="ce46"/>
          <table:covered-table-cell table:style-name="ce47"/>
          <table:table-cell table:style-name="ce44" office:value-type="string" office:string-value="OCTOBER 2025" table:number-columns-spanned="3" table:number-rows-spanned="1">
            <text:p>OCTOBER 2025 </text:p>
          </table:table-cell>
          <table:covered-table-cell table:style-name="ce46"/>
          <table:covered-table-cell table:style-name="ce47"/>
          <table:table-cell table:style-name="ce44" office:value-type="string" office:string-value="NOVEMBER 2025" table:number-columns-spanned="3" table:number-rows-spanned="1">
            <text:p>NOVEMBER 2025 </text:p>
          </table:table-cell>
          <table:covered-table-cell table:style-name="ce46"/>
          <table:covered-table-cell table:style-name="ce47"/>
          <table:table-cell table:style-name="ce44" office:value-type="string" office:string-value="DECEMBER 2025" table:number-columns-spanned="3" table:number-rows-spanned="1">
            <text:p>DECEMBER 2025 </text:p>
          </table:table-cell>
          <table:covered-table-cell table:style-name="ce46"/>
          <table:covered-table-cell table:style-name="ce47"/>
          <table:table-cell table:style-name="ce29" table:number-columns-repeated="984"/>
        </table:table-row>
        <table:table-row table:style-name="ro3">
          <table:covered-table-cell table:number-columns-repeated="3" table:style-name="ce4"/>
          <table:table-cell table:style-name="ce37" office:value-type="string">
            <text:p>STOCK </text:p>
            <text:p>ON HAND (Beginning Stock)</text:p>
          </table:table-cell>
          <table:table-cell table:style-name="ce37" office:value-type="string">
            <text:p>REQUISITION</text:p>
            <text:p><text:span text:style-name="T1">(Issued by OSD &amp; </text:span><text:span text:style-name="T1">Purchased thru CBA)</text:span>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style-name="ce37" office:value-type="string">
            <text:p>REQUISITION</text:p>
            <text:p>(Issued by OSD &amp; Purchased thru CBA)</text:p>
          </table:table-cell>
          <table:table-cell table:style-name="ce37" office:value-type="string" office:string-value="CONSUMPTION">
            <text:p>CONSUMPTION </text:p>
          </table:table-cell>
          <table:table-cell table:style-name="ce37" office:value-type="string" office:string-value="STOCK ON HAND">
            <text:p>STOCK ON HAND </text:p>
          </table:table-cell>
          <table:table-cell table:number-columns-repeated="984"/>
        </table:table-row>
        <table:table-row table:style-name="ro4"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8" office:value-type="string" office:string-value="d">
            <text:p>d </text:p>
          </table:table-cell>
          <table:table-cell table:style-name="ce38" office:value-type="string" office:string-value="e">
            <text:p>e </text:p>
          </table:table-cell>
          <table:table-cell table:style-name="ce38" office:value-type="string" office:string-value="f">
            <text:p>f </text:p>
          </table:table-cell>
          <table:table-cell table:style-name="ce38" office:value-type="string" office:string-value="g=(d+e)-f">
            <text:p>g=(d+e)-f </text:p>
          </table:table-cell>
          <table:table-cell table:style-name="ce38" office:value-type="string" office:string-value="h">
            <text:p>h </text:p>
          </table:table-cell>
          <table:table-cell table:style-name="ce38" office:value-type="string" office:string-value="i">
            <text:p>i </text:p>
          </table:table-cell>
          <table:table-cell table:style-name="ce38" office:value-type="string" office:string-value="j=(g+h)-i">
            <text:p>j=(g+h)-i </text:p>
          </table:table-cell>
          <table:table-cell table:style-name="ce38" office:value-type="string" office:string-value="k">
            <text:p>k </text:p>
          </table:table-cell>
          <table:table-cell table:style-name="ce38" office:value-type="string" office:string-value="l">
            <text:p>l </text:p>
          </table:table-cell>
          <table:table-cell table:style-name="ce38" office:value-type="string" office:string-value="m=(j+k)-l">
            <text:p>m=(j+k)-l </text:p>
          </table:table-cell>
          <table:table-cell table:style-name="ce38" office:value-type="string" office:string-value="n">
            <text:p>n </text:p>
          </table:table-cell>
          <table:table-cell table:style-name="ce38" office:value-type="string" office:string-value="o">
            <text:p>o </text:p>
          </table:table-cell>
          <table:table-cell table:style-name="ce38" office:value-type="string" office:string-value="p=(m+n)-o">
            <text:p>p=(m+n)-o </text:p>
          </table:table-cell>
          <table:table-cell table:style-name="ce38" office:value-type="string" office:string-value="q">
            <text:p>q </text:p>
          </table:table-cell>
          <table:table-cell table:style-name="ce38" office:value-type="string" office:string-value="r">
            <text:p>r </text:p>
          </table:table-cell>
          <table:table-cell table:style-name="ce38" office:value-type="string" office:string-value="s=(p+q)-r">
            <text:p>s=(p+q)-r </text:p>
          </table:table-cell>
          <table:table-cell table:style-name="ce38" office:value-type="string" office:string-value="t">
            <text:p>t </text:p>
          </table:table-cell>
          <table:table-cell table:style-name="ce38" office:value-type="string" office:string-value="u">
            <text:p>u </text:p>
          </table:table-cell>
          <table:table-cell table:style-name="ce38" office:value-type="string" office:string-value="v=(s+t)-u">
            <text:p>v=(s+t)-u </text:p>
          </table:table-cell>
          <table:table-cell table:style-name="ce38" office:value-type="string" office:string-value="w">
            <text:p>w </text:p>
          </table:table-cell>
          <table:table-cell table:style-name="ce38" office:value-type="string" office:string-value="x">
            <text:p>x </text:p>
          </table:table-cell>
          <table:table-cell table:style-name="ce38" office:value-type="string" office:string-value="y=(v+w)-x">
            <text:p>y=(v+w)-x </text:p>
          </table:table-cell>
          <table:table-cell table:style-name="ce38" office:value-type="string" office:string-value="z">
            <text:p>z </text:p>
          </table:table-cell>
          <table:table-cell table:style-name="ce38" office:value-type="string" office:string-value="aa">
            <text:p>aa </text:p>
          </table:table-cell>
          <table:table-cell table:style-name="ce38" office:value-type="string" office:string-value="ab=(y+z)-aa">
            <text:p>ab=(y+z)-aa </text:p>
          </table:table-cell>
          <table:table-cell table:style-name="ce38" office:value-type="string" office:string-value="ac">
            <text:p>ac </text:p>
          </table:table-cell>
          <table:table-cell table:style-name="ce38" office:value-type="string" office:string-value="ad">
            <text:p>ad </text:p>
          </table:table-cell>
          <table:table-cell table:style-name="ce38" office:value-type="string" office:string-value="ae=(ab+ac)-ad">
            <text:p>ae=(ab+ac)-ad </text:p>
          </table:table-cell>
          <table:table-cell table:style-name="ce38" office:value-type="string" office:string-value="af">
            <text:p>af </text:p>
          </table:table-cell>
          <table:table-cell table:style-name="ce38" office:value-type="string" office:string-value="ag">
            <text:p>ag </text:p>
          </table:table-cell>
          <table:table-cell table:style-name="ce38" office:value-type="string" office:string-value="ah=(ae+af)-ag">
            <text:p>ah=(ae+af)-ag </text:p>
          </table:table-cell>
          <table:table-cell table:style-name="ce38" office:value-type="string" office:string-value="ai">
            <text:p>ai </text:p>
          </table:table-cell>
          <table:table-cell table:style-name="ce38" office:value-type="string" office:string-value="aj">
            <text:p>aj </text:p>
          </table:table-cell>
          <table:table-cell table:style-name="ce38" office:value-type="string" office:string-value="ak=(ah+ai)-aj">
            <text:p>ak=(ah+ai)-aj </text:p>
          </table:table-cell>
          <table:table-cell table:style-name="ce38" office:value-type="string" office:string-value="al">
            <text:p>al </text:p>
          </table:table-cell>
          <table:table-cell table:style-name="ce38" office:value-type="string" office:string-value="am">
            <text:p>am </text:p>
          </table:table-cell>
          <table:table-cell table:style-name="ce38" office:value-type="string" office:string-value="an=(ak+al)-am">
            <text:p>an=(ak+al)-am </text:p>
          </table:table-cell>
          <table:table-cell table:style-name="ce54" table:number-columns-repeated="984"/>
        </table:table-row>
        <table:table-row table:style-name="ro4">
          <table:table-cell table:style-name="ce6" office:value-type="string">
            <text:p>Paper &amp; Paper Products</text:p>
          </table:table-cell>
          <table:table-cell table:style-name="ce17"/>
          <table:table-cell table:style-name="ce31"/>
          <table:table-cell table:style-name="ce39" table:number-columns-repeated="37"/>
          <table:table-cell table:style-name="ce54" table:number-columns-repeated="984"/>
        </table:table-row>
        <table:table-row table:style-name="ro1">
          <table:table-cell table:style-name="ce7" office:value-type="float" office:value="2276">
            <text:p>2276</text:p>
          </table:table-cell>
          <table:table-cell table:style-name="ce18" office:value-type="string">
            <text:p>Bond copy paper, a4 size,70gsm 500shts/rm</text:p>
          </table:table-cell>
          <table:table-cell table:style-name="ce32" office:value-type="string">
            <text:p>Ream</text:p>
          </table:table-cell>
          <table:table-cell table:style-name="ce40" office:value-type="float" office:value="11">
            <text:p>11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31">
            <text:p>31</text:p>
          </table:table-cell>
          <table:table-cell table:style-name="ce48" table:formula="of:=[.D12]+[.E12]-[.F12]" office:value-type="float" office:value="0">
            <text:p>0</text:p>
          </table:table-cell>
          <table:table-cell table:style-name="ce40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table:formula="of:=[.G12]+[.H12]-[.I12]" office:value-type="float" office:value="0">
            <text:p>0</text:p>
          </table:table-cell>
          <table:table-cell table:style-name="ce52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3" table:formula="of:=[.J12]+[.K12]-[.L12]" office:value-type="float" office:value="0">
            <text:p>0</text:p>
          </table:table-cell>
          <table:table-cell table:style-name="ce52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48" table:formula="of:=[.M12]+[.N12]-[.O12]" office:value-type="float" office:value="0">
            <text:p>0</text:p>
          </table:table-cell>
          <table:table-cell table:style-name="ce52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8" table:formula="of:=[.P12]+[.Q12]-[.R12]" office:value-type="float" office:value="0">
            <text:p>0</text:p>
          </table:table-cell>
          <table:table-cell table:style-name="ce52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table:formula="of:=[.S12]+[.T12]-[.U12]" office:value-type="float" office:value="0">
            <text:p>0</text:p>
          </table:table-cell>
          <table:table-cell table:style-name="ce52" office:value-type="float" office:value="30">
            <text:p>30</text:p>
          </table:table-cell>
          <table:table-cell table:style-name="ce45" office:value-type="float" office:value="30">
            <text:p>30</text:p>
          </table:table-cell>
          <table:table-cell table:style-name="ce45" table:formula="of:=[.V12]+[.W12]-[.X12]" office:value-type="float" office:value="0">
            <text:p>0</text:p>
          </table:table-cell>
          <table:table-cell table:style-name="ce52" office:value-type="float" office:value="30">
            <text:p>30</text:p>
          </table:table-cell>
          <table:table-cell table:style-name="ce45" office:value-type="float" office:value="30">
            <text:p>30</text:p>
          </table:table-cell>
          <table:table-cell table:style-name="ce45" table:formula="of:=[.Y12]+[.Z12]-[.AA12]" office:value-type="float" office:value="0">
            <text:p>0</text:p>
          </table:table-cell>
          <table:table-cell table:number-columns-repeated="2" table:style-name="ce41" office:value-type="float" office:value="25">
            <text:p>25.00 </text:p>
          </table:table-cell>
          <table:table-cell table:style-name="ce49" table:formula="of:=([.AB12]+[.AC12])-[.AD12]" office:value-type="float" office:value="0">
            <text:p><text:s/>- </text:p>
          </table:table-cell>
          <table:table-cell table:style-name="ce41" office:value-type="float" office:value="69">
            <text:p>69.00 </text:p>
          </table:table-cell>
          <table:table-cell table:style-name="ce41" office:value-type="float" office:value="50">
            <text:p>50.00 </text:p>
          </table:table-cell>
          <table:table-cell table:style-name="ce49" table:formula="of:=([.AE12]+[.AF12])-[.AG12]" office:value-type="float" office:value="19">
            <text:p>19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35">
            <text:p>35.00 </text:p>
          </table:table-cell>
          <table:table-cell table:style-name="ce49" table:formula="of:=([.AH12]+[.AI12])-[.AJ12]" office:value-type="float" office:value="4">
            <text:p>4.00 </text:p>
          </table:table-cell>
          <table:table-cell table:number-columns-repeated="2" table:style-name="ce41"/>
          <table:table-cell table:style-name="ce49" table:formula="of:=([.AK12]+[.AL12])-[.AM12]" office:value-type="float" office:value="4">
            <text:p>4.00 </text:p>
          </table:table-cell>
          <table:table-cell table:number-columns-repeated="984"/>
        </table:table-row>
        <table:table-row table:style-name="ro5">
          <table:table-cell table:style-name="ce7" office:value-type="float" office:value="2067">
            <text:p>2067</text:p>
          </table:table-cell>
          <table:table-cell table:style-name="ce18" office:value-type="string">
            <text:p>Bond prem,ls, 216x330mm,70gsm 500shts/rm</text:p>
          </table:table-cell>
          <table:table-cell table:style-name="ce32" office:value-type="string">
            <text:p>Ream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48" table:formula="of:=[.D13]+[.E13]-[.F13]" office:value-type="float" office:value="0">
            <text:p>0</text:p>
          </table:table-cell>
          <table:table-cell table:style-name="ce5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33" table:formula="of:=[.G13]+[.H13]-[.I13]" office:value-type="float" office:value="0">
            <text:p>0</text:p>
          </table:table-cell>
          <table:table-cell table:style-name="ce4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8" table:formula="of:=[.J13]+[.K13]-[.L13]" office:value-type="float" office:value="0">
            <text:p>0</text:p>
          </table:table-cell>
          <table:table-cell table:style-name="ce4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8" table:formula="of:=[.M13]+[.N13]-[.O13]" office:value-type="float" office:value="0">
            <text:p>0</text:p>
          </table:table-cell>
          <table:table-cell table:style-name="ce5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8" table:formula="of:=[.P13]+[.Q13]-[.R13]" office:value-type="float" office:value="0">
            <text:p>0</text:p>
          </table:table-cell>
          <table:table-cell table:style-name="ce50" office:value-type="float" office:value="10">
            <text:p>10</text:p>
          </table:table-cell>
          <table:table-cell table:style-name="ce45" office:value-type="float" office:value="10">
            <text:p>10</text:p>
          </table:table-cell>
          <table:table-cell table:style-name="ce45" table:formula="of:=[.S13]+[.T13]-[.U13]" office:value-type="float" office:value="0">
            <text:p>0</text:p>
          </table:table-cell>
          <table:table-cell table:style-name="ce50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table:formula="of:=[.V13]+[.W13]-[.X13]" office:value-type="float" office:value="0">
            <text:p>0</text:p>
          </table:table-cell>
          <table:table-cell table:style-name="ce50" office:value-type="float" office:value="30">
            <text:p>30</text:p>
          </table:table-cell>
          <table:table-cell table:style-name="ce45" office:value-type="float" office:value="22">
            <text:p>22</text:p>
          </table:table-cell>
          <table:table-cell table:style-name="ce45" table:formula="of:=[.Y13]+[.Z13]-[.AA13]" office:value-type="float" office:value="8">
            <text:p>8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25">
            <text:p>25.00 </text:p>
          </table:table-cell>
          <table:table-cell table:style-name="ce49" table:formula="of:=([.AB13]+[.AC13])-[.AD13]" office:value-type="float" office:value="3">
            <text:p>3.00 </text:p>
          </table:table-cell>
          <table:table-cell table:style-name="ce41" office:value-type="float" office:value="68">
            <text:p>68.00 </text:p>
          </table:table-cell>
          <table:table-cell table:style-name="ce41" office:value-type="float" office:value="50">
            <text:p>50.00 </text:p>
          </table:table-cell>
          <table:table-cell table:style-name="ce49" table:formula="of:=([.AE13]+[.AF13])-[.AG13]" office:value-type="float" office:value="21">
            <text:p>21.00 </text:p>
          </table:table-cell>
          <table:table-cell table:style-name="ce41" office:value-type="float" office:value="15">
            <text:p>15.00 </text:p>
          </table:table-cell>
          <table:table-cell table:style-name="ce41" office:value-type="float" office:value="25">
            <text:p>25.00 </text:p>
          </table:table-cell>
          <table:table-cell table:style-name="ce49" table:formula="of:=([.AH13]+[.AI13])-[.AJ13]" office:value-type="float" office:value="11">
            <text:p>11.00 </text:p>
          </table:table-cell>
          <table:table-cell table:number-columns-repeated="2" table:style-name="ce41"/>
          <table:table-cell table:style-name="ce49" table:formula="of:=([.AK13]+[.AL13])-[.AM13]" office:value-type="float" office:value="11">
            <text:p>11.00 </text:p>
          </table:table-cell>
          <table:table-cell table:number-columns-repeated="984"/>
        </table:table-row>
        <table:table-row table:style-name="ro1">
          <table:table-cell table:style-name="ce7" office:value-type="float" office:value="2634">
            <text:p>2634</text:p>
          </table:table-cell>
          <table:table-cell table:style-name="ce18" office:value-type="string">
            <text:p>Carbon film, legal</text:p>
          </table:table-cell>
          <table:table-cell table:style-name="ce32" office:value-type="string">
            <text:p>Box</text:p>
          </table:table-cell>
          <table:table-cell table:style-name="ce40" office:value-type="float" office:value="7">
            <text:p>7</text:p>
          </table:table-cell>
          <table:table-cell table:number-columns-repeated="2" table:style-name="ce45"/>
          <table:table-cell table:style-name="ce48" table:formula="of:=[.D14]+[.E14]-[.F14]" office:value-type="float" office:value="7">
            <text:p>7</text:p>
          </table:table-cell>
          <table:table-cell table:style-name="ce50"/>
          <table:table-cell table:style-name="ce45" office:value-type="float" office:value="1">
            <text:p>1</text:p>
          </table:table-cell>
          <table:table-cell table:style-name="ce33" table:formula="of:=[.G14]+[.H14]-[.I14]" office:value-type="float" office:value="6">
            <text:p>6</text:p>
          </table:table-cell>
          <table:table-cell table:style-name="ce40"/>
          <table:table-cell table:style-name="ce45" office:value-type="float" office:value="1">
            <text:p>1</text:p>
          </table:table-cell>
          <table:table-cell table:style-name="ce48" table:formula="of:=[.J14]+[.K14]-[.L14]" office:value-type="float" office:value="5">
            <text:p>5</text:p>
          </table:table-cell>
          <table:table-cell table:style-name="ce40"/>
          <table:table-cell table:style-name="ce45"/>
          <table:table-cell table:style-name="ce48" table:formula="of:=[.M14]+[.N14]-[.O14]" office:value-type="float" office:value="5">
            <text:p>5</text:p>
          </table:table-cell>
          <table:table-cell table:style-name="ce50"/>
          <table:table-cell table:style-name="ce45"/>
          <table:table-cell table:style-name="ce48" table:formula="of:=[.P14]+[.Q14]-[.R14]" office:value-type="float" office:value="5">
            <text:p>5</text:p>
          </table:table-cell>
          <table:table-cell table:style-name="ce50"/>
          <table:table-cell table:style-name="ce45"/>
          <table:table-cell table:style-name="ce45" table:formula="of:=[.S14]+[.T14]-[.U14]" office:value-type="float" office:value="5">
            <text:p>5</text:p>
          </table:table-cell>
          <table:table-cell table:style-name="ce50"/>
          <table:table-cell table:style-name="ce45" office:value-type="float" office:value="2">
            <text:p>2</text:p>
          </table:table-cell>
          <table:table-cell table:style-name="ce45" table:formula="of:=[.V14]+[.W14]-[.X14]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45"/>
          <table:table-cell table:style-name="ce45" table:formula="of:=[.Y14]+[.Z14]-[.AA14]" office:value-type="float" office:value="4">
            <text:p>4</text:p>
          </table:table-cell>
          <table:table-cell table:number-columns-repeated="2" table:style-name="ce41"/>
          <table:table-cell table:style-name="ce49" table:formula="of:=([.AB14]+[.AC14])-[.AD14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4]+[.AF14])-[.AG14]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AH14]+[.AI14])-[.AJ14]" office:value-type="float" office:value="4">
            <text:p>4.00 </text:p>
          </table:table-cell>
          <table:table-cell table:number-columns-repeated="2" table:style-name="ce41"/>
          <table:table-cell table:style-name="ce49" table:formula="of:=([.AK14]+[.AL14])-[.AM14]" office:value-type="float" office:value="4">
            <text:p>4.00 </text:p>
          </table:table-cell>
          <table:table-cell table:number-columns-repeated="984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8" office:value-type="string">
            <text:p>Cartolina - white, 22-1/2 x 28-1/2</text:p>
          </table:table-cell>
          <table:table-cell table:style-name="ce32" office:value-type="string">
            <text:p>Piece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15]+[.E15]-[.F15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15]+[.H15]-[.I15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15]+[.K15]-[.L15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15]+[.N15]-[.O15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15]+[.Q15]-[.R1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15]+[.T15]-[.U1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15]+[.W15]-[.X1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15]+[.Z15]-[.AA15]" office:value-type="float" office:value="0">
            <text:p>0</text:p>
          </table:table-cell>
          <table:table-cell table:number-columns-repeated="2" table:style-name="ce41"/>
          <table:table-cell table:style-name="ce49" table:formula="of:=([.AB15]+[.AC15])-[.AD1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5]+[.AF15])-[.AG1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5]+[.AI15])-[.AJ1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5]+[.AL15])-[.AM15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2636">
            <text:p>2636</text:p>
          </table:table-cell>
          <table:table-cell table:style-name="ce18" office:value-type="string">
            <text:p>Envelope - document, 10 x 15</text:p>
          </table:table-cell>
          <table:table-cell table:style-name="ce32" office:value-type="string">
            <text:p>C</text:p>
          </table:table-cell>
          <table:table-cell table:style-name="ce40" office:value-type="float" office:value="8.95">
            <text:p>8.95</text:p>
          </table:table-cell>
          <table:table-cell table:style-name="ce45"/>
          <table:table-cell table:style-name="ce45" office:value-type="float" office:value="4">
            <text:p>4</text:p>
          </table:table-cell>
          <table:table-cell table:style-name="ce48" table:formula="of:=[.D16]+[.E16]-[.F16]" office:value-type="float" office:value="4.95">
            <text:p>4.95</text:p>
          </table:table-cell>
          <table:table-cell table:style-name="ce50"/>
          <table:table-cell table:style-name="ce45" office:value-type="float" office:value="4.7">
            <text:p>4.7</text:p>
          </table:table-cell>
          <table:table-cell table:style-name="ce33" table:formula="of:=[.G16]+[.H16]-[.I16]" office:value-type="float" office:value="0.249999999999999">
            <text:p>0.25</text:p>
          </table:table-cell>
          <table:table-cell table:style-name="ce40" office:value-type="float" office:value="4.06">
            <text:p>4.06</text:p>
          </table:table-cell>
          <table:table-cell table:style-name="ce45" office:value-type="float" office:value="0.15">
            <text:p>0.15</text:p>
          </table:table-cell>
          <table:table-cell table:style-name="ce48" table:formula="of:=[.J16]+[.K16]-[.L16]" office:value-type="float" office:value="4.16">
            <text:p>4.16</text:p>
          </table:table-cell>
          <table:table-cell table:style-name="ce40"/>
          <table:table-cell table:style-name="ce45" office:value-type="float" office:value="4">
            <text:p>4</text:p>
          </table:table-cell>
          <table:table-cell table:style-name="ce48" table:formula="of:=[.M16]+[.N16]-[.O16]" office:value-type="float" office:value="0.159999999999998">
            <text:p>0.16</text:p>
          </table:table-cell>
          <table:table-cell table:style-name="ce50"/>
          <table:table-cell table:style-name="ce45" office:value-type="float" office:value="0.15">
            <text:p>0.15</text:p>
          </table:table-cell>
          <table:table-cell table:style-name="ce48" table:formula="of:=[.P16]+[.Q16]-[.R16]" office:value-type="float" office:value="0.00999999999999837">
            <text:p>0.01</text:p>
          </table:table-cell>
          <table:table-cell table:style-name="ce50"/>
          <table:table-cell table:style-name="ce45"/>
          <table:table-cell table:style-name="ce45" table:formula="of:=[.S16]+[.T16]-[.U16]" office:value-type="float" office:value="0.00999999999999837">
            <text:p>0.01</text:p>
          </table:table-cell>
          <table:table-cell table:style-name="ce50"/>
          <table:table-cell table:style-name="ce45"/>
          <table:table-cell table:style-name="ce45" table:formula="of:=[.V16]+[.W16]-[.X16]" office:value-type="float" office:value="0.00999999999999837">
            <text:p>0.01</text:p>
          </table:table-cell>
          <table:table-cell table:style-name="ce50" office:value-type="float" office:value="1">
            <text:p>1</text:p>
          </table:table-cell>
          <table:table-cell table:style-name="ce45" office:value-type="float" office:value="0.5">
            <text:p>0.5</text:p>
          </table:table-cell>
          <table:table-cell table:style-name="ce45" table:formula="of:=[.Y16]+[.Z16]-[.AA16]" office:value-type="float" office:value="0.509999999999998">
            <text:p>0.51</text:p>
          </table:table-cell>
          <table:table-cell table:number-columns-repeated="2" table:style-name="ce41" office:value-type="float" office:value="2">
            <text:p>2.00 </text:p>
          </table:table-cell>
          <table:table-cell table:style-name="ce49" table:formula="of:=([.AB16]+[.AC16])-[.AD16]" office:value-type="float" office:value="0.509999999999998">
            <text:p>0.51 </text:p>
          </table:table-cell>
          <table:table-cell table:style-name="ce41"/>
          <table:table-cell table:style-name="ce41" office:value-type="float" office:value="0.3">
            <text:p>0.30 </text:p>
          </table:table-cell>
          <table:table-cell table:style-name="ce49" table:formula="of:=([.AE16]+[.AF16])-[.AG16]" office:value-type="float" office:value="0.209999999999998">
            <text:p>0.21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16]+[.AI16])-[.AJ16]" office:value-type="float" office:value="0.209999999999998">
            <text:p>0.21 </text:p>
          </table:table-cell>
          <table:table-cell table:number-columns-repeated="2" table:style-name="ce41"/>
          <table:table-cell table:style-name="ce49" table:formula="of:=([.AK16]+[.AL16])-[.AM16]" office:value-type="float" office:value="0.209999999999998">
            <text:p>0.21 </text:p>
          </table:table-cell>
          <table:table-cell table:number-columns-repeated="984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19" office:value-type="string">
            <text:p>Envelope - expanding 11x15x 2 w/out flap</text:p>
          </table:table-cell>
          <table:table-cell table:style-name="ce33" office:value-type="string">
            <text:p>PC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17]+[.E17]-[.F17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17]+[.H17]-[.I17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17]+[.K17]-[.L17]" office:value-type="float" office:value="0">
            <text:p>0</text:p>
          </table:table-cell>
          <table:table-cell table:style-name="ce40"/>
          <table:table-cell table:style-name="ce45" office:value-type="float" office:value="0">
            <text:p>0</text:p>
          </table:table-cell>
          <table:table-cell table:style-name="ce48" table:formula="of:=[.M17]+[.N17]-[.O17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17]+[.Q17]-[.R17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17]+[.T17]-[.U17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17]+[.W17]-[.X17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17]+[.Z17]-[.AA17]" office:value-type="float" office:value="0">
            <text:p>0</text:p>
          </table:table-cell>
          <table:table-cell table:number-columns-repeated="2" table:style-name="ce41"/>
          <table:table-cell table:style-name="ce49" table:formula="of:=([.AB17]+[.AC17])-[.AD1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7]+[.AF17])-[.AG1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7]+[.AI17])-[.AJ1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7]+[.AL17])-[.AM17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37">
            <text:p>37</text:p>
          </table:table-cell>
          <table:table-cell table:style-name="ce18" office:value-type="string">
            <text:p>Envelope - window reg mailing only white (500 pcs/box)</text:p>
          </table:table-cell>
          <table:table-cell table:style-name="ce32" office:value-type="string">
            <text:p>Box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18]+[.E18]-[.F18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18]+[.H18]-[.I18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18]+[.K18]-[.L18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18]+[.N18]-[.O18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18]+[.Q18]-[.R18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18]+[.T18]-[.U18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18]+[.W18]-[.X18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18]+[.Z18]-[.AA18]" office:value-type="float" office:value="0">
            <text:p>0</text:p>
          </table:table-cell>
          <table:table-cell table:number-columns-repeated="2" table:style-name="ce41"/>
          <table:table-cell table:style-name="ce49" table:formula="of:=([.AB18]+[.AC18])-[.AD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]+[.AF18])-[.AG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]+[.AI18])-[.AJ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]+[.AL18])-[.AM18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36">
            <text:p>36</text:p>
          </table:table-cell>
          <table:table-cell table:style-name="ce18" office:value-type="string">
            <text:p>Envelope-wdw reg no add white for brnchs (500 pcs/box)</text:p>
          </table:table-cell>
          <table:table-cell table:style-name="ce32" office:value-type="string">
            <text:p>Box</text:p>
          </table:table-cell>
          <table:table-cell table:style-name="ce40" office:value-type="float" office:value="18">
            <text:p>18</text:p>
          </table:table-cell>
          <table:table-cell table:style-name="ce45"/>
          <table:table-cell table:style-name="ce45" office:value-type="float" office:value="1.16">
            <text:p>1.16</text:p>
          </table:table-cell>
          <table:table-cell table:style-name="ce48" table:formula="of:=[.D19]+[.E19]-[.F19]" office:value-type="float" office:value="16.84">
            <text:p>16.84</text:p>
          </table:table-cell>
          <table:table-cell table:style-name="ce50"/>
          <table:table-cell table:style-name="ce45"/>
          <table:table-cell table:style-name="ce33" table:formula="of:=[.G19]+[.H19]-[.I19]" office:value-type="float" office:value="16.84">
            <text:p>16.84</text:p>
          </table:table-cell>
          <table:table-cell table:style-name="ce40"/>
          <table:table-cell table:style-name="ce45" office:value-type="float" office:value="0.2">
            <text:p>0.2</text:p>
          </table:table-cell>
          <table:table-cell table:style-name="ce48" table:formula="of:=[.J19]+[.K19]-[.L19]" office:value-type="float" office:value="16.64">
            <text:p>16.64</text:p>
          </table:table-cell>
          <table:table-cell table:style-name="ce40"/>
          <table:table-cell table:style-name="ce45" office:value-type="float" office:value="1">
            <text:p>1</text:p>
          </table:table-cell>
          <table:table-cell table:style-name="ce48" table:formula="of:=[.M19]+[.N19]-[.O19]" office:value-type="float" office:value="15.64">
            <text:p>15.64</text:p>
          </table:table-cell>
          <table:table-cell table:style-name="ce50"/>
          <table:table-cell table:style-name="ce45" office:value-type="float" office:value="0.9">
            <text:p>0.9</text:p>
          </table:table-cell>
          <table:table-cell table:style-name="ce48" table:formula="of:=[.P19]+[.Q19]-[.R19]" office:value-type="float" office:value="14.74">
            <text:p>14.74</text:p>
          </table:table-cell>
          <table:table-cell table:style-name="ce50"/>
          <table:table-cell table:style-name="ce45" office:value-type="float" office:value="12">
            <text:p>12</text:p>
          </table:table-cell>
          <table:table-cell table:style-name="ce45" table:formula="of:=[.S19]+[.T19]-[.U19]" office:value-type="float" office:value="2.74">
            <text:p>2.74</text:p>
          </table:table-cell>
          <table:table-cell table:style-name="ce50"/>
          <table:table-cell table:style-name="ce45"/>
          <table:table-cell table:style-name="ce45" table:formula="of:=[.V19]+[.W19]-[.X19]" office:value-type="float" office:value="2.74">
            <text:p>2.74</text:p>
          </table:table-cell>
          <table:table-cell table:style-name="ce50"/>
          <table:table-cell table:style-name="ce45"/>
          <table:table-cell table:style-name="ce45" table:formula="of:=[.Y19]+[.Z19]-[.AA19]" office:value-type="float" office:value="2.74">
            <text:p>2.74</text:p>
          </table:table-cell>
          <table:table-cell table:style-name="ce41"/>
          <table:table-cell table:style-name="ce41" office:value-type="float" office:value="0.74">
            <text:p>0.74 </text:p>
          </table:table-cell>
          <table:table-cell table:style-name="ce49" table:formula="of:=([.AB19]+[.AC19])-[.AD19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9]+[.AF19])-[.AG19]" office:value-type="float" office:value="1">
            <text:p>1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0.75">
            <text:p>0.75 </text:p>
          </table:table-cell>
          <table:table-cell table:style-name="ce49" table:formula="of:=([.AH19]+[.AI19])-[.AJ19]" office:value-type="float" office:value="2.25">
            <text:p>2.25 </text:p>
          </table:table-cell>
          <table:table-cell table:number-columns-repeated="2" table:style-name="ce41"/>
          <table:table-cell table:style-name="ce49" table:formula="of:=([.AK19]+[.AL19])-[.AM19]" office:value-type="float" office:value="2.25">
            <text:p>2.25 </text:p>
          </table:table-cell>
          <table:table-cell table:number-columns-repeated="984"/>
        </table:table-row>
        <table:table-row table:style-name="ro1">
          <table:table-cell table:style-name="ce7" office:value-type="float" office:value="40">
            <text:p>40</text:p>
          </table:table-cell>
          <table:table-cell table:style-name="ce18" office:value-type="string">
            <text:p>Envelope, expanding kraftboard for legal docs.</text:p>
          </table:table-cell>
          <table:table-cell table:style-name="ce32" office:value-type="string">
            <text:p>Piece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0]+[.E20]-[.F20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0]+[.H20]-[.I20]" office:value-type="float" office:value="0">
            <text:p>0</text:p>
          </table:table-cell>
          <table:table-cell table:style-name="ce40" office:value-type="float" office:value="308">
            <text:p>308</text:p>
          </table:table-cell>
          <table:table-cell table:style-name="ce45"/>
          <table:table-cell table:style-name="ce48" table:formula="of:=[.J20]+[.K20]-[.L20]" office:value-type="float" office:value="308">
            <text:p>308</text:p>
          </table:table-cell>
          <table:table-cell table:style-name="ce40"/>
          <table:table-cell table:style-name="ce45" office:value-type="float" office:value="70">
            <text:p>70</text:p>
          </table:table-cell>
          <table:table-cell table:style-name="ce48" table:formula="of:=[.M20]+[.N20]-[.O20]" office:value-type="float" office:value="238">
            <text:p>238</text:p>
          </table:table-cell>
          <table:table-cell table:style-name="ce50"/>
          <table:table-cell table:style-name="ce45" office:value-type="float" office:value="20">
            <text:p>20</text:p>
          </table:table-cell>
          <table:table-cell table:style-name="ce48" table:formula="of:=[.P20]+[.Q20]-[.R20]" office:value-type="float" office:value="218">
            <text:p>218</text:p>
          </table:table-cell>
          <table:table-cell table:style-name="ce50" office:value-type="float" office:value="100">
            <text:p>100</text:p>
          </table:table-cell>
          <table:table-cell table:style-name="ce45" office:value-type="float" office:value="15">
            <text:p>15</text:p>
          </table:table-cell>
          <table:table-cell table:style-name="ce45" table:formula="of:=[.S20]+[.T20]-[.U20]" office:value-type="float" office:value="303">
            <text:p>303</text:p>
          </table:table-cell>
          <table:table-cell table:style-name="ce50"/>
          <table:table-cell table:style-name="ce45" office:value-type="float" office:value="158">
            <text:p>158</text:p>
          </table:table-cell>
          <table:table-cell table:style-name="ce45" table:formula="of:=[.V20]+[.W20]-[.X20]" office:value-type="float" office:value="145">
            <text:p>145</text:p>
          </table:table-cell>
          <table:table-cell table:style-name="ce50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 table:formula="of:=[.Y20]+[.Z20]-[.AA20]" office:value-type="float" office:value="136">
            <text:p>136</text:p>
          </table:table-cell>
          <table:table-cell table:number-columns-repeated="2" table:style-name="ce41"/>
          <table:table-cell table:style-name="ce49" table:formula="of:=([.AB20]+[.AC20])-[.AD20]" office:value-type="float" office:value="136">
            <text:p>136.00 </text:p>
          </table:table-cell>
          <table:table-cell table:style-name="ce41"/>
          <table:table-cell table:style-name="ce41" office:value-type="float" office:value="36">
            <text:p>36.00 </text:p>
          </table:table-cell>
          <table:table-cell table:style-name="ce49" table:formula="of:=([.AE20]+[.AF20])-[.AG20]" office:value-type="float" office:value="100">
            <text:p>100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AH20]+[.AI20])-[.AJ20]" office:value-type="float" office:value="90">
            <text:p>90.00 </text:p>
          </table:table-cell>
          <table:table-cell table:number-columns-repeated="2" table:style-name="ce41"/>
          <table:table-cell table:style-name="ce49" table:formula="of:=([.AK20]+[.AL20])-[.AM20]" office:value-type="float" office:value="90">
            <text:p>90.00 </text:p>
          </table:table-cell>
          <table:table-cell table:number-columns-repeated="984"/>
        </table:table-row>
        <table:table-row table:style-name="ro1">
          <table:table-cell table:style-name="ce7" office:value-type="float" office:value="1695">
            <text:p>1695</text:p>
          </table:table-cell>
          <table:table-cell table:style-name="ce18" office:value-type="string">
            <text:p>Folder - cardboard loose lift 8-1/2x14</text:p>
          </table:table-cell>
          <table:table-cell table:style-name="ce32" office:value-type="string">
            <text:p>Set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1]+[.E21]-[.F21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1]+[.H21]-[.I21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1]+[.K21]-[.L21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21]+[.N21]-[.O21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1]+[.Q21]-[.R21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1]+[.T21]-[.U21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1]+[.W21]-[.X21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21]+[.Z21]-[.AA21]" office:value-type="float" office:value="0">
            <text:p>0</text:p>
          </table:table-cell>
          <table:table-cell table:number-columns-repeated="2" table:style-name="ce41"/>
          <table:table-cell table:style-name="ce49" table:formula="of:=([.AB21]+[.AC21])-[.AD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]+[.AF21])-[.AG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]+[.AI21])-[.AJ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]+[.AL21])-[.AM21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2366">
            <text:p>2366</text:p>
          </table:table-cell>
          <table:table-cell table:style-name="ce18" office:value-type="string">
            <text:p>Folder - legal size, 36mm thick (14pts)</text:p>
          </table:table-cell>
          <table:table-cell table:style-name="ce32" office:value-type="string">
            <text:p>C</text:p>
          </table:table-cell>
          <table:table-cell table:style-name="ce40" office:value-type="float" office:value="0">
            <text:p>0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8" table:formula="of:=[.D22]+[.E22]-[.F22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2]+[.H22]-[.I22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2]+[.K22]-[.L22]" office:value-type="float" office:value="0">
            <text:p>0</text:p>
          </table:table-cell>
          <table:table-cell table:style-name="ce40"/>
          <table:table-cell table:style-name="ce45" office:value-type="float" office:value="0">
            <text:p>0</text:p>
          </table:table-cell>
          <table:table-cell table:style-name="ce48" table:formula="of:=[.M22]+[.N22]-[.O22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2]+[.Q22]-[.R22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2]+[.T22]-[.U22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2]+[.W22]-[.X22]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5"/>
          <table:table-cell table:style-name="ce45" table:formula="of:=[.Y22]+[.Z22]-[.AA22]" office:value-type="float" office:value="1">
            <text:p>1</text:p>
          </table:table-cell>
          <table:table-cell table:style-name="ce41" office:value-type="float" office:value="1">
            <text:p>1.00 </text:p>
          </table:table-cell>
          <table:table-cell table:style-name="ce41" office:value-type="float" office:value="1.6">
            <text:p>1.60 </text:p>
          </table:table-cell>
          <table:table-cell table:style-name="ce49" table:formula="of:=([.AB22]+[.AC22])-[.AD22]" office:value-type="float" office:value="0.4">
            <text:p>0.40 </text:p>
          </table:table-cell>
          <table:table-cell table:style-name="ce41"/>
          <table:table-cell table:style-name="ce41" office:value-type="float" office:value="0.4">
            <text:p>0.40 </text:p>
          </table:table-cell>
          <table:table-cell table:style-name="ce49" table:formula="of:=([.AE22]+[.AF22])-[.AG22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22]+[.AI22])-[.AJ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]+[.AL22])-[.AM22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331">
            <text:p>331</text:p>
          </table:table-cell>
          <table:table-cell table:style-name="ce18" office:value-type="string">
            <text:p>Folder - marble green, 11 x 14-7/8</text:p>
          </table:table-cell>
          <table:table-cell table:style-name="ce32" office:value-type="string">
            <text:p>Set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3]+[.E23]-[.F23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3]+[.H23]-[.I23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3]+[.K23]-[.L23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23]+[.N23]-[.O23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3]+[.Q23]-[.R23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3]+[.T23]-[.U23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3]+[.W23]-[.X23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23]+[.Z23]-[.AA23]" office:value-type="float" office:value="0">
            <text:p>0</text:p>
          </table:table-cell>
          <table:table-cell table:number-columns-repeated="2" table:style-name="ce41"/>
          <table:table-cell table:style-name="ce49" table:formula="of:=([.AB23]+[.AC23])-[.AD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3]+[.AF23])-[.AG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3]+[.AI23])-[.AJ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3]+[.AL23])-[.AM23]" office:value-type="float" office:value="0">
            <text:p><text:s/>- </text:p>
          </table:table-cell>
          <table:table-cell table:number-columns-repeated="984"/>
        </table:table-row>
        <table:table-row table:style-name="ro1">
          <table:table-cell table:style-name="ce7" office:value-type="float" office:value="330">
            <text:p>330</text:p>
          </table:table-cell>
          <table:table-cell table:style-name="ce18" office:value-type="string">
            <text:p>Paper - adding machine tape, 2-1/4</text:p>
          </table:table-cell>
          <table:table-cell table:style-name="ce32" office:value-type="string">
            <text:p>Piece</text:p>
          </table:table-cell>
          <table:table-cell table:style-name="ce40" office:value-type="float" office:value="35">
            <text:p>35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5">
            <text:p>5</text:p>
          </table:table-cell>
          <table:table-cell table:style-name="ce48" table:formula="of:=[.D24]+[.E24]-[.F24]" office:value-type="float" office:value="50">
            <text:p>50</text:p>
          </table:table-cell>
          <table:table-cell table:style-name="ce50"/>
          <table:table-cell table:style-name="ce45" office:value-type="float" office:value="10">
            <text:p>10</text:p>
          </table:table-cell>
          <table:table-cell table:style-name="ce33" table:formula="of:=[.G24]+[.H24]-[.I24]" office:value-type="float" office:value="40">
            <text:p>40</text:p>
          </table:table-cell>
          <table:table-cell table:style-name="ce40"/>
          <table:table-cell table:style-name="ce45" office:value-type="float" office:value="10">
            <text:p>10</text:p>
          </table:table-cell>
          <table:table-cell table:style-name="ce48" table:formula="of:=[.J24]+[.K24]-[.L24]" office:value-type="float" office:value="30">
            <text:p>30</text:p>
          </table:table-cell>
          <table:table-cell table:style-name="ce40"/>
          <table:table-cell table:style-name="ce45" office:value-type="float" office:value="20">
            <text:p>20</text:p>
          </table:table-cell>
          <table:table-cell table:style-name="ce48" table:formula="of:=[.M24]+[.N24]-[.O24]" office:value-type="float" office:value="10">
            <text:p>10</text:p>
          </table:table-cell>
          <table:table-cell table:style-name="ce50" office:value-type="float" office:value="10">
            <text:p>10</text:p>
          </table:table-cell>
          <table:table-cell table:style-name="ce45" office:value-type="float" office:value="10">
            <text:p>10</text:p>
          </table:table-cell>
          <table:table-cell table:style-name="ce48" table:formula="of:=[.P24]+[.Q24]-[.R24]" office:value-type="float" office:value="10">
            <text:p>10</text:p>
          </table:table-cell>
          <table:table-cell table:style-name="ce50" office:value-type="float" office:value="25">
            <text:p>25</text:p>
          </table:table-cell>
          <table:table-cell table:style-name="ce45" office:value-type="float" office:value="10">
            <text:p>10</text:p>
          </table:table-cell>
          <table:table-cell table:style-name="ce45" table:formula="of:=[.S24]+[.T24]-[.U24]" office:value-type="float" office:value="25">
            <text:p>25</text:p>
          </table:table-cell>
          <table:table-cell table:style-name="ce50" office:value-type="float" office:value="20">
            <text:p>20</text:p>
          </table:table-cell>
          <table:table-cell table:style-name="ce45"/>
          <table:table-cell table:style-name="ce45" table:formula="of:=[.V24]+[.W24]-[.X24]" office:value-type="float" office:value="45">
            <text:p>45</text:p>
          </table:table-cell>
          <table:table-cell table:style-name="ce50"/>
          <table:table-cell table:style-name="ce45" office:value-type="float" office:value="10">
            <text:p>10</text:p>
          </table:table-cell>
          <table:table-cell table:style-name="ce45" table:formula="of:=[.Y24]+[.Z24]-[.AA24]" office:value-type="float" office:value="35">
            <text:p>35</text:p>
          </table:table-cell>
          <table:table-cell table:number-columns-repeated="2" table:style-name="ce41"/>
          <table:table-cell table:style-name="ce49" table:formula="of:=([.AB24]+[.AC24])-[.AD24]" office:value-type="float" office:value="35">
            <text:p>35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AE24]+[.AF24])-[.AG24]" office:value-type="float" office:value="25">
            <text:p>25.00 </text:p>
          </table:table-cell>
          <table:table-cell table:number-columns-repeated="2" table:style-name="ce41"/>
          <table:table-cell table:style-name="ce49" table:formula="of:=([.AH24]+[.AI24])-[.AJ24]" office:value-type="float" office:value="25">
            <text:p>25.00 </text:p>
          </table:table-cell>
          <table:table-cell table:number-columns-repeated="2" table:style-name="ce41"/>
          <table:table-cell table:style-name="ce49" table:formula="of:=([.AK24]+[.AL24])-[.AM24]" office:value-type="float" office:value="25">
            <text:p>25.00 </text:p>
          </table:table-cell>
          <table:table-cell table:number-columns-repeated="984"/>
        </table:table-row>
        <table:table-row table:style-name="ro1">
          <table:table-cell table:style-name="ce7" office:value-type="float" office:value="64">
            <text:p>64</text:p>
          </table:table-cell>
          <table:table-cell table:style-name="ce18" office:value-type="string">
            <text:p>Paper-bond w/letterhead, a4 size 70gsm</text:p>
          </table:table-cell>
          <table:table-cell table:style-name="ce32" office:value-type="string">
            <text:p>Ream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5]+[.E25]-[.F25]" office:value-type="float" office:value="0">
            <text:p>0</text:p>
          </table:table-cell>
          <table:table-cell table:style-name="ce50"/>
          <table:table-cell table:style-name="ce45"/>
          <table:table-cell table:style-name="ce33" table:formula="of:=[.G25]+[.H25]-[.I25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5]+[.K25]-[.L25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M25]+[.N25]-[.O25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5]+[.Q25]-[.R2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5]+[.T25]-[.U2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5]+[.W25]-[.X25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25]+[.Z25]-[.AA25]" office:value-type="float" office:value="0">
            <text:p>0</text:p>
          </table:table-cell>
          <table:table-cell table:number-columns-repeated="2" table:style-name="ce41"/>
          <table:table-cell table:style-name="ce49" table:formula="of:=([.AB25]+[.AC25])-[.AD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5]+[.AF25])-[.AG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5]+[.AI25])-[.AJ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5]+[.AL25])-[.AM2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7" office:value-type="float" office:value="65">
            <text:p>65</text:p>
          </table:table-cell>
          <table:table-cell table:style-name="ce19" office:value-type="string">
            <text:p>Envelope – window reg mail brown</text:p>
          </table:table-cell>
          <table:table-cell table:style-name="ce33" office:value-type="string">
            <text:p>Piece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5"/>
          <table:table-cell table:style-name="ce48" table:formula="of:=[.D26]+[.E26]-[.F26]" office:value-type="float" office:value="0">
            <text:p>0</text:p>
          </table:table-cell>
          <table:table-cell table:style-name="ce50"/>
          <table:table-cell table:style-name="ce45" office:value-type="float" office:value="0">
            <text:p>0</text:p>
          </table:table-cell>
          <table:table-cell table:style-name="ce33" table:formula="of:=[.G26]+[.H26]-[.I26]" office:value-type="float" office:value="0">
            <text:p>0</text:p>
          </table:table-cell>
          <table:table-cell table:style-name="ce40"/>
          <table:table-cell table:style-name="ce45"/>
          <table:table-cell table:style-name="ce48" table:formula="of:=[.J26]+[.K26]-[.L26]" office:value-type="float" office:value="0">
            <text:p>0</text:p>
          </table:table-cell>
          <table:table-cell table:style-name="ce40"/>
          <table:table-cell table:style-name="ce45" office:value-type="float" office:value="0">
            <text:p>0</text:p>
          </table:table-cell>
          <table:table-cell table:style-name="ce48" table:formula="of:=[.M26]+[.N26]-[.O26]" office:value-type="float" office:value="0">
            <text:p>0</text:p>
          </table:table-cell>
          <table:table-cell table:style-name="ce50"/>
          <table:table-cell table:style-name="ce45"/>
          <table:table-cell table:style-name="ce48" table:formula="of:=[.P26]+[.Q26]-[.R26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S26]+[.T26]-[.U26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V26]+[.W26]-[.X26]" office:value-type="float" office:value="0">
            <text:p>0</text:p>
          </table:table-cell>
          <table:table-cell table:style-name="ce50"/>
          <table:table-cell table:style-name="ce45"/>
          <table:table-cell table:style-name="ce45" table:formula="of:=[.Y26]+[.Z26]-[.AA26]" office:value-type="float" office:value="0">
            <text:p>0</text:p>
          </table:table-cell>
          <table:table-cell table:number-columns-repeated="2" table:style-name="ce41"/>
          <table:table-cell table:style-name="ce49" table:formula="of:=([.AB26]+[.AC26])-[.AD2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6]+[.AF26])-[.AG2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6]+[.AI26])-[.AJ2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6]+[.AL26])-[.AM2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70">
            <text:p>70</text:p>
          </table:table-cell>
          <table:table-cell table:style-name="ce20" office:value-type="string">
            <text:p>Paper - Adding Machine Tape, 2-1/4</text:p>
          </table:table-cell>
          <table:table-cell table:style-name="ce34" office:value-type="string">
            <text:p>Piece</text:p>
          </table:table-cell>
          <table:table-cell table:number-columns-repeated="3" table:style-name="ce41"/>
          <table:table-cell table:style-name="ce49" table:formula="of:=([.D27]+[.E27])-[.F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7]+[.H27])-[.I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7]+[.K27])-[.L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7]+[.N27])-[.O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7]+[.Q27])-[.R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7]+[.T27])-[.U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7]+[.W27])-[.X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7]+[.Z27])-[.AA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7]+[.AC27])-[.AD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7]+[.AF27])-[.AG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7]+[.AI27])-[.AJ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7]+[.AL27])-[.AM2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823">
            <text:p>1823</text:p>
          </table:table-cell>
          <table:table-cell table:style-name="ce20" office:value-type="string">
            <text:p>Paper-Bond w/Letterhead, A4 size 70gsm</text:p>
          </table:table-cell>
          <table:table-cell table:style-name="ce34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8]+[.E28])-[.F2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8]+[.H28])-[.I2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8]+[.K28])-[.L2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8]+[.N28])-[.O28]" office:value-type="float" office:value="0">
            <text:p><text:s/>- </text:p>
          </table:table-cell>
          <table:table-cell table:style-name="ce41" office:value-type="float" office:value="9">
            <text:p>9.00 </text:p>
          </table:table-cell>
          <table:table-cell table:style-name="ce41"/>
          <table:table-cell table:style-name="ce49" table:formula="of:=([.P28]+[.Q28])-[.R28]" office:value-type="float" office:value="9">
            <text:p>9.00 </text:p>
          </table:table-cell>
          <table:table-cell table:number-columns-repeated="2" table:style-name="ce41"/>
          <table:table-cell table:style-name="ce49" table:formula="of:=([.S28]+[.T28])-[.U28]" office:value-type="float" office:value="9">
            <text:p>9.00 </text:p>
          </table:table-cell>
          <table:table-cell table:number-columns-repeated="2" table:style-name="ce41"/>
          <table:table-cell table:style-name="ce49" table:formula="of:=([.V28]+[.W28])-[.X28]" office:value-type="float" office:value="9">
            <text:p>9.00 </text:p>
          </table:table-cell>
          <table:table-cell table:number-columns-repeated="2" table:style-name="ce41"/>
          <table:table-cell table:style-name="ce49" table:formula="of:=([.Y28]+[.Z28])-[.AA28]" office:value-type="float" office:value="9">
            <text:p>9.00 </text:p>
          </table:table-cell>
          <table:table-cell table:number-columns-repeated="2" table:style-name="ce41"/>
          <table:table-cell table:style-name="ce49" table:formula="of:=([.AB28]+[.AC28])-[.AD28]" office:value-type="float" office:value="9">
            <text:p>9.00 </text:p>
          </table:table-cell>
          <table:table-cell table:number-columns-repeated="2" table:style-name="ce41"/>
          <table:table-cell table:style-name="ce49" table:formula="of:=([.AE28]+[.AF28])-[.AG28]" office:value-type="float" office:value="9">
            <text:p>9.00 </text:p>
          </table:table-cell>
          <table:table-cell table:style-name="ce41"/>
          <table:table-cell table:style-name="ce41" office:value-type="float" office:value="9">
            <text:p>9.00 </text:p>
          </table:table-cell>
          <table:table-cell table:style-name="ce49" table:formula="of:=([.AH28]+[.AI28])-[.AJ2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8]+[.AL28])-[.AM2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0" office:value-type="string">
            <text:p>Other Supplies not inluded in the list</text:p>
          </table:table-cell>
          <table:table-cell table:style-name="ce21"/>
          <table:table-cell table:style-name="ce35"/>
          <table:table-cell table:number-columns-repeated="3" table:style-name="ce41"/>
          <table:table-cell table:style-name="ce49" table:formula="of:=([.D29]+[.E29])-[.F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9]+[.H29])-[.I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9]+[.K29])-[.L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9]+[.N29])-[.O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9]+[.Q29])-[.R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9]+[.T29])-[.U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9]+[.W29])-[.X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9]+[.Z29])-[.AA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9]+[.AC29])-[.AD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9]+[.AF29])-[.AG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9]+[.AI29])-[.AJ2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9]+[.AL29])-[.AM2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0]+[.E30])-[.F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0]+[.H30])-[.I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0]+[.K30])-[.L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0]+[.N30])-[.O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0]+[.Q30])-[.R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0]+[.T30])-[.U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0]+[.W30])-[.X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0]+[.Z30])-[.AA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0]+[.AC30])-[.AD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0]+[.AF30])-[.AG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0]+[.AI30])-[.AJ3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0]+[.AL30])-[.AM3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1]+[.E31])-[.F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1]+[.H31])-[.I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1]+[.K31])-[.L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1]+[.N31])-[.O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1]+[.Q31])-[.R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1]+[.T31])-[.U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1]+[.W31])-[.X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1]+[.Z31])-[.AA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1]+[.AC31])-[.AD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1]+[.AF31])-[.AG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1]+[.AI31])-[.AJ3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1]+[.AL31])-[.AM3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">
            <text:p>3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2]+[.E32])-[.F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2]+[.H32])-[.I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2]+[.K32])-[.L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2]+[.N32])-[.O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2]+[.Q32])-[.R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2]+[.T32])-[.U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2]+[.W32])-[.X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2]+[.Z32])-[.AA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2]+[.AC32])-[.AD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2]+[.AF32])-[.AG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2]+[.AI32])-[.AJ3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2]+[.AL32])-[.AM3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3]+[.E33])-[.F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3]+[.H33])-[.I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3]+[.K33])-[.L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3]+[.N33])-[.O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3]+[.Q33])-[.R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3]+[.T33])-[.U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3]+[.W33])-[.X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3]+[.Z33])-[.AA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3]+[.AC33])-[.AD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3]+[.AF33])-[.AG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3]+[.AI33])-[.AJ3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3]+[.AL33])-[.AM3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5">
            <text:p>5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34]+[.E34])-[.F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4]+[.H34])-[.I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4]+[.K34])-[.L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4]+[.N34])-[.O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4]+[.Q34])-[.R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4]+[.T34])-[.U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4]+[.W34])-[.X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4]+[.Z34])-[.AA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4]+[.AC34])-[.AD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4]+[.AF34])-[.AG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4]+[.AI34])-[.AJ3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4]+[.AL34])-[.AM34]" office:value-type="float" office:value="0">
            <text:p><text:s/>- </text:p>
          </table:table-cell>
          <table:table-cell table:number-columns-repeated="984"/>
        </table:table-row>
        <table:table-row table:style-name="ro4">
          <table:table-cell table:style-name="ce6" office:value-type="string">
            <text:p>IT Supplies</text:p>
          </table:table-cell>
          <table:table-cell table:style-name="ce17"/>
          <table:table-cell table:style-name="ce31"/>
          <table:table-cell table:style-name="ce39" table:number-columns-repeated="37"/>
          <table:table-cell table:style-name="ce54" table:number-columns-repeated="984"/>
        </table:table-row>
        <table:table-row table:style-name="ro6">
          <table:table-cell table:style-name="ce9" office:value-type="float" office:value="2252">
            <text:p>2252</text:p>
          </table:table-cell>
          <table:table-cell table:style-name="ce20" office:value-type="string">
            <text:p>Drum for Brother HL 5450 Printer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36]+[.E36])-[.F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6]+[.H36])-[.I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6]+[.K36])-[.L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6]+[.N36])-[.O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6]+[.Q36])-[.R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6]+[.T36])-[.U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6]+[.W36])-[.X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6]+[.Z36])-[.AA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6]+[.AC36])-[.AD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6]+[.AF36])-[.AG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6]+[.AI36])-[.AJ3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6]+[.AL36])-[.AM3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3">
            <text:p>2823</text:p>
          </table:table-cell>
          <table:table-cell table:style-name="ce20" office:value-type="string">
            <text:p>Drum HL-L5100DN Brother DR3455 Black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37]+[.E37])-[.F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7]+[.H37])-[.I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7]+[.K37])-[.L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7]+[.N37])-[.O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7]+[.Q37])-[.R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7]+[.T37])-[.U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7]+[.W37])-[.X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7]+[.Z37])-[.AA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7]+[.AC37])-[.AD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7]+[.AF37])-[.AG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7]+[.AI37])-[.AJ3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7]+[.AL37])-[.AM3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4">
            <text:p>2824</text:p>
          </table:table-cell>
          <table:table-cell table:style-name="ce20" office:value-type="string">
            <text:p>Drum HL-L8360CDW Brother DR451-CL Black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38]+[.E38])-[.F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8]+[.H38])-[.I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8]+[.K38])-[.L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8]+[.N38])-[.O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8]+[.Q38])-[.R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8]+[.T38])-[.U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8]+[.W38])-[.X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8]+[.Z38])-[.AA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8]+[.AC38])-[.AD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8]+[.AF38])-[.AG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8]+[.AI38])-[.AJ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8]+[.AL38])-[.AM3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56">
            <text:p>2256</text:p>
          </table:table-cell>
          <table:table-cell table:style-name="ce20" office:value-type="string">
            <text:p>Four-in-one Checks - LBP</text:p>
          </table:table-cell>
          <table:table-cell table:style-name="ce35" office:value-type="string">
            <text:p>SH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39]+[.E39])-[.F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39]+[.H39])-[.I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39]+[.K39])-[.L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39]+[.N39])-[.O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39]+[.Q39])-[.R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39]+[.T39])-[.U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39]+[.W39])-[.X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39]+[.Z39])-[.AA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39]+[.AC39])-[.AD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39]+[.AF39])-[.AG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39]+[.AI39])-[.AJ3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39]+[.AL39])-[.AM3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46">
            <text:p>2646</text:p>
          </table:table-cell>
          <table:table-cell table:style-name="ce20" office:value-type="string">
            <text:p>Kyocera Eco P5026CDW TK-5244C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0]+[.E40])-[.F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0]+[.H40])-[.I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0]+[.K40])-[.L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0]+[.N40])-[.O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0]+[.Q40])-[.R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0]+[.T40])-[.U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0]+[.W40])-[.X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0]+[.Z40])-[.AA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0]+[.AC40])-[.AD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0]+[.AF40])-[.AG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0]+[.AI40])-[.AJ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0]+[.AL40])-[.AM4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49">
            <text:p>2649</text:p>
          </table:table-cell>
          <table:table-cell table:style-name="ce20" office:value-type="string">
            <text:p>Kyocera Eco P5026CDW TK-5244K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1]+[.E41])-[.F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1]+[.H41])-[.I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1]+[.K41])-[.L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1]+[.N41])-[.O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1]+[.Q41])-[.R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1]+[.T41])-[.U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1]+[.W41])-[.X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1]+[.Z41])-[.AA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1]+[.AC41])-[.AD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1]+[.AF41])-[.AG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1]+[.AI41])-[.AJ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1]+[.AL41])-[.AM4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47">
            <text:p>2647</text:p>
          </table:table-cell>
          <table:table-cell table:style-name="ce20" office:value-type="string">
            <text:p>Kyocera Eco P5026CDW TK-5244M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2]+[.E42])-[.F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2]+[.H42])-[.I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2]+[.K42])-[.L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2]+[.N42])-[.O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2]+[.Q42])-[.R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2]+[.T42])-[.U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2]+[.W42])-[.X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2]+[.Z42])-[.AA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2]+[.AC42])-[.AD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2]+[.AF42])-[.AG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2]+[.AI42])-[.AJ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2]+[.AL42])-[.AM4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48">
            <text:p>2648</text:p>
          </table:table-cell>
          <table:table-cell table:style-name="ce20" office:value-type="string">
            <text:p>Kyocera Eco P5026CDW TK-5244Y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3]+[.E43])-[.F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3]+[.H43])-[.I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3]+[.K43])-[.L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3]+[.N43])-[.O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3]+[.Q43])-[.R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3]+[.T43])-[.U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3]+[.W43])-[.X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3]+[.Z43])-[.AA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3]+[.AC43])-[.AD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3]+[.AF43])-[.AG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3]+[.AI43])-[.AJ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3]+[.AL43])-[.AM4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27">
            <text:p>2627</text:p>
          </table:table-cell>
          <table:table-cell table:style-name="ce20" office:value-type="string">
            <text:p>LTO Ultrium 6, 6.25TB c/o DCOD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4]+[.E44])-[.F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4]+[.H44])-[.I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4]+[.K44])-[.L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4]+[.N44])-[.O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4]+[.Q44])-[.R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4]+[.T44])-[.U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4]+[.W44])-[.X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4]+[.Z44])-[.AA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4]+[.AC44])-[.AD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4]+[.AF44])-[.AG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4]+[.AI44])-[.AJ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4]+[.AL44])-[.AM4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28">
            <text:p>2628</text:p>
          </table:table-cell>
          <table:table-cell table:style-name="ce20" office:value-type="string">
            <text:p>LTO Ultrium 7, 7.15TB c/o DCOD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5]+[.E45])-[.F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5]+[.H45])-[.I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5]+[.K45])-[.L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5]+[.N45])-[.O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5]+[.Q45])-[.R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5]+[.T45])-[.U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5]+[.W45])-[.X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5]+[.Z45])-[.AA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5]+[.AC45])-[.AD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5]+[.AF45])-[.AG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5]+[.AI45])-[.AJ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5]+[.AL45])-[.AM4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956">
            <text:p>1956</text:p>
          </table:table-cell>
          <table:table-cell table:style-name="ce20" office:value-type="string">
            <text:p>Pad for AV186 + scanner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6]+[.E46])-[.F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6]+[.H46])-[.I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6]+[.K46])-[.L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6]+[.N46])-[.O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6]+[.Q46])-[.R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6]+[.T46])-[.U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6]+[.W46])-[.X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6]+[.Z46])-[.AA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6]+[.AC46])-[.AD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46]+[.AF46])-[.AG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46]+[.AI46])-[.AJ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6]+[.AL46])-[.AM4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37">
            <text:p>137</text:p>
          </table:table-cell>
          <table:table-cell table:style-name="ce20" office:value-type="string">
            <text:p>Ribbon - ERC-31 for TMU-950 (Epson)</text:p>
          </table:table-cell>
          <table:table-cell table:style-name="ce35" office:value-type="string">
            <text:p>Piece</text:p>
          </table:table-cell>
          <table:table-cell table:style-name="ce41" office:value-type="float" office:value="13">
            <text:p>13.00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D47]+[.E47])-[.F47]" office:value-type="float" office:value="13">
            <text:p>13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G47]+[.H47])-[.I47]" office:value-type="float" office:value="18">
            <text:p>18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J47]+[.K47])-[.L47]" office:value-type="float" office:value="21">
            <text:p>21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M47]+[.N47])-[.O47]" office:value-type="float" office:value="16">
            <text:p>16.00 </text:p>
          </table:table-cell>
          <table:table-cell table:number-columns-repeated="2" table:style-name="ce41"/>
          <table:table-cell table:style-name="ce49" table:formula="of:=([.P47]+[.Q47])-[.R47]" office:value-type="float" office:value="16">
            <text:p>16.00 </text:p>
          </table:table-cell>
          <table:table-cell table:number-columns-repeated="2" table:style-name="ce41"/>
          <table:table-cell table:style-name="ce49" table:formula="of:=([.S47]+[.T47])-[.U47]" office:value-type="float" office:value="16">
            <text:p>16.00 </text:p>
          </table:table-cell>
          <table:table-cell table:number-columns-repeated="2" table:style-name="ce41"/>
          <table:table-cell table:style-name="ce49" table:formula="of:=([.V47]+[.W47])-[.X47]" office:value-type="float" office:value="16">
            <text:p>16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Y47]+[.Z47])-[.AA47]" office:value-type="float" office:value="11">
            <text:p>11.00 </text:p>
          </table:table-cell>
          <table:table-cell table:number-columns-repeated="2" table:style-name="ce41"/>
          <table:table-cell table:style-name="ce49" table:formula="of:=([.AB47]+[.AC47])-[.AD47]" office:value-type="float" office:value="11">
            <text:p>11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AE47]+[.AF47])-[.AG47]" office:value-type="float" office:value="6">
            <text:p>6.00 </text:p>
          </table:table-cell>
          <table:table-cell table:number-columns-repeated="2" table:style-name="ce41"/>
          <table:table-cell table:style-name="ce49" table:formula="of:=([.AH47]+[.AI47])-[.AJ47]" office:value-type="float" office:value="6">
            <text:p>6.00 </text:p>
          </table:table-cell>
          <table:table-cell table:number-columns-repeated="2" table:style-name="ce41"/>
          <table:table-cell table:style-name="ce49" table:formula="of:=([.AK47]+[.AL47])-[.AM47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416">
            <text:p>2416</text:p>
          </table:table-cell>
          <table:table-cell table:style-name="ce20" office:value-type="string">
            <text:p>Ribbon Tally Dascom 1330 99007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48]+[.E48])-[.F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8]+[.H48])-[.I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8]+[.K48])-[.L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8]+[.N48])-[.O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8]+[.Q48])-[.R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8]+[.T48])-[.U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8]+[.W48])-[.X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8]+[.Z48])-[.AA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8]+[.AC48])-[.AD48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E48]+[.AF48])-[.AG48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48]+[.AI48])-[.AJ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48]+[.AL48])-[.AM4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176">
            <text:p>2176</text:p>
          </table:table-cell>
          <table:table-cell table:style-name="ce20" office:value-type="string">
            <text:p>Ribbon-Epson LQ 310 - Dot Matrix Printer</text:p>
          </table:table-cell>
          <table:table-cell table:style-name="ce35" office:value-type="string">
            <text:p>Piece</text:p>
          </table:table-cell>
          <table:table-cell table:number-columns-repeated="3" table:style-name="ce41"/>
          <table:table-cell table:style-name="ce49" table:formula="of:=([.D49]+[.E49])-[.F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49]+[.H49])-[.I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49]+[.K49])-[.L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49]+[.N49])-[.O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49]+[.Q49])-[.R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49]+[.T49])-[.U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49]+[.W49])-[.X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49]+[.Z49])-[.AA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49]+[.AC49])-[.AD49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AE49]+[.AF49])-[.AG49]" office:value-type="float" office:value="5">
            <text:p>5.00 </text:p>
          </table:table-cell>
          <table:table-cell table:number-columns-repeated="2" table:style-name="ce41"/>
          <table:table-cell table:style-name="ce49" table:formula="of:=([.AH49]+[.AI49])-[.AJ49]" office:value-type="float" office:value="5">
            <text:p>5.00 </text:p>
          </table:table-cell>
          <table:table-cell table:number-columns-repeated="2" table:style-name="ce41"/>
          <table:table-cell table:style-name="ce49" table:formula="of:=([.AK49]+[.AL49])-[.AM49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2039">
            <text:p>2039</text:p>
          </table:table-cell>
          <table:table-cell table:style-name="ce20" office:value-type="string">
            <text:p>Samsung Toner MLT-D205L Cart, ML3310NDLP</text:p>
          </table:table-cell>
          <table:table-cell table:style-name="ce35" office:value-type="string">
            <text:p>Unit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50]+[.E50])-[.F50]" office:value-type="float" office:value="6">
            <text:p>6.00 </text:p>
          </table:table-cell>
          <table:table-cell table:number-columns-repeated="2" table:style-name="ce41"/>
          <table:table-cell table:style-name="ce49" table:formula="of:=([.G50]+[.H50])-[.I50]" office:value-type="float" office:value="6">
            <text:p>6.00 </text:p>
          </table:table-cell>
          <table:table-cell table:number-columns-repeated="2" table:style-name="ce41"/>
          <table:table-cell table:style-name="ce49" table:formula="of:=([.J50]+[.K50])-[.L50]" office:value-type="float" office:value="6">
            <text:p>6.00 </text:p>
          </table:table-cell>
          <table:table-cell table:number-columns-repeated="2" table:style-name="ce41"/>
          <table:table-cell table:style-name="ce49" table:formula="of:=([.M50]+[.N50])-[.O50]" office:value-type="float" office:value="6">
            <text:p>6.00 </text:p>
          </table:table-cell>
          <table:table-cell table:number-columns-repeated="2" table:style-name="ce41"/>
          <table:table-cell table:style-name="ce49" table:formula="of:=([.P50]+[.Q50])-[.R50]" office:value-type="float" office:value="6">
            <text:p>6.00 </text:p>
          </table:table-cell>
          <table:table-cell table:number-columns-repeated="2" table:style-name="ce41"/>
          <table:table-cell table:style-name="ce49" table:formula="of:=([.S50]+[.T50])-[.U50]" office:value-type="float" office:value="6">
            <text:p>6.00 </text:p>
          </table:table-cell>
          <table:table-cell table:number-columns-repeated="2" table:style-name="ce41"/>
          <table:table-cell table:style-name="ce49" table:formula="of:=([.V50]+[.W50])-[.X50]" office:value-type="float" office:value="6">
            <text:p>6.00 </text:p>
          </table:table-cell>
          <table:table-cell table:number-columns-repeated="2" table:style-name="ce41"/>
          <table:table-cell table:style-name="ce49" table:formula="of:=([.Y50]+[.Z50])-[.AA50]" office:value-type="float" office:value="6">
            <text:p>6.00 </text:p>
          </table:table-cell>
          <table:table-cell table:number-columns-repeated="2" table:style-name="ce41"/>
          <table:table-cell table:style-name="ce49" table:formula="of:=([.AB50]+[.AC50])-[.AD50]" office:value-type="float" office:value="6">
            <text:p>6.00 </text:p>
          </table:table-cell>
          <table:table-cell table:number-columns-repeated="2" table:style-name="ce41"/>
          <table:table-cell table:style-name="ce49" table:formula="of:=([.AE50]+[.AF50])-[.AG50]" office:value-type="float" office:value="6">
            <text:p>6.00 </text:p>
          </table:table-cell>
          <table:table-cell table:number-columns-repeated="2" table:style-name="ce41"/>
          <table:table-cell table:style-name="ce49" table:formula="of:=([.AH50]+[.AI50])-[.AJ50]" office:value-type="float" office:value="6">
            <text:p>6.00 </text:p>
          </table:table-cell>
          <table:table-cell table:number-columns-repeated="2" table:style-name="ce41"/>
          <table:table-cell table:style-name="ce49" table:formula="of:=([.AK50]+[.AL50])-[.AM50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807">
            <text:p>2807</text:p>
          </table:table-cell>
          <table:table-cell table:style-name="ce20" office:value-type="string">
            <text:p>Short Term Loan Check &amp; Voucher (STL)</text:p>
          </table:table-cell>
          <table:table-cell table:style-name="ce35" office:value-type="string">
            <text:p>M</text:p>
          </table:table-cell>
          <table:table-cell table:number-columns-repeated="3" table:style-name="ce41"/>
          <table:table-cell table:style-name="ce49" table:formula="of:=([.D51]+[.E51])-[.F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1]+[.H51])-[.I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1]+[.K51])-[.L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1]+[.N51])-[.O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1]+[.Q51])-[.R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1]+[.T51])-[.U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1]+[.W51])-[.X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1]+[.Z51])-[.AA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1]+[.AC51])-[.AD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1]+[.AF51])-[.AG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1]+[.AI51])-[.AJ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1]+[.AL51])-[.AM5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523">
            <text:p>1523</text:p>
          </table:table-cell>
          <table:table-cell table:style-name="ce20" office:value-type="string">
            <text:p>Thermal Paper 80mm x 76m (for KIOSKS)</text:p>
          </table:table-cell>
          <table:table-cell table:style-name="ce35" office:value-type="string">
            <text:p>Roll</text:p>
          </table:table-cell>
          <table:table-cell table:number-columns-repeated="3" table:style-name="ce41"/>
          <table:table-cell table:style-name="ce49" table:formula="of:=([.D52]+[.E52])-[.F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2]+[.H52])-[.I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2]+[.K52])-[.L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2]+[.N52])-[.O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2]+[.Q52])-[.R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2]+[.T52])-[.U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2]+[.W52])-[.X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2]+[.Z52])-[.AA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2]+[.AC52])-[.AD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2]+[.AF52])-[.AG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2]+[.AI52])-[.AJ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2]+[.AL52])-[.AM5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745">
            <text:p>1745</text:p>
          </table:table-cell>
          <table:table-cell table:style-name="ce20" office:value-type="string">
            <text:p>Thermal Paper for BQMS (57mmx30m)</text:p>
          </table:table-cell>
          <table:table-cell table:style-name="ce35" office:value-type="string">
            <text:p>PC</text:p>
          </table:table-cell>
          <table:table-cell table:number-columns-repeated="3" table:style-name="ce41"/>
          <table:table-cell table:style-name="ce49" table:formula="of:=([.D53]+[.E53])-[.F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3]+[.H53])-[.I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3]+[.K53])-[.L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3]+[.N53])-[.O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3]+[.Q53])-[.R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3]+[.T53])-[.U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3]+[.W53])-[.X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3]+[.Z53])-[.AA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3]+[.AC53])-[.AD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3]+[.AF53])-[.AG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3]+[.AI53])-[.AJ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3]+[.AL53])-[.AM5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186">
            <text:p>2186</text:p>
          </table:table-cell>
          <table:table-cell table:style-name="ce20" office:value-type="string">
            <text:p>Thermal Paper for Info Terminal110mmx30m</text:p>
          </table:table-cell>
          <table:table-cell table:style-name="ce35" office:value-type="string">
            <text:p>Roll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54]+[.E54])-[.F54]" office:value-type="float" office:value="6">
            <text:p>6.00 </text:p>
          </table:table-cell>
          <table:table-cell table:number-columns-repeated="2" table:style-name="ce41"/>
          <table:table-cell table:style-name="ce49" table:formula="of:=([.G54]+[.H54])-[.I54]" office:value-type="float" office:value="6">
            <text:p>6.00 </text:p>
          </table:table-cell>
          <table:table-cell table:number-columns-repeated="2" table:style-name="ce41"/>
          <table:table-cell table:style-name="ce49" table:formula="of:=([.J54]+[.K54])-[.L54]" office:value-type="float" office:value="6">
            <text:p>6.00 </text:p>
          </table:table-cell>
          <table:table-cell table:number-columns-repeated="2" table:style-name="ce41"/>
          <table:table-cell table:style-name="ce49" table:formula="of:=([.M54]+[.N54])-[.O54]" office:value-type="float" office:value="6">
            <text:p>6.00 </text:p>
          </table:table-cell>
          <table:table-cell table:number-columns-repeated="2" table:style-name="ce41"/>
          <table:table-cell table:style-name="ce49" table:formula="of:=([.P54]+[.Q54])-[.R54]" office:value-type="float" office:value="6">
            <text:p>6.00 </text:p>
          </table:table-cell>
          <table:table-cell table:number-columns-repeated="2" table:style-name="ce41"/>
          <table:table-cell table:style-name="ce49" table:formula="of:=([.S54]+[.T54])-[.U54]" office:value-type="float" office:value="6">
            <text:p>6.00 </text:p>
          </table:table-cell>
          <table:table-cell table:number-columns-repeated="2" table:style-name="ce41"/>
          <table:table-cell table:style-name="ce49" table:formula="of:=([.V54]+[.W54])-[.X54]" office:value-type="float" office:value="6">
            <text:p>6.00 </text:p>
          </table:table-cell>
          <table:table-cell table:number-columns-repeated="2" table:style-name="ce41"/>
          <table:table-cell table:style-name="ce49" table:formula="of:=([.Y54]+[.Z54])-[.AA54]" office:value-type="float" office:value="6">
            <text:p>6.00 </text:p>
          </table:table-cell>
          <table:table-cell table:number-columns-repeated="2" table:style-name="ce41"/>
          <table:table-cell table:style-name="ce49" table:formula="of:=([.AB54]+[.AC54])-[.AD54]" office:value-type="float" office:value="6">
            <text:p>6.00 </text:p>
          </table:table-cell>
          <table:table-cell table:number-columns-repeated="2" table:style-name="ce41"/>
          <table:table-cell table:style-name="ce49" table:formula="of:=([.AE54]+[.AF54])-[.AG54]" office:value-type="float" office:value="6">
            <text:p>6.00 </text:p>
          </table:table-cell>
          <table:table-cell table:number-columns-repeated="2" table:style-name="ce41"/>
          <table:table-cell table:style-name="ce49" table:formula="of:=([.AH54]+[.AI54])-[.AJ54]" office:value-type="float" office:value="6">
            <text:p>6.00 </text:p>
          </table:table-cell>
          <table:table-cell table:number-columns-repeated="2" table:style-name="ce41"/>
          <table:table-cell table:style-name="ce49" table:formula="of:=([.AK54]+[.AL54])-[.AM54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629">
            <text:p>2629</text:p>
          </table:table-cell>
          <table:table-cell table:style-name="ce20" office:value-type="string">
            <text:p>Thermal Paper for SET 80 x 30mm</text:p>
          </table:table-cell>
          <table:table-cell table:style-name="ce35" office:value-type="string">
            <text:p>Roll</text:p>
          </table:table-cell>
          <table:table-cell table:style-name="ce41" office:value-type="float" office:value="236">
            <text:p>236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D55]+[.E55])-[.F55]" office:value-type="float" office:value="212">
            <text:p>212.00 </text:p>
          </table:table-cell>
          <table:table-cell table:style-name="ce41"/>
          <table:table-cell table:style-name="ce41" office:value-type="float" office:value="16">
            <text:p>16.00 </text:p>
          </table:table-cell>
          <table:table-cell table:style-name="ce49" table:formula="of:=([.G55]+[.H55])-[.I55]" office:value-type="float" office:value="196">
            <text:p>196.00 </text:p>
          </table:table-cell>
          <table:table-cell table:style-name="ce41"/>
          <table:table-cell table:style-name="ce41" office:value-type="float" office:value="20">
            <text:p>20.00 </text:p>
          </table:table-cell>
          <table:table-cell table:style-name="ce49" table:formula="of:=([.J55]+[.K55])-[.L55]" office:value-type="float" office:value="176">
            <text:p>176.00 </text:p>
          </table:table-cell>
          <table:table-cell table:style-name="ce41"/>
          <table:table-cell table:style-name="ce41" office:value-type="float" office:value="20">
            <text:p>20.00 </text:p>
          </table:table-cell>
          <table:table-cell table:style-name="ce49" table:formula="of:=([.M55]+[.N55])-[.O55]" office:value-type="float" office:value="156">
            <text:p>156.00 </text:p>
          </table:table-cell>
          <table:table-cell table:style-name="ce41"/>
          <table:table-cell table:style-name="ce41" office:value-type="float" office:value="16">
            <text:p>16.00 </text:p>
          </table:table-cell>
          <table:table-cell table:style-name="ce49" table:formula="of:=([.P55]+[.Q55])-[.R55]" office:value-type="float" office:value="140">
            <text:p>140.00 </text:p>
          </table:table-cell>
          <table:table-cell table:style-name="ce41"/>
          <table:table-cell table:style-name="ce41" office:value-type="float" office:value="12">
            <text:p>12.00 </text:p>
          </table:table-cell>
          <table:table-cell table:style-name="ce49" table:formula="of:=([.S55]+[.T55])-[.U55]" office:value-type="float" office:value="128">
            <text:p>128.00 </text:p>
          </table:table-cell>
          <table:table-cell table:style-name="ce41"/>
          <table:table-cell table:style-name="ce41" office:value-type="float" office:value="32">
            <text:p>32.00 </text:p>
          </table:table-cell>
          <table:table-cell table:style-name="ce49" table:formula="of:=([.V55]+[.W55])-[.X55]" office:value-type="float" office:value="96">
            <text:p>96.00 </text:p>
          </table:table-cell>
          <table:table-cell table:style-name="ce41" office:value-type="float" office:value="40">
            <text:p>40.00 </text:p>
          </table:table-cell>
          <table:table-cell table:style-name="ce41" office:value-type="float" office:value="20">
            <text:p>20.00 </text:p>
          </table:table-cell>
          <table:table-cell table:style-name="ce49" table:formula="of:=([.Y55]+[.Z55])-[.AA55]" office:value-type="float" office:value="116">
            <text:p>116.00 </text:p>
          </table:table-cell>
          <table:table-cell table:style-name="ce41"/>
          <table:table-cell table:style-name="ce41" office:value-type="float" office:value="16">
            <text:p>16.00 </text:p>
          </table:table-cell>
          <table:table-cell table:style-name="ce49" table:formula="of:=([.AB55]+[.AC55])-[.AD55]" office:value-type="float" office:value="100">
            <text:p>100.00 </text:p>
          </table:table-cell>
          <table:table-cell table:style-name="ce41"/>
          <table:table-cell table:style-name="ce41" office:value-type="float" office:value="32">
            <text:p>32.00 </text:p>
          </table:table-cell>
          <table:table-cell table:style-name="ce49" table:formula="of:=([.AE55]+[.AF55])-[.AG55]" office:value-type="float" office:value="68">
            <text:p>68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AH55]+[.AI55])-[.AJ55]" office:value-type="float" office:value="44">
            <text:p>44.00 </text:p>
          </table:table-cell>
          <table:table-cell table:number-columns-repeated="2" table:style-name="ce41"/>
          <table:table-cell table:style-name="ce49" table:formula="of:=([.AK55]+[.AL55])-[.AM55]" office:value-type="float" office:value="44">
            <text:p>44.00 </text:p>
          </table:table-cell>
          <table:table-cell table:number-columns-repeated="984"/>
        </table:table-row>
        <table:table-row table:style-name="ro6">
          <table:table-cell table:style-name="ce9" office:value-type="float" office:value="2237">
            <text:p>2237</text:p>
          </table:table-cell>
          <table:table-cell table:style-name="ce20" office:value-type="string">
            <text:p>Toner <text:s/>- Brother HL 8350, Black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56]+[.E56])-[.F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6]+[.H56])-[.I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6]+[.K56])-[.L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6]+[.N56])-[.O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6]+[.Q56])-[.R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6]+[.T56])-[.U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6]+[.W56])-[.X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6]+[.Z56])-[.AA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6]+[.AC56])-[.AD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6]+[.AF56])-[.AG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6]+[.AI56])-[.AJ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6]+[.AL56])-[.AM5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40">
            <text:p>2240</text:p>
          </table:table-cell>
          <table:table-cell table:style-name="ce20" office:value-type="string">
            <text:p>Toner - Brother HL 8350 Magenta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57]+[.E57])-[.F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7]+[.H57])-[.I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7]+[.K57])-[.L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7]+[.N57])-[.O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7]+[.Q57])-[.R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7]+[.T57])-[.U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7]+[.W57])-[.X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7]+[.Z57])-[.AA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7]+[.AC57])-[.AD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7]+[.AF57])-[.AG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7]+[.AI57])-[.AJ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7]+[.AL57])-[.AM5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39">
            <text:p>2239</text:p>
          </table:table-cell>
          <table:table-cell table:style-name="ce20" office:value-type="string">
            <text:p>Toner - Brother HL 8350, Cyan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58]+[.E58])-[.F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8]+[.H58])-[.I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8]+[.K58])-[.L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8]+[.N58])-[.O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8]+[.Q58])-[.R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8]+[.T58])-[.U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8]+[.W58])-[.X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8]+[.Z58])-[.AA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8]+[.AC58])-[.AD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8]+[.AF58])-[.AG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8]+[.AI58])-[.AJ5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8]+[.AL58])-[.AM5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38">
            <text:p>2238</text:p>
          </table:table-cell>
          <table:table-cell table:style-name="ce20" office:value-type="string">
            <text:p>Toner - Brother HL 8350, Yellow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59]+[.E59])-[.F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59]+[.H59])-[.I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59]+[.K59])-[.L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59]+[.N59])-[.O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59]+[.Q59])-[.R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59]+[.T59])-[.U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59]+[.W59])-[.X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59]+[.Z59])-[.AA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59]+[.AC59])-[.AD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59]+[.AF59])-[.AG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59]+[.AI59])-[.AJ5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59]+[.AL59])-[.AM5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01">
            <text:p>2201</text:p>
          </table:table-cell>
          <table:table-cell table:style-name="ce20" office:value-type="string">
            <text:p>Toner- Brother, LP HL-5450 TN3350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0]+[.E60])-[.F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0]+[.H60])-[.I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0]+[.K60])-[.L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0]+[.N60])-[.O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0]+[.Q60])-[.R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0]+[.T60])-[.U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0]+[.W60])-[.X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0]+[.Z60])-[.AA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0]+[.AC60])-[.AD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0]+[.AF60])-[.AG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0]+[.AI60])-[.AJ6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0]+[.AL60])-[.AM6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40">
            <text:p>2540</text:p>
          </table:table-cell>
          <table:table-cell table:style-name="ce20" office:value-type="string">
            <text:p>Toner- for Canon LBP 6780x (Compatible)</text:p>
          </table:table-cell>
          <table:table-cell table:style-name="ce35" office:value-type="string">
            <text:p>Unit</text:p>
          </table:table-cell>
          <table:table-cell table:style-name="ce41" office:value-type="float" office:value="15">
            <text:p>15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61]+[.E61])-[.F61]" office:value-type="float" office:value="13">
            <text:p>13.00 </text:p>
          </table:table-cell>
          <table:table-cell table:number-columns-repeated="2" table:style-name="ce41"/>
          <table:table-cell table:style-name="ce49" table:formula="of:=([.G61]+[.H61])-[.I61]" office:value-type="float" office:value="13">
            <text:p>1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61]+[.K61])-[.L61]" office:value-type="float" office:value="11">
            <text:p>11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M61]+[.N61])-[.O61]" office:value-type="float" office:value="9">
            <text:p>9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P61]+[.Q61])-[.R61]" office:value-type="float" office:value="7">
            <text:p>7.00 </text:p>
          </table:table-cell>
          <table:table-cell table:number-columns-repeated="2" table:style-name="ce41"/>
          <table:table-cell table:style-name="ce49" table:formula="of:=([.S61]+[.T61])-[.U61]" office:value-type="float" office:value="7">
            <text:p>7.00 </text:p>
          </table:table-cell>
          <table:table-cell table:number-columns-repeated="2" table:style-name="ce41"/>
          <table:table-cell table:style-name="ce49" table:formula="of:=([.V61]+[.W61])-[.X61]" office:value-type="float" office:value="7">
            <text:p>7.00 </text:p>
          </table:table-cell>
          <table:table-cell table:number-columns-repeated="2" table:style-name="ce41"/>
          <table:table-cell table:style-name="ce49" table:formula="of:=([.Y61]+[.Z61])-[.AA61]" office:value-type="float" office:value="7">
            <text:p>7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B61]+[.AC61])-[.AD61]" office:value-type="float" office:value="4">
            <text:p>4.00 </text:p>
          </table:table-cell>
          <table:table-cell table:number-columns-repeated="2" table:style-name="ce41"/>
          <table:table-cell table:style-name="ce49" table:formula="of:=([.AE61]+[.AF61])-[.AG61]" office:value-type="float" office:value="4">
            <text:p>4.00 </text:p>
          </table:table-cell>
          <table:table-cell table:number-columns-repeated="2" table:style-name="ce41"/>
          <table:table-cell table:style-name="ce49" table:formula="of:=([.AH61]+[.AI61])-[.AJ61]" office:value-type="float" office:value="4">
            <text:p>4.00 </text:p>
          </table:table-cell>
          <table:table-cell table:number-columns-repeated="2" table:style-name="ce41"/>
          <table:table-cell table:style-name="ce49" table:formula="of:=([.AK61]+[.AL61])-[.AM61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9" office:value-type="float" office:value="2177">
            <text:p>2177</text:p>
          </table:table-cell>
          <table:table-cell table:style-name="ce20" office:value-type="string">
            <text:p>Toner for LP, Epson AL-M300DN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2]+[.E62])-[.F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2]+[.H62])-[.I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2]+[.K62])-[.L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2]+[.N62])-[.O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2]+[.Q62])-[.R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2]+[.T62])-[.U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2]+[.W62])-[.X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2]+[.Z62])-[.AA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2]+[.AC62])-[.AD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2]+[.AF62])-[.AG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2]+[.AI62])-[.AJ6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2]+[.AL62])-[.AM6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157">
            <text:p>2157</text:p>
          </table:table-cell>
          <table:table-cell table:style-name="ce20" office:value-type="string">
            <text:p>Toner for Samsung M3820ND MLT-D203E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3]+[.E63])-[.F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3]+[.H63])-[.I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3]+[.K63])-[.L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3]+[.N63])-[.O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3]+[.Q63])-[.R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3]+[.T63])-[.U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3]+[.W63])-[.X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3]+[.Z63])-[.AA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3]+[.AC63])-[.AD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3]+[.AF63])-[.AG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3]+[.AI63])-[.AJ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3]+[.AL63])-[.AM6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388">
            <text:p>2388</text:p>
          </table:table-cell>
          <table:table-cell table:style-name="ce20" office:value-type="string">
            <text:p>Toner for Samsung M3820ND MLT-D203L</text:p>
          </table:table-cell>
          <table:table-cell table:style-name="ce35" office:value-type="string">
            <text:p>Unit</text:p>
          </table:table-cell>
          <table:table-cell table:style-name="ce41" office:value-type="float" office:value="3">
            <text:p>3.00 </text:p>
          </table:table-cell>
          <table:table-cell table:number-columns-repeated="2" table:style-name="ce41"/>
          <table:table-cell table:style-name="ce49" table:formula="of:=([.D64]+[.E64])-[.F64]" office:value-type="float" office:value="3">
            <text:p>3.00 </text:p>
          </table:table-cell>
          <table:table-cell table:number-columns-repeated="2" table:style-name="ce41"/>
          <table:table-cell table:style-name="ce49" table:formula="of:=([.G64]+[.H64])-[.I64]" office:value-type="float" office:value="3">
            <text:p>3.00 </text:p>
          </table:table-cell>
          <table:table-cell table:number-columns-repeated="2" table:style-name="ce41"/>
          <table:table-cell table:style-name="ce49" table:formula="of:=([.J64]+[.K64])-[.L64]" office:value-type="float" office:value="3">
            <text:p>3.00 </text:p>
          </table:table-cell>
          <table:table-cell table:number-columns-repeated="2" table:style-name="ce41"/>
          <table:table-cell table:style-name="ce49" table:formula="of:=([.M64]+[.N64])-[.O64]" office:value-type="float" office:value="3">
            <text:p>3.00 </text:p>
          </table:table-cell>
          <table:table-cell table:number-columns-repeated="2" table:style-name="ce41"/>
          <table:table-cell table:style-name="ce49" table:formula="of:=([.P64]+[.Q64])-[.R64]" office:value-type="float" office:value="3">
            <text:p>3.00 </text:p>
          </table:table-cell>
          <table:table-cell table:number-columns-repeated="2" table:style-name="ce41"/>
          <table:table-cell table:style-name="ce49" table:formula="of:=([.S64]+[.T64])-[.U64]" office:value-type="float" office:value="3">
            <text:p>3.00 </text:p>
          </table:table-cell>
          <table:table-cell table:number-columns-repeated="2" table:style-name="ce41"/>
          <table:table-cell table:style-name="ce49" table:formula="of:=([.V64]+[.W64])-[.X64]" office:value-type="float" office:value="3">
            <text:p>3.00 </text:p>
          </table:table-cell>
          <table:table-cell table:number-columns-repeated="2" table:style-name="ce41"/>
          <table:table-cell table:style-name="ce49" table:formula="of:=([.Y64]+[.Z64])-[.AA64]" office:value-type="float" office:value="3">
            <text:p>3.00 </text:p>
          </table:table-cell>
          <table:table-cell table:number-columns-repeated="2" table:style-name="ce41"/>
          <table:table-cell table:style-name="ce49" table:formula="of:=([.AB64]+[.AC64])-[.AD64]" office:value-type="float" office:value="3">
            <text:p>3.00 </text:p>
          </table:table-cell>
          <table:table-cell table:number-columns-repeated="2" table:style-name="ce41"/>
          <table:table-cell table:style-name="ce49" table:formula="of:=([.AE64]+[.AF64])-[.AG64]" office:value-type="float" office:value="3">
            <text:p>3.00 </text:p>
          </table:table-cell>
          <table:table-cell table:number-columns-repeated="2" table:style-name="ce41"/>
          <table:table-cell table:style-name="ce49" table:formula="of:=([.AH64]+[.AI64])-[.AJ64]" office:value-type="float" office:value="3">
            <text:p>3.00 </text:p>
          </table:table-cell>
          <table:table-cell table:number-columns-repeated="2" table:style-name="ce41"/>
          <table:table-cell table:style-name="ce49" table:formula="of:=([.AK64]+[.AL64])-[.AM64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9" office:value-type="float" office:value="2822">
            <text:p>2822</text:p>
          </table:table-cell>
          <table:table-cell table:style-name="ce20" office:value-type="string">
            <text:p>Toner HL-L5100DN Brother TN 3428 Black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5]+[.E65])-[.F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5]+[.H65])-[.I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5]+[.K65])-[.L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5]+[.N65])-[.O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5]+[.Q65])-[.R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5]+[.T65])-[.U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5]+[.W65])-[.X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5]+[.Z65])-[.AA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5]+[.AC65])-[.AD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5]+[.AF65])-[.AG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5]+[.AI65])-[.AJ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5]+[.AL65])-[.AM6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5">
            <text:p>2825</text:p>
          </table:table-cell>
          <table:table-cell table:style-name="ce20" office:value-type="string">
            <text:p>Toner HL-L8360CDW Brother TN456 black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6]+[.E66])-[.F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6]+[.H66])-[.I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6]+[.K66])-[.L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6]+[.N66])-[.O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6]+[.Q66])-[.R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6]+[.T66])-[.U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6]+[.W66])-[.X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6]+[.Z66])-[.AA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6]+[.AC66])-[.AD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6]+[.AF66])-[.AG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6]+[.AI66])-[.AJ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6]+[.AL66])-[.AM6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6">
            <text:p>2826</text:p>
          </table:table-cell>
          <table:table-cell table:style-name="ce20" office:value-type="string">
            <text:p>Toner HL-L8360CDW Brother TN456 Cyan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7]+[.E67])-[.F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7]+[.H67])-[.I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7]+[.K67])-[.L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7]+[.N67])-[.O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7]+[.Q67])-[.R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7]+[.T67])-[.U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7]+[.W67])-[.X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7]+[.Z67])-[.AA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7]+[.AC67])-[.AD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7]+[.AF67])-[.AG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7]+[.AI67])-[.AJ6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7]+[.AL67])-[.AM6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8">
            <text:p>2828</text:p>
          </table:table-cell>
          <table:table-cell table:style-name="ce20" office:value-type="string">
            <text:p>Toner HL-L8360CDW Brother TN456 Magenta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8]+[.E68])-[.F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8]+[.H68])-[.I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8]+[.K68])-[.L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8]+[.N68])-[.O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8]+[.Q68])-[.R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8]+[.T68])-[.U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8]+[.W68])-[.X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8]+[.Z68])-[.AA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8]+[.AC68])-[.AD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8]+[.AF68])-[.AG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8]+[.AI68])-[.AJ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8]+[.AL68])-[.AM6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827">
            <text:p>2827</text:p>
          </table:table-cell>
          <table:table-cell table:style-name="ce20" office:value-type="string">
            <text:p>Toner HL-L8360CDW Brother TN456 Yellow</text:p>
          </table:table-cell>
          <table:table-cell table:style-name="ce35" office:value-type="string">
            <text:p>Car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69]+[.E69])-[.F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69]+[.H69])-[.I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69]+[.K69])-[.L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69]+[.N69])-[.O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69]+[.Q69])-[.R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69]+[.T69])-[.U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69]+[.W69])-[.X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69]+[.Z69])-[.AA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69]+[.AC69])-[.AD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69]+[.AF69])-[.AG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69]+[.AI69])-[.AJ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69]+[.AL69])-[.AM6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07">
            <text:p>2207</text:p>
          </table:table-cell>
          <table:table-cell table:style-name="ce20" office:value-type="string">
            <text:p>Toner, HP M401D</text:p>
          </table:table-cell>
          <table:table-cell table:style-name="ce35" office:value-type="string">
            <text:p>Uni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0]+[.E70])-[.F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0]+[.H70])-[.I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0]+[.K70])-[.L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0]+[.N70])-[.O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0]+[.Q70])-[.R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0]+[.T70])-[.U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0]+[.W70])-[.X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0]+[.Z70])-[.AA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0]+[.AC70])-[.AD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0]+[.AF70])-[.AG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0]+[.AI70])-[.AJ7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0]+[.AL70])-[.AM7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84">
            <text:p>84</text:p>
          </table:table-cell>
          <table:table-cell table:style-name="ce20" office:value-type="string">
            <text:p>TSF - 11x10-5/8 1 ply 2000 shts/box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1]+[.E71])-[.F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1]+[.H71])-[.I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1]+[.K71])-[.L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1]+[.N71])-[.O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1]+[.Q71])-[.R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1]+[.T71])-[.U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1]+[.W71])-[.X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1]+[.Z71])-[.AA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1]+[.AC71])-[.AD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1]+[.AF71])-[.AG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1]+[.AI71])-[.AJ7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1]+[.AL71])-[.AM7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87">
            <text:p>87</text:p>
          </table:table-cell>
          <table:table-cell table:style-name="ce20" office:value-type="string">
            <text:p>TSF - 11x14-7/8 1 ply 2000 shts/box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2]+[.E72])-[.F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2]+[.H72])-[.I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2]+[.K72])-[.L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2]+[.N72])-[.O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2]+[.Q72])-[.R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2]+[.T72])-[.U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2]+[.W72])-[.X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2]+[.Z72])-[.AA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2]+[.AC72])-[.AD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2]+[.AF72])-[.AG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2]+[.AI72])-[.AJ7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2]+[.AL72])-[.AM7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81">
            <text:p>81</text:p>
          </table:table-cell>
          <table:table-cell table:style-name="ce20" office:value-type="string">
            <text:p>TSF - 11x8-1/2 1 ply 2000 shts/box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3]+[.E73])-[.F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3]+[.H73])-[.I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3]+[.K73])-[.L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3]+[.N73])-[.O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3]+[.Q73])-[.R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3]+[.T73])-[.U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3]+[.W73])-[.X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3]+[.Z73])-[.AA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3]+[.AC73])-[.AD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3]+[.AF73])-[.AG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3]+[.AI73])-[.AJ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3]+[.AL73])-[.AM7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98">
            <text:p>98</text:p>
          </table:table-cell>
          <table:table-cell table:style-name="ce20" office:value-type="string">
            <text:p>TSF - Pension Check/Voucher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4]+[.E74])-[.F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4]+[.H74])-[.I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4]+[.K74])-[.L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4]+[.N74])-[.O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4]+[.Q74])-[.R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4]+[.T74])-[.U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4]+[.W74])-[.X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4]+[.Z74])-[.AA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4]+[.AC74])-[.AD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4]+[.AF74])-[.AG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4]+[.AI74])-[.AJ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4]+[.AL74])-[.AM7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00">
            <text:p>100</text:p>
          </table:table-cell>
          <table:table-cell table:style-name="ce20" office:value-type="string">
            <text:p>TSF - EC Medical Pymnt Notice Check/Voucher</text:p>
          </table:table-cell>
          <table:table-cell table:style-name="ce35" office:value-type="string">
            <text:p>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75]+[.E75])-[.F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5]+[.H75])-[.I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5]+[.K75])-[.L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5]+[.N75])-[.O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5]+[.Q75])-[.R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5]+[.T75])-[.U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5]+[.W75])-[.X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5]+[.Z75])-[.AA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5]+[.AC75])-[.AD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5]+[.AF75])-[.AG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5]+[.AI75])-[.AJ7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5]+[.AL75])-[.AM7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0" office:value-type="string">
            <text:p>Other Supplies not inluded in the list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76]+[.E76])-[.F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6]+[.H76])-[.I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6]+[.K76])-[.L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6]+[.N76])-[.O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6]+[.Q76])-[.R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6]+[.T76])-[.U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6]+[.W76])-[.X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6]+[.Z76])-[.AA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6]+[.AC76])-[.AD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6]+[.AF76])-[.AG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6]+[.AI76])-[.AJ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6]+[.AL76])-[.AM7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/>
          <table:table-cell table:style-name="ce22" office:value-type="string">
            <text:p>HP Laserjet – W9014 MC Toner</text:p>
          </table:table-cell>
          <table:table-cell table:style-name="ce12" office:value-type="string">
            <text:p>Unit</text:p>
          </table:table-cell>
          <table:table-cell table:style-name="ce42"/>
          <table:table-cell table:number-columns-repeated="2" table:style-name="ce41"/>
          <table:table-cell table:style-name="ce49" table:formula="of:=([.D77]+[.E77])-[.F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7]+[.H77])-[.I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7]+[.K77])-[.L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7]+[.N77])-[.O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7]+[.Q77])-[.R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7]+[.T77])-[.U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7]+[.W77])-[.X77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Y77]+[.Z77])-[.AA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7]+[.AC77])-[.AD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7]+[.AF77])-[.AG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7]+[.AI77])-[.AJ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7]+[.AL77])-[.AM7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818">
            <text:p>1818</text:p>
          </table:table-cell>
          <table:table-cell table:style-name="ce23" office:value-type="string">
            <text:p>Ribbon Epson 7753 F750 for LQ300+II P</text:p>
          </table:table-cell>
          <table:table-cell table:style-name="ce35" office:value-type="string">
            <text:p>Piece</text:p>
          </table:table-cell>
          <table:table-cell table:number-columns-repeated="3" table:style-name="ce41"/>
          <table:table-cell table:style-name="ce49" table:formula="of:=([.D78]+[.E78])-[.F7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8]+[.H78])-[.I7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8]+[.K78])-[.L7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8]+[.N78])-[.O78]" office:value-type="float" office:value="0">
            <text:p><text:s/>- </text:p>
          </table:table-cell>
          <table:table-cell table:style-name="ce41" office:value-type="float" office:value="18">
            <text:p>18.00 </text:p>
          </table:table-cell>
          <table:table-cell table:style-name="ce41" office:value-type="float" office:value="5">
            <text:p>5.00 </text:p>
          </table:table-cell>
          <table:table-cell table:style-name="ce49" table:formula="of:=([.P78]+[.Q78])-[.R78]" office:value-type="float" office:value="13">
            <text:p>13.00 </text:p>
          </table:table-cell>
          <table:table-cell table:style-name="ce41"/>
          <table:table-cell table:style-name="ce41" office:value-type="float" office:value="7">
            <text:p>7.00 </text:p>
          </table:table-cell>
          <table:table-cell table:style-name="ce49" table:formula="of:=([.S78]+[.T78])-[.U78]" office:value-type="float" office:value="6">
            <text:p>6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V78]+[.W78])-[.X78]" office:value-type="float" office:value="11">
            <text:p>11.00 </text:p>
          </table:table-cell>
          <table:table-cell table:number-columns-repeated="2" table:style-name="ce41"/>
          <table:table-cell table:style-name="ce49" table:formula="of:=([.Y78]+[.Z78])-[.AA78]" office:value-type="float" office:value="11">
            <text:p>11.00 </text:p>
          </table:table-cell>
          <table:table-cell table:number-columns-repeated="2" table:style-name="ce41"/>
          <table:table-cell table:style-name="ce49" table:formula="of:=([.AB78]+[.AC78])-[.AD78]" office:value-type="float" office:value="11">
            <text:p>11.00 </text:p>
          </table:table-cell>
          <table:table-cell table:number-columns-repeated="2" table:style-name="ce41"/>
          <table:table-cell table:style-name="ce49" table:formula="of:=([.AE78]+[.AF78])-[.AG78]" office:value-type="float" office:value="11">
            <text:p>11.00 </text:p>
          </table:table-cell>
          <table:table-cell table:number-columns-repeated="2" table:style-name="ce41"/>
          <table:table-cell table:style-name="ce49" table:formula="of:=([.AH78]+[.AI78])-[.AJ78]" office:value-type="float" office:value="11">
            <text:p>11.00 </text:p>
          </table:table-cell>
          <table:table-cell table:number-columns-repeated="2" table:style-name="ce41"/>
          <table:table-cell table:style-name="ce49" table:formula="of:=([.AK78]+[.AL78])-[.AM78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9" office:value-type="float" office:value="1726">
            <text:p>1726</text:p>
          </table:table-cell>
          <table:table-cell table:style-name="ce24" office:value-type="string">
            <text:p>TSF - ML-1 Sal/Educ/Cal/SILP 3 ply</text:p>
          </table:table-cell>
          <table:table-cell table:style-name="ce35" office:value-type="string">
            <text:p>M</text:p>
          </table:table-cell>
          <table:table-cell table:style-name="ce41" table:formula="of:=-[.D80]" office:value-type="float" office:value="-0">
            <text:p><text:s/>- </text:p>
          </table:table-cell>
          <table:table-cell table:number-columns-repeated="2" table:style-name="ce41"/>
          <table:table-cell table:style-name="ce49" table:formula="of:=([.D79]+[.E79])-[.F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79]+[.H79])-[.I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79]+[.K79])-[.L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79]+[.N79])-[.O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79]+[.Q79])-[.R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79]+[.T79])-[.U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79]+[.W79])-[.X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79]+[.Z79])-[.AA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79]+[.AC79])-[.AD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79]+[.AF79])-[.AG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79]+[.AI79])-[.AJ7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79]+[.AL79])-[.AM7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80]+[.E80])-[.F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80]+[.H80])-[.I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80]+[.K80])-[.L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80]+[.N80])-[.O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80]+[.Q80])-[.R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80]+[.T80])-[.U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80]+[.W80])-[.X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80]+[.Z80])-[.AA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80]+[.AC80])-[.AD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80]+[.AF80])-[.AG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80]+[.AI80])-[.AJ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80]+[.AL80])-[.AM8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5">
            <text:p>5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81]+[.E81])-[.F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81]+[.H81])-[.I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81]+[.K81])-[.L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81]+[.N81])-[.O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81]+[.Q81])-[.R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81]+[.T81])-[.U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81]+[.W81])-[.X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81]+[.Z81])-[.AA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81]+[.AC81])-[.AD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81]+[.AF81])-[.AG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81]+[.AI81])-[.AJ8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81]+[.AL81])-[.AM81]" office:value-type="float" office:value="0">
            <text:p><text:s/>- </text:p>
          </table:table-cell>
          <table:table-cell table:number-columns-repeated="984"/>
        </table:table-row>
        <table:table-row table:style-name="ro4">
          <table:table-cell table:style-name="ce6" office:value-type="string">
            <text:p>Printed Forms</text:p>
          </table:table-cell>
          <table:table-cell table:style-name="ce17"/>
          <table:table-cell table:style-name="ce31"/>
          <table:table-cell table:style-name="ce39" table:number-columns-repeated="37"/>
          <table:table-cell table:style-name="ce54" table:number-columns-repeated="984"/>
        </table:table-row>
        <table:table-row table:style-name="ro6">
          <table:table-cell table:style-name="ce9" office:value-type="float" office:value="2796">
            <text:p>2796</text:p>
          </table:table-cell>
          <table:table-cell table:style-name="ce20" office:value-type="string">
            <text:p>ACOP for Ret. or Permanent Total Disability</text:p>
          </table:table-cell>
          <table:table-cell table:style-name="ce35" office:value-type="string">
            <text:p>Ream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83]+[.E83])-[.F83]" office:value-type="float" office:value="3">
            <text:p>3.00 </text:p>
          </table:table-cell>
          <table:table-cell table:number-columns-repeated="2" table:style-name="ce41"/>
          <table:table-cell table:style-name="ce49" table:formula="of:=([.G83]+[.H83])-[.I83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83]+[.K83])-[.L83]" office:value-type="float" office:value="2">
            <text:p>2.00 </text:p>
          </table:table-cell>
          <table:table-cell table:number-columns-repeated="2" table:style-name="ce41" office:value-type="float" office:value="2">
            <text:p>2.00 </text:p>
          </table:table-cell>
          <table:table-cell table:style-name="ce49" table:formula="of:=([.M83]+[.N83])-[.O83]" office:value-type="float" office:value="2">
            <text:p>2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P83]+[.Q83])-[.R83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83]+[.T83])-[.U83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V83]+[.W83])-[.X83]" office:value-type="float" office:value="1">
            <text:p>1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9" table:formula="of:=([.Y83]+[.Z83])-[.AA83]" office:value-type="float" office:value="2">
            <text:p>2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">
            <text:p>1.00 </text:p>
          </table:table-cell>
          <table:table-cell table:style-name="ce49" table:formula="of:=([.AB83]+[.AC83])-[.AD83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83]+[.AF83])-[.AG83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AH83]+[.AI83])-[.AJ83]" office:value-type="float" office:value="3">
            <text:p>3.00 </text:p>
          </table:table-cell>
          <table:table-cell table:number-columns-repeated="2" table:style-name="ce41"/>
          <table:table-cell table:style-name="ce49" table:formula="of:=([.AK83]+[.AL83])-[.AM83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9" office:value-type="float" office:value="2797">
            <text:p>2797</text:p>
          </table:table-cell>
          <table:table-cell table:style-name="ce20" office:value-type="string">
            <text:p>ACOP for Surviving Legal Spouse Pensioner</text:p>
          </table:table-cell>
          <table:table-cell table:style-name="ce35" office:value-type="string">
            <text:p>Ream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6">
            <text:p>6.00 </text:p>
          </table:table-cell>
          <table:table-cell table:style-name="ce49" table:formula="of:=([.D84]+[.E84])-[.F84]" office:value-type="float" office:value="3">
            <text:p>3.00 </text:p>
          </table:table-cell>
          <table:table-cell table:style-name="ce41" office:value-type="float" office:value="6">
            <text:p>6.00 </text:p>
          </table:table-cell>
          <table:table-cell table:style-name="ce41" office:value-type="float" office:value="2">
            <text:p>2.00 </text:p>
          </table:table-cell>
          <table:table-cell table:style-name="ce49" table:formula="of:=([.G84]+[.H84])-[.I84]" office:value-type="float" office:value="7">
            <text:p>7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84]+[.K84])-[.L84]" office:value-type="float" office:value="4">
            <text:p>4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4">
            <text:p>4.00 </text:p>
          </table:table-cell>
          <table:table-cell table:style-name="ce49" table:formula="of:=([.M84]+[.N84])-[.O84]" office:value-type="float" office:value="5">
            <text:p>5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4">
            <text:p>4.00 </text:p>
          </table:table-cell>
          <table:table-cell table:style-name="ce49" table:formula="of:=([.P84]+[.Q84])-[.R84]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1" office:value-type="float" office:value="4">
            <text:p>4.00 </text:p>
          </table:table-cell>
          <table:table-cell table:style-name="ce49" table:formula="of:=([.S84]+[.T84])-[.U84]" office:value-type="float" office:value="0">
            <text:p><text:s/>- </text:p>
          </table:table-cell>
          <table:table-cell table:number-columns-repeated="2" table:style-name="ce41" office:value-type="float" office:value="2">
            <text:p>2.00 </text:p>
          </table:table-cell>
          <table:table-cell table:style-name="ce49" table:formula="of:=([.V84]+[.W84])-[.X84]" office:value-type="float" office:value="0">
            <text:p><text:s/>-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2">
            <text:p>2.00 </text:p>
          </table:table-cell>
          <table:table-cell table:style-name="ce49" table:formula="of:=([.Y84]+[.Z84])-[.AA84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84]+[.AC84])-[.AD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84]+[.AF84])-[.AG84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2">
            <text:p>2.00 </text:p>
          </table:table-cell>
          <table:table-cell table:style-name="ce49" table:formula="of:=([.AH84]+[.AI84])-[.AJ84]" office:value-type="float" office:value="3">
            <text:p>3.00 </text:p>
          </table:table-cell>
          <table:table-cell table:number-columns-repeated="2" table:style-name="ce41"/>
          <table:table-cell table:style-name="ce49" table:formula="of:=([.AK84]+[.AL84])-[.AM84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9" office:value-type="float" office:value="204">
            <text:p>204</text:p>
          </table:table-cell>
          <table:table-cell table:style-name="ce20" office:value-type="string">
            <text:p>AD-528 - Permission to Leave the Office</text:p>
          </table:table-cell>
          <table:table-cell table:style-name="ce35" office:value-type="string">
            <text:p>Ream</text:p>
          </table:table-cell>
          <table:table-cell table:style-name="ce41" office:value-type="float" office:value="3">
            <text:p>3.00 </text:p>
          </table:table-cell>
          <table:table-cell table:number-columns-repeated="2" table:style-name="ce41"/>
          <table:table-cell table:style-name="ce49" table:formula="of:=([.D85]+[.E85])-[.F85]" office:value-type="float" office:value="3">
            <text:p>3.00 </text:p>
          </table:table-cell>
          <table:table-cell table:number-columns-repeated="2" table:style-name="ce41"/>
          <table:table-cell table:style-name="ce49" table:formula="of:=([.G85]+[.H85])-[.I85]" office:value-type="float" office:value="3">
            <text:p>3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85]+[.K85])-[.L85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M85]+[.N85])-[.O85]" office:value-type="float" office:value="5">
            <text:p>5.00 </text:p>
          </table:table-cell>
          <table:table-cell table:number-columns-repeated="2" table:style-name="ce41"/>
          <table:table-cell table:style-name="ce49" table:formula="of:=([.P85]+[.Q85])-[.R85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85]+[.T85])-[.U85]" office:value-type="float" office:value="4">
            <text:p>4.00 </text:p>
          </table:table-cell>
          <table:table-cell table:number-columns-repeated="2" table:style-name="ce41"/>
          <table:table-cell table:style-name="ce49" table:formula="of:=([.V85]+[.W85])-[.X85]" office:value-type="float" office:value="4">
            <text:p>4.00 </text:p>
          </table:table-cell>
          <table:table-cell table:number-columns-repeated="2" table:style-name="ce41"/>
          <table:table-cell table:style-name="ce49" table:formula="of:=([.Y85]+[.Z85])-[.AA85]" office:value-type="float" office:value="4">
            <text:p>4.00 </text:p>
          </table:table-cell>
          <table:table-cell table:number-columns-repeated="2" table:style-name="ce41"/>
          <table:table-cell table:style-name="ce49" table:formula="of:=([.AB85]+[.AC85])-[.AD85]" office:value-type="float" office:value="4">
            <text:p>4.00 </text:p>
          </table:table-cell>
          <table:table-cell table:number-columns-repeated="2" table:style-name="ce41"/>
          <table:table-cell table:style-name="ce49" table:formula="of:=([.AE85]+[.AF85])-[.AG85]" office:value-type="float" office:value="4">
            <text:p>4.00 </text:p>
          </table:table-cell>
          <table:table-cell table:number-columns-repeated="2" table:style-name="ce41"/>
          <table:table-cell table:style-name="ce49" table:formula="of:=([.AH85]+[.AI85])-[.AJ85]" office:value-type="float" office:value="4">
            <text:p>4.00 </text:p>
          </table:table-cell>
          <table:table-cell table:number-columns-repeated="2" table:style-name="ce41"/>
          <table:table-cell table:style-name="ce49" table:formula="of:=([.AK85]+[.AL85])-[.AM85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9" office:value-type="float" office:value="224">
            <text:p>224</text:p>
          </table:table-cell>
          <table:table-cell table:style-name="ce20" office:value-type="string">
            <text:p>Affidavit for Death Benefit</text:p>
          </table:table-cell>
          <table:table-cell table:style-name="ce35" office:value-type="string">
            <text:p>Ream</text:p>
          </table:table-cell>
          <table:table-cell table:style-name="ce41" office:value-type="float" office:value="7">
            <text:p>7.00 </text:p>
          </table:table-cell>
          <table:table-cell table:number-columns-repeated="2" table:style-name="ce41"/>
          <table:table-cell table:style-name="ce49" table:formula="of:=([.D86]+[.E86])-[.F86]" office:value-type="float" office:value="7">
            <text:p>7.00 </text:p>
          </table:table-cell>
          <table:table-cell table:number-columns-repeated="2" table:style-name="ce41"/>
          <table:table-cell table:style-name="ce49" table:formula="of:=([.G86]+[.H86])-[.I86]" office:value-type="float" office:value="7">
            <text:p>7.00 </text:p>
          </table:table-cell>
          <table:table-cell table:number-columns-repeated="2" table:style-name="ce41"/>
          <table:table-cell table:style-name="ce49" table:formula="of:=([.J86]+[.K86])-[.L86]" office:value-type="float" office:value="7">
            <text:p>7.00 </text:p>
          </table:table-cell>
          <table:table-cell table:number-columns-repeated="2" table:style-name="ce41"/>
          <table:table-cell table:style-name="ce49" table:formula="of:=([.M86]+[.N86])-[.O86]" office:value-type="float" office:value="7">
            <text:p>7.00 </text:p>
          </table:table-cell>
          <table:table-cell table:number-columns-repeated="2" table:style-name="ce41"/>
          <table:table-cell table:style-name="ce49" table:formula="of:=([.P86]+[.Q86])-[.R86]" office:value-type="float" office:value="7">
            <text:p>7.00 </text:p>
          </table:table-cell>
          <table:table-cell table:number-columns-repeated="2" table:style-name="ce41"/>
          <table:table-cell table:style-name="ce49" table:formula="of:=([.S86]+[.T86])-[.U86]" office:value-type="float" office:value="7">
            <text:p>7.00 </text:p>
          </table:table-cell>
          <table:table-cell table:number-columns-repeated="2" table:style-name="ce41"/>
          <table:table-cell table:style-name="ce49" table:formula="of:=([.V86]+[.W86])-[.X86]" office:value-type="float" office:value="7">
            <text:p>7.00 </text:p>
          </table:table-cell>
          <table:table-cell table:number-columns-repeated="2" table:style-name="ce41"/>
          <table:table-cell table:style-name="ce49" table:formula="of:=([.Y86]+[.Z86])-[.AA86]" office:value-type="float" office:value="7">
            <text:p>7.00 </text:p>
          </table:table-cell>
          <table:table-cell table:number-columns-repeated="2" table:style-name="ce41"/>
          <table:table-cell table:style-name="ce49" table:formula="of:=([.AB86]+[.AC86])-[.AD86]" office:value-type="float" office:value="7">
            <text:p>7.00 </text:p>
          </table:table-cell>
          <table:table-cell table:number-columns-repeated="2" table:style-name="ce41"/>
          <table:table-cell table:style-name="ce49" table:formula="of:=([.AE86]+[.AF86])-[.AG86]" office:value-type="float" office:value="7">
            <text:p>7.00 </text:p>
          </table:table-cell>
          <table:table-cell table:number-columns-repeated="2" table:style-name="ce41"/>
          <table:table-cell table:style-name="ce49" table:formula="of:=([.AH86]+[.AI86])-[.AJ86]" office:value-type="float" office:value="7">
            <text:p>7.00 </text:p>
          </table:table-cell>
          <table:table-cell table:number-columns-repeated="2" table:style-name="ce41"/>
          <table:table-cell table:style-name="ce49" table:formula="of:=([.AK86]+[.AL86])-[.AM86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42">
            <text:p>242</text:p>
          </table:table-cell>
          <table:table-cell table:style-name="ce20" office:value-type="string">
            <text:p>Application of Appoint for Rep Payee p1</text:p>
          </table:table-cell>
          <table:table-cell table:style-name="ce35" office:value-type="string">
            <text:p>Ream</text:p>
          </table:table-cell>
          <table:table-cell table:style-name="ce41" office:value-type="float" office:value="7">
            <text:p>7.00 </text:p>
          </table:table-cell>
          <table:table-cell table:number-columns-repeated="2" table:style-name="ce41"/>
          <table:table-cell table:style-name="ce49" table:formula="of:=([.D87]+[.E87])-[.F87]" office:value-type="float" office:value="7">
            <text:p>7.00 </text:p>
          </table:table-cell>
          <table:table-cell table:number-columns-repeated="2" table:style-name="ce41"/>
          <table:table-cell table:style-name="ce49" table:formula="of:=([.G87]+[.H87])-[.I87]" office:value-type="float" office:value="7">
            <text:p>7.00 </text:p>
          </table:table-cell>
          <table:table-cell table:number-columns-repeated="2" table:style-name="ce41"/>
          <table:table-cell table:style-name="ce49" table:formula="of:=([.J87]+[.K87])-[.L87]" office:value-type="float" office:value="7">
            <text:p>7.00 </text:p>
          </table:table-cell>
          <table:table-cell table:number-columns-repeated="2" table:style-name="ce41"/>
          <table:table-cell table:style-name="ce49" table:formula="of:=([.M87]+[.N87])-[.O87]" office:value-type="float" office:value="7">
            <text:p>7.00 </text:p>
          </table:table-cell>
          <table:table-cell table:number-columns-repeated="2" table:style-name="ce41"/>
          <table:table-cell table:style-name="ce49" table:formula="of:=([.P87]+[.Q87])-[.R87]" office:value-type="float" office:value="7">
            <text:p>7.00 </text:p>
          </table:table-cell>
          <table:table-cell table:number-columns-repeated="2" table:style-name="ce41"/>
          <table:table-cell table:style-name="ce49" table:formula="of:=([.S87]+[.T87])-[.U87]" office:value-type="float" office:value="7">
            <text:p>7.00 </text:p>
          </table:table-cell>
          <table:table-cell table:number-columns-repeated="2" table:style-name="ce41"/>
          <table:table-cell table:style-name="ce49" table:formula="of:=([.V87]+[.W87])-[.X87]" office:value-type="float" office:value="7">
            <text:p>7.00 </text:p>
          </table:table-cell>
          <table:table-cell table:number-columns-repeated="2" table:style-name="ce41"/>
          <table:table-cell table:style-name="ce49" table:formula="of:=([.Y87]+[.Z87])-[.AA87]" office:value-type="float" office:value="7">
            <text:p>7.00 </text:p>
          </table:table-cell>
          <table:table-cell table:number-columns-repeated="2" table:style-name="ce41"/>
          <table:table-cell table:style-name="ce49" table:formula="of:=([.AB87]+[.AC87])-[.AD87]" office:value-type="float" office:value="7">
            <text:p>7.00 </text:p>
          </table:table-cell>
          <table:table-cell table:number-columns-repeated="2" table:style-name="ce41"/>
          <table:table-cell table:style-name="ce49" table:formula="of:=([.AE87]+[.AF87])-[.AG87]" office:value-type="float" office:value="7">
            <text:p>7.00 </text:p>
          </table:table-cell>
          <table:table-cell table:number-columns-repeated="2" table:style-name="ce41"/>
          <table:table-cell table:style-name="ce49" table:formula="of:=([.AH87]+[.AI87])-[.AJ87]" office:value-type="float" office:value="7">
            <text:p>7.00 </text:p>
          </table:table-cell>
          <table:table-cell table:number-columns-repeated="2" table:style-name="ce41"/>
          <table:table-cell table:style-name="ce49" table:formula="of:=([.AK87]+[.AL87])-[.AM87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43">
            <text:p>243</text:p>
          </table:table-cell>
          <table:table-cell table:style-name="ce20" office:value-type="string">
            <text:p>Application of Appoint for Rep Payee p2</text:p>
          </table:table-cell>
          <table:table-cell table:style-name="ce35" office:value-type="string">
            <text:p>Ream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88]+[.E88])-[.F88]" office:value-type="float" office:value="6">
            <text:p>6.00 </text:p>
          </table:table-cell>
          <table:table-cell table:number-columns-repeated="2" table:style-name="ce41"/>
          <table:table-cell table:style-name="ce49" table:formula="of:=([.G88]+[.H88])-[.I88]" office:value-type="float" office:value="6">
            <text:p>6.00 </text:p>
          </table:table-cell>
          <table:table-cell table:number-columns-repeated="2" table:style-name="ce41"/>
          <table:table-cell table:style-name="ce49" table:formula="of:=([.J88]+[.K88])-[.L88]" office:value-type="float" office:value="6">
            <text:p>6.00 </text:p>
          </table:table-cell>
          <table:table-cell table:number-columns-repeated="2" table:style-name="ce41"/>
          <table:table-cell table:style-name="ce49" table:formula="of:=([.M88]+[.N88])-[.O88]" office:value-type="float" office:value="6">
            <text:p>6.00 </text:p>
          </table:table-cell>
          <table:table-cell table:number-columns-repeated="2" table:style-name="ce41"/>
          <table:table-cell table:style-name="ce49" table:formula="of:=([.P88]+[.Q88])-[.R88]" office:value-type="float" office:value="6">
            <text:p>6.00 </text:p>
          </table:table-cell>
          <table:table-cell table:number-columns-repeated="2" table:style-name="ce41"/>
          <table:table-cell table:style-name="ce49" table:formula="of:=([.S88]+[.T88])-[.U88]" office:value-type="float" office:value="6">
            <text:p>6.00 </text:p>
          </table:table-cell>
          <table:table-cell table:number-columns-repeated="2" table:style-name="ce41"/>
          <table:table-cell table:style-name="ce49" table:formula="of:=([.V88]+[.W88])-[.X88]" office:value-type="float" office:value="6">
            <text:p>6.00 </text:p>
          </table:table-cell>
          <table:table-cell table:number-columns-repeated="2" table:style-name="ce41"/>
          <table:table-cell table:style-name="ce49" table:formula="of:=([.Y88]+[.Z88])-[.AA88]" office:value-type="float" office:value="6">
            <text:p>6.00 </text:p>
          </table:table-cell>
          <table:table-cell table:number-columns-repeated="2" table:style-name="ce41"/>
          <table:table-cell table:style-name="ce49" table:formula="of:=([.AB88]+[.AC88])-[.AD88]" office:value-type="float" office:value="6">
            <text:p>6.00 </text:p>
          </table:table-cell>
          <table:table-cell table:number-columns-repeated="2" table:style-name="ce41"/>
          <table:table-cell table:style-name="ce49" table:formula="of:=([.AE88]+[.AF88])-[.AG88]" office:value-type="float" office:value="6">
            <text:p>6.00 </text:p>
          </table:table-cell>
          <table:table-cell table:number-columns-repeated="2" table:style-name="ce41"/>
          <table:table-cell table:style-name="ce49" table:formula="of:=([.AH88]+[.AI88])-[.AJ88]" office:value-type="float" office:value="6">
            <text:p>6.00 </text:p>
          </table:table-cell>
          <table:table-cell table:number-columns-repeated="2" table:style-name="ce41"/>
          <table:table-cell table:style-name="ce49" table:formula="of:=([.AK88]+[.AL88])-[.AM88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918">
            <text:p>2918</text:p>
          </table:table-cell>
          <table:table-cell table:style-name="ce20" office:value-type="string">
            <text:p>Cert &amp; Agreement on Data Privacy Notice</text:p>
          </table:table-cell>
          <table:table-cell table:style-name="ce35" office:value-type="string">
            <text:p>Ream</text:p>
          </table:table-cell>
          <table:table-cell table:style-name="ce41" office:value-type="float" office:value="11">
            <text:p>11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14">
            <text:p>14.00 </text:p>
          </table:table-cell>
          <table:table-cell table:style-name="ce49" table:formula="of:=([.D89]+[.E89])-[.F89]" office:value-type="float" office:value="17">
            <text:p>17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6">
            <text:p>16.00 </text:p>
          </table:table-cell>
          <table:table-cell table:style-name="ce49" table:formula="of:=([.G89]+[.H89])-[.I89]" office:value-type="float" office:value="11">
            <text:p>11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4">
            <text:p>14.00 </text:p>
          </table:table-cell>
          <table:table-cell table:style-name="ce49" table:formula="of:=([.J89]+[.K89])-[.L89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7">
            <text:p>7.00 </text:p>
          </table:table-cell>
          <table:table-cell table:style-name="ce49" table:formula="of:=([.M89]+[.N89])-[.O89]" office:value-type="float" office:value="0">
            <text:p><text:s/>-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P89]+[.Q89])-[.R89]" office:value-type="float" office:value="0">
            <text:p><text:s/>- </text:p>
          </table:table-cell>
          <table:table-cell table:style-name="ce41" office:value-type="float" office:value="22">
            <text:p>22.00 </text:p>
          </table:table-cell>
          <table:table-cell table:style-name="ce41" office:value-type="float" office:value="20">
            <text:p>20.00 </text:p>
          </table:table-cell>
          <table:table-cell table:style-name="ce49" table:formula="of:=([.S89]+[.T89])-[.U89]" office:value-type="float" office:value="2">
            <text:p>2.00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V89]+[.W89])-[.X89]" office:value-type="float" office:value="2">
            <text:p>2.00 </text:p>
          </table:table-cell>
          <table:table-cell table:number-columns-repeated="2" table:style-name="ce41" office:value-type="float" office:value="6">
            <text:p>6.00 </text:p>
          </table:table-cell>
          <table:table-cell table:style-name="ce49" table:formula="of:=([.Y89]+[.Z89])-[.AA89]" office:value-type="float" office:value="2">
            <text:p>2.00 </text:p>
          </table:table-cell>
          <table:table-cell table:number-columns-repeated="2" table:style-name="ce41" office:value-type="float" office:value="8">
            <text:p>8.00 </text:p>
          </table:table-cell>
          <table:table-cell table:style-name="ce49" table:formula="of:=([.AB89]+[.AC89])-[.AD89]" office:value-type="float" office:value="2">
            <text:p>2.00 </text:p>
          </table:table-cell>
          <table:table-cell table:number-columns-repeated="2" table:style-name="ce41"/>
          <table:table-cell table:style-name="ce49" table:formula="of:=([.AE89]+[.AF89])-[.AG89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89]+[.AI89])-[.AJ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89]+[.AL89])-[.AM8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377">
            <text:p>2377</text:p>
          </table:table-cell>
          <table:table-cell table:style-name="ce20" office:value-type="string">
            <text:p>Certificate of Registration pre-printed</text:p>
          </table:table-cell>
          <table:table-cell table:style-name="ce35" office:value-type="string">
            <text:p>PC</text:p>
          </table:table-cell>
          <table:table-cell table:style-name="ce41" office:value-type="float" office:value="300">
            <text:p>300.00 </text:p>
          </table:table-cell>
          <table:table-cell table:number-columns-repeated="2" table:style-name="ce41"/>
          <table:table-cell table:style-name="ce49" table:formula="of:=([.D90]+[.E90])-[.F90]" office:value-type="float" office:value="300">
            <text:p>300.00 </text:p>
          </table:table-cell>
          <table:table-cell table:number-columns-repeated="2" table:style-name="ce41"/>
          <table:table-cell table:style-name="ce49" table:formula="of:=([.G90]+[.H90])-[.I90]" office:value-type="float" office:value="300">
            <text:p>300.00 </text:p>
          </table:table-cell>
          <table:table-cell table:style-name="ce41"/>
          <table:table-cell table:style-name="ce41" office:value-type="float" office:value="200">
            <text:p>200.00 </text:p>
          </table:table-cell>
          <table:table-cell table:style-name="ce49" table:formula="of:=([.J90]+[.K90])-[.L90]" office:value-type="float" office:value="100">
            <text:p>100.00 </text:p>
          </table:table-cell>
          <table:table-cell table:number-columns-repeated="2" table:style-name="ce41" office:value-type="float" office:value="200">
            <text:p>200.00 </text:p>
          </table:table-cell>
          <table:table-cell table:style-name="ce49" table:formula="of:=([.M90]+[.N90])-[.O90]" office:value-type="float" office:value="100">
            <text:p>100.00 </text:p>
          </table:table-cell>
          <table:table-cell table:style-name="ce41" office:value-type="float" office:value="300">
            <text:p>300.00 </text:p>
          </table:table-cell>
          <table:table-cell table:style-name="ce41"/>
          <table:table-cell table:style-name="ce49" table:formula="of:=([.P90]+[.Q90])-[.R90]" office:value-type="float" office:value="400">
            <text:p>400.00 </text:p>
          </table:table-cell>
          <table:table-cell table:number-columns-repeated="2" table:style-name="ce41"/>
          <table:table-cell table:style-name="ce49" table:formula="of:=([.S90]+[.T90])-[.U90]" office:value-type="float" office:value="400">
            <text:p>400.00 </text:p>
          </table:table-cell>
          <table:table-cell table:style-name="ce41"/>
          <table:table-cell table:style-name="ce41" office:value-type="float" office:value="200">
            <text:p>200.00 </text:p>
          </table:table-cell>
          <table:table-cell table:style-name="ce49" table:formula="of:=([.V90]+[.W90])-[.X90]" office:value-type="float" office:value="200">
            <text:p>200.00 </text:p>
          </table:table-cell>
          <table:table-cell table:number-columns-repeated="2" table:style-name="ce41" office:value-type="float" office:value="200">
            <text:p>200.00 </text:p>
          </table:table-cell>
          <table:table-cell table:style-name="ce49" table:formula="of:=([.Y90]+[.Z90])-[.AA90]" office:value-type="float" office:value="200">
            <text:p>200.00 </text:p>
          </table:table-cell>
          <table:table-cell table:style-name="ce41" office:value-type="float" office:value="300">
            <text:p>300.00 </text:p>
          </table:table-cell>
          <table:table-cell table:style-name="ce41"/>
          <table:table-cell table:style-name="ce49" table:formula="of:=([.AB90]+[.AC90])-[.AD90]" office:value-type="float" office:value="500">
            <text:p>500.00 </text:p>
          </table:table-cell>
          <table:table-cell table:style-name="ce41"/>
          <table:table-cell table:style-name="ce41" office:value-type="float" office:value="200">
            <text:p>200.00 </text:p>
          </table:table-cell>
          <table:table-cell table:style-name="ce49" table:formula="of:=([.AE90]+[.AF90])-[.AG90]" office:value-type="float" office:value="300">
            <text:p>300.00 </text:p>
          </table:table-cell>
          <table:table-cell table:number-columns-repeated="2" table:style-name="ce41"/>
          <table:table-cell table:style-name="ce49" table:formula="of:=([.AH90]+[.AI90])-[.AJ90]" office:value-type="float" office:value="300">
            <text:p>300.00 </text:p>
          </table:table-cell>
          <table:table-cell table:number-columns-repeated="2" table:style-name="ce41"/>
          <table:table-cell table:style-name="ce49" table:formula="of:=([.AK90]+[.AL90])-[.AM90]" office:value-type="float" office:value="300">
            <text:p>300.00 </text:p>
          </table:table-cell>
          <table:table-cell table:number-columns-repeated="984"/>
        </table:table-row>
        <table:table-row table:style-name="ro6">
          <table:table-cell table:style-name="ce9" office:value-type="float" office:value="198">
            <text:p>198</text:p>
          </table:table-cell>
          <table:table-cell table:style-name="ce20" office:value-type="string">
            <text:p>Daily time Records 14 pts.Tagboard</text:p>
          </table:table-cell>
          <table:table-cell table:style-name="ce35" office:value-type="string">
            <text:p>C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91]+[.E91])-[.F91]" office:value-type="float" office:value="6">
            <text:p>6.00 </text:p>
          </table:table-cell>
          <table:table-cell table:number-columns-repeated="2" table:style-name="ce41"/>
          <table:table-cell table:style-name="ce49" table:formula="of:=([.G91]+[.H91])-[.I91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91]+[.K91])-[.L91]" office:value-type="float" office:value="5">
            <text:p>5.00 </text:p>
          </table:table-cell>
          <table:table-cell table:number-columns-repeated="2" table:style-name="ce41"/>
          <table:table-cell table:style-name="ce49" table:formula="of:=([.M91]+[.N91])-[.O91]" office:value-type="float" office:value="5">
            <text:p>5.00 </text:p>
          </table:table-cell>
          <table:table-cell table:number-columns-repeated="2" table:style-name="ce41"/>
          <table:table-cell table:style-name="ce49" table:formula="of:=([.P91]+[.Q91])-[.R91]" office:value-type="float" office:value="5">
            <text:p>5.00 </text:p>
          </table:table-cell>
          <table:table-cell table:number-columns-repeated="2" table:style-name="ce41"/>
          <table:table-cell table:style-name="ce49" table:formula="of:=([.S91]+[.T91])-[.U91]" office:value-type="float" office:value="5">
            <text:p>5.00 </text:p>
          </table:table-cell>
          <table:table-cell table:number-columns-repeated="2" table:style-name="ce41"/>
          <table:table-cell table:style-name="ce49" table:formula="of:=([.V91]+[.W91])-[.X91]" office:value-type="float" office:value="5">
            <text:p>5.00 </text:p>
          </table:table-cell>
          <table:table-cell table:number-columns-repeated="2" table:style-name="ce41"/>
          <table:table-cell table:style-name="ce49" table:formula="of:=([.Y91]+[.Z91])-[.AA91]" office:value-type="float" office:value="5">
            <text:p>5.00 </text:p>
          </table:table-cell>
          <table:table-cell table:number-columns-repeated="2" table:style-name="ce41"/>
          <table:table-cell table:style-name="ce49" table:formula="of:=([.AB91]+[.AC91])-[.AD91]" office:value-type="float" office:value="5">
            <text:p>5.00 </text:p>
          </table:table-cell>
          <table:table-cell table:number-columns-repeated="2" table:style-name="ce41"/>
          <table:table-cell table:style-name="ce49" table:formula="of:=([.AE91]+[.AF91])-[.AG91]" office:value-type="float" office:value="5">
            <text:p>5.00 </text:p>
          </table:table-cell>
          <table:table-cell table:number-columns-repeated="2" table:style-name="ce41"/>
          <table:table-cell table:style-name="ce49" table:formula="of:=([.AH91]+[.AI91])-[.AJ91]" office:value-type="float" office:value="5">
            <text:p>5.00 </text:p>
          </table:table-cell>
          <table:table-cell table:number-columns-repeated="2" table:style-name="ce41"/>
          <table:table-cell table:style-name="ce49" table:formula="of:=([.AK91]+[.AL91])-[.AM91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270">
            <text:p>270</text:p>
          </table:table-cell>
          <table:table-cell table:style-name="ce20" office:value-type="string">
            <text:p>DDR-2 Pensioner's Data Change</text:p>
          </table:table-cell>
          <table:table-cell table:style-name="ce35" office:value-type="string">
            <text:p>Ream</text:p>
          </table:table-cell>
          <table:table-cell table:number-columns-repeated="3" table:style-name="ce41"/>
          <table:table-cell table:style-name="ce49" table:formula="of:=([.D92]+[.E92])-[.F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92]+[.H92])-[.I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92]+[.K92])-[.L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92]+[.N92])-[.O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92]+[.Q92])-[.R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92]+[.T92])-[.U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92]+[.W92])-[.X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92]+[.Z92])-[.AA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92]+[.AC92])-[.AD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92]+[.AF92])-[.AG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92]+[.AI92])-[.AJ9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92]+[.AL92])-[.AM9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667">
            <text:p>1667</text:p>
          </table:table-cell>
          <table:table-cell table:style-name="ce20" office:value-type="string">
            <text:p>Disability Claim Application</text:p>
          </table:table-cell>
          <table:table-cell table:style-name="ce35" office:value-type="string">
            <text:p>Ream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93]+[.E93])-[.F93]" office:value-type="float" office:value="6">
            <text:p>6.00 </text:p>
          </table:table-cell>
          <table:table-cell table:number-columns-repeated="2" table:style-name="ce41"/>
          <table:table-cell table:style-name="ce49" table:formula="of:=([.G93]+[.H93])-[.I93]" office:value-type="float" office:value="6">
            <text:p>6.00 </text:p>
          </table:table-cell>
          <table:table-cell table:number-columns-repeated="2" table:style-name="ce41"/>
          <table:table-cell table:style-name="ce49" table:formula="of:=([.J93]+[.K93])-[.L93]" office:value-type="float" office:value="6">
            <text:p>6.00 </text:p>
          </table:table-cell>
          <table:table-cell table:number-columns-repeated="2" table:style-name="ce41"/>
          <table:table-cell table:style-name="ce49" table:formula="of:=([.M93]+[.N93])-[.O93]" office:value-type="float" office:value="6">
            <text:p>6.00 </text:p>
          </table:table-cell>
          <table:table-cell table:number-columns-repeated="2" table:style-name="ce41"/>
          <table:table-cell table:style-name="ce49" table:formula="of:=([.P93]+[.Q93])-[.R93]" office:value-type="float" office:value="6">
            <text:p>6.00 </text:p>
          </table:table-cell>
          <table:table-cell table:number-columns-repeated="2" table:style-name="ce41"/>
          <table:table-cell table:style-name="ce49" table:formula="of:=([.S93]+[.T93])-[.U93]" office:value-type="float" office:value="6">
            <text:p>6.00 </text:p>
          </table:table-cell>
          <table:table-cell table:number-columns-repeated="2" table:style-name="ce41"/>
          <table:table-cell table:style-name="ce49" table:formula="of:=([.V93]+[.W93])-[.X93]" office:value-type="float" office:value="6">
            <text:p>6.00 </text:p>
          </table:table-cell>
          <table:table-cell table:number-columns-repeated="2" table:style-name="ce41"/>
          <table:table-cell table:style-name="ce49" table:formula="of:=([.Y93]+[.Z93])-[.AA93]" office:value-type="float" office:value="6">
            <text:p>6.00 </text:p>
          </table:table-cell>
          <table:table-cell table:number-columns-repeated="2" table:style-name="ce41"/>
          <table:table-cell table:style-name="ce49" table:formula="of:=([.AB93]+[.AC93])-[.AD93]" office:value-type="float" office:value="6">
            <text:p>6.00 </text:p>
          </table:table-cell>
          <table:table-cell table:number-columns-repeated="2" table:style-name="ce41"/>
          <table:table-cell table:style-name="ce49" table:formula="of:=([.AE93]+[.AF93])-[.AG93]" office:value-type="float" office:value="6">
            <text:p>6.00 </text:p>
          </table:table-cell>
          <table:table-cell table:number-columns-repeated="2" table:style-name="ce41"/>
          <table:table-cell table:style-name="ce49" table:formula="of:=([.AH93]+[.AI93])-[.AJ93]" office:value-type="float" office:value="6">
            <text:p>6.00 </text:p>
          </table:table-cell>
          <table:table-cell table:number-columns-repeated="2" table:style-name="ce41"/>
          <table:table-cell table:style-name="ce49" table:formula="of:=([.AK93]+[.AL93])-[.AM93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519">
            <text:p>2519</text:p>
          </table:table-cell>
          <table:table-cell table:style-name="ce20" office:value-type="string">
            <text:p>E-4 MDCR Mem.Data Change Req p1</text:p>
          </table:table-cell>
          <table:table-cell table:style-name="ce35" office:value-type="string">
            <text:p>Ream</text:p>
          </table:table-cell>
          <table:table-cell table:style-name="ce41" office:value-type="float" office:value="5">
            <text:p>5.00 </text:p>
          </table:table-cell>
          <table:table-cell table:number-columns-repeated="2" table:style-name="ce41" office:value-type="float" office:value="15">
            <text:p>15.00 </text:p>
          </table:table-cell>
          <table:table-cell table:style-name="ce49" table:formula="of:=([.D94]+[.E94])-[.F94]" office:value-type="float" office:value="5">
            <text:p>5.00 </text:p>
          </table:table-cell>
          <table:table-cell table:style-name="ce41" office:value-type="float" office:value="15">
            <text:p>15.00 </text:p>
          </table:table-cell>
          <table:table-cell table:style-name="ce41" office:value-type="float" office:value="12">
            <text:p>12.00 </text:p>
          </table:table-cell>
          <table:table-cell table:style-name="ce49" table:formula="of:=([.G94]+[.H94])-[.I94]" office:value-type="float" office:value="8">
            <text:p>8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7">
            <text:p>17.00 </text:p>
          </table:table-cell>
          <table:table-cell table:style-name="ce49" table:formula="of:=([.J94]+[.K94])-[.L94]" office:value-type="float" office:value="1">
            <text:p>1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10">
            <text:p>10.00 </text:p>
          </table:table-cell>
          <table:table-cell table:style-name="ce49" table:formula="of:=([.M94]+[.N94])-[.O94]" office:value-type="float" office:value="11">
            <text:p>11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2">
            <text:p>12.00 </text:p>
          </table:table-cell>
          <table:table-cell table:style-name="ce49" table:formula="of:=([.P94]+[.Q94])-[.R94]" office:value-type="float" office:value="1">
            <text:p>1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9">
            <text:p>9.00 </text:p>
          </table:table-cell>
          <table:table-cell table:style-name="ce49" table:formula="of:=([.S94]+[.T94])-[.U94]" office:value-type="float" office:value="2">
            <text:p>2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9" table:formula="of:=([.V94]+[.W94])-[.X94]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7">
            <text:p>7.00 </text:p>
          </table:table-cell>
          <table:table-cell table:style-name="ce49" table:formula="of:=([.Y94]+[.Z94])-[.AA94]" office:value-type="float" office:value="0">
            <text:p><text:s/>- </text:p>
          </table:table-cell>
          <table:table-cell table:number-columns-repeated="2" table:style-name="ce41" office:value-type="float" office:value="4">
            <text:p>4.00 </text:p>
          </table:table-cell>
          <table:table-cell table:style-name="ce49" table:formula="of:=([.AB94]+[.AC94])-[.AD9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94]+[.AF94])-[.AG9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94]+[.AI94])-[.AJ9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94]+[.AL94])-[.AM9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20">
            <text:p>2520</text:p>
          </table:table-cell>
          <table:table-cell table:style-name="ce20" office:value-type="string">
            <text:p>E-4 MDCR Mem.Data Change Req p2</text:p>
          </table:table-cell>
          <table:table-cell table:style-name="ce35" office:value-type="string">
            <text:p>Ream</text:p>
          </table:table-cell>
          <table:table-cell table:style-name="ce41" office:value-type="float" office:value="5">
            <text:p>5.00 </text:p>
          </table:table-cell>
          <table:table-cell table:number-columns-repeated="2" table:style-name="ce41" office:value-type="float" office:value="15">
            <text:p>15.00 </text:p>
          </table:table-cell>
          <table:table-cell table:style-name="ce49" table:formula="of:=([.D95]+[.E95])-[.F95]" office:value-type="float" office:value="5">
            <text:p>5.00 </text:p>
          </table:table-cell>
          <table:table-cell table:style-name="ce41" office:value-type="float" office:value="15">
            <text:p>15.00 </text:p>
          </table:table-cell>
          <table:table-cell table:style-name="ce41" office:value-type="float" office:value="12">
            <text:p>12.00 </text:p>
          </table:table-cell>
          <table:table-cell table:style-name="ce49" table:formula="of:=([.G95]+[.H95])-[.I95]" office:value-type="float" office:value="8">
            <text:p>8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7">
            <text:p>17.00 </text:p>
          </table:table-cell>
          <table:table-cell table:style-name="ce49" table:formula="of:=([.J95]+[.K95])-[.L95]" office:value-type="float" office:value="1">
            <text:p>1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10">
            <text:p>10.00 </text:p>
          </table:table-cell>
          <table:table-cell table:style-name="ce49" table:formula="of:=([.M95]+[.N95])-[.O95]" office:value-type="float" office:value="11">
            <text:p>11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2">
            <text:p>12.00 </text:p>
          </table:table-cell>
          <table:table-cell table:style-name="ce49" table:formula="of:=([.P95]+[.Q95])-[.R95]" office:value-type="float" office:value="1">
            <text:p>1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9">
            <text:p>9.00 </text:p>
          </table:table-cell>
          <table:table-cell table:style-name="ce49" table:formula="of:=([.S95]+[.T95])-[.U95]" office:value-type="float" office:value="2">
            <text:p>2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9" table:formula="of:=([.V95]+[.W95])-[.X95]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7">
            <text:p>7.00 </text:p>
          </table:table-cell>
          <table:table-cell table:style-name="ce49" table:formula="of:=([.Y95]+[.Z95])-[.AA95]" office:value-type="float" office:value="0">
            <text:p><text:s/>- </text:p>
          </table:table-cell>
          <table:table-cell table:number-columns-repeated="2" table:style-name="ce41" office:value-type="float" office:value="4">
            <text:p>4.00 </text:p>
          </table:table-cell>
          <table:table-cell table:style-name="ce49" table:formula="of:=([.AB95]+[.AC95])-[.AD9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95]+[.AF95])-[.AG9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95]+[.AI95])-[.AJ9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95]+[.AL95])-[.AM9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286">
            <text:p>2286</text:p>
          </table:table-cell>
          <table:table-cell table:style-name="ce20" office:value-type="string">
            <text:p>Employer Registration (SS Form R-1)</text:p>
          </table:table-cell>
          <table:table-cell table:style-name="ce35" office:value-type="string">
            <text:p>Ream</text:p>
          </table:table-cell>
          <table:table-cell table:style-name="ce41" office:value-type="float" office:value="14">
            <text:p>1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96]+[.E96])-[.F96]" office:value-type="float" office:value="13">
            <text:p>13.00 </text:p>
          </table:table-cell>
          <table:table-cell table:number-columns-repeated="2" table:style-name="ce41"/>
          <table:table-cell table:style-name="ce49" table:formula="of:=([.G96]+[.H96])-[.I96]" office:value-type="float" office:value="13">
            <text:p>13.00 </text:p>
          </table:table-cell>
          <table:table-cell table:number-columns-repeated="2" table:style-name="ce41"/>
          <table:table-cell table:style-name="ce49" table:formula="of:=([.J96]+[.K96])-[.L96]" office:value-type="float" office:value="13">
            <text:p>1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96]+[.N96])-[.O96]" office:value-type="float" office:value="12">
            <text:p>12.00 </text:p>
          </table:table-cell>
          <table:table-cell table:style-name="ce41" office:value-type="float" office:value="36">
            <text:p>36.00 </text:p>
          </table:table-cell>
          <table:table-cell table:style-name="ce41"/>
          <table:table-cell table:style-name="ce49" table:formula="of:=([.P96]+[.Q96])-[.R96]" office:value-type="float" office:value="48">
            <text:p>4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96]+[.T96])-[.U96]" office:value-type="float" office:value="47">
            <text:p>47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V96]+[.W96])-[.X96]" office:value-type="float" office:value="45">
            <text:p>45.00 </text:p>
          </table:table-cell>
          <table:table-cell table:number-columns-repeated="2" table:style-name="ce41"/>
          <table:table-cell table:style-name="ce49" table:formula="of:=([.Y96]+[.Z96])-[.AA96]" office:value-type="float" office:value="45">
            <text:p>45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96]+[.AC96])-[.AD96]" office:value-type="float" office:value="43">
            <text:p>43.00 </text:p>
          </table:table-cell>
          <table:table-cell table:number-columns-repeated="2" table:style-name="ce41"/>
          <table:table-cell table:style-name="ce49" table:formula="of:=([.AE96]+[.AF96])-[.AG96]" office:value-type="float" office:value="43">
            <text:p>43.00 </text:p>
          </table:table-cell>
          <table:table-cell table:number-columns-repeated="2" table:style-name="ce41"/>
          <table:table-cell table:style-name="ce49" table:formula="of:=([.AH96]+[.AI96])-[.AJ96]" office:value-type="float" office:value="43">
            <text:p>43.00 </text:p>
          </table:table-cell>
          <table:table-cell table:number-columns-repeated="2" table:style-name="ce41"/>
          <table:table-cell table:style-name="ce49" table:formula="of:=([.AK96]+[.AL96])-[.AM96]" office:value-type="float" office:value="43">
            <text:p>43.00 </text:p>
          </table:table-cell>
          <table:table-cell table:number-columns-repeated="984"/>
        </table:table-row>
        <table:table-row table:style-name="ro6">
          <table:table-cell table:style-name="ce9" office:value-type="float" office:value="2287">
            <text:p>2287</text:p>
          </table:table-cell>
          <table:table-cell table:style-name="ce20" office:value-type="string">
            <text:p>Employment Report (SS Form R1-A)</text:p>
          </table:table-cell>
          <table:table-cell table:style-name="ce35" office:value-type="string">
            <text:p>Ream</text:p>
          </table:table-cell>
          <table:table-cell table:style-name="ce41" office:value-type="float" office:value="1">
            <text:p>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D97]+[.E97])-[.F97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G97]+[.H97])-[.I97]" office:value-type="float" office:value="1">
            <text:p>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J97]+[.K97])-[.L97]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9" table:formula="of:=([.M97]+[.N97])-[.O97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4">
            <text:p>4.00 </text:p>
          </table:table-cell>
          <table:table-cell table:style-name="ce49" table:formula="of:=([.P97]+[.Q97])-[.R97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97]+[.T97])-[.U97]" office:value-type="float" office:value="1">
            <text:p>1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V97]+[.W97])-[.X97]" office:value-type="float" office:value="3">
            <text:p>3.00 </text:p>
          </table:table-cell>
          <table:table-cell table:number-columns-repeated="2" table:style-name="ce41" office:value-type="float" office:value="2">
            <text:p>2.00 </text:p>
          </table:table-cell>
          <table:table-cell table:style-name="ce49" table:formula="of:=([.Y97]+[.Z97])-[.AA97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97]+[.AC97])-[.AD97]" office:value-type="float" office:value="2">
            <text:p>2.00 </text:p>
          </table:table-cell>
          <table:table-cell table:number-columns-repeated="2" table:style-name="ce41"/>
          <table:table-cell table:style-name="ce49" table:formula="of:=([.AE97]+[.AF97])-[.AG97]" office:value-type="float" office:value="2">
            <text:p>2.00 </text:p>
          </table:table-cell>
          <table:table-cell table:number-columns-repeated="2" table:style-name="ce41"/>
          <table:table-cell table:style-name="ce49" table:formula="of:=([.AH97]+[.AI97])-[.AJ97]" office:value-type="float" office:value="2">
            <text:p>2.00 </text:p>
          </table:table-cell>
          <table:table-cell table:number-columns-repeated="2" table:style-name="ce41"/>
          <table:table-cell table:style-name="ce49" table:formula="of:=([.AK97]+[.AL97])-[.AM97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9" office:value-type="float" office:value="232">
            <text:p>232</text:p>
          </table:table-cell>
          <table:table-cell table:style-name="ce20" office:value-type="string">
            <text:p>Guarantor's Form p1</text:p>
          </table:table-cell>
          <table:table-cell table:style-name="ce35" office:value-type="string">
            <text:p>Ream</text:p>
          </table:table-cell>
          <table:table-cell table:style-name="ce41" office:value-type="float" office:value="7">
            <text:p>7.00 </text:p>
          </table:table-cell>
          <table:table-cell table:number-columns-repeated="2" table:style-name="ce41"/>
          <table:table-cell table:style-name="ce49" table:formula="of:=([.D98]+[.E98])-[.F98]" office:value-type="float" office:value="7">
            <text:p>7.00 </text:p>
          </table:table-cell>
          <table:table-cell table:number-columns-repeated="2" table:style-name="ce41"/>
          <table:table-cell table:style-name="ce49" table:formula="of:=([.G98]+[.H98])-[.I98]" office:value-type="float" office:value="7">
            <text:p>7.00 </text:p>
          </table:table-cell>
          <table:table-cell table:number-columns-repeated="2" table:style-name="ce41"/>
          <table:table-cell table:style-name="ce49" table:formula="of:=([.J98]+[.K98])-[.L98]" office:value-type="float" office:value="7">
            <text:p>7.00 </text:p>
          </table:table-cell>
          <table:table-cell table:number-columns-repeated="2" table:style-name="ce41"/>
          <table:table-cell table:style-name="ce49" table:formula="of:=([.M98]+[.N98])-[.O98]" office:value-type="float" office:value="7">
            <text:p>7.00 </text:p>
          </table:table-cell>
          <table:table-cell table:number-columns-repeated="2" table:style-name="ce41"/>
          <table:table-cell table:style-name="ce49" table:formula="of:=([.P98]+[.Q98])-[.R98]" office:value-type="float" office:value="7">
            <text:p>7.00 </text:p>
          </table:table-cell>
          <table:table-cell table:number-columns-repeated="2" table:style-name="ce41"/>
          <table:table-cell table:style-name="ce49" table:formula="of:=([.S98]+[.T98])-[.U98]" office:value-type="float" office:value="7">
            <text:p>7.00 </text:p>
          </table:table-cell>
          <table:table-cell table:number-columns-repeated="2" table:style-name="ce41"/>
          <table:table-cell table:style-name="ce49" table:formula="of:=([.V98]+[.W98])-[.X98]" office:value-type="float" office:value="7">
            <text:p>7.00 </text:p>
          </table:table-cell>
          <table:table-cell table:number-columns-repeated="2" table:style-name="ce41"/>
          <table:table-cell table:style-name="ce49" table:formula="of:=([.Y98]+[.Z98])-[.AA98]" office:value-type="float" office:value="7">
            <text:p>7.00 </text:p>
          </table:table-cell>
          <table:table-cell table:number-columns-repeated="2" table:style-name="ce41"/>
          <table:table-cell table:style-name="ce49" table:formula="of:=([.AB98]+[.AC98])-[.AD98]" office:value-type="float" office:value="7">
            <text:p>7.00 </text:p>
          </table:table-cell>
          <table:table-cell table:number-columns-repeated="2" table:style-name="ce41"/>
          <table:table-cell table:style-name="ce49" table:formula="of:=([.AE98]+[.AF98])-[.AG98]" office:value-type="float" office:value="7">
            <text:p>7.00 </text:p>
          </table:table-cell>
          <table:table-cell table:number-columns-repeated="2" table:style-name="ce41"/>
          <table:table-cell table:style-name="ce49" table:formula="of:=([.AH98]+[.AI98])-[.AJ98]" office:value-type="float" office:value="7">
            <text:p>7.00 </text:p>
          </table:table-cell>
          <table:table-cell table:number-columns-repeated="2" table:style-name="ce41"/>
          <table:table-cell table:style-name="ce49" table:formula="of:=([.AK98]+[.AL98])-[.AM98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33">
            <text:p>233</text:p>
          </table:table-cell>
          <table:table-cell table:style-name="ce20" office:value-type="string">
            <text:p>Guarantor's Form p2</text:p>
          </table:table-cell>
          <table:table-cell table:style-name="ce35" office:value-type="string">
            <text:p>Ream</text:p>
          </table:table-cell>
          <table:table-cell table:style-name="ce41" office:value-type="float" office:value="7">
            <text:p>7.00 </text:p>
          </table:table-cell>
          <table:table-cell table:number-columns-repeated="2" table:style-name="ce41"/>
          <table:table-cell table:style-name="ce49" table:formula="of:=([.D99]+[.E99])-[.F99]" office:value-type="float" office:value="7">
            <text:p>7.00 </text:p>
          </table:table-cell>
          <table:table-cell table:number-columns-repeated="2" table:style-name="ce41"/>
          <table:table-cell table:style-name="ce49" table:formula="of:=([.G99]+[.H99])-[.I99]" office:value-type="float" office:value="7">
            <text:p>7.00 </text:p>
          </table:table-cell>
          <table:table-cell table:number-columns-repeated="2" table:style-name="ce41"/>
          <table:table-cell table:style-name="ce49" table:formula="of:=([.J99]+[.K99])-[.L99]" office:value-type="float" office:value="7">
            <text:p>7.00 </text:p>
          </table:table-cell>
          <table:table-cell table:number-columns-repeated="2" table:style-name="ce41"/>
          <table:table-cell table:style-name="ce49" table:formula="of:=([.M99]+[.N99])-[.O99]" office:value-type="float" office:value="7">
            <text:p>7.00 </text:p>
          </table:table-cell>
          <table:table-cell table:number-columns-repeated="2" table:style-name="ce41"/>
          <table:table-cell table:style-name="ce49" table:formula="of:=([.P99]+[.Q99])-[.R99]" office:value-type="float" office:value="7">
            <text:p>7.00 </text:p>
          </table:table-cell>
          <table:table-cell table:number-columns-repeated="2" table:style-name="ce41"/>
          <table:table-cell table:style-name="ce49" table:formula="of:=([.S99]+[.T99])-[.U99]" office:value-type="float" office:value="7">
            <text:p>7.00 </text:p>
          </table:table-cell>
          <table:table-cell table:number-columns-repeated="2" table:style-name="ce41"/>
          <table:table-cell table:style-name="ce49" table:formula="of:=([.V99]+[.W99])-[.X99]" office:value-type="float" office:value="7">
            <text:p>7.00 </text:p>
          </table:table-cell>
          <table:table-cell table:number-columns-repeated="2" table:style-name="ce41"/>
          <table:table-cell table:style-name="ce49" table:formula="of:=([.Y99]+[.Z99])-[.AA99]" office:value-type="float" office:value="7">
            <text:p>7.00 </text:p>
          </table:table-cell>
          <table:table-cell table:number-columns-repeated="2" table:style-name="ce41"/>
          <table:table-cell table:style-name="ce49" table:formula="of:=([.AB99]+[.AC99])-[.AD99]" office:value-type="float" office:value="7">
            <text:p>7.00 </text:p>
          </table:table-cell>
          <table:table-cell table:number-columns-repeated="2" table:style-name="ce41"/>
          <table:table-cell table:style-name="ce49" table:formula="of:=([.AE99]+[.AF99])-[.AG99]" office:value-type="float" office:value="7">
            <text:p>7.00 </text:p>
          </table:table-cell>
          <table:table-cell table:number-columns-repeated="2" table:style-name="ce41"/>
          <table:table-cell table:style-name="ce49" table:formula="of:=([.AH99]+[.AI99])-[.AJ99]" office:value-type="float" office:value="7">
            <text:p>7.00 </text:p>
          </table:table-cell>
          <table:table-cell table:number-columns-repeated="2" table:style-name="ce41"/>
          <table:table-cell table:style-name="ce49" table:formula="of:=([.AK99]+[.AL99])-[.AM99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25">
            <text:p>225</text:p>
          </table:table-cell>
          <table:table-cell table:style-name="ce20" office:value-type="string">
            <text:p>Joint Affidavit Death Claim p1</text:p>
          </table:table-cell>
          <table:table-cell table:style-name="ce35" office:value-type="string">
            <text:p>Ream</text:p>
          </table:table-cell>
          <table:table-cell table:style-name="ce41" office:value-type="float" office:value="3">
            <text:p>3.00 </text:p>
          </table:table-cell>
          <table:table-cell table:number-columns-repeated="2" table:style-name="ce41"/>
          <table:table-cell table:style-name="ce49" table:formula="of:=([.D100]+[.E100])-[.F100]" office:value-type="float" office:value="3">
            <text:p>3.00 </text:p>
          </table:table-cell>
          <table:table-cell table:number-columns-repeated="2" table:style-name="ce41"/>
          <table:table-cell table:style-name="ce49" table:formula="of:=([.G100]+[.H100])-[.I100]" office:value-type="float" office:value="3">
            <text:p>3.00 </text:p>
          </table:table-cell>
          <table:table-cell table:number-columns-repeated="2" table:style-name="ce41"/>
          <table:table-cell table:style-name="ce49" table:formula="of:=([.J100]+[.K100])-[.L100]" office:value-type="float" office:value="3">
            <text:p>3.00 </text:p>
          </table:table-cell>
          <table:table-cell table:number-columns-repeated="2" table:style-name="ce41"/>
          <table:table-cell table:style-name="ce49" table:formula="of:=([.M100]+[.N100])-[.O100]" office:value-type="float" office:value="3">
            <text:p>3.00 </text:p>
          </table:table-cell>
          <table:table-cell table:number-columns-repeated="2" table:style-name="ce41"/>
          <table:table-cell table:style-name="ce49" table:formula="of:=([.P100]+[.Q100])-[.R100]" office:value-type="float" office:value="3">
            <text:p>3.00 </text:p>
          </table:table-cell>
          <table:table-cell table:number-columns-repeated="2" table:style-name="ce41"/>
          <table:table-cell table:style-name="ce49" table:formula="of:=([.S100]+[.T100])-[.U100]" office:value-type="float" office:value="3">
            <text:p>3.00 </text:p>
          </table:table-cell>
          <table:table-cell table:number-columns-repeated="2" table:style-name="ce41"/>
          <table:table-cell table:style-name="ce49" table:formula="of:=([.V100]+[.W100])-[.X100]" office:value-type="float" office:value="3">
            <text:p>3.00 </text:p>
          </table:table-cell>
          <table:table-cell table:number-columns-repeated="2" table:style-name="ce41"/>
          <table:table-cell table:style-name="ce49" table:formula="of:=([.Y100]+[.Z100])-[.AA100]" office:value-type="float" office:value="3">
            <text:p>3.00 </text:p>
          </table:table-cell>
          <table:table-cell table:number-columns-repeated="2" table:style-name="ce41"/>
          <table:table-cell table:style-name="ce49" table:formula="of:=([.AB100]+[.AC100])-[.AD100]" office:value-type="float" office:value="3">
            <text:p>3.00 </text:p>
          </table:table-cell>
          <table:table-cell table:number-columns-repeated="2" table:style-name="ce41"/>
          <table:table-cell table:style-name="ce49" table:formula="of:=([.AE100]+[.AF100])-[.AG100]" office:value-type="float" office:value="3">
            <text:p>3.00 </text:p>
          </table:table-cell>
          <table:table-cell table:number-columns-repeated="2" table:style-name="ce41"/>
          <table:table-cell table:style-name="ce49" table:formula="of:=([.AH100]+[.AI100])-[.AJ100]" office:value-type="float" office:value="3">
            <text:p>3.00 </text:p>
          </table:table-cell>
          <table:table-cell table:number-columns-repeated="2" table:style-name="ce41"/>
          <table:table-cell table:style-name="ce49" table:formula="of:=([.AK100]+[.AL100])-[.AM100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9" office:value-type="float" office:value="226">
            <text:p>226</text:p>
          </table:table-cell>
          <table:table-cell table:style-name="ce20" office:value-type="string">
            <text:p>Joint Affidavit Death Claim p2</text:p>
          </table:table-cell>
          <table:table-cell table:style-name="ce35" office:value-type="string">
            <text:p>Ream</text:p>
          </table:table-cell>
          <table:table-cell table:style-name="ce41" office:value-type="float" office:value="1">
            <text:p>1.00 </text:p>
          </table:table-cell>
          <table:table-cell table:number-columns-repeated="2" table:style-name="ce41"/>
          <table:table-cell table:style-name="ce49" table:formula="of:=([.D101]+[.E101])-[.F101]" office:value-type="float" office:value="1">
            <text:p>1.00 </text:p>
          </table:table-cell>
          <table:table-cell table:number-columns-repeated="2" table:style-name="ce41"/>
          <table:table-cell table:style-name="ce49" table:formula="of:=([.G101]+[.H101])-[.I101]" office:value-type="float" office:value="1">
            <text:p>1.00 </text:p>
          </table:table-cell>
          <table:table-cell table:number-columns-repeated="2" table:style-name="ce41"/>
          <table:table-cell table:style-name="ce49" table:formula="of:=([.J101]+[.K101])-[.L101]" office:value-type="float" office:value="1">
            <text:p>1.00 </text:p>
          </table:table-cell>
          <table:table-cell table:style-name="ce41" office:value-type="float" office:value="6">
            <text:p>6.00 </text:p>
          </table:table-cell>
          <table:table-cell table:style-name="ce41"/>
          <table:table-cell table:style-name="ce49" table:formula="of:=([.M101]+[.N101])-[.O101]" office:value-type="float" office:value="7">
            <text:p>7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P101]+[.Q101])-[.R101]" office:value-type="float" office:value="2">
            <text:p>2.00 </text:p>
          </table:table-cell>
          <table:table-cell table:number-columns-repeated="2" table:style-name="ce41"/>
          <table:table-cell table:style-name="ce49" table:formula="of:=([.S101]+[.T101])-[.U101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V101]+[.W101])-[.X101]" office:value-type="float" office:value="5">
            <text:p>5.00 </text:p>
          </table:table-cell>
          <table:table-cell table:number-columns-repeated="2" table:style-name="ce41"/>
          <table:table-cell table:style-name="ce49" table:formula="of:=([.Y101]+[.Z101])-[.AA101]" office:value-type="float" office:value="5">
            <text:p>5.00 </text:p>
          </table:table-cell>
          <table:table-cell table:number-columns-repeated="2" table:style-name="ce41"/>
          <table:table-cell table:style-name="ce49" table:formula="of:=([.AB101]+[.AC101])-[.AD101]" office:value-type="float" office:value="5">
            <text:p>5.00 </text:p>
          </table:table-cell>
          <table:table-cell table:number-columns-repeated="2" table:style-name="ce41"/>
          <table:table-cell table:style-name="ce49" table:formula="of:=([.AE101]+[.AF101])-[.AG101]" office:value-type="float" office:value="5">
            <text:p>5.00 </text:p>
          </table:table-cell>
          <table:table-cell table:number-columns-repeated="2" table:style-name="ce41"/>
          <table:table-cell table:style-name="ce49" table:formula="of:=([.AH101]+[.AI101])-[.AJ101]" office:value-type="float" office:value="5">
            <text:p>5.00 </text:p>
          </table:table-cell>
          <table:table-cell table:number-columns-repeated="2" table:style-name="ce41"/>
          <table:table-cell table:style-name="ce49" table:formula="of:=([.AK101]+[.AL101])-[.AM101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227">
            <text:p>227</text:p>
          </table:table-cell>
          <table:table-cell table:style-name="ce20" office:value-type="string">
            <text:p>Joint affidavit Death Claim p3</text:p>
          </table:table-cell>
          <table:table-cell table:style-name="ce35" office:value-type="string">
            <text:p>Ream</text:p>
          </table:table-cell>
          <table:table-cell table:style-name="ce41" office:value-type="float" office:value="5">
            <text:p>5.00 </text:p>
          </table:table-cell>
          <table:table-cell table:number-columns-repeated="2" table:style-name="ce41"/>
          <table:table-cell table:style-name="ce49" table:formula="of:=([.D102]+[.E102])-[.F102]" office:value-type="float" office:value="5">
            <text:p>5.00 </text:p>
          </table:table-cell>
          <table:table-cell table:number-columns-repeated="2" table:style-name="ce41"/>
          <table:table-cell table:style-name="ce49" table:formula="of:=([.G102]+[.H102])-[.I102]" office:value-type="float" office:value="5">
            <text:p>5.00 </text:p>
          </table:table-cell>
          <table:table-cell table:number-columns-repeated="2" table:style-name="ce41"/>
          <table:table-cell table:style-name="ce49" table:formula="of:=([.J102]+[.K102])-[.L102]" office:value-type="float" office:value="5">
            <text:p>5.00 </text:p>
          </table:table-cell>
          <table:table-cell table:number-columns-repeated="2" table:style-name="ce41"/>
          <table:table-cell table:style-name="ce49" table:formula="of:=([.M102]+[.N102])-[.O102]" office:value-type="float" office:value="5">
            <text:p>5.00 </text:p>
          </table:table-cell>
          <table:table-cell table:number-columns-repeated="2" table:style-name="ce41"/>
          <table:table-cell table:style-name="ce49" table:formula="of:=([.P102]+[.Q102])-[.R102]" office:value-type="float" office:value="5">
            <text:p>5.00 </text:p>
          </table:table-cell>
          <table:table-cell table:number-columns-repeated="2" table:style-name="ce41"/>
          <table:table-cell table:style-name="ce49" table:formula="of:=([.S102]+[.T102])-[.U102]" office:value-type="float" office:value="5">
            <text:p>5.00 </text:p>
          </table:table-cell>
          <table:table-cell table:number-columns-repeated="2" table:style-name="ce41"/>
          <table:table-cell table:style-name="ce49" table:formula="of:=([.V102]+[.W102])-[.X102]" office:value-type="float" office:value="5">
            <text:p>5.00 </text:p>
          </table:table-cell>
          <table:table-cell table:number-columns-repeated="2" table:style-name="ce41"/>
          <table:table-cell table:style-name="ce49" table:formula="of:=([.Y102]+[.Z102])-[.AA102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02]+[.AC102])-[.AD102]" office:value-type="float" office:value="4">
            <text:p>4.00 </text:p>
          </table:table-cell>
          <table:table-cell table:number-columns-repeated="2" table:style-name="ce41"/>
          <table:table-cell table:style-name="ce49" table:formula="of:=([.AE102]+[.AF102])-[.AG102]" office:value-type="float" office:value="4">
            <text:p>4.00 </text:p>
          </table:table-cell>
          <table:table-cell table:number-columns-repeated="2" table:style-name="ce41"/>
          <table:table-cell table:style-name="ce49" table:formula="of:=([.AH102]+[.AI102])-[.AJ102]" office:value-type="float" office:value="4">
            <text:p>4.00 </text:p>
          </table:table-cell>
          <table:table-cell table:number-columns-repeated="2" table:style-name="ce41"/>
          <table:table-cell table:style-name="ce49" table:formula="of:=([.AK102]+[.AL102])-[.AM102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9" office:value-type="float" office:value="222">
            <text:p>222</text:p>
          </table:table-cell>
          <table:table-cell table:style-name="ce20" office:value-type="string">
            <text:p>L-501 - Specimen Signature Card</text:p>
          </table:table-cell>
          <table:table-cell table:style-name="ce35" office:value-type="string">
            <text:p>SET</text:p>
          </table:table-cell>
          <table:table-cell table:style-name="ce41" office:value-type="float" office:value="2600">
            <text:p>2,600.00 </text:p>
          </table:table-cell>
          <table:table-cell table:style-name="ce41"/>
          <table:table-cell table:style-name="ce41" office:value-type="float" office:value="400">
            <text:p>400.00 </text:p>
          </table:table-cell>
          <table:table-cell table:style-name="ce49" table:formula="of:=([.D103]+[.E103])-[.F103]" office:value-type="float" office:value="2200">
            <text:p>2,200.00 </text:p>
          </table:table-cell>
          <table:table-cell table:style-name="ce41"/>
          <table:table-cell table:style-name="ce41" office:value-type="float" office:value="500">
            <text:p>500.00 </text:p>
          </table:table-cell>
          <table:table-cell table:style-name="ce49" table:formula="of:=([.G103]+[.H103])-[.I103]" office:value-type="float" office:value="1700">
            <text:p>1,700.00 </text:p>
          </table:table-cell>
          <table:table-cell table:style-name="ce41"/>
          <table:table-cell table:style-name="ce41" office:value-type="float" office:value="400">
            <text:p>400.00 </text:p>
          </table:table-cell>
          <table:table-cell table:style-name="ce49" table:formula="of:=([.J103]+[.K103])-[.L103]" office:value-type="float" office:value="1300">
            <text:p>1,300.00 </text:p>
          </table:table-cell>
          <table:table-cell table:style-name="ce41" office:value-type="float" office:value="200">
            <text:p>200.00 </text:p>
          </table:table-cell>
          <table:table-cell table:style-name="ce41" office:value-type="float" office:value="500">
            <text:p>500.00 </text:p>
          </table:table-cell>
          <table:table-cell table:style-name="ce49" table:formula="of:=([.M103]+[.N103])-[.O103]" office:value-type="float" office:value="1000">
            <text:p>1,000.00 </text:p>
          </table:table-cell>
          <table:table-cell table:style-name="ce41" office:value-type="float" office:value="200">
            <text:p>200.00 </text:p>
          </table:table-cell>
          <table:table-cell table:style-name="ce41" office:value-type="float" office:value="700">
            <text:p>700.00 </text:p>
          </table:table-cell>
          <table:table-cell table:style-name="ce49" table:formula="of:=([.P103]+[.Q103])-[.R103]" office:value-type="float" office:value="500">
            <text:p>500.00 </text:p>
          </table:table-cell>
          <table:table-cell table:style-name="ce41" office:value-type="float" office:value="2200">
            <text:p>2,200.00 </text:p>
          </table:table-cell>
          <table:table-cell table:style-name="ce41" office:value-type="float" office:value="800">
            <text:p>800.00 </text:p>
          </table:table-cell>
          <table:table-cell table:style-name="ce49" table:formula="of:=([.S103]+[.T103])-[.U103]" office:value-type="float" office:value="1900">
            <text:p>1,900.00 </text:p>
          </table:table-cell>
          <table:table-cell table:style-name="ce41" office:value-type="float" office:value="200">
            <text:p>200.00 </text:p>
          </table:table-cell>
          <table:table-cell table:style-name="ce41" office:value-type="float" office:value="1600">
            <text:p>1,600.00 </text:p>
          </table:table-cell>
          <table:table-cell table:style-name="ce49" table:formula="of:=([.V103]+[.W103])-[.X103]" office:value-type="float" office:value="500">
            <text:p>500.00 </text:p>
          </table:table-cell>
          <table:table-cell table:style-name="ce41" office:value-type="float" office:value="400">
            <text:p>400.00 </text:p>
          </table:table-cell>
          <table:table-cell table:style-name="ce41" office:value-type="float" office:value="900">
            <text:p>900.00 </text:p>
          </table:table-cell>
          <table:table-cell table:style-name="ce49" table:formula="of:=([.Y103]+[.Z103])-[.AA103]" office:value-type="float" office:value="0">
            <text:p><text:s/>- </text:p>
          </table:table-cell>
          <table:table-cell table:style-name="ce41" office:value-type="float" office:value="400">
            <text:p>400.00 </text:p>
          </table:table-cell>
          <table:table-cell table:style-name="ce41" office:value-type="float" office:value="200">
            <text:p>200.00 </text:p>
          </table:table-cell>
          <table:table-cell table:style-name="ce49" table:formula="of:=([.AB103]+[.AC103])-[.AD103]" office:value-type="float" office:value="200">
            <text:p>200.00 </text:p>
          </table:table-cell>
          <table:table-cell table:style-name="ce41"/>
          <table:table-cell table:style-name="ce41" office:value-type="float" office:value="100">
            <text:p>100.00 </text:p>
          </table:table-cell>
          <table:table-cell table:style-name="ce49" table:formula="of:=([.AE103]+[.AF103])-[.AG103]" office:value-type="float" office:value="100">
            <text:p>100.00 </text:p>
          </table:table-cell>
          <table:table-cell table:number-columns-repeated="2" table:style-name="ce41"/>
          <table:table-cell table:style-name="ce49" table:formula="of:=([.AH103]+[.AI103])-[.AJ103]" office:value-type="float" office:value="100">
            <text:p>100.00 </text:p>
          </table:table-cell>
          <table:table-cell table:number-columns-repeated="2" table:style-name="ce41"/>
          <table:table-cell table:style-name="ce49" table:formula="of:=([.AK103]+[.AL103])-[.AM103]" office:value-type="float" office:value="100">
            <text:p>100.00 </text:p>
          </table:table-cell>
          <table:table-cell table:number-columns-repeated="984"/>
        </table:table-row>
        <table:table-row table:style-name="ro6">
          <table:table-cell table:style-name="ce9" office:value-type="float" office:value="241">
            <text:p>241</text:p>
          </table:table-cell>
          <table:table-cell table:style-name="ce20" office:value-type="string">
            <text:p>MD-15, Medical Report</text:p>
          </table:table-cell>
          <table:table-cell table:style-name="ce35" office:value-type="string">
            <text:p>Ream</text:p>
          </table:table-cell>
          <table:table-cell table:style-name="ce41" office:value-type="float" office:value="6">
            <text:p>6.00 </text:p>
          </table:table-cell>
          <table:table-cell table:number-columns-repeated="2" table:style-name="ce41"/>
          <table:table-cell table:style-name="ce49" table:formula="of:=([.D104]+[.E104])-[.F104]" office:value-type="float" office:value="6">
            <text:p>6.00 </text:p>
          </table:table-cell>
          <table:table-cell table:number-columns-repeated="2" table:style-name="ce41"/>
          <table:table-cell table:style-name="ce49" table:formula="of:=([.G104]+[.H104])-[.I104]" office:value-type="float" office:value="6">
            <text:p>6.00 </text:p>
          </table:table-cell>
          <table:table-cell table:number-columns-repeated="2" table:style-name="ce41"/>
          <table:table-cell table:style-name="ce49" table:formula="of:=([.J104]+[.K104])-[.L104]" office:value-type="float" office:value="6">
            <text:p>6.00 </text:p>
          </table:table-cell>
          <table:table-cell table:number-columns-repeated="2" table:style-name="ce41"/>
          <table:table-cell table:style-name="ce49" table:formula="of:=([.M104]+[.N104])-[.O104]" office:value-type="float" office:value="6">
            <text:p>6.00 </text:p>
          </table:table-cell>
          <table:table-cell table:number-columns-repeated="2" table:style-name="ce41"/>
          <table:table-cell table:style-name="ce49" table:formula="of:=([.P104]+[.Q104])-[.R104]" office:value-type="float" office:value="6">
            <text:p>6.00 </text:p>
          </table:table-cell>
          <table:table-cell table:number-columns-repeated="2" table:style-name="ce41"/>
          <table:table-cell table:style-name="ce49" table:formula="of:=([.S104]+[.T104])-[.U104]" office:value-type="float" office:value="6">
            <text:p>6.00 </text:p>
          </table:table-cell>
          <table:table-cell table:number-columns-repeated="2" table:style-name="ce41"/>
          <table:table-cell table:style-name="ce49" table:formula="of:=([.V104]+[.W104])-[.X104]" office:value-type="float" office:value="6">
            <text:p>6.00 </text:p>
          </table:table-cell>
          <table:table-cell table:number-columns-repeated="2" table:style-name="ce41"/>
          <table:table-cell table:style-name="ce49" table:formula="of:=([.Y104]+[.Z104])-[.AA104]" office:value-type="float" office:value="6">
            <text:p>6.00 </text:p>
          </table:table-cell>
          <table:table-cell table:number-columns-repeated="2" table:style-name="ce41"/>
          <table:table-cell table:style-name="ce49" table:formula="of:=([.AB104]+[.AC104])-[.AD104]" office:value-type="float" office:value="6">
            <text:p>6.00 </text:p>
          </table:table-cell>
          <table:table-cell table:number-columns-repeated="2" table:style-name="ce41"/>
          <table:table-cell table:style-name="ce49" table:formula="of:=([.AE104]+[.AF104])-[.AG104]" office:value-type="float" office:value="6">
            <text:p>6.00 </text:p>
          </table:table-cell>
          <table:table-cell table:number-columns-repeated="2" table:style-name="ce41"/>
          <table:table-cell table:style-name="ce49" table:formula="of:=([.AH104]+[.AI104])-[.AJ104]" office:value-type="float" office:value="6">
            <text:p>6.00 </text:p>
          </table:table-cell>
          <table:table-cell table:number-columns-repeated="2" table:style-name="ce41"/>
          <table:table-cell table:style-name="ce49" table:formula="of:=([.AK104]+[.AL104])-[.AM104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1668">
            <text:p>1668</text:p>
          </table:table-cell>
          <table:table-cell table:style-name="ce20" office:value-type="string">
            <text:p>Medical Certificate (Disability Claim)</text:p>
          </table:table-cell>
          <table:table-cell table:style-name="ce35" office:value-type="string">
            <text:p>Ream</text:p>
          </table:table-cell>
          <table:table-cell table:style-name="ce41" office:value-type="float" office:value="11">
            <text:p>11.00 </text:p>
          </table:table-cell>
          <table:table-cell table:number-columns-repeated="2" table:style-name="ce41"/>
          <table:table-cell table:style-name="ce49" table:formula="of:=([.D105]+[.E105])-[.F105]" office:value-type="float" office:value="11">
            <text:p>11.00 </text:p>
          </table:table-cell>
          <table:table-cell table:number-columns-repeated="2" table:style-name="ce41"/>
          <table:table-cell table:style-name="ce49" table:formula="of:=([.G105]+[.H105])-[.I105]" office:value-type="float" office:value="11">
            <text:p>11.00 </text:p>
          </table:table-cell>
          <table:table-cell table:number-columns-repeated="2" table:style-name="ce41"/>
          <table:table-cell table:style-name="ce49" table:formula="of:=([.J105]+[.K105])-[.L105]" office:value-type="float" office:value="11">
            <text:p>11.00 </text:p>
          </table:table-cell>
          <table:table-cell table:number-columns-repeated="2" table:style-name="ce41"/>
          <table:table-cell table:style-name="ce49" table:formula="of:=([.M105]+[.N105])-[.O105]" office:value-type="float" office:value="11">
            <text:p>1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05]+[.Q105])-[.R105]" office:value-type="float" office:value="10">
            <text:p>10.00 </text:p>
          </table:table-cell>
          <table:table-cell table:number-columns-repeated="2" table:style-name="ce41"/>
          <table:table-cell table:style-name="ce49" table:formula="of:=([.S105]+[.T105])-[.U105]" office:value-type="float" office:value="10">
            <text:p>10.00 </text:p>
          </table:table-cell>
          <table:table-cell table:number-columns-repeated="2" table:style-name="ce41"/>
          <table:table-cell table:style-name="ce49" table:formula="of:=([.V105]+[.W105])-[.X105]" office:value-type="float" office:value="10">
            <text:p>10.00 </text:p>
          </table:table-cell>
          <table:table-cell table:number-columns-repeated="2" table:style-name="ce41"/>
          <table:table-cell table:style-name="ce49" table:formula="of:=([.Y105]+[.Z105])-[.AA105]" office:value-type="float" office:value="10">
            <text:p>10.00 </text:p>
          </table:table-cell>
          <table:table-cell table:number-columns-repeated="2" table:style-name="ce41"/>
          <table:table-cell table:style-name="ce49" table:formula="of:=([.AB105]+[.AC105])-[.AD105]" office:value-type="float" office:value="10">
            <text:p>10.00 </text:p>
          </table:table-cell>
          <table:table-cell table:number-columns-repeated="2" table:style-name="ce41"/>
          <table:table-cell table:style-name="ce49" table:formula="of:=([.AE105]+[.AF105])-[.AG105]" office:value-type="float" office:value="10">
            <text:p>10.00 </text:p>
          </table:table-cell>
          <table:table-cell table:number-columns-repeated="2" table:style-name="ce41"/>
          <table:table-cell table:style-name="ce49" table:formula="of:=([.AH105]+[.AI105])-[.AJ105]" office:value-type="float" office:value="10">
            <text:p>10.00 </text:p>
          </table:table-cell>
          <table:table-cell table:number-columns-repeated="2" table:style-name="ce41"/>
          <table:table-cell table:style-name="ce49" table:formula="of:=([.AK105]+[.AL105])-[.AM105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9" office:value-type="float" office:value="1976">
            <text:p>1976</text:p>
          </table:table-cell>
          <table:table-cell table:style-name="ce20" office:value-type="string">
            <text:p>Member's/Claimant's Photo &amp; Signature.Card</text:p>
          </table:table-cell>
          <table:table-cell table:style-name="ce35" office:value-type="string">
            <text:p>Ream</text:p>
          </table:table-cell>
          <table:table-cell table:style-name="ce41" office:value-type="float" office:value="9">
            <text:p>9.00 </text:p>
          </table:table-cell>
          <table:table-cell table:number-columns-repeated="2" table:style-name="ce41"/>
          <table:table-cell table:style-name="ce49" table:formula="of:=([.D106]+[.E106])-[.F106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G106]+[.H106])-[.I106]" office:value-type="float" office:value="8">
            <text:p>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06]+[.K106])-[.L106]" office:value-type="float" office:value="7">
            <text:p>7.00 </text:p>
          </table:table-cell>
          <table:table-cell table:number-columns-repeated="2" table:style-name="ce41"/>
          <table:table-cell table:style-name="ce49" table:formula="of:=([.M106]+[.N106])-[.O106]" office:value-type="float" office:value="7">
            <text:p>7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06]+[.Q106])-[.R106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106]+[.T106])-[.U106]" office:value-type="float" office:value="5">
            <text:p>5.00 </text:p>
          </table:table-cell>
          <table:table-cell table:number-columns-repeated="2" table:style-name="ce41"/>
          <table:table-cell table:style-name="ce49" table:formula="of:=([.V106]+[.W106])-[.X106]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Y106]+[.Z106])-[.AA106]" office:value-type="float" office:value="6">
            <text:p>6.00 </text:p>
          </table:table-cell>
          <table:table-cell table:number-columns-repeated="2" table:style-name="ce41"/>
          <table:table-cell table:style-name="ce49" table:formula="of:=([.AB106]+[.AC106])-[.AD106]" office:value-type="float" office:value="6">
            <text:p>6.00 </text:p>
          </table:table-cell>
          <table:table-cell table:number-columns-repeated="2" table:style-name="ce41"/>
          <table:table-cell table:style-name="ce49" table:formula="of:=([.AE106]+[.AF106])-[.AG106]" office:value-type="float" office:value="6">
            <text:p>6.00 </text:p>
          </table:table-cell>
          <table:table-cell table:number-columns-repeated="2" table:style-name="ce41"/>
          <table:table-cell table:style-name="ce49" table:formula="of:=([.AH106]+[.AI106])-[.AJ106]" office:value-type="float" office:value="6">
            <text:p>6.00 </text:p>
          </table:table-cell>
          <table:table-cell table:number-columns-repeated="2" table:style-name="ce41"/>
          <table:table-cell table:style-name="ce49" table:formula="of:=([.AK106]+[.AL106])-[.AM106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9" office:value-type="float" office:value="2521">
            <text:p>2521</text:p>
          </table:table-cell>
          <table:table-cell table:style-name="ce20" office:value-type="string">
            <text:p>Payment Slip</text:p>
          </table:table-cell>
          <table:table-cell table:style-name="ce35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1" office:value-type="float" office:value="45">
            <text:p>45.00 </text:p>
          </table:table-cell>
          <table:table-cell table:style-name="ce41" office:value-type="float" office:value="27">
            <text:p>27.00 </text:p>
          </table:table-cell>
          <table:table-cell table:style-name="ce49" table:formula="of:=([.D107]+[.E107])-[.F107]" office:value-type="float" office:value="18">
            <text:p>18.00 </text:p>
          </table:table-cell>
          <table:table-cell table:style-name="ce41" office:value-type="float" office:value="15">
            <text:p>15.00 </text:p>
          </table:table-cell>
          <table:table-cell table:style-name="ce41" office:value-type="float" office:value="22">
            <text:p>22.00 </text:p>
          </table:table-cell>
          <table:table-cell table:style-name="ce49" table:formula="of:=([.G107]+[.H107])-[.I107]" office:value-type="float" office:value="11">
            <text:p>11.00 </text:p>
          </table:table-cell>
          <table:table-cell table:style-name="ce41" office:value-type="float" office:value="35">
            <text:p>35.00 </text:p>
          </table:table-cell>
          <table:table-cell table:style-name="ce41" office:value-type="float" office:value="27">
            <text:p>27.00 </text:p>
          </table:table-cell>
          <table:table-cell table:style-name="ce49" table:formula="of:=([.J107]+[.K107])-[.L107]" office:value-type="float" office:value="19">
            <text:p>19.00 </text:p>
          </table:table-cell>
          <table:table-cell table:style-name="ce41" office:value-type="float" office:value="25">
            <text:p>25.00 </text:p>
          </table:table-cell>
          <table:table-cell table:style-name="ce41" office:value-type="float" office:value="24">
            <text:p>24.00 </text:p>
          </table:table-cell>
          <table:table-cell table:style-name="ce49" table:formula="of:=([.M107]+[.N107])-[.O107]" office:value-type="float" office:value="20">
            <text:p>20.00 </text:p>
          </table:table-cell>
          <table:table-cell table:style-name="ce41" office:value-type="float" office:value="25">
            <text:p>25.00 </text:p>
          </table:table-cell>
          <table:table-cell table:style-name="ce41" office:value-type="float" office:value="27">
            <text:p>27.00 </text:p>
          </table:table-cell>
          <table:table-cell table:style-name="ce49" table:formula="of:=([.P107]+[.Q107])-[.R107]" office:value-type="float" office:value="18">
            <text:p>18.00 </text:p>
          </table:table-cell>
          <table:table-cell table:style-name="ce41" office:value-type="float" office:value="25">
            <text:p>25.00 </text:p>
          </table:table-cell>
          <table:table-cell table:style-name="ce41" office:value-type="float" office:value="32">
            <text:p>32.00 </text:p>
          </table:table-cell>
          <table:table-cell table:style-name="ce49" table:formula="of:=([.S107]+[.T107])-[.U107]" office:value-type="float" office:value="11">
            <text:p>11.00 </text:p>
          </table:table-cell>
          <table:table-cell table:style-name="ce41" office:value-type="float" office:value="21">
            <text:p>21.00 </text:p>
          </table:table-cell>
          <table:table-cell table:style-name="ce41" office:value-type="float" office:value="17">
            <text:p>17.00 </text:p>
          </table:table-cell>
          <table:table-cell table:style-name="ce49" table:formula="of:=([.V107]+[.W107])-[.X107]" office:value-type="float" office:value="15">
            <text:p>15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20">
            <text:p>20.00 </text:p>
          </table:table-cell>
          <table:table-cell table:style-name="ce49" table:formula="of:=([.Y107]+[.Z107])-[.AA107]" office:value-type="float" office:value="5">
            <text:p>5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8">
            <text:p>8.00 </text:p>
          </table:table-cell>
          <table:table-cell table:style-name="ce49" table:formula="of:=([.AB107]+[.AC107])-[.AD107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107]+[.AF107])-[.AG1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07]+[.AI107])-[.AJ1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07]+[.AL107])-[.AM10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76">
            <text:p>2576</text:p>
          </table:table-cell>
          <table:table-cell table:style-name="ce20" office:value-type="string">
            <text:p>Payment Slip(Member Loan)</text:p>
          </table:table-cell>
          <table:table-cell table:style-name="ce35" office:value-type="string">
            <text:p>Ream</text:p>
          </table:table-cell>
          <table:table-cell table:style-name="ce41" table:formula="of:=-[.D1132]" office:value-type="float" office:value="-0">
            <text:p><text:s/>- </text:p>
          </table:table-cell>
          <table:table-cell table:style-name="ce41" office:value-type="float" office:value="17">
            <text:p>17.00 </text:p>
          </table:table-cell>
          <table:table-cell table:style-name="ce41" office:value-type="float" office:value="7">
            <text:p>7.00 </text:p>
          </table:table-cell>
          <table:table-cell table:style-name="ce49" table:formula="of:=([.D108]+[.E108])-[.F108]" office:value-type="float" office:value="10">
            <text:p>10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9" table:formula="of:=([.G108]+[.H108])-[.I108]" office:value-type="float" office:value="12">
            <text:p>12.00 </text:p>
          </table:table-cell>
          <table:table-cell table:number-columns-repeated="2" table:style-name="ce41"/>
          <table:table-cell table:style-name="ce49" table:formula="of:=([.J108]+[.K108])-[.L108]" office:value-type="float" office:value="12">
            <text:p>12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M108]+[.N108])-[.O108]" office:value-type="float" office:value="17">
            <text:p>17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6">
            <text:p>16.00 </text:p>
          </table:table-cell>
          <table:table-cell table:style-name="ce49" table:formula="of:=([.P108]+[.Q108])-[.R108]" office:value-type="float" office:value="6">
            <text:p>6.00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S108]+[.T108])-[.U108]" office:value-type="float" office:value="6">
            <text:p>6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8">
            <text:p>8.00 </text:p>
          </table:table-cell>
          <table:table-cell table:style-name="ce49" table:formula="of:=([.V108]+[.W108])-[.X108]" office:value-type="float" office:value="3">
            <text:p>3.00 </text:p>
          </table:table-cell>
          <table:table-cell table:number-columns-repeated="2" table:style-name="ce41" office:value-type="float" office:value="10">
            <text:p>10.00 </text:p>
          </table:table-cell>
          <table:table-cell table:style-name="ce49" table:formula="of:=([.Y108]+[.Z108])-[.AA108]" office:value-type="float" office:value="3">
            <text:p>3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6">
            <text:p>6.00 </text:p>
          </table:table-cell>
          <table:table-cell table:style-name="ce49" table:formula="of:=([.AB108]+[.AC108])-[.AD108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108]+[.AF108])-[.AG10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08]+[.AI108])-[.AJ10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08]+[.AL108])-[.AM10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26">
            <text:p>2526</text:p>
          </table:table-cell>
          <table:table-cell table:style-name="ce20" office:value-type="string">
            <text:p>PDCR-Pen.Data Change Req. Instruction p2</text:p>
          </table:table-cell>
          <table:table-cell table:style-name="ce35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09]+[.E109])-[.F10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09]+[.H109])-[.I10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09]+[.K109])-[.L10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09]+[.N109])-[.O10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09]+[.Q109])-[.R109]" office:value-type="float" office:value="0">
            <text:p><text:s/>- </text:p>
          </table:table-cell>
          <table:table-cell table:style-name="ce41" office:value-type="float" office:value="12">
            <text:p>12.00 </text:p>
          </table:table-cell>
          <table:table-cell table:style-name="ce41" office:value-type="float" office:value="1">
            <text:p>1.00 </text:p>
          </table:table-cell>
          <table:table-cell table:style-name="ce49" table:formula="of:=([.S109]+[.T109])-[.U109]" office:value-type="float" office:value="11">
            <text:p>11.00 </text:p>
          </table:table-cell>
          <table:table-cell table:number-columns-repeated="2" table:style-name="ce41"/>
          <table:table-cell table:style-name="ce49" table:formula="of:=([.V109]+[.W109])-[.X109]" office:value-type="float" office:value="11">
            <text:p>1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5">
            <text:p>5.00 </text:p>
          </table:table-cell>
          <table:table-cell table:style-name="ce49" table:formula="of:=([.Y109]+[.Z109])-[.AA109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09]+[.AC109])-[.AD109]" office:value-type="float" office:value="8">
            <text:p>8.00 </text:p>
          </table:table-cell>
          <table:table-cell table:number-columns-repeated="2" table:style-name="ce41"/>
          <table:table-cell table:style-name="ce49" table:formula="of:=([.AE109]+[.AF109])-[.AG109]" office:value-type="float" office:value="8">
            <text:p>8.00 </text:p>
          </table:table-cell>
          <table:table-cell table:number-columns-repeated="2" table:style-name="ce41"/>
          <table:table-cell table:style-name="ce49" table:formula="of:=([.AH109]+[.AI109])-[.AJ109]" office:value-type="float" office:value="8">
            <text:p>8.00 </text:p>
          </table:table-cell>
          <table:table-cell table:number-columns-repeated="2" table:style-name="ce41"/>
          <table:table-cell table:style-name="ce49" table:formula="of:=([.AK109]+[.AL109])-[.AM109]" office:value-type="float" office:value="8">
            <text:p>8.00 </text:p>
          </table:table-cell>
          <table:table-cell table:number-columns-repeated="984"/>
        </table:table-row>
        <table:table-row table:style-name="ro6">
          <table:table-cell table:style-name="ce9" office:value-type="float" office:value="2399">
            <text:p>2399</text:p>
          </table:table-cell>
          <table:table-cell table:style-name="ce20" office:value-type="string">
            <text:p>R-6 Misc P.R ,25 shts 07/'13(carbonless)</text:p>
          </table:table-cell>
          <table:table-cell table:style-name="ce35" office:value-type="string">
            <text:p>PAD</text:p>
          </table:table-cell>
          <table:table-cell table:style-name="ce41" office:value-type="float" office:value="12">
            <text:p>1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110]+[.E110])-[.F110]" office:value-type="float" office:value="10">
            <text:p>10.00 </text:p>
          </table:table-cell>
          <table:table-cell table:number-columns-repeated="2" table:style-name="ce41"/>
          <table:table-cell table:style-name="ce49" table:formula="of:=([.G110]+[.H110])-[.I110]" office:value-type="float" office:value="10">
            <text:p>10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110]+[.K110])-[.L110]" office:value-type="float" office:value="8">
            <text:p>8.00 </text:p>
          </table:table-cell>
          <table:table-cell table:style-name="ce41" office:value-type="float" office:value="10">
            <text:p>10.00 </text:p>
          </table:table-cell>
          <table:table-cell table:style-name="ce41"/>
          <table:table-cell table:style-name="ce49" table:formula="of:=([.M110]+[.N110])-[.O110]" office:value-type="float" office:value="18">
            <text:p>18.00 </text:p>
          </table:table-cell>
          <table:table-cell table:number-columns-repeated="2" table:style-name="ce41"/>
          <table:table-cell table:style-name="ce49" table:formula="of:=([.P110]+[.Q110])-[.R110]" office:value-type="float" office:value="18">
            <text:p>18.00 </text:p>
          </table:table-cell>
          <table:table-cell table:number-columns-repeated="2" table:style-name="ce41"/>
          <table:table-cell table:style-name="ce49" table:formula="of:=([.S110]+[.T110])-[.U110]" office:value-type="float" office:value="18">
            <text:p>18.00 </text:p>
          </table:table-cell>
          <table:table-cell table:number-columns-repeated="2" table:style-name="ce41"/>
          <table:table-cell table:style-name="ce49" table:formula="of:=([.V110]+[.W110])-[.X110]" office:value-type="float" office:value="18">
            <text:p>18.00 </text:p>
          </table:table-cell>
          <table:table-cell table:number-columns-repeated="2" table:style-name="ce41"/>
          <table:table-cell table:style-name="ce49" table:formula="of:=([.Y110]+[.Z110])-[.AA110]" office:value-type="float" office:value="18">
            <text:p>18.00 </text:p>
          </table:table-cell>
          <table:table-cell table:number-columns-repeated="2" table:style-name="ce41"/>
          <table:table-cell table:style-name="ce49" table:formula="of:=([.AB110]+[.AC110])-[.AD110]" office:value-type="float" office:value="18">
            <text:p>1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10]+[.AF110])-[.AG110]" office:value-type="float" office:value="17">
            <text:p>17.00 </text:p>
          </table:table-cell>
          <table:table-cell table:number-columns-repeated="2" table:style-name="ce41"/>
          <table:table-cell table:style-name="ce49" table:formula="of:=([.AH110]+[.AI110])-[.AJ110]" office:value-type="float" office:value="17">
            <text:p>17.00 </text:p>
          </table:table-cell>
          <table:table-cell table:number-columns-repeated="2" table:style-name="ce41"/>
          <table:table-cell table:style-name="ce49" table:formula="of:=([.AK110]+[.AL110])-[.AM110]" office:value-type="float" office:value="17">
            <text:p>17.00 </text:p>
          </table:table-cell>
          <table:table-cell table:number-columns-repeated="984"/>
        </table:table-row>
        <table:table-row table:style-name="ro6">
          <table:table-cell table:style-name="ce9" office:value-type="float" office:value="199">
            <text:p>199</text:p>
          </table:table-cell>
          <table:table-cell table:style-name="ce20" office:value-type="string">
            <text:p>Registry Return Receipt Card</text:p>
          </table:table-cell>
          <table:table-cell table:style-name="ce35" office:value-type="string">
            <text:p>PC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11]+[.E111])-[.F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11]+[.H111])-[.I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11]+[.K111])-[.L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11]+[.N111])-[.O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11]+[.Q111])-[.R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11]+[.T111])-[.U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11]+[.W111])-[.X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11]+[.Z111])-[.AA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11]+[.AC111])-[.AD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11]+[.AF111])-[.AG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11]+[.AI111])-[.AJ1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11]+[.AL111])-[.AM11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386">
            <text:p>2386</text:p>
          </table:table-cell>
          <table:table-cell table:style-name="ce20" office:value-type="string">
            <text:p>REL-9 REP 25 sets/pad 4 Ply (CARBONLESS)</text:p>
          </table:table-cell>
          <table:table-cell table:style-name="ce35" office:value-type="string">
            <text:p>PAD</text:p>
          </table:table-cell>
          <table:table-cell table:style-name="ce41" office:value-type="float" office:value="91">
            <text:p>91.00 </text:p>
          </table:table-cell>
          <table:table-cell table:number-columns-repeated="2" table:style-name="ce41"/>
          <table:table-cell table:style-name="ce49" table:formula="of:=([.D112]+[.E112])-[.F112]" office:value-type="float" office:value="91">
            <text:p>91.00 </text:p>
          </table:table-cell>
          <table:table-cell table:number-columns-repeated="2" table:style-name="ce41"/>
          <table:table-cell table:style-name="ce49" table:formula="of:=([.G112]+[.H112])-[.I112]" office:value-type="float" office:value="91">
            <text:p>91.00 </text:p>
          </table:table-cell>
          <table:table-cell table:number-columns-repeated="2" table:style-name="ce41"/>
          <table:table-cell table:style-name="ce49" table:formula="of:=([.J112]+[.K112])-[.L112]" office:value-type="float" office:value="91">
            <text:p>91.00 </text:p>
          </table:table-cell>
          <table:table-cell table:number-columns-repeated="2" table:style-name="ce41"/>
          <table:table-cell table:style-name="ce49" table:formula="of:=([.M112]+[.N112])-[.O112]" office:value-type="float" office:value="91">
            <text:p>91.00 </text:p>
          </table:table-cell>
          <table:table-cell table:number-columns-repeated="2" table:style-name="ce41"/>
          <table:table-cell table:style-name="ce49" table:formula="of:=([.P112]+[.Q112])-[.R112]" office:value-type="float" office:value="91">
            <text:p>91.00 </text:p>
          </table:table-cell>
          <table:table-cell table:number-columns-repeated="2" table:style-name="ce41"/>
          <table:table-cell table:style-name="ce49" table:formula="of:=([.S112]+[.T112])-[.U112]" office:value-type="float" office:value="91">
            <text:p>91.00 </text:p>
          </table:table-cell>
          <table:table-cell table:number-columns-repeated="2" table:style-name="ce41"/>
          <table:table-cell table:style-name="ce49" table:formula="of:=([.V112]+[.W112])-[.X112]" office:value-type="float" office:value="91">
            <text:p>91.00 </text:p>
          </table:table-cell>
          <table:table-cell table:number-columns-repeated="2" table:style-name="ce41"/>
          <table:table-cell table:style-name="ce49" table:formula="of:=([.Y112]+[.Z112])-[.AA112]" office:value-type="float" office:value="91">
            <text:p>91.00 </text:p>
          </table:table-cell>
          <table:table-cell table:number-columns-repeated="2" table:style-name="ce41"/>
          <table:table-cell table:style-name="ce49" table:formula="of:=([.AB112]+[.AC112])-[.AD112]" office:value-type="float" office:value="91">
            <text:p>91.00 </text:p>
          </table:table-cell>
          <table:table-cell table:number-columns-repeated="2" table:style-name="ce41"/>
          <table:table-cell table:style-name="ce49" table:formula="of:=([.AE112]+[.AF112])-[.AG112]" office:value-type="float" office:value="91">
            <text:p>91.00 </text:p>
          </table:table-cell>
          <table:table-cell table:number-columns-repeated="2" table:style-name="ce41"/>
          <table:table-cell table:style-name="ce49" table:formula="of:=([.AH112]+[.AI112])-[.AJ112]" office:value-type="float" office:value="91">
            <text:p>91.00 </text:p>
          </table:table-cell>
          <table:table-cell table:number-columns-repeated="2" table:style-name="ce41"/>
          <table:table-cell table:style-name="ce49" table:formula="of:=([.AK112]+[.AL112])-[.AM112]" office:value-type="float" office:value="91">
            <text:p>91.00 </text:p>
          </table:table-cell>
          <table:table-cell table:number-columns-repeated="984"/>
        </table:table-row>
        <table:table-row table:style-name="ro6">
          <table:table-cell table:style-name="ce9" office:value-type="float" office:value="251">
            <text:p>251</text:p>
          </table:table-cell>
          <table:table-cell table:style-name="ce20" office:value-type="string">
            <text:p>Report of Death</text:p>
          </table:table-cell>
          <table:table-cell table:style-name="ce35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13]+[.E113])-[.F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13]+[.H113])-[.I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13]+[.K113])-[.L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13]+[.N113])-[.O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13]+[.Q113])-[.R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13]+[.T113])-[.U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13]+[.W113])-[.X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13]+[.Z113])-[.AA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13]+[.AC113])-[.AD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13]+[.AF113])-[.AG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13]+[.AI113])-[.AJ11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13]+[.AL113])-[.AM11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746">
            <text:p>2746</text:p>
          </table:table-cell>
          <table:table-cell table:style-name="ce20" office:value-type="string">
            <text:p>Request/Verification Form</text:p>
          </table:table-cell>
          <table:table-cell table:style-name="ce35" office:value-type="string">
            <text:p>Ream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14]+[.E114])-[.F114]" office:value-type="float" office:value="3">
            <text:p>3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114]+[.H114])-[.I114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14]+[.K114])-[.L114]" office:value-type="float" office:value="4">
            <text:p>4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M114]+[.N114])-[.O114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14]+[.Q114])-[.R114]" office:value-type="float" office:value="5">
            <text:p>5.00 </text:p>
          </table:table-cell>
          <table:table-cell table:number-columns-repeated="2" table:style-name="ce41"/>
          <table:table-cell table:style-name="ce49" table:formula="of:=([.S114]+[.T114])-[.U114]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V114]+[.W114])-[.X114]" office:value-type="float" office:value="8">
            <text:p>8.00 </text:p>
          </table:table-cell>
          <table:table-cell table:number-columns-repeated="2" table:style-name="ce41"/>
          <table:table-cell table:style-name="ce49" table:formula="of:=([.Y114]+[.Z114])-[.AA114]" office:value-type="float" office:value="8">
            <text:p>8.00 </text:p>
          </table:table-cell>
          <table:table-cell table:number-columns-repeated="2" table:style-name="ce41"/>
          <table:table-cell table:style-name="ce49" table:formula="of:=([.AB114]+[.AC114])-[.AD114]" office:value-type="float" office:value="8">
            <text:p>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E114]+[.AF114])-[.AG114]" office:value-type="float" office:value="5">
            <text:p>5.00 </text:p>
          </table:table-cell>
          <table:table-cell table:number-columns-repeated="2" table:style-name="ce41"/>
          <table:table-cell table:style-name="ce49" table:formula="of:=([.AH114]+[.AI114])-[.AJ114]" office:value-type="float" office:value="5">
            <text:p>5.00 </text:p>
          </table:table-cell>
          <table:table-cell table:number-columns-repeated="2" table:style-name="ce41"/>
          <table:table-cell table:style-name="ce49" table:formula="of:=([.AK114]+[.AL114])-[.AM114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1949">
            <text:p>1949</text:p>
          </table:table-cell>
          <table:table-cell table:style-name="ce20" office:value-type="string">
            <text:p>Rev Death Claim Appl Form (04/12)page 2</text:p>
          </table:table-cell>
          <table:table-cell table:style-name="ce35" office:value-type="string">
            <text:p>Ream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15]+[.E115])-[.F115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G115]+[.H115])-[.I115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15]+[.K115])-[.L115]" office:value-type="float" office:value="4">
            <text:p>4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">
            <text:p>1.00 </text:p>
          </table:table-cell>
          <table:table-cell table:style-name="ce49" table:formula="of:=([.M115]+[.N115])-[.O115]" office:value-type="float" office:value="5">
            <text:p>5.00 </text:p>
          </table:table-cell>
          <table:table-cell table:style-name="ce41" office:value-type="float" office:value="6">
            <text:p>6.00 </text:p>
          </table:table-cell>
          <table:table-cell table:style-name="ce41"/>
          <table:table-cell table:style-name="ce49" table:formula="of:=([.P115]+[.Q115])-[.R115]" office:value-type="float" office:value="11">
            <text:p>11.00 </text:p>
          </table:table-cell>
          <table:table-cell table:number-columns-repeated="2" table:style-name="ce41"/>
          <table:table-cell table:style-name="ce49" table:formula="of:=([.S115]+[.T115])-[.U115]" office:value-type="float" office:value="11">
            <text:p>11.00 </text:p>
          </table:table-cell>
          <table:table-cell table:number-columns-repeated="2" table:style-name="ce41"/>
          <table:table-cell table:style-name="ce49" table:formula="of:=([.V115]+[.W115])-[.X115]" office:value-type="float" office:value="11">
            <text:p>11.00 </text:p>
          </table:table-cell>
          <table:table-cell table:number-columns-repeated="2" table:style-name="ce41"/>
          <table:table-cell table:style-name="ce49" table:formula="of:=([.Y115]+[.Z115])-[.AA115]" office:value-type="float" office:value="11">
            <text:p>11.00 </text:p>
          </table:table-cell>
          <table:table-cell table:number-columns-repeated="2" table:style-name="ce41"/>
          <table:table-cell table:style-name="ce49" table:formula="of:=([.AB115]+[.AC115])-[.AD115]" office:value-type="float" office:value="11">
            <text:p>11.00 </text:p>
          </table:table-cell>
          <table:table-cell table:number-columns-repeated="2" table:style-name="ce41"/>
          <table:table-cell table:style-name="ce49" table:formula="of:=([.AE115]+[.AF115])-[.AG115]" office:value-type="float" office:value="11">
            <text:p>11.00 </text:p>
          </table:table-cell>
          <table:table-cell table:number-columns-repeated="2" table:style-name="ce41"/>
          <table:table-cell table:style-name="ce49" table:formula="of:=([.AH115]+[.AI115])-[.AJ115]" office:value-type="float" office:value="11">
            <text:p>11.00 </text:p>
          </table:table-cell>
          <table:table-cell table:number-columns-repeated="2" table:style-name="ce41"/>
          <table:table-cell table:style-name="ce49" table:formula="of:=([.AK115]+[.AL115])-[.AM115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9" office:value-type="float" office:value="1938">
            <text:p>1938</text:p>
          </table:table-cell>
          <table:table-cell table:style-name="ce20" office:value-type="string">
            <text:p>Rev Death Claim Appl Form (04-2012)</text:p>
          </table:table-cell>
          <table:table-cell table:style-name="ce35" office:value-type="string">
            <text:p>Ream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16]+[.E116])-[.F116]" office:value-type="float" office:value="3">
            <text:p>3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G116]+[.H116])-[.I116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16]+[.K116])-[.L116]" office:value-type="float" office:value="5">
            <text:p>5.00 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1">
            <text:p>1.00 </text:p>
          </table:table-cell>
          <table:table-cell table:style-name="ce49" table:formula="of:=([.M116]+[.N116])-[.O116]" office:value-type="float" office:value="6">
            <text:p>6.00 </text:p>
          </table:table-cell>
          <table:table-cell table:style-name="ce41" office:value-type="float" office:value="7">
            <text:p>7.00 </text:p>
          </table:table-cell>
          <table:table-cell table:style-name="ce41"/>
          <table:table-cell table:style-name="ce49" table:formula="of:=([.P116]+[.Q116])-[.R116]" office:value-type="float" office:value="13">
            <text:p>13.00 </text:p>
          </table:table-cell>
          <table:table-cell table:number-columns-repeated="2" table:style-name="ce41"/>
          <table:table-cell table:style-name="ce49" table:formula="of:=([.S116]+[.T116])-[.U116]" office:value-type="float" office:value="13">
            <text:p>13.00 </text:p>
          </table:table-cell>
          <table:table-cell table:number-columns-repeated="2" table:style-name="ce41"/>
          <table:table-cell table:style-name="ce49" table:formula="of:=([.V116]+[.W116])-[.X116]" office:value-type="float" office:value="13">
            <text:p>13.00 </text:p>
          </table:table-cell>
          <table:table-cell table:number-columns-repeated="2" table:style-name="ce41"/>
          <table:table-cell table:style-name="ce49" table:formula="of:=([.Y116]+[.Z116])-[.AA116]" office:value-type="float" office:value="13">
            <text:p>13.00 </text:p>
          </table:table-cell>
          <table:table-cell table:number-columns-repeated="2" table:style-name="ce41"/>
          <table:table-cell table:style-name="ce49" table:formula="of:=([.AB116]+[.AC116])-[.AD116]" office:value-type="float" office:value="13">
            <text:p>13.00 </text:p>
          </table:table-cell>
          <table:table-cell table:number-columns-repeated="2" table:style-name="ce41"/>
          <table:table-cell table:style-name="ce49" table:formula="of:=([.AE116]+[.AF116])-[.AG116]" office:value-type="float" office:value="13">
            <text:p>13.00 </text:p>
          </table:table-cell>
          <table:table-cell table:number-columns-repeated="2" table:style-name="ce41"/>
          <table:table-cell table:style-name="ce49" table:formula="of:=([.AH116]+[.AI116])-[.AJ116]" office:value-type="float" office:value="13">
            <text:p>13.00 </text:p>
          </table:table-cell>
          <table:table-cell table:number-columns-repeated="2" table:style-name="ce41"/>
          <table:table-cell table:style-name="ce49" table:formula="of:=([.AK116]+[.AL116])-[.AM116]" office:value-type="float" office:value="13">
            <text:p>13.00 </text:p>
          </table:table-cell>
          <table:table-cell table:number-columns-repeated="984"/>
        </table:table-row>
        <table:table-row table:style-name="ro6">
          <table:table-cell table:style-name="ce9" office:value-type="float" office:value="1950">
            <text:p>1950</text:p>
          </table:table-cell>
          <table:table-cell table:style-name="ce20" office:value-type="string">
            <text:p>Rev Ret Claim Appl Form (04/12)page 2</text:p>
          </table:table-cell>
          <table:table-cell table:style-name="ce35" office:value-type="string">
            <text:p>Ream</text:p>
          </table:table-cell>
          <table:table-cell table:style-name="ce41" office:value-type="float" office:value="2">
            <text:p>2.00 </text:p>
          </table:table-cell>
          <table:table-cell table:number-columns-repeated="2" table:style-name="ce41"/>
          <table:table-cell table:style-name="ce49" table:formula="of:=([.D117]+[.E117])-[.F117]" office:value-type="float" office:value="2">
            <text:p>2.00 </text:p>
          </table:table-cell>
          <table:table-cell table:number-columns-repeated="2" table:style-name="ce41"/>
          <table:table-cell table:style-name="ce49" table:formula="of:=([.G117]+[.H117])-[.I117]" office:value-type="float" office:value="2">
            <text:p>2.00 </text:p>
          </table:table-cell>
          <table:table-cell table:number-columns-repeated="2" table:style-name="ce41"/>
          <table:table-cell table:style-name="ce49" table:formula="of:=([.J117]+[.K117])-[.L117]" office:value-type="float" office:value="2">
            <text:p>2.00 </text:p>
          </table:table-cell>
          <table:table-cell table:number-columns-repeated="2" table:style-name="ce41"/>
          <table:table-cell table:style-name="ce49" table:formula="of:=([.M117]+[.N117])-[.O117]" office:value-type="float" office:value="2">
            <text:p>2.00 </text:p>
          </table:table-cell>
          <table:table-cell table:number-columns-repeated="2" table:style-name="ce41"/>
          <table:table-cell table:style-name="ce49" table:formula="of:=([.P117]+[.Q117])-[.R117]" office:value-type="float" office:value="2">
            <text:p>2.00 </text:p>
          </table:table-cell>
          <table:table-cell table:number-columns-repeated="2" table:style-name="ce41"/>
          <table:table-cell table:style-name="ce49" table:formula="of:=([.S117]+[.T117])-[.U117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V117]+[.W117])-[.X117]" office:value-type="float" office:value="5">
            <text:p>5.00 </text:p>
          </table:table-cell>
          <table:table-cell table:number-columns-repeated="2" table:style-name="ce41"/>
          <table:table-cell table:style-name="ce49" table:formula="of:=([.Y117]+[.Z117])-[.AA117]" office:value-type="float" office:value="5">
            <text:p>5.00 </text:p>
          </table:table-cell>
          <table:table-cell table:number-columns-repeated="2" table:style-name="ce41"/>
          <table:table-cell table:style-name="ce49" table:formula="of:=([.AB117]+[.AC117])-[.AD117]" office:value-type="float" office:value="5">
            <text:p>5.00 </text:p>
          </table:table-cell>
          <table:table-cell table:number-columns-repeated="2" table:style-name="ce41"/>
          <table:table-cell table:style-name="ce49" table:formula="of:=([.AE117]+[.AF117])-[.AG117]" office:value-type="float" office:value="5">
            <text:p>5.00 </text:p>
          </table:table-cell>
          <table:table-cell table:number-columns-repeated="2" table:style-name="ce41"/>
          <table:table-cell table:style-name="ce49" table:formula="of:=([.AH117]+[.AI117])-[.AJ117]" office:value-type="float" office:value="5">
            <text:p>5.00 </text:p>
          </table:table-cell>
          <table:table-cell table:number-columns-repeated="2" table:style-name="ce41"/>
          <table:table-cell table:style-name="ce49" table:formula="of:=([.AK117]+[.AL117])-[.AM117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9" office:value-type="float" office:value="1939">
            <text:p>1939</text:p>
          </table:table-cell>
          <table:table-cell table:style-name="ce20" office:value-type="string">
            <text:p>Rev Retirement Claim Appl Form (04-2012)</text:p>
          </table:table-cell>
          <table:table-cell table:style-name="ce35" office:value-type="string">
            <text:p>Ream</text:p>
          </table:table-cell>
          <table:table-cell table:style-name="ce41" office:value-type="float" office:value="6">
            <text:p>6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118]+[.E118])-[.F118]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9" table:formula="of:=([.G118]+[.H118])-[.I118]" office:value-type="float" office:value="3">
            <text:p>3.00 </text:p>
          </table:table-cell>
          <table:table-cell table:number-columns-repeated="2" table:style-name="ce41"/>
          <table:table-cell table:style-name="ce49" table:formula="of:=([.J118]+[.K118])-[.L118]" office:value-type="float" office:value="3">
            <text:p>3.00 </text:p>
          </table:table-cell>
          <table:table-cell table:number-columns-repeated="2" table:style-name="ce41"/>
          <table:table-cell table:style-name="ce49" table:formula="of:=([.M118]+[.N118])-[.O118]" office:value-type="float" office:value="3">
            <text:p>3.00 </text:p>
          </table:table-cell>
          <table:table-cell table:number-columns-repeated="2" table:style-name="ce41"/>
          <table:table-cell table:style-name="ce49" table:formula="of:=([.P118]+[.Q118])-[.R118]" office:value-type="float" office:value="3">
            <text:p>3.00 </text:p>
          </table:table-cell>
          <table:table-cell table:number-columns-repeated="2" table:style-name="ce41"/>
          <table:table-cell table:style-name="ce49" table:formula="of:=([.S118]+[.T118])-[.U118]" office:value-type="float" office:value="3">
            <text:p>3.00 </text:p>
          </table:table-cell>
          <table:table-cell table:number-columns-repeated="2" table:style-name="ce41"/>
          <table:table-cell table:style-name="ce49" table:formula="of:=([.V118]+[.W118])-[.X118]" office:value-type="float" office:value="3">
            <text:p>3.00 </text:p>
          </table:table-cell>
          <table:table-cell table:number-columns-repeated="2" table:style-name="ce41"/>
          <table:table-cell table:style-name="ce49" table:formula="of:=([.Y118]+[.Z118])-[.AA118]" office:value-type="float" office:value="3">
            <text:p>3.00 </text:p>
          </table:table-cell>
          <table:table-cell table:number-columns-repeated="2" table:style-name="ce41"/>
          <table:table-cell table:style-name="ce49" table:formula="of:=([.AB118]+[.AC118])-[.AD118]" office:value-type="float" office:value="3">
            <text:p>3.00 </text:p>
          </table:table-cell>
          <table:table-cell table:number-columns-repeated="2" table:style-name="ce41"/>
          <table:table-cell table:style-name="ce49" table:formula="of:=([.AE118]+[.AF118])-[.AG118]" office:value-type="float" office:value="3">
            <text:p>3.00 </text:p>
          </table:table-cell>
          <table:table-cell table:number-columns-repeated="2" table:style-name="ce41"/>
          <table:table-cell table:style-name="ce49" table:formula="of:=([.AH118]+[.AI118])-[.AJ118]" office:value-type="float" office:value="3">
            <text:p>3.00 </text:p>
          </table:table-cell>
          <table:table-cell table:number-columns-repeated="2" table:style-name="ce41"/>
          <table:table-cell table:style-name="ce49" table:formula="of:=([.AK118]+[.AL118])-[.AM118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9" office:value-type="float" office:value="2400">
            <text:p>2400</text:p>
          </table:table-cell>
          <table:table-cell table:style-name="ce20" office:value-type="string">
            <text:p>TD-12 PVC - 25sets/pad 4ply carbonless</text:p>
          </table:table-cell>
          <table:table-cell table:style-name="ce35" office:value-type="string">
            <text:p>PAD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19]+[.E119])-[.F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19]+[.H119])-[.I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19]+[.K119])-[.L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19]+[.N119])-[.O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19]+[.Q119])-[.R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19]+[.T119])-[.U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19]+[.W119])-[.X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19]+[.Z119])-[.AA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19]+[.AC119])-[.AD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19]+[.AF119])-[.AG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19]+[.AI119])-[.AJ1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19]+[.AL119])-[.AM11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0" office:value-type="string">
            <text:p>Other Supplies not inluded in the list</text:p>
          </table:table-cell>
          <table:table-cell table:style-name="ce20"/>
          <table:table-cell table:style-name="ce35"/>
          <table:table-cell table:style-name="ce41" table:number-columns-repeated="3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style-name="ce41" table:number-columns-repeated="2"/>
          <table:table-cell table:style-name="ce49"/>
          <table:table-cell table:number-columns-repeated="2" table:style-name="ce41"/>
          <table:table-cell table:style-name="ce49" table:formula="of:=([.AE120]+[.AF120])-[.AG1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20]+[.AI120])-[.AJ1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20]+[.AL120])-[.AM12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5" office:value-type="string">
            <text:p>ACOP – Certification of SSS Official/Regular Employee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21]+[.E121])-[.F1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21]+[.H121])-[.I1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21]+[.K121])-[.L1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21]+[.N121])-[.O121]" office:value-type="float" office:value="0">
            <text:p><text:s/>-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P121]+[.Q121])-[.R121]" office:value-type="float" office:value="1">
            <text:p>1.00 </text:p>
          </table:table-cell>
          <table:table-cell table:number-columns-repeated="2" table:style-name="ce41"/>
          <table:table-cell table:style-name="ce49" table:formula="of:=([.S121]+[.T121])-[.U121]" office:value-type="float" office:value="1">
            <text:p>1.00 </text:p>
          </table:table-cell>
          <table:table-cell table:number-columns-repeated="2" table:style-name="ce41"/>
          <table:table-cell table:style-name="ce49" table:formula="of:=([.V121]+[.W121])-[.X121]" office:value-type="float" office:value="1">
            <text:p>1.00 </text:p>
          </table:table-cell>
          <table:table-cell table:number-columns-repeated="2" table:style-name="ce41"/>
          <table:table-cell table:style-name="ce49" table:formula="of:=([.Y121]+[.Z121])-[.AA121]" office:value-type="float" office:value="1">
            <text:p>1.00 </text:p>
          </table:table-cell>
          <table:table-cell table:number-columns-repeated="2" table:style-name="ce41"/>
          <table:table-cell table:style-name="ce49" table:formula="of:=([.AB121]+[.AC121])-[.AD121]" office:value-type="float" office:value="1">
            <text:p>1.00 </text:p>
          </table:table-cell>
          <table:table-cell table:number-columns-repeated="2" table:style-name="ce41"/>
          <table:table-cell table:style-name="ce49" table:formula="of:=([.AE121]+[.AF121])-[.AG121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21]+[.AI121])-[.AJ1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21]+[.AL121])-[.AM12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5" office:value-type="string">
            <text:p>ACOP ( Via Viber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22]+[.E122])-[.F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22]+[.H122])-[.I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22]+[.K122])-[.L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22]+[.N122])-[.O122]" office:value-type="float" office:value="0">
            <text:p><text:s/>-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P122]+[.Q122])-[.R122]" office:value-type="float" office:value="1">
            <text:p>1.00 </text:p>
          </table:table-cell>
          <table:table-cell table:number-columns-repeated="2" table:style-name="ce41"/>
          <table:table-cell table:style-name="ce49" table:formula="of:=([.S122]+[.T122])-[.U122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122]+[.W122])-[.X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22]+[.Z122])-[.AA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22]+[.AC122])-[.AD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22]+[.AF122])-[.AG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22]+[.AI122])-[.AJ12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22]+[.AL122])-[.AM122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COP (For Representative Payee of Dependent (Minor/Incapacitated) Child)</text:p>
          </table:table-cell>
          <table:table-cell table:style-name="ce11" office:value-type="string">
            <text:p>Ream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1"/>
          <table:table-cell table:style-name="ce49" table:formula="of:=([.D123]+[.E123])-[.F123]" office:value-type="float" office:value="3">
            <text:p>3.00 </text:p>
          </table:table-cell>
          <table:table-cell table:number-columns-repeated="2" table:style-name="ce41"/>
          <table:table-cell table:style-name="ce49" table:formula="of:=([.G123]+[.H123])-[.I123]" office:value-type="float" office:value="3">
            <text:p>3.00 </text:p>
          </table:table-cell>
          <table:table-cell table:number-columns-repeated="2" table:style-name="ce41"/>
          <table:table-cell table:style-name="ce49" table:formula="of:=([.J123]+[.K123])-[.L123]" office:value-type="float" office:value="3">
            <text:p>3.00 </text:p>
          </table:table-cell>
          <table:table-cell table:number-columns-repeated="2" table:style-name="ce41"/>
          <table:table-cell table:style-name="ce49" table:formula="of:=([.M123]+[.N123])-[.O123]" office:value-type="float" office:value="3">
            <text:p>3.00 </text:p>
          </table:table-cell>
          <table:table-cell table:style-name="ce41" office:value-type="float" office:value="8">
            <text:p>8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23]+[.Q123])-[.R123]" office:value-type="float" office:value="9">
            <text:p>9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S123]+[.T123])-[.U123]" office:value-type="float" office:value="12">
            <text:p>1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123]+[.W123])-[.X123]" office:value-type="float" office:value="11">
            <text:p>11.00 </text:p>
          </table:table-cell>
          <table:table-cell table:number-columns-repeated="2" table:style-name="ce41"/>
          <table:table-cell table:style-name="ce49" table:formula="of:=([.Y123]+[.Z123])-[.AA123]" office:value-type="float" office:value="11">
            <text:p>11.00 </text:p>
          </table:table-cell>
          <table:table-cell table:number-columns-repeated="2" table:style-name="ce41"/>
          <table:table-cell table:style-name="ce49" table:formula="of:=([.AB123]+[.AC123])-[.AD123]" office:value-type="float" office:value="11">
            <text:p>11.00 </text:p>
          </table:table-cell>
          <table:table-cell table:number-columns-repeated="2" table:style-name="ce41"/>
          <table:table-cell table:style-name="ce49" table:formula="of:=([.AE123]+[.AF123])-[.AG123]" office:value-type="float" office:value="11">
            <text:p>11.00 </text:p>
          </table:table-cell>
          <table:table-cell table:number-columns-repeated="2" table:style-name="ce41"/>
          <table:table-cell table:style-name="ce49" table:formula="of:=([.AH123]+[.AI123])-[.AJ123]" office:value-type="float" office:value="11">
            <text:p>11.00 </text:p>
          </table:table-cell>
          <table:table-cell table:number-columns-repeated="2" table:style-name="ce41"/>
          <table:table-cell table:style-name="ce49" table:formula="of:=([.AK123]+[.AL123])-[.AM123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COP (Video Conference)</text:p>
          </table:table-cell>
          <table:table-cell table:style-name="ce11" office:value-type="string">
            <text:p>Ream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1"/>
          <table:table-cell table:style-name="ce49" table:formula="of:=([.D124]+[.E124])-[.F124]" office:value-type="float" office:value="2">
            <text:p>2.00 </text:p>
          </table:table-cell>
          <table:table-cell table:number-columns-repeated="2" table:style-name="ce41"/>
          <table:table-cell table:style-name="ce49" table:formula="of:=([.G124]+[.H124])-[.I124]" office:value-type="float" office:value="2">
            <text:p>2.00 </text:p>
          </table:table-cell>
          <table:table-cell table:number-columns-repeated="2" table:style-name="ce41"/>
          <table:table-cell table:style-name="ce49" table:formula="of:=([.J124]+[.K124])-[.L124]" office:value-type="float" office:value="2">
            <text:p>2.00 </text:p>
          </table:table-cell>
          <table:table-cell table:number-columns-repeated="2" table:style-name="ce41"/>
          <table:table-cell table:style-name="ce49" table:formula="of:=([.M124]+[.N124])-[.O124]" office:value-type="float" office:value="2">
            <text:p>2.00 </text:p>
          </table:table-cell>
          <table:table-cell table:number-columns-repeated="2" table:style-name="ce41"/>
          <table:table-cell table:style-name="ce49" table:formula="of:=([.P124]+[.Q124])-[.R124]" office:value-type="float" office:value="2">
            <text:p>2.00 </text:p>
          </table:table-cell>
          <table:table-cell table:number-columns-repeated="2" table:style-name="ce41"/>
          <table:table-cell table:style-name="ce49" table:formula="of:=([.S124]+[.T124])-[.U124]" office:value-type="float" office:value="2">
            <text:p>2.00 </text:p>
          </table:table-cell>
          <table:table-cell table:number-columns-repeated="2" table:style-name="ce41"/>
          <table:table-cell table:style-name="ce49" table:formula="of:=([.V124]+[.W124])-[.X124]" office:value-type="float" office:value="2">
            <text:p>2.00 </text:p>
          </table:table-cell>
          <table:table-cell table:number-columns-repeated="2" table:style-name="ce41"/>
          <table:table-cell table:style-name="ce49" table:formula="of:=([.Y124]+[.Z124])-[.AA124]" office:value-type="float" office:value="2">
            <text:p>2.00 </text:p>
          </table:table-cell>
          <table:table-cell table:number-columns-repeated="2" table:style-name="ce41"/>
          <table:table-cell table:style-name="ce49" table:formula="of:=([.AB124]+[.AC124])-[.AD124]" office:value-type="float" office:value="2">
            <text:p>2.00 </text:p>
          </table:table-cell>
          <table:table-cell table:number-columns-repeated="2" table:style-name="ce41"/>
          <table:table-cell table:style-name="ce49" table:formula="of:=([.AE124]+[.AF124])-[.AG124]" office:value-type="float" office:value="2">
            <text:p>2.00 </text:p>
          </table:table-cell>
          <table:table-cell table:number-columns-repeated="2" table:style-name="ce41"/>
          <table:table-cell table:style-name="ce49" table:formula="of:=([.AH124]+[.AI124])-[.AJ124]" office:value-type="float" office:value="2">
            <text:p>2.00 </text:p>
          </table:table-cell>
          <table:table-cell table:number-columns-repeated="2" table:style-name="ce41"/>
          <table:table-cell table:style-name="ce49" table:formula="of:=([.AK124]+[.AL124])-[.AM124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ffidavit of Dependent Parents</text:p>
          </table:table-cell>
          <table:table-cell table:style-name="ce11" office:value-type="string">
            <text:p>Ream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1"/>
          <table:table-cell table:style-name="ce49" table:formula="of:=([.D125]+[.E125])-[.F125]" office:value-type="float" office:value="3">
            <text:p>3.00 </text:p>
          </table:table-cell>
          <table:table-cell table:number-columns-repeated="2" table:style-name="ce41"/>
          <table:table-cell table:style-name="ce49" table:formula="of:=([.G125]+[.H125])-[.I125]" office:value-type="float" office:value="3">
            <text:p>3.00 </text:p>
          </table:table-cell>
          <table:table-cell table:number-columns-repeated="2" table:style-name="ce41"/>
          <table:table-cell table:style-name="ce49" table:formula="of:=([.J125]+[.K125])-[.L125]" office:value-type="float" office:value="3">
            <text:p>3.00 </text:p>
          </table:table-cell>
          <table:table-cell table:number-columns-repeated="2" table:style-name="ce41"/>
          <table:table-cell table:style-name="ce49" table:formula="of:=([.M125]+[.N125])-[.O125]" office:value-type="float" office:value="3">
            <text:p>3.00 </text:p>
          </table:table-cell>
          <table:table-cell table:number-columns-repeated="2" table:style-name="ce41"/>
          <table:table-cell table:style-name="ce49" table:formula="of:=([.P125]+[.Q125])-[.R125]" office:value-type="float" office:value="3">
            <text:p>3.00 </text:p>
          </table:table-cell>
          <table:table-cell table:number-columns-repeated="2" table:style-name="ce41"/>
          <table:table-cell table:style-name="ce49" table:formula="of:=([.S125]+[.T125])-[.U125]" office:value-type="float" office:value="3">
            <text:p>3.00 </text:p>
          </table:table-cell>
          <table:table-cell table:number-columns-repeated="2" table:style-name="ce41"/>
          <table:table-cell table:style-name="ce49" table:formula="of:=([.V125]+[.W125])-[.X125]" office:value-type="float" office:value="3">
            <text:p>3.00 </text:p>
          </table:table-cell>
          <table:table-cell table:number-columns-repeated="2" table:style-name="ce41"/>
          <table:table-cell table:style-name="ce49" table:formula="of:=([.Y125]+[.Z125])-[.AA125]" office:value-type="float" office:value="3">
            <text:p>3.00 </text:p>
          </table:table-cell>
          <table:table-cell table:number-columns-repeated="2" table:style-name="ce41"/>
          <table:table-cell table:style-name="ce49" table:formula="of:=([.AB125]+[.AC125])-[.AD125]" office:value-type="float" office:value="3">
            <text:p>3.00 </text:p>
          </table:table-cell>
          <table:table-cell table:number-columns-repeated="2" table:style-name="ce41"/>
          <table:table-cell table:style-name="ce49" table:formula="of:=([.AE125]+[.AF125])-[.AG125]" office:value-type="float" office:value="3">
            <text:p>3.00 </text:p>
          </table:table-cell>
          <table:table-cell table:number-columns-repeated="2" table:style-name="ce41"/>
          <table:table-cell table:style-name="ce49" table:formula="of:=([.AH125]+[.AI125])-[.AJ125]" office:value-type="float" office:value="3">
            <text:p>3.00 </text:p>
          </table:table-cell>
          <table:table-cell table:number-columns-repeated="2" table:style-name="ce41"/>
          <table:table-cell table:style-name="ce49" table:formula="of:=([.AK125]+[.AL125])-[.AM125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ffidavit of Funeral Expenses</text:p>
          </table:table-cell>
          <table:table-cell table:style-name="ce11" office:value-type="string">
            <text:p>Ream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1"/>
          <table:table-cell table:style-name="ce49" table:formula="of:=([.D126]+[.E126])-[.F126]" office:value-type="float" office:value="4">
            <text:p>4.00 </text:p>
          </table:table-cell>
          <table:table-cell table:number-columns-repeated="2" table:style-name="ce41"/>
          <table:table-cell table:style-name="ce49" table:formula="of:=([.G126]+[.H126])-[.I126]" office:value-type="float" office:value="4">
            <text:p>4.00 </text:p>
          </table:table-cell>
          <table:table-cell table:number-columns-repeated="2" table:style-name="ce41"/>
          <table:table-cell table:style-name="ce49" table:formula="of:=([.J126]+[.K126])-[.L126]" office:value-type="float" office:value="4">
            <text:p>4.00 </text:p>
          </table:table-cell>
          <table:table-cell table:number-columns-repeated="2" table:style-name="ce41"/>
          <table:table-cell table:style-name="ce49" table:formula="of:=([.M126]+[.N126])-[.O126]" office:value-type="float" office:value="4">
            <text:p>4.00 </text:p>
          </table:table-cell>
          <table:table-cell table:number-columns-repeated="2" table:style-name="ce41"/>
          <table:table-cell table:style-name="ce49" table:formula="of:=([.P126]+[.Q126])-[.R126]" office:value-type="float" office:value="4">
            <text:p>4.00 </text:p>
          </table:table-cell>
          <table:table-cell table:number-columns-repeated="2" table:style-name="ce41"/>
          <table:table-cell table:style-name="ce49" table:formula="of:=([.S126]+[.T126])-[.U126]" office:value-type="float" office:value="4">
            <text:p>4.00 </text:p>
          </table:table-cell>
          <table:table-cell table:number-columns-repeated="2" table:style-name="ce41"/>
          <table:table-cell table:style-name="ce49" table:formula="of:=([.V126]+[.W126])-[.X126]" office:value-type="float" office:value="4">
            <text:p>4.00 </text:p>
          </table:table-cell>
          <table:table-cell table:number-columns-repeated="2" table:style-name="ce41"/>
          <table:table-cell table:style-name="ce49" table:formula="of:=([.Y126]+[.Z126])-[.AA126]" office:value-type="float" office:value="4">
            <text:p>4.00 </text:p>
          </table:table-cell>
          <table:table-cell table:number-columns-repeated="2" table:style-name="ce41"/>
          <table:table-cell table:style-name="ce49" table:formula="of:=([.AB126]+[.AC126])-[.AD126]" office:value-type="float" office:value="4">
            <text:p>4.00 </text:p>
          </table:table-cell>
          <table:table-cell table:number-columns-repeated="2" table:style-name="ce41"/>
          <table:table-cell table:style-name="ce49" table:formula="of:=([.AE126]+[.AF126])-[.AG126]" office:value-type="float" office:value="4">
            <text:p>4.00 </text:p>
          </table:table-cell>
          <table:table-cell table:number-columns-repeated="2" table:style-name="ce41"/>
          <table:table-cell table:style-name="ce49" table:formula="of:=([.AH126]+[.AI126])-[.AJ126]" office:value-type="float" office:value="4">
            <text:p>4.00 </text:p>
          </table:table-cell>
          <table:table-cell table:number-columns-repeated="2" table:style-name="ce41"/>
          <table:table-cell table:style-name="ce49" table:formula="of:=([.AK126]+[.AL126])-[.AM126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ffidavit of Loss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number-columns-repeated="2" table:style-name="ce41"/>
          <table:table-cell table:style-name="ce49" table:formula="of:=([.D127]+[.E127])-[.F127]" office:value-type="float" office:value="7">
            <text:p>7.00 </text:p>
          </table:table-cell>
          <table:table-cell table:number-columns-repeated="2" table:style-name="ce41"/>
          <table:table-cell table:style-name="ce49" table:formula="of:=([.G127]+[.H127])-[.I127]" office:value-type="float" office:value="7">
            <text:p>7.00 </text:p>
          </table:table-cell>
          <table:table-cell table:number-columns-repeated="2" table:style-name="ce41"/>
          <table:table-cell table:style-name="ce49" table:formula="of:=([.J127]+[.K127])-[.L127]" office:value-type="float" office:value="7">
            <text:p>7.00 </text:p>
          </table:table-cell>
          <table:table-cell table:number-columns-repeated="2" table:style-name="ce41"/>
          <table:table-cell table:style-name="ce49" table:formula="of:=([.M127]+[.N127])-[.O127]" office:value-type="float" office:value="7">
            <text:p>7.00 </text:p>
          </table:table-cell>
          <table:table-cell table:number-columns-repeated="2" table:style-name="ce41"/>
          <table:table-cell table:style-name="ce49" table:formula="of:=([.P127]+[.Q127])-[.R127]" office:value-type="float" office:value="7">
            <text:p>7.00 </text:p>
          </table:table-cell>
          <table:table-cell table:number-columns-repeated="2" table:style-name="ce41"/>
          <table:table-cell table:style-name="ce49" table:formula="of:=([.S127]+[.T127])-[.U127]" office:value-type="float" office:value="7">
            <text:p>7.00 </text:p>
          </table:table-cell>
          <table:table-cell table:number-columns-repeated="2" table:style-name="ce41"/>
          <table:table-cell table:style-name="ce49" table:formula="of:=([.V127]+[.W127])-[.X127]" office:value-type="float" office:value="7">
            <text:p>7.00 </text:p>
          </table:table-cell>
          <table:table-cell table:number-columns-repeated="2" table:style-name="ce41"/>
          <table:table-cell table:style-name="ce49" table:formula="of:=([.Y127]+[.Z127])-[.AA127]" office:value-type="float" office:value="7">
            <text:p>7.00 </text:p>
          </table:table-cell>
          <table:table-cell table:number-columns-repeated="2" table:style-name="ce41"/>
          <table:table-cell table:style-name="ce49" table:formula="of:=([.AB127]+[.AC127])-[.AD127]" office:value-type="float" office:value="7">
            <text:p>7.00 </text:p>
          </table:table-cell>
          <table:table-cell table:number-columns-repeated="2" table:style-name="ce41"/>
          <table:table-cell table:style-name="ce49" table:formula="of:=([.AE127]+[.AF127])-[.AG127]" office:value-type="float" office:value="7">
            <text:p>7.00 </text:p>
          </table:table-cell>
          <table:table-cell table:number-columns-repeated="2" table:style-name="ce41"/>
          <table:table-cell table:style-name="ce49" table:formula="of:=([.AH127]+[.AI127])-[.AJ127]" office:value-type="float" office:value="7">
            <text:p>7.00 </text:p>
          </table:table-cell>
          <table:table-cell table:number-columns-repeated="2" table:style-name="ce41"/>
          <table:table-cell table:style-name="ce49" table:formula="of:=([.AK127]+[.AL127])-[.AM127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ffidavit of No Earnings/Income</text:p>
          </table:table-cell>
          <table:table-cell table:style-name="ce11" office:value-type="string">
            <text:p>Ream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1"/>
          <table:table-cell table:style-name="ce49" table:formula="of:=([.D128]+[.E128])-[.F128]" office:value-type="float" office:value="4">
            <text:p>4.00 </text:p>
          </table:table-cell>
          <table:table-cell table:number-columns-repeated="2" table:style-name="ce41"/>
          <table:table-cell table:style-name="ce49" table:formula="of:=([.G128]+[.H128])-[.I128]" office:value-type="float" office:value="4">
            <text:p>4.00 </text:p>
          </table:table-cell>
          <table:table-cell table:number-columns-repeated="2" table:style-name="ce41"/>
          <table:table-cell table:style-name="ce49" table:formula="of:=([.J128]+[.K128])-[.L128]" office:value-type="float" office:value="4">
            <text:p>4.00 </text:p>
          </table:table-cell>
          <table:table-cell table:number-columns-repeated="2" table:style-name="ce41"/>
          <table:table-cell table:style-name="ce49" table:formula="of:=([.M128]+[.N128])-[.O128]" office:value-type="float" office:value="4">
            <text:p>4.00 </text:p>
          </table:table-cell>
          <table:table-cell table:number-columns-repeated="2" table:style-name="ce41"/>
          <table:table-cell table:style-name="ce49" table:formula="of:=([.P128]+[.Q128])-[.R128]" office:value-type="float" office:value="4">
            <text:p>4.00 </text:p>
          </table:table-cell>
          <table:table-cell table:number-columns-repeated="2" table:style-name="ce41"/>
          <table:table-cell table:style-name="ce49" table:formula="of:=([.S128]+[.T128])-[.U128]" office:value-type="float" office:value="4">
            <text:p>4.00 </text:p>
          </table:table-cell>
          <table:table-cell table:number-columns-repeated="2" table:style-name="ce41"/>
          <table:table-cell table:style-name="ce49" table:formula="of:=([.V128]+[.W128])-[.X128]" office:value-type="float" office:value="4">
            <text:p>4.00 </text:p>
          </table:table-cell>
          <table:table-cell table:number-columns-repeated="2" table:style-name="ce41"/>
          <table:table-cell table:style-name="ce49" table:formula="of:=([.Y128]+[.Z128])-[.AA128]" office:value-type="float" office:value="4">
            <text:p>4.00 </text:p>
          </table:table-cell>
          <table:table-cell table:number-columns-repeated="2" table:style-name="ce41"/>
          <table:table-cell table:style-name="ce49" table:formula="of:=([.AB128]+[.AC128])-[.AD128]" office:value-type="float" office:value="4">
            <text:p>4.00 </text:p>
          </table:table-cell>
          <table:table-cell table:number-columns-repeated="2" table:style-name="ce41"/>
          <table:table-cell table:style-name="ce49" table:formula="of:=([.AE128]+[.AF128])-[.AG128]" office:value-type="float" office:value="4">
            <text:p>4.00 </text:p>
          </table:table-cell>
          <table:table-cell table:number-columns-repeated="2" table:style-name="ce41"/>
          <table:table-cell table:style-name="ce49" table:formula="of:=([.AH128]+[.AI128])-[.AJ128]" office:value-type="float" office:value="4">
            <text:p>4.00 </text:p>
          </table:table-cell>
          <table:table-cell table:number-columns-repeated="2" table:style-name="ce41"/>
          <table:table-cell table:style-name="ce49" table:formula="of:=([.AK128]+[.AL128])-[.AM128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Authorized Company Representative (ACR) Card</text:p>
          </table:table-cell>
          <table:table-cell table:style-name="ce11" office:value-type="string">
            <text:p>Piece</text:p>
          </table:table-cell>
          <table:table-cell table:style-name="ce42" office:value-type="float" office:value="500">
            <text:p>500</text:p>
          </table:table-cell>
          <table:table-cell table:number-columns-repeated="2" table:style-name="ce41"/>
          <table:table-cell table:style-name="ce49" table:formula="of:=([.D129]+[.E129])-[.F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G129]+[.H129])-[.I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J129]+[.K129])-[.L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M129]+[.N129])-[.O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P129]+[.Q129])-[.R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S129]+[.T129])-[.U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V129]+[.W129])-[.X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Y129]+[.Z129])-[.AA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AB129]+[.AC129])-[.AD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AE129]+[.AF129])-[.AG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AH129]+[.AI129])-[.AJ129]" office:value-type="float" office:value="500">
            <text:p>500.00 </text:p>
          </table:table-cell>
          <table:table-cell table:number-columns-repeated="2" table:style-name="ce41"/>
          <table:table-cell table:style-name="ce49" table:formula="of:=([.AK129]+[.AL129])-[.AM129]" office:value-type="float" office:value="500">
            <text:p>500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ertification of SSS Official/Regular Employee – ACOP</text:p>
          </table:table-cell>
          <table:table-cell table:style-name="ce11" office:value-type="string">
            <text:p>Ream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1"/>
          <table:table-cell table:style-name="ce49" table:formula="of:=([.D130]+[.E130])-[.F130]" office:value-type="float" office:value="2">
            <text:p>2.00 </text:p>
          </table:table-cell>
          <table:table-cell table:number-columns-repeated="2" table:style-name="ce41"/>
          <table:table-cell table:style-name="ce49" table:formula="of:=([.G130]+[.H130])-[.I130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30]+[.K130])-[.L130]" office:value-type="float" office:value="1">
            <text:p>1.00 </text:p>
          </table:table-cell>
          <table:table-cell table:number-columns-repeated="2" table:style-name="ce41"/>
          <table:table-cell table:style-name="ce49" table:formula="of:=([.M130]+[.N130])-[.O130]" office:value-type="float" office:value="1">
            <text:p>1.00 </text:p>
          </table:table-cell>
          <table:table-cell table:number-columns-repeated="2" table:style-name="ce41"/>
          <table:table-cell table:style-name="ce49" table:formula="of:=([.P130]+[.Q130])-[.R130]" office:value-type="float" office:value="1">
            <text:p>1.00 </text:p>
          </table:table-cell>
          <table:table-cell table:number-columns-repeated="2" table:style-name="ce41"/>
          <table:table-cell table:style-name="ce49" table:formula="of:=([.S130]+[.T130])-[.U130]" office:value-type="float" office:value="1">
            <text:p>1.00 </text:p>
          </table:table-cell>
          <table:table-cell table:number-columns-repeated="2" table:style-name="ce41"/>
          <table:table-cell table:style-name="ce49" table:formula="of:=([.V130]+[.W130])-[.X130]" office:value-type="float" office:value="1">
            <text:p>1.00 </text:p>
          </table:table-cell>
          <table:table-cell table:number-columns-repeated="2" table:style-name="ce41"/>
          <table:table-cell table:style-name="ce49" table:formula="of:=([.Y130]+[.Z130])-[.AA130]" office:value-type="float" office:value="1">
            <text:p>1.00 </text:p>
          </table:table-cell>
          <table:table-cell table:number-columns-repeated="2" table:style-name="ce41"/>
          <table:table-cell table:style-name="ce49" table:formula="of:=([.AB130]+[.AC130])-[.AD130]" office:value-type="float" office:value="1">
            <text:p>1.00 </text:p>
          </table:table-cell>
          <table:table-cell table:number-columns-repeated="2" table:style-name="ce41"/>
          <table:table-cell table:style-name="ce49" table:formula="of:=([.AE130]+[.AF130])-[.AG130]" office:value-type="float" office:value="1">
            <text:p>1.00 </text:p>
          </table:table-cell>
          <table:table-cell table:number-columns-repeated="2" table:style-name="ce41"/>
          <table:table-cell table:style-name="ce49" table:formula="of:=([.AH130]+[.AI130])-[.AJ130]" office:value-type="float" office:value="1">
            <text:p>1.00 </text:p>
          </table:table-cell>
          <table:table-cell table:number-columns-repeated="2" table:style-name="ce41"/>
          <table:table-cell table:style-name="ce49" table:formula="of:=([.AK130]+[.AL130])-[.AM130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LD 1.18 (Guardianship of Incompetent)</text:p>
          </table:table-cell>
          <table:table-cell table:style-name="ce11" office:value-type="string">
            <text:p>Ream</text:p>
          </table:table-cell>
          <table:table-cell table:style-name="ce42" office:value-type="float" office:value="11">
            <text:p>11</text:p>
          </table:table-cell>
          <table:table-cell table:number-columns-repeated="2" table:style-name="ce41"/>
          <table:table-cell table:style-name="ce49" table:formula="of:=([.D131]+[.E131])-[.F131]" office:value-type="float" office:value="11">
            <text:p>11.00 </text:p>
          </table:table-cell>
          <table:table-cell table:number-columns-repeated="2" table:style-name="ce41"/>
          <table:table-cell table:style-name="ce49" table:formula="of:=([.G131]+[.H131])-[.I131]" office:value-type="float" office:value="11">
            <text:p>11.00 </text:p>
          </table:table-cell>
          <table:table-cell table:number-columns-repeated="2" table:style-name="ce41"/>
          <table:table-cell table:style-name="ce49" table:formula="of:=([.J131]+[.K131])-[.L131]" office:value-type="float" office:value="11">
            <text:p>11.00 </text:p>
          </table:table-cell>
          <table:table-cell table:number-columns-repeated="2" table:style-name="ce41"/>
          <table:table-cell table:style-name="ce49" table:formula="of:=([.M131]+[.N131])-[.O131]" office:value-type="float" office:value="11">
            <text:p>11.00 </text:p>
          </table:table-cell>
          <table:table-cell table:number-columns-repeated="2" table:style-name="ce41"/>
          <table:table-cell table:style-name="ce49" table:formula="of:=([.P131]+[.Q131])-[.R131]" office:value-type="float" office:value="11">
            <text:p>11.00 </text:p>
          </table:table-cell>
          <table:table-cell table:number-columns-repeated="2" table:style-name="ce41"/>
          <table:table-cell table:style-name="ce49" table:formula="of:=([.S131]+[.T131])-[.U131]" office:value-type="float" office:value="11">
            <text:p>11.00 </text:p>
          </table:table-cell>
          <table:table-cell table:number-columns-repeated="2" table:style-name="ce41"/>
          <table:table-cell table:style-name="ce49" table:formula="of:=([.V131]+[.W131])-[.X131]" office:value-type="float" office:value="11">
            <text:p>11.00 </text:p>
          </table:table-cell>
          <table:table-cell table:number-columns-repeated="2" table:style-name="ce41"/>
          <table:table-cell table:style-name="ce49" table:formula="of:=([.Y131]+[.Z131])-[.AA131]" office:value-type="float" office:value="11">
            <text:p>11.00 </text:p>
          </table:table-cell>
          <table:table-cell table:number-columns-repeated="2" table:style-name="ce41"/>
          <table:table-cell table:style-name="ce49" table:formula="of:=([.AB131]+[.AC131])-[.AD131]" office:value-type="float" office:value="11">
            <text:p>11.00 </text:p>
          </table:table-cell>
          <table:table-cell table:number-columns-repeated="2" table:style-name="ce41"/>
          <table:table-cell table:style-name="ce49" table:formula="of:=([.AE131]+[.AF131])-[.AG131]" office:value-type="float" office:value="11">
            <text:p>11.00 </text:p>
          </table:table-cell>
          <table:table-cell table:number-columns-repeated="2" table:style-name="ce41"/>
          <table:table-cell table:style-name="ce49" table:formula="of:=([.AH131]+[.AI131])-[.AJ131]" office:value-type="float" office:value="11">
            <text:p>11.00 </text:p>
          </table:table-cell>
          <table:table-cell table:number-columns-repeated="2" table:style-name="ce41"/>
          <table:table-cell table:style-name="ce49" table:formula="of:=([.AK131]+[.AL131])-[.AM131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ontribution Bracket – Employers and Employees</text:p>
          </table:table-cell>
          <table:table-cell table:style-name="ce11" office:value-type="string">
            <text:p>Ream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D132]+[.E132])-[.F132]" office:value-type="float" office:value="1">
            <text:p>1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132]+[.H132])-[.I132]" office:value-type="float" office:value="5">
            <text:p>5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132]+[.K132])-[.L132]" office:value-type="float" office:value="2">
            <text:p>2.00 </text:p>
          </table:table-cell>
          <table:table-cell table:number-columns-repeated="2" table:style-name="ce41"/>
          <table:table-cell table:style-name="ce49" table:formula="of:=([.M132]+[.N132])-[.O132]" office:value-type="float" office:value="2">
            <text:p>2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P132]+[.Q132])-[.R132]" office:value-type="float" office:value="4">
            <text:p>4.00 </text:p>
          </table:table-cell>
          <table:table-cell table:number-columns-repeated="2" table:style-name="ce41"/>
          <table:table-cell table:style-name="ce49" table:formula="of:=([.S132]+[.T132])-[.U132]" office:value-type="float" office:value="4">
            <text:p>4.00 </text:p>
          </table:table-cell>
          <table:table-cell table:number-columns-repeated="2" table:style-name="ce41"/>
          <table:table-cell table:style-name="ce49" table:formula="of:=([.V132]+[.W132])-[.X132]" office:value-type="float" office:value="4">
            <text:p>4.00 </text:p>
          </table:table-cell>
          <table:table-cell table:number-columns-repeated="2" table:style-name="ce41"/>
          <table:table-cell table:style-name="ce49" table:formula="of:=([.Y132]+[.Z132])-[.AA132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32]+[.AC132])-[.AD132]" office:value-type="float" office:value="3">
            <text:p>3.00 </text:p>
          </table:table-cell>
          <table:table-cell table:number-columns-repeated="2" table:style-name="ce41"/>
          <table:table-cell table:style-name="ce49" table:formula="of:=([.AE132]+[.AF132])-[.AG132]" office:value-type="float" office:value="3">
            <text:p>3.00 </text:p>
          </table:table-cell>
          <table:table-cell table:number-columns-repeated="2" table:style-name="ce41"/>
          <table:table-cell table:style-name="ce49" table:formula="of:=([.AH132]+[.AI132])-[.AJ132]" office:value-type="float" office:value="3">
            <text:p>3.00 </text:p>
          </table:table-cell>
          <table:table-cell table:number-columns-repeated="2" table:style-name="ce41"/>
          <table:table-cell table:style-name="ce49" table:formula="of:=([.AK132]+[.AL132])-[.AM132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5" office:value-type="string">
            <text:p>Contribution Bracket – Household Employers &amp; Kasambahay</text:p>
          </table:table-cell>
          <table:table-cell table:style-name="ce11" office:value-type="string">
            <text:p>Ream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1"/>
          <table:table-cell table:style-name="ce49" table:formula="of:=([.D133]+[.E133])-[.F133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133]+[.H133])-[.I133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133]+[.K133])-[.L133]" office:value-type="float" office:value="2">
            <text:p>2.00 </text:p>
          </table:table-cell>
          <table:table-cell table:number-columns-repeated="2" table:style-name="ce41"/>
          <table:table-cell table:style-name="ce49" table:formula="of:=([.M133]+[.N133])-[.O133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P133]+[.Q133])-[.R133]" office:value-type="float" office:value="5">
            <text:p>5.00 </text:p>
          </table:table-cell>
          <table:table-cell table:number-columns-repeated="2" table:style-name="ce41"/>
          <table:table-cell table:style-name="ce49" table:formula="of:=([.S133]+[.T133])-[.U133]" office:value-type="float" office:value="5">
            <text:p>5.00 </text:p>
          </table:table-cell>
          <table:table-cell table:number-columns-repeated="2" table:style-name="ce41"/>
          <table:table-cell table:style-name="ce49" table:formula="of:=([.V133]+[.W133])-[.X133]" office:value-type="float" office:value="5">
            <text:p>5.00 </text:p>
          </table:table-cell>
          <table:table-cell table:number-columns-repeated="2" table:style-name="ce41"/>
          <table:table-cell table:style-name="ce49" table:formula="of:=([.Y133]+[.Z133])-[.AA133]" office:value-type="float" office:value="5">
            <text:p>5.00 </text:p>
          </table:table-cell>
          <table:table-cell table:number-columns-repeated="2" table:style-name="ce41"/>
          <table:table-cell table:style-name="ce49" table:formula="of:=([.AB133]+[.AC133])-[.AD133]" office:value-type="float" office:value="5">
            <text:p>5.00 </text:p>
          </table:table-cell>
          <table:table-cell table:number-columns-repeated="2" table:style-name="ce41"/>
          <table:table-cell table:style-name="ce49" table:formula="of:=([.AE133]+[.AF133])-[.AG133]" office:value-type="float" office:value="5">
            <text:p>5.00 </text:p>
          </table:table-cell>
          <table:table-cell table:number-columns-repeated="2" table:style-name="ce41"/>
          <table:table-cell table:style-name="ce49" table:formula="of:=([.AH133]+[.AI133])-[.AJ133]" office:value-type="float" office:value="5">
            <text:p>5.00 </text:p>
          </table:table-cell>
          <table:table-cell table:number-columns-repeated="2" table:style-name="ce41"/>
          <table:table-cell table:style-name="ce49" table:formula="of:=([.AK133]+[.AL133])-[.AM133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ontribution Bracket – Overseas Filipino Workers</text:p>
          </table:table-cell>
          <table:table-cell table:style-name="ce11" office:value-type="string">
            <text:p>Ream</text:p>
          </table:table-cell>
          <table:table-cell table:style-name="ce42" office:value-type="float" office:value="4">
            <text:p>4</text:p>
          </table:table-cell>
          <table:table-cell table:style-name="ce41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9" table:formula="of:=([.D134]+[.E134])-[.F134]" office:value-type="float" office:value="1">
            <text:p>1.00 </text:p>
          </table:table-cell>
          <table:table-cell table:style-name="ce41" office:value-type="float" office:value="6">
            <text:p>6.00 </text:p>
          </table:table-cell>
          <table:table-cell table:style-name="ce41" office:value-type="float" office:value="3">
            <text:p>3.00 </text:p>
          </table:table-cell>
          <table:table-cell table:style-name="ce49" table:formula="of:=([.G134]+[.H134])-[.I134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34]+[.K134])-[.L134]" office:value-type="float" office:value="3">
            <text:p>3.00 </text:p>
          </table:table-cell>
          <table:table-cell table:number-columns-repeated="2" table:style-name="ce41"/>
          <table:table-cell table:style-name="ce49" table:formula="of:=([.M134]+[.N134])-[.O134]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P134]+[.Q134])-[.R134]" office:value-type="float" office:value="4">
            <text:p>4.00 </text:p>
          </table:table-cell>
          <table:table-cell table:number-columns-repeated="2" table:style-name="ce41"/>
          <table:table-cell table:style-name="ce49" table:formula="of:=([.S134]+[.T134])-[.U134]" office:value-type="float" office:value="4">
            <text:p>4.00 </text:p>
          </table:table-cell>
          <table:table-cell table:number-columns-repeated="2" table:style-name="ce41"/>
          <table:table-cell table:style-name="ce49" table:formula="of:=([.V134]+[.W134])-[.X134]" office:value-type="float" office:value="4">
            <text:p>4.00 </text:p>
          </table:table-cell>
          <table:table-cell table:number-columns-repeated="2" table:style-name="ce41"/>
          <table:table-cell table:style-name="ce49" table:formula="of:=([.Y134]+[.Z134])-[.AA134]" office:value-type="float" office:value="4">
            <text:p>4.00 </text:p>
          </table:table-cell>
          <table:table-cell table:number-columns-repeated="2" table:style-name="ce41"/>
          <table:table-cell table:style-name="ce49" table:formula="of:=([.AB134]+[.AC134])-[.AD134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34]+[.AF134])-[.AG134]" office:value-type="float" office:value="3">
            <text:p>3.00 </text:p>
          </table:table-cell>
          <table:table-cell table:number-columns-repeated="2" table:style-name="ce41"/>
          <table:table-cell table:style-name="ce49" table:formula="of:=([.AH134]+[.AI134])-[.AJ134]" office:value-type="float" office:value="3">
            <text:p>3.00 </text:p>
          </table:table-cell>
          <table:table-cell table:number-columns-repeated="2" table:style-name="ce41"/>
          <table:table-cell table:style-name="ce49" table:formula="of:=([.AK134]+[.AL134])-[.AM134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ontribution Bracket – Self-Employed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D135]+[.E135])-[.F135]" office:value-type="float" office:value="2">
            <text:p>2.00 </text:p>
          </table:table-cell>
          <table:table-cell table:style-name="ce41" office:value-type="float" office:value="7">
            <text:p>7.00 </text:p>
          </table:table-cell>
          <table:table-cell table:style-name="ce41" office:value-type="float" office:value="3">
            <text:p>3.00 </text:p>
          </table:table-cell>
          <table:table-cell table:style-name="ce49" table:formula="of:=([.G135]+[.H135])-[.I135]" office:value-type="float" office:value="6">
            <text:p>6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135]+[.K135])-[.L135]" office:value-type="float" office:value="3">
            <text:p>3.00 </text:p>
          </table:table-cell>
          <table:table-cell table:number-columns-repeated="2" table:style-name="ce41"/>
          <table:table-cell table:style-name="ce49" table:formula="of:=([.M135]+[.N135])-[.O135]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9" table:formula="of:=([.P135]+[.Q135])-[.R135]" office:value-type="float" office:value="7">
            <text:p>7.00 </text:p>
          </table:table-cell>
          <table:table-cell table:number-columns-repeated="2" table:style-name="ce41"/>
          <table:table-cell table:style-name="ce49" table:formula="of:=([.S135]+[.T135])-[.U135]" office:value-type="float" office:value="7">
            <text:p>7.00 </text:p>
          </table:table-cell>
          <table:table-cell table:number-columns-repeated="2" table:style-name="ce41"/>
          <table:table-cell table:style-name="ce49" table:formula="of:=([.V135]+[.W135])-[.X135]" office:value-type="float" office:value="7">
            <text:p>7.00 </text:p>
          </table:table-cell>
          <table:table-cell table:number-columns-repeated="2" table:style-name="ce41"/>
          <table:table-cell table:style-name="ce49" table:formula="of:=([.Y135]+[.Z135])-[.AA135]" office:value-type="float" office:value="7">
            <text:p>7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35]+[.AC135])-[.AD135]" office:value-type="float" office:value="6">
            <text:p>6.00 </text:p>
          </table:table-cell>
          <table:table-cell table:number-columns-repeated="2" table:style-name="ce41"/>
          <table:table-cell table:style-name="ce49" table:formula="of:=([.AE135]+[.AF135])-[.AG135]" office:value-type="float" office:value="6">
            <text:p>6.00 </text:p>
          </table:table-cell>
          <table:table-cell table:number-columns-repeated="2" table:style-name="ce41"/>
          <table:table-cell table:style-name="ce49" table:formula="of:=([.AH135]+[.AI135])-[.AJ135]" office:value-type="float" office:value="6">
            <text:p>6.00 </text:p>
          </table:table-cell>
          <table:table-cell table:number-columns-repeated="2" table:style-name="ce41"/>
          <table:table-cell table:style-name="ce49" table:formula="of:=([.AK135]+[.AL135])-[.AM135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Contribution Bracket – Voluntary and Non-Working Spouse</text:p>
          </table:table-cell>
          <table:table-cell table:style-name="ce11" office:value-type="string">
            <text:p>Ream</text:p>
          </table:table-cell>
          <table:table-cell table:style-name="ce42" office:value-type="float" office:value="0">
            <text:p>0</text:p>
          </table:table-cell>
          <table:table-cell table:number-columns-repeated="2" table:style-name="ce41" office:value-type="float" office:value="3">
            <text:p>3.00 </text:p>
          </table:table-cell>
          <table:table-cell table:style-name="ce49" table:formula="of:=([.D136]+[.E136])-[.F136]" office:value-type="float" office:value="0">
            <text:p><text:s/>- </text:p>
          </table:table-cell>
          <table:table-cell table:style-name="ce41" office:value-type="float" office:value="9">
            <text:p>9.00 </text:p>
          </table:table-cell>
          <table:table-cell table:style-name="ce41" office:value-type="float" office:value="4">
            <text:p>4.00 </text:p>
          </table:table-cell>
          <table:table-cell table:style-name="ce49" table:formula="of:=([.G136]+[.H136])-[.I136]" office:value-type="float" office:value="5">
            <text:p>5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136]+[.K136])-[.L136]" office:value-type="float" office:value="2">
            <text:p>2.00 </text:p>
          </table:table-cell>
          <table:table-cell table:number-columns-repeated="2" table:style-name="ce41"/>
          <table:table-cell table:style-name="ce49" table:formula="of:=([.M136]+[.N136])-[.O136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36]+[.Q136])-[.R136]" office:value-type="float" office:value="5">
            <text:p>5.00 </text:p>
          </table:table-cell>
          <table:table-cell table:number-columns-repeated="2" table:style-name="ce41"/>
          <table:table-cell table:style-name="ce49" table:formula="of:=([.S136]+[.T136])-[.U136]" office:value-type="float" office:value="5">
            <text:p>5.00 </text:p>
          </table:table-cell>
          <table:table-cell table:number-columns-repeated="2" table:style-name="ce41"/>
          <table:table-cell table:style-name="ce49" table:formula="of:=([.V136]+[.W136])-[.X136]" office:value-type="float" office:value="5">
            <text:p>5.00 </text:p>
          </table:table-cell>
          <table:table-cell table:number-columns-repeated="2" table:style-name="ce41"/>
          <table:table-cell table:style-name="ce49" table:formula="of:=([.Y136]+[.Z136])-[.AA136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36]+[.AC136])-[.AD136]" office:value-type="float" office:value="4">
            <text:p>4.00 </text:p>
          </table:table-cell>
          <table:table-cell table:number-columns-repeated="2" table:style-name="ce41"/>
          <table:table-cell table:style-name="ce49" table:formula="of:=([.AE136]+[.AF136])-[.AG136]" office:value-type="float" office:value="4">
            <text:p>4.00 </text:p>
          </table:table-cell>
          <table:table-cell table:number-columns-repeated="2" table:style-name="ce41"/>
          <table:table-cell table:style-name="ce49" table:formula="of:=([.AH136]+[.AI136])-[.AJ136]" office:value-type="float" office:value="4">
            <text:p>4.00 </text:p>
          </table:table-cell>
          <table:table-cell table:number-columns-repeated="2" table:style-name="ce41"/>
          <table:table-cell table:style-name="ce49" table:formula="of:=([.AK136]+[.AL136])-[.AM136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 office:value-type="float" office:value="2518">
            <text:p>2518</text:p>
          </table:table-cell>
          <table:table-cell table:style-name="ce26" office:value-type="string">
            <text:p>E-1 Personal Data Record</text:p>
          </table:table-cell>
          <table:table-cell table:style-name="ce11" office:value-type="string">
            <text:p>Ream</text:p>
          </table:table-cell>
          <table:table-cell table:style-name="ce42" office:value-type="float" office:value="5">
            <text:p>5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37]+[.E137])-[.F137]" office:value-type="float" office:value="4">
            <text:p>4.00 </text:p>
          </table:table-cell>
          <table:table-cell table:number-columns-repeated="2" table:style-name="ce41"/>
          <table:table-cell table:style-name="ce49" table:formula="of:=([.G137]+[.H137])-[.I137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137]+[.K137])-[.L137]" office:value-type="float" office:value="2">
            <text:p>2.00 </text:p>
          </table:table-cell>
          <table:table-cell table:number-columns-repeated="2" table:style-name="ce41"/>
          <table:table-cell table:style-name="ce49" table:formula="of:=([.M137]+[.N137])-[.O137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P137]+[.Q137])-[.R137]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S137]+[.T137])-[.U137]" office:value-type="float" office:value="5">
            <text:p>5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V137]+[.W137])-[.X137]" office:value-type="float" office:value="10">
            <text:p>10.00 </text:p>
          </table:table-cell>
          <table:table-cell table:number-columns-repeated="2" table:style-name="ce41"/>
          <table:table-cell table:style-name="ce49" table:formula="of:=([.Y137]+[.Z137])-[.AA137]" office:value-type="float" office:value="10">
            <text:p>10.00 </text:p>
          </table:table-cell>
          <table:table-cell table:number-columns-repeated="2" table:style-name="ce41"/>
          <table:table-cell table:style-name="ce49" table:formula="of:=([.AB137]+[.AC137])-[.AD137]" office:value-type="float" office:value="10">
            <text:p>10.00 </text:p>
          </table:table-cell>
          <table:table-cell table:number-columns-repeated="2" table:style-name="ce41"/>
          <table:table-cell table:style-name="ce49" table:formula="of:=([.AE137]+[.AF137])-[.AG137]" office:value-type="float" office:value="10">
            <text:p>10.00 </text:p>
          </table:table-cell>
          <table:table-cell table:number-columns-repeated="2" table:style-name="ce41"/>
          <table:table-cell table:style-name="ce49" table:formula="of:=([.AH137]+[.AI137])-[.AJ137]" office:value-type="float" office:value="10">
            <text:p>10.00 </text:p>
          </table:table-cell>
          <table:table-cell table:number-columns-repeated="2" table:style-name="ce41"/>
          <table:table-cell table:style-name="ce49" table:formula="of:=([.AK137]+[.AL137])-[.AM137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Educational Assistance Loan Program (EALP) Applica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style-name="ce41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9" table:formula="of:=([.D138]+[.E138])-[.F138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G138]+[.H138])-[.I138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38]+[.K138])-[.L138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M138]+[.N138])-[.O138]" office:value-type="float" office:value="6">
            <text:p>6.00 </text:p>
          </table:table-cell>
          <table:table-cell table:style-name="ce41" office:value-type="float" office:value="1">
            <text:p>1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38]+[.Q138])-[.R138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138]+[.T138])-[.U138]" office:value-type="float" office:value="4">
            <text:p>4.00 </text:p>
          </table:table-cell>
          <table:table-cell table:number-columns-repeated="2" table:style-name="ce41"/>
          <table:table-cell table:style-name="ce49" table:formula="of:=([.V138]+[.W138])-[.X138]" office:value-type="float" office:value="4">
            <text:p>4.00 </text:p>
          </table:table-cell>
          <table:table-cell table:number-columns-repeated="2" table:style-name="ce41"/>
          <table:table-cell table:style-name="ce49" table:formula="of:=([.Y138]+[.Z138])-[.AA138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138]+[.AC138])-[.AD138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38]+[.AF138])-[.AG138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38]+[.AI138])-[.AJ13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38]+[.AL138])-[.AM138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Employer Web Registra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8">
            <text:p>8</text:p>
          </table:table-cell>
          <table:table-cell table:number-columns-repeated="2" table:style-name="ce41"/>
          <table:table-cell table:style-name="ce49" table:formula="of:=([.D139]+[.E139])-[.F139]" office:value-type="float" office:value="8">
            <text:p>8.00 </text:p>
          </table:table-cell>
          <table:table-cell table:number-columns-repeated="2" table:style-name="ce41"/>
          <table:table-cell table:style-name="ce49" table:formula="of:=([.G139]+[.H139])-[.I139]" office:value-type="float" office:value="8">
            <text:p>8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J139]+[.K139])-[.L139]" office:value-type="float" office:value="6">
            <text:p>6.00 </text:p>
          </table:table-cell>
          <table:table-cell table:number-columns-repeated="2" table:style-name="ce41"/>
          <table:table-cell table:style-name="ce49" table:formula="of:=([.M139]+[.N139])-[.O139]" office:value-type="float" office:value="6">
            <text:p>6.00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P139]+[.Q139])-[.R139]" office:value-type="float" office:value="6">
            <text:p>6.00 </text:p>
          </table:table-cell>
          <table:table-cell table:number-columns-repeated="2" table:style-name="ce41"/>
          <table:table-cell table:style-name="ce49" table:formula="of:=([.S139]+[.T139])-[.U139]" office:value-type="float" office:value="6">
            <text:p>6.00 </text:p>
          </table:table-cell>
          <table:table-cell table:number-columns-repeated="2" table:style-name="ce41"/>
          <table:table-cell table:style-name="ce49" table:formula="of:=([.V139]+[.W139])-[.X139]" office:value-type="float" office:value="6">
            <text:p>6.00 </text:p>
          </table:table-cell>
          <table:table-cell table:number-columns-repeated="2" table:style-name="ce41"/>
          <table:table-cell table:style-name="ce49" table:formula="of:=([.Y139]+[.Z139])-[.AA139]" office:value-type="float" office:value="6">
            <text:p>6.00 </text:p>
          </table:table-cell>
          <table:table-cell table:number-columns-repeated="2" table:style-name="ce41"/>
          <table:table-cell table:style-name="ce49" table:formula="of:=([.AB139]+[.AC139])-[.AD139]" office:value-type="float" office:value="6">
            <text:p>6.00 </text:p>
          </table:table-cell>
          <table:table-cell table:number-columns-repeated="2" table:style-name="ce41"/>
          <table:table-cell table:style-name="ce49" table:formula="of:=([.AE139]+[.AF139])-[.AG139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39]+[.AI139])-[.AJ139]" office:value-type="float" office:value="5">
            <text:p>5.00 </text:p>
          </table:table-cell>
          <table:table-cell table:number-columns-repeated="2" table:style-name="ce41"/>
          <table:table-cell table:style-name="ce49" table:formula="of:=([.AK139]+[.AL139])-[.AM139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act of Pensioner's Existence Form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0]+[.E140])-[.F1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0]+[.H140])-[.I1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0]+[.K140])-[.L1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0]+[.N140])-[.O14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0]+[.Q140])-[.R140]" office:value-type="float" office:value="0">
            <text:p><text:s/>- </text:p>
          </table:table-cell>
          <table:table-cell table:style-name="ce42" office:value-type="float" office:value="7">
            <text:p>7</text:p>
          </table:table-cell>
          <table:table-cell table:style-name="ce41"/>
          <table:table-cell table:style-name="ce49" table:formula="of:=([.S140]+[.T140])-[.U140]" office:value-type="float" office:value="7">
            <text:p>7.00 </text:p>
          </table:table-cell>
          <table:table-cell table:number-columns-repeated="2" table:style-name="ce41"/>
          <table:table-cell table:style-name="ce49" table:formula="of:=([.V140]+[.W140])-[.X140]" office:value-type="float" office:value="7">
            <text:p>7.00 </text:p>
          </table:table-cell>
          <table:table-cell table:number-columns-repeated="2" table:style-name="ce41"/>
          <table:table-cell table:style-name="ce49" table:formula="of:=([.Y140]+[.Z140])-[.AA140]" office:value-type="float" office:value="7">
            <text:p>7.00 </text:p>
          </table:table-cell>
          <table:table-cell table:number-columns-repeated="2" table:style-name="ce41"/>
          <table:table-cell table:style-name="ce49" table:formula="of:=([.AB140]+[.AC140])-[.AD140]" office:value-type="float" office:value="7">
            <text:p>7.00 </text:p>
          </table:table-cell>
          <table:table-cell table:number-columns-repeated="2" table:style-name="ce41"/>
          <table:table-cell table:style-name="ce49" table:formula="of:=([.AE140]+[.AF140])-[.AG140]" office:value-type="float" office:value="7">
            <text:p>7.00 </text:p>
          </table:table-cell>
          <table:table-cell table:number-columns-repeated="2" table:style-name="ce41"/>
          <table:table-cell table:style-name="ce49" table:formula="of:=([.AH140]+[.AI140])-[.AJ140]" office:value-type="float" office:value="7">
            <text:p>7.00 </text:p>
          </table:table-cell>
          <table:table-cell table:number-columns-repeated="2" table:style-name="ce41"/>
          <table:table-cell table:style-name="ce49" table:formula="of:=([.AK140]+[.AL140])-[.AM140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act of Remarriage/Cohabitation Form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1]+[.E141])-[.F1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1]+[.H141])-[.I1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1]+[.K141])-[.L1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1]+[.N141])-[.O14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1]+[.Q141])-[.R141]" office:value-type="float" office:value="0">
            <text:p><text:s/>- </text:p>
          </table:table-cell>
          <table:table-cell table:style-name="ce42" office:value-type="float" office:value="30">
            <text:p>30</text:p>
          </table:table-cell>
          <table:table-cell table:style-name="ce41"/>
          <table:table-cell table:style-name="ce49" table:formula="of:=([.S141]+[.T141])-[.U141]" office:value-type="float" office:value="30">
            <text:p>30.00 </text:p>
          </table:table-cell>
          <table:table-cell table:number-columns-repeated="2" table:style-name="ce41"/>
          <table:table-cell table:style-name="ce49" table:formula="of:=([.V141]+[.W141])-[.X141]" office:value-type="float" office:value="30">
            <text:p>30.00 </text:p>
          </table:table-cell>
          <table:table-cell table:number-columns-repeated="2" table:style-name="ce41"/>
          <table:table-cell table:style-name="ce49" table:formula="of:=([.Y141]+[.Z141])-[.AA141]" office:value-type="float" office:value="30">
            <text:p>30.00 </text:p>
          </table:table-cell>
          <table:table-cell table:number-columns-repeated="2" table:style-name="ce41"/>
          <table:table-cell table:style-name="ce49" table:formula="of:=([.AB141]+[.AC141])-[.AD141]" office:value-type="float" office:value="30">
            <text:p>30.00 </text:p>
          </table:table-cell>
          <table:table-cell table:number-columns-repeated="2" table:style-name="ce41"/>
          <table:table-cell table:style-name="ce49" table:formula="of:=([.AE141]+[.AF141])-[.AG141]" office:value-type="float" office:value="30">
            <text:p>30.00 </text:p>
          </table:table-cell>
          <table:table-cell table:number-columns-repeated="2" table:style-name="ce41"/>
          <table:table-cell table:style-name="ce49" table:formula="of:=([.AH141]+[.AI141])-[.AJ141]" office:value-type="float" office:value="30">
            <text:p>30.00 </text:p>
          </table:table-cell>
          <table:table-cell table:number-columns-repeated="2" table:style-name="ce41"/>
          <table:table-cell table:style-name="ce49" table:formula="of:=([.AK141]+[.AL141])-[.AM141]" office:value-type="float" office:value="30">
            <text:p>30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act of Verification Request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2]+[.E142])-[.F1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2]+[.H142])-[.I1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2]+[.K142])-[.L1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2]+[.N142])-[.O14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2]+[.Q142])-[.R142]" office:value-type="float" office:value="0">
            <text:p><text:s/>- </text:p>
          </table:table-cell>
          <table:table-cell table:style-name="ce42" office:value-type="float" office:value="14">
            <text:p>14</text:p>
          </table:table-cell>
          <table:table-cell table:style-name="ce41"/>
          <table:table-cell table:style-name="ce49" table:formula="of:=([.S142]+[.T142])-[.U142]" office:value-type="float" office:value="14">
            <text:p>14.00 </text:p>
          </table:table-cell>
          <table:table-cell table:number-columns-repeated="2" table:style-name="ce41"/>
          <table:table-cell table:style-name="ce49" table:formula="of:=([.V142]+[.W142])-[.X142]" office:value-type="float" office:value="14">
            <text:p>14.00 </text:p>
          </table:table-cell>
          <table:table-cell table:number-columns-repeated="2" table:style-name="ce41"/>
          <table:table-cell table:style-name="ce49" table:formula="of:=([.Y142]+[.Z142])-[.AA142]" office:value-type="float" office:value="14">
            <text:p>14.00 </text:p>
          </table:table-cell>
          <table:table-cell table:number-columns-repeated="2" table:style-name="ce41"/>
          <table:table-cell table:style-name="ce49" table:formula="of:=([.AB142]+[.AC142])-[.AD142]" office:value-type="float" office:value="14">
            <text:p>14.00 </text:p>
          </table:table-cell>
          <table:table-cell table:number-columns-repeated="2" table:style-name="ce41"/>
          <table:table-cell table:style-name="ce49" table:formula="of:=([.AE142]+[.AF142])-[.AG142]" office:value-type="float" office:value="14">
            <text:p>14.00 </text:p>
          </table:table-cell>
          <table:table-cell table:number-columns-repeated="2" table:style-name="ce41"/>
          <table:table-cell table:style-name="ce49" table:formula="of:=([.AH142]+[.AI142])-[.AJ142]" office:value-type="float" office:value="14">
            <text:p>14.00 </text:p>
          </table:table-cell>
          <table:table-cell table:number-columns-repeated="2" table:style-name="ce41"/>
          <table:table-cell table:style-name="ce49" table:formula="of:=([.AK142]+[.AL142])-[.AM142]" office:value-type="float" office:value="14">
            <text:p>14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soLoan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3]+[.E143])-[.F1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3]+[.H143])-[.I1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3]+[.K143])-[.L1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3]+[.N143])-[.O14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3]+[.Q143])-[.R143]" office:value-type="float" office:value="0">
            <text:p><text:s/>- </text:p>
          </table:table-cell>
          <table:table-cell table:style-name="ce42" office:value-type="float" office:value="3">
            <text:p>3</text:p>
          </table:table-cell>
          <table:table-cell table:style-name="ce41" office:value-type="float" office:value="2">
            <text:p>2.00 </text:p>
          </table:table-cell>
          <table:table-cell table:style-name="ce49" table:formula="of:=([.S143]+[.T143])-[.U143]" office:value-type="float" office:value="1">
            <text:p>1.00 </text:p>
          </table:table-cell>
          <table:table-cell table:number-columns-repeated="2" table:style-name="ce41"/>
          <table:table-cell table:style-name="ce49" table:formula="of:=([.V143]+[.W143])-[.X143]" office:value-type="float" office:value="1">
            <text:p>1.00 </text:p>
          </table:table-cell>
          <table:table-cell table:number-columns-repeated="2" table:style-name="ce41"/>
          <table:table-cell table:style-name="ce49" table:formula="of:=([.Y143]+[.Z143])-[.AA143]" office:value-type="float" office:value="1">
            <text:p>1.00 </text:p>
          </table:table-cell>
          <table:table-cell table:number-columns-repeated="2" table:style-name="ce41"/>
          <table:table-cell table:style-name="ce49" table:formula="of:=([.AB143]+[.AC143])-[.AD143]" office:value-type="float" office:value="1">
            <text:p>1.00 </text:p>
          </table:table-cell>
          <table:table-cell table:number-columns-repeated="2" table:style-name="ce41"/>
          <table:table-cell table:style-name="ce49" table:formula="of:=([.AE143]+[.AF143])-[.AG143]" office:value-type="float" office:value="1">
            <text:p>1.00 </text:p>
          </table:table-cell>
          <table:table-cell table:number-columns-repeated="2" table:style-name="ce41"/>
          <table:table-cell table:style-name="ce49" table:formula="of:=([.AH143]+[.AI143])-[.AJ143]" office:value-type="float" office:value="1">
            <text:p>1.00 </text:p>
          </table:table-cell>
          <table:table-cell table:number-columns-repeated="2" table:style-name="ce41"/>
          <table:table-cell table:style-name="ce49" table:formula="of:=([.AK143]+[.AL143])-[.AM143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Penalty Condonation Program and Restucturing Program) Household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4]+[.E144])-[.F1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4]+[.H144])-[.I1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4]+[.K144])-[.L1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4]+[.N144])-[.O14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4]+[.Q144])-[.R144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4]+[.T144])-[.U144]" office:value-type="float" office:value="2">
            <text:p>2.00 </text:p>
          </table:table-cell>
          <table:table-cell table:number-columns-repeated="2" table:style-name="ce41"/>
          <table:table-cell table:style-name="ce49" table:formula="of:=([.V144]+[.W144])-[.X144]" office:value-type="float" office:value="2">
            <text:p>2.00 </text:p>
          </table:table-cell>
          <table:table-cell table:number-columns-repeated="2" table:style-name="ce41"/>
          <table:table-cell table:style-name="ce49" table:formula="of:=([.Y144]+[.Z144])-[.AA144]" office:value-type="float" office:value="2">
            <text:p>2.00 </text:p>
          </table:table-cell>
          <table:table-cell table:number-columns-repeated="2" table:style-name="ce41"/>
          <table:table-cell table:style-name="ce49" table:formula="of:=([.AB144]+[.AC144])-[.AD144]" office:value-type="float" office:value="2">
            <text:p>2.00 </text:p>
          </table:table-cell>
          <table:table-cell table:number-columns-repeated="2" table:style-name="ce41"/>
          <table:table-cell table:style-name="ce49" table:formula="of:=([.AE144]+[.AF144])-[.AG144]" office:value-type="float" office:value="2">
            <text:p>2.00 </text:p>
          </table:table-cell>
          <table:table-cell table:number-columns-repeated="2" table:style-name="ce41"/>
          <table:table-cell table:style-name="ce49" table:formula="of:=([.AH144]+[.AI144])-[.AJ144]" office:value-type="float" office:value="2">
            <text:p>2.00 </text:p>
          </table:table-cell>
          <table:table-cell table:number-columns-repeated="2" table:style-name="ce41"/>
          <table:table-cell table:style-name="ce49" table:formula="of:=([.AK144]+[.AL144])-[.AM144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Schedule for Employers and Employees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5]+[.E145])-[.F1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5]+[.H145])-[.I1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5]+[.K145])-[.L1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5]+[.N145])-[.O14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5]+[.Q145])-[.R145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5]+[.T145])-[.U145]" office:value-type="float" office:value="2">
            <text:p>2.00 </text:p>
          </table:table-cell>
          <table:table-cell table:number-columns-repeated="2" table:style-name="ce41"/>
          <table:table-cell table:style-name="ce49" table:formula="of:=([.V145]+[.W145])-[.X145]" office:value-type="float" office:value="2">
            <text:p>2.00 </text:p>
          </table:table-cell>
          <table:table-cell table:number-columns-repeated="2" table:style-name="ce41"/>
          <table:table-cell table:style-name="ce49" table:formula="of:=([.Y145]+[.Z145])-[.AA145]" office:value-type="float" office:value="2">
            <text:p>2.00 </text:p>
          </table:table-cell>
          <table:table-cell table:number-columns-repeated="2" table:style-name="ce41"/>
          <table:table-cell table:style-name="ce49" table:formula="of:=([.AB145]+[.AC145])-[.AD145]" office:value-type="float" office:value="2">
            <text:p>2.00 </text:p>
          </table:table-cell>
          <table:table-cell table:number-columns-repeated="2" table:style-name="ce41"/>
          <table:table-cell table:style-name="ce49" table:formula="of:=([.AE145]+[.AF145])-[.AG145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45]+[.AI145])-[.AJ145]" office:value-type="float" office:value="1">
            <text:p>1.00 </text:p>
          </table:table-cell>
          <table:table-cell table:number-columns-repeated="2" table:style-name="ce41"/>
          <table:table-cell table:style-name="ce49" table:formula="of:=([.AK145]+[.AL145])-[.AM145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Schedule for Household Employers and Kasambahay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6]+[.E146])-[.F1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6]+[.H146])-[.I1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6]+[.K146])-[.L1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6]+[.N146])-[.O14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6]+[.Q146])-[.R146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6]+[.T146])-[.U146]" office:value-type="float" office:value="2">
            <text:p>2.00 </text:p>
          </table:table-cell>
          <table:table-cell table:number-columns-repeated="2" table:style-name="ce41"/>
          <table:table-cell table:style-name="ce49" table:formula="of:=([.V146]+[.W146])-[.X146]" office:value-type="float" office:value="2">
            <text:p>2.00 </text:p>
          </table:table-cell>
          <table:table-cell table:number-columns-repeated="2" table:style-name="ce41"/>
          <table:table-cell table:style-name="ce49" table:formula="of:=([.Y146]+[.Z146])-[.AA146]" office:value-type="float" office:value="2">
            <text:p>2.00 </text:p>
          </table:table-cell>
          <table:table-cell table:number-columns-repeated="2" table:style-name="ce41"/>
          <table:table-cell table:style-name="ce49" table:formula="of:=([.AB146]+[.AC146])-[.AD146]" office:value-type="float" office:value="2">
            <text:p>2.00 </text:p>
          </table:table-cell>
          <table:table-cell table:number-columns-repeated="2" table:style-name="ce41"/>
          <table:table-cell table:style-name="ce49" table:formula="of:=([.AE146]+[.AF146])-[.AG146]" office:value-type="float" office:value="2">
            <text:p>2.00 </text:p>
          </table:table-cell>
          <table:table-cell table:number-columns-repeated="2" table:style-name="ce41"/>
          <table:table-cell table:style-name="ce49" table:formula="of:=([.AH146]+[.AI146])-[.AJ146]" office:value-type="float" office:value="2">
            <text:p>2.00 </text:p>
          </table:table-cell>
          <table:table-cell table:number-columns-repeated="2" table:style-name="ce41"/>
          <table:table-cell table:style-name="ce49" table:formula="of:=([.AK146]+[.AL146])-[.AM146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Schedule for Land-Based OFW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7]+[.E147])-[.F14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7]+[.H147])-[.I14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7]+[.K147])-[.L14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7]+[.N147])-[.O14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7]+[.Q147])-[.R147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7]+[.T147])-[.U147]" office:value-type="float" office:value="2">
            <text:p>2.00 </text:p>
          </table:table-cell>
          <table:table-cell table:number-columns-repeated="2" table:style-name="ce41"/>
          <table:table-cell table:style-name="ce49" table:formula="of:=([.V147]+[.W147])-[.X147]" office:value-type="float" office:value="2">
            <text:p>2.00 </text:p>
          </table:table-cell>
          <table:table-cell table:number-columns-repeated="2" table:style-name="ce41"/>
          <table:table-cell table:style-name="ce49" table:formula="of:=([.Y147]+[.Z147])-[.AA147]" office:value-type="float" office:value="2">
            <text:p>2.00 </text:p>
          </table:table-cell>
          <table:table-cell table:number-columns-repeated="2" table:style-name="ce41"/>
          <table:table-cell table:style-name="ce49" table:formula="of:=([.AB147]+[.AC147])-[.AD147]" office:value-type="float" office:value="2">
            <text:p>2.00 </text:p>
          </table:table-cell>
          <table:table-cell table:number-columns-repeated="2" table:style-name="ce41"/>
          <table:table-cell table:style-name="ce49" table:formula="of:=([.AE147]+[.AF147])-[.AG147]" office:value-type="float" office:value="2">
            <text:p>2.00 </text:p>
          </table:table-cell>
          <table:table-cell table:number-columns-repeated="2" table:style-name="ce41"/>
          <table:table-cell table:style-name="ce49" table:formula="of:=([.AH147]+[.AI147])-[.AJ147]" office:value-type="float" office:value="2">
            <text:p>2.00 </text:p>
          </table:table-cell>
          <table:table-cell table:number-columns-repeated="2" table:style-name="ce41"/>
          <table:table-cell table:style-name="ce49" table:formula="of:=([.AK147]+[.AL147])-[.AM147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Contribution Schedule for Self Employed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8]+[.E148])-[.F1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8]+[.H148])-[.I1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8]+[.K148])-[.L1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8]+[.N148])-[.O14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8]+[.Q148])-[.R148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48]+[.T148])-[.U148]" office:value-type="float" office:value="2">
            <text:p>2.00 </text:p>
          </table:table-cell>
          <table:table-cell table:number-columns-repeated="2" table:style-name="ce41"/>
          <table:table-cell table:style-name="ce49" table:formula="of:=([.V148]+[.W148])-[.X148]" office:value-type="float" office:value="2">
            <text:p>2.00 </text:p>
          </table:table-cell>
          <table:table-cell table:number-columns-repeated="2" table:style-name="ce41"/>
          <table:table-cell table:style-name="ce49" table:formula="of:=([.Y148]+[.Z148])-[.AA148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48]+[.AC148])-[.AD148]" office:value-type="float" office:value="1">
            <text:p>1.00 </text:p>
          </table:table-cell>
          <table:table-cell table:number-columns-repeated="2" table:style-name="ce41"/>
          <table:table-cell table:style-name="ce49" table:formula="of:=([.AE148]+[.AF148])-[.AG148]" office:value-type="float" office:value="1">
            <text:p>1.00 </text:p>
          </table:table-cell>
          <table:table-cell table:number-columns-repeated="2" table:style-name="ce41"/>
          <table:table-cell table:style-name="ce49" table:formula="of:=([.AH148]+[.AI148])-[.AJ148]" office:value-type="float" office:value="1">
            <text:p>1.00 </text:p>
          </table:table-cell>
          <table:table-cell table:number-columns-repeated="2" table:style-name="ce41"/>
          <table:table-cell table:style-name="ce49" table:formula="of:=([.AK148]+[.AL148])-[.AM148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Enhanced DAEM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49]+[.E149])-[.F1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49]+[.H149])-[.I1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49]+[.K149])-[.L1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49]+[.N149])-[.O14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49]+[.Q149])-[.R149]" office:value-type="float" office:value="0">
            <text:p><text:s/>- </text:p>
          </table:table-cell>
          <table:table-cell table:style-name="ce42" office:value-type="float" office:value="4">
            <text:p>4</text:p>
          </table:table-cell>
          <table:table-cell table:style-name="ce41"/>
          <table:table-cell table:style-name="ce49" table:formula="of:=([.S149]+[.T149])-[.U149]" office:value-type="float" office:value="4">
            <text:p>4.00 </text:p>
          </table:table-cell>
          <table:table-cell table:number-columns-repeated="2" table:style-name="ce41"/>
          <table:table-cell table:style-name="ce49" table:formula="of:=([.V149]+[.W149])-[.X149]" office:value-type="float" office:value="4">
            <text:p>4.00 </text:p>
          </table:table-cell>
          <table:table-cell table:number-columns-repeated="2" table:style-name="ce41"/>
          <table:table-cell table:style-name="ce49" table:formula="of:=([.Y149]+[.Z149])-[.AA149]" office:value-type="float" office:value="4">
            <text:p>4.00 </text:p>
          </table:table-cell>
          <table:table-cell table:number-columns-repeated="2" table:style-name="ce41"/>
          <table:table-cell table:style-name="ce49" table:formula="of:=([.AB149]+[.AC149])-[.AD149]" office:value-type="float" office:value="4">
            <text:p>4.00 </text:p>
          </table:table-cell>
          <table:table-cell table:number-columns-repeated="2" table:style-name="ce41"/>
          <table:table-cell table:style-name="ce49" table:formula="of:=([.AE149]+[.AF149])-[.AG149]" office:value-type="float" office:value="4">
            <text:p>4.00 </text:p>
          </table:table-cell>
          <table:table-cell table:number-columns-repeated="2" table:style-name="ce41"/>
          <table:table-cell table:style-name="ce49" table:formula="of:=([.AH149]+[.AI149])-[.AJ149]" office:value-type="float" office:value="4">
            <text:p>4.00 </text:p>
          </table:table-cell>
          <table:table-cell table:number-columns-repeated="2" table:style-name="ce41"/>
          <table:table-cell table:style-name="ce49" table:formula="of:=([.AK149]+[.AL149])-[.AM149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Kasssangga Collect Program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0]+[.E150])-[.F15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0]+[.H150])-[.I15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0]+[.K150])-[.L15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0]+[.N150])-[.O15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0]+[.Q150])-[.R150]" office:value-type="float" office:value="0">
            <text:p><text:s/>- 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9" table:formula="of:=([.S150]+[.T150])-[.U150]" office:value-type="float" office:value="3">
            <text:p>3.00 </text:p>
          </table:table-cell>
          <table:table-cell table:number-columns-repeated="2" table:style-name="ce41"/>
          <table:table-cell table:style-name="ce49" table:formula="of:=([.V150]+[.W150])-[.X150]" office:value-type="float" office:value="3">
            <text:p>3.00 </text:p>
          </table:table-cell>
          <table:table-cell table:number-columns-repeated="2" table:style-name="ce41"/>
          <table:table-cell table:style-name="ce49" table:formula="of:=([.Y150]+[.Z150])-[.AA150]" office:value-type="float" office:value="3">
            <text:p>3.00 </text:p>
          </table:table-cell>
          <table:table-cell table:number-columns-repeated="2" table:style-name="ce41"/>
          <table:table-cell table:style-name="ce49" table:formula="of:=([.AB150]+[.AC150])-[.AD150]" office:value-type="float" office:value="3">
            <text:p>3.00 </text:p>
          </table:table-cell>
          <table:table-cell table:number-columns-repeated="2" table:style-name="ce41"/>
          <table:table-cell table:style-name="ce49" table:formula="of:=([.AE150]+[.AF150])-[.AG150]" office:value-type="float" office:value="3">
            <text:p>3.00 </text:p>
          </table:table-cell>
          <table:table-cell table:number-columns-repeated="2" table:style-name="ce41"/>
          <table:table-cell table:style-name="ce49" table:formula="of:=([.AH150]+[.AI150])-[.AJ150]" office:value-type="float" office:value="3">
            <text:p>3.00 </text:p>
          </table:table-cell>
          <table:table-cell table:number-columns-repeated="2" table:style-name="ce41"/>
          <table:table-cell table:style-name="ce49" table:formula="of:=([.AK150]+[.AL150])-[.AM150]" office:value-type="float" office:value="3">
            <text:p>3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Legal Obligations for Employers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1]+[.E151])-[.F1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1]+[.H151])-[.I1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1]+[.K151])-[.L1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1]+[.N151])-[.O15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1]+[.Q151])-[.R151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9" table:formula="of:=([.S151]+[.T151])-[.U151]" office:value-type="float" office:value="1">
            <text:p>1.00 </text:p>
          </table:table-cell>
          <table:table-cell table:number-columns-repeated="2" table:style-name="ce41"/>
          <table:table-cell table:style-name="ce49" table:formula="of:=([.V151]+[.W151])-[.X151]" office:value-type="float" office:value="1">
            <text:p>1.00 </text:p>
          </table:table-cell>
          <table:table-cell table:number-columns-repeated="2" table:style-name="ce41"/>
          <table:table-cell table:style-name="ce49" table:formula="of:=([.Y151]+[.Z151])-[.AA151]" office:value-type="float" office:value="1">
            <text:p>1.00 </text:p>
          </table:table-cell>
          <table:table-cell table:number-columns-repeated="2" table:style-name="ce41"/>
          <table:table-cell table:style-name="ce49" table:formula="of:=([.AB151]+[.AC151])-[.AD151]" office:value-type="float" office:value="1">
            <text:p>1.00 </text:p>
          </table:table-cell>
          <table:table-cell table:number-columns-repeated="2" table:style-name="ce41"/>
          <table:table-cell table:style-name="ce49" table:formula="of:=([.AE151]+[.AF151])-[.AG151]" office:value-type="float" office:value="1">
            <text:p>1.00 </text:p>
          </table:table-cell>
          <table:table-cell table:number-columns-repeated="2" table:style-name="ce41"/>
          <table:table-cell table:style-name="ce49" table:formula="of:=([.AH151]+[.AI151])-[.AJ151]" office:value-type="float" office:value="1">
            <text:p>1.00 </text:p>
          </table:table-cell>
          <table:table-cell table:number-columns-repeated="2" table:style-name="ce41"/>
          <table:table-cell table:style-name="ce49" table:formula="of:=([.AK151]+[.AL151])-[.AM151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MySSS Pension Booster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2]+[.E152])-[.F1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2]+[.H152])-[.I1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2]+[.K152])-[.L1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2]+[.N152])-[.O15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2]+[.Q152])-[.R152]" office:value-type="float" office:value="0">
            <text:p><text:s/>- 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9" table:formula="of:=([.S152]+[.T152])-[.U152]" office:value-type="float" office:value="4">
            <text:p>4.00 </text:p>
          </table:table-cell>
          <table:table-cell table:number-columns-repeated="2" table:style-name="ce41"/>
          <table:table-cell table:style-name="ce49" table:formula="of:=([.V152]+[.W152])-[.X152]" office:value-type="float" office:value="4">
            <text:p>4.00 </text:p>
          </table:table-cell>
          <table:table-cell table:number-columns-repeated="2" table:style-name="ce41"/>
          <table:table-cell table:style-name="ce49" table:formula="of:=([.Y152]+[.Z152])-[.AA152]" office:value-type="float" office:value="4">
            <text:p>4.00 </text:p>
          </table:table-cell>
          <table:table-cell table:number-columns-repeated="2" table:style-name="ce41"/>
          <table:table-cell table:style-name="ce49" table:formula="of:=([.AB152]+[.AC152])-[.AD152]" office:value-type="float" office:value="4">
            <text:p>4.00 </text:p>
          </table:table-cell>
          <table:table-cell table:number-columns-repeated="2" table:style-name="ce41"/>
          <table:table-cell table:style-name="ce49" table:formula="of:=([.AE152]+[.AF152])-[.AG152]" office:value-type="float" office:value="4">
            <text:p>4.00 </text:p>
          </table:table-cell>
          <table:table-cell table:number-columns-repeated="2" table:style-name="ce41"/>
          <table:table-cell table:style-name="ce49" table:formula="of:=([.AH152]+[.AI152])-[.AJ152]" office:value-type="float" office:value="4">
            <text:p>4.00 </text:p>
          </table:table-cell>
          <table:table-cell table:number-columns-repeated="2" table:style-name="ce41"/>
          <table:table-cell table:style-name="ce49" table:formula="of:=([.AK152]+[.AL152])-[.AM152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Online SS Number Application and My.SSS Registration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3]+[.E153])-[.F1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3]+[.H153])-[.I1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3]+[.K153])-[.L1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3]+[.N153])-[.O15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3]+[.Q153])-[.R153]" office:value-type="float" office:value="0">
            <text:p><text:s/>- 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9" table:formula="of:=([.S153]+[.T153])-[.U153]" office:value-type="float" office:value="4">
            <text:p>4.00 </text:p>
          </table:table-cell>
          <table:table-cell table:number-columns-repeated="2" table:style-name="ce41"/>
          <table:table-cell table:style-name="ce49" table:formula="of:=([.V153]+[.W153])-[.X153]" office:value-type="float" office:value="4">
            <text:p>4.00 </text:p>
          </table:table-cell>
          <table:table-cell table:number-columns-repeated="2" table:style-name="ce41"/>
          <table:table-cell table:style-name="ce49" table:formula="of:=([.Y153]+[.Z153])-[.AA153]" office:value-type="float" office:value="4">
            <text:p>4.00 </text:p>
          </table:table-cell>
          <table:table-cell table:number-columns-repeated="2" table:style-name="ce41"/>
          <table:table-cell table:style-name="ce49" table:formula="of:=([.AB153]+[.AC153])-[.AD153]" office:value-type="float" office:value="4">
            <text:p>4.00 </text:p>
          </table:table-cell>
          <table:table-cell table:number-columns-repeated="2" table:style-name="ce41"/>
          <table:table-cell table:style-name="ce49" table:formula="of:=([.AE153]+[.AF153])-[.AG153]" office:value-type="float" office:value="4">
            <text:p>4.00 </text:p>
          </table:table-cell>
          <table:table-cell table:number-columns-repeated="2" table:style-name="ce41"/>
          <table:table-cell table:style-name="ce49" table:formula="of:=([.AH153]+[.AI153])-[.AJ153]" office:value-type="float" office:value="4">
            <text:p>4.00 </text:p>
          </table:table-cell>
          <table:table-cell table:number-columns-repeated="2" table:style-name="ce41"/>
          <table:table-cell table:style-name="ce49" table:formula="of:=([.AK153]+[.AL153])-[.AM153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Proteksyong SSS para sa mga Self-Employed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4]+[.E154])-[.F15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4]+[.H154])-[.I15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4]+[.K154])-[.L15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4]+[.N154])-[.O15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4]+[.Q154])-[.R154]" office:value-type="float" office:value="0">
            <text:p><text:s/>- 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2">
            <text:p>2</text:p>
          </table:table-cell>
          <table:table-cell table:style-name="ce49" table:formula="of:=([.S154]+[.T154])-[.U154]" office:value-type="float" office:value="10">
            <text:p>10.00 </text:p>
          </table:table-cell>
          <table:table-cell table:number-columns-repeated="2" table:style-name="ce41"/>
          <table:table-cell table:style-name="ce49" table:formula="of:=([.V154]+[.W154])-[.X154]" office:value-type="float" office:value="10">
            <text:p>10.00 </text:p>
          </table:table-cell>
          <table:table-cell table:number-columns-repeated="2" table:style-name="ce41"/>
          <table:table-cell table:style-name="ce49" table:formula="of:=([.Y154]+[.Z154])-[.AA154]" office:value-type="float" office:value="10">
            <text:p>10.00 </text:p>
          </table:table-cell>
          <table:table-cell table:number-columns-repeated="2" table:style-name="ce41"/>
          <table:table-cell table:style-name="ce49" table:formula="of:=([.AB154]+[.AC154])-[.AD154]" office:value-type="float" office:value="10">
            <text:p>10.00 </text:p>
          </table:table-cell>
          <table:table-cell table:number-columns-repeated="2" table:style-name="ce41"/>
          <table:table-cell table:style-name="ce49" table:formula="of:=([.AE154]+[.AF154])-[.AG154]" office:value-type="float" office:value="10">
            <text:p>10.00 </text:p>
          </table:table-cell>
          <table:table-cell table:number-columns-repeated="2" table:style-name="ce41"/>
          <table:table-cell table:style-name="ce49" table:formula="of:=([.AH154]+[.AI154])-[.AJ154]" office:value-type="float" office:value="10">
            <text:p>10.00 </text:p>
          </table:table-cell>
          <table:table-cell table:number-columns-repeated="2" table:style-name="ce41"/>
          <table:table-cell table:style-name="ce49" table:formula="of:=([.AK154]+[.AL154])-[.AM154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SSS Para sa OFW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5]+[.E155])-[.F15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5]+[.H155])-[.I15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5]+[.K155])-[.L15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5]+[.N155])-[.O15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5]+[.Q155])-[.R155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9" table:formula="of:=([.S155]+[.T155])-[.U155]" office:value-type="float" office:value="1">
            <text:p>1.00 </text:p>
          </table:table-cell>
          <table:table-cell table:number-columns-repeated="2" table:style-name="ce41"/>
          <table:table-cell table:style-name="ce49" table:formula="of:=([.V155]+[.W155])-[.X155]" office:value-type="float" office:value="1">
            <text:p>1.00 </text:p>
          </table:table-cell>
          <table:table-cell table:number-columns-repeated="2" table:style-name="ce41"/>
          <table:table-cell table:style-name="ce49" table:formula="of:=([.Y155]+[.Z155])-[.AA155]" office:value-type="float" office:value="1">
            <text:p>1.00 </text:p>
          </table:table-cell>
          <table:table-cell table:number-columns-repeated="2" table:style-name="ce41"/>
          <table:table-cell table:style-name="ce49" table:formula="of:=([.AB155]+[.AC155])-[.AD155]" office:value-type="float" office:value="1">
            <text:p>1.00 </text:p>
          </table:table-cell>
          <table:table-cell table:number-columns-repeated="2" table:style-name="ce41"/>
          <table:table-cell table:style-name="ce49" table:formula="of:=([.AE155]+[.AF155])-[.AG155]" office:value-type="float" office:value="1">
            <text:p>1.00 </text:p>
          </table:table-cell>
          <table:table-cell table:number-columns-repeated="2" table:style-name="ce41"/>
          <table:table-cell table:style-name="ce49" table:formula="of:=([.AH155]+[.AI155])-[.AJ155]" office:value-type="float" office:value="1">
            <text:p>1.00 </text:p>
          </table:table-cell>
          <table:table-cell table:number-columns-repeated="2" table:style-name="ce41"/>
          <table:table-cell table:style-name="ce49" table:formula="of:=([.AK155]+[.AL155])-[.AM155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lyer (Value of SSS Membership Flyers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6]+[.E156])-[.F1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6]+[.H156])-[.I1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6]+[.K156])-[.L1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6]+[.N156])-[.O15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6]+[.Q156])-[.R156]" office:value-type="float" office:value="0">
            <text:p><text:s/>- </text:p>
          </table:table-cell>
          <table:table-cell table:style-name="ce42" office:value-type="float" office:value="2">
            <text:p>2</text:p>
          </table:table-cell>
          <table:table-cell table:style-name="ce41"/>
          <table:table-cell table:style-name="ce49" table:formula="of:=([.S156]+[.T156])-[.U156]" office:value-type="float" office:value="2">
            <text:p>2.00 </text:p>
          </table:table-cell>
          <table:table-cell table:number-columns-repeated="2" table:style-name="ce41"/>
          <table:table-cell table:style-name="ce49" table:formula="of:=([.V156]+[.W156])-[.X156]" office:value-type="float" office:value="2">
            <text:p>2.00 </text:p>
          </table:table-cell>
          <table:table-cell table:number-columns-repeated="2" table:style-name="ce41"/>
          <table:table-cell table:style-name="ce49" table:formula="of:=([.Y156]+[.Z156])-[.AA156]" office:value-type="float" office:value="2">
            <text:p>2.00 </text:p>
          </table:table-cell>
          <table:table-cell table:number-columns-repeated="2" table:style-name="ce41"/>
          <table:table-cell table:style-name="ce49" table:formula="of:=([.AB156]+[.AC156])-[.AD156]" office:value-type="float" office:value="2">
            <text:p>2.00 </text:p>
          </table:table-cell>
          <table:table-cell table:style-name="ce41"/>
          <table:table-cell table:style-name="ce41" office:value-type="float" office:value="1.5">
            <text:p>1.50 </text:p>
          </table:table-cell>
          <table:table-cell table:style-name="ce49" table:formula="of:=([.AE156]+[.AF156])-[.AG156]" office:value-type="float" office:value="0.5">
            <text:p>0.50 </text:p>
          </table:table-cell>
          <table:table-cell table:number-columns-repeated="2" table:style-name="ce41"/>
          <table:table-cell table:style-name="ce49" table:formula="of:=([.AH156]+[.AI156])-[.AJ156]" office:value-type="float" office:value="0.5">
            <text:p>0.50 </text:p>
          </table:table-cell>
          <table:table-cell table:number-columns-repeated="2" table:style-name="ce41"/>
          <table:table-cell table:style-name="ce49" table:formula="of:=([.AK156]+[.AL156])-[.AM156]" office:value-type="float" office:value="0.5">
            <text:p>0.5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Fraud Investigation Department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57]+[.E157])-[.F1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57]+[.H157])-[.I1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57]+[.K157])-[.L1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57]+[.N157])-[.O15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57]+[.Q157])-[.R157]" office:value-type="float" office:value="0">
            <text:p><text:s/>- </text:p>
          </table:table-cell>
          <table:table-cell table:style-name="ce42" office:value-type="float" office:value="3">
            <text:p>3</text:p>
          </table:table-cell>
          <table:table-cell table:style-name="ce41" office:value-type="float" office:value="1">
            <text:p>1.00 </text:p>
          </table:table-cell>
          <table:table-cell table:style-name="ce49" table:formula="of:=([.S157]+[.T157])-[.U157]" office:value-type="float" office:value="2">
            <text:p>2.00 </text:p>
          </table:table-cell>
          <table:table-cell table:number-columns-repeated="2" table:style-name="ce41"/>
          <table:table-cell table:style-name="ce49" table:formula="of:=([.V157]+[.W157])-[.X157]" office:value-type="float" office:value="2">
            <text:p>2.00 </text:p>
          </table:table-cell>
          <table:table-cell table:number-columns-repeated="2" table:style-name="ce41"/>
          <table:table-cell table:style-name="ce49" table:formula="of:=([.Y157]+[.Z157])-[.AA157]" office:value-type="float" office:value="2">
            <text:p>2.00 </text:p>
          </table:table-cell>
          <table:table-cell table:number-columns-repeated="2" table:style-name="ce41"/>
          <table:table-cell table:style-name="ce49" table:formula="of:=([.AB157]+[.AC157])-[.AD157]" office:value-type="float" office:value="2">
            <text:p>2.00 </text:p>
          </table:table-cell>
          <table:table-cell table:number-columns-repeated="2" table:style-name="ce41"/>
          <table:table-cell table:style-name="ce49" table:formula="of:=([.AE157]+[.AF157])-[.AG157]" office:value-type="float" office:value="2">
            <text:p>2.00 </text:p>
          </table:table-cell>
          <table:table-cell table:number-columns-repeated="2" table:style-name="ce41"/>
          <table:table-cell table:style-name="ce49" table:formula="of:=([.AH157]+[.AI157])-[.AJ157]" office:value-type="float" office:value="2">
            <text:p>2.00 </text:p>
          </table:table-cell>
          <table:table-cell table:number-columns-repeated="2" table:style-name="ce41"/>
          <table:table-cell table:style-name="ce49" table:formula="of:=([.AK157]+[.AL157])-[.AM157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11" office:value-type="float" office:value="1544">
            <text:p>1544</text:p>
          </table:table-cell>
          <table:table-cell table:style-name="ce26" office:value-type="string">
            <text:p>Funeral Claim Applica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1"/>
          <table:table-cell table:style-name="ce49" table:formula="of:=([.D158]+[.E158])-[.F158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G158]+[.H158])-[.I158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58]+[.K158])-[.L158]" office:value-type="float" office:value="3">
            <text:p>3.00 </text:p>
          </table:table-cell>
          <table:table-cell table:number-columns-repeated="2" table:style-name="ce41"/>
          <table:table-cell table:style-name="ce49" table:formula="of:=([.M158]+[.N158])-[.O158]" office:value-type="float" office:value="3">
            <text:p>3.00 </text:p>
          </table:table-cell>
          <table:table-cell table:style-name="ce41" office:value-type="float" office:value="6">
            <text:p>6.00 </text:p>
          </table:table-cell>
          <table:table-cell table:style-name="ce41"/>
          <table:table-cell table:style-name="ce49" table:formula="of:=([.P158]+[.Q158])-[.R158]" office:value-type="float" office:value="9">
            <text:p>9.00 </text:p>
          </table:table-cell>
          <table:table-cell table:number-columns-repeated="2" table:style-name="ce41"/>
          <table:table-cell table:style-name="ce49" table:formula="of:=([.S158]+[.T158])-[.U158]" office:value-type="float" office:value="9">
            <text:p>9.00 </text:p>
          </table:table-cell>
          <table:table-cell table:number-columns-repeated="2" table:style-name="ce41"/>
          <table:table-cell table:style-name="ce49" table:formula="of:=([.V158]+[.W158])-[.X158]" office:value-type="float" office:value="9">
            <text:p>9.00 </text:p>
          </table:table-cell>
          <table:table-cell table:number-columns-repeated="2" table:style-name="ce41"/>
          <table:table-cell table:style-name="ce49" table:formula="of:=([.Y158]+[.Z158])-[.AA158]" office:value-type="float" office:value="9">
            <text:p>9.00 </text:p>
          </table:table-cell>
          <table:table-cell table:number-columns-repeated="2" table:style-name="ce41"/>
          <table:table-cell table:style-name="ce49" table:formula="of:=([.AB158]+[.AC158])-[.AD158]" office:value-type="float" office:value="9">
            <text:p>9.00 </text:p>
          </table:table-cell>
          <table:table-cell table:number-columns-repeated="2" table:style-name="ce41"/>
          <table:table-cell table:style-name="ce49" table:formula="of:=([.AE158]+[.AF158])-[.AG158]" office:value-type="float" office:value="9">
            <text:p>9.00 </text:p>
          </table:table-cell>
          <table:table-cell table:number-columns-repeated="2" table:style-name="ce41"/>
          <table:table-cell table:style-name="ce49" table:formula="of:=([.AH158]+[.AI158])-[.AJ158]" office:value-type="float" office:value="9">
            <text:p>9.00 </text:p>
          </table:table-cell>
          <table:table-cell table:number-columns-repeated="2" table:style-name="ce41"/>
          <table:table-cell table:style-name="ce49" table:formula="of:=([.AK158]+[.AL158])-[.AM158]" office:value-type="float" office:value="9">
            <text:p>9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Letter of Introduc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59]+[.E159])-[.F159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G159]+[.H159])-[.I159]" office:value-type="float" office:value="5">
            <text:p>5.00 </text:p>
          </table:table-cell>
          <table:table-cell table:number-columns-repeated="2" table:style-name="ce41"/>
          <table:table-cell table:style-name="ce49" table:formula="of:=([.J159]+[.K159])-[.L159]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159]+[.N159])-[.O159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59]+[.Q159])-[.R159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159]+[.T159])-[.U159]" office:value-type="float" office:value="2">
            <text:p>2.00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V159]+[.W159])-[.X159]" office:value-type="float" office:value="4">
            <text:p>4.00 </text:p>
          </table:table-cell>
          <table:table-cell table:number-columns-repeated="2" table:style-name="ce41"/>
          <table:table-cell table:style-name="ce49" table:formula="of:=([.Y159]+[.Z159])-[.AA159]" office:value-type="float" office:value="4">
            <text:p>4.00 </text:p>
          </table:table-cell>
          <table:table-cell table:number-columns-repeated="2" table:style-name="ce41"/>
          <table:table-cell table:style-name="ce49" table:formula="of:=([.AB159]+[.AC159])-[.AD159]" office:value-type="float" office:value="4">
            <text:p>4.00 </text:p>
          </table:table-cell>
          <table:table-cell table:number-columns-repeated="2" table:style-name="ce41"/>
          <table:table-cell table:style-name="ce49" table:formula="of:=([.AE159]+[.AF159])-[.AG159]" office:value-type="float" office:value="4">
            <text:p>4.00 </text:p>
          </table:table-cell>
          <table:table-cell table:number-columns-repeated="2" table:style-name="ce41"/>
          <table:table-cell table:style-name="ce49" table:formula="of:=([.AH159]+[.AI159])-[.AJ159]" office:value-type="float" office:value="4">
            <text:p>4.00 </text:p>
          </table:table-cell>
          <table:table-cell table:number-columns-repeated="2" table:style-name="ce41"/>
          <table:table-cell table:style-name="ce49" table:formula="of:=([.AK159]+[.AL159])-[.AM159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Member's Web Registration</text:p>
          </table:table-cell>
          <table:table-cell table:style-name="ce11" office:value-type="string">
            <text:p>Ream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1"/>
          <table:table-cell table:style-name="ce49" table:formula="of:=([.D160]+[.E160])-[.F160]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G160]+[.H160])-[.I160]" office:value-type="float" office:value="7">
            <text:p>7.00 </text:p>
          </table:table-cell>
          <table:table-cell table:number-columns-repeated="2" table:style-name="ce41"/>
          <table:table-cell table:style-name="ce49" table:formula="of:=([.J160]+[.K160])-[.L160]" office:value-type="float" office:value="7">
            <text:p>7.00 </text:p>
          </table:table-cell>
          <table:table-cell table:number-columns-repeated="2" table:style-name="ce41"/>
          <table:table-cell table:style-name="ce49" table:formula="of:=([.M160]+[.N160])-[.O160]" office:value-type="float" office:value="7">
            <text:p>7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P160]+[.Q160])-[.R160]" office:value-type="float" office:value="4">
            <text:p>4.00 </text:p>
          </table:table-cell>
          <table:table-cell table:number-columns-repeated="2" table:style-name="ce41"/>
          <table:table-cell table:style-name="ce49" table:formula="of:=([.S160]+[.T160])-[.U160]" office:value-type="float" office:value="4">
            <text:p>4.00 </text:p>
          </table:table-cell>
          <table:table-cell table:number-columns-repeated="2" table:style-name="ce41"/>
          <table:table-cell table:style-name="ce49" table:formula="of:=([.V160]+[.W160])-[.X160]" office:value-type="float" office:value="4">
            <text:p>4.00 </text:p>
          </table:table-cell>
          <table:table-cell table:number-columns-repeated="2" table:style-name="ce41"/>
          <table:table-cell table:style-name="ce49" table:formula="of:=([.Y160]+[.Z160])-[.AA160]" office:value-type="float" office:value="4">
            <text:p>4.00 </text:p>
          </table:table-cell>
          <table:table-cell table:number-columns-repeated="2" table:style-name="ce41"/>
          <table:table-cell table:style-name="ce49" table:formula="of:=([.AB160]+[.AC160])-[.AD160]" office:value-type="float" office:value="4">
            <text:p>4.00 </text:p>
          </table:table-cell>
          <table:table-cell table:number-columns-repeated="2" table:style-name="ce41"/>
          <table:table-cell table:style-name="ce49" table:formula="of:=([.AE160]+[.AF160])-[.AG160]" office:value-type="float" office:value="4">
            <text:p>4.00 </text:p>
          </table:table-cell>
          <table:table-cell table:number-columns-repeated="2" table:style-name="ce41"/>
          <table:table-cell table:style-name="ce49" table:formula="of:=([.AH160]+[.AI160])-[.AJ160]" office:value-type="float" office:value="4">
            <text:p>4.00 </text:p>
          </table:table-cell>
          <table:table-cell table:number-columns-repeated="2" table:style-name="ce41"/>
          <table:table-cell table:style-name="ce49" table:formula="of:=([.AK160]+[.AL160])-[.AM160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Pagpapaubaya (Funeral Benefit)</text:p>
          </table:table-cell>
          <table:table-cell table:style-name="ce11" office:value-type="string">
            <text:p>Ream</text:p>
          </table:table-cell>
          <table:table-cell table:style-name="ce42" office:value-type="float" office:value="12">
            <text:p>12</text:p>
          </table:table-cell>
          <table:table-cell table:number-columns-repeated="2" table:style-name="ce41"/>
          <table:table-cell table:style-name="ce49" table:formula="of:=([.D161]+[.E161])-[.F161]" office:value-type="float" office:value="12">
            <text:p>12.00 </text:p>
          </table:table-cell>
          <table:table-cell table:number-columns-repeated="2" table:style-name="ce41"/>
          <table:table-cell table:style-name="ce49" table:formula="of:=([.G161]+[.H161])-[.I161]" office:value-type="float" office:value="12">
            <text:p>12.00 </text:p>
          </table:table-cell>
          <table:table-cell table:number-columns-repeated="2" table:style-name="ce41"/>
          <table:table-cell table:style-name="ce49" table:formula="of:=([.J161]+[.K161])-[.L161]" office:value-type="float" office:value="12">
            <text:p>12.00 </text:p>
          </table:table-cell>
          <table:table-cell table:number-columns-repeated="2" table:style-name="ce41"/>
          <table:table-cell table:style-name="ce49" table:formula="of:=([.M161]+[.N161])-[.O161]" office:value-type="float" office:value="12">
            <text:p>12.00 </text:p>
          </table:table-cell>
          <table:table-cell table:number-columns-repeated="2" table:style-name="ce41"/>
          <table:table-cell table:style-name="ce49" table:formula="of:=([.P161]+[.Q161])-[.R161]" office:value-type="float" office:value="12">
            <text:p>12.00 </text:p>
          </table:table-cell>
          <table:table-cell table:number-columns-repeated="2" table:style-name="ce41"/>
          <table:table-cell table:style-name="ce49" table:formula="of:=([.S161]+[.T161])-[.U161]" office:value-type="float" office:value="12">
            <text:p>12.00 </text:p>
          </table:table-cell>
          <table:table-cell table:number-columns-repeated="2" table:style-name="ce41"/>
          <table:table-cell table:style-name="ce49" table:formula="of:=([.V161]+[.W161])-[.X161]" office:value-type="float" office:value="12">
            <text:p>12.00 </text:p>
          </table:table-cell>
          <table:table-cell table:number-columns-repeated="2" table:style-name="ce41"/>
          <table:table-cell table:style-name="ce49" table:formula="of:=([.Y161]+[.Z161])-[.AA161]" office:value-type="float" office:value="12">
            <text:p>12.00 </text:p>
          </table:table-cell>
          <table:table-cell table:number-columns-repeated="2" table:style-name="ce41"/>
          <table:table-cell table:style-name="ce49" table:formula="of:=([.AB161]+[.AC161])-[.AD161]" office:value-type="float" office:value="12">
            <text:p>12.00 </text:p>
          </table:table-cell>
          <table:table-cell table:number-columns-repeated="2" table:style-name="ce41"/>
          <table:table-cell table:style-name="ce49" table:formula="of:=([.AE161]+[.AF161])-[.AG161]" office:value-type="float" office:value="12">
            <text:p>12.00 </text:p>
          </table:table-cell>
          <table:table-cell table:number-columns-repeated="2" table:style-name="ce41"/>
          <table:table-cell table:style-name="ce49" table:formula="of:=([.AH161]+[.AI161])-[.AJ161]" office:value-type="float" office:value="12">
            <text:p>12.00 </text:p>
          </table:table-cell>
          <table:table-cell table:number-columns-repeated="2" table:style-name="ce41"/>
          <table:table-cell table:style-name="ce49" table:formula="of:=([.AK161]+[.AL161])-[.AM161]" office:value-type="float" office:value="12">
            <text:p>12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Pension Adjustment Form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number-columns-repeated="2" table:style-name="ce41"/>
          <table:table-cell table:style-name="ce49" table:formula="of:=([.D162]+[.E162])-[.F162]" office:value-type="float" office:value="7">
            <text:p>7.00 </text:p>
          </table:table-cell>
          <table:table-cell table:number-columns-repeated="2" table:style-name="ce41"/>
          <table:table-cell table:style-name="ce49" table:formula="of:=([.G162]+[.H162])-[.I162]" office:value-type="float" office:value="7">
            <text:p>7.00 </text:p>
          </table:table-cell>
          <table:table-cell table:number-columns-repeated="2" table:style-name="ce41"/>
          <table:table-cell table:style-name="ce49" table:formula="of:=([.J162]+[.K162])-[.L162]" office:value-type="float" office:value="7">
            <text:p>7.00 </text:p>
          </table:table-cell>
          <table:table-cell table:number-columns-repeated="2" table:style-name="ce41"/>
          <table:table-cell table:style-name="ce49" table:formula="of:=([.M162]+[.N162])-[.O162]" office:value-type="float" office:value="7">
            <text:p>7.00 </text:p>
          </table:table-cell>
          <table:table-cell table:number-columns-repeated="2" table:style-name="ce41"/>
          <table:table-cell table:style-name="ce49" table:formula="of:=([.P162]+[.Q162])-[.R162]" office:value-type="float" office:value="7">
            <text:p>7.00 </text:p>
          </table:table-cell>
          <table:table-cell table:number-columns-repeated="2" table:style-name="ce41"/>
          <table:table-cell table:style-name="ce49" table:formula="of:=([.S162]+[.T162])-[.U162]" office:value-type="float" office:value="7">
            <text:p>7.00 </text:p>
          </table:table-cell>
          <table:table-cell table:number-columns-repeated="2" table:style-name="ce41"/>
          <table:table-cell table:style-name="ce49" table:formula="of:=([.V162]+[.W162])-[.X162]" office:value-type="float" office:value="7">
            <text:p>7.00 </text:p>
          </table:table-cell>
          <table:table-cell table:number-columns-repeated="2" table:style-name="ce41"/>
          <table:table-cell table:style-name="ce49" table:formula="of:=([.Y162]+[.Z162])-[.AA162]" office:value-type="float" office:value="7">
            <text:p>7.00 </text:p>
          </table:table-cell>
          <table:table-cell table:number-columns-repeated="2" table:style-name="ce41"/>
          <table:table-cell table:style-name="ce49" table:formula="of:=([.AB162]+[.AC162])-[.AD162]" office:value-type="float" office:value="7">
            <text:p>7.00 </text:p>
          </table:table-cell>
          <table:table-cell table:number-columns-repeated="2" table:style-name="ce41"/>
          <table:table-cell table:style-name="ce49" table:formula="of:=([.AE162]+[.AF162])-[.AG162]" office:value-type="float" office:value="7">
            <text:p>7.00 </text:p>
          </table:table-cell>
          <table:table-cell table:number-columns-repeated="2" table:style-name="ce41"/>
          <table:table-cell table:style-name="ce49" table:formula="of:=([.AH162]+[.AI162])-[.AJ162]" office:value-type="float" office:value="7">
            <text:p>7.00 </text:p>
          </table:table-cell>
          <table:table-cell table:number-columns-repeated="2" table:style-name="ce41"/>
          <table:table-cell table:style-name="ce49" table:formula="of:=([.AK162]+[.AL162])-[.AM162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Pensioner Data Change Request (PDCR Page 1-2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3]+[.E163])-[.F1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3]+[.H163])-[.I1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3]+[.K163])-[.L1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3]+[.N163])-[.O16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63]+[.Q163])-[.R163]" office:value-type="float" office:value="0">
            <text:p><text:s/>- </text:p>
          </table:table-cell>
          <table:table-cell table:style-name="ce42" office:value-type="float" office:value="12">
            <text:p>12</text:p>
          </table:table-cell>
          <table:table-cell table:style-name="ce41" office:value-type="float" office:value="1">
            <text:p>1.00 </text:p>
          </table:table-cell>
          <table:table-cell table:style-name="ce49" table:formula="of:=([.S163]+[.T163])-[.U163]" office:value-type="float" office:value="11">
            <text:p>11.00 </text:p>
          </table:table-cell>
          <table:table-cell table:number-columns-repeated="2" table:style-name="ce41"/>
          <table:table-cell table:style-name="ce49" table:formula="of:=([.V163]+[.W163])-[.X163]" office:value-type="float" office:value="11">
            <text:p>11.00 </text:p>
          </table:table-cell>
          <table:table-cell table:number-columns-repeated="2" table:style-name="ce41"/>
          <table:table-cell table:style-name="ce49" table:formula="of:=([.Y163]+[.Z163])-[.AA163]" office:value-type="float" office:value="11">
            <text:p>1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63]+[.AC163])-[.AD163]" office:value-type="float" office:value="10">
            <text:p>10.00 </text:p>
          </table:table-cell>
          <table:table-cell table:number-columns-repeated="2" table:style-name="ce41"/>
          <table:table-cell table:style-name="ce49" table:formula="of:=([.AE163]+[.AF163])-[.AG163]" office:value-type="float" office:value="10">
            <text:p>10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163]+[.AI163])-[.AJ163]" office:value-type="float" office:value="9">
            <text:p>9.00 </text:p>
          </table:table-cell>
          <table:table-cell table:number-columns-repeated="2" table:style-name="ce41"/>
          <table:table-cell table:style-name="ce49" table:formula="of:=([.AK163]+[.AL163])-[.AM163]" office:value-type="float" office:value="9">
            <text:p>9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Personal Data Sheet (FID Form – 01)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4]+[.E164])-[.F16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4]+[.H164])-[.I16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4]+[.K164])-[.L16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4]+[.N164])-[.O16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64]+[.Q164])-[.R164]" office:value-type="float" office:value="0">
            <text:p><text:s/>- </text:p>
          </table:table-cell>
          <table:table-cell table:style-name="ce42" office:value-type="float" office:value="1">
            <text:p>1</text:p>
          </table:table-cell>
          <table:table-cell table:style-name="ce41"/>
          <table:table-cell table:style-name="ce49" table:formula="of:=([.S164]+[.T164])-[.U164]" office:value-type="float" office:value="1">
            <text:p>1.00 </text:p>
          </table:table-cell>
          <table:table-cell table:number-columns-repeated="2" table:style-name="ce41"/>
          <table:table-cell table:style-name="ce49" table:formula="of:=([.V164]+[.W164])-[.X164]" office:value-type="float" office:value="1">
            <text:p>1.00 </text:p>
          </table:table-cell>
          <table:table-cell table:number-columns-repeated="2" table:style-name="ce41"/>
          <table:table-cell table:style-name="ce49" table:formula="of:=([.Y164]+[.Z164])-[.AA164]" office:value-type="float" office:value="1">
            <text:p>1.00 </text:p>
          </table:table-cell>
          <table:table-cell table:number-columns-repeated="2" table:style-name="ce41"/>
          <table:table-cell table:style-name="ce49" table:formula="of:=([.AB164]+[.AC164])-[.AD164]" office:value-type="float" office:value="1">
            <text:p>1.00 </text:p>
          </table:table-cell>
          <table:table-cell table:number-columns-repeated="2" table:style-name="ce41"/>
          <table:table-cell table:style-name="ce49" table:formula="of:=([.AE164]+[.AF164])-[.AG164]" office:value-type="float" office:value="1">
            <text:p>1.00 </text:p>
          </table:table-cell>
          <table:table-cell table:number-columns-repeated="2" table:style-name="ce41"/>
          <table:table-cell table:style-name="ce49" table:formula="of:=([.AH164]+[.AI164])-[.AJ164]" office:value-type="float" office:value="1">
            <text:p>1.00 </text:p>
          </table:table-cell>
          <table:table-cell table:number-columns-repeated="2" table:style-name="ce41"/>
          <table:table-cell table:style-name="ce49" table:formula="of:=([.AK164]+[.AL164])-[.AM164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Petty Cash Voucher</text:p>
          </table:table-cell>
          <table:table-cell table:style-name="ce11" office:value-type="string">
            <text:p>Set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5]+[.E165])-[.F1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5]+[.H165])-[.I1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5]+[.K165])-[.L1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5]+[.N165])-[.O16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65]+[.Q165])-[.R165]" office:value-type="float" office:value="0">
            <text:p><text:s/>- </text:p>
          </table:table-cell>
          <table:table-cell table:style-name="ce42" office:value-type="float" office:value="25">
            <text:p>25</text:p>
          </table:table-cell>
          <table:table-cell table:style-name="ce41"/>
          <table:table-cell table:style-name="ce49" table:formula="of:=([.S165]+[.T165])-[.U165]" office:value-type="float" office:value="25">
            <text:p>25.00 </text:p>
          </table:table-cell>
          <table:table-cell table:number-columns-repeated="2" table:style-name="ce41"/>
          <table:table-cell table:style-name="ce49" table:formula="of:=([.V165]+[.W165])-[.X165]" office:value-type="float" office:value="25">
            <text:p>25.00 </text:p>
          </table:table-cell>
          <table:table-cell table:number-columns-repeated="2" table:style-name="ce41"/>
          <table:table-cell table:style-name="ce49" table:formula="of:=([.Y165]+[.Z165])-[.AA165]" office:value-type="float" office:value="25">
            <text:p>25.00 </text:p>
          </table:table-cell>
          <table:table-cell table:number-columns-repeated="2" table:style-name="ce41"/>
          <table:table-cell table:style-name="ce49" table:formula="of:=([.AB165]+[.AC165])-[.AD165]" office:value-type="float" office:value="25">
            <text:p>25.00 </text:p>
          </table:table-cell>
          <table:table-cell table:number-columns-repeated="2" table:style-name="ce41"/>
          <table:table-cell table:style-name="ce49" table:formula="of:=([.AE165]+[.AF165])-[.AG165]" office:value-type="float" office:value="25">
            <text:p>25.00 </text:p>
          </table:table-cell>
          <table:table-cell table:number-columns-repeated="2" table:style-name="ce41"/>
          <table:table-cell table:style-name="ce49" table:formula="of:=([.AH165]+[.AI165])-[.AJ165]" office:value-type="float" office:value="25">
            <text:p>25.00 </text:p>
          </table:table-cell>
          <table:table-cell table:number-columns-repeated="2" table:style-name="ce41"/>
          <table:table-cell table:style-name="ce49" table:formula="of:=([.AK165]+[.AL165])-[.AM165]" office:value-type="float" office:value="25">
            <text:p>25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Promissory Note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6]+[.E166])-[.F1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6]+[.H166])-[.I1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6]+[.K166])-[.L1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6]+[.N166])-[.O16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66]+[.Q166])-[.R166]" office:value-type="float" office:value="0">
            <text:p><text:s/>- </text:p>
          </table:table-cell>
          <table:table-cell table:style-name="ce42" office:value-type="float" office:value="1">
            <text:p>1</text:p>
          </table:table-cell>
          <table:table-cell table:style-name="ce41"/>
          <table:table-cell table:style-name="ce49" table:formula="of:=([.S166]+[.T166])-[.U166]" office:value-type="float" office:value="1">
            <text:p>1.00 </text:p>
          </table:table-cell>
          <table:table-cell table:number-columns-repeated="2" table:style-name="ce41"/>
          <table:table-cell table:style-name="ce49" table:formula="of:=([.V166]+[.W166])-[.X166]" office:value-type="float" office:value="1">
            <text:p>1.00 </text:p>
          </table:table-cell>
          <table:table-cell table:number-columns-repeated="2" table:style-name="ce41"/>
          <table:table-cell table:style-name="ce49" table:formula="of:=([.Y166]+[.Z166])-[.AA166]" office:value-type="float" office:value="1">
            <text:p>1.00 </text:p>
          </table:table-cell>
          <table:table-cell table:number-columns-repeated="2" table:style-name="ce41"/>
          <table:table-cell table:style-name="ce49" table:formula="of:=([.AB166]+[.AC166])-[.AD166]" office:value-type="float" office:value="1">
            <text:p>1.00 </text:p>
          </table:table-cell>
          <table:table-cell table:number-columns-repeated="2" table:style-name="ce41"/>
          <table:table-cell table:style-name="ce49" table:formula="of:=([.AE166]+[.AF166])-[.AG166]" office:value-type="float" office:value="1">
            <text:p>1.00 </text:p>
          </table:table-cell>
          <table:table-cell table:number-columns-repeated="2" table:style-name="ce41"/>
          <table:table-cell table:style-name="ce49" table:formula="of:=([.AH166]+[.AI166])-[.AJ166]" office:value-type="float" office:value="1">
            <text:p>1.00 </text:p>
          </table:table-cell>
          <table:table-cell table:number-columns-repeated="2" table:style-name="ce41"/>
          <table:table-cell table:style-name="ce49" table:formula="of:=([.AK166]+[.AL166])-[.AM166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1" office:value-type="float" office:value="1747">
            <text:p>1747</text:p>
          </table:table-cell>
          <table:table-cell table:style-name="ce26" office:value-type="string">
            <text:p>R-8, ER Data Change Request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D167]+[.E167])-[.F167]" office:value-type="float" office:value="4">
            <text:p>4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4">
            <text:p>4.00 </text:p>
          </table:table-cell>
          <table:table-cell table:style-name="ce49" table:formula="of:=([.G167]+[.H167])-[.I167]" office:value-type="float" office:value="3">
            <text:p>3.00 </text:p>
          </table:table-cell>
          <table:table-cell table:number-columns-repeated="2" table:style-name="ce41"/>
          <table:table-cell table:style-name="ce49" table:formula="of:=([.J167]+[.K167])-[.L167]" office:value-type="float" office:value="3">
            <text:p>3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M167]+[.N167])-[.O167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P167]+[.Q167])-[.R167]" office:value-type="float" office:value="4">
            <text:p>4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9" table:formula="of:=([.S167]+[.T167])-[.U167]" office:value-type="float" office:value="6">
            <text:p>6.00 </text:p>
          </table:table-cell>
          <table:table-cell table:number-columns-repeated="2" table:style-name="ce41"/>
          <table:table-cell table:style-name="ce49" table:formula="of:=([.V167]+[.W167])-[.X167]" office:value-type="float" office:value="6">
            <text:p>6.00 </text:p>
          </table:table-cell>
          <table:table-cell table:number-columns-repeated="2" table:style-name="ce41"/>
          <table:table-cell table:style-name="ce49" table:formula="of:=([.Y167]+[.Z167])-[.AA167]" office:value-type="float" office:value="6">
            <text:p>6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167]+[.AC167])-[.AD167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67]+[.AF167])-[.AG167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167]+[.AI167])-[.AJ167]" office:value-type="float" office:value="1">
            <text:p>1.00 </text:p>
          </table:table-cell>
          <table:table-cell table:number-columns-repeated="2" table:style-name="ce41"/>
          <table:table-cell table:style-name="ce49" table:formula="of:=([.AK167]+[.AL167])-[.AM167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Request for Adjustment of Claim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8]+[.E168])-[.F1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8]+[.H168])-[.I1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8]+[.K168])-[.L16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8]+[.N168])-[.O168]" office:value-type="float" office:value="0">
            <text:p><text:s/>- </text:p>
          </table:table-cell>
          <table:table-cell table:style-name="ce41" office:value-type="float" office:value="17">
            <text:p>17.00 </text:p>
          </table:table-cell>
          <table:table-cell table:style-name="ce41"/>
          <table:table-cell table:style-name="ce49" table:formula="of:=([.P168]+[.Q168])-[.R168]" office:value-type="float" office:value="17">
            <text:p>17.00 </text:p>
          </table:table-cell>
          <table:table-cell table:number-columns-repeated="2" table:style-name="ce41"/>
          <table:table-cell table:style-name="ce49" table:formula="of:=([.S168]+[.T168])-[.U168]" office:value-type="float" office:value="17">
            <text:p>17.00 </text:p>
          </table:table-cell>
          <table:table-cell table:number-columns-repeated="2" table:style-name="ce41"/>
          <table:table-cell table:style-name="ce49" table:formula="of:=([.V168]+[.W168])-[.X168]" office:value-type="float" office:value="17">
            <text:p>17.00 </text:p>
          </table:table-cell>
          <table:table-cell table:number-columns-repeated="2" table:style-name="ce41"/>
          <table:table-cell table:style-name="ce49" table:formula="of:=([.Y168]+[.Z168])-[.AA168]" office:value-type="float" office:value="17">
            <text:p>17.00 </text:p>
          </table:table-cell>
          <table:table-cell table:number-columns-repeated="2" table:style-name="ce41"/>
          <table:table-cell table:style-name="ce49" table:formula="of:=([.AB168]+[.AC168])-[.AD168]" office:value-type="float" office:value="17">
            <text:p>17.00 </text:p>
          </table:table-cell>
          <table:table-cell table:number-columns-repeated="2" table:style-name="ce41"/>
          <table:table-cell table:style-name="ce49" table:formula="of:=([.AE168]+[.AF168])-[.AG168]" office:value-type="float" office:value="17">
            <text:p>17.00 </text:p>
          </table:table-cell>
          <table:table-cell table:number-columns-repeated="2" table:style-name="ce41"/>
          <table:table-cell table:style-name="ce49" table:formula="of:=([.AH168]+[.AI168])-[.AJ168]" office:value-type="float" office:value="17">
            <text:p>17.00 </text:p>
          </table:table-cell>
          <table:table-cell table:number-columns-repeated="2" table:style-name="ce41"/>
          <table:table-cell table:style-name="ce49" table:formula="of:=([.AK168]+[.AL168])-[.AM168]" office:value-type="float" office:value="17">
            <text:p>17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Request for Use of SSS Vehicle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69]+[.E169])-[.F1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69]+[.H169])-[.I1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69]+[.K169])-[.L16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69]+[.N169])-[.O169]" office:value-type="float" office:value="0">
            <text:p><text:s/>- </text:p>
          </table:table-cell>
          <table:table-cell table:style-name="ce41" office:value-type="float" office:value="7">
            <text:p>7.00 </text:p>
          </table:table-cell>
          <table:table-cell table:style-name="ce41" office:value-type="float" office:value="1">
            <text:p>1.00 </text:p>
          </table:table-cell>
          <table:table-cell table:style-name="ce49" table:formula="of:=([.P169]+[.Q169])-[.R169]" office:value-type="float" office:value="6">
            <text:p>6.00 </text:p>
          </table:table-cell>
          <table:table-cell table:number-columns-repeated="2" table:style-name="ce41"/>
          <table:table-cell table:style-name="ce49" table:formula="of:=([.S169]+[.T169])-[.U169]" office:value-type="float" office:value="6">
            <text:p>6.00 </text:p>
          </table:table-cell>
          <table:table-cell table:number-columns-repeated="2" table:style-name="ce41"/>
          <table:table-cell table:style-name="ce49" table:formula="of:=([.V169]+[.W169])-[.X169]" office:value-type="float" office:value="6">
            <text:p>6.00 </text:p>
          </table:table-cell>
          <table:table-cell table:number-columns-repeated="2" table:style-name="ce41"/>
          <table:table-cell table:style-name="ce49" table:formula="of:=([.Y169]+[.Z169])-[.AA169]" office:value-type="float" office:value="6">
            <text:p>6.00 </text:p>
          </table:table-cell>
          <table:table-cell table:number-columns-repeated="2" table:style-name="ce41"/>
          <table:table-cell table:style-name="ce49" table:formula="of:=([.AB169]+[.AC169])-[.AD169]" office:value-type="float" office:value="6">
            <text:p>6.00 </text:p>
          </table:table-cell>
          <table:table-cell table:number-columns-repeated="2" table:style-name="ce41"/>
          <table:table-cell table:style-name="ce49" table:formula="of:=([.AE169]+[.AF169])-[.AG169]" office:value-type="float" office:value="6">
            <text:p>6.00 </text:p>
          </table:table-cell>
          <table:table-cell table:number-columns-repeated="2" table:style-name="ce41"/>
          <table:table-cell table:style-name="ce49" table:formula="of:=([.AH169]+[.AI169])-[.AJ169]" office:value-type="float" office:value="6">
            <text:p>6.00 </text:p>
          </table:table-cell>
          <table:table-cell table:number-columns-repeated="2" table:style-name="ce41"/>
          <table:table-cell table:style-name="ce49" table:formula="of:=([.AK169]+[.AL169])-[.AM169]" office:value-type="float" office:value="6">
            <text:p>6.00 </text:p>
          </table:table-cell>
          <table:table-cell table:number-columns-repeated="984"/>
        </table:table-row>
        <table:table-row table:style-name="ro6">
          <table:table-cell table:style-name="ce11" office:value-type="float" office:value="245">
            <text:p>245</text:p>
          </table:table-cell>
          <table:table-cell table:style-name="ce26" office:value-type="string">
            <text:p>S-101, Requisition &amp; Isue Slip</text:p>
          </table:table-cell>
          <table:table-cell table:style-name="ce11" office:value-type="string">
            <text:p>Ream</text:p>
          </table:table-cell>
          <table:table-cell table:style-name="ce42" office:value-type="float" office:value="8">
            <text:p>8</text:p>
          </table:table-cell>
          <table:table-cell table:number-columns-repeated="2" table:style-name="ce41"/>
          <table:table-cell table:style-name="ce49" table:formula="of:=([.D170]+[.E170])-[.F170]" office:value-type="float" office:value="8">
            <text:p>8.00 </text:p>
          </table:table-cell>
          <table:table-cell table:number-columns-repeated="2" table:style-name="ce41"/>
          <table:table-cell table:style-name="ce49" table:formula="of:=([.G170]+[.H170])-[.I170]" office:value-type="float" office:value="8">
            <text:p>8.00 </text:p>
          </table:table-cell>
          <table:table-cell table:number-columns-repeated="2" table:style-name="ce41"/>
          <table:table-cell table:style-name="ce49" table:formula="of:=([.J170]+[.K170])-[.L170]" office:value-type="float" office:value="8">
            <text:p>8.00 </text:p>
          </table:table-cell>
          <table:table-cell table:number-columns-repeated="2" table:style-name="ce41"/>
          <table:table-cell table:style-name="ce49" table:formula="of:=([.M170]+[.N170])-[.O170]" office:value-type="float" office:value="8">
            <text:p>8.00 </text:p>
          </table:table-cell>
          <table:table-cell table:number-columns-repeated="2" table:style-name="ce41"/>
          <table:table-cell table:style-name="ce49" table:formula="of:=([.P170]+[.Q170])-[.R170]" office:value-type="float" office:value="8">
            <text:p>8.00 </text:p>
          </table:table-cell>
          <table:table-cell table:number-columns-repeated="2" table:style-name="ce41"/>
          <table:table-cell table:style-name="ce49" table:formula="of:=([.S170]+[.T170])-[.U170]" office:value-type="float" office:value="8">
            <text:p>8.00 </text:p>
          </table:table-cell>
          <table:table-cell table:number-columns-repeated="2" table:style-name="ce41"/>
          <table:table-cell table:style-name="ce49" table:formula="of:=([.V170]+[.W170])-[.X170]" office:value-type="float" office:value="8">
            <text:p>8.00 </text:p>
          </table:table-cell>
          <table:table-cell table:number-columns-repeated="2" table:style-name="ce41"/>
          <table:table-cell table:style-name="ce49" table:formula="of:=([.Y170]+[.Z170])-[.AA170]" office:value-type="float" office:value="8">
            <text:p>8.00 </text:p>
          </table:table-cell>
          <table:table-cell table:number-columns-repeated="2" table:style-name="ce41"/>
          <table:table-cell table:style-name="ce49" table:formula="of:=([.AB170]+[.AC170])-[.AD170]" office:value-type="float" office:value="8">
            <text:p>8.00 </text:p>
          </table:table-cell>
          <table:table-cell table:number-columns-repeated="2" table:style-name="ce41"/>
          <table:table-cell table:style-name="ce49" table:formula="of:=([.AE170]+[.AF170])-[.AG170]" office:value-type="float" office:value="8">
            <text:p>8.00 </text:p>
          </table:table-cell>
          <table:table-cell table:number-columns-repeated="2" table:style-name="ce41"/>
          <table:table-cell table:style-name="ce49" table:formula="of:=([.AH170]+[.AI170])-[.AJ170]" office:value-type="float" office:value="8">
            <text:p>8.00 </text:p>
          </table:table-cell>
          <table:table-cell table:number-columns-repeated="2" table:style-name="ce41"/>
          <table:table-cell table:style-name="ce49" table:formula="of:=([.AK170]+[.AL170])-[.AM170]" office:value-type="float" office:value="8">
            <text:p>8.00 </text:p>
          </table:table-cell>
          <table:table-cell table:number-columns-repeated="984"/>
        </table:table-row>
        <table:table-row table:style-name="ro6">
          <table:table-cell table:style-name="ce13" office:value-type="string">
            <text:p>2279</text:p>
          </table:table-cell>
          <table:table-cell table:style-name="ce26" office:value-type="string">
            <text:p>Sickness Notification (Affidavit of Undertaking)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1"/>
          <table:table-cell table:style-name="ce49" table:formula="of:=([.D171]+[.E171])-[.F171]" office:value-type="float" office:value="1">
            <text:p>1.00 </text:p>
          </table:table-cell>
          <table:table-cell table:number-columns-repeated="2" table:style-name="ce41"/>
          <table:table-cell table:style-name="ce49" table:formula="of:=([.G171]+[.H171])-[.I171]" office:value-type="float" office:value="1">
            <text:p>1.00 </text:p>
          </table:table-cell>
          <table:table-cell table:number-columns-repeated="2" table:style-name="ce41"/>
          <table:table-cell table:style-name="ce49" table:formula="of:=([.J171]+[.K171])-[.L171]" office:value-type="float" office:value="1">
            <text:p>1.00 </text:p>
          </table:table-cell>
          <table:table-cell table:number-columns-repeated="2" table:style-name="ce41"/>
          <table:table-cell table:style-name="ce49" table:formula="of:=([.M171]+[.N171])-[.O171]" office:value-type="float" office:value="1">
            <text:p>1.00 </text:p>
          </table:table-cell>
          <table:table-cell table:number-columns-repeated="2" table:style-name="ce41"/>
          <table:table-cell table:style-name="ce49" table:formula="of:=([.P171]+[.Q171])-[.R171]" office:value-type="float" office:value="1">
            <text:p>1.00 </text:p>
          </table:table-cell>
          <table:table-cell table:number-columns-repeated="2" table:style-name="ce41"/>
          <table:table-cell table:style-name="ce49" table:formula="of:=([.S171]+[.T171])-[.U171]" office:value-type="float" office:value="1">
            <text:p>1.00 </text:p>
          </table:table-cell>
          <table:table-cell table:number-columns-repeated="2" table:style-name="ce41"/>
          <table:table-cell table:style-name="ce49" table:formula="of:=([.V171]+[.W171])-[.X171]" office:value-type="float" office:value="1">
            <text:p>1.00 </text:p>
          </table:table-cell>
          <table:table-cell table:number-columns-repeated="2" table:style-name="ce41"/>
          <table:table-cell table:style-name="ce49" table:formula="of:=([.Y171]+[.Z171])-[.AA171]" office:value-type="float" office:value="1">
            <text:p>1.00 </text:p>
          </table:table-cell>
          <table:table-cell table:number-columns-repeated="2" table:style-name="ce41"/>
          <table:table-cell table:style-name="ce49" table:formula="of:=([.AB171]+[.AC171])-[.AD171]" office:value-type="float" office:value="1">
            <text:p>1.00 </text:p>
          </table:table-cell>
          <table:table-cell table:number-columns-repeated="2" table:style-name="ce41"/>
          <table:table-cell table:style-name="ce49" table:formula="of:=([.AE171]+[.AF171])-[.AG171]" office:value-type="float" office:value="1">
            <text:p>1.00 </text:p>
          </table:table-cell>
          <table:table-cell table:number-columns-repeated="2" table:style-name="ce41"/>
          <table:table-cell table:style-name="ce49" table:formula="of:=([.AH171]+[.AI171])-[.AJ171]" office:value-type="float" office:value="1">
            <text:p>1.00 </text:p>
          </table:table-cell>
          <table:table-cell table:style-name="ce41" table:number-columns-repeated="2"/>
          <table:table-cell table:style-name="ce49" table:formula="of:=[.Y71]+[.Z71]-[.AA7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11" office:value-type="float" office:value="217">
            <text:p>217</text:p>
          </table:table-cell>
          <table:table-cell table:style-name="ce26" office:value-type="string">
            <text:p>Sinumpaang Salaysay</text:p>
          </table:table-cell>
          <table:table-cell table:style-name="ce11" office:value-type="string">
            <text:p>Ream</text:p>
          </table:table-cell>
          <table:table-cell table:style-name="ce42" office:value-type="float" office:value="7">
            <text:p>7</text:p>
          </table:table-cell>
          <table:table-cell table:number-columns-repeated="2" table:style-name="ce41"/>
          <table:table-cell table:style-name="ce49" table:formula="of:=([.D172]+[.E172])-[.F172]" office:value-type="float" office:value="7">
            <text:p>7.00 </text:p>
          </table:table-cell>
          <table:table-cell table:number-columns-repeated="2" table:style-name="ce41"/>
          <table:table-cell table:style-name="ce49" table:formula="of:=([.G172]+[.H172])-[.I172]" office:value-type="float" office:value="7">
            <text:p>7.00 </text:p>
          </table:table-cell>
          <table:table-cell table:number-columns-repeated="2" table:style-name="ce41"/>
          <table:table-cell table:style-name="ce49" table:formula="of:=([.J172]+[.K172])-[.L172]" office:value-type="float" office:value="7">
            <text:p>7.00 </text:p>
          </table:table-cell>
          <table:table-cell table:number-columns-repeated="2" table:style-name="ce41"/>
          <table:table-cell table:style-name="ce49" table:formula="of:=([.M172]+[.N172])-[.O172]" office:value-type="float" office:value="7">
            <text:p>7.00 </text:p>
          </table:table-cell>
          <table:table-cell table:number-columns-repeated="2" table:style-name="ce41"/>
          <table:table-cell table:style-name="ce49" table:formula="of:=([.P172]+[.Q172])-[.R172]" office:value-type="float" office:value="7">
            <text:p>7.00 </text:p>
          </table:table-cell>
          <table:table-cell table:number-columns-repeated="2" table:style-name="ce41"/>
          <table:table-cell table:style-name="ce49" table:formula="of:=([.S172]+[.T172])-[.U172]" office:value-type="float" office:value="7">
            <text:p>7.00 </text:p>
          </table:table-cell>
          <table:table-cell table:number-columns-repeated="2" table:style-name="ce41"/>
          <table:table-cell table:style-name="ce49" table:formula="of:=([.V172]+[.W172])-[.X172]" office:value-type="float" office:value="7">
            <text:p>7.00 </text:p>
          </table:table-cell>
          <table:table-cell table:number-columns-repeated="2" table:style-name="ce41"/>
          <table:table-cell table:style-name="ce49" table:formula="of:=([.Y172]+[.Z172])-[.AA172]" office:value-type="float" office:value="7">
            <text:p>7.00 </text:p>
          </table:table-cell>
          <table:table-cell table:number-columns-repeated="2" table:style-name="ce41"/>
          <table:table-cell table:style-name="ce49" table:formula="of:=([.AB172]+[.AC172])-[.AD172]" office:value-type="float" office:value="7">
            <text:p>7.00 </text:p>
          </table:table-cell>
          <table:table-cell table:number-columns-repeated="2" table:style-name="ce41"/>
          <table:table-cell table:style-name="ce49" table:formula="of:=([.AE172]+[.AF172])-[.AG172]" office:value-type="float" office:value="7">
            <text:p>7.00 </text:p>
          </table:table-cell>
          <table:table-cell table:number-columns-repeated="2" table:style-name="ce41"/>
          <table:table-cell table:style-name="ce49" table:formula="of:=([.AH172]+[.AI172])-[.AJ172]" office:value-type="float" office:value="7">
            <text:p>7.00 </text:p>
          </table:table-cell>
          <table:table-cell table:number-columns-repeated="2" table:style-name="ce41"/>
          <table:table-cell table:style-name="ce49" table:formula="of:=([.AK172]+[.AL172])-[.AM172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Sketch Form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73]+[.E173])-[.F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73]+[.H173])-[.I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73]+[.K173])-[.L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73]+[.N173])-[.O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73]+[.Q173])-[.R173]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S173]+[.T173])-[.U17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73]+[.W173])-[.X173]" office:value-type="float" office:value="0">
            <text:p><text:s/>-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Y173]+[.Z173])-[.AA173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73]+[.AC173])-[.AD173]" office:value-type="float" office:value="1">
            <text:p>1.00 </text:p>
          </table:table-cell>
          <table:table-cell table:number-columns-repeated="2" table:style-name="ce41"/>
          <table:table-cell table:style-name="ce49" table:formula="of:=([.AE173]+[.AF173])-[.AG173]" office:value-type="float" office:value="1">
            <text:p>1.00 </text:p>
          </table:table-cell>
          <table:table-cell table:number-columns-repeated="2" table:style-name="ce41"/>
          <table:table-cell table:style-name="ce49" table:formula="of:=([.AH173]+[.AI173])-[.AJ173]" office:value-type="float" office:value="1">
            <text:p>1.00 </text:p>
          </table:table-cell>
          <table:table-cell table:number-columns-repeated="2" table:style-name="ce41"/>
          <table:table-cell table:style-name="ce49" table:formula="of:=([.AK173]+[.AL173])-[.AM173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SSS Clearance Application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74]+[.E174])-[.F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74]+[.H174])-[.I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74]+[.K174])-[.L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74]+[.N174])-[.O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74]+[.Q174])-[.R174]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S174]+[.T174])-[.U17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74]+[.W174])-[.X174]" office:value-type="float" office:value="0">
            <text:p><text:s/>- 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9" table:formula="of:=([.Y174]+[.Z174])-[.AA174]" office:value-type="float" office:value="4">
            <text:p>4.00 </text:p>
          </table:table-cell>
          <table:table-cell table:number-columns-repeated="2" table:style-name="ce41"/>
          <table:table-cell table:style-name="ce49" table:formula="of:=([.AB174]+[.AC174])-[.AD174]" office:value-type="float" office:value="4">
            <text:p>4.00 </text:p>
          </table:table-cell>
          <table:table-cell table:number-columns-repeated="2" table:style-name="ce41"/>
          <table:table-cell table:style-name="ce49" table:formula="of:=([.AE174]+[.AF174])-[.AG174]" office:value-type="float" office:value="4">
            <text:p>4.00 </text:p>
          </table:table-cell>
          <table:table-cell table:number-columns-repeated="2" table:style-name="ce41"/>
          <table:table-cell table:style-name="ce49" table:formula="of:=([.AH174]+[.AI174])-[.AJ174]" office:value-type="float" office:value="4">
            <text:p>4.00 </text:p>
          </table:table-cell>
          <table:table-cell table:number-columns-repeated="2" table:style-name="ce41"/>
          <table:table-cell table:style-name="ce49" table:formula="of:=([.AK174]+[.AL174])-[.AM174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Sworn Statement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1"/>
          <table:table-cell table:style-name="ce49" table:formula="of:=([.D175]+[.E175])-[.F175]" office:value-type="float" office:value="1">
            <text:p>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175]+[.H175])-[.I175]" office:value-type="float" office:value="3">
            <text:p>3.00 </text:p>
          </table:table-cell>
          <table:table-cell table:number-columns-repeated="2" table:style-name="ce41"/>
          <table:table-cell table:style-name="ce49" table:formula="of:=([.J175]+[.K175])-[.L175]" office:value-type="float" office:value="3">
            <text:p>3.00 </text:p>
          </table:table-cell>
          <table:table-cell table:number-columns-repeated="2" table:style-name="ce41"/>
          <table:table-cell table:style-name="ce49" table:formula="of:=([.M175]+[.N175])-[.O175]" office:value-type="float" office:value="3">
            <text:p>3.00 </text:p>
          </table:table-cell>
          <table:table-cell table:number-columns-repeated="2" table:style-name="ce41"/>
          <table:table-cell table:style-name="ce49" table:formula="of:=([.P175]+[.Q175])-[.R175]" office:value-type="float" office:value="3">
            <text:p>3.00 </text:p>
          </table:table-cell>
          <table:table-cell table:number-columns-repeated="2" table:style-name="ce41"/>
          <table:table-cell table:style-name="ce49" table:formula="of:=([.S175]+[.T175])-[.U175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175]+[.W175])-[.X175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/>
          <table:table-cell table:style-name="ce49" table:formula="of:=([.Y175]+[.Z175])-[.AA175]" office:value-type="float" office:value="5">
            <text:p>5.00 </text:p>
          </table:table-cell>
          <table:table-cell table:number-columns-repeated="2" table:style-name="ce41"/>
          <table:table-cell table:style-name="ce49" table:formula="of:=([.AB175]+[.AC175])-[.AD175]" office:value-type="float" office:value="5">
            <text:p>5.00 </text:p>
          </table:table-cell>
          <table:table-cell table:number-columns-repeated="2" table:style-name="ce41"/>
          <table:table-cell table:style-name="ce49" table:formula="of:=([.AE175]+[.AF175])-[.AG175]" office:value-type="float" office:value="5">
            <text:p>5.00 </text:p>
          </table:table-cell>
          <table:table-cell table:number-columns-repeated="2" table:style-name="ce41"/>
          <table:table-cell table:style-name="ce49" table:formula="of:=([.AH175]+[.AI175])-[.AJ175]" office:value-type="float" office:value="5">
            <text:p>5.00 </text:p>
          </table:table-cell>
          <table:table-cell table:number-columns-repeated="2" table:style-name="ce41"/>
          <table:table-cell table:style-name="ce49" table:formula="of:=([.AK175]+[.AL175])-[.AM175]" office:value-type="float" office:value="5">
            <text:p>5.00 </text:p>
          </table:table-cell>
          <table:table-cell table:number-columns-repeated="984"/>
        </table:table-row>
        <table:table-row table:style-name="ro6">
          <table:table-cell table:style-name="ce12"/>
          <table:table-cell table:style-name="ce25" office:value-type="string">
            <text:p>Terms and Conditions for EALP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76]+[.E176])-[.F1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76]+[.H176])-[.I1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76]+[.K176])-[.L17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76]+[.N176])-[.O176]" office:value-type="float" office:value="0">
            <text:p><text:s/>- </text:p>
          </table:table-cell>
          <table:table-cell table:style-name="ce41" office:value-type="float" office:value="11">
            <text:p>11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76]+[.Q176])-[.R176]" office:value-type="float" office:value="9">
            <text:p>9.00 </text:p>
          </table:table-cell>
          <table:table-cell table:number-columns-repeated="2" table:style-name="ce41"/>
          <table:table-cell table:style-name="ce49" table:formula="of:=([.S176]+[.T176])-[.U176]" office:value-type="float" office:value="9">
            <text:p>9.00 </text:p>
          </table:table-cell>
          <table:table-cell table:number-columns-repeated="2" table:style-name="ce41"/>
          <table:table-cell table:style-name="ce49" table:formula="of:=([.V176]+[.W176])-[.X176]" office:value-type="float" office:value="9">
            <text:p>9.00 </text:p>
          </table:table-cell>
          <table:table-cell table:number-columns-repeated="2" table:style-name="ce41"/>
          <table:table-cell table:style-name="ce49" table:formula="of:=([.Y176]+[.Z176])-[.AA176]" office:value-type="float" office:value="9">
            <text:p>9.00 </text:p>
          </table:table-cell>
          <table:table-cell table:number-columns-repeated="2" table:style-name="ce41"/>
          <table:table-cell table:style-name="ce49" table:formula="of:=([.AB176]+[.AC176])-[.AD176]" office:value-type="float" office:value="9">
            <text:p>9.00 </text:p>
          </table:table-cell>
          <table:table-cell table:number-columns-repeated="2" table:style-name="ce41"/>
          <table:table-cell table:style-name="ce49" table:formula="of:=([.AE176]+[.AF176])-[.AG176]" office:value-type="float" office:value="9">
            <text:p>9.00 </text:p>
          </table:table-cell>
          <table:table-cell table:number-columns-repeated="2" table:style-name="ce41"/>
          <table:table-cell table:style-name="ce49" table:formula="of:=([.AH176]+[.AI176])-[.AJ176]" office:value-type="float" office:value="9">
            <text:p>9.00 </text:p>
          </table:table-cell>
          <table:table-cell table:number-columns-repeated="2" table:style-name="ce41"/>
          <table:table-cell table:style-name="ce49" table:formula="of:=([.AK176]+[.AL176])-[.AM176]" office:value-type="float" office:value="9">
            <text:p>9.00 </text:p>
          </table:table-cell>
          <table:table-cell table:number-columns-repeated="984"/>
        </table:table-row>
        <table:table-row table:style-name="ro6">
          <table:table-cell table:style-name="ce14" office:value-type="string">
            <text:p>1856</text:p>
          </table:table-cell>
          <table:table-cell table:style-name="ce25" office:value-type="string">
            <text:p>UMID Card Application</text:p>
          </table:table-cell>
          <table:table-cell table:style-name="ce11" office:value-type="string">
            <text:p>Ream</text:p>
          </table:table-cell>
          <table:table-cell table:style-name="ce41" office:value-type="float" office:value="0">
            <text:p><text:s/>- </text:p>
          </table:table-cell>
          <table:table-cell table:style-name="ce42"/>
          <table:table-cell table:style-name="ce41"/>
          <table:table-cell table:style-name="ce49" table:formula="of:=([.D177]+[.E177])-[.F1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77]+[.H177])-[.I1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77]+[.K177])-[.L17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77]+[.N177])-[.O177]" office:value-type="float" office:value="0">
            <text:p><text:s/>- </text:p>
          </table:table-cell>
          <table:table-cell table:style-name="ce41" office:value-type="float" office:value="6">
            <text:p>6.00 </text:p>
          </table:table-cell>
          <table:table-cell table:style-name="ce41" office:value-type="float" office:value="5">
            <text:p>5.00 </text:p>
          </table:table-cell>
          <table:table-cell table:style-name="ce49" table:formula="of:=([.P177]+[.Q177])-[.R177]" office:value-type="float" office:value="1">
            <text:p>1.00 </text:p>
          </table:table-cell>
          <table:table-cell table:number-columns-repeated="2" table:style-name="ce41"/>
          <table:table-cell table:style-name="ce49" table:formula="of:=([.S177]+[.T177])-[.U177]" office:value-type="float" office:value="1">
            <text:p>1.00 </text:p>
          </table:table-cell>
          <table:table-cell table:number-columns-repeated="2" table:style-name="ce41"/>
          <table:table-cell table:style-name="ce49" table:formula="of:=([.V177]+[.W177])-[.X177]" office:value-type="float" office:value="1">
            <text:p>1.00 </text:p>
          </table:table-cell>
          <table:table-cell table:number-columns-repeated="2" table:style-name="ce41"/>
          <table:table-cell table:style-name="ce49" table:formula="of:=([.Y177]+[.Z177])-[.AA177]" office:value-type="float" office:value="1">
            <text:p>1.00 </text:p>
          </table:table-cell>
          <table:table-cell table:number-columns-repeated="2" table:style-name="ce41"/>
          <table:table-cell table:style-name="ce49" table:formula="of:=([.AB177]+[.AC177])-[.AD177]" office:value-type="float" office:value="1">
            <text:p>1.00 </text:p>
          </table:table-cell>
          <table:table-cell table:number-columns-repeated="2" table:style-name="ce41"/>
          <table:table-cell table:style-name="ce49" table:formula="of:=([.AE177]+[.AF177])-[.AG177]" office:value-type="float" office:value="1">
            <text:p>1.00 </text:p>
          </table:table-cell>
          <table:table-cell table:number-columns-repeated="2" table:style-name="ce41"/>
          <table:table-cell table:style-name="ce49" table:formula="of:=([.AH177]+[.AI177])-[.AJ177]" office:value-type="float" office:value="1">
            <text:p>1.00 </text:p>
          </table:table-cell>
          <table:table-cell table:number-columns-repeated="2" table:style-name="ce41"/>
          <table:table-cell table:style-name="ce49" table:formula="of:=([.AK177]+[.AL177])-[.AM177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11"/>
          <table:table-cell table:style-name="ce26" office:value-type="string">
            <text:p>Waiver (Funeral Benefit)</text:p>
          </table:table-cell>
          <table:table-cell table:style-name="ce11" office:value-type="string">
            <text:p>Ream</text:p>
          </table:table-cell>
          <table:table-cell table:style-name="ce42" office:value-type="float" office:value="1">
            <text:p>1</text:p>
          </table:table-cell>
          <table:table-cell table:number-columns-repeated="2" table:style-name="ce41"/>
          <table:table-cell table:style-name="ce49" table:formula="of:=([.D178]+[.E178])-[.F178]" office:value-type="float" office:value="1">
            <text:p>1.00 </text:p>
          </table:table-cell>
          <table:table-cell table:number-columns-repeated="2" table:style-name="ce41"/>
          <table:table-cell table:style-name="ce49" table:formula="of:=([.G178]+[.H178])-[.I178]" office:value-type="float" office:value="1">
            <text:p>1.00 </text:p>
          </table:table-cell>
          <table:table-cell table:number-columns-repeated="2" table:style-name="ce41"/>
          <table:table-cell table:style-name="ce49" table:formula="of:=([.J178]+[.K178])-[.L178]" office:value-type="float" office:value="1">
            <text:p>1.00 </text:p>
          </table:table-cell>
          <table:table-cell table:number-columns-repeated="2" table:style-name="ce41"/>
          <table:table-cell table:style-name="ce49" table:formula="of:=([.M178]+[.N178])-[.O178]" office:value-type="float" office:value="1">
            <text:p>1.00 </text:p>
          </table:table-cell>
          <table:table-cell table:number-columns-repeated="2" table:style-name="ce41"/>
          <table:table-cell table:style-name="ce49" table:formula="of:=([.P178]+[.Q178])-[.R178]" office:value-type="float" office:value="1">
            <text:p>1.00 </text:p>
          </table:table-cell>
          <table:table-cell table:number-columns-repeated="2" table:style-name="ce41"/>
          <table:table-cell table:style-name="ce49" table:formula="of:=([.S178]+[.T178])-[.U178]" office:value-type="float" office:value="1">
            <text:p>1.00 </text:p>
          </table:table-cell>
          <table:table-cell table:number-columns-repeated="2" table:style-name="ce41"/>
          <table:table-cell table:style-name="ce49" table:formula="of:=([.V178]+[.W178])-[.X178]" office:value-type="float" office:value="1">
            <text:p>1.00 </text:p>
          </table:table-cell>
          <table:table-cell table:number-columns-repeated="2" table:style-name="ce41"/>
          <table:table-cell table:style-name="ce49" table:formula="of:=([.Y178]+[.Z178])-[.AA178]" office:value-type="float" office:value="1">
            <text:p>1.00 </text:p>
          </table:table-cell>
          <table:table-cell table:number-columns-repeated="2" table:style-name="ce41"/>
          <table:table-cell table:style-name="ce49" table:formula="of:=([.AB178]+[.AC178])-[.AD178]" office:value-type="float" office:value="1">
            <text:p>1.00 </text:p>
          </table:table-cell>
          <table:table-cell table:number-columns-repeated="2" table:style-name="ce41"/>
          <table:table-cell table:style-name="ce49" table:formula="of:=([.AE178]+[.AF178])-[.AG178]" office:value-type="float" office:value="1">
            <text:p>1.00 </text:p>
          </table:table-cell>
          <table:table-cell table:number-columns-repeated="2" table:style-name="ce41"/>
          <table:table-cell table:style-name="ce49" table:formula="of:=([.AH178]+[.AI178])-[.AJ178]" office:value-type="float" office:value="1">
            <text:p>1.00 </text:p>
          </table:table-cell>
          <table:table-cell table:number-columns-repeated="2" table:style-name="ce41"/>
          <table:table-cell table:style-name="ce49" table:formula="of:=([.AK178]+[.AL178])-[.AM178]" office:value-type="float" office:value="1">
            <text:p>1.00 </text:p>
          </table:table-cell>
          <table:table-cell table:number-columns-repeated="984"/>
        </table:table-row>
        <table:table-row table:style-name="ro4">
          <table:table-cell table:style-name="ce6" office:value-type="string">
            <text:p>Supplies Others</text:p>
          </table:table-cell>
          <table:table-cell table:style-name="ce17"/>
          <table:table-cell table:style-name="ce31"/>
          <table:table-cell table:style-name="ce39" table:number-columns-repeated="37"/>
          <table:table-cell table:style-name="ce54" table:number-columns-repeated="984"/>
        </table:table-row>
        <table:table-row table:style-name="ro6">
          <table:table-cell table:style-name="ce9" office:value-type="float" office:value="2617">
            <text:p>2617</text:p>
          </table:table-cell>
          <table:table-cell table:style-name="ce20" office:value-type="string">
            <text:p>Alcohol, Ethyl, 68%-72%</text:p>
          </table:table-cell>
          <table:table-cell table:style-name="ce35" office:value-type="string">
            <text:p>Gallon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0]+[.E180])-[.F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0]+[.H180])-[.I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0]+[.K180])-[.L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0]+[.N180])-[.O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0]+[.Q180])-[.R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0]+[.T180])-[.U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0]+[.W180])-[.X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0]+[.Z180])-[.AA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0]+[.AC180])-[.AD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0]+[.AF180])-[.AG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0]+[.AI180])-[.AJ18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0]+[.AL180])-[.AM18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18">
            <text:p>2618</text:p>
          </table:table-cell>
          <table:table-cell table:style-name="ce20" office:value-type="string">
            <text:p>Alcohol, Ethyl, 68%-72% (500ml)</text:p>
          </table:table-cell>
          <table:table-cell table:style-name="ce35" office:value-type="string">
            <text:p>Bottle</text:p>
          </table:table-cell>
          <table:table-cell table:style-name="ce41" office:value-type="float" office:value="29">
            <text:p>29.00 </text:p>
          </table:table-cell>
          <table:table-cell table:style-name="ce41"/>
          <table:table-cell table:style-name="ce41" office:value-type="float" office:value="11">
            <text:p>11.00 </text:p>
          </table:table-cell>
          <table:table-cell table:style-name="ce49" table:formula="of:=([.D181]+[.E181])-[.F181]" office:value-type="float" office:value="18">
            <text:p>18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G181]+[.H181])-[.I181]" office:value-type="float" office:value="8">
            <text:p>8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J181]+[.K181])-[.L181]" office:value-type="float" office:value="3">
            <text:p>3.00 </text:p>
          </table:table-cell>
          <table:table-cell table:number-columns-repeated="2" table:style-name="ce41"/>
          <table:table-cell table:style-name="ce49" table:formula="of:=([.M181]+[.N181])-[.O181]" office:value-type="float" office:value="3">
            <text:p>3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181]+[.Q181])-[.R181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181]+[.T181])-[.U181]" office:value-type="float" office:value="2">
            <text:p>2.00 </text:p>
          </table:table-cell>
          <table:table-cell table:style-name="ce41" office:value-type="float" office:value="36">
            <text:p>36.00 </text:p>
          </table:table-cell>
          <table:table-cell table:style-name="ce41"/>
          <table:table-cell table:style-name="ce49" table:formula="of:=([.V181]+[.W181])-[.X181]" office:value-type="float" office:value="38">
            <text:p>38.00 </text:p>
          </table:table-cell>
          <table:table-cell table:style-name="ce41"/>
          <table:table-cell table:style-name="ce41" office:value-type="float" office:value="30">
            <text:p>30.00 </text:p>
          </table:table-cell>
          <table:table-cell table:style-name="ce49" table:formula="of:=([.Y181]+[.Z181])-[.AA181]" office:value-type="float" office:value="8">
            <text:p>8.00 </text:p>
          </table:table-cell>
          <table:table-cell table:number-columns-repeated="2" table:style-name="ce41"/>
          <table:table-cell table:style-name="ce49" table:formula="of:=([.AB181]+[.AC181])-[.AD181]" office:value-type="float" office:value="8">
            <text:p>8.00 </text:p>
          </table:table-cell>
          <table:table-cell table:number-columns-repeated="2" table:style-name="ce41"/>
          <table:table-cell table:style-name="ce49" table:formula="of:=([.AE181]+[.AF181])-[.AG181]" office:value-type="float" office:value="8">
            <text:p>8.00 </text:p>
          </table:table-cell>
          <table:table-cell table:number-columns-repeated="2" table:style-name="ce41"/>
          <table:table-cell table:style-name="ce49" table:formula="of:=([.AH181]+[.AI181])-[.AJ181]" office:value-type="float" office:value="8">
            <text:p>8.00 </text:p>
          </table:table-cell>
          <table:table-cell table:number-columns-repeated="2" table:style-name="ce41"/>
          <table:table-cell table:style-name="ce49" table:formula="of:=([.AK181]+[.AL181])-[.AM181]" office:value-type="float" office:value="8">
            <text:p>8.00 </text:p>
          </table:table-cell>
          <table:table-cell table:number-columns-repeated="984"/>
        </table:table-row>
        <table:table-row table:style-name="ro6">
          <table:table-cell table:style-name="ce9" office:value-type="float" office:value="337">
            <text:p>337</text:p>
          </table:table-cell>
          <table:table-cell table:style-name="ce20" office:value-type="string">
            <text:p>Ballpoint Pen</text:p>
          </table:table-cell>
          <table:table-cell table:style-name="ce35" office:value-type="string">
            <text:p>Piece</text:p>
          </table:table-cell>
          <table:table-cell table:style-name="ce41" office:value-type="float" office:value="53">
            <text:p>53.00 </text:p>
          </table:table-cell>
          <table:table-cell table:style-name="ce41" office:value-type="float" office:value="50">
            <text:p>50.00 </text:p>
          </table:table-cell>
          <table:table-cell table:style-name="ce41" office:value-type="float" office:value="32">
            <text:p>32.00 </text:p>
          </table:table-cell>
          <table:table-cell table:style-name="ce49" table:formula="of:=([.D182]+[.E182])-[.F182]" office:value-type="float" office:value="71">
            <text:p>71.00 </text:p>
          </table:table-cell>
          <table:table-cell table:style-name="ce41"/>
          <table:table-cell table:style-name="ce41" office:value-type="float" office:value="32">
            <text:p>32.00 </text:p>
          </table:table-cell>
          <table:table-cell table:style-name="ce49" table:formula="of:=([.G182]+[.H182])-[.I182]" office:value-type="float" office:value="39">
            <text:p>39.00 </text:p>
          </table:table-cell>
          <table:table-cell table:style-name="ce41"/>
          <table:table-cell table:style-name="ce41" office:value-type="float" office:value="32">
            <text:p>32.00 </text:p>
          </table:table-cell>
          <table:table-cell table:style-name="ce49" table:formula="of:=([.J182]+[.K182])-[.L182]" office:value-type="float" office:value="7">
            <text:p>7.00 </text:p>
          </table:table-cell>
          <table:table-cell table:number-columns-repeated="2" table:style-name="ce41"/>
          <table:table-cell table:style-name="ce49" table:formula="of:=([.M182]+[.N182])-[.O182]" office:value-type="float" office:value="7">
            <text:p>7.00 </text:p>
          </table:table-cell>
          <table:table-cell table:number-columns-repeated="2" table:style-name="ce41"/>
          <table:table-cell table:style-name="ce49" table:formula="of:=([.P182]+[.Q182])-[.R182]" office:value-type="float" office:value="7">
            <text:p>7.00 </text:p>
          </table:table-cell>
          <table:table-cell table:number-columns-repeated="2" table:style-name="ce41"/>
          <table:table-cell table:style-name="ce49" table:formula="of:=([.S182]+[.T182])-[.U182]" office:value-type="float" office:value="7">
            <text:p>7.00 </text:p>
          </table:table-cell>
          <table:table-cell table:style-name="ce41"/>
          <table:table-cell table:style-name="ce41" office:value-type="float" office:value="7">
            <text:p>7.00 </text:p>
          </table:table-cell>
          <table:table-cell table:style-name="ce49" table:formula="of:=([.V182]+[.W182])-[.X182]" office:value-type="float" office:value="0">
            <text:p><text:s/>- </text:p>
          </table:table-cell>
          <table:table-cell table:style-name="ce41" office:value-type="float" office:value="50">
            <text:p>50.00 </text:p>
          </table:table-cell>
          <table:table-cell table:style-name="ce41" office:value-type="float" office:value="10">
            <text:p>10.00 </text:p>
          </table:table-cell>
          <table:table-cell table:style-name="ce49" table:formula="of:=([.Y182]+[.Z182])-[.AA182]" office:value-type="float" office:value="40">
            <text:p>40.00 </text:p>
          </table:table-cell>
          <table:table-cell table:style-name="ce41"/>
          <table:table-cell table:style-name="ce41" office:value-type="float" office:value="13">
            <text:p>13.00 </text:p>
          </table:table-cell>
          <table:table-cell table:style-name="ce49" table:formula="of:=([.AB182]+[.AC182])-[.AD182]" office:value-type="float" office:value="27">
            <text:p>27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182]+[.AF182])-[.AG182]" office:value-type="float" office:value="25">
            <text:p>25.00 </text:p>
          </table:table-cell>
          <table:table-cell table:number-columns-repeated="2" table:style-name="ce41"/>
          <table:table-cell table:style-name="ce49" table:formula="of:=([.AH182]+[.AI182])-[.AJ182]" office:value-type="float" office:value="25">
            <text:p>25.00 </text:p>
          </table:table-cell>
          <table:table-cell table:number-columns-repeated="2" table:style-name="ce41"/>
          <table:table-cell table:style-name="ce49" table:formula="of:=([.AK182]+[.AL182])-[.AM182]" office:value-type="float" office:value="25">
            <text:p>25.00 </text:p>
          </table:table-cell>
          <table:table-cell table:number-columns-repeated="984"/>
        </table:table-row>
        <table:table-row table:style-name="ro6">
          <table:table-cell table:style-name="ce9" office:value-type="float" office:value="2551">
            <text:p>2551</text:p>
          </table:table-cell>
          <table:table-cell table:style-name="ce20" office:value-type="string">
            <text:p>BINDER CLIP 1 1/4”</text:p>
          </table:table-cell>
          <table:table-cell table:style-name="ce35" office:value-type="string">
            <text:p>Box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3]+[.E183])-[.F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3]+[.H183])-[.I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3]+[.K183])-[.L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3]+[.N183])-[.O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3]+[.Q183])-[.R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3]+[.T183])-[.U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3]+[.W183])-[.X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3]+[.Z183])-[.AA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3]+[.AC183])-[.AD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3]+[.AF183])-[.AG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3]+[.AI183])-[.AJ18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3]+[.AL183])-[.AM18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50">
            <text:p>2550</text:p>
          </table:table-cell>
          <table:table-cell table:style-name="ce20" office:value-type="string">
            <text:p>BINDER CLIP 1”</text:p>
          </table:table-cell>
          <table:table-cell table:style-name="ce35" office:value-type="string">
            <text:p>Box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4]+[.E184])-[.F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4]+[.H184])-[.I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4]+[.K184])-[.L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4]+[.N184])-[.O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4]+[.Q184])-[.R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4]+[.T184])-[.U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4]+[.W184])-[.X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4]+[.Z184])-[.AA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4]+[.AC184])-[.AD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4]+[.AF184])-[.AG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4]+[.AI184])-[.AJ18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4]+[.AL184])-[.AM18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52">
            <text:p>2552</text:p>
          </table:table-cell>
          <table:table-cell table:style-name="ce20" office:value-type="string">
            <text:p>BINDER CLIP 2”</text:p>
          </table:table-cell>
          <table:table-cell table:style-name="ce35" office:value-type="string">
            <text:p>Box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5]+[.E185])-[.F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5]+[.H185])-[.I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5]+[.K185])-[.L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5]+[.N185])-[.O185]" office:value-type="float" office:value="0">
            <text:p><text:s/>-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P185]+[.Q185])-[.R185]" office:value-type="float" office:value="0">
            <text:p><text:s/>-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S185]+[.T185])-[.U185]" office:value-type="float" office:value="1">
            <text:p>1.00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V185]+[.W185])-[.X185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Y185]+[.Z185])-[.AA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5]+[.AC185])-[.AD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5]+[.AF185])-[.AG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5]+[.AI185])-[.AJ18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5]+[.AL185])-[.AM18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546">
            <text:p>2546</text:p>
          </table:table-cell>
          <table:table-cell table:style-name="ce20" office:value-type="string">
            <text:p>BINDER CLIP 3/4”</text:p>
          </table:table-cell>
          <table:table-cell table:style-name="ce35" office:value-type="string">
            <text:p>Box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6]+[.E186])-[.F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6]+[.H186])-[.I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6]+[.K186])-[.L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6]+[.N186])-[.O186]" office:value-type="float" office:value="0">
            <text:p><text:s/>-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P186]+[.Q186])-[.R186]" office:value-type="float" office:value="0">
            <text:p><text:s/>- </text:p>
          </table:table-cell>
          <table:table-cell table:number-columns-repeated="2" table:style-name="ce41" office:value-type="float" office:value="5">
            <text:p>5.00 </text:p>
          </table:table-cell>
          <table:table-cell table:style-name="ce49" table:formula="of:=([.S186]+[.T186])-[.U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6]+[.W186])-[.X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6]+[.Z186])-[.AA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6]+[.AC186])-[.AD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6]+[.AF186])-[.AG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6]+[.AI186])-[.AJ18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6]+[.AL186])-[.AM18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1960">
            <text:p>1960</text:p>
          </table:table-cell>
          <table:table-cell table:style-name="ce20" office:value-type="string">
            <text:p>Correction Tape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7]+[.E187])-[.F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7]+[.H187])-[.I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7]+[.K187])-[.L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7]+[.N187])-[.O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7]+[.Q187])-[.R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7]+[.T187])-[.U187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V187]+[.W187])-[.X187]" office:value-type="float" office:value="5">
            <text:p>5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Y187]+[.Z187])-[.AA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7]+[.AC187])-[.AD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7]+[.AF187])-[.AG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7]+[.AI187])-[.AJ18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7]+[.AL187])-[.AM187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13">
            <text:p>313</text:p>
          </table:table-cell>
          <table:table-cell table:style-name="ce20" office:value-type="string">
            <text:p>Corrugated Box</text:p>
          </table:table-cell>
          <table:table-cell table:style-name="ce35" office:value-type="string">
            <text:p>Set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8]+[.E188])-[.F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8]+[.H188])-[.I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8]+[.K188])-[.L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8]+[.N188])-[.O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8]+[.Q188])-[.R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8]+[.T188])-[.U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8]+[.W188])-[.X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8]+[.Z188])-[.AA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8]+[.AC188])-[.AD18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8]+[.AF188])-[.AG188]" office:value-type="float" office:value="0">
            <text:p><text:s/>- </text:p>
          </table:table-cell>
          <table:table-cell table:style-name="ce41" office:value-type="float" office:value="30">
            <text:p>30.00 </text:p>
          </table:table-cell>
          <table:table-cell table:style-name="ce41"/>
          <table:table-cell table:style-name="ce49" table:formula="of:=([.AH188]+[.AI188])-[.AJ188]" office:value-type="float" office:value="30">
            <text:p>30.00 </text:p>
          </table:table-cell>
          <table:table-cell table:number-columns-repeated="2" table:style-name="ce41"/>
          <table:table-cell table:style-name="ce49" table:formula="of:=([.AK188]+[.AL188])-[.AM188]" office:value-type="float" office:value="30">
            <text:p>30.00 </text:p>
          </table:table-cell>
          <table:table-cell table:number-columns-repeated="984"/>
        </table:table-row>
        <table:table-row table:style-name="ro6">
          <table:table-cell table:style-name="ce9" office:value-type="float" office:value="2630">
            <text:p>2630</text:p>
          </table:table-cell>
          <table:table-cell table:style-name="ce20" office:value-type="string">
            <text:p>Disinfectant Spray</text:p>
          </table:table-cell>
          <table:table-cell table:style-name="ce35" office:value-type="string">
            <text:p>Can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89]+[.E189])-[.F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89]+[.H189])-[.I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89]+[.K189])-[.L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89]+[.N189])-[.O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89]+[.Q189])-[.R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89]+[.T189])-[.U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89]+[.W189])-[.X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89]+[.Z189])-[.AA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89]+[.AC189])-[.AD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89]+[.AF189])-[.AG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89]+[.AI189])-[.AJ18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89]+[.AL189])-[.AM18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12">
            <text:p>312</text:p>
          </table:table-cell>
          <table:table-cell table:style-name="ce20" office:value-type="string">
            <text:p>Empty Cartons</text:p>
          </table:table-cell>
          <table:table-cell table:style-name="ce35" office:value-type="string">
            <text:p>Piece</text:p>
          </table:table-cell>
          <table:table-cell table:style-name="ce41" office:value-type="float" office:value="18">
            <text:p>1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D190]+[.E190])-[.F190]" office:value-type="float" office:value="15">
            <text:p>15.00 </text:p>
          </table:table-cell>
          <table:table-cell table:style-name="ce41"/>
          <table:table-cell table:style-name="ce41" office:value-type="float" office:value="7">
            <text:p>7.00 </text:p>
          </table:table-cell>
          <table:table-cell table:style-name="ce49" table:formula="of:=([.G190]+[.H190])-[.I190]" office:value-type="float" office:value="8">
            <text:p>8.00 </text:p>
          </table:table-cell>
          <table:table-cell table:style-name="ce41"/>
          <table:table-cell table:style-name="ce41" office:value-type="float" office:value="7">
            <text:p>7.00 </text:p>
          </table:table-cell>
          <table:table-cell table:style-name="ce49" table:formula="of:=([.J190]+[.K190])-[.L190]" office:value-type="float" office:value="1">
            <text:p>1.00 </text:p>
          </table:table-cell>
          <table:table-cell table:style-name="ce41" office:value-type="float" office:value="77">
            <text:p>77.00 </text:p>
          </table:table-cell>
          <table:table-cell table:style-name="ce41" office:value-type="float" office:value="24">
            <text:p>24.00 </text:p>
          </table:table-cell>
          <table:table-cell table:style-name="ce49" table:formula="of:=([.M190]+[.N190])-[.O190]" office:value-type="float" office:value="54">
            <text:p>54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P190]+[.Q190])-[.R190]" office:value-type="float" office:value="30">
            <text:p>30.00 </text:p>
          </table:table-cell>
          <table:table-cell table:style-name="ce41"/>
          <table:table-cell table:style-name="ce41" office:value-type="float" office:value="12">
            <text:p>12.00 </text:p>
          </table:table-cell>
          <table:table-cell table:style-name="ce49" table:formula="of:=([.S190]+[.T190])-[.U190]" office:value-type="float" office:value="18">
            <text:p>18.00 </text:p>
          </table:table-cell>
          <table:table-cell table:number-columns-repeated="2" table:style-name="ce41"/>
          <table:table-cell table:style-name="ce49" table:formula="of:=([.V190]+[.W190])-[.X190]" office:value-type="float" office:value="18">
            <text:p>18.00 </text:p>
          </table:table-cell>
          <table:table-cell table:style-name="ce41" office:value-type="float" office:value="75">
            <text:p>75.00 </text:p>
          </table:table-cell>
          <table:table-cell table:style-name="ce41" office:value-type="float" office:value="30">
            <text:p>30.00 </text:p>
          </table:table-cell>
          <table:table-cell table:style-name="ce49" table:formula="of:=([.Y190]+[.Z190])-[.AA190]" office:value-type="float" office:value="63">
            <text:p>63.00 </text:p>
          </table:table-cell>
          <table:table-cell table:style-name="ce41"/>
          <table:table-cell table:style-name="ce41" office:value-type="float" office:value="30">
            <text:p>30.00 </text:p>
          </table:table-cell>
          <table:table-cell table:style-name="ce49" table:formula="of:=([.AB190]+[.AC190])-[.AD190]" office:value-type="float" office:value="33">
            <text:p>33.00 </text:p>
          </table:table-cell>
          <table:table-cell table:number-columns-repeated="2" table:style-name="ce41"/>
          <table:table-cell table:style-name="ce49" table:formula="of:=([.AE190]+[.AF190])-[.AG190]" office:value-type="float" office:value="33">
            <text:p>33.00 </text:p>
          </table:table-cell>
          <table:table-cell table:number-columns-repeated="2" table:style-name="ce41"/>
          <table:table-cell table:style-name="ce49" table:formula="of:=([.AH190]+[.AI190])-[.AJ190]" office:value-type="float" office:value="33">
            <text:p>33.00 </text:p>
          </table:table-cell>
          <table:table-cell table:number-columns-repeated="2" table:style-name="ce41"/>
          <table:table-cell table:style-name="ce49" table:formula="of:=([.AK190]+[.AL190])-[.AM190]" office:value-type="float" office:value="33">
            <text:p>33.00 </text:p>
          </table:table-cell>
          <table:table-cell table:number-columns-repeated="984"/>
        </table:table-row>
        <table:table-row table:style-name="ro6">
          <table:table-cell table:style-name="ce9" office:value-type="float" office:value="2631">
            <text:p>2631</text:p>
          </table:table-cell>
          <table:table-cell table:style-name="ce20" office:value-type="string">
            <text:p>File Organizer,Legal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191]+[.E191])-[.F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191]+[.H191])-[.I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191]+[.K191])-[.L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191]+[.N191])-[.O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191]+[.Q191])-[.R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191]+[.T191])-[.U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191]+[.W191])-[.X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191]+[.Z191])-[.AA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191]+[.AC191])-[.AD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191]+[.AF191])-[.AG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191]+[.AI191])-[.AJ19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191]+[.AL191])-[.AM19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93">
            <text:p>293</text:p>
          </table:table-cell>
          <table:table-cell table:style-name="ce20" office:value-type="string">
            <text:p>Ink - Stamp Pad, Violet</text:p>
          </table:table-cell>
          <table:table-cell table:style-name="ce35" office:value-type="string">
            <text:p>Bottle</text:p>
          </table:table-cell>
          <table:table-cell table:style-name="ce41" office:value-type="float" office:value="21">
            <text:p>21.00 </text:p>
          </table:table-cell>
          <table:table-cell table:number-columns-repeated="2" table:style-name="ce41"/>
          <table:table-cell table:style-name="ce49" table:formula="of:=([.D192]+[.E192])-[.F192]" office:value-type="float" office:value="21">
            <text:p>21.00 </text:p>
          </table:table-cell>
          <table:table-cell table:number-columns-repeated="2" table:style-name="ce41"/>
          <table:table-cell table:style-name="ce49" table:formula="of:=([.G192]+[.H192])-[.I192]" office:value-type="float" office:value="21">
            <text:p>2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92]+[.K192])-[.L192]" office:value-type="float" office:value="20">
            <text:p>20.00 </text:p>
          </table:table-cell>
          <table:table-cell table:number-columns-repeated="2" table:style-name="ce41"/>
          <table:table-cell table:style-name="ce49" table:formula="of:=([.M192]+[.N192])-[.O192]" office:value-type="float" office:value="20">
            <text:p>20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P192]+[.Q192])-[.R192]" office:value-type="float" office:value="14">
            <text:p>14.00 </text:p>
          </table:table-cell>
          <table:table-cell table:number-columns-repeated="2" table:style-name="ce41"/>
          <table:table-cell table:style-name="ce49" table:formula="of:=([.S192]+[.T192])-[.U192]" office:value-type="float" office:value="14">
            <text:p>14.00 </text:p>
          </table:table-cell>
          <table:table-cell table:number-columns-repeated="2" table:style-name="ce41"/>
          <table:table-cell table:style-name="ce49" table:formula="of:=([.V192]+[.W192])-[.X192]" office:value-type="float" office:value="14">
            <text:p>14.00 </text:p>
          </table:table-cell>
          <table:table-cell table:number-columns-repeated="2" table:style-name="ce41"/>
          <table:table-cell table:style-name="ce49" table:formula="of:=([.Y192]+[.Z192])-[.AA192]" office:value-type="float" office:value="14">
            <text:p>1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192]+[.AC192])-[.AD192]" office:value-type="float" office:value="12">
            <text:p>12.00 </text:p>
          </table:table-cell>
          <table:table-cell table:number-columns-repeated="2" table:style-name="ce41"/>
          <table:table-cell table:style-name="ce49" table:formula="of:=([.AE192]+[.AF192])-[.AG192]" office:value-type="float" office:value="12">
            <text:p>12.00 </text:p>
          </table:table-cell>
          <table:table-cell table:number-columns-repeated="2" table:style-name="ce41"/>
          <table:table-cell table:style-name="ce49" table:formula="of:=([.AH192]+[.AI192])-[.AJ192]" office:value-type="float" office:value="12">
            <text:p>12.00 </text:p>
          </table:table-cell>
          <table:table-cell table:number-columns-repeated="2" table:style-name="ce41"/>
          <table:table-cell table:style-name="ce49" table:formula="of:=([.AK192]+[.AL192])-[.AM192]" office:value-type="float" office:value="12">
            <text:p>12.00 </text:p>
          </table:table-cell>
          <table:table-cell table:number-columns-repeated="984"/>
        </table:table-row>
        <table:table-row table:style-name="ro6">
          <table:table-cell table:style-name="ce9" office:value-type="float" office:value="2340">
            <text:p>2340</text:p>
          </table:table-cell>
          <table:table-cell table:style-name="ce20" office:value-type="string">
            <text:p>INK FOR TRODAT DATER, BLACK 28ML/BOTTLE</text:p>
          </table:table-cell>
          <table:table-cell table:style-name="ce35" office:value-type="string">
            <text:p>Bottle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193]+[.E193])-[.F193]" office:value-type="float" office:value="4">
            <text:p>4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G193]+[.H193])-[.I193]" office:value-type="float" office:value="9">
            <text:p>9.00 </text:p>
          </table:table-cell>
          <table:table-cell table:number-columns-repeated="2" table:style-name="ce41"/>
          <table:table-cell table:style-name="ce49" table:formula="of:=([.J193]+[.K193])-[.L193]" office:value-type="float" office:value="9">
            <text:p>9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M193]+[.N193])-[.O193]" office:value-type="float" office:value="14">
            <text:p>14.00 </text:p>
          </table:table-cell>
          <table:table-cell table:number-columns-repeated="2" table:style-name="ce41"/>
          <table:table-cell table:style-name="ce49" table:formula="of:=([.P193]+[.Q193])-[.R193]" office:value-type="float" office:value="14">
            <text:p>14.00 </text:p>
          </table:table-cell>
          <table:table-cell table:number-columns-repeated="2" table:style-name="ce41"/>
          <table:table-cell table:style-name="ce49" table:formula="of:=([.S193]+[.T193])-[.U193]" office:value-type="float" office:value="14">
            <text:p>1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193]+[.W193])-[.X193]" office:value-type="float" office:value="13">
            <text:p>13.00 </text:p>
          </table:table-cell>
          <table:table-cell table:number-columns-repeated="2" table:style-name="ce41"/>
          <table:table-cell table:style-name="ce49" table:formula="of:=([.Y193]+[.Z193])-[.AA193]" office:value-type="float" office:value="13">
            <text:p>13.00 </text:p>
          </table:table-cell>
          <table:table-cell table:number-columns-repeated="2" table:style-name="ce41"/>
          <table:table-cell table:style-name="ce49" table:formula="of:=([.AB193]+[.AC193])-[.AD193]" office:value-type="float" office:value="13">
            <text:p>13.00 </text:p>
          </table:table-cell>
          <table:table-cell table:number-columns-repeated="2" table:style-name="ce41"/>
          <table:table-cell table:style-name="ce49" table:formula="of:=([.AE193]+[.AF193])-[.AG193]" office:value-type="float" office:value="13">
            <text:p>13.00 </text:p>
          </table:table-cell>
          <table:table-cell table:number-columns-repeated="2" table:style-name="ce41"/>
          <table:table-cell table:style-name="ce49" table:formula="of:=([.AH193]+[.AI193])-[.AJ193]" office:value-type="float" office:value="13">
            <text:p>13.00 </text:p>
          </table:table-cell>
          <table:table-cell table:number-columns-repeated="2" table:style-name="ce41"/>
          <table:table-cell table:style-name="ce49" table:formula="of:=([.AK193]+[.AL193])-[.AM193]" office:value-type="float" office:value="13">
            <text:p>13.00 </text:p>
          </table:table-cell>
          <table:table-cell table:number-columns-repeated="984"/>
        </table:table-row>
        <table:table-row table:style-name="ro6">
          <table:table-cell table:style-name="ce9" office:value-type="float" office:value="2136">
            <text:p>2136</text:p>
          </table:table-cell>
          <table:table-cell table:style-name="ce20" office:value-type="string">
            <text:p>Ink Stamp Pad, black</text:p>
          </table:table-cell>
          <table:table-cell table:style-name="ce35" office:value-type="string">
            <text:p>Piece</text:p>
          </table:table-cell>
          <table:table-cell table:style-name="ce41" office:value-type="float" office:value="49">
            <text:p>49.00 </text:p>
          </table:table-cell>
          <table:table-cell table:number-columns-repeated="2" table:style-name="ce41"/>
          <table:table-cell table:style-name="ce49" table:formula="of:=([.D194]+[.E194])-[.F194]" office:value-type="float" office:value="49">
            <text:p>49.00 </text:p>
          </table:table-cell>
          <table:table-cell table:number-columns-repeated="2" table:style-name="ce41"/>
          <table:table-cell table:style-name="ce49" table:formula="of:=([.G194]+[.H194])-[.I194]" office:value-type="float" office:value="49">
            <text:p>49.00 </text:p>
          </table:table-cell>
          <table:table-cell table:number-columns-repeated="2" table:style-name="ce41"/>
          <table:table-cell table:style-name="ce49" table:formula="of:=([.J194]+[.K194])-[.L194]" office:value-type="float" office:value="49">
            <text:p>49.00 </text:p>
          </table:table-cell>
          <table:table-cell table:number-columns-repeated="2" table:style-name="ce41"/>
          <table:table-cell table:style-name="ce49" table:formula="of:=([.M194]+[.N194])-[.O194]" office:value-type="float" office:value="49">
            <text:p>4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94]+[.Q194])-[.R194]" office:value-type="float" office:value="48">
            <text:p>48.00 </text:p>
          </table:table-cell>
          <table:table-cell table:number-columns-repeated="2" table:style-name="ce41"/>
          <table:table-cell table:style-name="ce49" table:formula="of:=([.S194]+[.T194])-[.U194]" office:value-type="float" office:value="48">
            <text:p>48.00 </text:p>
          </table:table-cell>
          <table:table-cell table:number-columns-repeated="2" table:style-name="ce41"/>
          <table:table-cell table:style-name="ce49" table:formula="of:=([.V194]+[.W194])-[.X194]" office:value-type="float" office:value="48">
            <text:p>48.00 </text:p>
          </table:table-cell>
          <table:table-cell table:number-columns-repeated="2" table:style-name="ce41"/>
          <table:table-cell table:style-name="ce49" table:formula="of:=([.Y194]+[.Z194])-[.AA194]" office:value-type="float" office:value="48">
            <text:p>48.00 </text:p>
          </table:table-cell>
          <table:table-cell table:number-columns-repeated="2" table:style-name="ce41"/>
          <table:table-cell table:style-name="ce49" table:formula="of:=([.AB194]+[.AC194])-[.AD194]" office:value-type="float" office:value="48">
            <text:p>48.00 </text:p>
          </table:table-cell>
          <table:table-cell table:number-columns-repeated="2" table:style-name="ce41"/>
          <table:table-cell table:style-name="ce49" table:formula="of:=([.AE194]+[.AF194])-[.AG194]" office:value-type="float" office:value="48">
            <text:p>48.00 </text:p>
          </table:table-cell>
          <table:table-cell table:number-columns-repeated="2" table:style-name="ce41"/>
          <table:table-cell table:style-name="ce49" table:formula="of:=([.AH194]+[.AI194])-[.AJ194]" office:value-type="float" office:value="48">
            <text:p>48.00 </text:p>
          </table:table-cell>
          <table:table-cell table:number-columns-repeated="2" table:style-name="ce41"/>
          <table:table-cell table:style-name="ce49" table:formula="of:=([.AK194]+[.AL194])-[.AM194]" office:value-type="float" office:value="48">
            <text:p>48.00 </text:p>
          </table:table-cell>
          <table:table-cell table:number-columns-repeated="984"/>
        </table:table-row>
        <table:table-row table:style-name="ro6">
          <table:table-cell table:style-name="ce9" office:value-type="float" office:value="346">
            <text:p>346</text:p>
          </table:table-cell>
          <table:table-cell table:style-name="ce20" office:value-type="string">
            <text:p>Marker - Fluorescent (Hi-lighter)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style-name="ce41" office:value-type="float" office:value="15">
            <text:p>15.00 </text:p>
          </table:table-cell>
          <table:table-cell table:style-name="ce41"/>
          <table:table-cell table:style-name="ce49" table:formula="of:=([.D195]+[.E195])-[.F195]" office:value-type="float" office:value="15">
            <text:p>15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G195]+[.H195])-[.I195]" office:value-type="float" office:value="9">
            <text:p>9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195]+[.K195])-[.L195]" office:value-type="float" office:value="6">
            <text:p>6.00 </text:p>
          </table:table-cell>
          <table:table-cell table:style-name="ce41" office:value-type="float" office:value="10">
            <text:p>10.00 </text:p>
          </table:table-cell>
          <table:table-cell table:style-name="ce41"/>
          <table:table-cell table:style-name="ce49" table:formula="of:=([.M195]+[.N195])-[.O195]" office:value-type="float" office:value="16">
            <text:p>16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P195]+[.Q195])-[.R195]" office:value-type="float" office:value="14">
            <text:p>1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195]+[.T195])-[.U195]" office:value-type="float" office:value="12">
            <text:p>12.00 </text:p>
          </table:table-cell>
          <table:table-cell table:number-columns-repeated="2" table:style-name="ce41"/>
          <table:table-cell table:style-name="ce49" table:formula="of:=([.V195]+[.W195])-[.X195]" office:value-type="float" office:value="12">
            <text:p>12.00 </text:p>
          </table:table-cell>
          <table:table-cell table:style-name="ce41"/>
          <table:table-cell table:style-name="ce41" office:value-type="float" office:value="10">
            <text:p>10.00 </text:p>
          </table:table-cell>
          <table:table-cell table:style-name="ce49" table:formula="of:=([.Y195]+[.Z195])-[.AA195]" office:value-type="float" office:value="2">
            <text:p>2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">
            <text:p>1.00 </text:p>
          </table:table-cell>
          <table:table-cell table:style-name="ce49" table:formula="of:=([.AB195]+[.AC195])-[.AD195]" office:value-type="float" office:value="11">
            <text:p>11.00 </text:p>
          </table:table-cell>
          <table:table-cell table:number-columns-repeated="2" table:style-name="ce41"/>
          <table:table-cell table:style-name="ce49" table:formula="of:=([.AE195]+[.AF195])-[.AG195]" office:value-type="float" office:value="11">
            <text:p>11.00 </text:p>
          </table:table-cell>
          <table:table-cell table:number-columns-repeated="2" table:style-name="ce41"/>
          <table:table-cell table:style-name="ce49" table:formula="of:=([.AH195]+[.AI195])-[.AJ195]" office:value-type="float" office:value="11">
            <text:p>11.00 </text:p>
          </table:table-cell>
          <table:table-cell table:number-columns-repeated="2" table:style-name="ce41"/>
          <table:table-cell table:style-name="ce49" table:formula="of:=([.AK195]+[.AL195])-[.AM195]" office:value-type="float" office:value="11">
            <text:p>11.00 </text:p>
          </table:table-cell>
          <table:table-cell table:number-columns-repeated="984"/>
        </table:table-row>
        <table:table-row table:style-name="ro6">
          <table:table-cell table:style-name="ce9" office:value-type="float" office:value="338">
            <text:p>338</text:p>
          </table:table-cell>
          <table:table-cell table:style-name="ce20" office:value-type="string">
            <text:p>Marking Pen</text:p>
          </table:table-cell>
          <table:table-cell table:style-name="ce35" office:value-type="string">
            <text:p>Piece</text:p>
          </table:table-cell>
          <table:table-cell table:style-name="ce41" office:value-type="float" office:value="146">
            <text:p>146.00 </text:p>
          </table:table-cell>
          <table:table-cell table:number-columns-repeated="2" table:style-name="ce41"/>
          <table:table-cell table:style-name="ce49" table:formula="of:=([.D196]+[.E196])-[.F196]" office:value-type="float" office:value="146">
            <text:p>146.00 </text:p>
          </table:table-cell>
          <table:table-cell table:number-columns-repeated="2" table:style-name="ce41"/>
          <table:table-cell table:style-name="ce49" table:formula="of:=([.G196]+[.H196])-[.I196]" office:value-type="float" office:value="146">
            <text:p>146.00 </text:p>
          </table:table-cell>
          <table:table-cell table:number-columns-repeated="2" table:style-name="ce41"/>
          <table:table-cell table:style-name="ce49" table:formula="of:=([.J196]+[.K196])-[.L196]" office:value-type="float" office:value="146">
            <text:p>146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M196]+[.N196])-[.O196]" office:value-type="float" office:value="143">
            <text:p>143.00 </text:p>
          </table:table-cell>
          <table:table-cell table:style-name="ce41"/>
          <table:table-cell table:style-name="ce41" office:value-type="float" office:value="19">
            <text:p>19.00 </text:p>
          </table:table-cell>
          <table:table-cell table:style-name="ce49" table:formula="of:=([.P196]+[.Q196])-[.R196]" office:value-type="float" office:value="124">
            <text:p>12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196]+[.T196])-[.U196]" office:value-type="float" office:value="122">
            <text:p>122.00 </text:p>
          </table:table-cell>
          <table:table-cell table:number-columns-repeated="2" table:style-name="ce41"/>
          <table:table-cell table:style-name="ce49" table:formula="of:=([.V196]+[.W196])-[.X196]" office:value-type="float" office:value="122">
            <text:p>122.00 </text:p>
          </table:table-cell>
          <table:table-cell table:number-columns-repeated="2" table:style-name="ce41"/>
          <table:table-cell table:style-name="ce49" table:formula="of:=([.Y196]+[.Z196])-[.AA196]" office:value-type="float" office:value="122">
            <text:p>12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96]+[.AC196])-[.AD196]" office:value-type="float" office:value="121">
            <text:p>121.00 </text:p>
          </table:table-cell>
          <table:table-cell table:number-columns-repeated="2" table:style-name="ce41"/>
          <table:table-cell table:style-name="ce49" table:formula="of:=([.AE196]+[.AF196])-[.AG196]" office:value-type="float" office:value="121">
            <text:p>121.00 </text:p>
          </table:table-cell>
          <table:table-cell table:number-columns-repeated="2" table:style-name="ce41"/>
          <table:table-cell table:style-name="ce49" table:formula="of:=([.AH196]+[.AI196])-[.AJ196]" office:value-type="float" office:value="121">
            <text:p>121.00 </text:p>
          </table:table-cell>
          <table:table-cell table:number-columns-repeated="2" table:style-name="ce41"/>
          <table:table-cell table:style-name="ce49" table:formula="of:=([.AK196]+[.AL196])-[.AM196]" office:value-type="float" office:value="121">
            <text:p>121.00 </text:p>
          </table:table-cell>
          <table:table-cell table:number-columns-repeated="984"/>
        </table:table-row>
        <table:table-row table:style-name="ro6">
          <table:table-cell table:style-name="ce9" office:value-type="float" office:value="345">
            <text:p>345</text:p>
          </table:table-cell>
          <table:table-cell table:style-name="ce20" office:value-type="string">
            <text:p>Marking Pen - Whiteboard</text:p>
          </table:table-cell>
          <table:table-cell table:style-name="ce35" office:value-type="string">
            <text:p>Piece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D197]+[.E197])-[.F197]" office:value-type="float" office:value="12">
            <text:p>12.00 </text:p>
          </table:table-cell>
          <table:table-cell table:number-columns-repeated="2" table:style-name="ce41"/>
          <table:table-cell table:style-name="ce49" table:formula="of:=([.G197]+[.H197])-[.I197]" office:value-type="float" office:value="12">
            <text:p>12.00 </text:p>
          </table:table-cell>
          <table:table-cell table:number-columns-repeated="2" table:style-name="ce41"/>
          <table:table-cell table:style-name="ce49" table:formula="of:=([.J197]+[.K197])-[.L197]" office:value-type="float" office:value="12">
            <text:p>12.00 </text:p>
          </table:table-cell>
          <table:table-cell table:number-columns-repeated="2" table:style-name="ce41"/>
          <table:table-cell table:style-name="ce49" table:formula="of:=([.M197]+[.N197])-[.O197]" office:value-type="float" office:value="12">
            <text:p>12.00 </text:p>
          </table:table-cell>
          <table:table-cell table:number-columns-repeated="2" table:style-name="ce41"/>
          <table:table-cell table:style-name="ce49" table:formula="of:=([.P197]+[.Q197])-[.R197]" office:value-type="float" office:value="12">
            <text:p>12.00 </text:p>
          </table:table-cell>
          <table:table-cell table:number-columns-repeated="2" table:style-name="ce41"/>
          <table:table-cell table:style-name="ce49" table:formula="of:=([.S197]+[.T197])-[.U197]" office:value-type="float" office:value="12">
            <text:p>12.00 </text:p>
          </table:table-cell>
          <table:table-cell table:number-columns-repeated="2" table:style-name="ce41"/>
          <table:table-cell table:style-name="ce49" table:formula="of:=([.V197]+[.W197])-[.X197]" office:value-type="float" office:value="12">
            <text:p>12.00 </text:p>
          </table:table-cell>
          <table:table-cell table:number-columns-repeated="2" table:style-name="ce41"/>
          <table:table-cell table:style-name="ce49" table:formula="of:=([.Y197]+[.Z197])-[.AA197]" office:value-type="float" office:value="12">
            <text:p>1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97]+[.AC197])-[.AD197]" office:value-type="float" office:value="11">
            <text:p>1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197]+[.AF197])-[.AG197]" office:value-type="float" office:value="10">
            <text:p>10.00 </text:p>
          </table:table-cell>
          <table:table-cell table:number-columns-repeated="2" table:style-name="ce41"/>
          <table:table-cell table:style-name="ce49" table:formula="of:=([.AH197]+[.AI197])-[.AJ197]" office:value-type="float" office:value="10">
            <text:p>10.00 </text:p>
          </table:table-cell>
          <table:table-cell table:number-columns-repeated="2" table:style-name="ce41"/>
          <table:table-cell table:style-name="ce49" table:formula="of:=([.AK197]+[.AL197])-[.AM197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9" office:value-type="float" office:value="2538">
            <text:p>2538</text:p>
          </table:table-cell>
          <table:table-cell table:style-name="ce20" office:value-type="string">
            <text:p>PAPER CLIP BIG</text:p>
          </table:table-cell>
          <table:table-cell table:style-name="ce35" office:value-type="string">
            <text:p>Box</text:p>
          </table:table-cell>
          <table:table-cell table:style-name="ce41" office:value-type="float" office:value="29">
            <text:p>29.00 </text:p>
          </table:table-cell>
          <table:table-cell table:number-columns-repeated="2" table:style-name="ce41"/>
          <table:table-cell table:style-name="ce49" table:formula="of:=([.D198]+[.E198])-[.F198]" office:value-type="float" office:value="29">
            <text:p>29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G198]+[.H198])-[.I198]" office:value-type="float" office:value="27">
            <text:p>27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198]+[.K198])-[.L198]" office:value-type="float" office:value="26">
            <text:p>2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198]+[.N198])-[.O198]" office:value-type="float" office:value="25">
            <text:p>25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98]+[.Q198])-[.R198]" office:value-type="float" office:value="24">
            <text:p>2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S198]+[.T198])-[.U198]" office:value-type="float" office:value="22">
            <text:p>22.00 </text:p>
          </table:table-cell>
          <table:table-cell table:number-columns-repeated="2" table:style-name="ce41"/>
          <table:table-cell table:style-name="ce49" table:formula="of:=([.V198]+[.W198])-[.X198]" office:value-type="float" office:value="22">
            <text:p>2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Y198]+[.Z198])-[.AA198]" office:value-type="float" office:value="20">
            <text:p>20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B198]+[.AC198])-[.AD198]" office:value-type="float" office:value="19">
            <text:p>19.00 </text:p>
          </table:table-cell>
          <table:table-cell table:number-columns-repeated="2" table:style-name="ce41"/>
          <table:table-cell table:style-name="ce49" table:formula="of:=([.AE198]+[.AF198])-[.AG198]" office:value-type="float" office:value="19">
            <text:p>19.00 </text:p>
          </table:table-cell>
          <table:table-cell table:number-columns-repeated="2" table:style-name="ce41"/>
          <table:table-cell table:style-name="ce49" table:formula="of:=([.AH198]+[.AI198])-[.AJ198]" office:value-type="float" office:value="19">
            <text:p>19.00 </text:p>
          </table:table-cell>
          <table:table-cell table:number-columns-repeated="2" table:style-name="ce41"/>
          <table:table-cell table:style-name="ce49" table:formula="of:=([.AK198]+[.AL198])-[.AM198]" office:value-type="float" office:value="19">
            <text:p>19.00 </text:p>
          </table:table-cell>
          <table:table-cell table:number-columns-repeated="984"/>
        </table:table-row>
        <table:table-row table:style-name="ro6">
          <table:table-cell table:style-name="ce9" office:value-type="float" office:value="306">
            <text:p>306</text:p>
          </table:table-cell>
          <table:table-cell table:style-name="ce20" office:value-type="string">
            <text:p>Paper Clip, 100 pcs</text:p>
          </table:table-cell>
          <table:table-cell table:style-name="ce35" office:value-type="string">
            <text:p>Box</text:p>
          </table:table-cell>
          <table:table-cell table:style-name="ce41" office:value-type="float" office:value="44">
            <text:p>44.00 </text:p>
          </table:table-cell>
          <table:table-cell table:number-columns-repeated="2" table:style-name="ce41"/>
          <table:table-cell table:style-name="ce49" table:formula="of:=([.D199]+[.E199])-[.F199]" office:value-type="float" office:value="44">
            <text:p>44.00 </text:p>
          </table:table-cell>
          <table:table-cell table:number-columns-repeated="2" table:style-name="ce41"/>
          <table:table-cell table:style-name="ce49" table:formula="of:=([.G199]+[.H199])-[.I199]" office:value-type="float" office:value="44">
            <text:p>44.00 </text:p>
          </table:table-cell>
          <table:table-cell table:number-columns-repeated="2" table:style-name="ce41"/>
          <table:table-cell table:style-name="ce49" table:formula="of:=([.J199]+[.K199])-[.L199]" office:value-type="float" office:value="44">
            <text:p>4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199]+[.N199])-[.O199]" office:value-type="float" office:value="43">
            <text:p>4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199]+[.Q199])-[.R199]" office:value-type="float" office:value="42">
            <text:p>42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S199]+[.T199])-[.U199]" office:value-type="float" office:value="39">
            <text:p>39.00 </text:p>
          </table:table-cell>
          <table:table-cell table:number-columns-repeated="2" table:style-name="ce41"/>
          <table:table-cell table:style-name="ce49" table:formula="of:=([.V199]+[.W199])-[.X199]" office:value-type="float" office:value="39">
            <text:p>3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Y199]+[.Z199])-[.AA199]" office:value-type="float" office:value="38">
            <text:p>3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B199]+[.AC199])-[.AD199]" office:value-type="float" office:value="35">
            <text:p>35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AE199]+[.AF199])-[.AG199]" office:value-type="float" office:value="30">
            <text:p>30.00 </text:p>
          </table:table-cell>
          <table:table-cell table:number-columns-repeated="2" table:style-name="ce41"/>
          <table:table-cell table:style-name="ce49" table:formula="of:=([.AH199]+[.AI199])-[.AJ199]" office:value-type="float" office:value="30">
            <text:p>30.00 </text:p>
          </table:table-cell>
          <table:table-cell table:number-columns-repeated="2" table:style-name="ce41"/>
          <table:table-cell table:style-name="ce49" table:formula="of:=([.AK199]+[.AL199])-[.AM199]" office:value-type="float" office:value="30">
            <text:p>30.00 </text:p>
          </table:table-cell>
          <table:table-cell table:number-columns-repeated="984"/>
        </table:table-row>
        <table:table-row table:style-name="ro6">
          <table:table-cell table:style-name="ce9" office:value-type="float" office:value="305">
            <text:p>305</text:p>
          </table:table-cell>
          <table:table-cell table:style-name="ce20" office:value-type="string">
            <text:p>Paper Fastener, 50 pcs</text:p>
          </table:table-cell>
          <table:table-cell table:style-name="ce35" office:value-type="string">
            <text:p>Box</text:p>
          </table:table-cell>
          <table:table-cell table:style-name="ce41" office:value-type="float" office:value="103">
            <text:p>10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D200]+[.E200])-[.F200]" office:value-type="float" office:value="102">
            <text:p>102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G200]+[.H200])-[.I200]" office:value-type="float" office:value="99">
            <text:p>9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J200]+[.K200])-[.L200]" office:value-type="float" office:value="98">
            <text:p>98.00 </text:p>
          </table:table-cell>
          <table:table-cell table:number-columns-repeated="2" table:style-name="ce41"/>
          <table:table-cell table:style-name="ce49" table:formula="of:=([.M200]+[.N200])-[.O200]" office:value-type="float" office:value="98">
            <text:p>98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200]+[.Q200])-[.R200]" office:value-type="float" office:value="97">
            <text:p>97.00 </text:p>
          </table:table-cell>
          <table:table-cell table:number-columns-repeated="2" table:style-name="ce41"/>
          <table:table-cell table:style-name="ce49" table:formula="of:=([.S200]+[.T200])-[.U200]" office:value-type="float" office:value="97">
            <text:p>97.00 </text:p>
          </table:table-cell>
          <table:table-cell table:number-columns-repeated="2" table:style-name="ce41"/>
          <table:table-cell table:style-name="ce49" table:formula="of:=([.V200]+[.W200])-[.X200]" office:value-type="float" office:value="97">
            <text:p>97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Y200]+[.Z200])-[.AA200]" office:value-type="float" office:value="95">
            <text:p>95.00 </text:p>
          </table:table-cell>
          <table:table-cell table:number-columns-repeated="2" table:style-name="ce41"/>
          <table:table-cell table:style-name="ce49" table:formula="of:=([.AB200]+[.AC200])-[.AD200]" office:value-type="float" office:value="95">
            <text:p>95.00 </text:p>
          </table:table-cell>
          <table:table-cell table:number-columns-repeated="2" table:style-name="ce41"/>
          <table:table-cell table:style-name="ce49" table:formula="of:=([.AE200]+[.AF200])-[.AG200]" office:value-type="float" office:value="95">
            <text:p>95.00 </text:p>
          </table:table-cell>
          <table:table-cell table:number-columns-repeated="2" table:style-name="ce41"/>
          <table:table-cell table:style-name="ce49" table:formula="of:=([.AH200]+[.AI200])-[.AJ200]" office:value-type="float" office:value="95">
            <text:p>95.00 </text:p>
          </table:table-cell>
          <table:table-cell table:number-columns-repeated="2" table:style-name="ce41"/>
          <table:table-cell table:style-name="ce49" table:formula="of:=([.AK200]+[.AL200])-[.AM200]" office:value-type="float" office:value="95">
            <text:p>95.00 </text:p>
          </table:table-cell>
          <table:table-cell table:number-columns-repeated="984"/>
        </table:table-row>
        <table:table-row table:style-name="ro6">
          <table:table-cell table:style-name="ce9" office:value-type="float" office:value="336">
            <text:p>336</text:p>
          </table:table-cell>
          <table:table-cell table:style-name="ce20" office:value-type="string">
            <text:p>Paste - Solid w/ waterwell and applicator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01]+[.E201])-[.F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01]+[.H201])-[.I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01]+[.K201])-[.L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01]+[.N201])-[.O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01]+[.Q201])-[.R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01]+[.T201])-[.U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01]+[.W201])-[.X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01]+[.Z201])-[.AA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01]+[.AC201])-[.AD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01]+[.AF201])-[.AG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01]+[.AI201])-[.AJ20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01]+[.AL201])-[.AM20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40">
            <text:p>340</text:p>
          </table:table-cell>
          <table:table-cell table:style-name="ce20" office:value-type="string">
            <text:p>Pencil</text:p>
          </table:table-cell>
          <table:table-cell table:style-name="ce35" office:value-type="string">
            <text:p>Piece</text:p>
          </table:table-cell>
          <table:table-cell table:style-name="ce41" office:value-type="float" office:value="150">
            <text:p>150.00 </text:p>
          </table:table-cell>
          <table:table-cell table:number-columns-repeated="2" table:style-name="ce41"/>
          <table:table-cell table:style-name="ce49" table:formula="of:=([.D202]+[.E202])-[.F202]" office:value-type="float" office:value="150">
            <text:p>150.00 </text:p>
          </table:table-cell>
          <table:table-cell table:number-columns-repeated="2" table:style-name="ce41"/>
          <table:table-cell table:style-name="ce49" table:formula="of:=([.G202]+[.H202])-[.I202]" office:value-type="float" office:value="150">
            <text:p>150.00 </text:p>
          </table:table-cell>
          <table:table-cell table:number-columns-repeated="2" table:style-name="ce41"/>
          <table:table-cell table:style-name="ce49" table:formula="of:=([.J202]+[.K202])-[.L202]" office:value-type="float" office:value="150">
            <text:p>150.00 </text:p>
          </table:table-cell>
          <table:table-cell table:style-name="ce41"/>
          <table:table-cell table:style-name="ce41" office:value-type="float" office:value="17">
            <text:p>17.00 </text:p>
          </table:table-cell>
          <table:table-cell table:style-name="ce49" table:formula="of:=([.M202]+[.N202])-[.O202]" office:value-type="float" office:value="133">
            <text:p>133.00 </text:p>
          </table:table-cell>
          <table:table-cell table:number-columns-repeated="2" table:style-name="ce41"/>
          <table:table-cell table:style-name="ce49" table:formula="of:=([.P202]+[.Q202])-[.R202]" office:value-type="float" office:value="133">
            <text:p>133.00 </text:p>
          </table:table-cell>
          <table:table-cell table:number-columns-repeated="2" table:style-name="ce41"/>
          <table:table-cell table:style-name="ce49" table:formula="of:=([.S202]+[.T202])-[.U202]" office:value-type="float" office:value="133">
            <text:p>133.00 </text:p>
          </table:table-cell>
          <table:table-cell table:number-columns-repeated="2" table:style-name="ce41"/>
          <table:table-cell table:style-name="ce49" table:formula="of:=([.V202]+[.W202])-[.X202]" office:value-type="float" office:value="133">
            <text:p>13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Y202]+[.Z202])-[.AA202]" office:value-type="float" office:value="132">
            <text:p>132.00 </text:p>
          </table:table-cell>
          <table:table-cell table:style-name="ce41"/>
          <table:table-cell table:style-name="ce41" office:value-type="float" office:value="12">
            <text:p>12.00 </text:p>
          </table:table-cell>
          <table:table-cell table:style-name="ce49" table:formula="of:=([.AB202]+[.AC202])-[.AD202]" office:value-type="float" office:value="120">
            <text:p>120.00 </text:p>
          </table:table-cell>
          <table:table-cell table:number-columns-repeated="2" table:style-name="ce41"/>
          <table:table-cell table:style-name="ce49" table:formula="of:=([.AE202]+[.AF202])-[.AG202]" office:value-type="float" office:value="120">
            <text:p>120.00 </text:p>
          </table:table-cell>
          <table:table-cell table:number-columns-repeated="2" table:style-name="ce41"/>
          <table:table-cell table:style-name="ce49" table:formula="of:=([.AH202]+[.AI202])-[.AJ202]" office:value-type="float" office:value="120">
            <text:p>120.00 </text:p>
          </table:table-cell>
          <table:table-cell table:number-columns-repeated="2" table:style-name="ce41"/>
          <table:table-cell table:style-name="ce49" table:formula="of:=([.AK202]+[.AL202])-[.AM202]" office:value-type="float" office:value="120">
            <text:p>120.00 </text:p>
          </table:table-cell>
          <table:table-cell table:number-columns-repeated="984"/>
        </table:table-row>
        <table:table-row table:style-name="ro6">
          <table:table-cell table:style-name="ce9" office:value-type="float" office:value="2536">
            <text:p>2536</text:p>
          </table:table-cell>
          <table:table-cell table:style-name="ce20" office:value-type="string">
            <text:p>Philippine Flag 3 x 6</text:p>
          </table:table-cell>
          <table:table-cell table:style-name="ce35" office:value-type="string">
            <text:p>Piece</text:p>
          </table:table-cell>
          <table:table-cell table:style-name="ce41" office:value-type="float" office:value="1">
            <text:p>1.00 </text:p>
          </table:table-cell>
          <table:table-cell table:number-columns-repeated="2" table:style-name="ce41"/>
          <table:table-cell table:style-name="ce49" table:formula="of:=([.D203]+[.E203])-[.F203]" office:value-type="float" office:value="1">
            <text:p>1.00 </text:p>
          </table:table-cell>
          <table:table-cell table:number-columns-repeated="2" table:style-name="ce41"/>
          <table:table-cell table:style-name="ce49" table:formula="of:=([.G203]+[.H203])-[.I203]" office:value-type="float" office:value="1">
            <text:p>1.00 </text:p>
          </table:table-cell>
          <table:table-cell table:number-columns-repeated="2" table:style-name="ce41"/>
          <table:table-cell table:style-name="ce49" table:formula="of:=([.J203]+[.K203])-[.L203]" office:value-type="float" office:value="1">
            <text:p>1.00 </text:p>
          </table:table-cell>
          <table:table-cell table:number-columns-repeated="2" table:style-name="ce41"/>
          <table:table-cell table:style-name="ce49" table:formula="of:=([.M203]+[.N203])-[.O203]" office:value-type="float" office:value="1">
            <text:p>1.00 </text:p>
          </table:table-cell>
          <table:table-cell table:number-columns-repeated="2" table:style-name="ce41"/>
          <table:table-cell table:style-name="ce49" table:formula="of:=([.P203]+[.Q203])-[.R203]" office:value-type="float" office:value="1">
            <text:p>1.00 </text:p>
          </table:table-cell>
          <table:table-cell table:number-columns-repeated="2" table:style-name="ce41"/>
          <table:table-cell table:style-name="ce49" table:formula="of:=([.S203]+[.T203])-[.U203]" office:value-type="float" office:value="1">
            <text:p>1.00 </text:p>
          </table:table-cell>
          <table:table-cell table:number-columns-repeated="2" table:style-name="ce41"/>
          <table:table-cell table:style-name="ce49" table:formula="of:=([.V203]+[.W203])-[.X203]" office:value-type="float" office:value="1">
            <text:p>1.00 </text:p>
          </table:table-cell>
          <table:table-cell table:number-columns-repeated="2" table:style-name="ce41"/>
          <table:table-cell table:style-name="ce49" table:formula="of:=([.Y203]+[.Z203])-[.AA203]" office:value-type="float" office:value="1">
            <text:p>1.00 </text:p>
          </table:table-cell>
          <table:table-cell table:number-columns-repeated="2" table:style-name="ce41"/>
          <table:table-cell table:style-name="ce49" table:formula="of:=([.AB203]+[.AC203])-[.AD203]" office:value-type="float" office:value="1">
            <text:p>1.00 </text:p>
          </table:table-cell>
          <table:table-cell table:number-columns-repeated="2" table:style-name="ce41"/>
          <table:table-cell table:style-name="ce49" table:formula="of:=([.AE203]+[.AF203])-[.AG203]" office:value-type="float" office:value="1">
            <text:p>1.00 </text:p>
          </table:table-cell>
          <table:table-cell table:number-columns-repeated="2" table:style-name="ce41"/>
          <table:table-cell table:style-name="ce49" table:formula="of:=([.AH203]+[.AI203])-[.AJ203]" office:value-type="float" office:value="1">
            <text:p>1.00 </text:p>
          </table:table-cell>
          <table:table-cell table:number-columns-repeated="2" table:style-name="ce41"/>
          <table:table-cell table:style-name="ce49" table:formula="of:=([.AK203]+[.AL203])-[.AM203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1972">
            <text:p>1972</text:p>
          </table:table-cell>
          <table:table-cell table:style-name="ce20" office:value-type="string">
            <text:p>Plastic Envelope, 10 x 15 Gauge No. 5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04]+[.E204])-[.F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04]+[.H204])-[.I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04]+[.K204])-[.L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04]+[.N204])-[.O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04]+[.Q204])-[.R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04]+[.T204])-[.U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04]+[.W204])-[.X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04]+[.Z204])-[.AA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04]+[.AC204])-[.AD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04]+[.AF204])-[.AG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04]+[.AI204])-[.AJ20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04]+[.AL204])-[.AM20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09">
            <text:p>309</text:p>
          </table:table-cell>
          <table:table-cell table:style-name="ce20" office:value-type="string">
            <text:p>Rag - Camiseta</text:p>
          </table:table-cell>
          <table:table-cell table:style-name="ce35" office:value-type="string">
            <text:p>Kilo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05]+[.E205])-[.F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05]+[.H205])-[.I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05]+[.K205])-[.L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05]+[.N205])-[.O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05]+[.Q205])-[.R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05]+[.T205])-[.U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05]+[.W205])-[.X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05]+[.Z205])-[.AA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05]+[.AC205])-[.AD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05]+[.AF205])-[.AG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05]+[.AI205])-[.AJ20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05]+[.AL205])-[.AM20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33">
            <text:p>333</text:p>
          </table:table-cell>
          <table:table-cell table:style-name="ce20" office:value-type="string">
            <text:p>Record Book, 300 pages</text:p>
          </table:table-cell>
          <table:table-cell table:style-name="ce35" office:value-type="string">
            <text:p>Piece</text:p>
          </table:table-cell>
          <table:table-cell table:style-name="ce41" office:value-type="float" office:value="19">
            <text:p>19.00 </text:p>
          </table:table-cell>
          <table:table-cell table:style-name="ce41"/>
          <table:table-cell table:style-name="ce41" office:value-type="float" office:value="12">
            <text:p>12.00 </text:p>
          </table:table-cell>
          <table:table-cell table:style-name="ce49" table:formula="of:=([.D206]+[.E206])-[.F206]" office:value-type="float" office:value="7">
            <text:p>7.00 </text:p>
          </table:table-cell>
          <table:table-cell table:number-columns-repeated="2" table:style-name="ce41"/>
          <table:table-cell table:style-name="ce49" table:formula="of:=([.G206]+[.H206])-[.I206]" office:value-type="float" office:value="7">
            <text:p>7.00 </text:p>
          </table:table-cell>
          <table:table-cell table:number-columns-repeated="2" table:style-name="ce41"/>
          <table:table-cell table:style-name="ce49" table:formula="of:=([.J206]+[.K206])-[.L206]" office:value-type="float" office:value="7">
            <text:p>7.00 </text:p>
          </table:table-cell>
          <table:table-cell table:number-columns-repeated="2" table:style-name="ce41"/>
          <table:table-cell table:style-name="ce49" table:formula="of:=([.M206]+[.N206])-[.O206]" office:value-type="float" office:value="7">
            <text:p>7.00 </text:p>
          </table:table-cell>
          <table:table-cell table:number-columns-repeated="2" table:style-name="ce41"/>
          <table:table-cell table:style-name="ce49" table:formula="of:=([.P206]+[.Q206])-[.R206]" office:value-type="float" office:value="7">
            <text:p>7.00 </text:p>
          </table:table-cell>
          <table:table-cell table:number-columns-repeated="2" table:style-name="ce41"/>
          <table:table-cell table:style-name="ce49" table:formula="of:=([.S206]+[.T206])-[.U206]" office:value-type="float" office:value="7">
            <text:p>7.00 </text:p>
          </table:table-cell>
          <table:table-cell table:number-columns-repeated="2" table:style-name="ce41"/>
          <table:table-cell table:style-name="ce49" table:formula="of:=([.V206]+[.W206])-[.X206]" office:value-type="float" office:value="7">
            <text:p>7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Y206]+[.Z206])-[.AA206]" office:value-type="float" office:value="1">
            <text:p>1.00 </text:p>
          </table:table-cell>
          <table:table-cell table:number-columns-repeated="2" table:style-name="ce41"/>
          <table:table-cell table:style-name="ce49" table:formula="of:=([.AB206]+[.AC206])-[.AD206]" office:value-type="float" office:value="1">
            <text:p>1.00 </text:p>
          </table:table-cell>
          <table:table-cell table:number-columns-repeated="2" table:style-name="ce41"/>
          <table:table-cell table:style-name="ce49" table:formula="of:=([.AE206]+[.AF206])-[.AG206]" office:value-type="float" office:value="1">
            <text:p>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206]+[.AI206])-[.AJ20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06]+[.AL206])-[.AM20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676">
            <text:p>2676</text:p>
          </table:table-cell>
          <table:table-cell table:style-name="ce20" office:value-type="string">
            <text:p>Record book, 500 pages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07]+[.E207])-[.F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07]+[.H207])-[.I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07]+[.K207])-[.L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07]+[.N207])-[.O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07]+[.Q207])-[.R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07]+[.T207])-[.U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07]+[.W207])-[.X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07]+[.Z207])-[.AA20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07]+[.AC207])-[.AD207]" office:value-type="float" office:value="0">
            <text:p><text:s/>-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AE207]+[.AF207])-[.AG207]" office:value-type="float" office:value="1">
            <text:p>1.00 </text:p>
          </table:table-cell>
          <table:table-cell table:number-columns-repeated="2" table:style-name="ce41" office:value-type="float" office:value="1">
            <text:p>1.00 </text:p>
          </table:table-cell>
          <table:table-cell table:style-name="ce49" table:formula="of:=([.AH207]+[.AI207])-[.AJ207]" office:value-type="float" office:value="1">
            <text:p>1.00 </text:p>
          </table:table-cell>
          <table:table-cell table:number-columns-repeated="2" table:style-name="ce41"/>
          <table:table-cell table:style-name="ce49" table:formula="of:=([.AK207]+[.AL207])-[.AM207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307">
            <text:p>307</text:p>
          </table:table-cell>
          <table:table-cell table:style-name="ce20" office:value-type="string">
            <text:p>Rubber Band - Multicolor, 450 grams</text:p>
          </table:table-cell>
          <table:table-cell table:style-name="ce35" office:value-type="string">
            <text:p>Box</text:p>
          </table:table-cell>
          <table:table-cell table:style-name="ce41" office:value-type="float" office:value="4">
            <text:p>4.00 </text:p>
          </table:table-cell>
          <table:table-cell table:number-columns-repeated="2" table:style-name="ce41"/>
          <table:table-cell table:style-name="ce49" table:formula="of:=([.D208]+[.E208])-[.F208]" office:value-type="float" office:value="4">
            <text:p>4.00 </text:p>
          </table:table-cell>
          <table:table-cell table:number-columns-repeated="2" table:style-name="ce41"/>
          <table:table-cell table:style-name="ce49" table:formula="of:=([.G208]+[.H208])-[.I208]" office:value-type="float" office:value="4">
            <text:p>4.00 </text:p>
          </table:table-cell>
          <table:table-cell table:number-columns-repeated="2" table:style-name="ce41"/>
          <table:table-cell table:style-name="ce49" table:formula="of:=([.J208]+[.K208])-[.L208]" office:value-type="float" office:value="4">
            <text:p>4.00 </text:p>
          </table:table-cell>
          <table:table-cell table:number-columns-repeated="2" table:style-name="ce41"/>
          <table:table-cell table:style-name="ce49" table:formula="of:=([.M208]+[.N208])-[.O208]" office:value-type="float" office:value="4">
            <text:p>4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P208]+[.Q208])-[.R208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208]+[.T208])-[.U208]" office:value-type="float" office:value="2">
            <text:p>2.00 </text:p>
          </table:table-cell>
          <table:table-cell table:number-columns-repeated="2" table:style-name="ce41"/>
          <table:table-cell table:style-name="ce49" table:formula="of:=([.V208]+[.W208])-[.X208]" office:value-type="float" office:value="2">
            <text:p>2.00 </text:p>
          </table:table-cell>
          <table:table-cell table:style-name="ce41" office:value-type="float" office:value="1">
            <text:p>1.00 </text:p>
          </table:table-cell>
          <table:table-cell table:style-name="ce41"/>
          <table:table-cell table:style-name="ce49" table:formula="of:=([.Y208]+[.Z208])-[.AA208]" office:value-type="float" office:value="3">
            <text:p>3.00 </text:p>
          </table:table-cell>
          <table:table-cell table:number-columns-repeated="2" table:style-name="ce41"/>
          <table:table-cell table:style-name="ce49" table:formula="of:=([.AB208]+[.AC208])-[.AD208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208]+[.AF208])-[.AG208]" office:value-type="float" office:value="1">
            <text:p>1.00 </text:p>
          </table:table-cell>
          <table:table-cell table:number-columns-repeated="2" table:style-name="ce41"/>
          <table:table-cell table:style-name="ce49" table:formula="of:=([.AH208]+[.AI208])-[.AJ208]" office:value-type="float" office:value="1">
            <text:p>1.00 </text:p>
          </table:table-cell>
          <table:table-cell table:number-columns-repeated="2" table:style-name="ce41"/>
          <table:table-cell table:style-name="ce49" table:formula="of:=([.AK208]+[.AL208])-[.AM208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308">
            <text:p>308</text:p>
          </table:table-cell>
          <table:table-cell table:style-name="ce20" office:value-type="string">
            <text:p>Rubber Band - Transparent 445 grams</text:p>
          </table:table-cell>
          <table:table-cell table:style-name="ce35" office:value-type="string">
            <text:p>Bag</text:p>
          </table:table-cell>
          <table:table-cell table:style-name="ce41" office:value-type="float" office:value="2">
            <text:p>2.00 </text:p>
          </table:table-cell>
          <table:table-cell table:number-columns-repeated="2" table:style-name="ce41"/>
          <table:table-cell table:style-name="ce49" table:formula="of:=([.D209]+[.E209])-[.F209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209]+[.H209])-[.I209]" office:value-type="float" office:value="6">
            <text:p>6.00 </text:p>
          </table:table-cell>
          <table:table-cell table:number-columns-repeated="2" table:style-name="ce41"/>
          <table:table-cell table:style-name="ce49" table:formula="of:=([.J209]+[.K209])-[.L209]" office:value-type="float" office:value="6">
            <text:p>6.00 </text:p>
          </table:table-cell>
          <table:table-cell table:number-columns-repeated="2" table:style-name="ce41"/>
          <table:table-cell table:style-name="ce49" table:formula="of:=([.M209]+[.N209])-[.O209]" office:value-type="float" office:value="6">
            <text:p>6.00 </text:p>
          </table:table-cell>
          <table:table-cell table:number-columns-repeated="2" table:style-name="ce41"/>
          <table:table-cell table:style-name="ce49" table:formula="of:=([.P209]+[.Q209])-[.R209]" office:value-type="float" office:value="6">
            <text:p>6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209]+[.T209])-[.U209]" office:value-type="float" office:value="5">
            <text:p>5.00 </text:p>
          </table:table-cell>
          <table:table-cell table:number-columns-repeated="2" table:style-name="ce41"/>
          <table:table-cell table:style-name="ce49" table:formula="of:=([.V209]+[.W209])-[.X209]" office:value-type="float" office:value="5">
            <text:p>5.00 </text:p>
          </table:table-cell>
          <table:table-cell table:number-columns-repeated="2" table:style-name="ce41"/>
          <table:table-cell table:style-name="ce49" table:formula="of:=([.Y209]+[.Z209])-[.AA209]" office:value-type="float" office:value="5">
            <text:p>5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209]+[.AC209])-[.AD209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E209]+[.AF209])-[.AG209]" office:value-type="float" office:value="2">
            <text:p>2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AH209]+[.AI209])-[.AJ209]" office:value-type="float" office:value="1">
            <text:p>1.00 </text:p>
          </table:table-cell>
          <table:table-cell table:number-columns-repeated="2" table:style-name="ce41"/>
          <table:table-cell table:style-name="ce49" table:formula="of:=([.AK209]+[.AL209])-[.AM209]" office:value-type="float" office:value="1">
            <text:p>1.00 </text:p>
          </table:table-cell>
          <table:table-cell table:number-columns-repeated="984"/>
        </table:table-row>
        <table:table-row table:style-name="ro6">
          <table:table-cell table:style-name="ce9" office:value-type="float" office:value="341">
            <text:p>341</text:p>
          </table:table-cell>
          <table:table-cell table:style-name="ce20" office:value-type="string">
            <text:p>Ruler - Plastic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0]+[.E210])-[.F21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0]+[.H210])-[.I210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1">
            <text:p>1.00 </text:p>
          </table:table-cell>
          <table:table-cell table:style-name="ce49" table:formula="of:=([.J210]+[.K210])-[.L210]" office:value-type="float" office:value="4">
            <text:p>4.00 </text:p>
          </table:table-cell>
          <table:table-cell table:number-columns-repeated="2" table:style-name="ce41"/>
          <table:table-cell table:style-name="ce49" table:formula="of:=([.M210]+[.N210])-[.O210]" office:value-type="float" office:value="4">
            <text:p>4.00 </text:p>
          </table:table-cell>
          <table:table-cell table:number-columns-repeated="2" table:style-name="ce41"/>
          <table:table-cell table:style-name="ce49" table:formula="of:=([.P210]+[.Q210])-[.R210]" office:value-type="float" office:value="4">
            <text:p>4.00 </text:p>
          </table:table-cell>
          <table:table-cell table:number-columns-repeated="2" table:style-name="ce41"/>
          <table:table-cell table:style-name="ce49" table:formula="of:=([.S210]+[.T210])-[.U210]" office:value-type="float" office:value="4">
            <text:p>4.00 </text:p>
          </table:table-cell>
          <table:table-cell table:number-columns-repeated="2" table:style-name="ce41"/>
          <table:table-cell table:style-name="ce49" table:formula="of:=([.V210]+[.W210])-[.X210]" office:value-type="float" office:value="4">
            <text:p>4.00 </text:p>
          </table:table-cell>
          <table:table-cell table:number-columns-repeated="2" table:style-name="ce41"/>
          <table:table-cell table:style-name="ce49" table:formula="of:=([.Y210]+[.Z210])-[.AA210]" office:value-type="float" office:value="4">
            <text:p>4.00 </text:p>
          </table:table-cell>
          <table:table-cell table:number-columns-repeated="2" table:style-name="ce41"/>
          <table:table-cell table:style-name="ce49" table:formula="of:=([.AB210]+[.AC210])-[.AD210]" office:value-type="float" office:value="4">
            <text:p>4.00 </text:p>
          </table:table-cell>
          <table:table-cell table:number-columns-repeated="2" table:style-name="ce41"/>
          <table:table-cell table:style-name="ce49" table:formula="of:=([.AE210]+[.AF210])-[.AG210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210]+[.AI210])-[.AJ210]" office:value-type="float" office:value="2">
            <text:p>2.00 </text:p>
          </table:table-cell>
          <table:table-cell table:number-columns-repeated="2" table:style-name="ce41"/>
          <table:table-cell table:style-name="ce49" table:formula="of:=([.AK210]+[.AL210])-[.AM210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9" office:value-type="float" office:value="2632">
            <text:p>2632</text:p>
          </table:table-cell>
          <table:table-cell table:style-name="ce20" office:value-type="string">
            <text:p>Scissors - Symmetrical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1]+[.E211])-[.F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1]+[.H211])-[.I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1]+[.K211])-[.L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1]+[.N211])-[.O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1]+[.Q211])-[.R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11]+[.T211])-[.U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11]+[.W211])-[.X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11]+[.Z211])-[.AA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11]+[.AC211])-[.AD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1]+[.AF211])-[.AG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1]+[.AI211])-[.AJ21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1]+[.AL211])-[.AM21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39">
            <text:p>339</text:p>
          </table:table-cell>
          <table:table-cell table:style-name="ce20" office:value-type="string">
            <text:p>Sign Pen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2]+[.E212])-[.F21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2]+[.H212])-[.I21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2]+[.K212])-[.L212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2]+[.N212])-[.O212]" office:value-type="float" office:value="0">
            <text:p><text:s/>-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P212]+[.Q212])-[.R212]" office:value-type="float" office:value="2">
            <text:p>2.00 </text:p>
          </table:table-cell>
          <table:table-cell table:number-columns-repeated="2" table:style-name="ce41"/>
          <table:table-cell table:style-name="ce49" table:formula="of:=([.S212]+[.T212])-[.U212]" office:value-type="float" office:value="2">
            <text:p>2.00 </text:p>
          </table:table-cell>
          <table:table-cell table:number-columns-repeated="2" table:style-name="ce41"/>
          <table:table-cell table:style-name="ce49" table:formula="of:=([.V212]+[.W212])-[.X212]" office:value-type="float" office:value="2">
            <text:p>2.00 </text:p>
          </table:table-cell>
          <table:table-cell table:number-columns-repeated="2" table:style-name="ce41"/>
          <table:table-cell table:style-name="ce49" table:formula="of:=([.Y212]+[.Z212])-[.AA212]" office:value-type="float" office:value="2">
            <text:p>2.00 </text:p>
          </table:table-cell>
          <table:table-cell table:number-columns-repeated="2" table:style-name="ce41"/>
          <table:table-cell table:style-name="ce49" table:formula="of:=([.AB212]+[.AC212])-[.AD212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212]+[.AF212])-[.AG212]" office:value-type="float" office:value="0">
            <text:p><text:s/>- 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9" table:formula="of:=([.AH212]+[.AI212])-[.AJ212]" office:value-type="float" office:value="2">
            <text:p>2.00 </text:p>
          </table:table-cell>
          <table:table-cell table:number-columns-repeated="2" table:style-name="ce41"/>
          <table:table-cell table:style-name="ce49" table:formula="of:=([.AK212]+[.AL212])-[.AM212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9" office:value-type="float" office:value="342">
            <text:p>342</text:p>
          </table:table-cell>
          <table:table-cell table:style-name="ce20" office:value-type="string">
            <text:p>Stamp Pad - big 3-7/16 x 5-5/8</text:p>
          </table:table-cell>
          <table:table-cell table:style-name="ce35" office:value-type="string">
            <text:p>Piece</text:p>
          </table:table-cell>
          <table:table-cell table:style-name="ce41" office:value-type="float" office:value="3">
            <text:p>3.00 </text:p>
          </table:table-cell>
          <table:table-cell table:number-columns-repeated="2" table:style-name="ce41"/>
          <table:table-cell table:style-name="ce49" table:formula="of:=([.D213]+[.E213])-[.F213]" office:value-type="float" office:value="3">
            <text:p>3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G213]+[.H213])-[.I213]" office:value-type="float" office:value="8">
            <text:p>8.00 </text:p>
          </table:table-cell>
          <table:table-cell table:number-columns-repeated="2" table:style-name="ce41"/>
          <table:table-cell table:style-name="ce49" table:formula="of:=([.J213]+[.K213])-[.L213]" office:value-type="float" office:value="8">
            <text:p>8.00 </text:p>
          </table:table-cell>
          <table:table-cell table:number-columns-repeated="2" table:style-name="ce41"/>
          <table:table-cell table:style-name="ce49" table:formula="of:=([.M213]+[.N213])-[.O213]" office:value-type="float" office:value="8">
            <text:p>8.00 </text:p>
          </table:table-cell>
          <table:table-cell table:number-columns-repeated="2" table:style-name="ce41"/>
          <table:table-cell table:style-name="ce49" table:formula="of:=([.P213]+[.Q213])-[.R213]" office:value-type="float" office:value="8">
            <text:p>8.00 </text:p>
          </table:table-cell>
          <table:table-cell table:number-columns-repeated="2" table:style-name="ce41"/>
          <table:table-cell table:style-name="ce49" table:formula="of:=([.S213]+[.T213])-[.U213]" office:value-type="float" office:value="8">
            <text:p>8.00 </text:p>
          </table:table-cell>
          <table:table-cell table:number-columns-repeated="2" table:style-name="ce41"/>
          <table:table-cell table:style-name="ce49" table:formula="of:=([.V213]+[.W213])-[.X213]" office:value-type="float" office:value="8">
            <text:p>8.00 </text:p>
          </table:table-cell>
          <table:table-cell table:number-columns-repeated="2" table:style-name="ce41"/>
          <table:table-cell table:style-name="ce49" table:formula="of:=([.Y213]+[.Z213])-[.AA213]" office:value-type="float" office:value="8">
            <text:p>8.00 </text:p>
          </table:table-cell>
          <table:table-cell table:number-columns-repeated="2" table:style-name="ce41"/>
          <table:table-cell table:style-name="ce49" table:formula="of:=([.AB213]+[.AC213])-[.AD213]" office:value-type="float" office:value="8">
            <text:p>8.00 </text:p>
          </table:table-cell>
          <table:table-cell table:number-columns-repeated="2" table:style-name="ce41"/>
          <table:table-cell table:style-name="ce49" table:formula="of:=([.AE213]+[.AF213])-[.AG213]" office:value-type="float" office:value="8">
            <text:p>8.00 </text:p>
          </table:table-cell>
          <table:table-cell table:number-columns-repeated="2" table:style-name="ce41"/>
          <table:table-cell table:style-name="ce49" table:formula="of:=([.AH213]+[.AI213])-[.AJ213]" office:value-type="float" office:value="8">
            <text:p>8.00 </text:p>
          </table:table-cell>
          <table:table-cell table:number-columns-repeated="2" table:style-name="ce41"/>
          <table:table-cell table:style-name="ce49" table:formula="of:=([.AK213]+[.AL213])-[.AM213]" office:value-type="float" office:value="8">
            <text:p>8.00 </text:p>
          </table:table-cell>
          <table:table-cell table:number-columns-repeated="984"/>
        </table:table-row>
        <table:table-row table:style-name="ro6">
          <table:table-cell table:style-name="ce9" office:value-type="float" office:value="343">
            <text:p>343</text:p>
          </table:table-cell>
          <table:table-cell table:style-name="ce20" office:value-type="string">
            <text:p>Staple Wire Remover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4]+[.E214])-[.F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4]+[.H214])-[.I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4]+[.K214])-[.L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4]+[.N214])-[.O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4]+[.Q214])-[.R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14]+[.T214])-[.U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14]+[.W214])-[.X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14]+[.Z214])-[.AA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14]+[.AC214])-[.AD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4]+[.AF214])-[.AG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4]+[.AI214])-[.AJ21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4]+[.AL214])-[.AM21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10">
            <text:p>310</text:p>
          </table:table-cell>
          <table:table-cell table:style-name="ce20" office:value-type="string">
            <text:p>Staple wire, 5000 pcs</text:p>
          </table:table-cell>
          <table:table-cell table:style-name="ce35" office:value-type="string">
            <text:p>Box</text:p>
          </table:table-cell>
          <table:table-cell table:style-name="ce41" office:value-type="float" office:value="22">
            <text:p>22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D215]+[.E215])-[.F215]" office:value-type="float" office:value="19">
            <text:p>19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G215]+[.H215])-[.I215]" office:value-type="float" office:value="13">
            <text:p>13.00 </text:p>
          </table:table-cell>
          <table:table-cell table:style-name="ce41" office:value-type="float" office:value="20">
            <text:p>20.00 </text:p>
          </table:table-cell>
          <table:table-cell table:style-name="ce41" office:value-type="float" office:value="8">
            <text:p>8.00 </text:p>
          </table:table-cell>
          <table:table-cell table:style-name="ce49" table:formula="of:=([.J215]+[.K215])-[.L215]" office:value-type="float" office:value="25">
            <text:p>25.00 </text:p>
          </table:table-cell>
          <table:table-cell table:style-name="ce41"/>
          <table:table-cell table:style-name="ce41" office:value-type="float" office:value="8">
            <text:p>8.00 </text:p>
          </table:table-cell>
          <table:table-cell table:style-name="ce49" table:formula="of:=([.M215]+[.N215])-[.O215]" office:value-type="float" office:value="17">
            <text:p>17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7">
            <text:p>7.00 </text:p>
          </table:table-cell>
          <table:table-cell table:style-name="ce49" table:formula="of:=([.P215]+[.Q215])-[.R215]" office:value-type="float" office:value="13">
            <text:p>13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S215]+[.T215])-[.U215]" office:value-type="float" office:value="8">
            <text:p>8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8">
            <text:p>8.00 </text:p>
          </table:table-cell>
          <table:table-cell table:style-name="ce49" table:formula="of:=([.V215]+[.W215])-[.X215]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6">
            <text:p>6.00 </text:p>
          </table:table-cell>
          <table:table-cell table:style-name="ce49" table:formula="of:=([.Y215]+[.Z215])-[.AA215]" office:value-type="float" office:value="2">
            <text:p>2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AB215]+[.AC215])-[.AD215]" office:value-type="float" office:value="4">
            <text:p>4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E215]+[.AF215])-[.AG215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215]+[.AI215])-[.AJ21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5]+[.AL215])-[.AM215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34">
            <text:p>334</text:p>
          </table:table-cell>
          <table:table-cell table:style-name="ce20" office:value-type="string">
            <text:p>Steno Notebook, 50 sheets per pad</text:p>
          </table:table-cell>
          <table:table-cell table:style-name="ce35" office:value-type="string">
            <text:p>Piece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6]+[.E216])-[.F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6]+[.H216])-[.I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6]+[.K216])-[.L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6]+[.N216])-[.O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6]+[.Q216])-[.R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16]+[.T216])-[.U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16]+[.W216])-[.X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16]+[.Z216])-[.AA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16]+[.AC216])-[.AD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6]+[.AF216])-[.AG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6]+[.AI216])-[.AJ216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6]+[.AL216])-[.AM216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00">
            <text:p>300</text:p>
          </table:table-cell>
          <table:table-cell table:style-name="ce20" office:value-type="string">
            <text:p>Tape - Masking 1</text:p>
          </table:table-cell>
          <table:table-cell table:style-name="ce35" office:value-type="string">
            <text:p>Roll</text:p>
          </table:table-cell>
          <table:table-cell table:style-name="ce41" office:value-type="float" office:value="9">
            <text:p>9.00 </text:p>
          </table:table-cell>
          <table:table-cell table:style-name="ce41"/>
          <table:table-cell table:style-name="ce41" office:value-type="float" office:value="4">
            <text:p>4.00 </text:p>
          </table:table-cell>
          <table:table-cell table:style-name="ce49" table:formula="of:=([.D217]+[.E217])-[.F217]" office:value-type="float" office:value="5">
            <text:p>5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1">
            <text:p>1.00 </text:p>
          </table:table-cell>
          <table:table-cell table:style-name="ce49" table:formula="of:=([.G217]+[.H217])-[.I217]" office:value-type="float" office:value="14">
            <text:p>14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J217]+[.K217])-[.L217]" office:value-type="float" office:value="11">
            <text:p>11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M217]+[.N217])-[.O217]" office:value-type="float" office:value="10">
            <text:p>10.00 </text:p>
          </table:table-cell>
          <table:table-cell table:style-name="ce41"/>
          <table:table-cell table:style-name="ce41" office:value-type="float" office:value="4">
            <text:p>4.00 </text:p>
          </table:table-cell>
          <table:table-cell table:style-name="ce49" table:formula="of:=([.P217]+[.Q217])-[.R217]" office:value-type="float" office:value="6">
            <text:p>6.00 </text:p>
          </table:table-cell>
          <table:table-cell table:style-name="ce41"/>
          <table:table-cell table:style-name="ce41" office:value-type="float" office:value="4">
            <text:p>4.00 </text:p>
          </table:table-cell>
          <table:table-cell table:style-name="ce49" table:formula="of:=([.S217]+[.T217])-[.U217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4">
            <text:p>4.00 </text:p>
          </table:table-cell>
          <table:table-cell table:style-name="ce49" table:formula="of:=([.V217]+[.W217])-[.X217]" office:value-type="float" office:value="3">
            <text:p>3.00 </text:p>
          </table:table-cell>
          <table:table-cell table:style-name="ce41" office:value-type="float" office:value="10">
            <text:p>10.00 </text:p>
          </table:table-cell>
          <table:table-cell table:style-name="ce41"/>
          <table:table-cell table:style-name="ce49" table:formula="of:=([.Y217]+[.Z217])-[.AA217]" office:value-type="float" office:value="13">
            <text:p>13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B217]+[.AC217])-[.AD217]" office:value-type="float" office:value="10">
            <text:p>10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AE217]+[.AF217])-[.AG217]" office:value-type="float" office:value="4">
            <text:p>4.00 </text:p>
          </table:table-cell>
          <table:table-cell table:number-columns-repeated="2" table:style-name="ce41"/>
          <table:table-cell table:style-name="ce49" table:formula="of:=([.AH217]+[.AI217])-[.AJ217]" office:value-type="float" office:value="4">
            <text:p>4.00 </text:p>
          </table:table-cell>
          <table:table-cell table:number-columns-repeated="2" table:style-name="ce41"/>
          <table:table-cell table:style-name="ce49" table:formula="of:=([.AK217]+[.AL217])-[.AM217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9" office:value-type="float" office:value="301">
            <text:p>301</text:p>
          </table:table-cell>
          <table:table-cell table:style-name="ce20" office:value-type="string">
            <text:p>Tape - Transparent 1</text:p>
          </table:table-cell>
          <table:table-cell table:style-name="ce35" office:value-type="string">
            <text:p>Roll</text:p>
          </table:table-cell>
          <table:table-cell table:style-name="ce41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218]+[.E218])-[.F2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8]+[.H218])-[.I2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8]+[.K218])-[.L2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8]+[.N218])-[.O218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8]+[.Q218])-[.R218]" office:value-type="float" office:value="0">
            <text:p><text:s/>-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3">
            <text:p>3.00 </text:p>
          </table:table-cell>
          <table:table-cell table:style-name="ce49" table:formula="of:=([.S218]+[.T218])-[.U218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V218]+[.W218])-[.X218]" office:value-type="float" office:value="0">
            <text:p><text:s/>- </text:p>
          </table:table-cell>
          <table:table-cell table:style-name="ce41" office:value-type="float" office:value="10">
            <text:p>10.00 </text:p>
          </table:table-cell>
          <table:table-cell table:style-name="ce41"/>
          <table:table-cell table:style-name="ce49" table:formula="of:=([.Y218]+[.Z218])-[.AA218]" office:value-type="float" office:value="10">
            <text:p>10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B218]+[.AC218])-[.AD218]" office:value-type="float" office:value="8">
            <text:p>8.00 </text:p>
          </table:table-cell>
          <table:table-cell table:style-name="ce41"/>
          <table:table-cell table:style-name="ce41" office:value-type="float" office:value="6">
            <text:p>6.00 </text:p>
          </table:table-cell>
          <table:table-cell table:style-name="ce49" table:formula="of:=([.AE218]+[.AF218])-[.AG218]" office:value-type="float" office:value="2">
            <text:p>2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5">
            <text:p>5.00 </text:p>
          </table:table-cell>
          <table:table-cell table:style-name="ce49" table:formula="of:=([.AH218]+[.AI218])-[.AJ218]" office:value-type="float" office:value="7">
            <text:p>7.00 </text:p>
          </table:table-cell>
          <table:table-cell table:number-columns-repeated="2" table:style-name="ce41"/>
          <table:table-cell table:style-name="ce49" table:formula="of:=([.AK218]+[.AL218])-[.AM218]" office:value-type="float" office:value="7">
            <text:p>7.00 </text:p>
          </table:table-cell>
          <table:table-cell table:number-columns-repeated="984"/>
        </table:table-row>
        <table:table-row table:style-name="ro6">
          <table:table-cell table:style-name="ce9" office:value-type="float" office:value="2666">
            <text:p>2666</text:p>
          </table:table-cell>
          <table:table-cell table:style-name="ce20" office:value-type="string">
            <text:p>Tape - Transparent,48mm</text:p>
          </table:table-cell>
          <table:table-cell table:style-name="ce35" office:value-type="string">
            <text:p>Roll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19]+[.E219])-[.F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19]+[.H219])-[.I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19]+[.K219])-[.L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19]+[.N219])-[.O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19]+[.Q219])-[.R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19]+[.T219])-[.U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19]+[.W219])-[.X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19]+[.Z219])-[.AA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19]+[.AC219])-[.AD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19]+[.AF219])-[.AG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19]+[.AI219])-[.AJ219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19]+[.AL219])-[.AM219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2758">
            <text:p>2758</text:p>
          </table:table-cell>
          <table:table-cell table:style-name="ce20" office:value-type="string">
            <text:p>Tissue Paper, Jumbo Roll</text:p>
          </table:table-cell>
          <table:table-cell table:style-name="ce35" office:value-type="string">
            <text:p>Roll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20]+[.E220])-[.F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0]+[.H220])-[.I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0]+[.K220])-[.L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0]+[.N220])-[.O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20]+[.Q220])-[.R220]" office:value-type="float" office:value="0">
            <text:p><text:s/>- </text:p>
          </table:table-cell>
          <table:table-cell table:style-name="ce41" office:value-type="float" office:value="480">
            <text:p>480.00 </text:p>
          </table:table-cell>
          <table:table-cell table:style-name="ce41" office:value-type="float" office:value="95">
            <text:p>95.00 </text:p>
          </table:table-cell>
          <table:table-cell table:style-name="ce49" table:formula="of:=([.S220]+[.T220])-[.U220]" office:value-type="float" office:value="385">
            <text:p>385.00 </text:p>
          </table:table-cell>
          <table:table-cell table:style-name="ce41"/>
          <table:table-cell table:style-name="ce41" office:value-type="float" office:value="200">
            <text:p>200.00 </text:p>
          </table:table-cell>
          <table:table-cell table:style-name="ce49" table:formula="of:=([.V220]+[.W220])-[.X220]" office:value-type="float" office:value="185">
            <text:p>185.00 </text:p>
          </table:table-cell>
          <table:table-cell table:style-name="ce41"/>
          <table:table-cell table:style-name="ce41" office:value-type="float" office:value="161">
            <text:p>161.00 </text:p>
          </table:table-cell>
          <table:table-cell table:style-name="ce49" table:formula="of:=([.Y220]+[.Z220])-[.AA220]" office:value-type="float" office:value="24">
            <text:p>24.00 </text:p>
          </table:table-cell>
          <table:table-cell table:style-name="ce41"/>
          <table:table-cell table:style-name="ce41" office:value-type="float" office:value="24">
            <text:p>24.00 </text:p>
          </table:table-cell>
          <table:table-cell table:style-name="ce49" table:formula="of:=([.AB220]+[.AC220])-[.AD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20]+[.AF220])-[.AG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20]+[.AI220])-[.AJ220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0]+[.AL220])-[.AM220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11">
            <text:p>311</text:p>
          </table:table-cell>
          <table:table-cell table:style-name="ce20" office:value-type="string">
            <text:p>Twine - Plastic</text:p>
          </table:table-cell>
          <table:table-cell table:style-name="ce35" office:value-type="string">
            <text:p>Roll</text:p>
          </table:table-cell>
          <table:table-cell table:style-name="ce41" office:value-type="float" office:value="0">
            <text:p><text:s/>- </text:p>
          </table:table-cell>
          <table:table-cell table:number-columns-repeated="2" table:style-name="ce41"/>
          <table:table-cell table:style-name="ce49" table:formula="of:=([.D221]+[.E221])-[.F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1]+[.H221])-[.I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1]+[.K221])-[.L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1]+[.N221])-[.O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21]+[.Q221])-[.R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21]+[.T221])-[.U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21]+[.W221])-[.X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21]+[.Z221])-[.AA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21]+[.AC221])-[.AD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21]+[.AF221])-[.AG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21]+[.AI221])-[.AJ221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1]+[.AL221])-[.AM221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 office:value-type="float" office:value="344">
            <text:p>344</text:p>
          </table:table-cell>
          <table:table-cell table:style-name="ce20" office:value-type="string">
            <text:p>Waste Basket</text:p>
          </table:table-cell>
          <table:table-cell table:style-name="ce35" office:value-type="string">
            <text:p>Piece</text:p>
          </table:table-cell>
          <table:table-cell table:style-name="ce41" office:value-type="float" office:value="9">
            <text:p>9.00 </text:p>
          </table:table-cell>
          <table:table-cell table:number-columns-repeated="2" table:style-name="ce41"/>
          <table:table-cell table:style-name="ce49" table:formula="of:=([.D222]+[.E222])-[.F222]" office:value-type="float" office:value="9">
            <text:p>9.00 </text:p>
          </table:table-cell>
          <table:table-cell table:number-columns-repeated="2" table:style-name="ce41"/>
          <table:table-cell table:style-name="ce49" table:formula="of:=([.G222]+[.H222])-[.I222]" office:value-type="float" office:value="9">
            <text:p>9.00 </text:p>
          </table:table-cell>
          <table:table-cell table:number-columns-repeated="2" table:style-name="ce41"/>
          <table:table-cell table:style-name="ce49" table:formula="of:=([.J222]+[.K222])-[.L222]" office:value-type="float" office:value="9">
            <text:p>9.00 </text:p>
          </table:table-cell>
          <table:table-cell table:number-columns-repeated="2" table:style-name="ce41"/>
          <table:table-cell table:style-name="ce49" table:formula="of:=([.M222]+[.N222])-[.O222]" office:value-type="float" office:value="9">
            <text:p>9.00 </text:p>
          </table:table-cell>
          <table:table-cell table:number-columns-repeated="2" table:style-name="ce41"/>
          <table:table-cell table:style-name="ce49" table:formula="of:=([.P222]+[.Q222])-[.R222]" office:value-type="float" office:value="9">
            <text:p>9.00 </text:p>
          </table:table-cell>
          <table:table-cell table:number-columns-repeated="2" table:style-name="ce41"/>
          <table:table-cell table:style-name="ce49" table:formula="of:=([.S222]+[.T222])-[.U222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V222]+[.W222])-[.X222]" office:value-type="float" office:value="8">
            <text:p>8.00 </text:p>
          </table:table-cell>
          <table:table-cell table:number-columns-repeated="2" table:style-name="ce41"/>
          <table:table-cell table:style-name="ce49" table:formula="of:=([.Y222]+[.Z222])-[.AA222]" office:value-type="float" office:value="8">
            <text:p>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B222]+[.AC222])-[.AD222]" office:value-type="float" office:value="5">
            <text:p>5.00 </text:p>
          </table:table-cell>
          <table:table-cell table:style-name="ce41" office:value-type="float" office:value="5">
            <text:p>5.00 </text:p>
          </table:table-cell>
          <table:table-cell table:style-name="ce41"/>
          <table:table-cell table:style-name="ce49" table:formula="of:=([.AE222]+[.AF222])-[.AG222]" office:value-type="float" office:value="10">
            <text:p>10.00 </text:p>
          </table:table-cell>
          <table:table-cell table:number-columns-repeated="2" table:style-name="ce41"/>
          <table:table-cell table:style-name="ce49" table:formula="of:=([.AH222]+[.AI222])-[.AJ222]" office:value-type="float" office:value="10">
            <text:p>10.00 </text:p>
          </table:table-cell>
          <table:table-cell table:number-columns-repeated="2" table:style-name="ce41"/>
          <table:table-cell table:style-name="ce49" table:formula="of:=([.AK222]+[.AL222])-[.AM222]" office:value-type="float" office:value="10">
            <text:p>10.00 </text:p>
          </table:table-cell>
          <table:table-cell table:number-columns-repeated="984"/>
        </table:table-row>
        <table:table-row table:style-name="ro6">
          <table:table-cell table:style-name="ce10" office:value-type="string">
            <text:p>Other Supplies not inluded in the list</text:p>
          </table:table-cell>
          <table:table-cell table:style-name="ce20"/>
          <table:table-cell table:style-name="ce35"/>
          <table:table-cell table:number-columns-repeated="3" table:style-name="ce41"/>
          <table:table-cell table:style-name="ce49" table:formula="of:=([.D223]+[.E223])-[.F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3]+[.H223])-[.I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3]+[.K223])-[.L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3]+[.N223])-[.O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23]+[.Q223])-[.R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23]+[.T223])-[.U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23]+[.W223])-[.X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23]+[.Z223])-[.AA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23]+[.AC223])-[.AD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23]+[.AF223])-[.AG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23]+[.AI223])-[.AJ223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3]+[.AL223])-[.AM223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/>
          <table:table-cell table:style-name="ce27" office:value-type="string">
            <text:p>Marking pen – Black</text:p>
          </table:table-cell>
          <table:table-cell table:style-name="ce12" office:value-type="string">
            <text:p>Piece</text:p>
          </table:table-cell>
          <table:table-cell table:style-name="ce42"/>
          <table:table-cell table:number-columns-repeated="2" table:style-name="ce41"/>
          <table:table-cell table:style-name="ce49" table:formula="of:=([.D224]+[.E224])-[.F22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4]+[.H224])-[.I22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4]+[.K224])-[.L22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4]+[.N224])-[.O224]" office:value-type="float" office:value="0">
            <text:p><text:s/>- </text:p>
          </table:table-cell>
          <table:table-cell table:style-name="ce41" office:value-type="float" office:value="11">
            <text:p>11.00 </text:p>
          </table:table-cell>
          <table:table-cell table:style-name="ce41" office:value-type="float" office:value="2">
            <text:p>2.00 </text:p>
          </table:table-cell>
          <table:table-cell table:style-name="ce49" table:formula="of:=([.P224]+[.Q224])-[.R224]" office:value-type="float" office:value="9">
            <text:p>9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224]+[.T224])-[.U224]" office:value-type="float" office:value="8">
            <text:p>8.00 </text:p>
          </table:table-cell>
          <table:table-cell table:number-columns-repeated="2" table:style-name="ce41"/>
          <table:table-cell table:style-name="ce49" table:formula="of:=([.V224]+[.W224])-[.X224]" office:value-type="float" office:value="8">
            <text:p>8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Y224]+[.Z224])-[.AA224]" office:value-type="float" office:value="5">
            <text:p>5.00 </text:p>
          </table:table-cell>
          <table:table-cell table:number-columns-repeated="2" table:style-name="ce41"/>
          <table:table-cell table:style-name="ce49" table:formula="of:=([.AB224]+[.AC224])-[.AD224]" office:value-type="float" office:value="5">
            <text:p>5.00 </text:p>
          </table:table-cell>
          <table:table-cell table:style-name="ce41"/>
          <table:table-cell table:style-name="ce41" office:value-type="float" office:value="3">
            <text:p>3.00 </text:p>
          </table:table-cell>
          <table:table-cell table:style-name="ce49" table:formula="of:=([.AE224]+[.AF224])-[.AG224]" office:value-type="float" office:value="2">
            <text:p>2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AH224]+[.AI224])-[.AJ224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4]+[.AL224])-[.AM224]" office:value-type="float" office:value="0">
            <text:p><text:s/>- </text:p>
          </table:table-cell>
          <table:table-cell table:number-columns-repeated="984"/>
        </table:table-row>
        <table:table-row table:style-name="ro6">
          <table:table-cell table:style-name="ce9"/>
          <table:table-cell table:style-name="ce26" office:value-type="string">
            <text:p>Marking pen – Red</text:p>
          </table:table-cell>
          <table:table-cell table:style-name="ce12" office:value-type="string">
            <text:p>Piece</text:p>
          </table:table-cell>
          <table:table-cell table:style-name="ce42"/>
          <table:table-cell table:number-columns-repeated="2" table:style-name="ce41"/>
          <table:table-cell table:style-name="ce49" table:formula="of:=([.D225]+[.E225])-[.F2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5]+[.H225])-[.I2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5]+[.K225])-[.L225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5]+[.N225])-[.O225]" office:value-type="float" office:value="0">
            <text:p><text:s/>- </text:p>
          </table:table-cell>
          <table:table-cell table:style-name="ce41" office:value-type="float" office:value="4">
            <text:p>4.00 </text:p>
          </table:table-cell>
          <table:table-cell table:style-name="ce41"/>
          <table:table-cell table:style-name="ce49" table:formula="of:=([.P225]+[.Q225])-[.R225]" office:value-type="float" office:value="4">
            <text:p>4.00 </text:p>
          </table:table-cell>
          <table:table-cell table:number-columns-repeated="2" table:style-name="ce41"/>
          <table:table-cell table:style-name="ce49" table:formula="of:=([.S225]+[.T225])-[.U225]" office:value-type="float" office:value="4">
            <text:p>4.00 </text:p>
          </table:table-cell>
          <table:table-cell table:number-columns-repeated="2" table:style-name="ce41"/>
          <table:table-cell table:style-name="ce49" table:formula="of:=([.V225]+[.W225])-[.X225]" office:value-type="float" office:value="4">
            <text:p>4.00 </text:p>
          </table:table-cell>
          <table:table-cell table:number-columns-repeated="2" table:style-name="ce41"/>
          <table:table-cell table:style-name="ce49" table:formula="of:=([.Y225]+[.Z225])-[.AA225]" office:value-type="float" office:value="4">
            <text:p>4.00 </text:p>
          </table:table-cell>
          <table:table-cell table:number-columns-repeated="2" table:style-name="ce41"/>
          <table:table-cell table:style-name="ce49" table:formula="of:=([.AB225]+[.AC225])-[.AD225]" office:value-type="float" office:value="4">
            <text:p>4.00 </text:p>
          </table:table-cell>
          <table:table-cell table:number-columns-repeated="2" table:style-name="ce41"/>
          <table:table-cell table:style-name="ce49" table:formula="of:=([.AE225]+[.AF225])-[.AG225]" office:value-type="float" office:value="4">
            <text:p>4.00 </text:p>
          </table:table-cell>
          <table:table-cell table:number-columns-repeated="2" table:style-name="ce41"/>
          <table:table-cell table:style-name="ce49" table:formula="of:=([.AH225]+[.AI225])-[.AJ225]" office:value-type="float" office:value="4">
            <text:p>4.00 </text:p>
          </table:table-cell>
          <table:table-cell table:number-columns-repeated="2" table:style-name="ce41"/>
          <table:table-cell table:style-name="ce49" table:formula="of:=([.AK225]+[.AL225])-[.AM225]" office:value-type="float" office:value="4">
            <text:p>4.00 </text:p>
          </table:table-cell>
          <table:table-cell table:number-columns-repeated="984"/>
        </table:table-row>
        <table:table-row table:style-name="ro6">
          <table:table-cell table:style-name="ce15" office:value-type="float" office:value="2537">
            <text:p>2537</text:p>
          </table:table-cell>
          <table:table-cell table:style-name="ce27" office:value-type="string">
            <text:p>Packaging tape 2”</text:p>
          </table:table-cell>
          <table:table-cell table:style-name="ce12" office:value-type="string">
            <text:p>Roll</text:p>
          </table:table-cell>
          <table:table-cell table:style-name="ce43" office:value-type="float" office:value="5">
            <text:p>5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D226]+[.E226])-[.F226]" office:value-type="float" office:value="3">
            <text:p>3.00 </text:p>
          </table:table-cell>
          <table:table-cell table:style-name="ce41"/>
          <table:table-cell table:style-name="ce41" office:value-type="float" office:value="2">
            <text:p>2.00 </text:p>
          </table:table-cell>
          <table:table-cell table:style-name="ce49" table:formula="of:=([.G226]+[.H226])-[.I226]" office:value-type="float" office:value="1">
            <text:p>1.00 </text:p>
          </table:table-cell>
          <table:table-cell table:number-columns-repeated="2" table:style-name="ce41"/>
          <table:table-cell table:style-name="ce49" table:formula="of:=([.J226]+[.K226])-[.L226]" office:value-type="float" office:value="1">
            <text:p>1.00 </text:p>
          </table:table-cell>
          <table:table-cell table:number-columns-repeated="2" table:style-name="ce41"/>
          <table:table-cell table:style-name="ce49" table:formula="of:=([.M226]+[.N226])-[.O226]" office:value-type="float" office:value="1">
            <text:p>1.00 </text:p>
          </table:table-cell>
          <table:table-cell table:style-name="ce41" office:value-type="float" office:value="3">
            <text:p>3.00 </text:p>
          </table:table-cell>
          <table:table-cell table:style-name="ce41" office:value-type="float" office:value="1">
            <text:p>1.00 </text:p>
          </table:table-cell>
          <table:table-cell table:style-name="ce49" table:formula="of:=([.P226]+[.Q226])-[.R226]" office:value-type="float" office:value="3">
            <text:p>3.00 </text:p>
          </table:table-cell>
          <table:table-cell table:style-name="ce41"/>
          <table:table-cell table:style-name="ce41" office:value-type="float" office:value="1">
            <text:p>1.00 </text:p>
          </table:table-cell>
          <table:table-cell table:style-name="ce49" table:formula="of:=([.S226]+[.T226])-[.U226]" office:value-type="float" office:value="2">
            <text:p>2.00 </text:p>
          </table:table-cell>
          <table:table-cell table:style-name="ce41" office:value-type="float" office:value="5">
            <text:p>5.00 </text:p>
          </table:table-cell>
          <table:table-cell table:style-name="ce41" office:value-type="float" office:value="6">
            <text:p>6.00 </text:p>
          </table:table-cell>
          <table:table-cell table:style-name="ce49" table:formula="of:=([.V226]+[.W226])-[.X226]" office:value-type="float" office:value="1">
            <text:p>1.00 </text:p>
          </table:table-cell>
          <table:table-cell table:style-name="ce41" office:value-type="float" office:value="10">
            <text:p>10.00 </text:p>
          </table:table-cell>
          <table:table-cell table:style-name="ce41" office:value-type="float" office:value="4">
            <text:p>4.00 </text:p>
          </table:table-cell>
          <table:table-cell table:style-name="ce49" table:formula="of:=([.Y226]+[.Z226])-[.AA226]" office:value-type="float" office:value="7">
            <text:p>7.00 </text:p>
          </table:table-cell>
          <table:table-cell table:number-columns-repeated="2" table:style-name="ce41"/>
          <table:table-cell table:style-name="ce49" table:formula="of:=([.AB226]+[.AC226])-[.AD226]" office:value-type="float" office:value="7">
            <text:p>7.00 </text:p>
          </table:table-cell>
          <table:table-cell table:style-name="ce41"/>
          <table:table-cell table:style-name="ce41" office:value-type="float" office:value="5">
            <text:p>5.00 </text:p>
          </table:table-cell>
          <table:table-cell table:style-name="ce49" table:formula="of:=([.AE226]+[.AF226])-[.AG226]" office:value-type="float" office:value="2">
            <text:p>2.00 </text:p>
          </table:table-cell>
          <table:table-cell table:number-columns-repeated="2" table:style-name="ce41"/>
          <table:table-cell table:style-name="ce49" table:formula="of:=([.AH226]+[.AI226])-[.AJ226]" office:value-type="float" office:value="2">
            <text:p>2.00 </text:p>
          </table:table-cell>
          <table:table-cell table:number-columns-repeated="2" table:style-name="ce41"/>
          <table:table-cell table:style-name="ce49" table:formula="of:=([.AK226]+[.AL226])-[.AM226]" office:value-type="float" office:value="2">
            <text:p>2.00 </text:p>
          </table:table-cell>
          <table:table-cell table:number-columns-repeated="984"/>
        </table:table-row>
        <table:table-row table:style-name="ro6">
          <table:table-cell table:style-name="ce9" office:value-type="float" office:value="282">
            <text:p>282</text:p>
          </table:table-cell>
          <table:table-cell table:style-name="ce20" office:value-type="string">
            <text:p>Disposable Mask</text:p>
          </table:table-cell>
          <table:table-cell table:style-name="ce35" office:value-type="string">
            <text:p>Piece</text:p>
          </table:table-cell>
          <table:table-cell table:number-columns-repeated="3" table:style-name="ce41"/>
          <table:table-cell table:style-name="ce49" table:formula="of:=([.D227]+[.E227])-[.F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G227]+[.H227])-[.I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J227]+[.K227])-[.L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M227]+[.N227])-[.O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P227]+[.Q227])-[.R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S227]+[.T227])-[.U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V227]+[.W227])-[.X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Y227]+[.Z227])-[.AA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B227]+[.AC227])-[.AD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E227]+[.AF227])-[.AG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H227]+[.AI227])-[.AJ227]" office:value-type="float" office:value="0">
            <text:p><text:s/>- </text:p>
          </table:table-cell>
          <table:table-cell table:number-columns-repeated="2" table:style-name="ce41"/>
          <table:table-cell table:style-name="ce49" table:formula="of:=([.AK227]+[.AL227])-[.AM227]" office:value-type="float" office:value="0">
            <text:p><text:s/>- </text:p>
          </table:table-cell>
          <table:table-cell table:number-columns-repeated="984"/>
        </table:table-row>
        <table:table-row table:style-name="ro1" table:number-rows-repeated="904">
          <table:table-cell table:number-columns-repeated="1024"/>
        </table:table-row>
        <table:table-row table:style-name="ro1">
          <table:table-cell table:number-columns-repeated="3"/>
          <table:table-cell/>
          <table:table-cell table:number-columns-repeated="1020"/>
        </table:table-row>
        <table:table-row table:style-name="ro1" table:number-rows-repeated="10474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2025'.$A$1" table:cell-range-address="$2025_2.$A$1:.$G$227"/>
          <table:named-range table:name="_xlnm.Print_Area" table:base-cell-address="$'2025'.$A$1" table:cell-range-address="$2025_2.$A$1:.$G$227" table:range-usable-as="print-range"/>
        </table:named-expressions>
      </table:table>
      <table:named-expressions/>
      <table:database-ranges>
        <table:database-range table:name="_xlnm._FilterDatabase" table:target-range-address="'2025'.A1:'2025'.G227"/>
        <table:database-range table:target-range-address="'2025'.A77:'2025'.AMJ7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2" svg:font-family="Calibri2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n" number:country="PH">
      <number:number number:min-integer-digits="1"/>
    </number:number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(</number:text>
      <number:number number:decimal-places="2" number:min-integer-digits="1" number:grouping="true"/>
      <number:text>)</number:text>
    </number:number-style>
    <number:number-style style:name="N109">
      <number:text> -</number:text>
      <number:number number:decimal-places="0" number:min-integer-digits="0"/>
      <number:text> </number:text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 number:grouping="true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text>-</number:text>
    </number:number-style>
    <number:number-style style:name="N121">
      <number:text>-</number:text>
      <number:number number:min-integer-digits="1"/>
      <number:text/>
    </number:number-style>
    <number:number-style style:name="N8107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7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8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0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1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n" number:country="PH">
      <number:month/>
      <number:text>-</number:text>
      <number:day/>
      <number:text>-</number:text>
      <number:year number:style="long"/>
    </number:date-style>
    <number:date-style style:name="N8113" number:language="en" number:country="PH">
      <number:day/>
      <number:text>-</number:text>
      <number:month number:textual="true"/>
      <number:text>-</number:text>
      <number:year/>
    </number:date-style>
    <number:date-style style:name="N8114" number:language="en" number:country="PH">
      <number:day/>
      <number:text>-</number:text>
      <number:month number:textual="true"/>
    </number:date-style>
    <number:date-style style:name="N8115" number:language="en" number:country="PH">
      <number:month number:textual="true"/>
      <number:text>-</number:text>
      <number:year/>
    </number:date-style>
    <number:time-style style:name="N8116" number:language="en" number:country="PH">
      <number:hours/>
      <number:text>:</number:text>
      <number:minutes number:style="long"/>
      <number:text> </number:text>
      <number:am-pm/>
    </number:time-style>
    <number:time-style style:name="N8117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en" number:country="PH">
      <number:hours/>
      <number:text>:</number:text>
      <number:minutes number:style="long"/>
    </number:time-style>
    <number:time-style style:name="N8119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8120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en" number:country="PH">
      <number:number number:decimal-places="0" number:min-integer-digits="1" number:grouping="true"/>
      <number:text> </number:text>
    </number:number-style>
    <number:number-style style:name="N8122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en" number:country="PH">
      <number:number number:decimal-places="0" number:min-integer-digits="1" number:grouping="true"/>
      <number:text> </number:text>
    </number:number-style>
    <number:number-style style:name="N8123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en" number:country="PH">
      <number:number number:decimal-places="2" number:min-integer-digits="1" number:grouping="true"/>
      <number:text> </number:text>
    </number:number-style>
    <number:number-style style:name="N8125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PH">
      <number:number number:decimal-places="2" number:min-integer-digits="1" number:grouping="true"/>
      <number:text> </number:text>
    </number:number-style>
    <number:number-style style:name="N8126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9P0" style:volatile="true" number:language="en" number:country="PH">
      <number:number number:decimal-places="0" number:min-integer-digits="1" number:grouping="true"/>
      <number:text> </number:text>
    </number:number-style>
    <number:number-style style:name="N8129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29P2" style:volatile="true" number:language="en" number:country="PH">
      <number:text> - </number:text>
    </number:number-style>
    <number:text-style style:name="N8129" number:language="en" number:country="P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PH">
      <number:text> Php- </number:text>
    </number:number-style>
    <number:text-style style:name="N8133" number:language="en" number:country="P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en" number:country="PH">
      <number:number number:decimal-places="2" number:min-integer-digits="1" number:grouping="true"/>
      <number:text> </number:text>
    </number:number-style>
    <number:number-style style:name="N8136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36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36" number:language="en" number:country="PH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40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40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40" number:language="en" number:country="PH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en" number:country="PH">
      <number:minutes number:style="long"/>
      <number:text>:</number:text>
      <number:seconds number:style="long"/>
    </number:time-style>
    <number:time-style style:name="N8142" number:language="en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en" number:country="PH">
      <number:minutes number:style="long"/>
      <number:text>:</number:text>
      <number:seconds number:style="long" number:decimal-places="1"/>
    </number:time-style>
    <number:number-style style:name="N8144" number:language="en" number:country="PH">
      <number:scientific-number number:decimal-places="1" number:min-integer-digits="3" number:min-exponent-digits="1"/>
    </number:number-style>
    <number:currency-style style:name="N8145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16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9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currency-style style:name="N16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2P0"/>
    </number:currency-style>
    <number:date-style style:name="N16123" number:language="en" number:country="US">
      <number:month/>
      <number:text>/</number:text>
      <number:day/>
      <number:text>/</number:text>
      <number:year number:style="long"/>
    </number:date-style>
    <number:date-style style:name="N16124" number:language="en" number:country="US">
      <number:day/>
      <number:text>-</number:text>
      <number:month number:textual="true"/>
      <number:text>-</number:text>
      <number:year/>
    </number:date-style>
    <number:date-style style:name="N16125" number:language="en" number:country="US">
      <number:day/>
      <number:text>-</number:text>
      <number:month number:textual="true"/>
    </number:date-style>
    <number:date-style style:name="N16126" number:language="en" number:country="US">
      <number:month number:textual="true"/>
      <number:text>-</number:text>
      <number:year/>
    </number:date-style>
    <number:time-style style:name="N16127" number:language="en" number:country="US">
      <number:hours/>
      <number:text>:</number:text>
      <number:minute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9" number:language="en" number:country="US">
      <number:hours/>
      <number:text>:</number:text>
      <number:minutes number:style="long"/>
    </number:time-style>
    <number:time-style style:name="N16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4P0" style:volatile="true" number:language="en" number:country="US">
      <number:number number:decimal-places="0" number:min-integer-digits="1" number:grouping="true"/>
      <number:text> </number:text>
    </number:number-style>
    <number:number-style style:name="N16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4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7P0" style:volatile="true" number:language="en" number:country="US">
      <number:number number:decimal-places="2" number:min-integer-digits="1" number:grouping="true"/>
      <number:text> </number:text>
    </number:number-style>
    <number:number-style style:name="N16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7P0"/>
    </number:number-style>
    <number:number-style style:name="N16140P0" style:volatile="true" number:language="en" number:country="US">
      <number:number number:decimal-places="0" number:min-integer-digits="1" number:grouping="true"/>
      <number:text> </number:text>
    </number:number-style>
    <number:number-style style:name="N16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40P2" style:volatile="true" number:language="en" number:country="US">
      <number:text> - </number:text>
    </number:number-style>
    <number:text-style style:name="N16140" number:language="en" number:country="US">
      <number:text-content/>
      <number:text> </number:text>
      <style:map style:condition="value()&gt;0" style:apply-style-name="N16140P0"/>
      <style:map style:condition="value()&lt;0" style:apply-style-name="N16140P1"/>
      <style:map style:condition="value()=0" style:apply-style-name="N16140P2"/>
    </number:text-style>
    <number:currency-style style:name="N16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3P2" style:volatile="true" number:language="en" number:country="US">
      <number:currency-symbol/>
      <number:text>- </number:text>
    </number:currency-style>
    <number:text-style style:name="N16143" number:language="en" number:country="US">
      <number:text-content/>
      <number:text> </number:text>
      <style:map style:condition="value()&gt;0" style:apply-style-name="N16143P0"/>
      <style:map style:condition="value()&lt;0" style:apply-style-name="N16143P1"/>
      <style:map style:condition="value()=0" style:apply-style-name="N16143P2"/>
    </number:text-style>
    <number:number-style style:name="N16146P0" style:volatile="true" number:language="en" number:country="US">
      <number:number number:decimal-places="2" number:min-integer-digits="1" number:grouping="true"/>
      <number:text> </number:text>
    </number:number-style>
    <number:number-style style:name="N16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6" number:language="en" number:country="US">
      <number:text-content/>
      <number:text> </number:text>
      <style:map style:condition="value()&gt;0" style:apply-style-name="N16146P0"/>
      <style:map style:condition="value()&lt;0" style:apply-style-name="N16146P1"/>
      <style:map style:condition="value()=0" style:apply-style-name="N16146P2"/>
    </number:text-style>
    <number:currency-style style:name="N16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9" number:language="en" number:country="US">
      <number:text-content/>
      <number:text> </number:text>
      <style:map style:condition="value()&gt;0" style:apply-style-name="N16149P0"/>
      <style:map style:condition="value()&lt;0" style:apply-style-name="N16149P1"/>
      <style:map style:condition="value()=0" style:apply-style-name="N16149P2"/>
    </number:text-style>
    <number:time-style style:name="N16150" number:language="en" number:country="US">
      <number:minutes number:style="long"/>
      <number:text>:</number:text>
      <number:seconds number:style="long"/>
    </number:time-style>
    <number:time-style style:name="N16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2" number:language="en" number:country="US">
      <number:minutes number:style="long"/>
      <number:text>:</number:text>
      <number:seconds number:style="long" number:decimal-places="1"/>
    </number:time-style>
    <number:number-style style:name="N16153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3" style:display-name="Excel Built-in 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Excel_20_Built-in_20_Comma" style:display-name="Excel Built-in Comma" style:family="table-cell" style:parent-style-name="Excel_20_Built-in_20_Normal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-X="1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2">12-12-2025</text:date>, <text:time>13:5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25" style:display-name="PageStyle_202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2T13:54:11.82</dc:date>
    <meta:generator>OpenOffice/4.1.2$Win32 OpenOffice.org_project/412m3$Build-9782</meta:generator>
    <meta:editing-duration>P3DT1H20M5S</meta:editing-duration>
    <meta:editing-cycles>44</meta:editing-cycles>
    <meta:print-date>2025-11-25T09:02:38.42</meta:print-date>
    <meta:document-statistic meta:table-count="2" meta:cell-count="17038" meta:object-count="0"/>
  </office:meta>
</office:document-meta>
</file>